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5.258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1.23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893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1.764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431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3.029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1.289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>
      <style:table-cell-properties fo:padding="0.071cm"/>
    </style:style>
    <style:style style:name="ce13" style:family="table-cell" style:parent-style-name="Default">
      <style:table-cell-properties fo:background-color="#ffff00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ackground-color="#ffff00" fo:padding="0.071cm"/>
    </style:style>
    <style:style style:name="ce16" style:family="table-cell" style:parent-style-name="Default">
      <style:table-cell-properties fo:background-color="#ffff00" fo:padding="0.071cm"/>
    </style:style>
    <style:style style:name="ce19" style:family="table-cell" style:parent-style-name="Default" style:data-style-name="N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4"/>
    <style:style style:name="ce27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16"/>
        <table:table-column table:style-name="co4" table:default-cell-style-name="ce20"/>
        <table:table-column table:style-name="co5" table:default-cell-style-name="ce16"/>
        <table:table-column table:style-name="co6" table:default-cell-style-name="ce7"/>
        <table:table-column table:style-name="co7" table:default-cell-style-name="ce5"/>
        <table:table-column table:style-name="co8" table:default-cell-style-name="ce7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TC Kimlik N0</text:p>
          </table:table-cell>
          <table:table-cell table:style-name="ce3" office:value-type="string" calcext:value-type="string">
            <text:p>Ad Soyad</text:p>
          </table:table-cell>
          <table:table-cell table:style-name="ce13" office:value-type="string" calcext:value-type="string">
            <text:p>Ncinsiyet</text:p>
          </table:table-cell>
          <table:table-cell table:style-name="ce19" office:value-type="string" calcext:value-type="string">
            <text:p>Nyas</text:p>
          </table:table-cell>
          <table:table-cell table:style-name="ce13" office:value-type="string" calcext:value-type="string">
            <text:p>PNSonuç</text:p>
          </table:table-cell>
          <table:table-cell table:style-name="ce6" office:value-type="string" calcext:value-type="string">
            <text:p>Doğum Tarihi</text:p>
          </table:table-cell>
          <table:table-cell table:style-name="ce3" office:value-type="string" calcext:value-type="string">
            <text:p>Tetkik</text:p>
          </table:table-cell>
          <table:table-cell table:style-name="ce6" office:value-type="string" calcext:value-type="string">
            <text:p>Tarih</text:p>
          </table:table-cell>
          <table:table-cell table:number-columns-repeated="2" table:style-name="ce3" office:value-type="string" calcext:value-type="string">
            <text:p>Sonuç</text:p>
          </table:table-cell>
          <table:table-cell table:style-name="ce3" office:value-type="string" calcext:value-type="string">
            <text:p>Psonuç</text:p>
          </table:table-cell>
          <table:table-cell table:style-name="ce6" office:value-type="string" calcext:value-type="string">
            <text:p>Cihaz</text:p>
          </table:table-cell>
          <table:table-cell table:style-name="ce3" office:value-type="string" calcext:value-type="string">
            <text:p>Cinsiyet</text:p>
          </table:table-cell>
          <table:table-cell table:number-columns-repeated="1011"/>
        </table:table-row>
        <table:table-row table:style-name="ro2">
          <table:table-cell office:value-type="float" office:value="54433003978" calcext:value-type="float">
            <text:p>54433003978</text:p>
          </table:table-cell>
          <table:table-cell table:style-name="ce4" office:value-type="string" calcext:value-type="string">
            <text:p>YİĞİT ARDA KAYA</text:p>
          </table:table-cell>
          <table:table-cell table:style-name="ce15" office:value-type="string" calcext:value-type="string">
            <text:p>1</text:p>
          </table:table-cell>
          <table:table-cell table:formula="of:=2022-YEAR([.F2])" office:value-type="float" office:value="2" calcext:value-type="float">
            <text:p>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20-01-23" calcext:value-type="date">
            <text:p>23.01.202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0T13:36:11" calcext:value-type="date">
            <text:p>10.09.2021</text:p>
          </table:table-cell>
          <table:table-cell table:style-name="ce4" office:value-type="string" calcext:value-type="string">
            <text:p>9816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816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697495462" calcext:value-type="float">
            <text:p>39697495462</text:p>
          </table:table-cell>
          <table:table-cell table:style-name="ce4" office:value-type="string" calcext:value-type="string">
            <text:p>YASİN YILMAZ</text:p>
          </table:table-cell>
          <table:table-cell table:style-name="ce15" office:value-type="string" calcext:value-type="string">
            <text:p>1</text:p>
          </table:table-cell>
          <table:table-cell table:formula="of:=2022-YEAR([.F3])" office:value-type="float" office:value="7" calcext:value-type="float">
            <text:p>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15-12-08" calcext:value-type="date">
            <text:p>08.12.201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0:04:17" calcext:value-type="date">
            <text:p>08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632698372" calcext:value-type="float">
            <text:p>44632698372</text:p>
          </table:table-cell>
          <table:table-cell table:style-name="ce4" office:value-type="string" calcext:value-type="string">
            <text:p>AHMET YUSUF PUR</text:p>
          </table:table-cell>
          <table:table-cell table:style-name="ce15" office:value-type="string" calcext:value-type="string">
            <text:p>1</text:p>
          </table:table-cell>
          <table:table-cell table:formula="of:=2022-YEAR([.F4])" office:value-type="float" office:value="10" calcext:value-type="float">
            <text:p>1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12-08-09" calcext:value-type="date">
            <text:p>09.08.201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5:51:06" calcext:value-type="date">
            <text:p>01.07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356032280" calcext:value-type="float">
            <text:p>10356032280</text:p>
          </table:table-cell>
          <table:table-cell table:style-name="ce4" office:value-type="string" calcext:value-type="string">
            <text:p>NİDANUR KOCABAY</text:p>
          </table:table-cell>
          <table:table-cell table:style-name="ce15" office:value-type="string" calcext:value-type="string">
            <text:p>0</text:p>
          </table:table-cell>
          <table:table-cell table:formula="of:=2022-YEAR([.F5])" office:value-type="float" office:value="16" calcext:value-type="float">
            <text:p>1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06-03-15" calcext:value-type="date">
            <text:p>15.03.200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5:16:05" calcext:value-type="date">
            <text:p>24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10193477978" calcext:value-type="float">
            <text:p>10193477978</text:p>
          </table:table-cell>
          <table:table-cell table:style-name="ce4" office:value-type="string" calcext:value-type="string">
            <text:p>ŞABAN SEYREKOĞLU</text:p>
          </table:table-cell>
          <table:table-cell table:style-name="ce15" office:value-type="string" calcext:value-type="string">
            <text:p>1</text:p>
          </table:table-cell>
          <table:table-cell table:formula="of:=2022-YEAR([.F6])" office:value-type="float" office:value="17" calcext:value-type="float">
            <text:p>1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5-03-08" calcext:value-type="date">
            <text:p>08.03.200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8T14:23:28" calcext:value-type="date">
            <text:p>18.10.2021</text:p>
          </table:table-cell>
          <table:table-cell table:style-name="ce4" office:value-type="string" calcext:value-type="string">
            <text:p>32170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2170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99573292646" calcext:value-type="float">
            <text:p>99573292646</text:p>
          </table:table-cell>
          <table:table-cell table:style-name="ce4" office:value-type="string" calcext:value-type="string">
            <text:p>MOHAMMAD NAWID AHMADI</text:p>
          </table:table-cell>
          <table:table-cell table:style-name="ce15" office:value-type="string" calcext:value-type="string">
            <text:p>1</text:p>
          </table:table-cell>
          <table:table-cell table:formula="of:=2022-YEAR([.F7])" office:value-type="float" office:value="18" calcext:value-type="float">
            <text:p>1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4-04-19" calcext:value-type="date">
            <text:p>19.04.200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5:51:27" calcext:value-type="date">
            <text:p>18.06.2020</text:p>
          </table:table-cell>
          <table:table-cell table:style-name="ce4" office:value-type="string" calcext:value-type="string">
            <text:p>Pozitif 9.611x10^5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611x10^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99831284048" calcext:value-type="float">
            <text:p>99831284048</text:p>
          </table:table-cell>
          <table:table-cell table:style-name="ce4" office:value-type="string" calcext:value-type="string">
            <text:p>MOHAMMAD JAVID AHMADI</text:p>
          </table:table-cell>
          <table:table-cell table:style-name="ce15" office:value-type="string" calcext:value-type="string">
            <text:p>1</text:p>
          </table:table-cell>
          <table:table-cell table:formula="of:=2022-YEAR([.F8])" office:value-type="float" office:value="19" calcext:value-type="float">
            <text:p>1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3-01-01" calcext:value-type="date">
            <text:p>01.01.200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5:48:44" calcext:value-type="date">
            <text:p>18.06.2020</text:p>
          </table:table-cell>
          <table:table-cell table:style-name="ce4" office:value-type="string" calcext:value-type="string">
            <text:p>Pozitif 1.367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367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0371507974" calcext:value-type="float">
            <text:p>50371507974</text:p>
          </table:table-cell>
          <table:table-cell table:style-name="ce4" office:value-type="string" calcext:value-type="string">
            <text:p>AHMET ARİF SAĞIR</text:p>
          </table:table-cell>
          <table:table-cell table:style-name="ce15" office:value-type="string" calcext:value-type="string">
            <text:p>1</text:p>
          </table:table-cell>
          <table:table-cell table:formula="of:=2022-YEAR([.F9])" office:value-type="float" office:value="19" calcext:value-type="float">
            <text:p>1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3-09-25" calcext:value-type="date">
            <text:p>25.09.200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3T11:55:37" calcext:value-type="date">
            <text:p>23.12.2021</text:p>
          </table:table-cell>
          <table:table-cell table:style-name="ce4" office:value-type="string" calcext:value-type="string">
            <text:p>12110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110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6395496300" calcext:value-type="float">
            <text:p>56395496300</text:p>
          </table:table-cell>
          <table:table-cell table:style-name="ce4" office:value-type="string" calcext:value-type="string">
            <text:p>YASİN USLU</text:p>
          </table:table-cell>
          <table:table-cell table:style-name="ce15" office:value-type="string" calcext:value-type="string">
            <text:p>1</text:p>
          </table:table-cell>
          <table:table-cell table:formula="of:=2022-YEAR([.F10])" office:value-type="float" office:value="20" calcext:value-type="float">
            <text:p>20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2002-05-09" calcext:value-type="date">
            <text:p>09.05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2:21:18" calcext:value-type="date">
            <text:p>01.09.2020</text:p>
          </table:table-cell>
          <table:table-cell table:style-name="ce4" office:value-type="string" calcext:value-type="string">
            <text:p>POZITIF872400000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7240000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99537610370" calcext:value-type="float">
            <text:p>99537610370</text:p>
          </table:table-cell>
          <table:table-cell table:style-name="ce4" office:value-type="string" calcext:value-type="string">
            <text:p>MAHAMAT IBRAHIM SIAM AHMAT</text:p>
          </table:table-cell>
          <table:table-cell table:style-name="ce15" office:value-type="string" calcext:value-type="string">
            <text:p>1</text:p>
          </table:table-cell>
          <table:table-cell table:formula="of:=2022-YEAR([.F11])" office:value-type="float" office:value="20" calcext:value-type="float">
            <text:p>20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2002-06-18" calcext:value-type="date">
            <text:p>18.06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5:06:17" calcext:value-type="date">
            <text:p>30.06.2021</text:p>
          </table:table-cell>
          <table:table-cell table:style-name="ce4" office:value-type="string" calcext:value-type="string">
            <text:p>2204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204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5546524602" calcext:value-type="float">
            <text:p>55546524602</text:p>
          </table:table-cell>
          <table:table-cell table:style-name="ce4" office:value-type="string" calcext:value-type="string">
            <text:p>ÖZGÜR BAHÇİVAN</text:p>
          </table:table-cell>
          <table:table-cell table:style-name="ce15" office:value-type="string" calcext:value-type="string">
            <text:p>1</text:p>
          </table:table-cell>
          <table:table-cell table:formula="of:=2022-YEAR([.F12])" office:value-type="float" office:value="20" calcext:value-type="float">
            <text:p>2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02-06-17" calcext:value-type="date">
            <text:p>17.06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7T13:35:59" calcext:value-type="date">
            <text:p>27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452780638" calcext:value-type="float">
            <text:p>12452780638</text:p>
          </table:table-cell>
          <table:table-cell table:style-name="ce4" office:value-type="string" calcext:value-type="string">
            <text:p>DUYGU İŞBİLİR</text:p>
          </table:table-cell>
          <table:table-cell table:style-name="ce15" office:value-type="string" calcext:value-type="string">
            <text:p>0</text:p>
          </table:table-cell>
          <table:table-cell table:formula="of:=2022-YEAR([.F13])" office:value-type="float" office:value="20" calcext:value-type="float">
            <text:p>2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02-12-21" calcext:value-type="date">
            <text:p>21.12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31T13:39:00" calcext:value-type="date">
            <text:p>31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531260368" calcext:value-type="float">
            <text:p>11531260368</text:p>
          </table:table-cell>
          <table:table-cell table:style-name="ce4" office:value-type="string" calcext:value-type="string">
            <text:p>HAKAN KİRAZ</text:p>
          </table:table-cell>
          <table:table-cell table:style-name="ce15" office:value-type="string" calcext:value-type="string">
            <text:p>1</text:p>
          </table:table-cell>
          <table:table-cell table:formula="of:=2022-YEAR([.F14])" office:value-type="float" office:value="20" calcext:value-type="float">
            <text:p>2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2-09-06" calcext:value-type="date">
            <text:p>06.09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2:34:43" calcext:value-type="date">
            <text:p>08.03.2022</text:p>
          </table:table-cell>
          <table:table-cell table:style-name="ce4" office:value-type="string" calcext:value-type="string">
            <text:p>27,2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7,2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441294458" calcext:value-type="float">
            <text:p>32441294458</text:p>
          </table:table-cell>
          <table:table-cell table:style-name="ce4" office:value-type="string" calcext:value-type="string">
            <text:p>RAHİM ŞAHİN</text:p>
          </table:table-cell>
          <table:table-cell table:style-name="ce15" office:value-type="string" calcext:value-type="string">
            <text:p>1</text:p>
          </table:table-cell>
          <table:table-cell table:formula="of:=2022-YEAR([.F15])" office:value-type="float" office:value="21" calcext:value-type="float">
            <text:p>2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1-05-08" calcext:value-type="date">
            <text:p>08.05.200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5:51:08" calcext:value-type="date">
            <text:p>01.07.2021</text:p>
          </table:table-cell>
          <table:table-cell table:style-name="ce4" office:value-type="string" calcext:value-type="string">
            <text:p>447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47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17345237800" calcext:value-type="float">
            <text:p>17345237800</text:p>
          </table:table-cell>
          <table:table-cell table:style-name="ce4" office:value-type="string" calcext:value-type="string">
            <text:p>YASİN POLAT</text:p>
          </table:table-cell>
          <table:table-cell table:style-name="ce15" office:value-type="string" calcext:value-type="string">
            <text:p>1</text:p>
          </table:table-cell>
          <table:table-cell table:formula="of:=2022-YEAR([.F16])" office:value-type="float" office:value="21" calcext:value-type="float">
            <text:p>2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1-02-18" calcext:value-type="date">
            <text:p>18.02.200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13:12:45" calcext:value-type="date">
            <text:p>04.03.2022</text:p>
          </table:table-cell>
          <table:table-cell table:style-name="ce4" office:value-type="string" calcext:value-type="string">
            <text:p>7130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130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387369216" calcext:value-type="float">
            <text:p>43387369216</text:p>
          </table:table-cell>
          <table:table-cell table:style-name="ce4" office:value-type="string" calcext:value-type="string">
            <text:p>DAMLA DOĞAN</text:p>
          </table:table-cell>
          <table:table-cell table:style-name="ce15" office:value-type="string" calcext:value-type="string">
            <text:p>0</text:p>
          </table:table-cell>
          <table:table-cell table:formula="of:=2022-YEAR([.F17])" office:value-type="float" office:value="22" calcext:value-type="float">
            <text:p>2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2000-05-17" calcext:value-type="date">
            <text:p>17.05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6:13" calcext:value-type="date">
            <text:p>11.08.2020</text:p>
          </table:table-cell>
          <table:table-cell table:style-name="ce4" office:value-type="string" calcext:value-type="string">
            <text:p>5,811x10^2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,811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387369216" calcext:value-type="float">
            <text:p>43387369216</text:p>
          </table:table-cell>
          <table:table-cell table:style-name="ce4" office:value-type="string" calcext:value-type="string">
            <text:p>DAMLA DOĞAN</text:p>
          </table:table-cell>
          <table:table-cell table:style-name="ce15" office:value-type="string" calcext:value-type="string">
            <text:p>0</text:p>
          </table:table-cell>
          <table:table-cell table:formula="of:=2022-YEAR([.F18])" office:value-type="float" office:value="22" calcext:value-type="float">
            <text:p>2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0-05-17" calcext:value-type="date">
            <text:p>17.05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1:58:56" calcext:value-type="date">
            <text:p>06.07.2021</text:p>
          </table:table-cell>
          <table:table-cell table:style-name="ce4" office:value-type="string" calcext:value-type="string">
            <text:p>39,9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9,9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311768724" calcext:value-type="float">
            <text:p>18311768724</text:p>
          </table:table-cell>
          <table:table-cell table:style-name="ce4" office:value-type="string" calcext:value-type="string">
            <text:p>YASİN BEKDEMİR</text:p>
          </table:table-cell>
          <table:table-cell table:style-name="ce15" office:value-type="string" calcext:value-type="string">
            <text:p>1</text:p>
          </table:table-cell>
          <table:table-cell table:formula="of:=2022-YEAR([.F19])" office:value-type="float" office:value="22" calcext:value-type="float">
            <text:p>2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0-05-10" calcext:value-type="date">
            <text:p>10.05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4T15:10:36" calcext:value-type="date">
            <text:p>24.09.2021</text:p>
          </table:table-cell>
          <table:table-cell table:style-name="ce4" office:value-type="string" calcext:value-type="string">
            <text:p>142000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2000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6166079854" calcext:value-type="float">
            <text:p>66166079854</text:p>
          </table:table-cell>
          <table:table-cell table:style-name="ce4" office:value-type="string" calcext:value-type="string">
            <text:p>GÜRKAN ÇALIŞKAN</text:p>
          </table:table-cell>
          <table:table-cell table:style-name="ce15" office:value-type="string" calcext:value-type="string">
            <text:p>1</text:p>
          </table:table-cell>
          <table:table-cell table:formula="of:=2022-YEAR([.F20])" office:value-type="float" office:value="22" calcext:value-type="float">
            <text:p>2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00-11-03" calcext:value-type="date">
            <text:p>03.11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5T12:41:07" calcext:value-type="date">
            <text:p>15.10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971081874" calcext:value-type="float">
            <text:p>21971081874</text:p>
          </table:table-cell>
          <table:table-cell table:style-name="ce4" office:value-type="string" calcext:value-type="string">
            <text:p>MERYEM SEYREKOĞLU</text:p>
          </table:table-cell>
          <table:table-cell table:style-name="ce15" office:value-type="string" calcext:value-type="string">
            <text:p>0</text:p>
          </table:table-cell>
          <table:table-cell table:formula="of:=2022-YEAR([.F21])" office:value-type="float" office:value="22" calcext:value-type="float">
            <text:p>2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0-03-16" calcext:value-type="date">
            <text:p>16.03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8T14:24:06" calcext:value-type="date">
            <text:p>18.10.2021</text:p>
          </table:table-cell>
          <table:table-cell table:style-name="ce4" office:value-type="string" calcext:value-type="string">
            <text:p>50420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0420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3412074502" calcext:value-type="float">
            <text:p>63412074502</text:p>
          </table:table-cell>
          <table:table-cell table:style-name="ce4" office:value-type="string" calcext:value-type="string">
            <text:p>ERCAN ÖZTAŞ</text:p>
          </table:table-cell>
          <table:table-cell table:style-name="ce15" office:value-type="string" calcext:value-type="string">
            <text:p>1</text:p>
          </table:table-cell>
          <table:table-cell table:formula="of:=2022-YEAR([.F22])" office:value-type="float" office:value="22" calcext:value-type="float">
            <text:p>2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00-04-12" calcext:value-type="date">
            <text:p>12.04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44:10" calcext:value-type="date">
            <text:p>16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387369216" calcext:value-type="float">
            <text:p>43387369216</text:p>
          </table:table-cell>
          <table:table-cell table:style-name="ce4" office:value-type="string" calcext:value-type="string">
            <text:p>DAMLA DOĞAN</text:p>
          </table:table-cell>
          <table:table-cell table:style-name="ce15" office:value-type="string" calcext:value-type="string">
            <text:p>0</text:p>
          </table:table-cell>
          <table:table-cell table:formula="of:=2022-YEAR([.F23])" office:value-type="float" office:value="22" calcext:value-type="float">
            <text:p>2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2000-05-17" calcext:value-type="date">
            <text:p>17.05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3:14:10" calcext:value-type="date">
            <text:p>25.02.2022</text:p>
          </table:table-cell>
          <table:table-cell table:style-name="ce4" office:value-type="string" calcext:value-type="string">
            <text:p>31,3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1,3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6166079854" calcext:value-type="float">
            <text:p>66166079854</text:p>
          </table:table-cell>
          <table:table-cell table:style-name="ce4" office:value-type="string" calcext:value-type="string">
            <text:p>GÜRKAN ÇALIŞKAN</text:p>
          </table:table-cell>
          <table:table-cell table:style-name="ce15" office:value-type="string" calcext:value-type="string">
            <text:p>1</text:p>
          </table:table-cell>
          <table:table-cell table:formula="of:=2022-YEAR([.F24])" office:value-type="float" office:value="22" calcext:value-type="float">
            <text:p>2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2000-11-03" calcext:value-type="date">
            <text:p>03.11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3:14:30" calcext:value-type="date">
            <text:p>03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3">
          <table:table-cell office:value-type="float" office:value="58789416390" calcext:value-type="float">
            <text:p>58789416390</text:p>
          </table:table-cell>
          <table:table-cell table:style-name="ce4" office:value-type="string" calcext:value-type="string">
            <text:p>FUNDA DURU</text:p>
          </table:table-cell>
          <table:table-cell table:style-name="ce15" office:value-type="string" calcext:value-type="string">
            <text:p>0</text:p>
          </table:table-cell>
          <table:table-cell table:formula="of:=2022-YEAR([.F25])" office:value-type="float" office:value="23" calcext:value-type="float">
            <text:p>23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9-08-24" calcext:value-type="date">
            <text:p>24.08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2:33:27" calcext:value-type="date">
            <text:p>12.08.2020</text:p>
          </table:table-cell>
          <table:table-cell table:style-name="ce4" office:value-type="string" calcext:value-type="string">
            <text:p>9,937x10^3</text:p>
            <text:p>9,937x10^3POZITIF</text:p>
            <text:p>9,937x10^3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,937x10^3</text:p>
            <text:p>9,937x10^3</text:p>
            <text:p>9,937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58789416390" calcext:value-type="float">
            <text:p>58789416390</text:p>
          </table:table-cell>
          <table:table-cell table:style-name="ce4" office:value-type="string" calcext:value-type="string">
            <text:p>FUNDA DURU</text:p>
          </table:table-cell>
          <table:table-cell table:style-name="ce15" office:value-type="string" calcext:value-type="string">
            <text:p>0</text:p>
          </table:table-cell>
          <table:table-cell table:formula="of:=2022-YEAR([.F26])" office:value-type="float" office:value="23" calcext:value-type="float">
            <text:p>2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9-08-24" calcext:value-type="date">
            <text:p>24.08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3T11:47:52" calcext:value-type="date">
            <text:p>13.0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984673212" calcext:value-type="float">
            <text:p>20984673212</text:p>
          </table:table-cell>
          <table:table-cell table:style-name="ce4" office:value-type="string" calcext:value-type="string">
            <text:p>GÜLHAN KIYMET SARMAN</text:p>
          </table:table-cell>
          <table:table-cell table:style-name="ce15" office:value-type="string" calcext:value-type="string">
            <text:p>0</text:p>
          </table:table-cell>
          <table:table-cell table:formula="of:=2022-YEAR([.F27])" office:value-type="float" office:value="23" calcext:value-type="float">
            <text:p>23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9-01-20" calcext:value-type="date">
            <text:p>20.01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5:32" calcext:value-type="date">
            <text:p>19.01.2021</text:p>
          </table:table-cell>
          <table:table-cell table:style-name="ce4" office:value-type="string" calcext:value-type="string">
            <text:p>156.4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6.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13730386900" calcext:value-type="float">
            <text:p>13730386900</text:p>
          </table:table-cell>
          <table:table-cell table:style-name="ce4" office:value-type="string" calcext:value-type="string">
            <text:p>FATMA KESKİN</text:p>
          </table:table-cell>
          <table:table-cell table:style-name="ce15" office:value-type="string" calcext:value-type="string">
            <text:p>0</text:p>
          </table:table-cell>
          <table:table-cell table:formula="of:=2022-YEAR([.F28])" office:value-type="float" office:value="23" calcext:value-type="float">
            <text:p>2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9-03-23" calcext:value-type="date">
            <text:p>23.03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5:45:06" calcext:value-type="date">
            <text:p>26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825513950" calcext:value-type="float">
            <text:p>20825513950</text:p>
          </table:table-cell>
          <table:table-cell table:style-name="ce4" office:value-type="string" calcext:value-type="string">
            <text:p>VEYSİ ÇEVİK</text:p>
          </table:table-cell>
          <table:table-cell table:style-name="ce15" office:value-type="string" calcext:value-type="string">
            <text:p>1</text:p>
          </table:table-cell>
          <table:table-cell table:formula="of:=2022-YEAR([.F29])" office:value-type="float" office:value="23" calcext:value-type="float">
            <text:p>2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9-02-17" calcext:value-type="date">
            <text:p>17.02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3:16:41" calcext:value-type="date">
            <text:p>12.11.2021</text:p>
          </table:table-cell>
          <table:table-cell table:style-name="ce4" office:value-type="string" calcext:value-type="string">
            <text:p>4637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637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916605558" calcext:value-type="float">
            <text:p>10916605558</text:p>
          </table:table-cell>
          <table:table-cell table:style-name="ce4" office:value-type="string" calcext:value-type="string">
            <text:p>ÖZCAN KARAKURT</text:p>
          </table:table-cell>
          <table:table-cell table:style-name="ce15" office:value-type="string" calcext:value-type="string">
            <text:p>1</text:p>
          </table:table-cell>
          <table:table-cell table:formula="of:=2022-YEAR([.F30])" office:value-type="float" office:value="24" calcext:value-type="float">
            <text:p>2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8-10-16" calcext:value-type="date">
            <text:p>16.10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5T14:02:28" calcext:value-type="date">
            <text:p>15.04.2021</text:p>
          </table:table-cell>
          <table:table-cell table:style-name="ce4" office:value-type="string" calcext:value-type="string">
            <text:p>121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1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1553657142" calcext:value-type="float">
            <text:p>51553657142</text:p>
          </table:table-cell>
          <table:table-cell table:style-name="ce4" office:value-type="string" calcext:value-type="string">
            <text:p>ŞAHİN CAN BAÇ</text:p>
          </table:table-cell>
          <table:table-cell table:style-name="ce15" office:value-type="string" calcext:value-type="string">
            <text:p>1</text:p>
          </table:table-cell>
          <table:table-cell table:formula="of:=2022-YEAR([.F31])" office:value-type="float" office:value="24" calcext:value-type="float">
            <text:p>2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8-01-01" calcext:value-type="date">
            <text:p>01.01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4:35:03" calcext:value-type="date">
            <text:p>22.06.2021</text:p>
          </table:table-cell>
          <table:table-cell table:style-name="ce4" office:value-type="string" calcext:value-type="string">
            <text:p>412,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12,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21977081656" calcext:value-type="float">
            <text:p>21977081656</text:p>
          </table:table-cell>
          <table:table-cell table:style-name="ce4" office:value-type="string" calcext:value-type="string">
            <text:p>ZEYNEP SEYREKOĞLU</text:p>
          </table:table-cell>
          <table:table-cell table:style-name="ce15" office:value-type="string" calcext:value-type="string">
            <text:p>0</text:p>
          </table:table-cell>
          <table:table-cell table:formula="of:=2022-YEAR([.F32])" office:value-type="float" office:value="24" calcext:value-type="float">
            <text:p>2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8-09-02" calcext:value-type="date">
            <text:p>02.09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5T15:34:32" calcext:value-type="date">
            <text:p>15.10.2021</text:p>
          </table:table-cell>
          <table:table-cell table:style-name="ce4" office:value-type="string" calcext:value-type="string">
            <text:p>587600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87600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15515857186" calcext:value-type="float">
            <text:p>15515857186</text:p>
          </table:table-cell>
          <table:table-cell table:style-name="ce4" office:value-type="string" calcext:value-type="string">
            <text:p>ASLIHAN ARSLAN</text:p>
          </table:table-cell>
          <table:table-cell table:style-name="ce15" office:value-type="string" calcext:value-type="string">
            <text:p>0</text:p>
          </table:table-cell>
          <table:table-cell table:formula="of:=2022-YEAR([.F33])" office:value-type="float" office:value="24" calcext:value-type="float">
            <text:p>2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8-05-10" calcext:value-type="date">
            <text:p>10.05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0:24:10" calcext:value-type="date">
            <text:p>11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387658240" calcext:value-type="float">
            <text:p>34387658240</text:p>
          </table:table-cell>
          <table:table-cell table:style-name="ce4" office:value-type="string" calcext:value-type="string">
            <text:p>SEMANUR YEL</text:p>
          </table:table-cell>
          <table:table-cell table:style-name="ce15" office:value-type="string" calcext:value-type="string">
            <text:p>0</text:p>
          </table:table-cell>
          <table:table-cell table:formula="of:=2022-YEAR([.F34])" office:value-type="float" office:value="24" calcext:value-type="float">
            <text:p>2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8-03-04" calcext:value-type="date">
            <text:p>04.03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1:46:10" calcext:value-type="date">
            <text:p>25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15" office:value-type="string" calcext:value-type="string">
            <text:p>0</text:p>
          </table:table-cell>
          <table:table-cell table:formula="of:=2022-YEAR([.F35])" office:value-type="float" office:value="25" calcext:value-type="float">
            <text:p>2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6-04" calcext:value-type="date">
            <text:p>04.06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21T12:52:10" calcext:value-type="date">
            <text:p>21.04.2020</text:p>
          </table:table-cell>
          <table:table-cell table:style-name="ce4" office:value-type="string" calcext:value-type="string">
            <text:p>Pozitif 1.148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148x10^2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15" office:value-type="string" calcext:value-type="string">
            <text:p>0</text:p>
          </table:table-cell>
          <table:table-cell table:formula="of:=2022-YEAR([.F36])" office:value-type="float" office:value="25" calcext:value-type="float">
            <text:p>2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6-04" calcext:value-type="date">
            <text:p>04.06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1T14:51:49" calcext:value-type="date">
            <text:p>01.06.2020</text:p>
          </table:table-cell>
          <table:table-cell table:style-name="ce4" office:value-type="string" calcext:value-type="string">
            <text:p>Pozitif 2.218x10^5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218x10^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15" office:value-type="string" calcext:value-type="string">
            <text:p>1</text:p>
          </table:table-cell>
          <table:table-cell table:formula="of:=2022-YEAR([.F37])" office:value-type="float" office:value="25" calcext:value-type="float">
            <text:p>2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1:42:23" calcext:value-type="date">
            <text:p>23.06.2020</text:p>
          </table:table-cell>
          <table:table-cell table:style-name="ce4" office:value-type="string" calcext:value-type="string">
            <text:p>Pozitif 3.495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495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957216514" calcext:value-type="float">
            <text:p>17957216514</text:p>
          </table:table-cell>
          <table:table-cell table:style-name="ce4" office:value-type="string" calcext:value-type="string">
            <text:p>RIDVAN KORKMAZ</text:p>
          </table:table-cell>
          <table:table-cell table:style-name="ce15" office:value-type="string" calcext:value-type="string">
            <text:p>1</text:p>
          </table:table-cell>
          <table:table-cell table:formula="of:=2022-YEAR([.F38])" office:value-type="float" office:value="25" calcext:value-type="float">
            <text:p>2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7-12-03" calcext:value-type="date">
            <text:p>03.12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6:14" calcext:value-type="date">
            <text:p>11.08.2020</text:p>
          </table:table-cell>
          <table:table-cell table:style-name="ce4" office:value-type="string" calcext:value-type="string">
            <text:p>2,619x10^2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,619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15" office:value-type="string" calcext:value-type="string">
            <text:p>1</text:p>
          </table:table-cell>
          <table:table-cell table:formula="of:=2022-YEAR([.F39])" office:value-type="float" office:value="25" calcext:value-type="float">
            <text:p>2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1T14:27:32" calcext:value-type="date">
            <text:p>11.09.2020</text:p>
          </table:table-cell>
          <table:table-cell table:style-name="ce4" office:value-type="string" calcext:value-type="string">
            <text:p>POZITIF6,931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,93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6401495396" calcext:value-type="float">
            <text:p>56401495396</text:p>
          </table:table-cell>
          <table:table-cell table:style-name="ce4" office:value-type="string" calcext:value-type="string">
            <text:p>ONUR BARUT</text:p>
          </table:table-cell>
          <table:table-cell table:style-name="ce15" office:value-type="string" calcext:value-type="string">
            <text:p>1</text:p>
          </table:table-cell>
          <table:table-cell table:formula="of:=2022-YEAR([.F40])" office:value-type="float" office:value="25" calcext:value-type="float">
            <text:p>2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7-01-13" calcext:value-type="date">
            <text:p>13.01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4T13:35:35" calcext:value-type="date">
            <text:p>14.09.2020</text:p>
          </table:table-cell>
          <table:table-cell table:style-name="ce4" office:value-type="string" calcext:value-type="string">
            <text:p>POZITIF2594000000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59400000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7909551920" calcext:value-type="float">
            <text:p>37909551920</text:p>
          </table:table-cell>
          <table:table-cell table:style-name="ce4" office:value-type="string" calcext:value-type="string">
            <text:p>KAAN YENİLMEZ</text:p>
          </table:table-cell>
          <table:table-cell table:style-name="ce15" office:value-type="string" calcext:value-type="string">
            <text:p>1</text:p>
          </table:table-cell>
          <table:table-cell table:formula="of:=2022-YEAR([.F41])" office:value-type="float" office:value="25" calcext:value-type="float">
            <text:p>2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7-03-06" calcext:value-type="date">
            <text:p>06.03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2T11:12:51" calcext:value-type="date">
            <text:p>12.02.2021</text:p>
          </table:table-cell>
          <table:table-cell table:style-name="ce4" office:value-type="string" calcext:value-type="string">
            <text:p>68310000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831000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0641497028" calcext:value-type="float">
            <text:p>50641497028</text:p>
          </table:table-cell>
          <table:table-cell table:style-name="ce4" office:value-type="string" calcext:value-type="string">
            <text:p>YUSUF ATEŞ</text:p>
          </table:table-cell>
          <table:table-cell table:style-name="ce15" office:value-type="string" calcext:value-type="string">
            <text:p>1</text:p>
          </table:table-cell>
          <table:table-cell table:formula="of:=2022-YEAR([.F42])" office:value-type="float" office:value="25" calcext:value-type="float">
            <text:p>2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7-03-01" calcext:value-type="date">
            <text:p>01.03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5:33:11" calcext:value-type="date">
            <text:p>23.02.2021</text:p>
          </table:table-cell>
          <table:table-cell table:style-name="ce4" office:value-type="string" calcext:value-type="string">
            <text:p>5244 POZİTİ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244 POZİTİF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15" office:value-type="string" calcext:value-type="string">
            <text:p>1</text:p>
          </table:table-cell>
          <table:table-cell table:formula="of:=2022-YEAR([.F43])" office:value-type="float" office:value="25" calcext:value-type="float">
            <text:p>2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42:41" calcext:value-type="date">
            <text:p>02.03.2021</text:p>
          </table:table-cell>
          <table:table-cell table:style-name="ce4" office:value-type="string" calcext:value-type="string">
            <text:p>161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61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15" office:value-type="string" calcext:value-type="string">
            <text:p>0</text:p>
          </table:table-cell>
          <table:table-cell table:formula="of:=2022-YEAR([.F44])" office:value-type="float" office:value="25" calcext:value-type="float">
            <text:p>2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7-06-04" calcext:value-type="date">
            <text:p>04.06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9T12:15:21" calcext:value-type="date">
            <text:p>09.03.202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245666158" calcext:value-type="float">
            <text:p>21245666158</text:p>
          </table:table-cell>
          <table:table-cell table:style-name="ce4" office:value-type="string" calcext:value-type="string">
            <text:p>SEMA DEMİR</text:p>
          </table:table-cell>
          <table:table-cell table:style-name="ce15" office:value-type="string" calcext:value-type="string">
            <text:p>0</text:p>
          </table:table-cell>
          <table:table-cell table:formula="of:=2022-YEAR([.F45])" office:value-type="float" office:value="25" calcext:value-type="float">
            <text:p>2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7-11-26" calcext:value-type="date">
            <text:p>26.11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1T12:44:15" calcext:value-type="date">
            <text:p>11.03.2021</text:p>
          </table:table-cell>
          <table:table-cell table:style-name="ce4" office:value-type="string" calcext:value-type="string">
            <text:p>2823000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82300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332768086" calcext:value-type="float">
            <text:p>18332768086</text:p>
          </table:table-cell>
          <table:table-cell table:style-name="ce4" office:value-type="string" calcext:value-type="string">
            <text:p>MURAT BEKDEMİR</text:p>
          </table:table-cell>
          <table:table-cell table:style-name="ce15" office:value-type="string" calcext:value-type="string">
            <text:p>1</text:p>
          </table:table-cell>
          <table:table-cell table:formula="of:=2022-YEAR([.F46])" office:value-type="float" office:value="25" calcext:value-type="float">
            <text:p>2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7-02-01" calcext:value-type="date">
            <text:p>01.02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8T13:16:31" calcext:value-type="date">
            <text:p>18.03.2021</text:p>
          </table:table-cell>
          <table:table-cell table:style-name="ce4" office:value-type="string" calcext:value-type="string">
            <text:p>67.84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7.8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14633697278" calcext:value-type="float">
            <text:p>14633697278</text:p>
          </table:table-cell>
          <table:table-cell table:style-name="ce4" office:value-type="string" calcext:value-type="string">
            <text:p>SUAT GEYİK</text:p>
          </table:table-cell>
          <table:table-cell table:style-name="ce15" office:value-type="string" calcext:value-type="string">
            <text:p>1</text:p>
          </table:table-cell>
          <table:table-cell table:formula="of:=2022-YEAR([.F47])" office:value-type="float" office:value="25" calcext:value-type="float">
            <text:p>2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8-01" calcext:value-type="date">
            <text:p>01.08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8:46" calcext:value-type="date">
            <text:p>17.05.2021</text:p>
          </table:table-cell>
          <table:table-cell table:style-name="ce4" office:value-type="string" calcext:value-type="string">
            <text:p>225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25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15" office:value-type="string" calcext:value-type="string">
            <text:p>1</text:p>
          </table:table-cell>
          <table:table-cell table:formula="of:=2022-YEAR([.F48])" office:value-type="float" office:value="25" calcext:value-type="float">
            <text:p>2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4T12:42:15" calcext:value-type="date">
            <text:p>24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351798876" calcext:value-type="float">
            <text:p>17351798876</text:p>
          </table:table-cell>
          <table:table-cell table:style-name="ce4" office:value-type="string" calcext:value-type="string">
            <text:p>MUSTAFA ALTAY</text:p>
          </table:table-cell>
          <table:table-cell table:style-name="ce15" office:value-type="string" calcext:value-type="string">
            <text:p>1</text:p>
          </table:table-cell>
          <table:table-cell table:formula="of:=2022-YEAR([.F49])" office:value-type="float" office:value="25" calcext:value-type="float">
            <text:p>2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7-08-20" calcext:value-type="date">
            <text:p>20.08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3T13:55:27" calcext:value-type="date">
            <text:p>03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9873710234" calcext:value-type="float">
            <text:p>49873710234</text:p>
          </table:table-cell>
          <table:table-cell table:style-name="ce4" office:value-type="string" calcext:value-type="string">
            <text:p>CÜNEYT ERDOĞDU</text:p>
          </table:table-cell>
          <table:table-cell table:style-name="ce15" office:value-type="string" calcext:value-type="string">
            <text:p>1</text:p>
          </table:table-cell>
          <table:table-cell table:formula="of:=2022-YEAR([.F50])" office:value-type="float" office:value="25" calcext:value-type="float">
            <text:p>2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7-11-21" calcext:value-type="date">
            <text:p>21.11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1:31:22" calcext:value-type="date">
            <text:p>10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7909551920" calcext:value-type="float">
            <text:p>37909551920</text:p>
          </table:table-cell>
          <table:table-cell table:style-name="ce4" office:value-type="string" calcext:value-type="string">
            <text:p>KAAN YENİLMEZ</text:p>
          </table:table-cell>
          <table:table-cell table:style-name="ce15" office:value-type="string" calcext:value-type="string">
            <text:p>1</text:p>
          </table:table-cell>
          <table:table-cell table:formula="of:=2022-YEAR([.F51])" office:value-type="float" office:value="25" calcext:value-type="float">
            <text:p>2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7-03-06" calcext:value-type="date">
            <text:p>06.03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30:47" calcext:value-type="date">
            <text:p>14.02.2022</text:p>
          </table:table-cell>
          <table:table-cell table:style-name="ce4" office:value-type="string" calcext:value-type="string">
            <text:p>26990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6990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15" office:value-type="string" calcext:value-type="string">
            <text:p>1</text:p>
          </table:table-cell>
          <table:table-cell table:formula="of:=2022-YEAR([.F52])" office:value-type="float" office:value="25" calcext:value-type="float">
            <text:p>2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3:32:00" calcext:value-type="date">
            <text:p>10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15" office:value-type="string" calcext:value-type="string">
            <text:p>0</text:p>
          </table:table-cell>
          <table:table-cell table:formula="of:=2022-YEAR([.F53])" office:value-type="float" office:value="25" calcext:value-type="float">
            <text:p>2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7-06-04" calcext:value-type="date">
            <text:p>04.06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5:21" calcext:value-type="date">
            <text:p>23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567626302" calcext:value-type="float">
            <text:p>25567626302</text:p>
          </table:table-cell>
          <table:table-cell table:style-name="ce4" office:value-type="string" calcext:value-type="string">
            <text:p>ÖMER ÇETİK</text:p>
          </table:table-cell>
          <table:table-cell table:style-name="ce15" office:value-type="string" calcext:value-type="string">
            <text:p>1</text:p>
          </table:table-cell>
          <table:table-cell table:formula="of:=2022-YEAR([.F54])" office:value-type="float" office:value="26" calcext:value-type="float">
            <text:p>2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3-21" calcext:value-type="date">
            <text:p>21.03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3:23:01" calcext:value-type="date">
            <text:p>09.06.2020</text:p>
          </table:table-cell>
          <table:table-cell table:style-name="ce4" office:value-type="string" calcext:value-type="string">
            <text:p>Pozitif 3.248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248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584229618" calcext:value-type="float">
            <text:p>47584229618</text:p>
          </table:table-cell>
          <table:table-cell table:style-name="ce4" office:value-type="string" calcext:value-type="string">
            <text:p>MERT ALTUNÖZ</text:p>
          </table:table-cell>
          <table:table-cell table:style-name="ce15" office:value-type="string" calcext:value-type="string">
            <text:p>1</text:p>
          </table:table-cell>
          <table:table-cell table:formula="of:=2022-YEAR([.F55])" office:value-type="float" office:value="26" calcext:value-type="float">
            <text:p>2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5-20" calcext:value-type="date">
            <text:p>20.05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4T14:14:07" calcext:value-type="date">
            <text:p>14.07.2020</text:p>
          </table:table-cell>
          <table:table-cell table:style-name="ce4" office:value-type="string" calcext:value-type="string">
            <text:p>8148</text:p>
          </table:table-cell>
          <table:table-cell table:style-name="ce15" office:value-type="string" calcext:value-type="string">
            <text:p>Pozitif</text:p>
          </table:table-cell>
          <table:table-cell table:style-name="ce4" office:value-type="string" calcext:value-type="string">
            <text:p>8148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52054640534" calcext:value-type="float">
            <text:p>52054640534</text:p>
          </table:table-cell>
          <table:table-cell table:style-name="ce4" office:value-type="string" calcext:value-type="string">
            <text:p>YAKUP ÇÖRDÜK</text:p>
          </table:table-cell>
          <table:table-cell table:style-name="ce15" office:value-type="string" calcext:value-type="string">
            <text:p>1</text:p>
          </table:table-cell>
          <table:table-cell table:formula="of:=2022-YEAR([.F56])" office:value-type="float" office:value="26" calcext:value-type="float">
            <text:p>2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6-07-20" calcext:value-type="date">
            <text:p>20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7T13:49:44" calcext:value-type="date">
            <text:p>17.07.2020</text:p>
          </table:table-cell>
          <table:table-cell table:style-name="ce4" office:value-type="string" calcext:value-type="string">
            <text:p>1.398x10^9 POZİTİ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.398x10^9 POZİTİF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313170218" calcext:value-type="float">
            <text:p>19313170218</text:p>
          </table:table-cell>
          <table:table-cell table:style-name="ce4" office:value-type="string" calcext:value-type="string">
            <text:p>KÜBRA NUR KAYA</text:p>
          </table:table-cell>
          <table:table-cell table:style-name="ce15" office:value-type="string" calcext:value-type="string">
            <text:p>0</text:p>
          </table:table-cell>
          <table:table-cell table:formula="of:=2022-YEAR([.F57])" office:value-type="float" office:value="26" calcext:value-type="float">
            <text:p>2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6-12-21" calcext:value-type="date">
            <text:p>21.1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4:52:03" calcext:value-type="date">
            <text:p>20.07.2020</text:p>
          </table:table-cell>
          <table:table-cell table:style-name="ce4" office:value-type="string" calcext:value-type="string">
            <text:p>155,6 POZİTİ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5,6 POZİTİF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054640534" calcext:value-type="float">
            <text:p>52054640534</text:p>
          </table:table-cell>
          <table:table-cell table:style-name="ce4" office:value-type="string" calcext:value-type="string">
            <text:p>YAKUP ÇÖRDÜK</text:p>
          </table:table-cell>
          <table:table-cell table:style-name="ce15" office:value-type="string" calcext:value-type="string">
            <text:p>1</text:p>
          </table:table-cell>
          <table:table-cell table:formula="of:=2022-YEAR([.F58])" office:value-type="float" office:value="26" calcext:value-type="float">
            <text:p>2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6-07-20" calcext:value-type="date">
            <text:p>20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0T11:12:48" calcext:value-type="date">
            <text:p>10.09.2020</text:p>
          </table:table-cell>
          <table:table-cell table:style-name="ce4" office:value-type="string" calcext:value-type="string">
            <text:p>POZITIF2906000000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90600000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313170218" calcext:value-type="float">
            <text:p>19313170218</text:p>
          </table:table-cell>
          <table:table-cell table:style-name="ce4" office:value-type="string" calcext:value-type="string">
            <text:p>KÜBRA NUR KAYA</text:p>
          </table:table-cell>
          <table:table-cell table:style-name="ce15" office:value-type="string" calcext:value-type="string">
            <text:p>0</text:p>
          </table:table-cell>
          <table:table-cell table:formula="of:=2022-YEAR([.F59])" office:value-type="float" office:value="26" calcext:value-type="float">
            <text:p>2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12-21" calcext:value-type="date">
            <text:p>21.1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8T13:31:46" calcext:value-type="date">
            <text:p>08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7127471992" calcext:value-type="float">
            <text:p>57127471992</text:p>
          </table:table-cell>
          <table:table-cell table:style-name="ce4" office:value-type="string" calcext:value-type="string">
            <text:p>SAADET SAĞLAM</text:p>
          </table:table-cell>
          <table:table-cell table:style-name="ce15" office:value-type="string" calcext:value-type="string">
            <text:p>0</text:p>
          </table:table-cell>
          <table:table-cell table:formula="of:=2022-YEAR([.F60])" office:value-type="float" office:value="26" calcext:value-type="float">
            <text:p>2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01-25" calcext:value-type="date">
            <text:p>25.01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9:14" calcext:value-type="date">
            <text:p>26.04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9138177932" calcext:value-type="float">
            <text:p>49138177932</text:p>
          </table:table-cell>
          <table:table-cell table:style-name="ce4" office:value-type="string" calcext:value-type="string">
            <text:p>FURKAN FENER</text:p>
          </table:table-cell>
          <table:table-cell table:style-name="ce15" office:value-type="string" calcext:value-type="string">
            <text:p>1</text:p>
          </table:table-cell>
          <table:table-cell table:formula="of:=2022-YEAR([.F61])" office:value-type="float" office:value="26" calcext:value-type="float">
            <text:p>2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9-20" calcext:value-type="date">
            <text:p>20.09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1T14:41:24" calcext:value-type="date">
            <text:p>21.05.2021</text:p>
          </table:table-cell>
          <table:table-cell table:style-name="ce4" office:value-type="string" calcext:value-type="string">
            <text:p>113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3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340071458" calcext:value-type="float">
            <text:p>22340071458</text:p>
          </table:table-cell>
          <table:table-cell table:style-name="ce4" office:value-type="string" calcext:value-type="string">
            <text:p>ZEYCAN YILMAZ</text:p>
          </table:table-cell>
          <table:table-cell table:style-name="ce15" office:value-type="string" calcext:value-type="string">
            <text:p>0</text:p>
          </table:table-cell>
          <table:table-cell table:formula="of:=2022-YEAR([.F62])" office:value-type="float" office:value="26" calcext:value-type="float">
            <text:p>2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07-01" calcext:value-type="date">
            <text:p>01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3:56:11" calcext:value-type="date">
            <text:p>08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338884710" calcext:value-type="float">
            <text:p>99338884710</text:p>
          </table:table-cell>
          <table:table-cell table:style-name="ce4" office:value-type="string" calcext:value-type="string">
            <text:p>SHEKIBA AYAM</text:p>
          </table:table-cell>
          <table:table-cell table:style-name="ce15" office:value-type="string" calcext:value-type="string">
            <text:p>0</text:p>
          </table:table-cell>
          <table:table-cell table:formula="of:=2022-YEAR([.F63])" office:value-type="float" office:value="26" calcext:value-type="float">
            <text:p>2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02-04" calcext:value-type="date">
            <text:p>04.0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4:35:34" calcext:value-type="date">
            <text:p>22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739863020" calcext:value-type="float">
            <text:p>39739863020</text:p>
          </table:table-cell>
          <table:table-cell table:style-name="ce4" office:value-type="string" calcext:value-type="string">
            <text:p>MERVE AKÇAY</text:p>
          </table:table-cell>
          <table:table-cell table:style-name="ce15" office:value-type="string" calcext:value-type="string">
            <text:p>0</text:p>
          </table:table-cell>
          <table:table-cell table:formula="of:=2022-YEAR([.F64])" office:value-type="float" office:value="26" calcext:value-type="float">
            <text:p>2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6-02-24" calcext:value-type="date">
            <text:p>24.0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5:07:38" calcext:value-type="date">
            <text:p>05.08.2021</text:p>
          </table:table-cell>
          <table:table-cell table:style-name="ce4" office:value-type="string" calcext:value-type="string">
            <text:p>1,040x10^2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,040x10^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270099738" calcext:value-type="float">
            <text:p>38270099738</text:p>
          </table:table-cell>
          <table:table-cell table:style-name="ce4" office:value-type="string" calcext:value-type="string">
            <text:p>ELİF NUR AYDIN</text:p>
          </table:table-cell>
          <table:table-cell table:style-name="ce15" office:value-type="string" calcext:value-type="string">
            <text:p>0</text:p>
          </table:table-cell>
          <table:table-cell table:formula="of:=2022-YEAR([.F65])" office:value-type="float" office:value="26" calcext:value-type="float">
            <text:p>2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10-13" calcext:value-type="date">
            <text:p>13.10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6T10:56:18" calcext:value-type="date">
            <text:p>06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340071458" calcext:value-type="float">
            <text:p>22340071458</text:p>
          </table:table-cell>
          <table:table-cell table:style-name="ce4" office:value-type="string" calcext:value-type="string">
            <text:p>ZEYCAN YILMAZ</text:p>
          </table:table-cell>
          <table:table-cell table:style-name="ce15" office:value-type="string" calcext:value-type="string">
            <text:p>0</text:p>
          </table:table-cell>
          <table:table-cell table:formula="of:=2022-YEAR([.F66])" office:value-type="float" office:value="26" calcext:value-type="float">
            <text:p>2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7-01" calcext:value-type="date">
            <text:p>01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6T11:51:37" calcext:value-type="date">
            <text:p>06.10.2021</text:p>
          </table:table-cell>
          <table:table-cell table:style-name="ce4" office:value-type="string" calcext:value-type="string">
            <text:p>124,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4,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7127471992" calcext:value-type="float">
            <text:p>57127471992</text:p>
          </table:table-cell>
          <table:table-cell table:style-name="ce4" office:value-type="string" calcext:value-type="string">
            <text:p>SAADET SAĞLAM</text:p>
          </table:table-cell>
          <table:table-cell table:style-name="ce15" office:value-type="string" calcext:value-type="string">
            <text:p>0</text:p>
          </table:table-cell>
          <table:table-cell table:formula="of:=2022-YEAR([.F67])" office:value-type="float" office:value="26" calcext:value-type="float">
            <text:p>2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1-25" calcext:value-type="date">
            <text:p>25.01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4:42:41" calcext:value-type="date">
            <text:p>16.11.2021</text:p>
          </table:table-cell>
          <table:table-cell table:style-name="ce4" office:value-type="string" calcext:value-type="string">
            <text:p>120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0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739863020" calcext:value-type="float">
            <text:p>39739863020</text:p>
          </table:table-cell>
          <table:table-cell table:style-name="ce4" office:value-type="string" calcext:value-type="string">
            <text:p>MERVE AKÇAY</text:p>
          </table:table-cell>
          <table:table-cell table:style-name="ce15" office:value-type="string" calcext:value-type="string">
            <text:p>0</text:p>
          </table:table-cell>
          <table:table-cell table:formula="of:=2022-YEAR([.F68])" office:value-type="float" office:value="26" calcext:value-type="float">
            <text:p>2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2-24" calcext:value-type="date">
            <text:p>24.0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4:00:13" calcext:value-type="date">
            <text:p>02.12.2021</text:p>
          </table:table-cell>
          <table:table-cell table:style-name="ce4" office:value-type="string" calcext:value-type="string">
            <text:p>3,76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,76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8606861962" calcext:value-type="float">
            <text:p>28606861962</text:p>
          </table:table-cell>
          <table:table-cell table:style-name="ce4" office:value-type="string" calcext:value-type="string">
            <text:p>SEMANUR YILMAZ</text:p>
          </table:table-cell>
          <table:table-cell table:style-name="ce15" office:value-type="string" calcext:value-type="string">
            <text:p>0</text:p>
          </table:table-cell>
          <table:table-cell table:formula="of:=2022-YEAR([.F69])" office:value-type="float" office:value="26" calcext:value-type="float">
            <text:p>2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4-23" calcext:value-type="date">
            <text:p>23.04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4:25:20" calcext:value-type="date">
            <text:p>08.12.2021</text:p>
          </table:table-cell>
          <table:table-cell table:style-name="ce4" office:value-type="string" calcext:value-type="string">
            <text:p>91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1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739863020" calcext:value-type="float">
            <text:p>39739863020</text:p>
          </table:table-cell>
          <table:table-cell table:style-name="ce4" office:value-type="string" calcext:value-type="string">
            <text:p>MERVE AKÇAY</text:p>
          </table:table-cell>
          <table:table-cell table:style-name="ce15" office:value-type="string" calcext:value-type="string">
            <text:p>0</text:p>
          </table:table-cell>
          <table:table-cell table:formula="of:=2022-YEAR([.F70])" office:value-type="float" office:value="26" calcext:value-type="float">
            <text:p>2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2-24" calcext:value-type="date">
            <text:p>24.0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5:46:21" calcext:value-type="date">
            <text:p>14.12.2021</text:p>
          </table:table-cell>
          <table:table-cell table:style-name="ce4" office:value-type="string" calcext:value-type="string">
            <text:p>1,30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,30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340071458" calcext:value-type="float">
            <text:p>22340071458</text:p>
          </table:table-cell>
          <table:table-cell table:style-name="ce4" office:value-type="string" calcext:value-type="string">
            <text:p>ZEYCAN YILMAZ</text:p>
          </table:table-cell>
          <table:table-cell table:style-name="ce15" office:value-type="string" calcext:value-type="string">
            <text:p>0</text:p>
          </table:table-cell>
          <table:table-cell table:formula="of:=2022-YEAR([.F71])" office:value-type="float" office:value="26" calcext:value-type="float">
            <text:p>2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6-07-01" calcext:value-type="date">
            <text:p>01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3:02:44" calcext:value-type="date">
            <text:p>07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8606861962" calcext:value-type="float">
            <text:p>28606861962</text:p>
          </table:table-cell>
          <table:table-cell table:style-name="ce4" office:value-type="string" calcext:value-type="string">
            <text:p>SEMANUR YILMAZ</text:p>
          </table:table-cell>
          <table:table-cell table:style-name="ce15" office:value-type="string" calcext:value-type="string">
            <text:p>0</text:p>
          </table:table-cell>
          <table:table-cell table:formula="of:=2022-YEAR([.F72])" office:value-type="float" office:value="26" calcext:value-type="float">
            <text:p>2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4-23" calcext:value-type="date">
            <text:p>23.04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5:23:44" calcext:value-type="date">
            <text:p>24.03.2022</text:p>
          </table:table-cell>
          <table:table-cell table:style-name="ce4" office:value-type="string" calcext:value-type="string">
            <text:p>289,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89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37195401954" calcext:value-type="float">
            <text:p>37195401954</text:p>
          </table:table-cell>
          <table:table-cell table:style-name="ce4" office:value-type="string" calcext:value-type="string">
            <text:p>SALİH KAYA</text:p>
          </table:table-cell>
          <table:table-cell table:style-name="ce15" office:value-type="string" calcext:value-type="string">
            <text:p>1</text:p>
          </table:table-cell>
          <table:table-cell table:formula="of:=2022-YEAR([.F73])" office:value-type="float" office:value="26" calcext:value-type="float">
            <text:p>2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6-08-10" calcext:value-type="date">
            <text:p>10.08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5:22:53" calcext:value-type="date">
            <text:p>25.03.2022</text:p>
          </table:table-cell>
          <table:table-cell table:style-name="ce4" office:value-type="string" calcext:value-type="string">
            <text:p>199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9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3089681752" calcext:value-type="float">
            <text:p>53089681752</text:p>
          </table:table-cell>
          <table:table-cell table:style-name="ce4" office:value-type="string" calcext:value-type="string">
            <text:p>SİNAN ATMAZ</text:p>
          </table:table-cell>
          <table:table-cell table:style-name="ce15" office:value-type="string" calcext:value-type="string">
            <text:p>1</text:p>
          </table:table-cell>
          <table:table-cell table:formula="of:=2022-YEAR([.F74])" office:value-type="float" office:value="27" calcext:value-type="float">
            <text:p>2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5-03-14" calcext:value-type="date">
            <text:p>14.03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5T15:22:43" calcext:value-type="date">
            <text:p>15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233767300" calcext:value-type="float">
            <text:p>18233767300</text:p>
          </table:table-cell>
          <table:table-cell table:style-name="ce4" office:value-type="string" calcext:value-type="string">
            <text:p>OĞULCAN KARAGÖL</text:p>
          </table:table-cell>
          <table:table-cell table:style-name="ce15" office:value-type="string" calcext:value-type="string">
            <text:p>1</text:p>
          </table:table-cell>
          <table:table-cell table:formula="of:=2022-YEAR([.F75])" office:value-type="float" office:value="27" calcext:value-type="float">
            <text:p>2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5-09-17" calcext:value-type="date">
            <text:p>17.09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1:48:19" calcext:value-type="date">
            <text:p>11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56098509260" calcext:value-type="float">
            <text:p>56098509260</text:p>
          </table:table-cell>
          <table:table-cell table:style-name="ce4" office:value-type="string" calcext:value-type="string">
            <text:p>HABİBE ŞAHİN</text:p>
          </table:table-cell>
          <table:table-cell table:style-name="ce15" office:value-type="string" calcext:value-type="string">
            <text:p>0</text:p>
          </table:table-cell>
          <table:table-cell table:formula="of:=2022-YEAR([.F76])" office:value-type="float" office:value="27" calcext:value-type="float">
            <text:p>2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5-12-09" calcext:value-type="date">
            <text:p>09.12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2:13:55" calcext:value-type="date">
            <text:p>28.06.2021</text:p>
          </table:table-cell>
          <table:table-cell table:style-name="ce4" office:value-type="string" calcext:value-type="string">
            <text:p>5,366x10^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,366x10^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869573398" calcext:value-type="float">
            <text:p>99869573398</text:p>
          </table:table-cell>
          <table:table-cell table:style-name="ce4" office:value-type="string" calcext:value-type="string">
            <text:p>ZOHRE AYYUBI</text:p>
          </table:table-cell>
          <table:table-cell table:style-name="ce15" office:value-type="string" calcext:value-type="string">
            <text:p>0</text:p>
          </table:table-cell>
          <table:table-cell table:formula="of:=2022-YEAR([.F77])" office:value-type="float" office:value="27" calcext:value-type="float">
            <text:p>2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5-02-20" calcext:value-type="date">
            <text:p>20.02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6T11:39:24" calcext:value-type="date">
            <text:p>26.07.2021</text:p>
          </table:table-cell>
          <table:table-cell table:style-name="ce4" office:value-type="string" calcext:value-type="string">
            <text:p>65,84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5,8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16142837732" calcext:value-type="float">
            <text:p>16142837732</text:p>
          </table:table-cell>
          <table:table-cell table:style-name="ce4" office:value-type="string" calcext:value-type="string">
            <text:p>EMİNE ÖZYURT</text:p>
          </table:table-cell>
          <table:table-cell table:style-name="ce15" office:value-type="string" calcext:value-type="string">
            <text:p>0</text:p>
          </table:table-cell>
          <table:table-cell table:formula="of:=2022-YEAR([.F78])" office:value-type="float" office:value="27" calcext:value-type="float">
            <text:p>2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5-09-20" calcext:value-type="date">
            <text:p>20.09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58:02" calcext:value-type="date">
            <text:p>13.08.2021</text:p>
          </table:table-cell>
          <table:table-cell table:style-name="ce4" office:value-type="string" calcext:value-type="string">
            <text:p>27,98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7,98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6041376888" calcext:value-type="float">
            <text:p>56041376888</text:p>
          </table:table-cell>
          <table:table-cell table:style-name="ce4" office:value-type="string" calcext:value-type="string">
            <text:p>FERDİ COŞKUN</text:p>
          </table:table-cell>
          <table:table-cell table:style-name="ce15" office:value-type="string" calcext:value-type="string">
            <text:p>1</text:p>
          </table:table-cell>
          <table:table-cell table:formula="of:=2022-YEAR([.F79])" office:value-type="float" office:value="27" calcext:value-type="float">
            <text:p>2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5-08-12" calcext:value-type="date">
            <text:p>12.08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4T12:30:57" calcext:value-type="date">
            <text:p>04.11.2021</text:p>
          </table:table-cell>
          <table:table-cell table:style-name="ce4" office:value-type="string" calcext:value-type="string">
            <text:p>392,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92,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54664393404" calcext:value-type="float">
            <text:p>54664393404</text:p>
          </table:table-cell>
          <table:table-cell table:style-name="ce4" office:value-type="string" calcext:value-type="string">
            <text:p>RESUL AKAN</text:p>
          </table:table-cell>
          <table:table-cell table:style-name="ce15" office:value-type="string" calcext:value-type="string">
            <text:p>1</text:p>
          </table:table-cell>
          <table:table-cell table:formula="of:=2022-YEAR([.F80])" office:value-type="float" office:value="27" calcext:value-type="float">
            <text:p>2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5-11-16" calcext:value-type="date">
            <text:p>16.11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7:34" calcext:value-type="date">
            <text:p>11.02.2022</text:p>
          </table:table-cell>
          <table:table-cell table:style-name="ce4" office:value-type="string" calcext:value-type="string">
            <text:p>23,6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3,6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41554989106" calcext:value-type="float">
            <text:p>41554989106</text:p>
          </table:table-cell>
          <table:table-cell table:style-name="ce4" office:value-type="string" calcext:value-type="string">
            <text:p>TUĞÇE NUR ÇİNAR</text:p>
          </table:table-cell>
          <table:table-cell table:style-name="ce15" office:value-type="string" calcext:value-type="string">
            <text:p>0</text:p>
          </table:table-cell>
          <table:table-cell table:formula="of:=2022-YEAR([.F81])" office:value-type="float" office:value="27" calcext:value-type="float">
            <text:p>2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5-09-25" calcext:value-type="date">
            <text:p>25.09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1:57" calcext:value-type="date">
            <text:p>01.03.2022</text:p>
          </table:table-cell>
          <table:table-cell table:style-name="ce4" office:value-type="string" calcext:value-type="string">
            <text:p>172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2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3089681752" calcext:value-type="float">
            <text:p>53089681752</text:p>
          </table:table-cell>
          <table:table-cell table:style-name="ce4" office:value-type="string" calcext:value-type="string">
            <text:p>SİNAN ATMAZ</text:p>
          </table:table-cell>
          <table:table-cell table:style-name="ce15" office:value-type="string" calcext:value-type="string">
            <text:p>1</text:p>
          </table:table-cell>
          <table:table-cell table:formula="of:=2022-YEAR([.F82])" office:value-type="float" office:value="27" calcext:value-type="float">
            <text:p>2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5-03-14" calcext:value-type="date">
            <text:p>14.03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4:29:45" calcext:value-type="date">
            <text:p>24.03.2022</text:p>
          </table:table-cell>
          <table:table-cell table:style-name="ce4" office:value-type="string" calcext:value-type="string">
            <text:p>57,1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7,1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15" office:value-type="string" calcext:value-type="string">
            <text:p>0</text:p>
          </table:table-cell>
          <table:table-cell table:formula="of:=2022-YEAR([.F83])" office:value-type="float" office:value="28" calcext:value-type="float">
            <text:p>2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4-11-10" calcext:value-type="date">
            <text:p>10.1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6T14:05:34" calcext:value-type="date">
            <text:p>16.06.2020</text:p>
          </table:table-cell>
          <table:table-cell table:style-name="ce4" office:value-type="string" calcext:value-type="string">
            <text:p>Pozitif 5.936x10^4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5.936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15" office:value-type="string" calcext:value-type="string">
            <text:p>0</text:p>
          </table:table-cell>
          <table:table-cell table:formula="of:=2022-YEAR([.F84])" office:value-type="float" office:value="28" calcext:value-type="float">
            <text:p>28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4-11-10" calcext:value-type="date">
            <text:p>10.1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7T15:03:00" calcext:value-type="date">
            <text:p>17.02.2021</text:p>
          </table:table-cell>
          <table:table-cell table:style-name="ce4" office:value-type="string" calcext:value-type="string">
            <text:p>266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6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99618571668" calcext:value-type="float">
            <text:p>99618571668</text:p>
          </table:table-cell>
          <table:table-cell table:style-name="ce4" office:value-type="string" calcext:value-type="string">
            <text:p>FADİLE ELRAŞİD</text:p>
          </table:table-cell>
          <table:table-cell table:style-name="ce15" office:value-type="string" calcext:value-type="string">
            <text:p>0</text:p>
          </table:table-cell>
          <table:table-cell table:formula="of:=2022-YEAR([.F85])" office:value-type="float" office:value="28" calcext:value-type="float">
            <text:p>2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4-01-19" calcext:value-type="date">
            <text:p>19.0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3:57:45" calcext:value-type="date">
            <text:p>26.04.2021</text:p>
          </table:table-cell>
          <table:table-cell table:style-name="ce4" office:value-type="string" calcext:value-type="string">
            <text:p>568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68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550636248" calcext:value-type="float">
            <text:p>16550636248</text:p>
          </table:table-cell>
          <table:table-cell table:style-name="ce4" office:value-type="string" calcext:value-type="string">
            <text:p>MUHAMMET ÖMER FARUK ALTUNER</text:p>
          </table:table-cell>
          <table:table-cell table:style-name="ce15" office:value-type="string" calcext:value-type="string">
            <text:p>1</text:p>
          </table:table-cell>
          <table:table-cell table:formula="of:=2022-YEAR([.F86])" office:value-type="float" office:value="28" calcext:value-type="float">
            <text:p>2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4-05-13" calcext:value-type="date">
            <text:p>13.05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3:52:18" calcext:value-type="date">
            <text:p>26.05.2021</text:p>
          </table:table-cell>
          <table:table-cell table:style-name="ce4" office:value-type="string" calcext:value-type="string">
            <text:p>2856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856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41891070628" calcext:value-type="float">
            <text:p>41891070628</text:p>
          </table:table-cell>
          <table:table-cell table:style-name="ce4" office:value-type="string" calcext:value-type="string">
            <text:p>HÜSEYİN ÇETİN</text:p>
          </table:table-cell>
          <table:table-cell table:style-name="ce15" office:value-type="string" calcext:value-type="string">
            <text:p>1</text:p>
          </table:table-cell>
          <table:table-cell table:formula="of:=2022-YEAR([.F87])" office:value-type="float" office:value="28" calcext:value-type="float">
            <text:p>2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4-09-18" calcext:value-type="date">
            <text:p>18.09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4:24:45" calcext:value-type="date">
            <text:p>02.06.2021</text:p>
          </table:table-cell>
          <table:table-cell table:style-name="ce4" office:value-type="string" calcext:value-type="string">
            <text:p>344,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44,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15" office:value-type="string" calcext:value-type="string">
            <text:p>0</text:p>
          </table:table-cell>
          <table:table-cell table:formula="of:=2022-YEAR([.F88])" office:value-type="float" office:value="28" calcext:value-type="float">
            <text:p>2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4-11-10" calcext:value-type="date">
            <text:p>10.1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5T15:04:11" calcext:value-type="date">
            <text:p>15.06.2021</text:p>
          </table:table-cell>
          <table:table-cell table:style-name="ce4" office:value-type="string" calcext:value-type="string">
            <text:p>6288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288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550636248" calcext:value-type="float">
            <text:p>16550636248</text:p>
          </table:table-cell>
          <table:table-cell table:style-name="ce4" office:value-type="string" calcext:value-type="string">
            <text:p>MUHAMMET ÖMER FARUK ALTUNER</text:p>
          </table:table-cell>
          <table:table-cell table:style-name="ce15" office:value-type="string" calcext:value-type="string">
            <text:p>1</text:p>
          </table:table-cell>
          <table:table-cell table:formula="of:=2022-YEAR([.F89])" office:value-type="float" office:value="28" calcext:value-type="float">
            <text:p>28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4-05-13" calcext:value-type="date">
            <text:p>13.05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5:10:08" calcext:value-type="date">
            <text:p>13.08.2021</text:p>
          </table:table-cell>
          <table:table-cell table:style-name="ce4" office:value-type="string" calcext:value-type="string">
            <text:p>2940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94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802589214" calcext:value-type="float">
            <text:p>36802589214</text:p>
          </table:table-cell>
          <table:table-cell table:style-name="ce4" office:value-type="string" calcext:value-type="string">
            <text:p>UĞUR KUŞ</text:p>
          </table:table-cell>
          <table:table-cell table:style-name="ce15" office:value-type="string" calcext:value-type="string">
            <text:p>1</text:p>
          </table:table-cell>
          <table:table-cell table:formula="of:=2022-YEAR([.F90])" office:value-type="float" office:value="28" calcext:value-type="float">
            <text:p>2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4-06-18" calcext:value-type="date">
            <text:p>18.06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7" calcext:value-type="date">
            <text:p>06.09.2021</text:p>
          </table:table-cell>
          <table:table-cell table:style-name="ce4" office:value-type="string" calcext:value-type="string">
            <text:p>123,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3,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52156476994" calcext:value-type="float">
            <text:p>52156476994</text:p>
          </table:table-cell>
          <table:table-cell table:style-name="ce4" office:value-type="string" calcext:value-type="string">
            <text:p>ABDURRAHİM ÇEVİK</text:p>
          </table:table-cell>
          <table:table-cell table:style-name="ce15" office:value-type="string" calcext:value-type="string">
            <text:p>1</text:p>
          </table:table-cell>
          <table:table-cell table:formula="of:=2022-YEAR([.F91])" office:value-type="float" office:value="28" calcext:value-type="float">
            <text:p>2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4-08-24" calcext:value-type="date">
            <text:p>24.08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2:13:27" calcext:value-type="date">
            <text:p>02.11.2021</text:p>
          </table:table-cell>
          <table:table-cell table:style-name="ce4" office:value-type="string" calcext:value-type="string">
            <text:p>118,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8,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15" office:value-type="string" calcext:value-type="string">
            <text:p>0</text:p>
          </table:table-cell>
          <table:table-cell table:formula="of:=2022-YEAR([.F92])" office:value-type="float" office:value="28" calcext:value-type="float">
            <text:p>2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4-11-10" calcext:value-type="date">
            <text:p>10.1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7:33" calcext:value-type="date">
            <text:p>11.02.2022</text:p>
          </table:table-cell>
          <table:table-cell table:style-name="ce4" office:value-type="string" calcext:value-type="string">
            <text:p>101,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1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478903640" calcext:value-type="float">
            <text:p>27478903640</text:p>
          </table:table-cell>
          <table:table-cell table:style-name="ce4" office:value-type="string" calcext:value-type="string">
            <text:p>ORHAN GÜL</text:p>
          </table:table-cell>
          <table:table-cell table:style-name="ce15" office:value-type="string" calcext:value-type="string">
            <text:p>1</text:p>
          </table:table-cell>
          <table:table-cell table:formula="of:=2022-YEAR([.F93])" office:value-type="float" office:value="28" calcext:value-type="float">
            <text:p>2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4-01-01" calcext:value-type="date">
            <text:p>01.0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7T12:37:28" calcext:value-type="date">
            <text:p>17.02.2022</text:p>
          </table:table-cell>
          <table:table-cell table:style-name="ce4" office:value-type="string" calcext:value-type="string">
            <text:p>58,1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8,1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9236129412" calcext:value-type="float">
            <text:p>59236129412</text:p>
          </table:table-cell>
          <table:table-cell table:style-name="ce4" office:value-type="string" calcext:value-type="string">
            <text:p>FATMA GÖZCÜOĞLU</text:p>
          </table:table-cell>
          <table:table-cell table:style-name="ce15" office:value-type="string" calcext:value-type="string">
            <text:p>0</text:p>
          </table:table-cell>
          <table:table-cell table:formula="of:=2022-YEAR([.F94])" office:value-type="float" office:value="29" calcext:value-type="float">
            <text:p>2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10-25" calcext:value-type="date">
            <text:p>25.10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2T11:46:16" calcext:value-type="date">
            <text:p>22.05.2020</text:p>
          </table:table-cell>
          <table:table-cell table:style-name="ce4" office:value-type="string" calcext:value-type="string">
            <text:p>Pozitif 2.842x10^4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842x10^4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957017150" calcext:value-type="float">
            <text:p>23957017150</text:p>
          </table:table-cell>
          <table:table-cell table:style-name="ce4" office:value-type="string" calcext:value-type="string">
            <text:p>YAŞAR İBRAHİM KARDAŞ</text:p>
          </table:table-cell>
          <table:table-cell table:style-name="ce15" office:value-type="string" calcext:value-type="string">
            <text:p>1</text:p>
          </table:table-cell>
          <table:table-cell table:formula="of:=2022-YEAR([.F95])" office:value-type="float" office:value="29" calcext:value-type="float">
            <text:p>2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4-13" calcext:value-type="date">
            <text:p>13.04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4T12:13:15" calcext:value-type="date">
            <text:p>24.06.2020</text:p>
          </table:table-cell>
          <table:table-cell table:style-name="ce4" office:value-type="string" calcext:value-type="string">
            <text:p>Pozitif 3.769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769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15" office:value-type="string" calcext:value-type="string">
            <text:p>1</text:p>
          </table:table-cell>
          <table:table-cell table:formula="of:=2022-YEAR([.F96])" office:value-type="float" office:value="29" calcext:value-type="float">
            <text:p>29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1:51:12" calcext:value-type="date">
            <text:p>03.07.2020</text:p>
          </table:table-cell>
          <table:table-cell table:style-name="ce4" office:value-type="string" calcext:value-type="string">
            <text:p>Pozitif 2525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52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9236129412" calcext:value-type="float">
            <text:p>59236129412</text:p>
          </table:table-cell>
          <table:table-cell table:style-name="ce4" office:value-type="string" calcext:value-type="string">
            <text:p>FATMA GÖZCÜOĞLU</text:p>
          </table:table-cell>
          <table:table-cell table:style-name="ce15" office:value-type="string" calcext:value-type="string">
            <text:p>0</text:p>
          </table:table-cell>
          <table:table-cell table:formula="of:=2022-YEAR([.F97])" office:value-type="float" office:value="29" calcext:value-type="float">
            <text:p>2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3-10-25" calcext:value-type="date">
            <text:p>25.10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9T13:25:01" calcext:value-type="date">
            <text:p>19.08.2020</text:p>
          </table:table-cell>
          <table:table-cell table:style-name="ce4" office:value-type="string" calcext:value-type="string">
            <text:p>POZITIF5674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67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789056068" calcext:value-type="float">
            <text:p>52789056068</text:p>
          </table:table-cell>
          <table:table-cell table:style-name="ce4" office:value-type="string" calcext:value-type="string">
            <text:p>AYCAN AKDAĞ</text:p>
          </table:table-cell>
          <table:table-cell table:style-name="ce15" office:value-type="string" calcext:value-type="string">
            <text:p>0</text:p>
          </table:table-cell>
          <table:table-cell table:formula="of:=2022-YEAR([.F98])" office:value-type="float" office:value="29" calcext:value-type="float">
            <text:p>2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9-11" calcext:value-type="date">
            <text:p>11.09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3:50" calcext:value-type="date">
            <text:p>27.08.2020</text:p>
          </table:table-cell>
          <table:table-cell table:style-name="ce4" office:value-type="string" calcext:value-type="string">
            <text:p>Pozitif 2.232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232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15" office:value-type="string" calcext:value-type="string">
            <text:p>1</text:p>
          </table:table-cell>
          <table:table-cell table:formula="of:=2022-YEAR([.F99])" office:value-type="float" office:value="29" calcext:value-type="float">
            <text:p>2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5T13:17:33" calcext:value-type="date">
            <text:p>15.01.2021</text:p>
          </table:table-cell>
          <table:table-cell table:style-name="ce4" office:value-type="string" calcext:value-type="string">
            <text:p>17160 <text:s/>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7160 <text:s/>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923482832" calcext:value-type="float">
            <text:p>12923482832</text:p>
          </table:table-cell>
          <table:table-cell table:style-name="ce4" office:value-type="string" calcext:value-type="string">
            <text:p>YUNUS EMRE AKTAŞ</text:p>
          </table:table-cell>
          <table:table-cell table:style-name="ce15" office:value-type="string" calcext:value-type="string">
            <text:p>1</text:p>
          </table:table-cell>
          <table:table-cell table:formula="of:=2022-YEAR([.F100])" office:value-type="float" office:value="29" calcext:value-type="float">
            <text:p>2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3-04-01" calcext:value-type="date">
            <text:p>01.04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2:47:18" calcext:value-type="date">
            <text:p>23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15" office:value-type="string" calcext:value-type="string">
            <text:p>1</text:p>
          </table:table-cell>
          <table:table-cell table:formula="of:=2022-YEAR([.F101])" office:value-type="float" office:value="29" calcext:value-type="float">
            <text:p>2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2:18:28" calcext:value-type="date">
            <text:p>09.04.2021</text:p>
          </table:table-cell>
          <table:table-cell table:style-name="ce4" office:value-type="string" calcext:value-type="string">
            <text:p>17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976809196" calcext:value-type="float">
            <text:p>16976809196</text:p>
          </table:table-cell>
          <table:table-cell table:style-name="ce4" office:value-type="string" calcext:value-type="string">
            <text:p>NAGİHAN TEMİZ</text:p>
          </table:table-cell>
          <table:table-cell table:style-name="ce15" office:value-type="string" calcext:value-type="string">
            <text:p>0</text:p>
          </table:table-cell>
          <table:table-cell table:formula="of:=2022-YEAR([.F102])" office:value-type="float" office:value="29" calcext:value-type="float">
            <text:p>2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10-10" calcext:value-type="date">
            <text:p>10.10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0T14:55:43" calcext:value-type="date">
            <text:p>20.04.2021</text:p>
          </table:table-cell>
          <table:table-cell table:style-name="ce4" office:value-type="string" calcext:value-type="string">
            <text:p>206.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6.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816021878" calcext:value-type="float">
            <text:p>23816021878</text:p>
          </table:table-cell>
          <table:table-cell table:style-name="ce4" office:value-type="string" calcext:value-type="string">
            <text:p>AHMET SEMİH KOÇ</text:p>
          </table:table-cell>
          <table:table-cell table:style-name="ce15" office:value-type="string" calcext:value-type="string">
            <text:p>1</text:p>
          </table:table-cell>
          <table:table-cell table:formula="of:=2022-YEAR([.F103])" office:value-type="float" office:value="29" calcext:value-type="float">
            <text:p>2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5-11" calcext:value-type="date">
            <text:p>11.05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3:55:11" calcext:value-type="date">
            <text:p>26.05.2021</text:p>
          </table:table-cell>
          <table:table-cell table:style-name="ce4" office:value-type="string" calcext:value-type="string">
            <text:p>96640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6640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7007207668" calcext:value-type="float">
            <text:p>37007207668</text:p>
          </table:table-cell>
          <table:table-cell table:style-name="ce4" office:value-type="string" calcext:value-type="string">
            <text:p>AYÇA KELKİT</text:p>
          </table:table-cell>
          <table:table-cell table:style-name="ce15" office:value-type="string" calcext:value-type="string">
            <text:p>0</text:p>
          </table:table-cell>
          <table:table-cell table:formula="of:=2022-YEAR([.F104])" office:value-type="float" office:value="29" calcext:value-type="float">
            <text:p>2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12-10" calcext:value-type="date">
            <text:p>10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5:27:08" calcext:value-type="date">
            <text:p>09.06.2021</text:p>
          </table:table-cell>
          <table:table-cell table:style-name="ce4" office:value-type="string" calcext:value-type="string">
            <text:p>250,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50,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336136600" calcext:value-type="float">
            <text:p>20336136600</text:p>
          </table:table-cell>
          <table:table-cell table:style-name="ce4" office:value-type="string" calcext:value-type="string">
            <text:p>CAHİT SERKAN ELMACI</text:p>
          </table:table-cell>
          <table:table-cell table:style-name="ce15" office:value-type="string" calcext:value-type="string">
            <text:p>1</text:p>
          </table:table-cell>
          <table:table-cell table:formula="of:=2022-YEAR([.F105])" office:value-type="float" office:value="29" calcext:value-type="float">
            <text:p>2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8-05" calcext:value-type="date">
            <text:p>05.08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5:31:28" calcext:value-type="date">
            <text:p>28.06.2021</text:p>
          </table:table-cell>
          <table:table-cell table:style-name="ce4" office:value-type="string" calcext:value-type="string">
            <text:p>4,94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,94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789056068" calcext:value-type="float">
            <text:p>52789056068</text:p>
          </table:table-cell>
          <table:table-cell table:style-name="ce4" office:value-type="string" calcext:value-type="string">
            <text:p>AYCAN AKDAĞ</text:p>
          </table:table-cell>
          <table:table-cell table:style-name="ce15" office:value-type="string" calcext:value-type="string">
            <text:p>0</text:p>
          </table:table-cell>
          <table:table-cell table:formula="of:=2022-YEAR([.F106])" office:value-type="float" office:value="29" calcext:value-type="float">
            <text:p>2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3-09-11" calcext:value-type="date">
            <text:p>11.09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2:32:52" calcext:value-type="date">
            <text:p>05.07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15" office:value-type="string" calcext:value-type="string">
            <text:p>1</text:p>
          </table:table-cell>
          <table:table-cell table:formula="of:=2022-YEAR([.F107])" office:value-type="float" office:value="29" calcext:value-type="float">
            <text:p>2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11:00" calcext:value-type="date">
            <text:p>23.08.2021</text:p>
          </table:table-cell>
          <table:table-cell table:style-name="ce4" office:value-type="string" calcext:value-type="string">
            <text:p>375,8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75,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849652854" calcext:value-type="float">
            <text:p>34849652854</text:p>
          </table:table-cell>
          <table:table-cell table:style-name="ce4" office:value-type="string" calcext:value-type="string">
            <text:p>BUĞRA GÖKSU</text:p>
          </table:table-cell>
          <table:table-cell table:style-name="ce15" office:value-type="string" calcext:value-type="string">
            <text:p>1</text:p>
          </table:table-cell>
          <table:table-cell table:formula="of:=2022-YEAR([.F108])" office:value-type="float" office:value="29" calcext:value-type="float">
            <text:p>2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8-20" calcext:value-type="date">
            <text:p>20.08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5:20:31" calcext:value-type="date">
            <text:p>14.09.2021</text:p>
          </table:table-cell>
          <table:table-cell table:style-name="ce4" office:value-type="string" calcext:value-type="string">
            <text:p>1556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56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336136600" calcext:value-type="float">
            <text:p>20336136600</text:p>
          </table:table-cell>
          <table:table-cell table:style-name="ce4" office:value-type="string" calcext:value-type="string">
            <text:p>CAHİT SERKAN ELMACI</text:p>
          </table:table-cell>
          <table:table-cell table:style-name="ce15" office:value-type="string" calcext:value-type="string">
            <text:p>1</text:p>
          </table:table-cell>
          <table:table-cell table:formula="of:=2022-YEAR([.F109])" office:value-type="float" office:value="29" calcext:value-type="float">
            <text:p>2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8-05" calcext:value-type="date">
            <text:p>05.08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6T12:20:32" calcext:value-type="date">
            <text:p>16.09.2021</text:p>
          </table:table-cell>
          <table:table-cell table:style-name="ce4" office:value-type="string" calcext:value-type="string">
            <text:p>1773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73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789056068" calcext:value-type="float">
            <text:p>52789056068</text:p>
          </table:table-cell>
          <table:table-cell table:style-name="ce4" office:value-type="string" calcext:value-type="string">
            <text:p>AYCAN AKDAĞ</text:p>
          </table:table-cell>
          <table:table-cell table:style-name="ce15" office:value-type="string" calcext:value-type="string">
            <text:p>0</text:p>
          </table:table-cell>
          <table:table-cell table:formula="of:=2022-YEAR([.F110])" office:value-type="float" office:value="29" calcext:value-type="float">
            <text:p>2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9-11" calcext:value-type="date">
            <text:p>11.09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31:32" calcext:value-type="date">
            <text:p>28.09.2021</text:p>
          </table:table-cell>
          <table:table-cell table:style-name="ce4" office:value-type="string" calcext:value-type="string">
            <text:p>42,2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2,2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7007207668" calcext:value-type="float">
            <text:p>37007207668</text:p>
          </table:table-cell>
          <table:table-cell table:style-name="ce4" office:value-type="string" calcext:value-type="string">
            <text:p>AYÇA KELKİT</text:p>
          </table:table-cell>
          <table:table-cell table:style-name="ce15" office:value-type="string" calcext:value-type="string">
            <text:p>0</text:p>
          </table:table-cell>
          <table:table-cell table:formula="of:=2022-YEAR([.F111])" office:value-type="float" office:value="29" calcext:value-type="float">
            <text:p>2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12-10" calcext:value-type="date">
            <text:p>10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2:10:56" calcext:value-type="date">
            <text:p>20.10.2021</text:p>
          </table:table-cell>
          <table:table-cell table:style-name="ce4" office:value-type="string" calcext:value-type="string">
            <text:p>2565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565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046714198" calcext:value-type="float">
            <text:p>33046714198</text:p>
          </table:table-cell>
          <table:table-cell table:style-name="ce4" office:value-type="string" calcext:value-type="string">
            <text:p>MERVE YILMAZ</text:p>
          </table:table-cell>
          <table:table-cell table:style-name="ce15" office:value-type="string" calcext:value-type="string">
            <text:p>0</text:p>
          </table:table-cell>
          <table:table-cell table:formula="of:=2022-YEAR([.F112])" office:value-type="float" office:value="29" calcext:value-type="float">
            <text:p>2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10-08" calcext:value-type="date">
            <text:p>08.10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6T14:27:21" calcext:value-type="date">
            <text:p>26.11.2021</text:p>
          </table:table-cell>
          <table:table-cell table:style-name="ce4" office:value-type="string" calcext:value-type="string">
            <text:p>1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719424732" calcext:value-type="float">
            <text:p>41719424732</text:p>
          </table:table-cell>
          <table:table-cell table:style-name="ce4" office:value-type="string" calcext:value-type="string">
            <text:p>NİHAL UÇAR</text:p>
          </table:table-cell>
          <table:table-cell table:style-name="ce15" office:value-type="string" calcext:value-type="string">
            <text:p>0</text:p>
          </table:table-cell>
          <table:table-cell table:formula="of:=2022-YEAR([.F113])" office:value-type="float" office:value="29" calcext:value-type="float">
            <text:p>2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3-06-04" calcext:value-type="date">
            <text:p>04.06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9:53" calcext:value-type="date">
            <text:p>07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4850987496" calcext:value-type="float">
            <text:p>24850987496</text:p>
          </table:table-cell>
          <table:table-cell table:style-name="ce4" office:value-type="string" calcext:value-type="string">
            <text:p>AYLİN GÜR</text:p>
          </table:table-cell>
          <table:table-cell table:style-name="ce15" office:value-type="string" calcext:value-type="string">
            <text:p>0</text:p>
          </table:table-cell>
          <table:table-cell table:formula="of:=2022-YEAR([.F114])" office:value-type="float" office:value="29" calcext:value-type="float">
            <text:p>2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6-12" calcext:value-type="date">
            <text:p>12.06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4:31:55" calcext:value-type="date">
            <text:p>10.12.2021</text:p>
          </table:table-cell>
          <table:table-cell table:style-name="ce4" office:value-type="string" calcext:value-type="string">
            <text:p>8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15" office:value-type="string" calcext:value-type="string">
            <text:p>1</text:p>
          </table:table-cell>
          <table:table-cell table:formula="of:=2022-YEAR([.F115])" office:value-type="float" office:value="29" calcext:value-type="float">
            <text:p>2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4:31:47" calcext:value-type="date">
            <text:p>18.01.2022</text:p>
          </table:table-cell>
          <table:table-cell table:style-name="ce4" office:value-type="string" calcext:value-type="string">
            <text:p>34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4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336136600" calcext:value-type="float">
            <text:p>20336136600</text:p>
          </table:table-cell>
          <table:table-cell table:style-name="ce4" office:value-type="string" calcext:value-type="string">
            <text:p>CAHİT SERKAN ELMACI</text:p>
          </table:table-cell>
          <table:table-cell table:style-name="ce15" office:value-type="string" calcext:value-type="string">
            <text:p>1</text:p>
          </table:table-cell>
          <table:table-cell table:formula="of:=2022-YEAR([.F116])" office:value-type="float" office:value="29" calcext:value-type="float">
            <text:p>2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3-08-05" calcext:value-type="date">
            <text:p>05.08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5:26:25" calcext:value-type="date">
            <text:p>18.01.2022</text:p>
          </table:table-cell>
          <table:table-cell table:style-name="ce4" office:value-type="string" calcext:value-type="string">
            <text:p>727,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27,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9321160376" calcext:value-type="float">
            <text:p>49321160376</text:p>
          </table:table-cell>
          <table:table-cell table:style-name="ce4" office:value-type="string" calcext:value-type="string">
            <text:p>NURHAN KARAKAŞ SUATA</text:p>
          </table:table-cell>
          <table:table-cell table:style-name="ce15" office:value-type="string" calcext:value-type="string">
            <text:p>0</text:p>
          </table:table-cell>
          <table:table-cell table:formula="of:=2022-YEAR([.F117])" office:value-type="float" office:value="29" calcext:value-type="float">
            <text:p>2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3-06-01" calcext:value-type="date">
            <text:p>01.06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3:40:39" calcext:value-type="date">
            <text:p>28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509297974" calcext:value-type="float">
            <text:p>15509297974</text:p>
          </table:table-cell>
          <table:table-cell table:style-name="ce4" office:value-type="string" calcext:value-type="string">
            <text:p>YASİN KIYMET</text:p>
          </table:table-cell>
          <table:table-cell table:style-name="ce15" office:value-type="string" calcext:value-type="string">
            <text:p>1</text:p>
          </table:table-cell>
          <table:table-cell table:formula="of:=2022-YEAR([.F118])" office:value-type="float" office:value="30" calcext:value-type="float">
            <text:p>3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2-06-25" calcext:value-type="date">
            <text:p>25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21:23" calcext:value-type="date">
            <text:p>10.06.2020</text:p>
          </table:table-cell>
          <table:table-cell table:style-name="ce4" office:value-type="string" calcext:value-type="string">
            <text:p>Pozitif 2.676x10^4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676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509297974" calcext:value-type="float">
            <text:p>15509297974</text:p>
          </table:table-cell>
          <table:table-cell table:style-name="ce4" office:value-type="string" calcext:value-type="string">
            <text:p>YASİN KIYMET</text:p>
          </table:table-cell>
          <table:table-cell table:style-name="ce15" office:value-type="string" calcext:value-type="string">
            <text:p>1</text:p>
          </table:table-cell>
          <table:table-cell table:formula="of:=2022-YEAR([.F119])" office:value-type="float" office:value="30" calcext:value-type="float">
            <text:p>30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2-06-25" calcext:value-type="date">
            <text:p>25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49:19" calcext:value-type="date">
            <text:p>04.03.2021</text:p>
          </table:table-cell>
          <table:table-cell table:style-name="ce4" office:value-type="string" calcext:value-type="string">
            <text:p>3192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192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71428085948" calcext:value-type="float">
            <text:p>71428085948</text:p>
          </table:table-cell>
          <table:table-cell table:style-name="ce4" office:value-type="string" calcext:value-type="string">
            <text:p>SERAP PERK</text:p>
          </table:table-cell>
          <table:table-cell table:style-name="ce15" office:value-type="string" calcext:value-type="string">
            <text:p>0</text:p>
          </table:table-cell>
          <table:table-cell table:formula="of:=2022-YEAR([.F120])" office:value-type="float" office:value="30" calcext:value-type="float">
            <text:p>3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2-05-28" calcext:value-type="date">
            <text:p>28.05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4:24:46" calcext:value-type="date">
            <text:p>02.06.2021</text:p>
          </table:table-cell>
          <table:table-cell table:style-name="ce4" office:value-type="string" calcext:value-type="string">
            <text:p>688100</text:p>
            <text:p/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88100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362102782" calcext:value-type="float">
            <text:p>21362102782</text:p>
          </table:table-cell>
          <table:table-cell table:style-name="ce4" office:value-type="string" calcext:value-type="string">
            <text:p>SÜHEYLA DOĞAN</text:p>
          </table:table-cell>
          <table:table-cell table:style-name="ce15" office:value-type="string" calcext:value-type="string">
            <text:p>0</text:p>
          </table:table-cell>
          <table:table-cell table:formula="of:=2022-YEAR([.F121])" office:value-type="float" office:value="30" calcext:value-type="float">
            <text:p>3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2-06-04" calcext:value-type="date">
            <text:p>04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5T14:22:57" calcext:value-type="date">
            <text:p>25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290104582" calcext:value-type="float">
            <text:p>21290104582</text:p>
          </table:table-cell>
          <table:table-cell table:style-name="ce4" office:value-type="string" calcext:value-type="string">
            <text:p>METEHAN DAŞTAN</text:p>
          </table:table-cell>
          <table:table-cell table:style-name="ce15" office:value-type="string" calcext:value-type="string">
            <text:p>1</text:p>
          </table:table-cell>
          <table:table-cell table:formula="of:=2022-YEAR([.F122])" office:value-type="float" office:value="30" calcext:value-type="float">
            <text:p>3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2-01-10" calcext:value-type="date">
            <text:p>10.01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4:17:15" calcext:value-type="date">
            <text:p>01.11.2021</text:p>
          </table:table-cell>
          <table:table-cell table:style-name="ce4" office:value-type="string" calcext:value-type="string">
            <text:p>98550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8550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362102782" calcext:value-type="float">
            <text:p>21362102782</text:p>
          </table:table-cell>
          <table:table-cell table:style-name="ce4" office:value-type="string" calcext:value-type="string">
            <text:p>SÜHEYLA DOĞAN</text:p>
          </table:table-cell>
          <table:table-cell table:style-name="ce15" office:value-type="string" calcext:value-type="string">
            <text:p>0</text:p>
          </table:table-cell>
          <table:table-cell table:formula="of:=2022-YEAR([.F123])" office:value-type="float" office:value="30" calcext:value-type="float">
            <text:p>3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2-06-04" calcext:value-type="date">
            <text:p>04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4:43:36" calcext:value-type="date">
            <text:p>11.11.2021</text:p>
          </table:table-cell>
          <table:table-cell table:style-name="ce4" office:value-type="string" calcext:value-type="string">
            <text:p>95,50</text:p>
            <text:p/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5,50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360352938" calcext:value-type="float">
            <text:p>43360352938</text:p>
          </table:table-cell>
          <table:table-cell table:style-name="ce4" office:value-type="string" calcext:value-type="string">
            <text:p>MEVLÜDE ÖZTÜRK</text:p>
          </table:table-cell>
          <table:table-cell table:style-name="ce15" office:value-type="string" calcext:value-type="string">
            <text:p>0</text:p>
          </table:table-cell>
          <table:table-cell table:formula="of:=2022-YEAR([.F124])" office:value-type="float" office:value="30" calcext:value-type="float">
            <text:p>3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2-02-02" calcext:value-type="date">
            <text:p>02.02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5T14:39:34" calcext:value-type="date">
            <text:p>15.11.2021</text:p>
          </table:table-cell>
          <table:table-cell table:style-name="ce4" office:value-type="string" calcext:value-type="string">
            <text:p>861,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61,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71428085948" calcext:value-type="float">
            <text:p>71428085948</text:p>
          </table:table-cell>
          <table:table-cell table:style-name="ce4" office:value-type="string" calcext:value-type="string">
            <text:p>SERAP PERK</text:p>
          </table:table-cell>
          <table:table-cell table:style-name="ce15" office:value-type="string" calcext:value-type="string">
            <text:p>0</text:p>
          </table:table-cell>
          <table:table-cell table:formula="of:=2022-YEAR([.F125])" office:value-type="float" office:value="30" calcext:value-type="float">
            <text:p>3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2-05-28" calcext:value-type="date">
            <text:p>28.05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0:46:37" calcext:value-type="date">
            <text:p>03.01.2022</text:p>
          </table:table-cell>
          <table:table-cell table:style-name="ce4" office:value-type="string" calcext:value-type="string">
            <text:p>6515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515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44815322032" calcext:value-type="float">
            <text:p>44815322032</text:p>
          </table:table-cell>
          <table:table-cell table:style-name="ce4" office:value-type="string" calcext:value-type="string">
            <text:p>ŞAKİRE SOLMAZ</text:p>
          </table:table-cell>
          <table:table-cell table:style-name="ce15" office:value-type="string" calcext:value-type="string">
            <text:p>0</text:p>
          </table:table-cell>
          <table:table-cell table:formula="of:=2022-YEAR([.F126])" office:value-type="float" office:value="30" calcext:value-type="float">
            <text:p>3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2-06-03" calcext:value-type="date">
            <text:p>03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4:35:24" calcext:value-type="date">
            <text:p>19.01.2022</text:p>
          </table:table-cell>
          <table:table-cell table:style-name="ce4" office:value-type="string" calcext:value-type="string">
            <text:p>21370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1370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290104582" calcext:value-type="float">
            <text:p>21290104582</text:p>
          </table:table-cell>
          <table:table-cell table:style-name="ce4" office:value-type="string" calcext:value-type="string">
            <text:p>METEHAN DAŞTAN</text:p>
          </table:table-cell>
          <table:table-cell table:style-name="ce15" office:value-type="string" calcext:value-type="string">
            <text:p>1</text:p>
          </table:table-cell>
          <table:table-cell table:formula="of:=2022-YEAR([.F127])" office:value-type="float" office:value="30" calcext:value-type="float">
            <text:p>3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2-01-10" calcext:value-type="date">
            <text:p>10.01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1:46:08" calcext:value-type="date">
            <text:p>25.01.2022</text:p>
          </table:table-cell>
          <table:table-cell table:style-name="ce4" office:value-type="string" calcext:value-type="string">
            <text:p>107500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7500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250402658" calcext:value-type="float">
            <text:p>31250402658</text:p>
          </table:table-cell>
          <table:table-cell table:style-name="ce4" office:value-type="string" calcext:value-type="string">
            <text:p>SEVGİ SOYLU</text:p>
          </table:table-cell>
          <table:table-cell table:style-name="ce15" office:value-type="string" calcext:value-type="string">
            <text:p>0</text:p>
          </table:table-cell>
          <table:table-cell table:formula="of:=2022-YEAR([.F128])" office:value-type="float" office:value="30" calcext:value-type="float">
            <text:p>3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2-02-10" calcext:value-type="date">
            <text:p>10.02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1:56:33" calcext:value-type="date">
            <text:p>10.02.2022</text:p>
          </table:table-cell>
          <table:table-cell table:style-name="ce4" office:value-type="string" calcext:value-type="string">
            <text:p>34,9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4,9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431429146" calcext:value-type="float">
            <text:p>99431429146</text:p>
          </table:table-cell>
          <table:table-cell table:style-name="ce4" office:value-type="string" calcext:value-type="string">
            <text:p>BAHAREH MOHAMMADI</text:p>
          </table:table-cell>
          <table:table-cell table:style-name="ce15" office:value-type="string" calcext:value-type="string">
            <text:p>0</text:p>
          </table:table-cell>
          <table:table-cell table:formula="of:=2022-YEAR([.F129])" office:value-type="float" office:value="31" calcext:value-type="float">
            <text:p>3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1-07-16" calcext:value-type="date">
            <text:p>16.07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5T14:55:05" calcext:value-type="date">
            <text:p>15.07.2020</text:p>
          </table:table-cell>
          <table:table-cell table:style-name="ce4" office:value-type="string" calcext:value-type="string">
            <text:p>Pozitif 6.790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790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336061686" calcext:value-type="float">
            <text:p>12336061686</text:p>
          </table:table-cell>
          <table:table-cell table:style-name="ce4" office:value-type="string" calcext:value-type="string">
            <text:p>GONCAGÜL NALÇA</text:p>
          </table:table-cell>
          <table:table-cell table:style-name="ce15" office:value-type="string" calcext:value-type="string">
            <text:p>0</text:p>
          </table:table-cell>
          <table:table-cell table:formula="of:=2022-YEAR([.F130])" office:value-type="float" office:value="31" calcext:value-type="float">
            <text:p>3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1-01-25" calcext:value-type="date">
            <text:p>25.01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3:40:12" calcext:value-type="date">
            <text:p>18.06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74725020636" calcext:value-type="float">
            <text:p>74725020636</text:p>
          </table:table-cell>
          <table:table-cell table:style-name="ce4" office:value-type="string" calcext:value-type="string">
            <text:p>BURAK UZUNGÜL</text:p>
          </table:table-cell>
          <table:table-cell table:style-name="ce15" office:value-type="string" calcext:value-type="string">
            <text:p>1</text:p>
          </table:table-cell>
          <table:table-cell table:formula="of:=2022-YEAR([.F131])" office:value-type="float" office:value="31" calcext:value-type="float">
            <text:p>31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91-06-10" calcext:value-type="date">
            <text:p>10.06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9T10:19:50" calcext:value-type="date">
            <text:p>09.07.2020</text:p>
          </table:table-cell>
          <table:table-cell table:style-name="ce4" office:value-type="string" calcext:value-type="string">
            <text:p>Pozitif 8197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8197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750224334" calcext:value-type="float">
            <text:p>17750224334</text:p>
          </table:table-cell>
          <table:table-cell table:style-name="ce4" office:value-type="string" calcext:value-type="string">
            <text:p>HALİME GÜMÜŞ</text:p>
          </table:table-cell>
          <table:table-cell table:style-name="ce15" office:value-type="string" calcext:value-type="string">
            <text:p>0</text:p>
          </table:table-cell>
          <table:table-cell table:formula="of:=2022-YEAR([.F132])" office:value-type="float" office:value="31" calcext:value-type="float">
            <text:p>31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1-01-15" calcext:value-type="date">
            <text:p>15.01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2:10:54" calcext:value-type="date">
            <text:p>16.07.2020</text:p>
          </table:table-cell>
          <table:table-cell table:style-name="ce4" office:value-type="string" calcext:value-type="string">
            <text:p>3897 POZİTİ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897 POZİTİF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431429146" calcext:value-type="float">
            <text:p>99431429146</text:p>
          </table:table-cell>
          <table:table-cell table:style-name="ce4" office:value-type="string" calcext:value-type="string">
            <text:p>BAHAREH MOHAMMADI</text:p>
          </table:table-cell>
          <table:table-cell table:style-name="ce15" office:value-type="string" calcext:value-type="string">
            <text:p>0</text:p>
          </table:table-cell>
          <table:table-cell table:formula="of:=2022-YEAR([.F133])" office:value-type="float" office:value="31" calcext:value-type="float">
            <text:p>31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1-07-16" calcext:value-type="date">
            <text:p>16.07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6T09:09:07" calcext:value-type="date">
            <text:p>16.09.2020</text:p>
          </table:table-cell>
          <table:table-cell table:style-name="ce4" office:value-type="string" calcext:value-type="string">
            <text:p>POZITIF690,4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90,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750916566" calcext:value-type="float">
            <text:p>43750916566</text:p>
          </table:table-cell>
          <table:table-cell table:style-name="ce4" office:value-type="string" calcext:value-type="string">
            <text:p>TANER DOĞRU</text:p>
          </table:table-cell>
          <table:table-cell table:style-name="ce15" office:value-type="string" calcext:value-type="string">
            <text:p>1</text:p>
          </table:table-cell>
          <table:table-cell table:formula="of:=2022-YEAR([.F134])" office:value-type="float" office:value="31" calcext:value-type="float">
            <text:p>3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1-08-18" calcext:value-type="date">
            <text:p>18.08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6T14:43:32" calcext:value-type="date">
            <text:p>16.04.2021</text:p>
          </table:table-cell>
          <table:table-cell table:style-name="ce4" office:value-type="string" calcext:value-type="string">
            <text:p>53.6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3.6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684285862" calcext:value-type="float">
            <text:p>32684285862</text:p>
          </table:table-cell>
          <table:table-cell table:style-name="ce4" office:value-type="string" calcext:value-type="string">
            <text:p>NURSULTAN GÜNSELİ</text:p>
          </table:table-cell>
          <table:table-cell table:style-name="ce15" office:value-type="string" calcext:value-type="string">
            <text:p>0</text:p>
          </table:table-cell>
          <table:table-cell table:formula="of:=2022-YEAR([.F135])" office:value-type="float" office:value="31" calcext:value-type="float">
            <text:p>3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1-08-12" calcext:value-type="date">
            <text:p>12.08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3:42:36" calcext:value-type="date">
            <text:p>29.06.2021</text:p>
          </table:table-cell>
          <table:table-cell table:style-name="ce4" office:value-type="string" calcext:value-type="string">
            <text:p>952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52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945451024" calcext:value-type="float">
            <text:p>40945451024</text:p>
          </table:table-cell>
          <table:table-cell table:style-name="ce4" office:value-type="string" calcext:value-type="string">
            <text:p>MERVE DEMİRSOY</text:p>
          </table:table-cell>
          <table:table-cell table:style-name="ce15" office:value-type="string" calcext:value-type="string">
            <text:p>0</text:p>
          </table:table-cell>
          <table:table-cell table:formula="of:=2022-YEAR([.F136])" office:value-type="float" office:value="31" calcext:value-type="float">
            <text:p>3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1-09-27" calcext:value-type="date">
            <text:p>27.09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3T11:56:22" calcext:value-type="date">
            <text:p>23.12.2021</text:p>
          </table:table-cell>
          <table:table-cell table:style-name="ce4" office:value-type="string" calcext:value-type="string">
            <text:p>214,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14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750224334" calcext:value-type="float">
            <text:p>17750224334</text:p>
          </table:table-cell>
          <table:table-cell table:style-name="ce4" office:value-type="string" calcext:value-type="string">
            <text:p>HALİME GÜMÜŞ</text:p>
          </table:table-cell>
          <table:table-cell table:style-name="ce15" office:value-type="string" calcext:value-type="string">
            <text:p>0</text:p>
          </table:table-cell>
          <table:table-cell table:formula="of:=2022-YEAR([.F137])" office:value-type="float" office:value="31" calcext:value-type="float">
            <text:p>3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1-01-15" calcext:value-type="date">
            <text:p>15.01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30T13:17:13" calcext:value-type="date">
            <text:p>30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076584338" calcext:value-type="float">
            <text:p>48076584338</text:p>
          </table:table-cell>
          <table:table-cell table:style-name="ce4" office:value-type="string" calcext:value-type="string">
            <text:p>İHSAN KARSU</text:p>
          </table:table-cell>
          <table:table-cell table:style-name="ce15" office:value-type="string" calcext:value-type="string">
            <text:p>1</text:p>
          </table:table-cell>
          <table:table-cell table:formula="of:=2022-YEAR([.F138])" office:value-type="float" office:value="31" calcext:value-type="float">
            <text:p>3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1-09-16" calcext:value-type="date">
            <text:p>16.09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55:56" calcext:value-type="date">
            <text:p>14.01.2022</text:p>
          </table:table-cell>
          <table:table-cell table:style-name="ce4" office:value-type="string" calcext:value-type="string">
            <text:p>112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2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878058002" calcext:value-type="float">
            <text:p>33878058002</text:p>
          </table:table-cell>
          <table:table-cell table:style-name="ce4" office:value-type="string" calcext:value-type="string">
            <text:p>DOĞAN İŞBİLİR</text:p>
          </table:table-cell>
          <table:table-cell table:style-name="ce15" office:value-type="string" calcext:value-type="string">
            <text:p>1</text:p>
          </table:table-cell>
          <table:table-cell table:formula="of:=2022-YEAR([.F139])" office:value-type="float" office:value="31" calcext:value-type="float">
            <text:p>3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1-04-04" calcext:value-type="date">
            <text:p>04.04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0:03:56" calcext:value-type="date">
            <text:p>01.02.2022</text:p>
          </table:table-cell>
          <table:table-cell table:style-name="ce4" office:value-type="string" calcext:value-type="string">
            <text:p>11,9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,9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15" office:value-type="string" calcext:value-type="string">
            <text:p>0</text:p>
          </table:table-cell>
          <table:table-cell table:formula="of:=2022-YEAR([.F140])" office:value-type="float" office:value="32" calcext:value-type="float">
            <text:p>3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0-06-15" calcext:value-type="date">
            <text:p>15.06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9T11:03:09" calcext:value-type="date">
            <text:p>09.07.2020</text:p>
          </table:table-cell>
          <table:table-cell table:style-name="ce4" office:value-type="string" calcext:value-type="string">
            <text:p>Pozitif 2.488x10^4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488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0409181830" calcext:value-type="float">
            <text:p>60409181830</text:p>
          </table:table-cell>
          <table:table-cell table:style-name="ce4" office:value-type="string" calcext:value-type="string">
            <text:p>BÜNYAMİN BULUT</text:p>
          </table:table-cell>
          <table:table-cell table:style-name="ce15" office:value-type="string" calcext:value-type="string">
            <text:p>1</text:p>
          </table:table-cell>
          <table:table-cell table:formula="of:=2022-YEAR([.F141])" office:value-type="float" office:value="32" calcext:value-type="float">
            <text:p>32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90-09-25" calcext:value-type="date">
            <text:p>25.09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39" calcext:value-type="date">
            <text:p>27.07.2020</text:p>
          </table:table-cell>
          <table:table-cell table:style-name="ce4" office:value-type="string" calcext:value-type="string">
            <text:p>Pozitif 20,89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0,89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141777360" calcext:value-type="float">
            <text:p>31141777360</text:p>
          </table:table-cell>
          <table:table-cell table:style-name="ce4" office:value-type="string" calcext:value-type="string">
            <text:p>İSMAİL KAYA</text:p>
          </table:table-cell>
          <table:table-cell table:style-name="ce15" office:value-type="string" calcext:value-type="string">
            <text:p>1</text:p>
          </table:table-cell>
          <table:table-cell table:formula="of:=2022-YEAR([.F142])" office:value-type="float" office:value="32" calcext:value-type="float">
            <text:p>3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0-11-29" calcext:value-type="date">
            <text:p>29.11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4:01:45" calcext:value-type="date">
            <text:p>04.08.2020</text:p>
          </table:table-cell>
          <table:table-cell table:style-name="ce4" office:value-type="string" calcext:value-type="string">
            <text:p>Pozitif 9.341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341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0311174404" calcext:value-type="float">
            <text:p>30311174404</text:p>
          </table:table-cell>
          <table:table-cell table:style-name="ce4" office:value-type="string" calcext:value-type="string">
            <text:p>FERHAT AKSOY</text:p>
          </table:table-cell>
          <table:table-cell table:style-name="ce15" office:value-type="string" calcext:value-type="string">
            <text:p>1</text:p>
          </table:table-cell>
          <table:table-cell table:formula="of:=2022-YEAR([.F143])" office:value-type="float" office:value="32" calcext:value-type="float">
            <text:p>3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0-02-03" calcext:value-type="date">
            <text:p>03.02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2:39:22" calcext:value-type="date">
            <text:p>24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321701714" calcext:value-type="float">
            <text:p>20321701714</text:p>
          </table:table-cell>
          <table:table-cell table:style-name="ce4" office:value-type="string" calcext:value-type="string">
            <text:p>CANAN ÖZDEMİR</text:p>
          </table:table-cell>
          <table:table-cell table:style-name="ce15" office:value-type="string" calcext:value-type="string">
            <text:p>0</text:p>
          </table:table-cell>
          <table:table-cell table:formula="of:=2022-YEAR([.F144])" office:value-type="float" office:value="32" calcext:value-type="float">
            <text:p>3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0-05-20" calcext:value-type="date">
            <text:p>20.05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2:03:47" calcext:value-type="date">
            <text:p>25.01.2021</text:p>
          </table:table-cell>
          <table:table-cell table:style-name="ce4" office:value-type="string" calcext:value-type="string">
            <text:p>1.210x10^2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.210x10^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15" office:value-type="string" calcext:value-type="string">
            <text:p>0</text:p>
          </table:table-cell>
          <table:table-cell table:formula="of:=2022-YEAR([.F145])" office:value-type="float" office:value="32" calcext:value-type="float">
            <text:p>3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0-06-15" calcext:value-type="date">
            <text:p>15.06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2:33:49" calcext:value-type="date">
            <text:p>11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15" office:value-type="string" calcext:value-type="string">
            <text:p>0</text:p>
          </table:table-cell>
          <table:table-cell table:formula="of:=2022-YEAR([.F146])" office:value-type="float" office:value="32" calcext:value-type="float">
            <text:p>3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0-10-26" calcext:value-type="date">
            <text:p>26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5T15:04:53" calcext:value-type="date">
            <text:p>25.03.2021</text:p>
          </table:table-cell>
          <table:table-cell table:style-name="ce4" office:value-type="string" calcext:value-type="string">
            <text:p>88.63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8.6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714392508" calcext:value-type="float">
            <text:p>16714392508</text:p>
          </table:table-cell>
          <table:table-cell table:style-name="ce4" office:value-type="string" calcext:value-type="string">
            <text:p>NURCAN ŞİMŞEK</text:p>
          </table:table-cell>
          <table:table-cell table:style-name="ce15" office:value-type="string" calcext:value-type="string">
            <text:p>0</text:p>
          </table:table-cell>
          <table:table-cell table:formula="of:=2022-YEAR([.F147])" office:value-type="float" office:value="32" calcext:value-type="float">
            <text:p>3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0-08-02" calcext:value-type="date">
            <text:p>02.08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1:39:41" calcext:value-type="date">
            <text:p>13.04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482661190" calcext:value-type="float">
            <text:p>21482661190</text:p>
          </table:table-cell>
          <table:table-cell table:style-name="ce4" office:value-type="string" calcext:value-type="string">
            <text:p>HARUN ŞAHİN</text:p>
          </table:table-cell>
          <table:table-cell table:style-name="ce15" office:value-type="string" calcext:value-type="string">
            <text:p>1</text:p>
          </table:table-cell>
          <table:table-cell table:formula="of:=2022-YEAR([.F148])" office:value-type="float" office:value="32" calcext:value-type="float">
            <text:p>3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0-10-30" calcext:value-type="date">
            <text:p>30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31T13:45:04" calcext:value-type="date">
            <text:p>31.05.2021</text:p>
          </table:table-cell>
          <table:table-cell table:style-name="ce4" office:value-type="string" calcext:value-type="string">
            <text:p>187.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7.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321701714" calcext:value-type="float">
            <text:p>20321701714</text:p>
          </table:table-cell>
          <table:table-cell table:style-name="ce4" office:value-type="string" calcext:value-type="string">
            <text:p>CANAN ÖZDEMİR</text:p>
          </table:table-cell>
          <table:table-cell table:style-name="ce15" office:value-type="string" calcext:value-type="string">
            <text:p>0</text:p>
          </table:table-cell>
          <table:table-cell table:formula="of:=2022-YEAR([.F149])" office:value-type="float" office:value="32" calcext:value-type="float">
            <text:p>3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0-05-20" calcext:value-type="date">
            <text:p>20.05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5:11:31" calcext:value-type="date">
            <text:p>10.06.2021</text:p>
          </table:table-cell>
          <table:table-cell table:style-name="ce4" office:value-type="string" calcext:value-type="string">
            <text:p>429,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29,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15" office:value-type="string" calcext:value-type="string">
            <text:p>0</text:p>
          </table:table-cell>
          <table:table-cell table:formula="of:=2022-YEAR([.F150])" office:value-type="float" office:value="32" calcext:value-type="float">
            <text:p>3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90-06-15" calcext:value-type="date">
            <text:p>15.06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3:14:22" calcext:value-type="date">
            <text:p>30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328470454" calcext:value-type="float">
            <text:p>10328470454</text:p>
          </table:table-cell>
          <table:table-cell table:style-name="ce4" office:value-type="string" calcext:value-type="string">
            <text:p>DENİZ AKSU</text:p>
          </table:table-cell>
          <table:table-cell table:style-name="ce15" office:value-type="string" calcext:value-type="string">
            <text:p>0</text:p>
          </table:table-cell>
          <table:table-cell table:formula="of:=2022-YEAR([.F151])" office:value-type="float" office:value="32" calcext:value-type="float">
            <text:p>3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90-07-07" calcext:value-type="date">
            <text:p>07.07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09:19" calcext:value-type="date">
            <text:p>13.08.2021</text:p>
          </table:table-cell>
          <table:table-cell table:style-name="ce4" office:value-type="string" calcext:value-type="string">
            <text:p>1589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89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15" office:value-type="string" calcext:value-type="string">
            <text:p>0</text:p>
          </table:table-cell>
          <table:table-cell table:formula="of:=2022-YEAR([.F152])" office:value-type="float" office:value="32" calcext:value-type="float">
            <text:p>3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0-10-26" calcext:value-type="date">
            <text:p>26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49:55" calcext:value-type="date">
            <text:p>16.11.2021</text:p>
          </table:table-cell>
          <table:table-cell table:style-name="ce4" office:value-type="string" calcext:value-type="string">
            <text:p>366,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6,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482661190" calcext:value-type="float">
            <text:p>21482661190</text:p>
          </table:table-cell>
          <table:table-cell table:style-name="ce4" office:value-type="string" calcext:value-type="string">
            <text:p>HARUN ŞAHİN</text:p>
          </table:table-cell>
          <table:table-cell table:style-name="ce15" office:value-type="string" calcext:value-type="string">
            <text:p>1</text:p>
          </table:table-cell>
          <table:table-cell table:formula="of:=2022-YEAR([.F153])" office:value-type="float" office:value="32" calcext:value-type="float">
            <text:p>3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0-10-30" calcext:value-type="date">
            <text:p>30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4:56:57" calcext:value-type="date">
            <text:p>17.01.2022</text:p>
          </table:table-cell>
          <table:table-cell table:style-name="ce4" office:value-type="string" calcext:value-type="string">
            <text:p>1801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01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536830400" calcext:value-type="float">
            <text:p>29536830400</text:p>
          </table:table-cell>
          <table:table-cell table:style-name="ce4" office:value-type="string" calcext:value-type="string">
            <text:p>YADİGAR SÖĞÜTLÜ</text:p>
          </table:table-cell>
          <table:table-cell table:style-name="ce15" office:value-type="string" calcext:value-type="string">
            <text:p>1</text:p>
          </table:table-cell>
          <table:table-cell table:formula="of:=2022-YEAR([.F154])" office:value-type="float" office:value="32" calcext:value-type="float">
            <text:p>3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0-03-23" calcext:value-type="date">
            <text:p>23.03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4:46:18" calcext:value-type="date">
            <text:p>10.02.2022</text:p>
          </table:table-cell>
          <table:table-cell table:style-name="ce4" office:value-type="string" calcext:value-type="string">
            <text:p>22,8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2,8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15" office:value-type="string" calcext:value-type="string">
            <text:p>0</text:p>
          </table:table-cell>
          <table:table-cell table:formula="of:=2022-YEAR([.F155])" office:value-type="float" office:value="32" calcext:value-type="float">
            <text:p>3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0-06-15" calcext:value-type="date">
            <text:p>15.06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7T14:48:49" calcext:value-type="date">
            <text:p>17.02.2022</text:p>
          </table:table-cell>
          <table:table-cell table:style-name="ce4" office:value-type="string" calcext:value-type="string">
            <text:p>24,6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,6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15" office:value-type="string" calcext:value-type="string">
            <text:p>0</text:p>
          </table:table-cell>
          <table:table-cell table:formula="of:=2022-YEAR([.F156])" office:value-type="float" office:value="32" calcext:value-type="float">
            <text:p>3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90-10-26" calcext:value-type="date">
            <text:p>26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4:49:42" calcext:value-type="date">
            <text:p>22.02.2022</text:p>
          </table:table-cell>
          <table:table-cell table:style-name="ce4" office:value-type="string" calcext:value-type="string">
            <text:p>107,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7,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5317007548" calcext:value-type="float">
            <text:p>65317007548</text:p>
          </table:table-cell>
          <table:table-cell table:style-name="ce4" office:value-type="string" calcext:value-type="string">
            <text:p>ESENGÜL YILMAZ BASKIN</text:p>
          </table:table-cell>
          <table:table-cell table:style-name="ce15" office:value-type="string" calcext:value-type="string">
            <text:p>0</text:p>
          </table:table-cell>
          <table:table-cell table:formula="of:=2022-YEAR([.F157])" office:value-type="float" office:value="33" calcext:value-type="float">
            <text:p>3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9-09-04" calcext:value-type="date">
            <text:p>04.09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27T10:52:17" calcext:value-type="date">
            <text:p>27.04.2020</text:p>
          </table:table-cell>
          <table:table-cell table:style-name="ce4" office:value-type="string" calcext:value-type="string">
            <text:p>Pozitif 1.282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282x10^3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430267486" calcext:value-type="float">
            <text:p>39430267486</text:p>
          </table:table-cell>
          <table:table-cell table:style-name="ce4" office:value-type="string" calcext:value-type="string">
            <text:p>KUDRET MUMCU</text:p>
          </table:table-cell>
          <table:table-cell table:style-name="ce15" office:value-type="string" calcext:value-type="string">
            <text:p>0</text:p>
          </table:table-cell>
          <table:table-cell table:formula="of:=2022-YEAR([.F158])" office:value-type="float" office:value="33" calcext:value-type="float">
            <text:p>3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9-01-23" calcext:value-type="date">
            <text:p>23.01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1:51:32" calcext:value-type="date">
            <text:p>15.06.2020</text:p>
          </table:table-cell>
          <table:table-cell table:style-name="ce4" office:value-type="string" calcext:value-type="string">
            <text:p>Pozitif 2.686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686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842146330" calcext:value-type="float">
            <text:p>36842146330</text:p>
          </table:table-cell>
          <table:table-cell table:style-name="ce4" office:value-type="string" calcext:value-type="string">
            <text:p>SEMİH TANRIVERDİ</text:p>
          </table:table-cell>
          <table:table-cell table:style-name="ce15" office:value-type="string" calcext:value-type="string">
            <text:p>1</text:p>
          </table:table-cell>
          <table:table-cell table:formula="of:=2022-YEAR([.F159])" office:value-type="float" office:value="33" calcext:value-type="float">
            <text:p>33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89-06-07" calcext:value-type="date">
            <text:p>07.06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4:35:24" calcext:value-type="date">
            <text:p>27.07.2020</text:p>
          </table:table-cell>
          <table:table-cell table:style-name="ce4" office:value-type="string" calcext:value-type="string">
            <text:p>Pozitif 253,2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53,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371102490" calcext:value-type="float">
            <text:p>21371102490</text:p>
          </table:table-cell>
          <table:table-cell table:style-name="ce4" office:value-type="string" calcext:value-type="string">
            <text:p>İBRAHİM DOĞAN</text:p>
          </table:table-cell>
          <table:table-cell table:style-name="ce15" office:value-type="string" calcext:value-type="string">
            <text:p>1</text:p>
          </table:table-cell>
          <table:table-cell table:formula="of:=2022-YEAR([.F160])" office:value-type="float" office:value="33" calcext:value-type="float">
            <text:p>3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9-01-25" calcext:value-type="date">
            <text:p>25.01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4:07:04" calcext:value-type="date">
            <text:p>26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968073264" calcext:value-type="float">
            <text:p>21968073264</text:p>
          </table:table-cell>
          <table:table-cell table:style-name="ce4" office:value-type="string" calcext:value-type="string">
            <text:p>HASAN YILDIZ</text:p>
          </table:table-cell>
          <table:table-cell table:style-name="ce15" office:value-type="string" calcext:value-type="string">
            <text:p>1</text:p>
          </table:table-cell>
          <table:table-cell table:formula="of:=2022-YEAR([.F161])" office:value-type="float" office:value="33" calcext:value-type="float">
            <text:p>3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9-02-05" calcext:value-type="date">
            <text:p>05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1:25" calcext:value-type="date">
            <text:p>25.05.2021</text:p>
          </table:table-cell>
          <table:table-cell table:style-name="ce4" office:value-type="string" calcext:value-type="string">
            <text:p>787.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87.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2836092376" calcext:value-type="float">
            <text:p>62836092376</text:p>
          </table:table-cell>
          <table:table-cell table:style-name="ce4" office:value-type="string" calcext:value-type="string">
            <text:p>SATİ BOSTANCI</text:p>
          </table:table-cell>
          <table:table-cell table:style-name="ce15" office:value-type="string" calcext:value-type="string">
            <text:p>0</text:p>
          </table:table-cell>
          <table:table-cell table:formula="of:=2022-YEAR([.F162])" office:value-type="float" office:value="33" calcext:value-type="float">
            <text:p>3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9-02-20" calcext:value-type="date">
            <text:p>20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6T11:48:28" calcext:value-type="date">
            <text:p>16.06.2021</text:p>
          </table:table-cell>
          <table:table-cell table:style-name="ce4" office:value-type="string" calcext:value-type="string">
            <text:p>107200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7200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728923152" calcext:value-type="float">
            <text:p>14728923152</text:p>
          </table:table-cell>
          <table:table-cell table:style-name="ce4" office:value-type="string" calcext:value-type="string">
            <text:p>İRFAN GÖKSUOĞLU</text:p>
          </table:table-cell>
          <table:table-cell table:style-name="ce15" office:value-type="string" calcext:value-type="string">
            <text:p>1</text:p>
          </table:table-cell>
          <table:table-cell table:formula="of:=2022-YEAR([.F163])" office:value-type="float" office:value="33" calcext:value-type="float">
            <text:p>33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9-02-01" calcext:value-type="date">
            <text:p>01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5:49:03" calcext:value-type="date">
            <text:p>23.08.2021</text:p>
          </table:table-cell>
          <table:table-cell table:style-name="ce4" office:value-type="string" calcext:value-type="string">
            <text:p>107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7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728923152" calcext:value-type="float">
            <text:p>14728923152</text:p>
          </table:table-cell>
          <table:table-cell table:style-name="ce4" office:value-type="string" calcext:value-type="string">
            <text:p>İRFAN GÖKSUOĞLU</text:p>
          </table:table-cell>
          <table:table-cell table:style-name="ce15" office:value-type="string" calcext:value-type="string">
            <text:p>1</text:p>
          </table:table-cell>
          <table:table-cell table:formula="of:=2022-YEAR([.F164])" office:value-type="float" office:value="33" calcext:value-type="float">
            <text:p>3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9-02-01" calcext:value-type="date">
            <text:p>01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7T13:21:04" calcext:value-type="date">
            <text:p>17.12.2021</text:p>
          </table:table-cell>
          <table:table-cell table:style-name="ce4" office:value-type="string" calcext:value-type="string">
            <text:p>87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7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62836092376" calcext:value-type="float">
            <text:p>62836092376</text:p>
          </table:table-cell>
          <table:table-cell table:style-name="ce4" office:value-type="string" calcext:value-type="string">
            <text:p>SATİ BOSTANCI</text:p>
          </table:table-cell>
          <table:table-cell table:style-name="ce15" office:value-type="string" calcext:value-type="string">
            <text:p>0</text:p>
          </table:table-cell>
          <table:table-cell table:formula="of:=2022-YEAR([.F165])" office:value-type="float" office:value="33" calcext:value-type="float">
            <text:p>3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9-02-20" calcext:value-type="date">
            <text:p>20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5:57:40" calcext:value-type="date">
            <text:p>17.01.2022</text:p>
          </table:table-cell>
          <table:table-cell table:style-name="ce4" office:value-type="string" calcext:value-type="string">
            <text:p>483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83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62836092376" calcext:value-type="float">
            <text:p>62836092376</text:p>
          </table:table-cell>
          <table:table-cell table:style-name="ce4" office:value-type="string" calcext:value-type="string">
            <text:p>SATİ BOSTANCI</text:p>
          </table:table-cell>
          <table:table-cell table:style-name="ce15" office:value-type="string" calcext:value-type="string">
            <text:p>0</text:p>
          </table:table-cell>
          <table:table-cell table:formula="of:=2022-YEAR([.F166])" office:value-type="float" office:value="33" calcext:value-type="float">
            <text:p>3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9-02-20" calcext:value-type="date">
            <text:p>20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5:22:46" calcext:value-type="date">
            <text:p>25.03.2022</text:p>
          </table:table-cell>
          <table:table-cell table:style-name="ce4" office:value-type="string" calcext:value-type="string">
            <text:p>1156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56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970682716" calcext:value-type="float">
            <text:p>33970682716</text:p>
          </table:table-cell>
          <table:table-cell table:style-name="ce4" office:value-type="string" calcext:value-type="string">
            <text:p>ÜNAL AYDIN</text:p>
          </table:table-cell>
          <table:table-cell table:style-name="ce15" office:value-type="string" calcext:value-type="string">
            <text:p>1</text:p>
          </table:table-cell>
          <table:table-cell table:formula="of:=2022-YEAR([.F167])" office:value-type="float" office:value="34" calcext:value-type="float">
            <text:p>3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10-01" calcext:value-type="date">
            <text:p>01.10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10T11:09:25" calcext:value-type="date">
            <text:p>10.04.2020</text:p>
          </table:table-cell>
          <table:table-cell table:style-name="ce4" office:value-type="string" calcext:value-type="string">
            <text:p>Pozitif 2.216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216x10^3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15" office:value-type="string" calcext:value-type="string">
            <text:p>1</text:p>
          </table:table-cell>
          <table:table-cell table:formula="of:=2022-YEAR([.F168])" office:value-type="float" office:value="34" calcext:value-type="float">
            <text:p>3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8-04-18" calcext:value-type="date">
            <text:p>18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2:02:08" calcext:value-type="date">
            <text:p>12.06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372632808" calcext:value-type="float">
            <text:p>52372632808</text:p>
          </table:table-cell>
          <table:table-cell table:style-name="ce4" office:value-type="string" calcext:value-type="string">
            <text:p>ESRA DEMİR</text:p>
          </table:table-cell>
          <table:table-cell table:style-name="ce15" office:value-type="string" calcext:value-type="string">
            <text:p>0</text:p>
          </table:table-cell>
          <table:table-cell table:formula="of:=2022-YEAR([.F169])" office:value-type="float" office:value="34" calcext:value-type="float">
            <text:p>34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88-04-10" calcext:value-type="date">
            <text:p>1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0T13:47:59" calcext:value-type="date">
            <text:p>20.08.2020</text:p>
          </table:table-cell>
          <table:table-cell table:style-name="ce4" office:value-type="string" calcext:value-type="string">
            <text:p>POZITIF 687,2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687,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6789819440" calcext:value-type="float">
            <text:p>46789819440</text:p>
          </table:table-cell>
          <table:table-cell table:style-name="ce4" office:value-type="string" calcext:value-type="string">
            <text:p>SAMED EREN</text:p>
          </table:table-cell>
          <table:table-cell table:style-name="ce15" office:value-type="string" calcext:value-type="string">
            <text:p>1</text:p>
          </table:table-cell>
          <table:table-cell table:formula="of:=2022-YEAR([.F170])" office:value-type="float" office:value="34" calcext:value-type="float">
            <text:p>34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8-08-03" calcext:value-type="date">
            <text:p>03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3:38:16" calcext:value-type="date">
            <text:p>18.01.2021</text:p>
          </table:table-cell>
          <table:table-cell table:style-name="ce4" office:value-type="string" calcext:value-type="string">
            <text:p>1635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63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176738498" calcext:value-type="float">
            <text:p>21176738498</text:p>
          </table:table-cell>
          <table:table-cell table:style-name="ce4" office:value-type="string" calcext:value-type="string">
            <text:p>BAYRAM EYİSOY</text:p>
          </table:table-cell>
          <table:table-cell table:style-name="ce15" office:value-type="string" calcext:value-type="string">
            <text:p>1</text:p>
          </table:table-cell>
          <table:table-cell table:formula="of:=2022-YEAR([.F171])" office:value-type="float" office:value="34" calcext:value-type="float">
            <text:p>3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8-08-10" calcext:value-type="date">
            <text:p>10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4:02:34" calcext:value-type="date">
            <text:p>09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789819440" calcext:value-type="float">
            <text:p>46789819440</text:p>
          </table:table-cell>
          <table:table-cell table:style-name="ce4" office:value-type="string" calcext:value-type="string">
            <text:p>SAMED EREN</text:p>
          </table:table-cell>
          <table:table-cell table:style-name="ce15" office:value-type="string" calcext:value-type="string">
            <text:p>1</text:p>
          </table:table-cell>
          <table:table-cell table:formula="of:=2022-YEAR([.F172])" office:value-type="float" office:value="34" calcext:value-type="float">
            <text:p>34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8-08-03" calcext:value-type="date">
            <text:p>03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0:18:35" calcext:value-type="date">
            <text:p>26.03.2021</text:p>
          </table:table-cell>
          <table:table-cell table:style-name="ce4" office:value-type="string" calcext:value-type="string">
            <text:p>205.9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05.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116344962" calcext:value-type="float">
            <text:p>44116344962</text:p>
          </table:table-cell>
          <table:table-cell table:style-name="ce4" office:value-type="string" calcext:value-type="string">
            <text:p>ZÜHAL YILMAZ</text:p>
          </table:table-cell>
          <table:table-cell table:style-name="ce15" office:value-type="string" calcext:value-type="string">
            <text:p>0</text:p>
          </table:table-cell>
          <table:table-cell table:formula="of:=2022-YEAR([.F173])" office:value-type="float" office:value="34" calcext:value-type="float">
            <text:p>3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4-20" calcext:value-type="date">
            <text:p>2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27" calcext:value-type="date">
            <text:p>31.03.2021</text:p>
          </table:table-cell>
          <table:table-cell table:style-name="ce4" office:value-type="string" calcext:value-type="string">
            <text:p>180.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0.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15" office:value-type="string" calcext:value-type="string">
            <text:p>1</text:p>
          </table:table-cell>
          <table:table-cell table:formula="of:=2022-YEAR([.F174])" office:value-type="float" office:value="34" calcext:value-type="float">
            <text:p>3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4-18" calcext:value-type="date">
            <text:p>18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4:11:07" calcext:value-type="date">
            <text:p>02.04.2021</text:p>
          </table:table-cell>
          <table:table-cell table:style-name="ce4" office:value-type="string" calcext:value-type="string">
            <text:p>13.4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3.4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002114090" calcext:value-type="float">
            <text:p>21002114090</text:p>
          </table:table-cell>
          <table:table-cell table:style-name="ce4" office:value-type="string" calcext:value-type="string">
            <text:p>ESRA YARAŞ</text:p>
          </table:table-cell>
          <table:table-cell table:style-name="ce15" office:value-type="string" calcext:value-type="string">
            <text:p>0</text:p>
          </table:table-cell>
          <table:table-cell table:formula="of:=2022-YEAR([.F175])" office:value-type="float" office:value="34" calcext:value-type="float">
            <text:p>3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5-09" calcext:value-type="date">
            <text:p>09.05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1:53:38" calcext:value-type="date">
            <text:p>06.04.2021</text:p>
          </table:table-cell>
          <table:table-cell table:style-name="ce4" office:value-type="string" calcext:value-type="string">
            <text:p>197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7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372632808" calcext:value-type="float">
            <text:p>52372632808</text:p>
          </table:table-cell>
          <table:table-cell table:style-name="ce4" office:value-type="string" calcext:value-type="string">
            <text:p>ESRA DEMİR</text:p>
          </table:table-cell>
          <table:table-cell table:style-name="ce15" office:value-type="string" calcext:value-type="string">
            <text:p>0</text:p>
          </table:table-cell>
          <table:table-cell table:formula="of:=2022-YEAR([.F176])" office:value-type="float" office:value="34" calcext:value-type="float">
            <text:p>3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4-10" calcext:value-type="date">
            <text:p>1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3T14:11:32" calcext:value-type="date">
            <text:p>03.06.2021</text:p>
          </table:table-cell>
          <table:table-cell table:style-name="ce4" office:value-type="string" calcext:value-type="string">
            <text:p>152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2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002114090" calcext:value-type="float">
            <text:p>21002114090</text:p>
          </table:table-cell>
          <table:table-cell table:style-name="ce4" office:value-type="string" calcext:value-type="string">
            <text:p>ESRA YARAŞ</text:p>
          </table:table-cell>
          <table:table-cell table:style-name="ce15" office:value-type="string" calcext:value-type="string">
            <text:p>0</text:p>
          </table:table-cell>
          <table:table-cell table:formula="of:=2022-YEAR([.F177])" office:value-type="float" office:value="34" calcext:value-type="float">
            <text:p>3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5-09" calcext:value-type="date">
            <text:p>09.05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1T11:39:05" calcext:value-type="date">
            <text:p>21.06.2021</text:p>
          </table:table-cell>
          <table:table-cell table:style-name="ce4" office:value-type="string" calcext:value-type="string">
            <text:p>490,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90,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5377195902" calcext:value-type="float">
            <text:p>65377195902</text:p>
          </table:table-cell>
          <table:table-cell table:style-name="ce4" office:value-type="string" calcext:value-type="string">
            <text:p>HABİBE YILDIRIM</text:p>
          </table:table-cell>
          <table:table-cell table:style-name="ce15" office:value-type="string" calcext:value-type="string">
            <text:p>0</text:p>
          </table:table-cell>
          <table:table-cell table:formula="of:=2022-YEAR([.F178])" office:value-type="float" office:value="34" calcext:value-type="float">
            <text:p>3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8-07-01" calcext:value-type="date">
            <text:p>01.07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5:42:23" calcext:value-type="date">
            <text:p>23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15" office:value-type="string" calcext:value-type="string">
            <text:p>1</text:p>
          </table:table-cell>
          <table:table-cell table:formula="of:=2022-YEAR([.F179])" office:value-type="float" office:value="34" calcext:value-type="float">
            <text:p>3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8-04-18" calcext:value-type="date">
            <text:p>18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6:44" calcext:value-type="date">
            <text:p>02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465765524" calcext:value-type="float">
            <text:p>31465765524</text:p>
          </table:table-cell>
          <table:table-cell table:style-name="ce4" office:value-type="string" calcext:value-type="string">
            <text:p>AYŞEGÜL ÖZHAN</text:p>
          </table:table-cell>
          <table:table-cell table:style-name="ce15" office:value-type="string" calcext:value-type="string">
            <text:p>0</text:p>
          </table:table-cell>
          <table:table-cell table:formula="of:=2022-YEAR([.F180])" office:value-type="float" office:value="34" calcext:value-type="float">
            <text:p>3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5-02" calcext:value-type="date">
            <text:p>02.05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9T13:53:19" calcext:value-type="date">
            <text:p>09.11.2021</text:p>
          </table:table-cell>
          <table:table-cell table:style-name="ce4" office:value-type="string" calcext:value-type="string">
            <text:p>3,753x10^4</text:p>
            <text:p/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,753x10^4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6789819440" calcext:value-type="float">
            <text:p>46789819440</text:p>
          </table:table-cell>
          <table:table-cell table:style-name="ce4" office:value-type="string" calcext:value-type="string">
            <text:p>SAMED EREN</text:p>
          </table:table-cell>
          <table:table-cell table:style-name="ce15" office:value-type="string" calcext:value-type="string">
            <text:p>1</text:p>
          </table:table-cell>
          <table:table-cell table:formula="of:=2022-YEAR([.F181])" office:value-type="float" office:value="34" calcext:value-type="float">
            <text:p>3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8-03" calcext:value-type="date">
            <text:p>03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3:52:50" calcext:value-type="date">
            <text:p>25.11.2021</text:p>
          </table:table-cell>
          <table:table-cell table:style-name="ce4" office:value-type="string" calcext:value-type="string">
            <text:p>8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593956268" calcext:value-type="float">
            <text:p>12593956268</text:p>
          </table:table-cell>
          <table:table-cell table:style-name="ce4" office:value-type="string" calcext:value-type="string">
            <text:p>YASEMİN DAYANGAÇ</text:p>
          </table:table-cell>
          <table:table-cell table:style-name="ce15" office:value-type="string" calcext:value-type="string">
            <text:p>0</text:p>
          </table:table-cell>
          <table:table-cell table:formula="of:=2022-YEAR([.F182])" office:value-type="float" office:value="34" calcext:value-type="float">
            <text:p>3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2-24" calcext:value-type="date">
            <text:p>24.02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1:46:10" calcext:value-type="date">
            <text:p>25.01.2022</text:p>
          </table:table-cell>
          <table:table-cell table:style-name="ce4" office:value-type="string" calcext:value-type="string">
            <text:p>156,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6,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002114090" calcext:value-type="float">
            <text:p>21002114090</text:p>
          </table:table-cell>
          <table:table-cell table:style-name="ce4" office:value-type="string" calcext:value-type="string">
            <text:p>ESRA YARAŞ</text:p>
          </table:table-cell>
          <table:table-cell table:style-name="ce15" office:value-type="string" calcext:value-type="string">
            <text:p>0</text:p>
          </table:table-cell>
          <table:table-cell table:formula="of:=2022-YEAR([.F183])" office:value-type="float" office:value="34" calcext:value-type="float">
            <text:p>3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5-09" calcext:value-type="date">
            <text:p>09.05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4:33:01" calcext:value-type="date">
            <text:p>18.02.2022</text:p>
          </table:table-cell>
          <table:table-cell table:style-name="ce4" office:value-type="string" calcext:value-type="string">
            <text:p>26,6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6,6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15" office:value-type="string" calcext:value-type="string">
            <text:p>1</text:p>
          </table:table-cell>
          <table:table-cell table:formula="of:=2022-YEAR([.F184])" office:value-type="float" office:value="34" calcext:value-type="float">
            <text:p>3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4-18" calcext:value-type="date">
            <text:p>18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1T13:32:29" calcext:value-type="date">
            <text:p>21.02.2022</text:p>
          </table:table-cell>
          <table:table-cell table:style-name="ce4" office:value-type="string" calcext:value-type="string">
            <text:p>24,1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,1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8860083458" calcext:value-type="float">
            <text:p>68860083458</text:p>
          </table:table-cell>
          <table:table-cell table:style-name="ce4" office:value-type="string" calcext:value-type="string">
            <text:p>MURAT ÇALIŞIR</text:p>
          </table:table-cell>
          <table:table-cell table:style-name="ce15" office:value-type="string" calcext:value-type="string">
            <text:p>1</text:p>
          </table:table-cell>
          <table:table-cell table:formula="of:=2022-YEAR([.F185])" office:value-type="float" office:value="34" calcext:value-type="float">
            <text:p>3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6-14" calcext:value-type="date">
            <text:p>14.06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09:34:05" calcext:value-type="date">
            <text:p>02.03.2022</text:p>
          </table:table-cell>
          <table:table-cell table:style-name="ce4" office:value-type="string" calcext:value-type="string">
            <text:p>291,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91,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372632808" calcext:value-type="float">
            <text:p>52372632808</text:p>
          </table:table-cell>
          <table:table-cell table:style-name="ce4" office:value-type="string" calcext:value-type="string">
            <text:p>ESRA DEMİR</text:p>
          </table:table-cell>
          <table:table-cell table:style-name="ce15" office:value-type="string" calcext:value-type="string">
            <text:p>0</text:p>
          </table:table-cell>
          <table:table-cell table:formula="of:=2022-YEAR([.F186])" office:value-type="float" office:value="34" calcext:value-type="float">
            <text:p>3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4-10" calcext:value-type="date">
            <text:p>1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1:22:28" calcext:value-type="date">
            <text:p>17.03.2022</text:p>
          </table:table-cell>
          <table:table-cell table:style-name="ce4" office:value-type="string" calcext:value-type="string">
            <text:p>143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3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116344962" calcext:value-type="float">
            <text:p>44116344962</text:p>
          </table:table-cell>
          <table:table-cell table:style-name="ce4" office:value-type="string" calcext:value-type="string">
            <text:p>ZÜHAL YILMAZ</text:p>
          </table:table-cell>
          <table:table-cell table:style-name="ce15" office:value-type="string" calcext:value-type="string">
            <text:p>0</text:p>
          </table:table-cell>
          <table:table-cell table:formula="of:=2022-YEAR([.F187])" office:value-type="float" office:value="34" calcext:value-type="float">
            <text:p>3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8-04-20" calcext:value-type="date">
            <text:p>2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4:02:48" calcext:value-type="date">
            <text:p>21.03.2022</text:p>
          </table:table-cell>
          <table:table-cell table:style-name="ce4" office:value-type="string" calcext:value-type="string">
            <text:p>359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59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176738498" calcext:value-type="float">
            <text:p>21176738498</text:p>
          </table:table-cell>
          <table:table-cell table:style-name="ce4" office:value-type="string" calcext:value-type="string">
            <text:p>BAYRAM EYİSOY</text:p>
          </table:table-cell>
          <table:table-cell table:style-name="ce15" office:value-type="string" calcext:value-type="string">
            <text:p>1</text:p>
          </table:table-cell>
          <table:table-cell table:formula="of:=2022-YEAR([.F188])" office:value-type="float" office:value="34" calcext:value-type="float">
            <text:p>3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8-08-10" calcext:value-type="date">
            <text:p>10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3:04:37" calcext:value-type="date">
            <text:p>22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99910255159" calcext:value-type="float">
            <text:p>99910255159</text:p>
          </table:table-cell>
          <table:table-cell table:style-name="ce4" office:value-type="string" calcext:value-type="string">
            <text:p>nuriye bilek tapar</text:p>
          </table:table-cell>
          <table:table-cell table:style-name="ce15" office:value-type="string" calcext:value-type="string">
            <text:p>0</text:p>
          </table:table-cell>
          <table:table-cell table:formula="of:=2022-YEAR([.F189])" office:value-type="float" office:value="35" calcext:value-type="float">
            <text:p>3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7-12-17" calcext:value-type="date">
            <text:p>17.1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3-26T10:19:55" calcext:value-type="date">
            <text:p>26.03.2020</text:p>
          </table:table-cell>
          <table:table-cell table:style-name="ce4" office:value-type="string" calcext:value-type="string">
            <text:p>Pozitif 6.228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228x10^1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777123436" calcext:value-type="float">
            <text:p>20777123436</text:p>
          </table:table-cell>
          <table:table-cell table:style-name="ce4" office:value-type="string" calcext:value-type="string">
            <text:p>HÜSEYİN YILMAZ</text:p>
          </table:table-cell>
          <table:table-cell table:style-name="ce15" office:value-type="string" calcext:value-type="string">
            <text:p>1</text:p>
          </table:table-cell>
          <table:table-cell table:formula="of:=2022-YEAR([.F190])" office:value-type="float" office:value="35" calcext:value-type="float">
            <text:p>3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7-05-05" calcext:value-type="date">
            <text:p>05.05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2T10:03:14" calcext:value-type="date">
            <text:p>12.05.2020</text:p>
          </table:table-cell>
          <table:table-cell table:style-name="ce4" office:value-type="string" calcext:value-type="string">
            <text:p>Pozitif 1.883x10^7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883x10^7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608294386" calcext:value-type="float">
            <text:p>15608294386</text:p>
          </table:table-cell>
          <table:table-cell table:style-name="ce4" office:value-type="string" calcext:value-type="string">
            <text:p>ABDULLAH AYGÜL</text:p>
          </table:table-cell>
          <table:table-cell table:style-name="ce15" office:value-type="string" calcext:value-type="string">
            <text:p>1</text:p>
          </table:table-cell>
          <table:table-cell table:formula="of:=2022-YEAR([.F191])" office:value-type="float" office:value="35" calcext:value-type="float">
            <text:p>3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7-06-04" calcext:value-type="date">
            <text:p>04.06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2T10:11:14" calcext:value-type="date">
            <text:p>22.05.2020</text:p>
          </table:table-cell>
          <table:table-cell table:style-name="ce4" office:value-type="string" calcext:value-type="string">
            <text:p>Pozitif 1.642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642x10^2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777123436" calcext:value-type="float">
            <text:p>20777123436</text:p>
          </table:table-cell>
          <table:table-cell table:style-name="ce4" office:value-type="string" calcext:value-type="string">
            <text:p>HÜSEYİN YILMAZ</text:p>
          </table:table-cell>
          <table:table-cell table:style-name="ce15" office:value-type="string" calcext:value-type="string">
            <text:p>1</text:p>
          </table:table-cell>
          <table:table-cell table:formula="of:=2022-YEAR([.F192])" office:value-type="float" office:value="35" calcext:value-type="float">
            <text:p>3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7-05-05" calcext:value-type="date">
            <text:p>05.05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3:57:13" calcext:value-type="date">
            <text:p>20.07.2020</text:p>
          </table:table-cell>
          <table:table-cell table:style-name="ce4" office:value-type="string" calcext:value-type="string">
            <text:p>5618 POZİTİ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618 POZİTİF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395234580" calcext:value-type="float">
            <text:p>47395234580</text:p>
          </table:table-cell>
          <table:table-cell table:style-name="ce4" office:value-type="string" calcext:value-type="string">
            <text:p>NAGİHAN YILMAZ</text:p>
          </table:table-cell>
          <table:table-cell table:style-name="ce15" office:value-type="string" calcext:value-type="string">
            <text:p>0</text:p>
          </table:table-cell>
          <table:table-cell table:formula="of:=2022-YEAR([.F193])" office:value-type="float" office:value="35" calcext:value-type="float">
            <text:p>35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87-01-29" calcext:value-type="date">
            <text:p>29.01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2T13:06:19" calcext:value-type="date">
            <text:p>22.07.2020</text:p>
          </table:table-cell>
          <table:table-cell table:style-name="ce4" office:value-type="string" calcext:value-type="string">
            <text:p>Pozitif 68203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6820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640594074" calcext:value-type="float">
            <text:p>36640594074</text:p>
          </table:table-cell>
          <table:table-cell table:style-name="ce4" office:value-type="string" calcext:value-type="string">
            <text:p>GÜLCAN ÖZTÜRK</text:p>
          </table:table-cell>
          <table:table-cell table:style-name="ce15" office:value-type="string" calcext:value-type="string">
            <text:p>0</text:p>
          </table:table-cell>
          <table:table-cell table:formula="of:=2022-YEAR([.F194])" office:value-type="float" office:value="35" calcext:value-type="float">
            <text:p>3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7-02-19" calcext:value-type="date">
            <text:p>19.0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6T13:29:52" calcext:value-type="date">
            <text:p>26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640594074" calcext:value-type="float">
            <text:p>36640594074</text:p>
          </table:table-cell>
          <table:table-cell table:style-name="ce4" office:value-type="string" calcext:value-type="string">
            <text:p>GÜLCAN ÖZTÜRK</text:p>
          </table:table-cell>
          <table:table-cell table:style-name="ce15" office:value-type="string" calcext:value-type="string">
            <text:p>0</text:p>
          </table:table-cell>
          <table:table-cell table:formula="of:=2022-YEAR([.F195])" office:value-type="float" office:value="35" calcext:value-type="float">
            <text:p>3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7-02-19" calcext:value-type="date">
            <text:p>19.0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5:14:51" calcext:value-type="date">
            <text:p>18.01.2021</text:p>
          </table:table-cell>
          <table:table-cell table:style-name="ce4" office:value-type="string" calcext:value-type="string">
            <text:p>374.9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74.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110949414" calcext:value-type="float">
            <text:p>41110949414</text:p>
          </table:table-cell>
          <table:table-cell table:style-name="ce4" office:value-type="string" calcext:value-type="string">
            <text:p>SALİM DEMİR</text:p>
          </table:table-cell>
          <table:table-cell table:style-name="ce15" office:value-type="string" calcext:value-type="string">
            <text:p>1</text:p>
          </table:table-cell>
          <table:table-cell table:formula="of:=2022-YEAR([.F196])" office:value-type="float" office:value="35" calcext:value-type="float">
            <text:p>3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7-05-10" calcext:value-type="date">
            <text:p>10.05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33:00" calcext:value-type="date">
            <text:p>10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15983652290" calcext:value-type="float">
            <text:p>15983652290</text:p>
          </table:table-cell>
          <table:table-cell table:style-name="ce4" office:value-type="string" calcext:value-type="string">
            <text:p>NURİYE BİLEK TAPAR</text:p>
          </table:table-cell>
          <table:table-cell table:style-name="ce15" office:value-type="string" calcext:value-type="string">
            <text:p>0</text:p>
          </table:table-cell>
          <table:table-cell table:formula="of:=2022-YEAR([.F197])" office:value-type="float" office:value="35" calcext:value-type="float">
            <text:p>3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7-12-17" calcext:value-type="date">
            <text:p>17.1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4:07:09" calcext:value-type="date">
            <text:p>26.03.2021</text:p>
          </table:table-cell>
          <table:table-cell table:style-name="ce4" office:value-type="string" calcext:value-type="string">
            <text:p>69.34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9.3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70393029766" calcext:value-type="float">
            <text:p>70393029766</text:p>
          </table:table-cell>
          <table:table-cell table:style-name="ce4" office:value-type="string" calcext:value-type="string">
            <text:p>HAKAN KARASU</text:p>
          </table:table-cell>
          <table:table-cell table:style-name="ce15" office:value-type="string" calcext:value-type="string">
            <text:p>1</text:p>
          </table:table-cell>
          <table:table-cell table:formula="of:=2022-YEAR([.F198])" office:value-type="float" office:value="35" calcext:value-type="float">
            <text:p>3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7-12-09" calcext:value-type="date">
            <text:p>09.1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1:54:55" calcext:value-type="date">
            <text:p>11.08.2021</text:p>
          </table:table-cell>
          <table:table-cell table:style-name="ce4" office:value-type="string" calcext:value-type="string">
            <text:p>38,95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8,9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909451596" calcext:value-type="float">
            <text:p>40909451596</text:p>
          </table:table-cell>
          <table:table-cell table:style-name="ce4" office:value-type="string" calcext:value-type="string">
            <text:p>HÜSEYİN AKDAĞ</text:p>
          </table:table-cell>
          <table:table-cell table:style-name="ce15" office:value-type="string" calcext:value-type="string">
            <text:p>1</text:p>
          </table:table-cell>
          <table:table-cell table:formula="of:=2022-YEAR([.F199])" office:value-type="float" office:value="35" calcext:value-type="float">
            <text:p>3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7-03-22" calcext:value-type="date">
            <text:p>22.03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4T12:29:57" calcext:value-type="date">
            <text:p>24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70393029766" calcext:value-type="float">
            <text:p>70393029766</text:p>
          </table:table-cell>
          <table:table-cell table:style-name="ce4" office:value-type="string" calcext:value-type="string">
            <text:p>HAKAN KARASU</text:p>
          </table:table-cell>
          <table:table-cell table:style-name="ce15" office:value-type="string" calcext:value-type="string">
            <text:p>1</text:p>
          </table:table-cell>
          <table:table-cell table:formula="of:=2022-YEAR([.F200])" office:value-type="float" office:value="35" calcext:value-type="float">
            <text:p>3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7-12-09" calcext:value-type="date">
            <text:p>09.1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30T15:21:20" calcext:value-type="date">
            <text:p>30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640594074" calcext:value-type="float">
            <text:p>36640594074</text:p>
          </table:table-cell>
          <table:table-cell table:style-name="ce4" office:value-type="string" calcext:value-type="string">
            <text:p>GÜLCAN ÖZTÜRK</text:p>
          </table:table-cell>
          <table:table-cell table:style-name="ce15" office:value-type="string" calcext:value-type="string">
            <text:p>0</text:p>
          </table:table-cell>
          <table:table-cell table:formula="of:=2022-YEAR([.F201])" office:value-type="float" office:value="35" calcext:value-type="float">
            <text:p>3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7-02-19" calcext:value-type="date">
            <text:p>19.0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0:46:34" calcext:value-type="date">
            <text:p>03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395234580" calcext:value-type="float">
            <text:p>47395234580</text:p>
          </table:table-cell>
          <table:table-cell table:style-name="ce4" office:value-type="string" calcext:value-type="string">
            <text:p>NAGİHAN YILMAZ</text:p>
          </table:table-cell>
          <table:table-cell table:style-name="ce15" office:value-type="string" calcext:value-type="string">
            <text:p>0</text:p>
          </table:table-cell>
          <table:table-cell table:formula="of:=2022-YEAR([.F202])" office:value-type="float" office:value="35" calcext:value-type="float">
            <text:p>3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7-01-29" calcext:value-type="date">
            <text:p>29.01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5:14:44" calcext:value-type="date">
            <text:p>18.02.2022</text:p>
          </table:table-cell>
          <table:table-cell table:style-name="ce4" office:value-type="string" calcext:value-type="string">
            <text:p>11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812048948" calcext:value-type="float">
            <text:p>39812048948</text:p>
          </table:table-cell>
          <table:table-cell table:style-name="ce4" office:value-type="string" calcext:value-type="string">
            <text:p>HATİCE BAŞCIOĞLU</text:p>
          </table:table-cell>
          <table:table-cell table:style-name="ce15" office:value-type="string" calcext:value-type="string">
            <text:p>0</text:p>
          </table:table-cell>
          <table:table-cell table:formula="of:=2022-YEAR([.F203])" office:value-type="float" office:value="36" calcext:value-type="float">
            <text:p>3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6-01-01" calcext:value-type="date">
            <text:p>01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1T13:51:33" calcext:value-type="date">
            <text:p>11.06.2020</text:p>
          </table:table-cell>
          <table:table-cell table:style-name="ce4" office:value-type="string" calcext:value-type="string">
            <text:p>Pozitif 6.260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260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643593920" calcext:value-type="float">
            <text:p>36643593920</text:p>
          </table:table-cell>
          <table:table-cell table:style-name="ce4" office:value-type="string" calcext:value-type="string">
            <text:p>BAHAR İPEK ARAS</text:p>
          </table:table-cell>
          <table:table-cell table:style-name="ce15" office:value-type="string" calcext:value-type="string">
            <text:p>0</text:p>
          </table:table-cell>
          <table:table-cell table:formula="of:=2022-YEAR([.F204])" office:value-type="float" office:value="36" calcext:value-type="float">
            <text:p>36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86-02-02" calcext:value-type="date">
            <text:p>02.0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4:20:46" calcext:value-type="date">
            <text:p>23.07.2020</text:p>
          </table:table-cell>
          <table:table-cell table:style-name="ce4" office:value-type="string" calcext:value-type="string">
            <text:p>Pozitif 20,91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0,9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335676882" calcext:value-type="float">
            <text:p>15335676882</text:p>
          </table:table-cell>
          <table:table-cell table:style-name="ce4" office:value-type="string" calcext:value-type="string">
            <text:p>TÜRKAN GÖBEŞ</text:p>
          </table:table-cell>
          <table:table-cell table:style-name="ce15" office:value-type="string" calcext:value-type="string">
            <text:p>0</text:p>
          </table:table-cell>
          <table:table-cell table:formula="of:=2022-YEAR([.F205])" office:value-type="float" office:value="36" calcext:value-type="float">
            <text:p>3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6-05-18" calcext:value-type="date">
            <text:p>18.05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1:52:49" calcext:value-type="date">
            <text:p>23.02.2021</text:p>
          </table:table-cell>
          <table:table-cell table:style-name="ce4" office:value-type="string" calcext:value-type="string">
            <text:p>591.6 <text:s/>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91.6 <text:s/>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604758934" calcext:value-type="float">
            <text:p>48604758934</text:p>
          </table:table-cell>
          <table:table-cell table:style-name="ce4" office:value-type="string" calcext:value-type="string">
            <text:p>NESİBE KAÇMAZ</text:p>
          </table:table-cell>
          <table:table-cell table:style-name="ce15" office:value-type="string" calcext:value-type="string">
            <text:p>0</text:p>
          </table:table-cell>
          <table:table-cell table:formula="of:=2022-YEAR([.F206])" office:value-type="float" office:value="36" calcext:value-type="float">
            <text:p>3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01-15" calcext:value-type="date">
            <text:p>15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3:22:31" calcext:value-type="date">
            <text:p>29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728524706" calcext:value-type="float">
            <text:p>38728524706</text:p>
          </table:table-cell>
          <table:table-cell table:style-name="ce4" office:value-type="string" calcext:value-type="string">
            <text:p>ÜNZİLE ÖZEN</text:p>
          </table:table-cell>
          <table:table-cell table:style-name="ce15" office:value-type="string" calcext:value-type="string">
            <text:p>0</text:p>
          </table:table-cell>
          <table:table-cell table:formula="of:=2022-YEAR([.F207])" office:value-type="float" office:value="36" calcext:value-type="float">
            <text:p>3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01-01" calcext:value-type="date">
            <text:p>01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1:13:31" calcext:value-type="date">
            <text:p>31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15" office:value-type="string" calcext:value-type="string">
            <text:p>0</text:p>
          </table:table-cell>
          <table:table-cell table:formula="of:=2022-YEAR([.F208])" office:value-type="float" office:value="36" calcext:value-type="float">
            <text:p>3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6-12-15" calcext:value-type="date">
            <text:p>15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4:37:40" calcext:value-type="date">
            <text:p>02.04.2021</text:p>
          </table:table-cell>
          <table:table-cell table:style-name="ce4" office:value-type="string" calcext:value-type="string">
            <text:p>209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9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36643593920" calcext:value-type="float">
            <text:p>36643593920</text:p>
          </table:table-cell>
          <table:table-cell table:style-name="ce4" office:value-type="string" calcext:value-type="string">
            <text:p>BAHAR İPEK ARAS</text:p>
          </table:table-cell>
          <table:table-cell table:style-name="ce15" office:value-type="string" calcext:value-type="string">
            <text:p>0</text:p>
          </table:table-cell>
          <table:table-cell table:formula="of:=2022-YEAR([.F209])" office:value-type="float" office:value="36" calcext:value-type="float">
            <text:p>3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02-02" calcext:value-type="date">
            <text:p>02.0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2T13:48:57" calcext:value-type="date">
            <text:p>12.04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15" office:value-type="string" calcext:value-type="string">
            <text:p>1</text:p>
          </table:table-cell>
          <table:table-cell table:formula="of:=2022-YEAR([.F210])" office:value-type="float" office:value="36" calcext:value-type="float">
            <text:p>3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12-28" calcext:value-type="date">
            <text:p>28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3T08:45:47" calcext:value-type="date">
            <text:p>03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242444870" calcext:value-type="float">
            <text:p>41242444870</text:p>
          </table:table-cell>
          <table:table-cell table:style-name="ce4" office:value-type="string" calcext:value-type="string">
            <text:p>MUSTAFA GÜLAL</text:p>
          </table:table-cell>
          <table:table-cell table:style-name="ce15" office:value-type="string" calcext:value-type="string">
            <text:p>1</text:p>
          </table:table-cell>
          <table:table-cell table:formula="of:=2022-YEAR([.F211])" office:value-type="float" office:value="36" calcext:value-type="float">
            <text:p>3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6-04-26" calcext:value-type="date">
            <text:p>26.04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2" calcext:value-type="date">
            <text:p>13.07.2021</text:p>
          </table:table-cell>
          <table:table-cell table:style-name="ce4" office:value-type="string" calcext:value-type="string">
            <text:p>5,05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,05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15" office:value-type="string" calcext:value-type="string">
            <text:p>0</text:p>
          </table:table-cell>
          <table:table-cell table:formula="of:=2022-YEAR([.F212])" office:value-type="float" office:value="36" calcext:value-type="float">
            <text:p>3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6-12-15" calcext:value-type="date">
            <text:p>15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2T15:22:14" calcext:value-type="date">
            <text:p>02.08.2021</text:p>
          </table:table-cell>
          <table:table-cell table:style-name="ce4" office:value-type="string" calcext:value-type="string">
            <text:p>46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6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812048948" calcext:value-type="float">
            <text:p>39812048948</text:p>
          </table:table-cell>
          <table:table-cell table:style-name="ce4" office:value-type="string" calcext:value-type="string">
            <text:p>HATİCE BAŞCIOĞLU</text:p>
          </table:table-cell>
          <table:table-cell table:style-name="ce15" office:value-type="string" calcext:value-type="string">
            <text:p>0</text:p>
          </table:table-cell>
          <table:table-cell table:formula="of:=2022-YEAR([.F213])" office:value-type="float" office:value="36" calcext:value-type="float">
            <text:p>3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01-01" calcext:value-type="date">
            <text:p>01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4:05" calcext:value-type="date">
            <text:p>05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335676882" calcext:value-type="float">
            <text:p>15335676882</text:p>
          </table:table-cell>
          <table:table-cell table:style-name="ce4" office:value-type="string" calcext:value-type="string">
            <text:p>TÜRKAN GÖBEŞ</text:p>
          </table:table-cell>
          <table:table-cell table:style-name="ce15" office:value-type="string" calcext:value-type="string">
            <text:p>0</text:p>
          </table:table-cell>
          <table:table-cell table:formula="of:=2022-YEAR([.F214])" office:value-type="float" office:value="36" calcext:value-type="float">
            <text:p>3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6-05-18" calcext:value-type="date">
            <text:p>18.05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5:38:52" calcext:value-type="date">
            <text:p>03.09.2021</text:p>
          </table:table-cell>
          <table:table-cell table:style-name="ce4" office:value-type="string" calcext:value-type="string">
            <text:p>37,7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7,7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604758934" calcext:value-type="float">
            <text:p>48604758934</text:p>
          </table:table-cell>
          <table:table-cell table:style-name="ce4" office:value-type="string" calcext:value-type="string">
            <text:p>NESİBE KAÇMAZ</text:p>
          </table:table-cell>
          <table:table-cell table:style-name="ce15" office:value-type="string" calcext:value-type="string">
            <text:p>0</text:p>
          </table:table-cell>
          <table:table-cell table:formula="of:=2022-YEAR([.F215])" office:value-type="float" office:value="36" calcext:value-type="float">
            <text:p>3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01-15" calcext:value-type="date">
            <text:p>15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4:46:30" calcext:value-type="date">
            <text:p>27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15" office:value-type="string" calcext:value-type="string">
            <text:p>1</text:p>
          </table:table-cell>
          <table:table-cell table:formula="of:=2022-YEAR([.F216])" office:value-type="float" office:value="36" calcext:value-type="float">
            <text:p>3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12-28" calcext:value-type="date">
            <text:p>28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30:16" calcext:value-type="date">
            <text:p>28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954780506" calcext:value-type="float">
            <text:p>17954780506</text:p>
          </table:table-cell>
          <table:table-cell table:style-name="ce4" office:value-type="string" calcext:value-type="string">
            <text:p>ENGİN HİN</text:p>
          </table:table-cell>
          <table:table-cell table:style-name="ce15" office:value-type="string" calcext:value-type="string">
            <text:p>1</text:p>
          </table:table-cell>
          <table:table-cell table:formula="of:=2022-YEAR([.F217])" office:value-type="float" office:value="36" calcext:value-type="float">
            <text:p>3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6-11-10" calcext:value-type="date">
            <text:p>10.1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4:09:23" calcext:value-type="date">
            <text:p>01.11.2021</text:p>
          </table:table-cell>
          <table:table-cell table:style-name="ce4" office:value-type="string" calcext:value-type="string">
            <text:p>46,2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6,2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15" office:value-type="string" calcext:value-type="string">
            <text:p>1</text:p>
          </table:table-cell>
          <table:table-cell table:formula="of:=2022-YEAR([.F218])" office:value-type="float" office:value="36" calcext:value-type="float">
            <text:p>3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12-28" calcext:value-type="date">
            <text:p>28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38:44" calcext:value-type="date">
            <text:p>06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643593920" calcext:value-type="float">
            <text:p>36643593920</text:p>
          </table:table-cell>
          <table:table-cell table:style-name="ce4" office:value-type="string" calcext:value-type="string">
            <text:p>BAHAR İPEK ARAS</text:p>
          </table:table-cell>
          <table:table-cell table:style-name="ce15" office:value-type="string" calcext:value-type="string">
            <text:p>0</text:p>
          </table:table-cell>
          <table:table-cell table:formula="of:=2022-YEAR([.F219])" office:value-type="float" office:value="36" calcext:value-type="float">
            <text:p>3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6-02-02" calcext:value-type="date">
            <text:p>02.0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44:09" calcext:value-type="date">
            <text:p>16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15" office:value-type="string" calcext:value-type="string">
            <text:p>0</text:p>
          </table:table-cell>
          <table:table-cell table:formula="of:=2022-YEAR([.F220])" office:value-type="float" office:value="36" calcext:value-type="float">
            <text:p>3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6-12-15" calcext:value-type="date">
            <text:p>15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5:10:56" calcext:value-type="date">
            <text:p>23.02.2022</text:p>
          </table:table-cell>
          <table:table-cell table:style-name="ce4" office:value-type="string" calcext:value-type="string">
            <text:p>242,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2,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15" office:value-type="string" calcext:value-type="string">
            <text:p>0</text:p>
          </table:table-cell>
          <table:table-cell table:formula="of:=2022-YEAR([.F221])" office:value-type="float" office:value="37" calcext:value-type="float">
            <text:p>3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09T12:32:35" calcext:value-type="date">
            <text:p>09.04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805444770" calcext:value-type="float">
            <text:p>10805444770</text:p>
          </table:table-cell>
          <table:table-cell table:style-name="ce4" office:value-type="string" calcext:value-type="string">
            <text:p>GÜLBEYAZ POLAT</text:p>
          </table:table-cell>
          <table:table-cell table:style-name="ce15" office:value-type="string" calcext:value-type="string">
            <text:p>0</text:p>
          </table:table-cell>
          <table:table-cell table:formula="of:=2022-YEAR([.F222])" office:value-type="float" office:value="37" calcext:value-type="float">
            <text:p>3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10-10" calcext:value-type="date">
            <text:p>10.10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9T13:35:18" calcext:value-type="date">
            <text:p>29.06.2020</text:p>
          </table:table-cell>
          <table:table-cell table:style-name="ce4" office:value-type="string" calcext:value-type="string">
            <text:p>Pozitif 2.163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163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15" office:value-type="string" calcext:value-type="string">
            <text:p>0</text:p>
          </table:table-cell>
          <table:table-cell table:formula="of:=2022-YEAR([.F223])" office:value-type="float" office:value="37" calcext:value-type="float">
            <text:p>3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1:12:09" calcext:value-type="date">
            <text:p>24.08.2020</text:p>
          </table:table-cell>
          <table:table-cell table:style-name="ce4" office:value-type="string" calcext:value-type="string">
            <text:p>POZITIF25,00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5,0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6786628052" calcext:value-type="float">
            <text:p>46786628052</text:p>
          </table:table-cell>
          <table:table-cell table:style-name="ce4" office:value-type="string" calcext:value-type="string">
            <text:p>ERKAN BAŞTUĞ</text:p>
          </table:table-cell>
          <table:table-cell table:style-name="ce15" office:value-type="string" calcext:value-type="string">
            <text:p>1</text:p>
          </table:table-cell>
          <table:table-cell table:formula="of:=2022-YEAR([.F224])" office:value-type="float" office:value="37" calcext:value-type="float">
            <text:p>3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5-04-10" calcext:value-type="date">
            <text:p>10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5T11:45:19" calcext:value-type="date">
            <text:p>25.08.2020</text:p>
          </table:table-cell>
          <table:table-cell table:style-name="ce4" office:value-type="string" calcext:value-type="string">
            <text:p>POZITIF30090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009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873976934" calcext:value-type="float">
            <text:p>11873976934</text:p>
          </table:table-cell>
          <table:table-cell table:style-name="ce4" office:value-type="string" calcext:value-type="string">
            <text:p>FERHAT ÇİĞDEM</text:p>
          </table:table-cell>
          <table:table-cell table:style-name="ce15" office:value-type="string" calcext:value-type="string">
            <text:p>1</text:p>
          </table:table-cell>
          <table:table-cell table:formula="of:=2022-YEAR([.F225])" office:value-type="float" office:value="37" calcext:value-type="float">
            <text:p>37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85-11-11" calcext:value-type="date">
            <text:p>11.1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9T14:57:52" calcext:value-type="date">
            <text:p>09.09.2020</text:p>
          </table:table-cell>
          <table:table-cell table:style-name="ce4" office:value-type="string" calcext:value-type="string">
            <text:p>Pozitif 796,1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796,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15" office:value-type="string" calcext:value-type="string">
            <text:p>0</text:p>
          </table:table-cell>
          <table:table-cell table:formula="of:=2022-YEAR([.F226])" office:value-type="float" office:value="37" calcext:value-type="float">
            <text:p>3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2T13:10:07" calcext:value-type="date">
            <text:p>12.0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6786628052" calcext:value-type="float">
            <text:p>46786628052</text:p>
          </table:table-cell>
          <table:table-cell table:style-name="ce4" office:value-type="string" calcext:value-type="string">
            <text:p>ERKAN BAŞTUĞ</text:p>
          </table:table-cell>
          <table:table-cell table:style-name="ce15" office:value-type="string" calcext:value-type="string">
            <text:p>1</text:p>
          </table:table-cell>
          <table:table-cell table:formula="of:=2022-YEAR([.F227])" office:value-type="float" office:value="37" calcext:value-type="float">
            <text:p>3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4-10" calcext:value-type="date">
            <text:p>10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4:39:02" calcext:value-type="date">
            <text:p>10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448269166" calcext:value-type="float">
            <text:p>33448269166</text:p>
          </table:table-cell>
          <table:table-cell table:style-name="ce4" office:value-type="string" calcext:value-type="string">
            <text:p>AHMET UYSAL</text:p>
          </table:table-cell>
          <table:table-cell table:style-name="ce15" office:value-type="string" calcext:value-type="string">
            <text:p>1</text:p>
          </table:table-cell>
          <table:table-cell table:formula="of:=2022-YEAR([.F228])" office:value-type="float" office:value="37" calcext:value-type="float">
            <text:p>3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2-19" calcext:value-type="date">
            <text:p>19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5:32:38" calcext:value-type="date">
            <text:p>16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311837532" calcext:value-type="float">
            <text:p>29311837532</text:p>
          </table:table-cell>
          <table:table-cell table:style-name="ce4" office:value-type="string" calcext:value-type="string">
            <text:p>ÜMMÜGÜLSÜM HALIM</text:p>
          </table:table-cell>
          <table:table-cell table:style-name="ce15" office:value-type="string" calcext:value-type="string">
            <text:p>0</text:p>
          </table:table-cell>
          <table:table-cell table:formula="of:=2022-YEAR([.F229])" office:value-type="float" office:value="37" calcext:value-type="float">
            <text:p>3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5-04-17" calcext:value-type="date">
            <text:p>17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9T12:16:35" calcext:value-type="date">
            <text:p>09.03.202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805444770" calcext:value-type="float">
            <text:p>10805444770</text:p>
          </table:table-cell>
          <table:table-cell table:style-name="ce4" office:value-type="string" calcext:value-type="string">
            <text:p>GÜLBEYAZ POLAT</text:p>
          </table:table-cell>
          <table:table-cell table:style-name="ce15" office:value-type="string" calcext:value-type="string">
            <text:p>0</text:p>
          </table:table-cell>
          <table:table-cell table:formula="of:=2022-YEAR([.F230])" office:value-type="float" office:value="37" calcext:value-type="float">
            <text:p>3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5-10-10" calcext:value-type="date">
            <text:p>10.10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2:46:44" calcext:value-type="date">
            <text:p>23.03.2021</text:p>
          </table:table-cell>
          <table:table-cell table:style-name="ce4" office:value-type="string" calcext:value-type="string">
            <text:p>93.55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3.5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345068790" calcext:value-type="float">
            <text:p>99345068790</text:p>
          </table:table-cell>
          <table:table-cell table:style-name="ce4" office:value-type="string" calcext:value-type="string">
            <text:p>RAZIA HAZARA</text:p>
          </table:table-cell>
          <table:table-cell table:style-name="ce15" office:value-type="string" calcext:value-type="string">
            <text:p>0</text:p>
          </table:table-cell>
          <table:table-cell table:formula="of:=2022-YEAR([.F231])" office:value-type="float" office:value="37" calcext:value-type="float">
            <text:p>3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01-01" calcext:value-type="date">
            <text:p>01.0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52:23" calcext:value-type="date">
            <text:p>24.05.2021</text:p>
          </table:table-cell>
          <table:table-cell table:style-name="ce4" office:value-type="string" calcext:value-type="string">
            <text:p>103.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3.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15" office:value-type="string" calcext:value-type="string">
            <text:p>0</text:p>
          </table:table-cell>
          <table:table-cell table:formula="of:=2022-YEAR([.F232])" office:value-type="float" office:value="37" calcext:value-type="float">
            <text:p>3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4:24:46" calcext:value-type="date">
            <text:p>02.06.2021</text:p>
          </table:table-cell>
          <table:table-cell table:style-name="ce4" office:value-type="string" calcext:value-type="string">
            <text:p>60,8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0,8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536297008" calcext:value-type="float">
            <text:p>15536297008</text:p>
          </table:table-cell>
          <table:table-cell table:style-name="ce4" office:value-type="string" calcext:value-type="string">
            <text:p>MUHAMMED ALİ KIYMET</text:p>
          </table:table-cell>
          <table:table-cell table:style-name="ce15" office:value-type="string" calcext:value-type="string">
            <text:p>1</text:p>
          </table:table-cell>
          <table:table-cell table:formula="of:=2022-YEAR([.F233])" office:value-type="float" office:value="37" calcext:value-type="float">
            <text:p>3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02-15" calcext:value-type="date">
            <text:p>15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1:47:47" calcext:value-type="date">
            <text:p>25.06.2021</text:p>
          </table:table-cell>
          <table:table-cell table:style-name="ce4" office:value-type="string" calcext:value-type="string">
            <text:p>3551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551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99345068790" calcext:value-type="float">
            <text:p>99345068790</text:p>
          </table:table-cell>
          <table:table-cell table:style-name="ce4" office:value-type="string" calcext:value-type="string">
            <text:p>RAZIA HAZARA</text:p>
          </table:table-cell>
          <table:table-cell table:style-name="ce15" office:value-type="string" calcext:value-type="string">
            <text:p>0</text:p>
          </table:table-cell>
          <table:table-cell table:formula="of:=2022-YEAR([.F234])" office:value-type="float" office:value="37" calcext:value-type="float">
            <text:p>3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01-01" calcext:value-type="date">
            <text:p>01.0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2T11:02:39" calcext:value-type="date">
            <text:p>02.07.2021</text:p>
          </table:table-cell>
          <table:table-cell table:style-name="ce4" office:value-type="string" calcext:value-type="string">
            <text:p>51,6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1,6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575803116" calcext:value-type="float">
            <text:p>15575803116</text:p>
          </table:table-cell>
          <table:table-cell table:style-name="ce4" office:value-type="string" calcext:value-type="string">
            <text:p>NURGÜL ŞENTÜRK</text:p>
          </table:table-cell>
          <table:table-cell table:style-name="ce15" office:value-type="string" calcext:value-type="string">
            <text:p>0</text:p>
          </table:table-cell>
          <table:table-cell table:formula="of:=2022-YEAR([.F235])" office:value-type="float" office:value="37" calcext:value-type="float">
            <text:p>3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07-22" calcext:value-type="date">
            <text:p>22.07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0:55:52" calcext:value-type="date">
            <text:p>09.07.2021</text:p>
          </table:table-cell>
          <table:table-cell table:style-name="ce4" office:value-type="string" calcext:value-type="string">
            <text:p>1739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39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624199372" calcext:value-type="float">
            <text:p>29624199372</text:p>
          </table:table-cell>
          <table:table-cell table:style-name="ce4" office:value-type="string" calcext:value-type="string">
            <text:p>KENAN ÇİFTÇİ</text:p>
          </table:table-cell>
          <table:table-cell table:style-name="ce15" office:value-type="string" calcext:value-type="string">
            <text:p>1</text:p>
          </table:table-cell>
          <table:table-cell table:formula="of:=2022-YEAR([.F236])" office:value-type="float" office:value="37" calcext:value-type="float">
            <text:p>3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5-01-30" calcext:value-type="date">
            <text:p>30.0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0:58:10" calcext:value-type="date">
            <text:p>27.07.2021</text:p>
          </table:table-cell>
          <table:table-cell table:style-name="ce4" office:value-type="string" calcext:value-type="string">
            <text:p>271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71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911218766" calcext:value-type="float">
            <text:p>47911218766</text:p>
          </table:table-cell>
          <table:table-cell table:style-name="ce4" office:value-type="string" calcext:value-type="string">
            <text:p>ESRA DEMİREL</text:p>
          </table:table-cell>
          <table:table-cell table:style-name="ce15" office:value-type="string" calcext:value-type="string">
            <text:p>0</text:p>
          </table:table-cell>
          <table:table-cell table:formula="of:=2022-YEAR([.F237])" office:value-type="float" office:value="37" calcext:value-type="float">
            <text:p>3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5-02-16" calcext:value-type="date">
            <text:p>16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4:32:10" calcext:value-type="date">
            <text:p>27.07.2021</text:p>
          </table:table-cell>
          <table:table-cell table:style-name="ce4" office:value-type="string" calcext:value-type="string">
            <text:p>4270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27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239900472" calcext:value-type="float">
            <text:p>44239900472</text:p>
          </table:table-cell>
          <table:table-cell table:style-name="ce4" office:value-type="string" calcext:value-type="string">
            <text:p>HÜSEYİN SOYMAZ</text:p>
          </table:table-cell>
          <table:table-cell table:style-name="ce15" office:value-type="string" calcext:value-type="string">
            <text:p>1</text:p>
          </table:table-cell>
          <table:table-cell table:formula="of:=2022-YEAR([.F238])" office:value-type="float" office:value="37" calcext:value-type="float">
            <text:p>3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5-12-10" calcext:value-type="date">
            <text:p>10.1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4T10:10:55" calcext:value-type="date">
            <text:p>04.08.2021</text:p>
          </table:table-cell>
          <table:table-cell table:style-name="ce4" office:value-type="string" calcext:value-type="string">
            <text:p>808,2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08,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911218766" calcext:value-type="float">
            <text:p>47911218766</text:p>
          </table:table-cell>
          <table:table-cell table:style-name="ce4" office:value-type="string" calcext:value-type="string">
            <text:p>ESRA DEMİREL</text:p>
          </table:table-cell>
          <table:table-cell table:style-name="ce15" office:value-type="string" calcext:value-type="string">
            <text:p>0</text:p>
          </table:table-cell>
          <table:table-cell table:formula="of:=2022-YEAR([.F239])" office:value-type="float" office:value="37" calcext:value-type="float">
            <text:p>3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02-16" calcext:value-type="date">
            <text:p>16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4:19:24" calcext:value-type="date">
            <text:p>08.09.2021</text:p>
          </table:table-cell>
          <table:table-cell table:style-name="ce4" office:value-type="string" calcext:value-type="string">
            <text:p>7007</text:p>
            <text:p/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007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15" office:value-type="string" calcext:value-type="string">
            <text:p>0</text:p>
          </table:table-cell>
          <table:table-cell table:formula="of:=2022-YEAR([.F240])" office:value-type="float" office:value="37" calcext:value-type="float">
            <text:p>3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2T14:45:02" calcext:value-type="date">
            <text:p>22.10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536297008" calcext:value-type="float">
            <text:p>15536297008</text:p>
          </table:table-cell>
          <table:table-cell table:style-name="ce4" office:value-type="string" calcext:value-type="string">
            <text:p>MUHAMMED ALİ KIYMET</text:p>
          </table:table-cell>
          <table:table-cell table:style-name="ce15" office:value-type="string" calcext:value-type="string">
            <text:p>1</text:p>
          </table:table-cell>
          <table:table-cell table:formula="of:=2022-YEAR([.F241])" office:value-type="float" office:value="37" calcext:value-type="float">
            <text:p>3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02-15" calcext:value-type="date">
            <text:p>15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2:25:17" calcext:value-type="date">
            <text:p>13.12.2021</text:p>
          </table:table-cell>
          <table:table-cell table:style-name="ce4" office:value-type="string" calcext:value-type="string">
            <text:p>1,55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,55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575803116" calcext:value-type="float">
            <text:p>15575803116</text:p>
          </table:table-cell>
          <table:table-cell table:style-name="ce4" office:value-type="string" calcext:value-type="string">
            <text:p>NURGÜL ŞENTÜRK</text:p>
          </table:table-cell>
          <table:table-cell table:style-name="ce15" office:value-type="string" calcext:value-type="string">
            <text:p>0</text:p>
          </table:table-cell>
          <table:table-cell table:formula="of:=2022-YEAR([.F242])" office:value-type="float" office:value="37" calcext:value-type="float">
            <text:p>3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07-22" calcext:value-type="date">
            <text:p>22.07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4:25:31" calcext:value-type="date">
            <text:p>14.12.2021</text:p>
          </table:table-cell>
          <table:table-cell table:style-name="ce4" office:value-type="string" calcext:value-type="string">
            <text:p>73,435,05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3,435,05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311837532" calcext:value-type="float">
            <text:p>29311837532</text:p>
          </table:table-cell>
          <table:table-cell table:style-name="ce4" office:value-type="string" calcext:value-type="string">
            <text:p>ÜMMÜGÜLSÜM HALIM</text:p>
          </table:table-cell>
          <table:table-cell table:style-name="ce15" office:value-type="string" calcext:value-type="string">
            <text:p>0</text:p>
          </table:table-cell>
          <table:table-cell table:formula="of:=2022-YEAR([.F243])" office:value-type="float" office:value="37" calcext:value-type="float">
            <text:p>3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4-17" calcext:value-type="date">
            <text:p>17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4T14:05:21" calcext:value-type="date">
            <text:p>04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016538842" calcext:value-type="float">
            <text:p>25016538842</text:p>
          </table:table-cell>
          <table:table-cell table:style-name="ce4" office:value-type="string" calcext:value-type="string">
            <text:p>ZEYNEP KESMEN</text:p>
          </table:table-cell>
          <table:table-cell table:style-name="ce15" office:value-type="string" calcext:value-type="string">
            <text:p>0</text:p>
          </table:table-cell>
          <table:table-cell table:formula="of:=2022-YEAR([.F244])" office:value-type="float" office:value="37" calcext:value-type="float">
            <text:p>3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11-15" calcext:value-type="date">
            <text:p>15.1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5:20:47" calcext:value-type="date">
            <text:p>13.01.2022</text:p>
          </table:table-cell>
          <table:table-cell table:style-name="ce4" office:value-type="string" calcext:value-type="string">
            <text:p>20,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,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873976934" calcext:value-type="float">
            <text:p>11873976934</text:p>
          </table:table-cell>
          <table:table-cell table:style-name="ce4" office:value-type="string" calcext:value-type="string">
            <text:p>FERHAT ÇİĞDEM</text:p>
          </table:table-cell>
          <table:table-cell table:style-name="ce15" office:value-type="string" calcext:value-type="string">
            <text:p>1</text:p>
          </table:table-cell>
          <table:table-cell table:formula="of:=2022-YEAR([.F245])" office:value-type="float" office:value="37" calcext:value-type="float">
            <text:p>3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5-11-11" calcext:value-type="date">
            <text:p>11.1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23:52" calcext:value-type="date">
            <text:p>14.01.2022</text:p>
          </table:table-cell>
          <table:table-cell table:style-name="ce4" office:value-type="string" calcext:value-type="string">
            <text:p>244,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4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543433548" calcext:value-type="float">
            <text:p>52543433548</text:p>
          </table:table-cell>
          <table:table-cell table:style-name="ce4" office:value-type="string" calcext:value-type="string">
            <text:p>ESRA SELEM SERİL</text:p>
          </table:table-cell>
          <table:table-cell table:style-name="ce15" office:value-type="string" calcext:value-type="string">
            <text:p>0</text:p>
          </table:table-cell>
          <table:table-cell table:formula="of:=2022-YEAR([.F246])" office:value-type="float" office:value="37" calcext:value-type="float">
            <text:p>3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5-08-26" calcext:value-type="date">
            <text:p>26.08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9:48" calcext:value-type="date">
            <text:p>01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7837537430" calcext:value-type="float">
            <text:p>37837537430</text:p>
          </table:table-cell>
          <table:table-cell table:style-name="ce4" office:value-type="string" calcext:value-type="string">
            <text:p>SÜMEYYE ÇAKMAK</text:p>
          </table:table-cell>
          <table:table-cell table:style-name="ce15" office:value-type="string" calcext:value-type="string">
            <text:p>0</text:p>
          </table:table-cell>
          <table:table-cell table:formula="of:=2022-YEAR([.F247])" office:value-type="float" office:value="38" calcext:value-type="float">
            <text:p>3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8-25" calcext:value-type="date">
            <text:p>25.08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30T11:09:26" calcext:value-type="date">
            <text:p>30.04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716191318" calcext:value-type="float">
            <text:p>18716191318</text:p>
          </table:table-cell>
          <table:table-cell table:style-name="ce4" office:value-type="string" calcext:value-type="string">
            <text:p>SİNAN ALTINTAŞ</text:p>
          </table:table-cell>
          <table:table-cell table:style-name="ce15" office:value-type="string" calcext:value-type="string">
            <text:p>1</text:p>
          </table:table-cell>
          <table:table-cell table:formula="of:=2022-YEAR([.F248])" office:value-type="float" office:value="38" calcext:value-type="float">
            <text:p>3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6-08" calcext:value-type="date">
            <text:p>08.06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0T10:57:59" calcext:value-type="date">
            <text:p>20.05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349233584" calcext:value-type="float">
            <text:p>34349233584</text:p>
          </table:table-cell>
          <table:table-cell table:style-name="ce4" office:value-type="string" calcext:value-type="string">
            <text:p>TUĞBA ASLAN</text:p>
          </table:table-cell>
          <table:table-cell table:style-name="ce15" office:value-type="string" calcext:value-type="string">
            <text:p>0</text:p>
          </table:table-cell>
          <table:table-cell table:formula="of:=2022-YEAR([.F249])" office:value-type="float" office:value="38" calcext:value-type="float">
            <text:p>3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9-13" calcext:value-type="date">
            <text:p>13.09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9T12:14:20" calcext:value-type="date">
            <text:p>09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839346444" calcext:value-type="float">
            <text:p>30839346444</text:p>
          </table:table-cell>
          <table:table-cell table:style-name="ce4" office:value-type="string" calcext:value-type="string">
            <text:p>NESLİHAN GÜZEL</text:p>
          </table:table-cell>
          <table:table-cell table:style-name="ce15" office:value-type="string" calcext:value-type="string">
            <text:p>0</text:p>
          </table:table-cell>
          <table:table-cell table:formula="of:=2022-YEAR([.F250])" office:value-type="float" office:value="38" calcext:value-type="float">
            <text:p>3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4-07-22" calcext:value-type="date">
            <text:p>22.07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3T14:21:26" calcext:value-type="date">
            <text:p>03.06.2021</text:p>
          </table:table-cell>
          <table:table-cell table:style-name="ce4" office:value-type="string" calcext:value-type="string">
            <text:p>76,9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6,9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467957118" calcext:value-type="float">
            <text:p>44467957118</text:p>
          </table:table-cell>
          <table:table-cell table:style-name="ce4" office:value-type="string" calcext:value-type="string">
            <text:p>ZAFER AKDAĞ</text:p>
          </table:table-cell>
          <table:table-cell table:style-name="ce15" office:value-type="string" calcext:value-type="string">
            <text:p>1</text:p>
          </table:table-cell>
          <table:table-cell table:formula="of:=2022-YEAR([.F251])" office:value-type="float" office:value="38" calcext:value-type="float">
            <text:p>3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4-09-19" calcext:value-type="date">
            <text:p>19.09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52" calcext:value-type="date">
            <text:p>13.07.2021</text:p>
          </table:table-cell>
          <table:table-cell table:style-name="ce4" office:value-type="string" calcext:value-type="string">
            <text:p>36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70942011464" calcext:value-type="float">
            <text:p>70942011464</text:p>
          </table:table-cell>
          <table:table-cell table:style-name="ce4" office:value-type="string" calcext:value-type="string">
            <text:p>ŞERİFE HASPOLAT</text:p>
          </table:table-cell>
          <table:table-cell table:style-name="ce15" office:value-type="string" calcext:value-type="string">
            <text:p>0</text:p>
          </table:table-cell>
          <table:table-cell table:formula="of:=2022-YEAR([.F252])" office:value-type="float" office:value="38" calcext:value-type="float">
            <text:p>3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4-12" calcext:value-type="date">
            <text:p>12.04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3:11:07" calcext:value-type="date">
            <text:p>16.07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119170266" calcext:value-type="float">
            <text:p>36119170266</text:p>
          </table:table-cell>
          <table:table-cell table:style-name="ce4" office:value-type="string" calcext:value-type="string">
            <text:p>AHU TUĞBA KALAYCI</text:p>
          </table:table-cell>
          <table:table-cell table:style-name="ce15" office:value-type="string" calcext:value-type="string">
            <text:p>0</text:p>
          </table:table-cell>
          <table:table-cell table:formula="of:=2022-YEAR([.F253])" office:value-type="float" office:value="38" calcext:value-type="float">
            <text:p>38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4-09-01" calcext:value-type="date">
            <text:p>01.09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5:16" calcext:value-type="date">
            <text:p>05.08.2021</text:p>
          </table:table-cell>
          <table:table-cell table:style-name="ce4" office:value-type="string" calcext:value-type="string">
            <text:p>1,711x10^2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,711x10^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126043966" calcext:value-type="float">
            <text:p>23126043966</text:p>
          </table:table-cell>
          <table:table-cell table:style-name="ce4" office:value-type="string" calcext:value-type="string">
            <text:p>ÖZLEM IŞIK</text:p>
          </table:table-cell>
          <table:table-cell table:style-name="ce15" office:value-type="string" calcext:value-type="string">
            <text:p>0</text:p>
          </table:table-cell>
          <table:table-cell table:formula="of:=2022-YEAR([.F254])" office:value-type="float" office:value="38" calcext:value-type="float">
            <text:p>38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4-07-01" calcext:value-type="date">
            <text:p>01.07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5T15:37:04" calcext:value-type="date">
            <text:p>25.08.2021</text:p>
          </table:table-cell>
          <table:table-cell table:style-name="ce4" office:value-type="string" calcext:value-type="string">
            <text:p>63,43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3,4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126043966" calcext:value-type="float">
            <text:p>23126043966</text:p>
          </table:table-cell>
          <table:table-cell table:style-name="ce4" office:value-type="string" calcext:value-type="string">
            <text:p>ÖZLEM IŞIK</text:p>
          </table:table-cell>
          <table:table-cell table:style-name="ce15" office:value-type="string" calcext:value-type="string">
            <text:p>0</text:p>
          </table:table-cell>
          <table:table-cell table:formula="of:=2022-YEAR([.F255])" office:value-type="float" office:value="38" calcext:value-type="float">
            <text:p>3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4-07-01" calcext:value-type="date">
            <text:p>01.07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37:09" calcext:value-type="date">
            <text:p>10.12.2021</text:p>
          </table:table-cell>
          <table:table-cell table:style-name="ce4" office:value-type="string" calcext:value-type="string">
            <text:p>32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2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204241382" calcext:value-type="float">
            <text:p>17204241382</text:p>
          </table:table-cell>
          <table:table-cell table:style-name="ce4" office:value-type="string" calcext:value-type="string">
            <text:p>SARE KOÇAKER</text:p>
          </table:table-cell>
          <table:table-cell table:style-name="ce15" office:value-type="string" calcext:value-type="string">
            <text:p>0</text:p>
          </table:table-cell>
          <table:table-cell table:formula="of:=2022-YEAR([.F256])" office:value-type="float" office:value="38" calcext:value-type="float">
            <text:p>3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6-25" calcext:value-type="date">
            <text:p>25.06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3:37:58" calcext:value-type="date">
            <text:p>11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6122944886" calcext:value-type="float">
            <text:p>26122944886</text:p>
          </table:table-cell>
          <table:table-cell table:style-name="ce4" office:value-type="string" calcext:value-type="string">
            <text:p>SEDAT AKMAN</text:p>
          </table:table-cell>
          <table:table-cell table:style-name="ce15" office:value-type="string" calcext:value-type="string">
            <text:p>1</text:p>
          </table:table-cell>
          <table:table-cell table:formula="of:=2022-YEAR([.F257])" office:value-type="float" office:value="38" calcext:value-type="float">
            <text:p>3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8-23" calcext:value-type="date">
            <text:p>23.08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1:43:27" calcext:value-type="date">
            <text:p>20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551899446" calcext:value-type="float">
            <text:p>38551899446</text:p>
          </table:table-cell>
          <table:table-cell table:style-name="ce4" office:value-type="string" calcext:value-type="string">
            <text:p>İSMAİL KASAP</text:p>
          </table:table-cell>
          <table:table-cell table:style-name="ce15" office:value-type="string" calcext:value-type="string">
            <text:p>1</text:p>
          </table:table-cell>
          <table:table-cell table:formula="of:=2022-YEAR([.F258])" office:value-type="float" office:value="38" calcext:value-type="float">
            <text:p>3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8-29" calcext:value-type="date">
            <text:p>29.08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2:21:30" calcext:value-type="date">
            <text:p>21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0146512936" calcext:value-type="float">
            <text:p>50146512936</text:p>
          </table:table-cell>
          <table:table-cell table:style-name="ce4" office:value-type="string" calcext:value-type="string">
            <text:p>EVREN ÜÇDİRHEM</text:p>
          </table:table-cell>
          <table:table-cell table:style-name="ce15" office:value-type="string" calcext:value-type="string">
            <text:p>1</text:p>
          </table:table-cell>
          <table:table-cell table:formula="of:=2022-YEAR([.F259])" office:value-type="float" office:value="38" calcext:value-type="float">
            <text:p>3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4-05-05" calcext:value-type="date">
            <text:p>05.05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5:56:25" calcext:value-type="date">
            <text:p>16.02.2022</text:p>
          </table:table-cell>
          <table:table-cell table:style-name="ce4" office:value-type="string" calcext:value-type="string">
            <text:p>52,6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2,6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716191318" calcext:value-type="float">
            <text:p>18716191318</text:p>
          </table:table-cell>
          <table:table-cell table:style-name="ce4" office:value-type="string" calcext:value-type="string">
            <text:p>SİNAN ALTINTAŞ</text:p>
          </table:table-cell>
          <table:table-cell table:style-name="ce15" office:value-type="string" calcext:value-type="string">
            <text:p>1</text:p>
          </table:table-cell>
          <table:table-cell table:formula="of:=2022-YEAR([.F260])" office:value-type="float" office:value="38" calcext:value-type="float">
            <text:p>3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6-08" calcext:value-type="date">
            <text:p>08.06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15:22:33" calcext:value-type="date">
            <text:p>04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61228337620" calcext:value-type="float">
            <text:p>61228337620</text:p>
          </table:table-cell>
          <table:table-cell table:style-name="ce4" office:value-type="string" calcext:value-type="string">
            <text:p>GÜLŞAH İLHAN</text:p>
          </table:table-cell>
          <table:table-cell table:style-name="ce15" office:value-type="string" calcext:value-type="string">
            <text:p>0</text:p>
          </table:table-cell>
          <table:table-cell table:formula="of:=2022-YEAR([.F261])" office:value-type="float" office:value="38" calcext:value-type="float">
            <text:p>3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11-07" calcext:value-type="date">
            <text:p>07.11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3:57:45" calcext:value-type="date">
            <text:p>10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37837537430" calcext:value-type="float">
            <text:p>37837537430</text:p>
          </table:table-cell>
          <table:table-cell table:style-name="ce4" office:value-type="string" calcext:value-type="string">
            <text:p>SÜMEYYE ÇAKMAK</text:p>
          </table:table-cell>
          <table:table-cell table:style-name="ce15" office:value-type="string" calcext:value-type="string">
            <text:p>0</text:p>
          </table:table-cell>
          <table:table-cell table:formula="of:=2022-YEAR([.F262])" office:value-type="float" office:value="38" calcext:value-type="float">
            <text:p>3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4-08-25" calcext:value-type="date">
            <text:p>25.08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5:44:12" calcext:value-type="date">
            <text:p>23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292735446" calcext:value-type="float">
            <text:p>19292735446</text:p>
          </table:table-cell>
          <table:table-cell table:style-name="ce4" office:value-type="string" calcext:value-type="string">
            <text:p>ZEYNEP ÇEVİK</text:p>
          </table:table-cell>
          <table:table-cell table:style-name="ce15" office:value-type="string" calcext:value-type="string">
            <text:p>0</text:p>
          </table:table-cell>
          <table:table-cell table:formula="of:=2022-YEAR([.F263])" office:value-type="float" office:value="39" calcext:value-type="float">
            <text:p>3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12-20" calcext:value-type="date">
            <text:p>20.12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8T11:00:53" calcext:value-type="date">
            <text:p>08.06.2020</text:p>
          </table:table-cell>
          <table:table-cell table:style-name="ce4" office:value-type="string" calcext:value-type="string">
            <text:p>Pozitif 1.177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177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073900274" calcext:value-type="float">
            <text:p>33073900274</text:p>
          </table:table-cell>
          <table:table-cell table:style-name="ce4" office:value-type="string" calcext:value-type="string">
            <text:p>FATİH ALCAN</text:p>
          </table:table-cell>
          <table:table-cell table:style-name="ce15" office:value-type="string" calcext:value-type="string">
            <text:p>1</text:p>
          </table:table-cell>
          <table:table-cell table:formula="of:=2022-YEAR([.F264])" office:value-type="float" office:value="39" calcext:value-type="float">
            <text:p>39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83-06-23" calcext:value-type="date">
            <text:p>23.06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39" calcext:value-type="date">
            <text:p>27.07.2020</text:p>
          </table:table-cell>
          <table:table-cell table:style-name="ce4" office:value-type="string" calcext:value-type="string">
            <text:p>Pozitif 24290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429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073900274" calcext:value-type="float">
            <text:p>33073900274</text:p>
          </table:table-cell>
          <table:table-cell table:style-name="ce4" office:value-type="string" calcext:value-type="string">
            <text:p>FATİH ALCAN</text:p>
          </table:table-cell>
          <table:table-cell table:style-name="ce15" office:value-type="string" calcext:value-type="string">
            <text:p>1</text:p>
          </table:table-cell>
          <table:table-cell table:formula="of:=2022-YEAR([.F265])" office:value-type="float" office:value="39" calcext:value-type="float">
            <text:p>3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3-06-23" calcext:value-type="date">
            <text:p>23.06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4T14:15:43" calcext:value-type="date">
            <text:p>04.02.2021</text:p>
          </table:table-cell>
          <table:table-cell table:style-name="ce4" office:value-type="string" calcext:value-type="string">
            <text:p>78.75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8.7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287234678" calcext:value-type="float">
            <text:p>36287234678</text:p>
          </table:table-cell>
          <table:table-cell table:style-name="ce4" office:value-type="string" calcext:value-type="string">
            <text:p>MİYASE YANAR</text:p>
          </table:table-cell>
          <table:table-cell table:style-name="ce15" office:value-type="string" calcext:value-type="string">
            <text:p>0</text:p>
          </table:table-cell>
          <table:table-cell table:formula="of:=2022-YEAR([.F266])" office:value-type="float" office:value="39" calcext:value-type="float">
            <text:p>3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3-10-10" calcext:value-type="date">
            <text:p>10.10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5T11:39:27" calcext:value-type="date">
            <text:p>05.02.2021</text:p>
          </table:table-cell>
          <table:table-cell table:style-name="ce4" office:value-type="string" calcext:value-type="string">
            <text:p>11.6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1.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416534734" calcext:value-type="float">
            <text:p>38416534734</text:p>
          </table:table-cell>
          <table:table-cell table:style-name="ce4" office:value-type="string" calcext:value-type="string">
            <text:p>KAZIM SAĞDIÇ</text:p>
          </table:table-cell>
          <table:table-cell table:style-name="ce15" office:value-type="string" calcext:value-type="string">
            <text:p>1</text:p>
          </table:table-cell>
          <table:table-cell table:formula="of:=2022-YEAR([.F267])" office:value-type="float" office:value="39" calcext:value-type="float">
            <text:p>3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3-05-05" calcext:value-type="date">
            <text:p>05.05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8T13:34:57" calcext:value-type="date">
            <text:p>18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847423620" calcext:value-type="float">
            <text:p>22847423620</text:p>
          </table:table-cell>
          <table:table-cell table:style-name="ce4" office:value-type="string" calcext:value-type="string">
            <text:p>ALPER ÜSTÜN</text:p>
          </table:table-cell>
          <table:table-cell table:style-name="ce15" office:value-type="string" calcext:value-type="string">
            <text:p>1</text:p>
          </table:table-cell>
          <table:table-cell table:formula="of:=2022-YEAR([.F268])" office:value-type="float" office:value="39" calcext:value-type="float">
            <text:p>3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01-01" calcext:value-type="date">
            <text:p>01.01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1T11:07:57" calcext:value-type="date">
            <text:p>21.05.2021</text:p>
          </table:table-cell>
          <table:table-cell table:style-name="ce4" office:value-type="string" calcext:value-type="string">
            <text:p>72.3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2.3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073900274" calcext:value-type="float">
            <text:p>33073900274</text:p>
          </table:table-cell>
          <table:table-cell table:style-name="ce4" office:value-type="string" calcext:value-type="string">
            <text:p>FATİH ALCAN</text:p>
          </table:table-cell>
          <table:table-cell table:style-name="ce15" office:value-type="string" calcext:value-type="string">
            <text:p>1</text:p>
          </table:table-cell>
          <table:table-cell table:formula="of:=2022-YEAR([.F269])" office:value-type="float" office:value="39" calcext:value-type="float">
            <text:p>3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3-06-23" calcext:value-type="date">
            <text:p>23.06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1:59:34" calcext:value-type="date">
            <text:p>16.07.2021</text:p>
          </table:table-cell>
          <table:table-cell table:style-name="ce4" office:value-type="string" calcext:value-type="string">
            <text:p>9657000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65700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034513514" calcext:value-type="float">
            <text:p>39034513514</text:p>
          </table:table-cell>
          <table:table-cell table:style-name="ce4" office:value-type="string" calcext:value-type="string">
            <text:p>SİNAN AKARSLAN</text:p>
          </table:table-cell>
          <table:table-cell table:style-name="ce15" office:value-type="string" calcext:value-type="string">
            <text:p>1</text:p>
          </table:table-cell>
          <table:table-cell table:formula="of:=2022-YEAR([.F270])" office:value-type="float" office:value="39" calcext:value-type="float">
            <text:p>3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3-08-08" calcext:value-type="date">
            <text:p>08.08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2:18:59" calcext:value-type="date">
            <text:p>24.08.2021</text:p>
          </table:table-cell>
          <table:table-cell table:style-name="ce4" office:value-type="string" calcext:value-type="string">
            <text:p>296,9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96,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292735446" calcext:value-type="float">
            <text:p>19292735446</text:p>
          </table:table-cell>
          <table:table-cell table:style-name="ce4" office:value-type="string" calcext:value-type="string">
            <text:p>ZEYNEP ÇEVİK</text:p>
          </table:table-cell>
          <table:table-cell table:style-name="ce15" office:value-type="string" calcext:value-type="string">
            <text:p>0</text:p>
          </table:table-cell>
          <table:table-cell table:formula="of:=2022-YEAR([.F271])" office:value-type="float" office:value="39" calcext:value-type="float">
            <text:p>3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12-20" calcext:value-type="date">
            <text:p>20.12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3:00:09" calcext:value-type="date">
            <text:p>14.09.2021</text:p>
          </table:table-cell>
          <table:table-cell table:style-name="ce4" office:value-type="string" calcext:value-type="string">
            <text:p>661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61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287234678" calcext:value-type="float">
            <text:p>36287234678</text:p>
          </table:table-cell>
          <table:table-cell table:style-name="ce4" office:value-type="string" calcext:value-type="string">
            <text:p>MİYASE YANAR</text:p>
          </table:table-cell>
          <table:table-cell table:style-name="ce15" office:value-type="string" calcext:value-type="string">
            <text:p>0</text:p>
          </table:table-cell>
          <table:table-cell table:formula="of:=2022-YEAR([.F272])" office:value-type="float" office:value="39" calcext:value-type="float">
            <text:p>3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10-10" calcext:value-type="date">
            <text:p>10.10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30T11:32:38" calcext:value-type="date">
            <text:p>30.09.2021</text:p>
          </table:table-cell>
          <table:table-cell table:style-name="ce4" office:value-type="string" calcext:value-type="string">
            <text:p>264,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64,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495401480" calcext:value-type="float">
            <text:p>23495401480</text:p>
          </table:table-cell>
          <table:table-cell table:style-name="ce4" office:value-type="string" calcext:value-type="string">
            <text:p>SEVDA YİĞİT</text:p>
          </table:table-cell>
          <table:table-cell table:style-name="ce15" office:value-type="string" calcext:value-type="string">
            <text:p>0</text:p>
          </table:table-cell>
          <table:table-cell table:formula="of:=2022-YEAR([.F273])" office:value-type="float" office:value="39" calcext:value-type="float">
            <text:p>3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3-10-10" calcext:value-type="date">
            <text:p>10.10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2:25:18" calcext:value-type="date">
            <text:p>13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207455906" calcext:value-type="float">
            <text:p>40207455906</text:p>
          </table:table-cell>
          <table:table-cell table:style-name="ce4" office:value-type="string" calcext:value-type="string">
            <text:p>AYLİN KAPAN</text:p>
          </table:table-cell>
          <table:table-cell table:style-name="ce15" office:value-type="string" calcext:value-type="string">
            <text:p>0</text:p>
          </table:table-cell>
          <table:table-cell table:formula="of:=2022-YEAR([.F274])" office:value-type="float" office:value="39" calcext:value-type="float">
            <text:p>3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06-12" calcext:value-type="date">
            <text:p>12.06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26:41" calcext:value-type="date">
            <text:p>07.01.2022</text:p>
          </table:table-cell>
          <table:table-cell table:style-name="ce4" office:value-type="string" calcext:value-type="string">
            <text:p>536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36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970282704" calcext:value-type="float">
            <text:p>45970282704</text:p>
          </table:table-cell>
          <table:table-cell table:style-name="ce4" office:value-type="string" calcext:value-type="string">
            <text:p>HALİS BOZDEMİR</text:p>
          </table:table-cell>
          <table:table-cell table:style-name="ce15" office:value-type="string" calcext:value-type="string">
            <text:p>1</text:p>
          </table:table-cell>
          <table:table-cell table:formula="of:=2022-YEAR([.F275])" office:value-type="float" office:value="39" calcext:value-type="float">
            <text:p>3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02-06" calcext:value-type="date">
            <text:p>06.02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2:42:17" calcext:value-type="date">
            <text:p>20.01.2022</text:p>
          </table:table-cell>
          <table:table-cell table:style-name="ce4" office:value-type="string" calcext:value-type="string">
            <text:p>1.603x10^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.603x10^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479263164" calcext:value-type="float">
            <text:p>33479263164</text:p>
          </table:table-cell>
          <table:table-cell table:style-name="ce4" office:value-type="string" calcext:value-type="string">
            <text:p>TUĞBA GENÇ</text:p>
          </table:table-cell>
          <table:table-cell table:style-name="ce15" office:value-type="string" calcext:value-type="string">
            <text:p>0</text:p>
          </table:table-cell>
          <table:table-cell table:formula="of:=2022-YEAR([.F276])" office:value-type="float" office:value="39" calcext:value-type="float">
            <text:p>3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3-01-10" calcext:value-type="date">
            <text:p>10.01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3:51:09" calcext:value-type="date">
            <text:p>22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287234678" calcext:value-type="float">
            <text:p>36287234678</text:p>
          </table:table-cell>
          <table:table-cell table:style-name="ce4" office:value-type="string" calcext:value-type="string">
            <text:p>MİYASE YANAR</text:p>
          </table:table-cell>
          <table:table-cell table:style-name="ce15" office:value-type="string" calcext:value-type="string">
            <text:p>0</text:p>
          </table:table-cell>
          <table:table-cell table:formula="of:=2022-YEAR([.F277])" office:value-type="float" office:value="39" calcext:value-type="float">
            <text:p>3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3-10-10" calcext:value-type="date">
            <text:p>10.10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3:15:05" calcext:value-type="date">
            <text:p>23.03.2022</text:p>
          </table:table-cell>
          <table:table-cell table:style-name="ce4" office:value-type="string" calcext:value-type="string">
            <text:p>578,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78,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15" office:value-type="string" calcext:value-type="string">
            <text:p>1</text:p>
          </table:table-cell>
          <table:table-cell table:formula="of:=2022-YEAR([.F278])" office:value-type="float" office:value="40" calcext:value-type="float">
            <text:p>4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3T11:44:32" calcext:value-type="date">
            <text:p>03.06.2020</text:p>
          </table:table-cell>
          <table:table-cell table:style-name="ce4" office:value-type="string" calcext:value-type="string">
            <text:p>Pozitif 7.805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7.805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526344568" calcext:value-type="float">
            <text:p>12526344568</text:p>
          </table:table-cell>
          <table:table-cell table:style-name="ce4" office:value-type="string" calcext:value-type="string">
            <text:p>AYŞE ESMER</text:p>
          </table:table-cell>
          <table:table-cell table:style-name="ce15" office:value-type="string" calcext:value-type="string">
            <text:p>0</text:p>
          </table:table-cell>
          <table:table-cell table:formula="of:=2022-YEAR([.F279])" office:value-type="float" office:value="40" calcext:value-type="float">
            <text:p>4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11-25" calcext:value-type="date">
            <text:p>25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1T13:46:08" calcext:value-type="date">
            <text:p>11.06.2020</text:p>
          </table:table-cell>
          <table:table-cell table:style-name="ce4" office:value-type="string" calcext:value-type="string">
            <text:p>3109</text:p>
          </table:table-cell>
          <table:table-cell table:style-name="ce15" office:value-type="string" calcext:value-type="string">
            <text:p>Pozitif</text:p>
          </table:table-cell>
          <table:table-cell table:style-name="ce4" office:value-type="string" calcext:value-type="string">
            <text:p>3109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188325364" calcext:value-type="float">
            <text:p>44188325364</text:p>
          </table:table-cell>
          <table:table-cell table:style-name="ce4" office:value-type="string" calcext:value-type="string">
            <text:p>AHMET ÇETİNTAŞ</text:p>
          </table:table-cell>
          <table:table-cell table:style-name="ce15" office:value-type="string" calcext:value-type="string">
            <text:p>1</text:p>
          </table:table-cell>
          <table:table-cell table:formula="of:=2022-YEAR([.F280])" office:value-type="float" office:value="40" calcext:value-type="float">
            <text:p>4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1-01" calcext:value-type="date">
            <text:p>01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6T12:58:25" calcext:value-type="date">
            <text:p>16.06.2020</text:p>
          </table:table-cell>
          <table:table-cell table:style-name="ce4" office:value-type="string" calcext:value-type="string">
            <text:p>Pozitif 2.986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986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745390442" calcext:value-type="float">
            <text:p>42745390442</text:p>
          </table:table-cell>
          <table:table-cell table:style-name="ce4" office:value-type="string" calcext:value-type="string">
            <text:p>SADIK GEÇGEL</text:p>
          </table:table-cell>
          <table:table-cell table:style-name="ce15" office:value-type="string" calcext:value-type="string">
            <text:p>1</text:p>
          </table:table-cell>
          <table:table-cell table:formula="of:=2022-YEAR([.F281])" office:value-type="float" office:value="40" calcext:value-type="float">
            <text:p>4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8-01" calcext:value-type="date">
            <text:p>01.08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4:16:33" calcext:value-type="date">
            <text:p>16.07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15" office:value-type="string" calcext:value-type="string">
            <text:p>1</text:p>
          </table:table-cell>
          <table:table-cell table:formula="of:=2022-YEAR([.F282])" office:value-type="float" office:value="40" calcext:value-type="float">
            <text:p>40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4T10:36:17" calcext:value-type="date">
            <text:p>04.09.2020</text:p>
          </table:table-cell>
          <table:table-cell table:style-name="ce4" office:value-type="string" calcext:value-type="string">
            <text:p>Pozitif 39,07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39,07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15" office:value-type="string" calcext:value-type="string">
            <text:p>1</text:p>
          </table:table-cell>
          <table:table-cell table:formula="of:=2022-YEAR([.F283])" office:value-type="float" office:value="40" calcext:value-type="float">
            <text:p>4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2T13:12:42" calcext:value-type="date">
            <text:p>12.0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926416834" calcext:value-type="float">
            <text:p>41926416834</text:p>
          </table:table-cell>
          <table:table-cell table:style-name="ce4" office:value-type="string" calcext:value-type="string">
            <text:p>HANDAN EŞMELER</text:p>
          </table:table-cell>
          <table:table-cell table:style-name="ce15" office:value-type="string" calcext:value-type="string">
            <text:p>0</text:p>
          </table:table-cell>
          <table:table-cell table:formula="of:=2022-YEAR([.F284])" office:value-type="float" office:value="40" calcext:value-type="float">
            <text:p>40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2-11-27" calcext:value-type="date">
            <text:p>27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2T13:41:56" calcext:value-type="date">
            <text:p>22.01.2021</text:p>
          </table:table-cell>
          <table:table-cell table:style-name="ce4" office:value-type="string" calcext:value-type="string">
            <text:p>2.172x10^3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.172x10^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612500010" calcext:value-type="float">
            <text:p>23612500010</text:p>
          </table:table-cell>
          <table:table-cell table:style-name="ce4" office:value-type="string" calcext:value-type="string">
            <text:p>MİHRİCAN ERGİN</text:p>
          </table:table-cell>
          <table:table-cell table:style-name="ce15" office:value-type="string" calcext:value-type="string">
            <text:p>0</text:p>
          </table:table-cell>
          <table:table-cell table:formula="of:=2022-YEAR([.F285])" office:value-type="float" office:value="40" calcext:value-type="float">
            <text:p>4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1-13" calcext:value-type="date">
            <text:p>13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45:27" calcext:value-type="date">
            <text:p>08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9806194574" calcext:value-type="float">
            <text:p>59806194574</text:p>
          </table:table-cell>
          <table:table-cell table:style-name="ce4" office:value-type="string" calcext:value-type="string">
            <text:p>EYÜP PEKŞEN</text:p>
          </table:table-cell>
          <table:table-cell table:style-name="ce15" office:value-type="string" calcext:value-type="string">
            <text:p>1</text:p>
          </table:table-cell>
          <table:table-cell table:formula="of:=2022-YEAR([.F286])" office:value-type="float" office:value="40" calcext:value-type="float">
            <text:p>4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3-28" calcext:value-type="date">
            <text:p>28.03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8T12:03:01" calcext:value-type="date">
            <text:p>08.04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926416834" calcext:value-type="float">
            <text:p>41926416834</text:p>
          </table:table-cell>
          <table:table-cell table:style-name="ce4" office:value-type="string" calcext:value-type="string">
            <text:p>HANDAN EŞMELER</text:p>
          </table:table-cell>
          <table:table-cell table:style-name="ce15" office:value-type="string" calcext:value-type="string">
            <text:p>0</text:p>
          </table:table-cell>
          <table:table-cell table:formula="of:=2022-YEAR([.F287])" office:value-type="float" office:value="40" calcext:value-type="float">
            <text:p>4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11-27" calcext:value-type="date">
            <text:p>27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1T14:34:45" calcext:value-type="date">
            <text:p>21.04.2021</text:p>
          </table:table-cell>
          <table:table-cell table:style-name="ce4" office:value-type="string" calcext:value-type="string">
            <text:p>2484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84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15" office:value-type="string" calcext:value-type="string">
            <text:p>1</text:p>
          </table:table-cell>
          <table:table-cell table:formula="of:=2022-YEAR([.F288])" office:value-type="float" office:value="40" calcext:value-type="float">
            <text:p>4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3T12:08:14" calcext:value-type="date">
            <text:p>03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15" office:value-type="string" calcext:value-type="string">
            <text:p>1</text:p>
          </table:table-cell>
          <table:table-cell table:formula="of:=2022-YEAR([.F289])" office:value-type="float" office:value="40" calcext:value-type="float">
            <text:p>40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7T15:36:22" calcext:value-type="date">
            <text:p>17.08.2021</text:p>
          </table:table-cell>
          <table:table-cell table:style-name="ce4" office:value-type="string" calcext:value-type="string">
            <text:p>8,154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,15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9806194574" calcext:value-type="float">
            <text:p>59806194574</text:p>
          </table:table-cell>
          <table:table-cell table:style-name="ce4" office:value-type="string" calcext:value-type="string">
            <text:p>EYÜP PEKŞEN</text:p>
          </table:table-cell>
          <table:table-cell table:style-name="ce15" office:value-type="string" calcext:value-type="string">
            <text:p>1</text:p>
          </table:table-cell>
          <table:table-cell table:formula="of:=2022-YEAR([.F290])" office:value-type="float" office:value="40" calcext:value-type="float">
            <text:p>4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3-28" calcext:value-type="date">
            <text:p>28.03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1:31:23" calcext:value-type="date">
            <text:p>24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082479304" calcext:value-type="float">
            <text:p>10082479304</text:p>
          </table:table-cell>
          <table:table-cell table:style-name="ce4" office:value-type="string" calcext:value-type="string">
            <text:p>AYTEN YALÇIN</text:p>
          </table:table-cell>
          <table:table-cell table:style-name="ce15" office:value-type="string" calcext:value-type="string">
            <text:p>0</text:p>
          </table:table-cell>
          <table:table-cell table:formula="of:=2022-YEAR([.F291])" office:value-type="float" office:value="40" calcext:value-type="float">
            <text:p>4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6-01" calcext:value-type="date">
            <text:p>01.06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4:39:46" calcext:value-type="date">
            <text:p>07.09.2021</text:p>
          </table:table-cell>
          <table:table-cell table:style-name="ce4" office:value-type="string" calcext:value-type="string">
            <text:p>7883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883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3926577408" calcext:value-type="float">
            <text:p>53926577408</text:p>
          </table:table-cell>
          <table:table-cell table:style-name="ce4" office:value-type="string" calcext:value-type="string">
            <text:p>KENAN HAMARAT</text:p>
          </table:table-cell>
          <table:table-cell table:style-name="ce15" office:value-type="string" calcext:value-type="string">
            <text:p>1</text:p>
          </table:table-cell>
          <table:table-cell table:formula="of:=2022-YEAR([.F292])" office:value-type="float" office:value="40" calcext:value-type="float">
            <text:p>4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5-02" calcext:value-type="date">
            <text:p>02.05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4T15:10:00" calcext:value-type="date">
            <text:p>24.09.2021</text:p>
          </table:table-cell>
          <table:table-cell table:style-name="ce4" office:value-type="string" calcext:value-type="string">
            <text:p>287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87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926416834" calcext:value-type="float">
            <text:p>41926416834</text:p>
          </table:table-cell>
          <table:table-cell table:style-name="ce4" office:value-type="string" calcext:value-type="string">
            <text:p>HANDAN EŞMELER</text:p>
          </table:table-cell>
          <table:table-cell table:style-name="ce15" office:value-type="string" calcext:value-type="string">
            <text:p>0</text:p>
          </table:table-cell>
          <table:table-cell table:formula="of:=2022-YEAR([.F293])" office:value-type="float" office:value="40" calcext:value-type="float">
            <text:p>4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11-27" calcext:value-type="date">
            <text:p>27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1:30:14" calcext:value-type="date">
            <text:p>12.11.2021</text:p>
          </table:table-cell>
          <table:table-cell table:style-name="ce4" office:value-type="string" calcext:value-type="string">
            <text:p>3645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45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265024558" calcext:value-type="float">
            <text:p>27265024558</text:p>
          </table:table-cell>
          <table:table-cell table:style-name="ce4" office:value-type="string" calcext:value-type="string">
            <text:p>ŞEMSİ IŞIK</text:p>
          </table:table-cell>
          <table:table-cell table:style-name="ce15" office:value-type="string" calcext:value-type="string">
            <text:p>0</text:p>
          </table:table-cell>
          <table:table-cell table:formula="of:=2022-YEAR([.F294])" office:value-type="float" office:value="40" calcext:value-type="float">
            <text:p>4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4-06" calcext:value-type="date">
            <text:p>06.04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1:41:04" calcext:value-type="date">
            <text:p>02.12.2021</text:p>
          </table:table-cell>
          <table:table-cell table:style-name="ce4" office:value-type="string" calcext:value-type="string">
            <text:p>10,05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,05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9980185870" calcext:value-type="float">
            <text:p>59980185870</text:p>
          </table:table-cell>
          <table:table-cell table:style-name="ce4" office:value-type="string" calcext:value-type="string">
            <text:p>TUĞÇE MELİKE KELEŞ</text:p>
          </table:table-cell>
          <table:table-cell table:style-name="ce15" office:value-type="string" calcext:value-type="string">
            <text:p>0</text:p>
          </table:table-cell>
          <table:table-cell table:formula="of:=2022-YEAR([.F295])" office:value-type="float" office:value="40" calcext:value-type="float">
            <text:p>4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4-19" calcext:value-type="date">
            <text:p>19.04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1:35:40" calcext:value-type="date">
            <text:p>14.12.2021</text:p>
          </table:table-cell>
          <table:table-cell table:style-name="ce4" office:value-type="string" calcext:value-type="string">
            <text:p>3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745390442" calcext:value-type="float">
            <text:p>42745390442</text:p>
          </table:table-cell>
          <table:table-cell table:style-name="ce4" office:value-type="string" calcext:value-type="string">
            <text:p>SADIK GEÇGEL</text:p>
          </table:table-cell>
          <table:table-cell table:style-name="ce15" office:value-type="string" calcext:value-type="string">
            <text:p>1</text:p>
          </table:table-cell>
          <table:table-cell table:formula="of:=2022-YEAR([.F296])" office:value-type="float" office:value="40" calcext:value-type="float">
            <text:p>4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8-01" calcext:value-type="date">
            <text:p>01.08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5T11:50:16" calcext:value-type="date">
            <text:p>15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999348470" calcext:value-type="float">
            <text:p>43999348470</text:p>
          </table:table-cell>
          <table:table-cell table:style-name="ce4" office:value-type="string" calcext:value-type="string">
            <text:p>SERDAR BOZDEMİR</text:p>
          </table:table-cell>
          <table:table-cell table:style-name="ce15" office:value-type="string" calcext:value-type="string">
            <text:p>1</text:p>
          </table:table-cell>
          <table:table-cell table:formula="of:=2022-YEAR([.F297])" office:value-type="float" office:value="40" calcext:value-type="float">
            <text:p>4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8-27" calcext:value-type="date">
            <text:p>27.08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2:25:57" calcext:value-type="date">
            <text:p>11.01.2022</text:p>
          </table:table-cell>
          <table:table-cell table:style-name="ce4" office:value-type="string" calcext:value-type="string">
            <text:p>68,3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8,3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15" office:value-type="string" calcext:value-type="string">
            <text:p>1</text:p>
          </table:table-cell>
          <table:table-cell table:formula="of:=2022-YEAR([.F298])" office:value-type="float" office:value="40" calcext:value-type="float">
            <text:p>4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2:01:34" calcext:value-type="date">
            <text:p>25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440892870" calcext:value-type="float">
            <text:p>44440892870</text:p>
          </table:table-cell>
          <table:table-cell table:style-name="ce4" office:value-type="string" calcext:value-type="string">
            <text:p>HATİCE KURT</text:p>
          </table:table-cell>
          <table:table-cell table:style-name="ce15" office:value-type="string" calcext:value-type="string">
            <text:p>0</text:p>
          </table:table-cell>
          <table:table-cell table:formula="of:=2022-YEAR([.F299])" office:value-type="float" office:value="40" calcext:value-type="float">
            <text:p>4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1-08" calcext:value-type="date">
            <text:p>0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2:29:47" calcext:value-type="date">
            <text:p>10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789459972" calcext:value-type="float">
            <text:p>40789459972</text:p>
          </table:table-cell>
          <table:table-cell table:style-name="ce4" office:value-type="string" calcext:value-type="string">
            <text:p>REMZİ AY</text:p>
          </table:table-cell>
          <table:table-cell table:style-name="ce15" office:value-type="string" calcext:value-type="string">
            <text:p>1</text:p>
          </table:table-cell>
          <table:table-cell table:formula="of:=2022-YEAR([.F300])" office:value-type="float" office:value="40" calcext:value-type="float">
            <text:p>4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11-12" calcext:value-type="date">
            <text:p>12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2:43:31" calcext:value-type="date">
            <text:p>14.02.2022</text:p>
          </table:table-cell>
          <table:table-cell table:style-name="ce4" office:value-type="string" calcext:value-type="string">
            <text:p>529,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29,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385273162" calcext:value-type="float">
            <text:p>34385273162</text:p>
          </table:table-cell>
          <table:table-cell table:style-name="ce4" office:value-type="string" calcext:value-type="string">
            <text:p>ZEKİYE ÇOBAN</text:p>
          </table:table-cell>
          <table:table-cell table:style-name="ce15" office:value-type="string" calcext:value-type="string">
            <text:p>0</text:p>
          </table:table-cell>
          <table:table-cell table:formula="of:=2022-YEAR([.F301])" office:value-type="float" office:value="40" calcext:value-type="float">
            <text:p>4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6-20" calcext:value-type="date">
            <text:p>20.06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5:49:28" calcext:value-type="date">
            <text:p>28.02.2022</text:p>
          </table:table-cell>
          <table:table-cell table:style-name="ce4" office:value-type="string" calcext:value-type="string">
            <text:p>525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25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082479304" calcext:value-type="float">
            <text:p>10082479304</text:p>
          </table:table-cell>
          <table:table-cell table:style-name="ce4" office:value-type="string" calcext:value-type="string">
            <text:p>AYTEN YALÇIN</text:p>
          </table:table-cell>
          <table:table-cell table:style-name="ce15" office:value-type="string" calcext:value-type="string">
            <text:p>0</text:p>
          </table:table-cell>
          <table:table-cell table:formula="of:=2022-YEAR([.F302])" office:value-type="float" office:value="40" calcext:value-type="float">
            <text:p>4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2-06-01" calcext:value-type="date">
            <text:p>01.06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9T14:31:46" calcext:value-type="date">
            <text:p>09.03.2022</text:p>
          </table:table-cell>
          <table:table-cell table:style-name="ce4" office:value-type="string" calcext:value-type="string">
            <text:p>1423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23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896344798" calcext:value-type="float">
            <text:p>17896344798</text:p>
          </table:table-cell>
          <table:table-cell table:style-name="ce4" office:value-type="string" calcext:value-type="string">
            <text:p>MUSTAFA BAYRAM</text:p>
          </table:table-cell>
          <table:table-cell table:style-name="ce15" office:value-type="string" calcext:value-type="string">
            <text:p>1</text:p>
          </table:table-cell>
          <table:table-cell table:formula="of:=2022-YEAR([.F303])" office:value-type="float" office:value="40" calcext:value-type="float">
            <text:p>4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02-07" calcext:value-type="date">
            <text:p>07.02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4T15:23:58" calcext:value-type="date">
            <text:p>14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7790114518" calcext:value-type="float">
            <text:p>37790114518</text:p>
          </table:table-cell>
          <table:table-cell table:style-name="ce4" office:value-type="string" calcext:value-type="string">
            <text:p>SALİM DİRİCAN</text:p>
          </table:table-cell>
          <table:table-cell table:style-name="ce15" office:value-type="string" calcext:value-type="string">
            <text:p>1</text:p>
          </table:table-cell>
          <table:table-cell table:formula="of:=2022-YEAR([.F304])" office:value-type="float" office:value="40" calcext:value-type="float">
            <text:p>4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2-12-14" calcext:value-type="date">
            <text:p>14.12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1:20:37" calcext:value-type="date">
            <text:p>21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153530034" calcext:value-type="float">
            <text:p>13153530034</text:p>
          </table:table-cell>
          <table:table-cell table:style-name="ce4" office:value-type="string" calcext:value-type="string">
            <text:p>ADALET FATMA BAŞARAN</text:p>
          </table:table-cell>
          <table:table-cell table:style-name="ce15" office:value-type="string" calcext:value-type="string">
            <text:p>0</text:p>
          </table:table-cell>
          <table:table-cell table:formula="of:=2022-YEAR([.F305])" office:value-type="float" office:value="41" calcext:value-type="float">
            <text:p>4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12-22" calcext:value-type="date">
            <text:p>22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26:28" calcext:value-type="date">
            <text:p>10.06.2020</text:p>
          </table:table-cell>
          <table:table-cell table:style-name="ce4" office:value-type="string" calcext:value-type="string">
            <text:p>Pozitif 7.692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7.692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232303370" calcext:value-type="float">
            <text:p>34232303370</text:p>
          </table:table-cell>
          <table:table-cell table:style-name="ce4" office:value-type="string" calcext:value-type="string">
            <text:p>ZÜLFİKAR ŞAHİNGÖZ</text:p>
          </table:table-cell>
          <table:table-cell table:style-name="ce15" office:value-type="string" calcext:value-type="string">
            <text:p>1</text:p>
          </table:table-cell>
          <table:table-cell table:formula="of:=2022-YEAR([.F306])" office:value-type="float" office:value="41" calcext:value-type="float">
            <text:p>4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1-01-01" calcext:value-type="date">
            <text:p>01.0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5:16:36" calcext:value-type="date">
            <text:p>11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322075474" calcext:value-type="float">
            <text:p>22322075474</text:p>
          </table:table-cell>
          <table:table-cell table:style-name="ce4" office:value-type="string" calcext:value-type="string">
            <text:p>FATİH KARAMEŞE</text:p>
          </table:table-cell>
          <table:table-cell table:style-name="ce15" office:value-type="string" calcext:value-type="string">
            <text:p>1</text:p>
          </table:table-cell>
          <table:table-cell table:formula="of:=2022-YEAR([.F307])" office:value-type="float" office:value="41" calcext:value-type="float">
            <text:p>4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1-12-20" calcext:value-type="date">
            <text:p>20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4T16:02:06" calcext:value-type="date">
            <text:p>24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540400154" calcext:value-type="float">
            <text:p>23540400154</text:p>
          </table:table-cell>
          <table:table-cell table:style-name="ce4" office:value-type="string" calcext:value-type="string">
            <text:p>GÜLSÜM TAŞKIN</text:p>
          </table:table-cell>
          <table:table-cell table:style-name="ce15" office:value-type="string" calcext:value-type="string">
            <text:p>0</text:p>
          </table:table-cell>
          <table:table-cell table:formula="of:=2022-YEAR([.F308])" office:value-type="float" office:value="41" calcext:value-type="float">
            <text:p>4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1-01-19" calcext:value-type="date">
            <text:p>19.0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06" calcext:value-type="date">
            <text:p>31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372768298" calcext:value-type="float">
            <text:p>31372768298</text:p>
          </table:table-cell>
          <table:table-cell table:style-name="ce4" office:value-type="string" calcext:value-type="string">
            <text:p>TUĞBA DAĞLAR</text:p>
          </table:table-cell>
          <table:table-cell table:style-name="ce15" office:value-type="string" calcext:value-type="string">
            <text:p>0</text:p>
          </table:table-cell>
          <table:table-cell table:formula="of:=2022-YEAR([.F309])" office:value-type="float" office:value="41" calcext:value-type="float">
            <text:p>4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08-06" calcext:value-type="date">
            <text:p>06.08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5:23:53" calcext:value-type="date">
            <text:p>11.06.2021</text:p>
          </table:table-cell>
          <table:table-cell table:style-name="ce4" office:value-type="string" calcext:value-type="string">
            <text:p>501,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01,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540400154" calcext:value-type="float">
            <text:p>23540400154</text:p>
          </table:table-cell>
          <table:table-cell table:style-name="ce4" office:value-type="string" calcext:value-type="string">
            <text:p>GÜLSÜM TAŞKIN</text:p>
          </table:table-cell>
          <table:table-cell table:style-name="ce15" office:value-type="string" calcext:value-type="string">
            <text:p>0</text:p>
          </table:table-cell>
          <table:table-cell table:formula="of:=2022-YEAR([.F310])" office:value-type="float" office:value="41" calcext:value-type="float">
            <text:p>4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1-01-19" calcext:value-type="date">
            <text:p>19.0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7T13:34:37" calcext:value-type="date">
            <text:p>27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0628165970" calcext:value-type="float">
            <text:p>60628165970</text:p>
          </table:table-cell>
          <table:table-cell table:style-name="ce4" office:value-type="string" calcext:value-type="string">
            <text:p>SALİCE KAŞIKEMAN</text:p>
          </table:table-cell>
          <table:table-cell table:style-name="ce15" office:value-type="string" calcext:value-type="string">
            <text:p>0</text:p>
          </table:table-cell>
          <table:table-cell table:formula="of:=2022-YEAR([.F311])" office:value-type="float" office:value="41" calcext:value-type="float">
            <text:p>41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1-12-19" calcext:value-type="date">
            <text:p>19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31T16:27:47" calcext:value-type="date">
            <text:p>31.08.2021</text:p>
          </table:table-cell>
          <table:table-cell table:style-name="ce4" office:value-type="string" calcext:value-type="string">
            <text:p>2089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089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662925454" calcext:value-type="float">
            <text:p>41662925454</text:p>
          </table:table-cell>
          <table:table-cell table:style-name="ce4" office:value-type="string" calcext:value-type="string">
            <text:p>HATİCE KOŞAK</text:p>
          </table:table-cell>
          <table:table-cell table:style-name="ce15" office:value-type="string" calcext:value-type="string">
            <text:p>0</text:p>
          </table:table-cell>
          <table:table-cell table:formula="of:=2022-YEAR([.F312])" office:value-type="float" office:value="41" calcext:value-type="float">
            <text:p>4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07-30" calcext:value-type="date">
            <text:p>30.07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4:39:48" calcext:value-type="date">
            <text:p>07.09.2021</text:p>
          </table:table-cell>
          <table:table-cell table:style-name="ce4" office:value-type="string" calcext:value-type="string">
            <text:p>1528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28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322075474" calcext:value-type="float">
            <text:p>22322075474</text:p>
          </table:table-cell>
          <table:table-cell table:style-name="ce4" office:value-type="string" calcext:value-type="string">
            <text:p>FATİH KARAMEŞE</text:p>
          </table:table-cell>
          <table:table-cell table:style-name="ce15" office:value-type="string" calcext:value-type="string">
            <text:p>1</text:p>
          </table:table-cell>
          <table:table-cell table:formula="of:=2022-YEAR([.F313])" office:value-type="float" office:value="41" calcext:value-type="float">
            <text:p>4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12-20" calcext:value-type="date">
            <text:p>20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2:32:24" calcext:value-type="date">
            <text:p>01.10.2021</text:p>
          </table:table-cell>
          <table:table-cell table:style-name="ce4" office:value-type="string" calcext:value-type="string">
            <text:p>448,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48,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861318822" calcext:value-type="float">
            <text:p>14861318822</text:p>
          </table:table-cell>
          <table:table-cell table:style-name="ce4" office:value-type="string" calcext:value-type="string">
            <text:p>GÜLAY DÜMEN</text:p>
          </table:table-cell>
          <table:table-cell table:style-name="ce15" office:value-type="string" calcext:value-type="string">
            <text:p>0</text:p>
          </table:table-cell>
          <table:table-cell table:formula="of:=2022-YEAR([.F314])" office:value-type="float" office:value="41" calcext:value-type="float">
            <text:p>4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11-06" calcext:value-type="date">
            <text:p>06.1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3:12:58" calcext:value-type="date">
            <text:p>22.11.2021</text:p>
          </table:table-cell>
          <table:table-cell table:style-name="ce4" office:value-type="string" calcext:value-type="string">
            <text:p>183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3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180224218" calcext:value-type="float">
            <text:p>17180224218</text:p>
          </table:table-cell>
          <table:table-cell table:style-name="ce4" office:value-type="string" calcext:value-type="string">
            <text:p>ŞABAN SÜMBÜL</text:p>
          </table:table-cell>
          <table:table-cell table:style-name="ce15" office:value-type="string" calcext:value-type="string">
            <text:p>1</text:p>
          </table:table-cell>
          <table:table-cell table:formula="of:=2022-YEAR([.F315])" office:value-type="float" office:value="41" calcext:value-type="float">
            <text:p>4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09-20" calcext:value-type="date">
            <text:p>20.09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3:24:48" calcext:value-type="date">
            <text:p>08.12.2021</text:p>
          </table:table-cell>
          <table:table-cell table:style-name="ce4" office:value-type="string" calcext:value-type="string">
            <text:p>19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8913184288" calcext:value-type="float">
            <text:p>48913184288</text:p>
          </table:table-cell>
          <table:table-cell table:style-name="ce4" office:value-type="string" calcext:value-type="string">
            <text:p>CABİR ÇAKMAK</text:p>
          </table:table-cell>
          <table:table-cell table:style-name="ce15" office:value-type="string" calcext:value-type="string">
            <text:p>1</text:p>
          </table:table-cell>
          <table:table-cell table:formula="of:=2022-YEAR([.F316])" office:value-type="float" office:value="41" calcext:value-type="float">
            <text:p>4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07-29" calcext:value-type="date">
            <text:p>29.07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4T12:29:56" calcext:value-type="date">
            <text:p>24.12.2021</text:p>
          </table:table-cell>
          <table:table-cell table:style-name="ce4" office:value-type="string" calcext:value-type="string">
            <text:p>44,9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4,9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540400154" calcext:value-type="float">
            <text:p>23540400154</text:p>
          </table:table-cell>
          <table:table-cell table:style-name="ce4" office:value-type="string" calcext:value-type="string">
            <text:p>GÜLSÜM TAŞKIN</text:p>
          </table:table-cell>
          <table:table-cell table:style-name="ce15" office:value-type="string" calcext:value-type="string">
            <text:p>0</text:p>
          </table:table-cell>
          <table:table-cell table:formula="of:=2022-YEAR([.F317])" office:value-type="float" office:value="41" calcext:value-type="float">
            <text:p>4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01-19" calcext:value-type="date">
            <text:p>19.0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8T13:09:05" calcext:value-type="date">
            <text:p>08.02.2022</text:p>
          </table:table-cell>
          <table:table-cell table:style-name="ce4" office:value-type="string" calcext:value-type="string">
            <text:p>19,4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,4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639059874" calcext:value-type="float">
            <text:p>52639059874</text:p>
          </table:table-cell>
          <table:table-cell table:style-name="ce4" office:value-type="string" calcext:value-type="string">
            <text:p>YASİN KASIMLAR</text:p>
          </table:table-cell>
          <table:table-cell table:style-name="ce15" office:value-type="string" calcext:value-type="string">
            <text:p>1</text:p>
          </table:table-cell>
          <table:table-cell table:formula="of:=2022-YEAR([.F318])" office:value-type="float" office:value="41" calcext:value-type="float">
            <text:p>4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09-08" calcext:value-type="date">
            <text:p>08.09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9" calcext:value-type="date">
            <text:p>23.02.2022</text:p>
          </table:table-cell>
          <table:table-cell table:style-name="ce4" office:value-type="string" calcext:value-type="string">
            <text:p>8754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754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662925454" calcext:value-type="float">
            <text:p>41662925454</text:p>
          </table:table-cell>
          <table:table-cell table:style-name="ce4" office:value-type="string" calcext:value-type="string">
            <text:p>HATİCE KOŞAK</text:p>
          </table:table-cell>
          <table:table-cell table:style-name="ce15" office:value-type="string" calcext:value-type="string">
            <text:p>0</text:p>
          </table:table-cell>
          <table:table-cell table:formula="of:=2022-YEAR([.F319])" office:value-type="float" office:value="41" calcext:value-type="float">
            <text:p>4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07-30" calcext:value-type="date">
            <text:p>30.07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5:21:42" calcext:value-type="date">
            <text:p>24.02.2022</text:p>
          </table:table-cell>
          <table:table-cell table:style-name="ce4" office:value-type="string" calcext:value-type="string">
            <text:p>21,1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1,1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342701076" calcext:value-type="float">
            <text:p>20342701076</text:p>
          </table:table-cell>
          <table:table-cell table:style-name="ce4" office:value-type="string" calcext:value-type="string">
            <text:p>YUSUF ÜNVER</text:p>
          </table:table-cell>
          <table:table-cell table:style-name="ce15" office:value-type="string" calcext:value-type="string">
            <text:p>1</text:p>
          </table:table-cell>
          <table:table-cell table:formula="of:=2022-YEAR([.F320])" office:value-type="float" office:value="41" calcext:value-type="float">
            <text:p>4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1-12-22" calcext:value-type="date">
            <text:p>22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21:23" calcext:value-type="date">
            <text:p>11.03.2022</text:p>
          </table:table-cell>
          <table:table-cell table:style-name="ce4" office:value-type="string" calcext:value-type="string">
            <text:p>20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15" office:value-type="string" calcext:value-type="string">
            <text:p>1</text:p>
          </table:table-cell>
          <table:table-cell table:formula="of:=2022-YEAR([.F321])" office:value-type="float" office:value="42" calcext:value-type="float">
            <text:p>4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8:09" calcext:value-type="date">
            <text:p>25.06.2020</text:p>
          </table:table-cell>
          <table:table-cell table:style-name="ce4" office:value-type="string" calcext:value-type="string">
            <text:p>Pozitif 1.841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841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372208490" calcext:value-type="float">
            <text:p>14372208490</text:p>
          </table:table-cell>
          <table:table-cell table:style-name="ce4" office:value-type="string" calcext:value-type="string">
            <text:p>HÜSEYİN ÇARIKCİOĞLU</text:p>
          </table:table-cell>
          <table:table-cell table:style-name="ce15" office:value-type="string" calcext:value-type="string">
            <text:p>1</text:p>
          </table:table-cell>
          <table:table-cell table:formula="of:=2022-YEAR([.F322])" office:value-type="float" office:value="42" calcext:value-type="float">
            <text:p>4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5-01" calcext:value-type="date">
            <text:p>01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6T11:13:11" calcext:value-type="date">
            <text:p>26.06.2020</text:p>
          </table:table-cell>
          <table:table-cell table:style-name="ce4" office:value-type="string" calcext:value-type="string">
            <text:p>Pozitif 9.984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984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790688790" calcext:value-type="float">
            <text:p>33790688790</text:p>
          </table:table-cell>
          <table:table-cell table:style-name="ce4" office:value-type="string" calcext:value-type="string">
            <text:p>AYSEL KESKİN</text:p>
          </table:table-cell>
          <table:table-cell table:style-name="ce15" office:value-type="string" calcext:value-type="string">
            <text:p>0</text:p>
          </table:table-cell>
          <table:table-cell table:formula="of:=2022-YEAR([.F323])" office:value-type="float" office:value="42" calcext:value-type="float">
            <text:p>4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0-05-01" calcext:value-type="date">
            <text:p>01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5:14:07" calcext:value-type="date">
            <text:p>12.08.2020</text:p>
          </table:table-cell>
          <table:table-cell table:style-name="ce4" office:value-type="string" calcext:value-type="string">
            <text:p>4,218x10^2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,218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0488131932" calcext:value-type="float">
            <text:p>50488131932</text:p>
          </table:table-cell>
          <table:table-cell table:style-name="ce4" office:value-type="string" calcext:value-type="string">
            <text:p>FADİME YETİŞ</text:p>
          </table:table-cell>
          <table:table-cell table:style-name="ce15" office:value-type="string" calcext:value-type="string">
            <text:p>0</text:p>
          </table:table-cell>
          <table:table-cell table:formula="of:=2022-YEAR([.F324])" office:value-type="float" office:value="42" calcext:value-type="float">
            <text:p>4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0-08-03" calcext:value-type="date">
            <text:p>03.08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8T14:06:32" calcext:value-type="date">
            <text:p>18.08.2020</text:p>
          </table:table-cell>
          <table:table-cell table:style-name="ce4" office:value-type="string" calcext:value-type="string">
            <text:p>POZİTİF444,8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POZİTİF444,8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445266970" calcext:value-type="float">
            <text:p>16445266970</text:p>
          </table:table-cell>
          <table:table-cell table:style-name="ce4" office:value-type="string" calcext:value-type="string">
            <text:p>HAVANUR KORKMAZ</text:p>
          </table:table-cell>
          <table:table-cell table:style-name="ce15" office:value-type="string" calcext:value-type="string">
            <text:p>0</text:p>
          </table:table-cell>
          <table:table-cell table:formula="of:=2022-YEAR([.F325])" office:value-type="float" office:value="42" calcext:value-type="float">
            <text:p>4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0-03-03" calcext:value-type="date">
            <text:p>03.03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3:39:07" calcext:value-type="date">
            <text:p>18.01.2021</text:p>
          </table:table-cell>
          <table:table-cell table:style-name="ce4" office:value-type="string" calcext:value-type="string">
            <text:p>99.25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9.2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372208490" calcext:value-type="float">
            <text:p>14372208490</text:p>
          </table:table-cell>
          <table:table-cell table:style-name="ce4" office:value-type="string" calcext:value-type="string">
            <text:p>HÜSEYİN ÇARIKCİOĞLU</text:p>
          </table:table-cell>
          <table:table-cell table:style-name="ce15" office:value-type="string" calcext:value-type="string">
            <text:p>1</text:p>
          </table:table-cell>
          <table:table-cell table:formula="of:=2022-YEAR([.F326])" office:value-type="float" office:value="42" calcext:value-type="float">
            <text:p>4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0-05-01" calcext:value-type="date">
            <text:p>01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7T12:17:21" calcext:value-type="date">
            <text:p>27.01.2021</text:p>
          </table:table-cell>
          <table:table-cell table:style-name="ce4" office:value-type="string" calcext:value-type="string">
            <text:p>3485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48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538368108" calcext:value-type="float">
            <text:p>13538368108</text:p>
          </table:table-cell>
          <table:table-cell table:style-name="ce4" office:value-type="string" calcext:value-type="string">
            <text:p>GIYASETTİN ÖZDEMİR</text:p>
          </table:table-cell>
          <table:table-cell table:style-name="ce15" office:value-type="string" calcext:value-type="string">
            <text:p>1</text:p>
          </table:table-cell>
          <table:table-cell table:formula="of:=2022-YEAR([.F327])" office:value-type="float" office:value="42" calcext:value-type="float">
            <text:p>4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0-12-25" calcext:value-type="date">
            <text:p>25.12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5T11:38:30" calcext:value-type="date">
            <text:p>05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15" office:value-type="string" calcext:value-type="string">
            <text:p>1</text:p>
          </table:table-cell>
          <table:table-cell table:formula="of:=2022-YEAR([.F328])" office:value-type="float" office:value="42" calcext:value-type="float">
            <text:p>4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4:02:39" calcext:value-type="date">
            <text:p>09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4168056590" calcext:value-type="float">
            <text:p>64168056590</text:p>
          </table:table-cell>
          <table:table-cell table:style-name="ce4" office:value-type="string" calcext:value-type="string">
            <text:p>MURAT DOĞAN</text:p>
          </table:table-cell>
          <table:table-cell table:style-name="ce15" office:value-type="string" calcext:value-type="string">
            <text:p>1</text:p>
          </table:table-cell>
          <table:table-cell table:formula="of:=2022-YEAR([.F329])" office:value-type="float" office:value="42" calcext:value-type="float">
            <text:p>4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0-11-21" calcext:value-type="date">
            <text:p>21.11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56:00" calcext:value-type="date">
            <text:p>04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338676728" calcext:value-type="float">
            <text:p>15338676728</text:p>
          </table:table-cell>
          <table:table-cell table:style-name="ce4" office:value-type="string" calcext:value-type="string">
            <text:p>KENAN TÜFENKÇİ</text:p>
          </table:table-cell>
          <table:table-cell table:style-name="ce15" office:value-type="string" calcext:value-type="string">
            <text:p>1</text:p>
          </table:table-cell>
          <table:table-cell table:formula="of:=2022-YEAR([.F330])" office:value-type="float" office:value="42" calcext:value-type="float">
            <text:p>4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3-20" calcext:value-type="date">
            <text:p>20.03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2T13:54:07" calcext:value-type="date">
            <text:p>12.04.2021</text:p>
          </table:table-cell>
          <table:table-cell table:style-name="ce4" office:value-type="string" calcext:value-type="string">
            <text:p>117.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7.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0428133736" calcext:value-type="float">
            <text:p>50428133736</text:p>
          </table:table-cell>
          <table:table-cell table:style-name="ce4" office:value-type="string" calcext:value-type="string">
            <text:p>TALİP GÜNGÖR</text:p>
          </table:table-cell>
          <table:table-cell table:style-name="ce15" office:value-type="string" calcext:value-type="string">
            <text:p>1</text:p>
          </table:table-cell>
          <table:table-cell table:formula="of:=2022-YEAR([.F331])" office:value-type="float" office:value="42" calcext:value-type="float">
            <text:p>4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1-01" calcext:value-type="date">
            <text:p>01.01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3:50:09" calcext:value-type="date">
            <text:p>18.05.2021</text:p>
          </table:table-cell>
          <table:table-cell table:style-name="ce4" office:value-type="string" calcext:value-type="string">
            <text:p>271.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71.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046944214" calcext:value-type="float">
            <text:p>13046944214</text:p>
          </table:table-cell>
          <table:table-cell table:style-name="ce4" office:value-type="string" calcext:value-type="string">
            <text:p>ALİ GÜDER</text:p>
          </table:table-cell>
          <table:table-cell table:style-name="ce15" office:value-type="string" calcext:value-type="string">
            <text:p>1</text:p>
          </table:table-cell>
          <table:table-cell table:formula="of:=2022-YEAR([.F332])" office:value-type="float" office:value="42" calcext:value-type="float">
            <text:p>4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8-05" calcext:value-type="date">
            <text:p>05.08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4:38:15" calcext:value-type="date">
            <text:p>25.05.2021</text:p>
          </table:table-cell>
          <table:table-cell table:style-name="ce4" office:value-type="string" calcext:value-type="string">
            <text:p>922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22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6355161216" calcext:value-type="float">
            <text:p>66355161216</text:p>
          </table:table-cell>
          <table:table-cell table:style-name="ce4" office:value-type="string" calcext:value-type="string">
            <text:p>ÖZCAN GÜRBÜZ</text:p>
          </table:table-cell>
          <table:table-cell table:style-name="ce15" office:value-type="string" calcext:value-type="string">
            <text:p>0</text:p>
          </table:table-cell>
          <table:table-cell table:formula="of:=2022-YEAR([.F333])" office:value-type="float" office:value="42" calcext:value-type="float">
            <text:p>4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2-01" calcext:value-type="date">
            <text:p>01.02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3T14:21:27" calcext:value-type="date">
            <text:p>03.06.2021</text:p>
          </table:table-cell>
          <table:table-cell table:style-name="ce4" office:value-type="string" calcext:value-type="string">
            <text:p>857,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57,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15" office:value-type="string" calcext:value-type="string">
            <text:p>1</text:p>
          </table:table-cell>
          <table:table-cell table:formula="of:=2022-YEAR([.F334])" office:value-type="float" office:value="42" calcext:value-type="float">
            <text:p>4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3:40:19" calcext:value-type="date">
            <text:p>29.06.2021</text:p>
          </table:table-cell>
          <table:table-cell table:style-name="ce4" office:value-type="string" calcext:value-type="string">
            <text:p>942,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42,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449832966" calcext:value-type="float">
            <text:p>29449832966</text:p>
          </table:table-cell>
          <table:table-cell table:style-name="ce4" office:value-type="string" calcext:value-type="string">
            <text:p>HÜSEYİN BAĞLAN</text:p>
          </table:table-cell>
          <table:table-cell table:style-name="ce15" office:value-type="string" calcext:value-type="string">
            <text:p>1</text:p>
          </table:table-cell>
          <table:table-cell table:formula="of:=2022-YEAR([.F335])" office:value-type="float" office:value="42" calcext:value-type="float">
            <text:p>4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80-04-29" calcext:value-type="date">
            <text:p>29.04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1:31:22" calcext:value-type="date">
            <text:p>10.08.2021</text:p>
          </table:table-cell>
          <table:table-cell table:style-name="ce4" office:value-type="string" calcext:value-type="string">
            <text:p>796,1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96,1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6355161216" calcext:value-type="float">
            <text:p>66355161216</text:p>
          </table:table-cell>
          <table:table-cell table:style-name="ce4" office:value-type="string" calcext:value-type="string">
            <text:p>ÖZCAN GÜRBÜZ</text:p>
          </table:table-cell>
          <table:table-cell table:style-name="ce15" office:value-type="string" calcext:value-type="string">
            <text:p>0</text:p>
          </table:table-cell>
          <table:table-cell table:formula="of:=2022-YEAR([.F336])" office:value-type="float" office:value="42" calcext:value-type="float">
            <text:p>4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2-01" calcext:value-type="date">
            <text:p>01.02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0T13:00:11" calcext:value-type="date">
            <text:p>20.09.2021</text:p>
          </table:table-cell>
          <table:table-cell table:style-name="ce4" office:value-type="string" calcext:value-type="string">
            <text:p>1293</text:p>
            <text:p/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93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669459474" calcext:value-type="float">
            <text:p>40669459474</text:p>
          </table:table-cell>
          <table:table-cell table:style-name="ce4" office:value-type="string" calcext:value-type="string">
            <text:p>AYSUN AKBULUT</text:p>
          </table:table-cell>
          <table:table-cell table:style-name="ce15" office:value-type="string" calcext:value-type="string">
            <text:p>0</text:p>
          </table:table-cell>
          <table:table-cell table:formula="of:=2022-YEAR([.F337])" office:value-type="float" office:value="42" calcext:value-type="float">
            <text:p>4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8-20" calcext:value-type="date">
            <text:p>20.08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5T12:39:05" calcext:value-type="date">
            <text:p>25.10.2021</text:p>
          </table:table-cell>
          <table:table-cell table:style-name="ce4" office:value-type="string" calcext:value-type="string">
            <text:p>313,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13,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15" office:value-type="string" calcext:value-type="string">
            <text:p>1</text:p>
          </table:table-cell>
          <table:table-cell table:formula="of:=2022-YEAR([.F338])" office:value-type="float" office:value="42" calcext:value-type="float">
            <text:p>4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3:38:53" calcext:value-type="date">
            <text:p>08.12.2021</text:p>
          </table:table-cell>
          <table:table-cell table:style-name="ce4" office:value-type="string" calcext:value-type="string">
            <text:p>18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652493540" calcext:value-type="float">
            <text:p>39652493540</text:p>
          </table:table-cell>
          <table:table-cell table:style-name="ce4" office:value-type="string" calcext:value-type="string">
            <text:p>HACER ÇATAL</text:p>
          </table:table-cell>
          <table:table-cell table:style-name="ce15" office:value-type="string" calcext:value-type="string">
            <text:p>0</text:p>
          </table:table-cell>
          <table:table-cell table:formula="of:=2022-YEAR([.F339])" office:value-type="float" office:value="42" calcext:value-type="float">
            <text:p>4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6-10" calcext:value-type="date">
            <text:p>10.06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2:01:04" calcext:value-type="date">
            <text:p>19.01.2022</text:p>
          </table:table-cell>
          <table:table-cell table:style-name="ce4" office:value-type="string" calcext:value-type="string">
            <text:p>25,7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5,7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table:style-name="ce4" office:value-type="string" calcext:value-type="string">
            <text:p>ENGİN KADİR KARTAL</text:p>
          </table:table-cell>
          <table:table-cell table:style-name="ce15" office:value-type="string" calcext:value-type="string">
            <text:p>1</text:p>
          </table:table-cell>
          <table:table-cell table:formula="of:=2022-YEAR([.F340])" office:value-type="float" office:value="42" calcext:value-type="float">
            <text:p>4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5-15" calcext:value-type="date">
            <text:p>15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5:41:13" calcext:value-type="date">
            <text:p>19.01.2022</text:p>
          </table:table-cell>
          <table:table-cell table:style-name="ce4" office:value-type="string" calcext:value-type="string">
            <text:p>27040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7040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974082328" calcext:value-type="float">
            <text:p>21974082328</text:p>
          </table:table-cell>
          <table:table-cell table:style-name="ce4" office:value-type="string" calcext:value-type="string">
            <text:p>ÜNAL SARI</text:p>
          </table:table-cell>
          <table:table-cell table:style-name="ce15" office:value-type="string" calcext:value-type="string">
            <text:p>1</text:p>
          </table:table-cell>
          <table:table-cell table:formula="of:=2022-YEAR([.F341])" office:value-type="float" office:value="42" calcext:value-type="float">
            <text:p>4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4-17" calcext:value-type="date">
            <text:p>17.04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4T10:21:43" calcext:value-type="date">
            <text:p>24.01.2022</text:p>
          </table:table-cell>
          <table:table-cell table:style-name="ce4" office:value-type="string" calcext:value-type="string">
            <text:p>51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1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0164368708" calcext:value-type="float">
            <text:p>30164368708</text:p>
          </table:table-cell>
          <table:table-cell table:style-name="ce4" office:value-type="string" calcext:value-type="string">
            <text:p>KADİR ERİK</text:p>
          </table:table-cell>
          <table:table-cell table:style-name="ce15" office:value-type="string" calcext:value-type="string">
            <text:p>1</text:p>
          </table:table-cell>
          <table:table-cell table:formula="of:=2022-YEAR([.F342])" office:value-type="float" office:value="42" calcext:value-type="float">
            <text:p>4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11-10" calcext:value-type="date">
            <text:p>10.11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8T14:22:37" calcext:value-type="date">
            <text:p>28.01.2022</text:p>
          </table:table-cell>
          <table:table-cell table:style-name="ce4" office:value-type="string" calcext:value-type="string">
            <text:p>15,6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,6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6355161216" calcext:value-type="float">
            <text:p>66355161216</text:p>
          </table:table-cell>
          <table:table-cell table:style-name="ce4" office:value-type="string" calcext:value-type="string">
            <text:p>ÖZCAN GÜRBÜZ</text:p>
          </table:table-cell>
          <table:table-cell table:style-name="ce15" office:value-type="string" calcext:value-type="string">
            <text:p>0</text:p>
          </table:table-cell>
          <table:table-cell table:formula="of:=2022-YEAR([.F343])" office:value-type="float" office:value="42" calcext:value-type="float">
            <text:p>4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80-02-01" calcext:value-type="date">
            <text:p>01.02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8T15:00:43" calcext:value-type="date">
            <text:p>28.01.2022</text:p>
          </table:table-cell>
          <table:table-cell table:style-name="ce4" office:value-type="string" calcext:value-type="string">
            <text:p>126,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6,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15" office:value-type="string" calcext:value-type="string">
            <text:p>1</text:p>
          </table:table-cell>
          <table:table-cell table:formula="of:=2022-YEAR([.F344])" office:value-type="float" office:value="42" calcext:value-type="float">
            <text:p>4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1:13:57" calcext:value-type="date">
            <text:p>07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table:style-name="ce4" office:value-type="string" calcext:value-type="string">
            <text:p>ENGİN KADİR KARTAL</text:p>
          </table:table-cell>
          <table:table-cell table:style-name="ce15" office:value-type="string" calcext:value-type="string">
            <text:p>1</text:p>
          </table:table-cell>
          <table:table-cell table:formula="of:=2022-YEAR([.F345])" office:value-type="float" office:value="42" calcext:value-type="float">
            <text:p>4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80-05-15" calcext:value-type="date">
            <text:p>15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6:17" calcext:value-type="date">
            <text:p>23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15" office:value-type="string" calcext:value-type="string">
            <text:p>0</text:p>
          </table:table-cell>
          <table:table-cell table:formula="of:=2022-YEAR([.F346])" office:value-type="float" office:value="43" calcext:value-type="float">
            <text:p>4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01T11:07:25" calcext:value-type="date">
            <text:p>01.04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305204924" calcext:value-type="float">
            <text:p>18305204924</text:p>
          </table:table-cell>
          <table:table-cell table:style-name="ce4" office:value-type="string" calcext:value-type="string">
            <text:p>ALİ ÇAKMAK</text:p>
          </table:table-cell>
          <table:table-cell table:style-name="ce15" office:value-type="string" calcext:value-type="string">
            <text:p>1</text:p>
          </table:table-cell>
          <table:table-cell table:formula="of:=2022-YEAR([.F347])" office:value-type="float" office:value="43" calcext:value-type="float">
            <text:p>4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2-10" calcext:value-type="date">
            <text:p>10.0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17T10:11:34" calcext:value-type="date">
            <text:p>17.04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425536950" calcext:value-type="float">
            <text:p>47425536950</text:p>
          </table:table-cell>
          <table:table-cell table:style-name="ce4" office:value-type="string" calcext:value-type="string">
            <text:p>MEHMET GÖKTEPE</text:p>
          </table:table-cell>
          <table:table-cell table:style-name="ce15" office:value-type="string" calcext:value-type="string">
            <text:p>1</text:p>
          </table:table-cell>
          <table:table-cell table:formula="of:=2022-YEAR([.F348])" office:value-type="float" office:value="43" calcext:value-type="float">
            <text:p>4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5-10" calcext:value-type="date">
            <text:p>10.05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1:55:39" calcext:value-type="date">
            <text:p>28.05.2020</text:p>
          </table:table-cell>
          <table:table-cell table:style-name="ce4" office:value-type="string" calcext:value-type="string">
            <text:p>Pozitif 4.284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284x10^2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614767408" calcext:value-type="float">
            <text:p>12614767408</text:p>
          </table:table-cell>
          <table:table-cell table:style-name="ce4" office:value-type="string" calcext:value-type="string">
            <text:p>SONER SAPER</text:p>
          </table:table-cell>
          <table:table-cell table:style-name="ce15" office:value-type="string" calcext:value-type="string">
            <text:p>1</text:p>
          </table:table-cell>
          <table:table-cell table:formula="of:=2022-YEAR([.F349])" office:value-type="float" office:value="43" calcext:value-type="float">
            <text:p>4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9-02" calcext:value-type="date">
            <text:p>02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2:42:08" calcext:value-type="date">
            <text:p>28.07.2020</text:p>
          </table:table-cell>
          <table:table-cell table:style-name="ce4" office:value-type="string" calcext:value-type="string">
            <text:p>Pozitif 5.502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5.502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15" office:value-type="string" calcext:value-type="string">
            <text:p>0</text:p>
          </table:table-cell>
          <table:table-cell table:formula="of:=2022-YEAR([.F350])" office:value-type="float" office:value="43" calcext:value-type="float">
            <text:p>43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9T15:14:31" calcext:value-type="date">
            <text:p>29.07.2020</text:p>
          </table:table-cell>
          <table:table-cell table:style-name="ce4" office:value-type="string" calcext:value-type="string">
            <text:p>Pozitif 1200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20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15" office:value-type="string" calcext:value-type="string">
            <text:p>0</text:p>
          </table:table-cell>
          <table:table-cell table:formula="of:=2022-YEAR([.F351])" office:value-type="float" office:value="43" calcext:value-type="float">
            <text:p>4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9-28" calcext:value-type="date">
            <text:p>28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5T11:47:28" calcext:value-type="date">
            <text:p>15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528763870" calcext:value-type="float">
            <text:p>31528763870</text:p>
          </table:table-cell>
          <table:table-cell table:style-name="ce4" office:value-type="string" calcext:value-type="string">
            <text:p>EMİNE MELEK AKMAN</text:p>
          </table:table-cell>
          <table:table-cell table:style-name="ce15" office:value-type="string" calcext:value-type="string">
            <text:p>0</text:p>
          </table:table-cell>
          <table:table-cell table:formula="of:=2022-YEAR([.F352])" office:value-type="float" office:value="43" calcext:value-type="float">
            <text:p>43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9-07-10" calcext:value-type="date">
            <text:p>10.07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2:32:28" calcext:value-type="date">
            <text:p>05.03.2021</text:p>
          </table:table-cell>
          <table:table-cell table:style-name="ce4" office:value-type="string" calcext:value-type="string">
            <text:p>712,6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12,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420612080" calcext:value-type="float">
            <text:p>52420612080</text:p>
          </table:table-cell>
          <table:table-cell table:style-name="ce4" office:value-type="string" calcext:value-type="string">
            <text:p>BİRCAN UZUN</text:p>
          </table:table-cell>
          <table:table-cell table:style-name="ce15" office:value-type="string" calcext:value-type="string">
            <text:p>0</text:p>
          </table:table-cell>
          <table:table-cell table:formula="of:=2022-YEAR([.F353])" office:value-type="float" office:value="43" calcext:value-type="float">
            <text:p>43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9-01-01" calcext:value-type="date">
            <text:p>01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40:55" calcext:value-type="date">
            <text:p>08.03.202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6220168180" calcext:value-type="float">
            <text:p>66220168180</text:p>
          </table:table-cell>
          <table:table-cell table:style-name="ce4" office:value-type="string" calcext:value-type="string">
            <text:p>SEMRA ÖZAYDIN</text:p>
          </table:table-cell>
          <table:table-cell table:style-name="ce15" office:value-type="string" calcext:value-type="string">
            <text:p>0</text:p>
          </table:table-cell>
          <table:table-cell table:formula="of:=2022-YEAR([.F354])" office:value-type="float" office:value="43" calcext:value-type="float">
            <text:p>4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6-25" calcext:value-type="date">
            <text:p>25.06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14:44:13" calcext:value-type="date">
            <text:p>07.04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614767408" calcext:value-type="float">
            <text:p>12614767408</text:p>
          </table:table-cell>
          <table:table-cell table:style-name="ce4" office:value-type="string" calcext:value-type="string">
            <text:p>SONER SAPER</text:p>
          </table:table-cell>
          <table:table-cell table:style-name="ce15" office:value-type="string" calcext:value-type="string">
            <text:p>1</text:p>
          </table:table-cell>
          <table:table-cell table:formula="of:=2022-YEAR([.F355])" office:value-type="float" office:value="43" calcext:value-type="float">
            <text:p>4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9-02" calcext:value-type="date">
            <text:p>02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2:06:30" calcext:value-type="date">
            <text:p>13.04.2021</text:p>
          </table:table-cell>
          <table:table-cell table:style-name="ce4" office:value-type="string" calcext:value-type="string">
            <text:p>77.5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7.5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313371248" calcext:value-type="float">
            <text:p>13313371248</text:p>
          </table:table-cell>
          <table:table-cell table:style-name="ce4" office:value-type="string" calcext:value-type="string">
            <text:p>HÜLYA KORKMAZ</text:p>
          </table:table-cell>
          <table:table-cell table:style-name="ce15" office:value-type="string" calcext:value-type="string">
            <text:p>0</text:p>
          </table:table-cell>
          <table:table-cell table:formula="of:=2022-YEAR([.F356])" office:value-type="float" office:value="43" calcext:value-type="float">
            <text:p>4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1-04" calcext:value-type="date">
            <text:p>04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6:26:06" calcext:value-type="date">
            <text:p>23.06.2021</text:p>
          </table:table-cell>
          <table:table-cell table:style-name="ce4" office:value-type="string" calcext:value-type="string">
            <text:p>668,2</text:p>
            <text:p/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68,2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15" office:value-type="string" calcext:value-type="string">
            <text:p>0</text:p>
          </table:table-cell>
          <table:table-cell table:formula="of:=2022-YEAR([.F357])" office:value-type="float" office:value="43" calcext:value-type="float">
            <text:p>4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9-28" calcext:value-type="date">
            <text:p>28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57:40" calcext:value-type="date">
            <text:p>01.07.2021</text:p>
          </table:table-cell>
          <table:table-cell table:style-name="ce4" office:value-type="string" calcext:value-type="string">
            <text:p>6,9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,9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15" office:value-type="string" calcext:value-type="string">
            <text:p>0</text:p>
          </table:table-cell>
          <table:table-cell table:formula="of:=2022-YEAR([.F358])" office:value-type="float" office:value="43" calcext:value-type="float">
            <text:p>4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4:04:20" calcext:value-type="date">
            <text:p>07.07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8003882102" calcext:value-type="float">
            <text:p>28003882102</text:p>
          </table:table-cell>
          <table:table-cell table:style-name="ce4" office:value-type="string" calcext:value-type="string">
            <text:p>ERKAN BELGÜZAR</text:p>
          </table:table-cell>
          <table:table-cell table:style-name="ce15" office:value-type="string" calcext:value-type="string">
            <text:p>1</text:p>
          </table:table-cell>
          <table:table-cell table:formula="of:=2022-YEAR([.F359])" office:value-type="float" office:value="43" calcext:value-type="float">
            <text:p>4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6-07" calcext:value-type="date">
            <text:p>07.06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8T11:39:24" calcext:value-type="date">
            <text:p>08.07.2021</text:p>
          </table:table-cell>
          <table:table-cell table:style-name="ce4" office:value-type="string" calcext:value-type="string">
            <text:p>192,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2,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528763870" calcext:value-type="float">
            <text:p>31528763870</text:p>
          </table:table-cell>
          <table:table-cell table:style-name="ce4" office:value-type="string" calcext:value-type="string">
            <text:p>EMİNE MELEK AKMAN</text:p>
          </table:table-cell>
          <table:table-cell table:style-name="ce15" office:value-type="string" calcext:value-type="string">
            <text:p>0</text:p>
          </table:table-cell>
          <table:table-cell table:formula="of:=2022-YEAR([.F360])" office:value-type="float" office:value="43" calcext:value-type="float">
            <text:p>43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9-07-10" calcext:value-type="date">
            <text:p>10.07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5:16:11" calcext:value-type="date">
            <text:p>16.07.2021</text:p>
          </table:table-cell>
          <table:table-cell table:style-name="ce4" office:value-type="string" calcext:value-type="string">
            <text:p>51,82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1,8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614767408" calcext:value-type="float">
            <text:p>12614767408</text:p>
          </table:table-cell>
          <table:table-cell table:style-name="ce4" office:value-type="string" calcext:value-type="string">
            <text:p>SONER SAPER</text:p>
          </table:table-cell>
          <table:table-cell table:style-name="ce15" office:value-type="string" calcext:value-type="string">
            <text:p>1</text:p>
          </table:table-cell>
          <table:table-cell table:formula="of:=2022-YEAR([.F361])" office:value-type="float" office:value="43" calcext:value-type="float">
            <text:p>4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9-02" calcext:value-type="date">
            <text:p>02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5:37:55" calcext:value-type="date">
            <text:p>07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6220168180" calcext:value-type="float">
            <text:p>66220168180</text:p>
          </table:table-cell>
          <table:table-cell table:style-name="ce4" office:value-type="string" calcext:value-type="string">
            <text:p>SEMRA ÖZAYDIN</text:p>
          </table:table-cell>
          <table:table-cell table:style-name="ce15" office:value-type="string" calcext:value-type="string">
            <text:p>0</text:p>
          </table:table-cell>
          <table:table-cell table:formula="of:=2022-YEAR([.F362])" office:value-type="float" office:value="43" calcext:value-type="float">
            <text:p>4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6-25" calcext:value-type="date">
            <text:p>25.06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1T14:18:33" calcext:value-type="date">
            <text:p>21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420612080" calcext:value-type="float">
            <text:p>52420612080</text:p>
          </table:table-cell>
          <table:table-cell table:style-name="ce4" office:value-type="string" calcext:value-type="string">
            <text:p>BİRCAN UZUN</text:p>
          </table:table-cell>
          <table:table-cell table:style-name="ce15" office:value-type="string" calcext:value-type="string">
            <text:p>0</text:p>
          </table:table-cell>
          <table:table-cell table:formula="of:=2022-YEAR([.F363])" office:value-type="float" office:value="43" calcext:value-type="float">
            <text:p>4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1-01" calcext:value-type="date">
            <text:p>01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1T14:24:53" calcext:value-type="date">
            <text:p>21.09.2021</text:p>
          </table:table-cell>
          <table:table-cell table:style-name="ce4" office:value-type="string" calcext:value-type="string">
            <text:p>150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0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15" office:value-type="string" calcext:value-type="string">
            <text:p>0</text:p>
          </table:table-cell>
          <table:table-cell table:formula="of:=2022-YEAR([.F364])" office:value-type="float" office:value="43" calcext:value-type="float">
            <text:p>4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4:49:07" calcext:value-type="date">
            <text:p>01.11.2021</text:p>
          </table:table-cell>
          <table:table-cell table:style-name="ce4" office:value-type="string" calcext:value-type="string">
            <text:p>71,1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1,1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529201966" calcext:value-type="float">
            <text:p>48529201966</text:p>
          </table:table-cell>
          <table:table-cell table:style-name="ce4" office:value-type="string" calcext:value-type="string">
            <text:p>SÜNDÜS BEKEL</text:p>
          </table:table-cell>
          <table:table-cell table:style-name="ce15" office:value-type="string" calcext:value-type="string">
            <text:p>0</text:p>
          </table:table-cell>
          <table:table-cell table:formula="of:=2022-YEAR([.F365])" office:value-type="float" office:value="43" calcext:value-type="float">
            <text:p>4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12-12" calcext:value-type="date">
            <text:p>12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3:31:04" calcext:value-type="date">
            <text:p>12.11.2021</text:p>
          </table:table-cell>
          <table:table-cell table:style-name="ce4" office:value-type="string" calcext:value-type="string">
            <text:p>2679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679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018947622" calcext:value-type="float">
            <text:p>14018947622</text:p>
          </table:table-cell>
          <table:table-cell table:style-name="ce4" office:value-type="string" calcext:value-type="string">
            <text:p>GÜLER ANDİÇ</text:p>
          </table:table-cell>
          <table:table-cell table:style-name="ce15" office:value-type="string" calcext:value-type="string">
            <text:p>0</text:p>
          </table:table-cell>
          <table:table-cell table:formula="of:=2022-YEAR([.F366])" office:value-type="float" office:value="43" calcext:value-type="float">
            <text:p>4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5-05" calcext:value-type="date">
            <text:p>05.05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3:15:28" calcext:value-type="date">
            <text:p>24.11.2021</text:p>
          </table:table-cell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15" office:value-type="string" calcext:value-type="string">
            <text:p>0</text:p>
          </table:table-cell>
          <table:table-cell table:formula="of:=2022-YEAR([.F367])" office:value-type="float" office:value="43" calcext:value-type="float">
            <text:p>4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9-28" calcext:value-type="date">
            <text:p>28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37:07" calcext:value-type="date">
            <text:p>10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6220168180" calcext:value-type="float">
            <text:p>66220168180</text:p>
          </table:table-cell>
          <table:table-cell table:style-name="ce4" office:value-type="string" calcext:value-type="string">
            <text:p>SEMRA ÖZAYDIN</text:p>
          </table:table-cell>
          <table:table-cell table:style-name="ce15" office:value-type="string" calcext:value-type="string">
            <text:p>0</text:p>
          </table:table-cell>
          <table:table-cell table:formula="of:=2022-YEAR([.F368])" office:value-type="float" office:value="43" calcext:value-type="float">
            <text:p>4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6-25" calcext:value-type="date">
            <text:p>25.06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3:15:06" calcext:value-type="date">
            <text:p>06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15" office:value-type="string" calcext:value-type="string">
            <text:p>0</text:p>
          </table:table-cell>
          <table:table-cell table:formula="of:=2022-YEAR([.F369])" office:value-type="float" office:value="43" calcext:value-type="float">
            <text:p>4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12:47" calcext:value-type="date">
            <text:p>14.02.2022</text:p>
          </table:table-cell>
          <table:table-cell table:style-name="ce4" office:value-type="string" calcext:value-type="string">
            <text:p>47,4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7,4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528763870" calcext:value-type="float">
            <text:p>31528763870</text:p>
          </table:table-cell>
          <table:table-cell table:style-name="ce4" office:value-type="string" calcext:value-type="string">
            <text:p>EMİNE MELEK AKMAN</text:p>
          </table:table-cell>
          <table:table-cell table:style-name="ce15" office:value-type="string" calcext:value-type="string">
            <text:p>0</text:p>
          </table:table-cell>
          <table:table-cell table:formula="of:=2022-YEAR([.F370])" office:value-type="float" office:value="43" calcext:value-type="float">
            <text:p>4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9-07-10" calcext:value-type="date">
            <text:p>10.07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3:47:11" calcext:value-type="date">
            <text:p>22.02.2022</text:p>
          </table:table-cell>
          <table:table-cell table:style-name="ce4" office:value-type="string" calcext:value-type="string">
            <text:p>35,2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5,2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018947622" calcext:value-type="float">
            <text:p>14018947622</text:p>
          </table:table-cell>
          <table:table-cell table:style-name="ce4" office:value-type="string" calcext:value-type="string">
            <text:p>GÜLER ANDİÇ</text:p>
          </table:table-cell>
          <table:table-cell table:style-name="ce15" office:value-type="string" calcext:value-type="string">
            <text:p>0</text:p>
          </table:table-cell>
          <table:table-cell table:formula="of:=2022-YEAR([.F371])" office:value-type="float" office:value="43" calcext:value-type="float">
            <text:p>4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5-05" calcext:value-type="date">
            <text:p>05.05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2:41:20" calcext:value-type="date">
            <text:p>24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15" office:value-type="string" calcext:value-type="string">
            <text:p>0</text:p>
          </table:table-cell>
          <table:table-cell table:formula="of:=2022-YEAR([.F372])" office:value-type="float" office:value="43" calcext:value-type="float">
            <text:p>4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9-09-28" calcext:value-type="date">
            <text:p>28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4:02:47" calcext:value-type="date">
            <text:p>21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836421188" calcext:value-type="float">
            <text:p>41836421188</text:p>
          </table:table-cell>
          <table:table-cell table:style-name="ce4" office:value-type="string" calcext:value-type="string">
            <text:p>ZEYNEP ÇAĞLAR</text:p>
          </table:table-cell>
          <table:table-cell table:style-name="ce15" office:value-type="string" calcext:value-type="string">
            <text:p>0</text:p>
          </table:table-cell>
          <table:table-cell table:formula="of:=2022-YEAR([.F373])" office:value-type="float" office:value="44" calcext:value-type="float">
            <text:p>4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7-20" calcext:value-type="date">
            <text:p>20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2T12:42:29" calcext:value-type="date">
            <text:p>22.06.2020</text:p>
          </table:table-cell>
          <table:table-cell table:style-name="ce4" office:value-type="string" calcext:value-type="string">
            <text:p>Pozitif 6.630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630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696019068" calcext:value-type="float">
            <text:p>38696019068</text:p>
          </table:table-cell>
          <table:table-cell table:style-name="ce4" office:value-type="string" calcext:value-type="string">
            <text:p>MAKSUT ŞAHİN</text:p>
          </table:table-cell>
          <table:table-cell table:style-name="ce15" office:value-type="string" calcext:value-type="string">
            <text:p>1</text:p>
          </table:table-cell>
          <table:table-cell table:formula="of:=2022-YEAR([.F374])" office:value-type="float" office:value="44" calcext:value-type="float">
            <text:p>4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9-01" calcext:value-type="date">
            <text:p>01.09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7:15" calcext:value-type="date">
            <text:p>25.06.2020</text:p>
          </table:table-cell>
          <table:table-cell table:style-name="ce4" office:value-type="string" calcext:value-type="string">
            <text:p>Pozitif 1.656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656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696019068" calcext:value-type="float">
            <text:p>38696019068</text:p>
          </table:table-cell>
          <table:table-cell table:style-name="ce4" office:value-type="string" calcext:value-type="string">
            <text:p>MAKSUT ŞAHİN</text:p>
          </table:table-cell>
          <table:table-cell table:style-name="ce15" office:value-type="string" calcext:value-type="string">
            <text:p>1</text:p>
          </table:table-cell>
          <table:table-cell table:formula="of:=2022-YEAR([.F375])" office:value-type="float" office:value="44" calcext:value-type="float">
            <text:p>4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9-01" calcext:value-type="date">
            <text:p>01.09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8T15:41:26" calcext:value-type="date">
            <text:p>18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9554201876" calcext:value-type="float">
            <text:p>59554201876</text:p>
          </table:table-cell>
          <table:table-cell table:style-name="ce4" office:value-type="string" calcext:value-type="string">
            <text:p>BİBİŞİRİN KUREYŞİ</text:p>
          </table:table-cell>
          <table:table-cell table:style-name="ce15" office:value-type="string" calcext:value-type="string">
            <text:p>0</text:p>
          </table:table-cell>
          <table:table-cell table:formula="of:=2022-YEAR([.F376])" office:value-type="float" office:value="44" calcext:value-type="float">
            <text:p>4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8-06" calcext:value-type="date">
            <text:p>06.08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2:21:18" calcext:value-type="date">
            <text:p>01.09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780955944" calcext:value-type="float">
            <text:p>25780955944</text:p>
          </table:table-cell>
          <table:table-cell table:style-name="ce4" office:value-type="string" calcext:value-type="string">
            <text:p>MURAT UZUNOVA</text:p>
          </table:table-cell>
          <table:table-cell table:style-name="ce15" office:value-type="string" calcext:value-type="string">
            <text:p>1</text:p>
          </table:table-cell>
          <table:table-cell table:formula="of:=2022-YEAR([.F377])" office:value-type="float" office:value="44" calcext:value-type="float">
            <text:p>44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78-08-05" calcext:value-type="date">
            <text:p>05.08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5:01:03" calcext:value-type="date">
            <text:p>01.09.2020</text:p>
          </table:table-cell>
          <table:table-cell table:style-name="ce4" office:value-type="string" calcext:value-type="string">
            <text:p>Pozitif 12480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248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984910514" calcext:value-type="float">
            <text:p>43984910514</text:p>
          </table:table-cell>
          <table:table-cell table:style-name="ce4" office:value-type="string" calcext:value-type="string">
            <text:p>ASLAN ÖZTÜRK</text:p>
          </table:table-cell>
          <table:table-cell table:style-name="ce15" office:value-type="string" calcext:value-type="string">
            <text:p>1</text:p>
          </table:table-cell>
          <table:table-cell table:formula="of:=2022-YEAR([.F378])" office:value-type="float" office:value="44" calcext:value-type="float">
            <text:p>44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78-05-15" calcext:value-type="date">
            <text:p>15.05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4T13:08:22" calcext:value-type="date">
            <text:p>04.09.2020</text:p>
          </table:table-cell>
          <table:table-cell table:style-name="ce4" office:value-type="string" calcext:value-type="string">
            <text:p>Pozitif 267,5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67,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589061654" calcext:value-type="float">
            <text:p>22589061654</text:p>
          </table:table-cell>
          <table:table-cell table:style-name="ce4" office:value-type="string" calcext:value-type="string">
            <text:p>ADEM TAŞ</text:p>
          </table:table-cell>
          <table:table-cell table:style-name="ce15" office:value-type="string" calcext:value-type="string">
            <text:p>1</text:p>
          </table:table-cell>
          <table:table-cell table:formula="of:=2022-YEAR([.F379])" office:value-type="float" office:value="44" calcext:value-type="float">
            <text:p>44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78-07-22" calcext:value-type="date">
            <text:p>22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1T14:52:43" calcext:value-type="date">
            <text:p>11.09.2020</text:p>
          </table:table-cell>
          <table:table-cell table:style-name="ce4" office:value-type="string" calcext:value-type="string">
            <text:p>POZITIF 5397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5397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780955944" calcext:value-type="float">
            <text:p>25780955944</text:p>
          </table:table-cell>
          <table:table-cell table:style-name="ce4" office:value-type="string" calcext:value-type="string">
            <text:p>MURAT UZUNOVA</text:p>
          </table:table-cell>
          <table:table-cell table:style-name="ce15" office:value-type="string" calcext:value-type="string">
            <text:p>1</text:p>
          </table:table-cell>
          <table:table-cell table:formula="of:=2022-YEAR([.F380])" office:value-type="float" office:value="44" calcext:value-type="float">
            <text:p>44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8-08-05" calcext:value-type="date">
            <text:p>05.08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4:01:08" calcext:value-type="date">
            <text:p>01.02.2021</text:p>
          </table:table-cell>
          <table:table-cell table:style-name="ce4" office:value-type="string" calcext:value-type="string">
            <text:p>1451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451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0683125842" calcext:value-type="float">
            <text:p>50683125842</text:p>
          </table:table-cell>
          <table:table-cell table:style-name="ce4" office:value-type="string" calcext:value-type="string">
            <text:p>HACER ALTUN</text:p>
          </table:table-cell>
          <table:table-cell table:style-name="ce15" office:value-type="string" calcext:value-type="string">
            <text:p>0</text:p>
          </table:table-cell>
          <table:table-cell table:formula="of:=2022-YEAR([.F381])" office:value-type="float" office:value="44" calcext:value-type="float">
            <text:p>44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8-07-13" calcext:value-type="date">
            <text:p>13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1:48:09" calcext:value-type="date">
            <text:p>15.03.2021</text:p>
          </table:table-cell>
          <table:table-cell table:style-name="ce4" office:value-type="string" calcext:value-type="string">
            <text:p>455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5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836421188" calcext:value-type="float">
            <text:p>41836421188</text:p>
          </table:table-cell>
          <table:table-cell table:style-name="ce4" office:value-type="string" calcext:value-type="string">
            <text:p>ZEYNEP ÇAĞLAR</text:p>
          </table:table-cell>
          <table:table-cell table:style-name="ce15" office:value-type="string" calcext:value-type="string">
            <text:p>0</text:p>
          </table:table-cell>
          <table:table-cell table:formula="of:=2022-YEAR([.F382])" office:value-type="float" office:value="44" calcext:value-type="float">
            <text:p>4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7-20" calcext:value-type="date">
            <text:p>20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09:05:21" calcext:value-type="date">
            <text:p>07.04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239717704" calcext:value-type="float">
            <text:p>44239717704</text:p>
          </table:table-cell>
          <table:table-cell table:style-name="ce4" office:value-type="string" calcext:value-type="string">
            <text:p>SİNEM YAVUZ</text:p>
          </table:table-cell>
          <table:table-cell table:style-name="ce15" office:value-type="string" calcext:value-type="string">
            <text:p>0</text:p>
          </table:table-cell>
          <table:table-cell table:formula="of:=2022-YEAR([.F383])" office:value-type="float" office:value="44" calcext:value-type="float">
            <text:p>4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2-15" calcext:value-type="date">
            <text:p>15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2T13:19:01" calcext:value-type="date">
            <text:p>22.04.2021</text:p>
          </table:table-cell>
          <table:table-cell table:style-name="ce4" office:value-type="string" calcext:value-type="string">
            <text:p>1916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16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589061654" calcext:value-type="float">
            <text:p>22589061654</text:p>
          </table:table-cell>
          <table:table-cell table:style-name="ce4" office:value-type="string" calcext:value-type="string">
            <text:p>ADEM TAŞ</text:p>
          </table:table-cell>
          <table:table-cell table:style-name="ce15" office:value-type="string" calcext:value-type="string">
            <text:p>1</text:p>
          </table:table-cell>
          <table:table-cell table:formula="of:=2022-YEAR([.F384])" office:value-type="float" office:value="44" calcext:value-type="float">
            <text:p>4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7-22" calcext:value-type="date">
            <text:p>22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0:58:36" calcext:value-type="date">
            <text:p>26.05.2021</text:p>
          </table:table-cell>
          <table:table-cell table:style-name="ce4" office:value-type="string" calcext:value-type="string">
            <text:p>183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3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13139408" calcext:value-type="float">
            <text:p>11513139408</text:p>
          </table:table-cell>
          <table:table-cell table:style-name="ce4" office:value-type="string" calcext:value-type="string">
            <text:p>EMİNE OKYAY</text:p>
          </table:table-cell>
          <table:table-cell table:style-name="ce15" office:value-type="string" calcext:value-type="string">
            <text:p>0</text:p>
          </table:table-cell>
          <table:table-cell table:formula="of:=2022-YEAR([.F385])" office:value-type="float" office:value="44" calcext:value-type="float">
            <text:p>4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2-02" calcext:value-type="date">
            <text:p>02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3:53:49" calcext:value-type="date">
            <text:p>26.05.2021</text:p>
          </table:table-cell>
          <table:table-cell table:style-name="ce4" office:value-type="string" calcext:value-type="string">
            <text:p>69.3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9.3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152073662" calcext:value-type="float">
            <text:p>39152073662</text:p>
          </table:table-cell>
          <table:table-cell table:style-name="ce4" office:value-type="string" calcext:value-type="string">
            <text:p>NEVİN KAYA</text:p>
          </table:table-cell>
          <table:table-cell table:style-name="ce15" office:value-type="string" calcext:value-type="string">
            <text:p>0</text:p>
          </table:table-cell>
          <table:table-cell table:formula="of:=2022-YEAR([.F386])" office:value-type="float" office:value="44" calcext:value-type="float">
            <text:p>4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3-15" calcext:value-type="date">
            <text:p>15.03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1:59:49" calcext:value-type="date">
            <text:p>07.06.2021</text:p>
          </table:table-cell>
          <table:table-cell table:style-name="ce4" office:value-type="string" calcext:value-type="string">
            <text:p>2.632x10^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.632x10^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106811910" calcext:value-type="float">
            <text:p>30106811910</text:p>
          </table:table-cell>
          <table:table-cell table:style-name="ce4" office:value-type="string" calcext:value-type="string">
            <text:p>SELDA AKBAŞ</text:p>
          </table:table-cell>
          <table:table-cell table:style-name="ce15" office:value-type="string" calcext:value-type="string">
            <text:p>0</text:p>
          </table:table-cell>
          <table:table-cell table:formula="of:=2022-YEAR([.F387])" office:value-type="float" office:value="44" calcext:value-type="float">
            <text:p>44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8-09-21" calcext:value-type="date">
            <text:p>21.09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5:23:02" calcext:value-type="date">
            <text:p>26.08.2021</text:p>
          </table:table-cell>
          <table:table-cell table:style-name="ce4" office:value-type="string" calcext:value-type="string">
            <text:p>195,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95,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513139408" calcext:value-type="float">
            <text:p>11513139408</text:p>
          </table:table-cell>
          <table:table-cell table:style-name="ce4" office:value-type="string" calcext:value-type="string">
            <text:p>EMİNE OKYAY</text:p>
          </table:table-cell>
          <table:table-cell table:style-name="ce15" office:value-type="string" calcext:value-type="string">
            <text:p>0</text:p>
          </table:table-cell>
          <table:table-cell table:formula="of:=2022-YEAR([.F388])" office:value-type="float" office:value="44" calcext:value-type="float">
            <text:p>44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8-02-02" calcext:value-type="date">
            <text:p>02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6:43" calcext:value-type="date">
            <text:p>02.09.2021</text:p>
          </table:table-cell>
          <table:table-cell table:style-name="ce4" office:value-type="string" calcext:value-type="string">
            <text:p>70,8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0,8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981779054" calcext:value-type="float">
            <text:p>17981779054</text:p>
          </table:table-cell>
          <table:table-cell table:style-name="ce4" office:value-type="string" calcext:value-type="string">
            <text:p>LEVENT ANLAR</text:p>
          </table:table-cell>
          <table:table-cell table:style-name="ce15" office:value-type="string" calcext:value-type="string">
            <text:p>1</text:p>
          </table:table-cell>
          <table:table-cell table:formula="of:=2022-YEAR([.F389])" office:value-type="float" office:value="44" calcext:value-type="float">
            <text:p>4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4-04" calcext:value-type="date">
            <text:p>04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4:42:14" calcext:value-type="date">
            <text:p>28.09.2021</text:p>
          </table:table-cell>
          <table:table-cell table:style-name="ce4" office:value-type="string" calcext:value-type="string">
            <text:p>159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9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99961776802" calcext:value-type="float">
            <text:p>99961776802</text:p>
          </table:table-cell>
          <table:table-cell table:style-name="ce4" office:value-type="string" calcext:value-type="string">
            <text:p>HANAN ALHASAN</text:p>
          </table:table-cell>
          <table:table-cell table:style-name="ce15" office:value-type="string" calcext:value-type="string">
            <text:p>0</text:p>
          </table:table-cell>
          <table:table-cell table:formula="of:=2022-YEAR([.F390])" office:value-type="float" office:value="44" calcext:value-type="float">
            <text:p>4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2-03" calcext:value-type="date">
            <text:p>03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5T13:10:38" calcext:value-type="date">
            <text:p>15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836421188" calcext:value-type="float">
            <text:p>41836421188</text:p>
          </table:table-cell>
          <table:table-cell table:style-name="ce4" office:value-type="string" calcext:value-type="string">
            <text:p>ZEYNEP ÇAĞLAR</text:p>
          </table:table-cell>
          <table:table-cell table:style-name="ce15" office:value-type="string" calcext:value-type="string">
            <text:p>0</text:p>
          </table:table-cell>
          <table:table-cell table:formula="of:=2022-YEAR([.F391])" office:value-type="float" office:value="44" calcext:value-type="float">
            <text:p>4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7-20" calcext:value-type="date">
            <text:p>20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1:30:29" calcext:value-type="date">
            <text:p>25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385041884" calcext:value-type="float">
            <text:p>34385041884</text:p>
          </table:table-cell>
          <table:table-cell table:style-name="ce4" office:value-type="string" calcext:value-type="string">
            <text:p>HÜSEYİN KUTLUK</text:p>
          </table:table-cell>
          <table:table-cell table:style-name="ce15" office:value-type="string" calcext:value-type="string">
            <text:p>1</text:p>
          </table:table-cell>
          <table:table-cell table:formula="of:=2022-YEAR([.F392])" office:value-type="float" office:value="44" calcext:value-type="float">
            <text:p>4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4-24" calcext:value-type="date">
            <text:p>24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6T13:56:10" calcext:value-type="date">
            <text:p>26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242270788" calcext:value-type="float">
            <text:p>33242270788</text:p>
          </table:table-cell>
          <table:table-cell table:style-name="ce4" office:value-type="string" calcext:value-type="string">
            <text:p>BAHAR ÖZTÜRK</text:p>
          </table:table-cell>
          <table:table-cell table:style-name="ce15" office:value-type="string" calcext:value-type="string">
            <text:p>0</text:p>
          </table:table-cell>
          <table:table-cell table:formula="of:=2022-YEAR([.F393])" office:value-type="float" office:value="44" calcext:value-type="float">
            <text:p>4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9-01" calcext:value-type="date">
            <text:p>01.09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7" calcext:value-type="date">
            <text:p>03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8844413824" calcext:value-type="float">
            <text:p>28844413824</text:p>
          </table:table-cell>
          <table:table-cell table:style-name="ce4" office:value-type="string" calcext:value-type="string">
            <text:p>RABİYE ARSLAN</text:p>
          </table:table-cell>
          <table:table-cell table:style-name="ce15" office:value-type="string" calcext:value-type="string">
            <text:p>0</text:p>
          </table:table-cell>
          <table:table-cell table:formula="of:=2022-YEAR([.F394])" office:value-type="float" office:value="44" calcext:value-type="float">
            <text:p>4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8-04-01" calcext:value-type="date">
            <text:p>01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3:37:05" calcext:value-type="date">
            <text:p>08.12.2021</text:p>
          </table:table-cell>
          <table:table-cell table:style-name="ce4" office:value-type="string" calcext:value-type="string">
            <text:p>4,90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,90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6921479336" calcext:value-type="float">
            <text:p>26921479336</text:p>
          </table:table-cell>
          <table:table-cell table:style-name="ce4" office:value-type="string" calcext:value-type="string">
            <text:p>HARUN KORKMAZ</text:p>
          </table:table-cell>
          <table:table-cell table:style-name="ce15" office:value-type="string" calcext:value-type="string">
            <text:p>1</text:p>
          </table:table-cell>
          <table:table-cell table:formula="of:=2022-YEAR([.F395])" office:value-type="float" office:value="44" calcext:value-type="float">
            <text:p>4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5-03" calcext:value-type="date">
            <text:p>03.05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5:21:02" calcext:value-type="date">
            <text:p>13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001514902" calcext:value-type="float">
            <text:p>39001514902</text:p>
          </table:table-cell>
          <table:table-cell table:style-name="ce4" office:value-type="string" calcext:value-type="string">
            <text:p>NECİP UZUN</text:p>
          </table:table-cell>
          <table:table-cell table:style-name="ce15" office:value-type="string" calcext:value-type="string">
            <text:p>1</text:p>
          </table:table-cell>
          <table:table-cell table:formula="of:=2022-YEAR([.F396])" office:value-type="float" office:value="44" calcext:value-type="float">
            <text:p>4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4-30" calcext:value-type="date">
            <text:p>30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1T13:50:45" calcext:value-type="date">
            <text:p>21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867052050" calcext:value-type="float">
            <text:p>52867052050</text:p>
          </table:table-cell>
          <table:table-cell table:style-name="ce4" office:value-type="string" calcext:value-type="string">
            <text:p>ATALAY ALTUNKOL</text:p>
          </table:table-cell>
          <table:table-cell table:style-name="ce15" office:value-type="string" calcext:value-type="string">
            <text:p>1</text:p>
          </table:table-cell>
          <table:table-cell table:formula="of:=2022-YEAR([.F397])" office:value-type="float" office:value="44" calcext:value-type="float">
            <text:p>4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4-12" calcext:value-type="date">
            <text:p>12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3:36" calcext:value-type="date">
            <text:p>23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99961776802" calcext:value-type="float">
            <text:p>99961776802</text:p>
          </table:table-cell>
          <table:table-cell table:style-name="ce4" office:value-type="string" calcext:value-type="string">
            <text:p>HANAN ALHASAN</text:p>
          </table:table-cell>
          <table:table-cell table:style-name="ce15" office:value-type="string" calcext:value-type="string">
            <text:p>0</text:p>
          </table:table-cell>
          <table:table-cell table:formula="of:=2022-YEAR([.F398])" office:value-type="float" office:value="44" calcext:value-type="float">
            <text:p>4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8-02-03" calcext:value-type="date">
            <text:p>03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1:46:49" calcext:value-type="date">
            <text:p>25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15" office:value-type="string" calcext:value-type="string">
            <text:p>1</text:p>
          </table:table-cell>
          <table:table-cell table:formula="of:=2022-YEAR([.F399])" office:value-type="float" office:value="45" calcext:value-type="float">
            <text:p>4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2:02:07" calcext:value-type="date">
            <text:p>12.06.2020</text:p>
          </table:table-cell>
          <table:table-cell table:style-name="ce4" office:value-type="string" calcext:value-type="string">
            <text:p>Pozitif 2.130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130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006882048" calcext:value-type="float">
            <text:p>28006882048</text:p>
          </table:table-cell>
          <table:table-cell table:style-name="ce4" office:value-type="string" calcext:value-type="string">
            <text:p>SERKAN BELGÜZAR</text:p>
          </table:table-cell>
          <table:table-cell table:style-name="ce15" office:value-type="string" calcext:value-type="string">
            <text:p>1</text:p>
          </table:table-cell>
          <table:table-cell table:formula="of:=2022-YEAR([.F400])" office:value-type="float" office:value="45" calcext:value-type="float">
            <text:p>4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6-28" calcext:value-type="date">
            <text:p>28.06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4:38:05" calcext:value-type="date">
            <text:p>23.06.2020</text:p>
          </table:table-cell>
          <table:table-cell table:style-name="ce4" office:value-type="string" calcext:value-type="string">
            <text:p>Pozitif 4.418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418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341214516" calcext:value-type="float">
            <text:p>23341214516</text:p>
          </table:table-cell>
          <table:table-cell table:style-name="ce4" office:value-type="string" calcext:value-type="string">
            <text:p>HAVVA PINAR</text:p>
          </table:table-cell>
          <table:table-cell table:style-name="ce15" office:value-type="string" calcext:value-type="string">
            <text:p>0</text:p>
          </table:table-cell>
          <table:table-cell table:formula="of:=2022-YEAR([.F401])" office:value-type="float" office:value="45" calcext:value-type="float">
            <text:p>4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01-12" calcext:value-type="date">
            <text:p>12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40" calcext:value-type="date">
            <text:p>27.07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510464824" calcext:value-type="float">
            <text:p>40510464824</text:p>
          </table:table-cell>
          <table:table-cell table:style-name="ce4" office:value-type="string" calcext:value-type="string">
            <text:p>HALİL İBRAHİM UĞUR</text:p>
          </table:table-cell>
          <table:table-cell table:style-name="ce15" office:value-type="string" calcext:value-type="string">
            <text:p>1</text:p>
          </table:table-cell>
          <table:table-cell table:formula="of:=2022-YEAR([.F402])" office:value-type="float" office:value="45" calcext:value-type="float">
            <text:p>4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9:57" calcext:value-type="date">
            <text:p>11.08.2020</text:p>
          </table:table-cell>
          <table:table-cell table:style-name="ce4" office:value-type="string" calcext:value-type="string">
            <text:p>9,626x10^2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,626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15" office:value-type="string" calcext:value-type="string">
            <text:p>1</text:p>
          </table:table-cell>
          <table:table-cell table:formula="of:=2022-YEAR([.F403])" office:value-type="float" office:value="45" calcext:value-type="float">
            <text:p>4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2:31:16" calcext:value-type="date">
            <text:p>05.03.2021</text:p>
          </table:table-cell>
          <table:table-cell table:style-name="ce4" office:value-type="string" calcext:value-type="string">
            <text:p>1989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98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15" office:value-type="string" calcext:value-type="string">
            <text:p>1</text:p>
          </table:table-cell>
          <table:table-cell table:formula="of:=2022-YEAR([.F404])" office:value-type="float" office:value="45" calcext:value-type="float">
            <text:p>4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3:42:21" calcext:value-type="date">
            <text:p>11.06.2021</text:p>
          </table:table-cell>
          <table:table-cell table:style-name="ce4" office:value-type="string" calcext:value-type="string">
            <text:p>52,0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2,0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4151010456" calcext:value-type="float">
            <text:p>54151010456</text:p>
          </table:table-cell>
          <table:table-cell table:style-name="ce4" office:value-type="string" calcext:value-type="string">
            <text:p>MÜZEYYEN DOĞAN</text:p>
          </table:table-cell>
          <table:table-cell table:style-name="ce15" office:value-type="string" calcext:value-type="string">
            <text:p>0</text:p>
          </table:table-cell>
          <table:table-cell table:formula="of:=2022-YEAR([.F405])" office:value-type="float" office:value="45" calcext:value-type="float">
            <text:p>4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7-11" calcext:value-type="date">
            <text:p>11.07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1:55:45" calcext:value-type="date">
            <text:p>06.07.2021</text:p>
          </table:table-cell>
          <table:table-cell table:style-name="ce4" office:value-type="string" calcext:value-type="string">
            <text:p>2,30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,30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8006882048" calcext:value-type="float">
            <text:p>28006882048</text:p>
          </table:table-cell>
          <table:table-cell table:style-name="ce4" office:value-type="string" calcext:value-type="string">
            <text:p>SERKAN BELGÜZAR</text:p>
          </table:table-cell>
          <table:table-cell table:style-name="ce15" office:value-type="string" calcext:value-type="string">
            <text:p>1</text:p>
          </table:table-cell>
          <table:table-cell table:formula="of:=2022-YEAR([.F406])" office:value-type="float" office:value="45" calcext:value-type="float">
            <text:p>4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6-28" calcext:value-type="date">
            <text:p>28.06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3:40:24" calcext:value-type="date">
            <text:p>07.07.2021</text:p>
          </table:table-cell>
          <table:table-cell table:style-name="ce4" office:value-type="string" calcext:value-type="string">
            <text:p>166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6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03593074" calcext:value-type="float">
            <text:p>11503593074</text:p>
          </table:table-cell>
          <table:table-cell table:style-name="ce4" office:value-type="string" calcext:value-type="string">
            <text:p>ERGÜN İŞ</text:p>
          </table:table-cell>
          <table:table-cell table:style-name="ce15" office:value-type="string" calcext:value-type="string">
            <text:p>0</text:p>
          </table:table-cell>
          <table:table-cell table:formula="of:=2022-YEAR([.F407])" office:value-type="float" office:value="45" calcext:value-type="float">
            <text:p>4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7-02-10" calcext:value-type="date">
            <text:p>10.02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2:40:15" calcext:value-type="date">
            <text:p>12.07.2021</text:p>
          </table:table-cell>
          <table:table-cell table:style-name="ce4" office:value-type="string" calcext:value-type="string">
            <text:p>341,9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41,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298405150" calcext:value-type="float">
            <text:p>42298405150</text:p>
          </table:table-cell>
          <table:table-cell table:style-name="ce4" office:value-type="string" calcext:value-type="string">
            <text:p>AYŞE İMİK</text:p>
          </table:table-cell>
          <table:table-cell table:style-name="ce15" office:value-type="string" calcext:value-type="string">
            <text:p>0</text:p>
          </table:table-cell>
          <table:table-cell table:formula="of:=2022-YEAR([.F408])" office:value-type="float" office:value="45" calcext:value-type="float">
            <text:p>4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3-01" calcext:value-type="date">
            <text:p>01.03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5T15:43:39" calcext:value-type="date">
            <text:p>15.09.2021</text:p>
          </table:table-cell>
          <table:table-cell table:style-name="ce4" office:value-type="string" calcext:value-type="string">
            <text:p>67,2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7,2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8006882048" calcext:value-type="float">
            <text:p>28006882048</text:p>
          </table:table-cell>
          <table:table-cell table:style-name="ce4" office:value-type="string" calcext:value-type="string">
            <text:p>SERKAN BELGÜZAR</text:p>
          </table:table-cell>
          <table:table-cell table:style-name="ce15" office:value-type="string" calcext:value-type="string">
            <text:p>1</text:p>
          </table:table-cell>
          <table:table-cell table:formula="of:=2022-YEAR([.F409])" office:value-type="float" office:value="45" calcext:value-type="float">
            <text:p>4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6-28" calcext:value-type="date">
            <text:p>28.06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3T11:21:28" calcext:value-type="date">
            <text:p>13.10.2021</text:p>
          </table:table-cell>
          <table:table-cell table:style-name="ce4" office:value-type="string" calcext:value-type="string">
            <text:p>15,2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,2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15" office:value-type="string" calcext:value-type="string">
            <text:p>1</text:p>
          </table:table-cell>
          <table:table-cell table:formula="of:=2022-YEAR([.F410])" office:value-type="float" office:value="45" calcext:value-type="float">
            <text:p>4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1:42:19" calcext:value-type="date">
            <text:p>23.11.2021</text:p>
          </table:table-cell>
          <table:table-cell table:style-name="ce4" office:value-type="string" calcext:value-type="string">
            <text:p>3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015107094" calcext:value-type="float">
            <text:p>38015107094</text:p>
          </table:table-cell>
          <table:table-cell table:style-name="ce4" office:value-type="string" calcext:value-type="string">
            <text:p>AYŞEGÜL TORUN</text:p>
          </table:table-cell>
          <table:table-cell table:style-name="ce15" office:value-type="string" calcext:value-type="string">
            <text:p>0</text:p>
          </table:table-cell>
          <table:table-cell table:formula="of:=2022-YEAR([.F411])" office:value-type="float" office:value="45" calcext:value-type="float">
            <text:p>4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3-18" calcext:value-type="date">
            <text:p>18.03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4:58:58" calcext:value-type="date">
            <text:p>25.11.2021</text:p>
          </table:table-cell>
          <table:table-cell table:style-name="ce4" office:value-type="string" calcext:value-type="string">
            <text:p>9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341214516" calcext:value-type="float">
            <text:p>23341214516</text:p>
          </table:table-cell>
          <table:table-cell table:style-name="ce4" office:value-type="string" calcext:value-type="string">
            <text:p>HAVVA PINAR</text:p>
          </table:table-cell>
          <table:table-cell table:style-name="ce15" office:value-type="string" calcext:value-type="string">
            <text:p>0</text:p>
          </table:table-cell>
          <table:table-cell table:formula="of:=2022-YEAR([.F412])" office:value-type="float" office:value="45" calcext:value-type="float">
            <text:p>4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01-12" calcext:value-type="date">
            <text:p>12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6T13:56:08" calcext:value-type="date">
            <text:p>26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503593074" calcext:value-type="float">
            <text:p>11503593074</text:p>
          </table:table-cell>
          <table:table-cell table:style-name="ce4" office:value-type="string" calcext:value-type="string">
            <text:p>ERGÜN İŞ</text:p>
          </table:table-cell>
          <table:table-cell table:style-name="ce15" office:value-type="string" calcext:value-type="string">
            <text:p>0</text:p>
          </table:table-cell>
          <table:table-cell table:formula="of:=2022-YEAR([.F413])" office:value-type="float" office:value="45" calcext:value-type="float">
            <text:p>4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2-10" calcext:value-type="date">
            <text:p>10.02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9" calcext:value-type="date">
            <text:p>03.12.2021</text:p>
          </table:table-cell>
          <table:table-cell table:style-name="ce4" office:value-type="string" calcext:value-type="string">
            <text:p>7,05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,05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293798740" calcext:value-type="float">
            <text:p>47293798740</text:p>
          </table:table-cell>
          <table:table-cell table:style-name="ce4" office:value-type="string" calcext:value-type="string">
            <text:p>RAFET VURUCU</text:p>
          </table:table-cell>
          <table:table-cell table:style-name="ce15" office:value-type="string" calcext:value-type="string">
            <text:p>1</text:p>
          </table:table-cell>
          <table:table-cell table:formula="of:=2022-YEAR([.F414])" office:value-type="float" office:value="45" calcext:value-type="float">
            <text:p>4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06-10" calcext:value-type="date">
            <text:p>10.06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8T13:43:31" calcext:value-type="date">
            <text:p>28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510464824" calcext:value-type="float">
            <text:p>40510464824</text:p>
          </table:table-cell>
          <table:table-cell table:style-name="ce4" office:value-type="string" calcext:value-type="string">
            <text:p>HALİL İBRAHİM UĞUR</text:p>
          </table:table-cell>
          <table:table-cell table:style-name="ce15" office:value-type="string" calcext:value-type="string">
            <text:p>1</text:p>
          </table:table-cell>
          <table:table-cell table:formula="of:=2022-YEAR([.F415])" office:value-type="float" office:value="45" calcext:value-type="float">
            <text:p>4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3:28:25" calcext:value-type="date">
            <text:p>18.01.2022</text:p>
          </table:table-cell>
          <table:table-cell table:style-name="ce4" office:value-type="string" calcext:value-type="string">
            <text:p>5246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246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694492174" calcext:value-type="float">
            <text:p>39694492174</text:p>
          </table:table-cell>
          <table:table-cell table:style-name="ce4" office:value-type="string" calcext:value-type="string">
            <text:p>ALİ ÇATAL</text:p>
          </table:table-cell>
          <table:table-cell table:style-name="ce15" office:value-type="string" calcext:value-type="string">
            <text:p>1</text:p>
          </table:table-cell>
          <table:table-cell table:formula="of:=2022-YEAR([.F416])" office:value-type="float" office:value="45" calcext:value-type="float">
            <text:p>4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4-25" calcext:value-type="date">
            <text:p>25.04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2:01:03" calcext:value-type="date">
            <text:p>19.01.2022</text:p>
          </table:table-cell>
          <table:table-cell table:style-name="ce4" office:value-type="string" calcext:value-type="string">
            <text:p>26410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6410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497871928" calcext:value-type="float">
            <text:p>47497871928</text:p>
          </table:table-cell>
          <table:table-cell table:style-name="ce4" office:value-type="string" calcext:value-type="string">
            <text:p>FETHİ ŞAHİN</text:p>
          </table:table-cell>
          <table:table-cell table:style-name="ce15" office:value-type="string" calcext:value-type="string">
            <text:p>1</text:p>
          </table:table-cell>
          <table:table-cell table:formula="of:=2022-YEAR([.F417])" office:value-type="float" office:value="45" calcext:value-type="float">
            <text:p>4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04-16" calcext:value-type="date">
            <text:p>16.04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3:13:59" calcext:value-type="date">
            <text:p>25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021881156" calcext:value-type="float">
            <text:p>28021881156</text:p>
          </table:table-cell>
          <table:table-cell table:style-name="ce4" office:value-type="string" calcext:value-type="string">
            <text:p>ÖMER ATEŞ</text:p>
          </table:table-cell>
          <table:table-cell table:style-name="ce15" office:value-type="string" calcext:value-type="string">
            <text:p>1</text:p>
          </table:table-cell>
          <table:table-cell table:formula="of:=2022-YEAR([.F418])" office:value-type="float" office:value="45" calcext:value-type="float">
            <text:p>4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3-18" calcext:value-type="date">
            <text:p>18.03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2:48:36" calcext:value-type="date">
            <text:p>01.02.2022</text:p>
          </table:table-cell>
          <table:table-cell table:style-name="ce4" office:value-type="string" calcext:value-type="string">
            <text:p>232,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32,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322470672" calcext:value-type="float">
            <text:p>10322470672</text:p>
          </table:table-cell>
          <table:table-cell table:style-name="ce4" office:value-type="string" calcext:value-type="string">
            <text:p>MERYEM ŞAŞMAZ</text:p>
          </table:table-cell>
          <table:table-cell table:style-name="ce15" office:value-type="string" calcext:value-type="string">
            <text:p>0</text:p>
          </table:table-cell>
          <table:table-cell table:formula="of:=2022-YEAR([.F419])" office:value-type="float" office:value="45" calcext:value-type="float">
            <text:p>4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9-24" calcext:value-type="date">
            <text:p>24.09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7" calcext:value-type="date">
            <text:p>23.02.2022</text:p>
          </table:table-cell>
          <table:table-cell table:style-name="ce4" office:value-type="string" calcext:value-type="string">
            <text:p>360,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0,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4151010456" calcext:value-type="float">
            <text:p>54151010456</text:p>
          </table:table-cell>
          <table:table-cell table:style-name="ce4" office:value-type="string" calcext:value-type="string">
            <text:p>MÜZEYYEN DOĞAN</text:p>
          </table:table-cell>
          <table:table-cell table:style-name="ce15" office:value-type="string" calcext:value-type="string">
            <text:p>0</text:p>
          </table:table-cell>
          <table:table-cell table:formula="of:=2022-YEAR([.F420])" office:value-type="float" office:value="45" calcext:value-type="float">
            <text:p>4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7-11" calcext:value-type="date">
            <text:p>11.07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1:39:26" calcext:value-type="date">
            <text:p>25.02.2022</text:p>
          </table:table-cell>
          <table:table-cell table:style-name="ce4" office:value-type="string" calcext:value-type="string">
            <text:p>15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823253820" calcext:value-type="float">
            <text:p>16823253820</text:p>
          </table:table-cell>
          <table:table-cell table:style-name="ce4" office:value-type="string" calcext:value-type="string">
            <text:p>ELİF HALİLOĞLU</text:p>
          </table:table-cell>
          <table:table-cell table:style-name="ce15" office:value-type="string" calcext:value-type="string">
            <text:p>0</text:p>
          </table:table-cell>
          <table:table-cell table:formula="of:=2022-YEAR([.F421])" office:value-type="float" office:value="45" calcext:value-type="float">
            <text:p>4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10-01" calcext:value-type="date">
            <text:p>01.10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31:52" calcext:value-type="date">
            <text:p>03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15" office:value-type="string" calcext:value-type="string">
            <text:p>1</text:p>
          </table:table-cell>
          <table:table-cell table:formula="of:=2022-YEAR([.F422])" office:value-type="float" office:value="45" calcext:value-type="float">
            <text:p>4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4:23:07" calcext:value-type="date">
            <text:p>07.03.2022</text:p>
          </table:table-cell>
          <table:table-cell table:style-name="ce4" office:value-type="string" calcext:value-type="string">
            <text:p>27,7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7,7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6776922674" calcext:value-type="float">
            <text:p>26776922674</text:p>
          </table:table-cell>
          <table:table-cell table:style-name="ce4" office:value-type="string" calcext:value-type="string">
            <text:p>AYŞE BULUT</text:p>
          </table:table-cell>
          <table:table-cell table:style-name="ce15" office:value-type="string" calcext:value-type="string">
            <text:p>0</text:p>
          </table:table-cell>
          <table:table-cell table:formula="of:=2022-YEAR([.F423])" office:value-type="float" office:value="45" calcext:value-type="float">
            <text:p>4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7-12-27" calcext:value-type="date">
            <text:p>27.12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21:09" calcext:value-type="date">
            <text:p>24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15" office:value-type="string" calcext:value-type="string">
            <text:p>0</text:p>
          </table:table-cell>
          <table:table-cell table:formula="of:=2022-YEAR([.F424])" office:value-type="float" office:value="46" calcext:value-type="float">
            <text:p>4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3:22:48" calcext:value-type="date">
            <text:p>09.06.2020</text:p>
          </table:table-cell>
          <table:table-cell table:style-name="ce4" office:value-type="string" calcext:value-type="string">
            <text:p>Pozitif 2.798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798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827521040" calcext:value-type="float">
            <text:p>38827521040</text:p>
          </table:table-cell>
          <table:table-cell table:style-name="ce4" office:value-type="string" calcext:value-type="string">
            <text:p>DÜRDANE SAĞDIÇ</text:p>
          </table:table-cell>
          <table:table-cell table:style-name="ce15" office:value-type="string" calcext:value-type="string">
            <text:p>0</text:p>
          </table:table-cell>
          <table:table-cell table:formula="of:=2022-YEAR([.F425])" office:value-type="float" office:value="46" calcext:value-type="float">
            <text:p>4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1-28" calcext:value-type="date">
            <text:p>28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3:40:12" calcext:value-type="date">
            <text:p>18.06.2020</text:p>
          </table:table-cell>
          <table:table-cell table:style-name="ce4" office:value-type="string" calcext:value-type="string">
            <text:p>Pozitif 5.323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5.323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789794400" calcext:value-type="float">
            <text:p>11789794400</text:p>
          </table:table-cell>
          <table:table-cell table:style-name="ce4" office:value-type="string" calcext:value-type="string">
            <text:p>AYHAN SARAÇLIOĞLU</text:p>
          </table:table-cell>
          <table:table-cell table:style-name="ce15" office:value-type="string" calcext:value-type="string">
            <text:p>1</text:p>
          </table:table-cell>
          <table:table-cell table:formula="of:=2022-YEAR([.F426])" office:value-type="float" office:value="46" calcext:value-type="float">
            <text:p>46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76-07-07" calcext:value-type="date">
            <text:p>07.07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1:42:15" calcext:value-type="date">
            <text:p>28.07.2020</text:p>
          </table:table-cell>
          <table:table-cell table:style-name="ce4" office:value-type="string" calcext:value-type="string">
            <text:p>Pozitif 29,09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9,09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15" office:value-type="string" calcext:value-type="string">
            <text:p>0</text:p>
          </table:table-cell>
          <table:table-cell table:formula="of:=2022-YEAR([.F427])" office:value-type="float" office:value="46" calcext:value-type="float">
            <text:p>46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9T11:24:54" calcext:value-type="date">
            <text:p>29.07.2020</text:p>
          </table:table-cell>
          <table:table-cell table:style-name="ce4" office:value-type="string" calcext:value-type="string">
            <text:p>Pozitif 11470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147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769629062" calcext:value-type="float">
            <text:p>16769629062</text:p>
          </table:table-cell>
          <table:table-cell table:style-name="ce4" office:value-type="string" calcext:value-type="string">
            <text:p>MEHMET ÇAKAL</text:p>
          </table:table-cell>
          <table:table-cell table:style-name="ce15" office:value-type="string" calcext:value-type="string">
            <text:p>1</text:p>
          </table:table-cell>
          <table:table-cell table:formula="of:=2022-YEAR([.F428])" office:value-type="float" office:value="46" calcext:value-type="float">
            <text:p>4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3-16" calcext:value-type="date">
            <text:p>16.03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3:28:43" calcext:value-type="date">
            <text:p>04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472542960" calcext:value-type="float">
            <text:p>10472542960</text:p>
          </table:table-cell>
          <table:table-cell table:style-name="ce4" office:value-type="string" calcext:value-type="string">
            <text:p>SÜLEYMAN MAHMUT KAYAGİL</text:p>
          </table:table-cell>
          <table:table-cell table:style-name="ce15" office:value-type="string" calcext:value-type="string">
            <text:p>1</text:p>
          </table:table-cell>
          <table:table-cell table:formula="of:=2022-YEAR([.F429])" office:value-type="float" office:value="46" calcext:value-type="float">
            <text:p>4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6-01-22" calcext:value-type="date">
            <text:p>22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3T14:57:00" calcext:value-type="date">
            <text:p>13.01.2021</text:p>
          </table:table-cell>
          <table:table-cell table:style-name="ce4" office:value-type="string" calcext:value-type="string">
            <text:p>50.12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0.1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15" office:value-type="string" calcext:value-type="string">
            <text:p>0</text:p>
          </table:table-cell>
          <table:table-cell table:formula="of:=2022-YEAR([.F430])" office:value-type="float" office:value="46" calcext:value-type="float">
            <text:p>4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0T15:53:29" calcext:value-type="date">
            <text:p>20.01.2021</text:p>
          </table:table-cell>
          <table:table-cell table:style-name="ce4" office:value-type="string" calcext:value-type="string">
            <text:p><text:s/>1242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<text:s/>124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827521040" calcext:value-type="float">
            <text:p>38827521040</text:p>
          </table:table-cell>
          <table:table-cell table:style-name="ce4" office:value-type="string" calcext:value-type="string">
            <text:p>DÜRDANE SAĞDIÇ</text:p>
          </table:table-cell>
          <table:table-cell table:style-name="ce15" office:value-type="string" calcext:value-type="string">
            <text:p>0</text:p>
          </table:table-cell>
          <table:table-cell table:formula="of:=2022-YEAR([.F431])" office:value-type="float" office:value="46" calcext:value-type="float">
            <text:p>4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6-01-28" calcext:value-type="date">
            <text:p>28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2:04:49" calcext:value-type="date">
            <text:p>25.01.2021</text:p>
          </table:table-cell>
          <table:table-cell table:style-name="ce4" office:value-type="string" calcext:value-type="string">
            <text:p>8.840x10^1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.840x10^1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15" office:value-type="string" calcext:value-type="string">
            <text:p>0</text:p>
          </table:table-cell>
          <table:table-cell table:formula="of:=2022-YEAR([.F432])" office:value-type="float" office:value="46" calcext:value-type="float">
            <text:p>4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8T13:32:05" calcext:value-type="date">
            <text:p>08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877385958" calcext:value-type="float">
            <text:p>42877385958</text:p>
          </table:table-cell>
          <table:table-cell table:style-name="ce4" office:value-type="string" calcext:value-type="string">
            <text:p>LEYLA ÖZTÜRK</text:p>
          </table:table-cell>
          <table:table-cell table:style-name="ce15" office:value-type="string" calcext:value-type="string">
            <text:p>0</text:p>
          </table:table-cell>
          <table:table-cell table:formula="of:=2022-YEAR([.F433])" office:value-type="float" office:value="46" calcext:value-type="float">
            <text:p>4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2-18" calcext:value-type="date">
            <text:p>18.0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4:06:38" calcext:value-type="date">
            <text:p>09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2344737250" calcext:value-type="float">
            <text:p>32344737250</text:p>
          </table:table-cell>
          <table:table-cell table:style-name="ce4" office:value-type="string" calcext:value-type="string">
            <text:p>MEHMET KAYA</text:p>
          </table:table-cell>
          <table:table-cell table:style-name="ce15" office:value-type="string" calcext:value-type="string">
            <text:p>1</text:p>
          </table:table-cell>
          <table:table-cell table:formula="of:=2022-YEAR([.F434])" office:value-type="float" office:value="46" calcext:value-type="float">
            <text:p>4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6-07-08" calcext:value-type="date">
            <text:p>08.07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2:09:59" calcext:value-type="date">
            <text:p>25.02.2021</text:p>
          </table:table-cell>
          <table:table-cell table:style-name="ce4" office:value-type="string" calcext:value-type="string">
            <text:p>969.9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69.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769629062" calcext:value-type="float">
            <text:p>16769629062</text:p>
          </table:table-cell>
          <table:table-cell table:style-name="ce4" office:value-type="string" calcext:value-type="string">
            <text:p>MEHMET ÇAKAL</text:p>
          </table:table-cell>
          <table:table-cell table:style-name="ce15" office:value-type="string" calcext:value-type="string">
            <text:p>1</text:p>
          </table:table-cell>
          <table:table-cell table:formula="of:=2022-YEAR([.F435])" office:value-type="float" office:value="46" calcext:value-type="float">
            <text:p>4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3-16" calcext:value-type="date">
            <text:p>16.03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3T11:46:03" calcext:value-type="date">
            <text:p>03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4934984496" calcext:value-type="float">
            <text:p>24934984496</text:p>
          </table:table-cell>
          <table:table-cell table:style-name="ce4" office:value-type="string" calcext:value-type="string">
            <text:p>PERİHAN ÇAVUŞ</text:p>
          </table:table-cell>
          <table:table-cell table:style-name="ce15" office:value-type="string" calcext:value-type="string">
            <text:p>0</text:p>
          </table:table-cell>
          <table:table-cell table:formula="of:=2022-YEAR([.F436])" office:value-type="float" office:value="46" calcext:value-type="float">
            <text:p>4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4-01" calcext:value-type="date">
            <text:p>01.04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6T12:45:11" calcext:value-type="date">
            <text:p>16.04.2021</text:p>
          </table:table-cell>
          <table:table-cell table:style-name="ce4" office:value-type="string" calcext:value-type="string">
            <text:p>59.1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9.1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15" office:value-type="string" calcext:value-type="string">
            <text:p>0</text:p>
          </table:table-cell>
          <table:table-cell table:formula="of:=2022-YEAR([.F437])" office:value-type="float" office:value="46" calcext:value-type="float">
            <text:p>4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31T14:30:36" calcext:value-type="date">
            <text:p>31.05.2021</text:p>
          </table:table-cell>
          <table:table-cell table:style-name="ce4" office:value-type="string" calcext:value-type="string">
            <text:p>433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33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6300829316" calcext:value-type="float">
            <text:p>46300829316</text:p>
          </table:table-cell>
          <table:table-cell table:style-name="ce4" office:value-type="string" calcext:value-type="string">
            <text:p>ABDUL METİN ECE</text:p>
          </table:table-cell>
          <table:table-cell table:style-name="ce15" office:value-type="string" calcext:value-type="string">
            <text:p>1</text:p>
          </table:table-cell>
          <table:table-cell table:formula="of:=2022-YEAR([.F438])" office:value-type="float" office:value="46" calcext:value-type="float">
            <text:p>4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2-16" calcext:value-type="date">
            <text:p>16.0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3:48:27" calcext:value-type="date">
            <text:p>18.06.2021</text:p>
          </table:table-cell>
          <table:table-cell table:style-name="ce4" office:value-type="string" calcext:value-type="string">
            <text:p>2487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87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15" office:value-type="string" calcext:value-type="string">
            <text:p>0</text:p>
          </table:table-cell>
          <table:table-cell table:formula="of:=2022-YEAR([.F439])" office:value-type="float" office:value="46" calcext:value-type="float">
            <text:p>4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3:39:42" calcext:value-type="date">
            <text:p>29.06.2021</text:p>
          </table:table-cell>
          <table:table-cell table:style-name="ce4" office:value-type="string" calcext:value-type="string">
            <text:p>285,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85,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277686410" calcext:value-type="float">
            <text:p>45277686410</text:p>
          </table:table-cell>
          <table:table-cell table:style-name="ce4" office:value-type="string" calcext:value-type="string">
            <text:p>ZEHRA AVŞAR</text:p>
          </table:table-cell>
          <table:table-cell table:style-name="ce15" office:value-type="string" calcext:value-type="string">
            <text:p>0</text:p>
          </table:table-cell>
          <table:table-cell table:formula="of:=2022-YEAR([.F440])" office:value-type="float" office:value="46" calcext:value-type="float">
            <text:p>4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6-06-16" calcext:value-type="date">
            <text:p>16.06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53" calcext:value-type="date">
            <text:p>13.07.2021</text:p>
          </table:table-cell>
          <table:table-cell table:style-name="ce4" office:value-type="string" calcext:value-type="string">
            <text:p>5,363 x10^2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,363 x10^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15" office:value-type="string" calcext:value-type="string">
            <text:p>0</text:p>
          </table:table-cell>
          <table:table-cell table:formula="of:=2022-YEAR([.F441])" office:value-type="float" office:value="46" calcext:value-type="float">
            <text:p>4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9T14:04:08" calcext:value-type="date">
            <text:p>19.08.2021</text:p>
          </table:table-cell>
          <table:table-cell table:style-name="ce4" office:value-type="string" calcext:value-type="string">
            <text:p>427,8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27,8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15" office:value-type="string" calcext:value-type="string">
            <text:p>0</text:p>
          </table:table-cell>
          <table:table-cell table:formula="of:=2022-YEAR([.F442])" office:value-type="float" office:value="46" calcext:value-type="float">
            <text:p>4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1:32:05" calcext:value-type="date">
            <text:p>29.09.2021</text:p>
          </table:table-cell>
          <table:table-cell table:style-name="ce4" office:value-type="string" calcext:value-type="string">
            <text:p>381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81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351772838" calcext:value-type="float">
            <text:p>20351772838</text:p>
          </table:table-cell>
          <table:table-cell table:style-name="ce4" office:value-type="string" calcext:value-type="string">
            <text:p>SERAP ALIMLI</text:p>
          </table:table-cell>
          <table:table-cell table:style-name="ce15" office:value-type="string" calcext:value-type="string">
            <text:p>0</text:p>
          </table:table-cell>
          <table:table-cell table:formula="of:=2022-YEAR([.F443])" office:value-type="float" office:value="46" calcext:value-type="float">
            <text:p>4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2-18" calcext:value-type="date">
            <text:p>18.0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04:44" calcext:value-type="date">
            <text:p>05.10.2021</text:p>
          </table:table-cell>
          <table:table-cell table:style-name="ce4" office:value-type="string" calcext:value-type="string">
            <text:p>379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79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745862970" calcext:value-type="float">
            <text:p>39745862970</text:p>
          </table:table-cell>
          <table:table-cell table:style-name="ce4" office:value-type="string" calcext:value-type="string">
            <text:p>ÜMMÜGÜLSÜM KARA</text:p>
          </table:table-cell>
          <table:table-cell table:style-name="ce15" office:value-type="string" calcext:value-type="string">
            <text:p>0</text:p>
          </table:table-cell>
          <table:table-cell table:formula="of:=2022-YEAR([.F444])" office:value-type="float" office:value="46" calcext:value-type="float">
            <text:p>4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7-13" calcext:value-type="date">
            <text:p>13.07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2:21" calcext:value-type="date">
            <text:p>11.11.2021</text:p>
          </table:table-cell>
          <table:table-cell table:style-name="ce4" office:value-type="string" calcext:value-type="string">
            <text:p>27,1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7,1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15" office:value-type="string" calcext:value-type="string">
            <text:p>0</text:p>
          </table:table-cell>
          <table:table-cell table:formula="of:=2022-YEAR([.F445])" office:value-type="float" office:value="46" calcext:value-type="float">
            <text:p>4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3:37:55" calcext:value-type="date">
            <text:p>16.11.2021</text:p>
          </table:table-cell>
          <table:table-cell table:style-name="ce4" office:value-type="string" calcext:value-type="string">
            <text:p>326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26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15" office:value-type="string" calcext:value-type="string">
            <text:p>0</text:p>
          </table:table-cell>
          <table:table-cell table:formula="of:=2022-YEAR([.F446])" office:value-type="float" office:value="46" calcext:value-type="float">
            <text:p>4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1:30:27" calcext:value-type="date">
            <text:p>05.01.2022</text:p>
          </table:table-cell>
          <table:table-cell table:style-name="ce4" office:value-type="string" calcext:value-type="string">
            <text:p>174,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4,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877385958" calcext:value-type="float">
            <text:p>42877385958</text:p>
          </table:table-cell>
          <table:table-cell table:style-name="ce4" office:value-type="string" calcext:value-type="string">
            <text:p>LEYLA ÖZTÜRK</text:p>
          </table:table-cell>
          <table:table-cell table:style-name="ce15" office:value-type="string" calcext:value-type="string">
            <text:p>0</text:p>
          </table:table-cell>
          <table:table-cell table:formula="of:=2022-YEAR([.F447])" office:value-type="float" office:value="46" calcext:value-type="float">
            <text:p>4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2-18" calcext:value-type="date">
            <text:p>18.0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2:25:56" calcext:value-type="date">
            <text:p>11.01.2022</text:p>
          </table:table-cell>
          <table:table-cell table:style-name="ce4" office:value-type="string" calcext:value-type="string">
            <text:p>18,3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,3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472542960" calcext:value-type="float">
            <text:p>10472542960</text:p>
          </table:table-cell>
          <table:table-cell table:style-name="ce4" office:value-type="string" calcext:value-type="string">
            <text:p>SÜLEYMAN MAHMUT KAYAGİL</text:p>
          </table:table-cell>
          <table:table-cell table:style-name="ce15" office:value-type="string" calcext:value-type="string">
            <text:p>1</text:p>
          </table:table-cell>
          <table:table-cell table:formula="of:=2022-YEAR([.F448])" office:value-type="float" office:value="46" calcext:value-type="float">
            <text:p>4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1-22" calcext:value-type="date">
            <text:p>22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2:25:58" calcext:value-type="date">
            <text:p>11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769629062" calcext:value-type="float">
            <text:p>16769629062</text:p>
          </table:table-cell>
          <table:table-cell table:style-name="ce4" office:value-type="string" calcext:value-type="string">
            <text:p>MEHMET ÇAKAL</text:p>
          </table:table-cell>
          <table:table-cell table:style-name="ce15" office:value-type="string" calcext:value-type="string">
            <text:p>1</text:p>
          </table:table-cell>
          <table:table-cell table:formula="of:=2022-YEAR([.F449])" office:value-type="float" office:value="46" calcext:value-type="float">
            <text:p>4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3-16" calcext:value-type="date">
            <text:p>16.03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1:38:35" calcext:value-type="date">
            <text:p>17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2470105746" calcext:value-type="float">
            <text:p>62470105746</text:p>
          </table:table-cell>
          <table:table-cell table:style-name="ce4" office:value-type="string" calcext:value-type="string">
            <text:p>CEMİLE ŞENCAN</text:p>
          </table:table-cell>
          <table:table-cell table:style-name="ce15" office:value-type="string" calcext:value-type="string">
            <text:p>0</text:p>
          </table:table-cell>
          <table:table-cell table:formula="of:=2022-YEAR([.F450])" office:value-type="float" office:value="46" calcext:value-type="float">
            <text:p>4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7-28" calcext:value-type="date">
            <text:p>28.07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5:17:23" calcext:value-type="date">
            <text:p>01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642059700" calcext:value-type="float">
            <text:p>52642059700</text:p>
          </table:table-cell>
          <table:table-cell table:style-name="ce4" office:value-type="string" calcext:value-type="string">
            <text:p>AHMET TURAN KASIMLAR</text:p>
          </table:table-cell>
          <table:table-cell table:style-name="ce15" office:value-type="string" calcext:value-type="string">
            <text:p>1</text:p>
          </table:table-cell>
          <table:table-cell table:formula="of:=2022-YEAR([.F451])" office:value-type="float" office:value="46" calcext:value-type="float">
            <text:p>4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1-05" calcext:value-type="date">
            <text:p>05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4:33:33" calcext:value-type="date">
            <text:p>02.02.2022</text:p>
          </table:table-cell>
          <table:table-cell table:style-name="ce4" office:value-type="string" calcext:value-type="string">
            <text:p>6113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113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827521040" calcext:value-type="float">
            <text:p>38827521040</text:p>
          </table:table-cell>
          <table:table-cell table:style-name="ce4" office:value-type="string" calcext:value-type="string">
            <text:p>DÜRDANE SAĞDIÇ</text:p>
          </table:table-cell>
          <table:table-cell table:style-name="ce15" office:value-type="string" calcext:value-type="string">
            <text:p>0</text:p>
          </table:table-cell>
          <table:table-cell table:formula="of:=2022-YEAR([.F452])" office:value-type="float" office:value="46" calcext:value-type="float">
            <text:p>4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01-28" calcext:value-type="date">
            <text:p>28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8T13:00:07" calcext:value-type="date">
            <text:p>08.02.2022</text:p>
          </table:table-cell>
          <table:table-cell table:style-name="ce4" office:value-type="string" calcext:value-type="string">
            <text:p>24,4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,4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9348169352" calcext:value-type="float">
            <text:p>49348169352</text:p>
          </table:table-cell>
          <table:table-cell table:style-name="ce4" office:value-type="string" calcext:value-type="string">
            <text:p>HURİYE DANIŞ</text:p>
          </table:table-cell>
          <table:table-cell table:style-name="ce15" office:value-type="string" calcext:value-type="string">
            <text:p>0</text:p>
          </table:table-cell>
          <table:table-cell table:formula="of:=2022-YEAR([.F453])" office:value-type="float" office:value="46" calcext:value-type="float">
            <text:p>4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6-01-01" calcext:value-type="date">
            <text:p>01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4:46:41" calcext:value-type="date">
            <text:p>10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15" office:value-type="string" calcext:value-type="string">
            <text:p>0</text:p>
          </table:table-cell>
          <table:table-cell table:formula="of:=2022-YEAR([.F454])" office:value-type="float" office:value="46" calcext:value-type="float">
            <text:p>4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1:38:27" calcext:value-type="date">
            <text:p>16.02.2022</text:p>
          </table:table-cell>
          <table:table-cell table:style-name="ce4" office:value-type="string" calcext:value-type="string">
            <text:p>111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1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15" office:value-type="string" calcext:value-type="string">
            <text:p>1</text:p>
          </table:table-cell>
          <table:table-cell table:formula="of:=2022-YEAR([.F455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08T09:47:57" calcext:value-type="date">
            <text:p>08.05.2020</text:p>
          </table:table-cell>
          <table:table-cell table:style-name="ce4" office:value-type="string" calcext:value-type="string">
            <text:p>Pozitif 5.882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5.882x10^2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892285722" calcext:value-type="float">
            <text:p>45892285722</text:p>
          </table:table-cell>
          <table:table-cell table:style-name="ce4" office:value-type="string" calcext:value-type="string">
            <text:p>İLHAN YÜCEŞAN</text:p>
          </table:table-cell>
          <table:table-cell table:style-name="ce15" office:value-type="string" calcext:value-type="string">
            <text:p>1</text:p>
          </table:table-cell>
          <table:table-cell table:formula="of:=2022-YEAR([.F456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9T13:19:53" calcext:value-type="date">
            <text:p>29.05.2020</text:p>
          </table:table-cell>
          <table:table-cell table:style-name="ce4" office:value-type="string" calcext:value-type="string">
            <text:p>Pozitif 1.449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449x10^3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7093951704" calcext:value-type="float">
            <text:p>37093951704</text:p>
          </table:table-cell>
          <table:table-cell table:style-name="ce4" office:value-type="string" calcext:value-type="string">
            <text:p>GÜLENDAM AKKILÇIK</text:p>
          </table:table-cell>
          <table:table-cell table:style-name="ce15" office:value-type="string" calcext:value-type="string">
            <text:p>0</text:p>
          </table:table-cell>
          <table:table-cell table:formula="of:=2022-YEAR([.F457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1-15" calcext:value-type="date">
            <text:p>15.0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0:26" calcext:value-type="date">
            <text:p>19.06.2020</text:p>
          </table:table-cell>
          <table:table-cell table:style-name="ce4" office:value-type="string" calcext:value-type="string">
            <text:p>Pozitif 4.458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458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15" office:value-type="string" calcext:value-type="string">
            <text:p>0</text:p>
          </table:table-cell>
          <table:table-cell table:formula="of:=2022-YEAR([.F458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6-20" calcext:value-type="date">
            <text:p>20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1:28:13" calcext:value-type="date">
            <text:p>25.06.2020</text:p>
          </table:table-cell>
          <table:table-cell table:style-name="ce4" office:value-type="string" calcext:value-type="string">
            <text:p>Pozitif 2.926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926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406067838" calcext:value-type="float">
            <text:p>22406067838</text:p>
          </table:table-cell>
          <table:table-cell table:style-name="ce4" office:value-type="string" calcext:value-type="string">
            <text:p>NURCAN DOĞAN</text:p>
          </table:table-cell>
          <table:table-cell table:style-name="ce15" office:value-type="string" calcext:value-type="string">
            <text:p>0</text:p>
          </table:table-cell>
          <table:table-cell table:formula="of:=2022-YEAR([.F459])" office:value-type="float" office:value="47" calcext:value-type="float">
            <text:p>4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5-02-01" calcext:value-type="date">
            <text:p>01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4T14:15:55" calcext:value-type="date">
            <text:p>14.07.2020</text:p>
          </table:table-cell>
          <table:table-cell table:style-name="ce4" office:value-type="string" calcext:value-type="string">
            <text:p>28.40 POZİTİ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8.40 POZİTİF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6645260058" calcext:value-type="float">
            <text:p>46645260058</text:p>
          </table:table-cell>
          <table:table-cell table:style-name="ce4" office:value-type="string" calcext:value-type="string">
            <text:p>ZÜLFİYE USLU</text:p>
          </table:table-cell>
          <table:table-cell table:style-name="ce15" office:value-type="string" calcext:value-type="string">
            <text:p>0</text:p>
          </table:table-cell>
          <table:table-cell table:formula="of:=2022-YEAR([.F460])" office:value-type="float" office:value="47" calcext:value-type="float">
            <text:p>4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5-02-10" calcext:value-type="date">
            <text:p>10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4:30:44" calcext:value-type="date">
            <text:p>21.07.2020</text:p>
          </table:table-cell>
          <table:table-cell table:style-name="ce4" office:value-type="string" calcext:value-type="string">
            <text:p>Pozitif 1.918x10^1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<text:s/>1.918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8535423798" calcext:value-type="float">
            <text:p>28535423798</text:p>
          </table:table-cell>
          <table:table-cell table:style-name="ce4" office:value-type="string" calcext:value-type="string">
            <text:p>MUSTAFA BOZ</text:p>
          </table:table-cell>
          <table:table-cell table:style-name="ce15" office:value-type="string" calcext:value-type="string">
            <text:p>1</text:p>
          </table:table-cell>
          <table:table-cell table:formula="of:=2022-YEAR([.F461])" office:value-type="float" office:value="47" calcext:value-type="float">
            <text:p>47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75-07-01" calcext:value-type="date">
            <text:p>01.07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2:36:55" calcext:value-type="date">
            <text:p>28.07.2020</text:p>
          </table:table-cell>
          <table:table-cell table:style-name="ce4" office:value-type="string" calcext:value-type="string">
            <text:p>Pozitif 16480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648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15" office:value-type="string" calcext:value-type="string">
            <text:p>1</text:p>
          </table:table-cell>
          <table:table-cell table:formula="of:=2022-YEAR([.F462])" office:value-type="float" office:value="47" calcext:value-type="float">
            <text:p>47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0:40:57" calcext:value-type="date">
            <text:p>02.09.2020</text:p>
          </table:table-cell>
          <table:table-cell table:style-name="ce4" office:value-type="string" calcext:value-type="string">
            <text:p>Pozitif 106,2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06,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15" office:value-type="string" calcext:value-type="string">
            <text:p>0</text:p>
          </table:table-cell>
          <table:table-cell table:formula="of:=2022-YEAR([.F463])" office:value-type="float" office:value="47" calcext:value-type="float">
            <text:p>4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6-20" calcext:value-type="date">
            <text:p>20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1T14:54:27" calcext:value-type="date">
            <text:p>01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3410033380" calcext:value-type="float">
            <text:p>53410033380</text:p>
          </table:table-cell>
          <table:table-cell table:style-name="ce4" office:value-type="string" calcext:value-type="string">
            <text:p>MEHMET ERARSLAN</text:p>
          </table:table-cell>
          <table:table-cell table:style-name="ce15" office:value-type="string" calcext:value-type="string">
            <text:p>1</text:p>
          </table:table-cell>
          <table:table-cell table:formula="of:=2022-YEAR([.F464])" office:value-type="float" office:value="47" calcext:value-type="float">
            <text:p>4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5-10-13" calcext:value-type="date">
            <text:p>13.10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3:53:52" calcext:value-type="date">
            <text:p>05.03.2021</text:p>
          </table:table-cell>
          <table:table-cell table:style-name="ce4" office:value-type="string" calcext:value-type="string">
            <text:p>2060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06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169608368" calcext:value-type="float">
            <text:p>36169608368</text:p>
          </table:table-cell>
          <table:table-cell table:style-name="ce4" office:value-type="string" calcext:value-type="string">
            <text:p>TURAN ARSLAN</text:p>
          </table:table-cell>
          <table:table-cell table:style-name="ce15" office:value-type="string" calcext:value-type="string">
            <text:p>1</text:p>
          </table:table-cell>
          <table:table-cell table:formula="of:=2022-YEAR([.F465])" office:value-type="float" office:value="47" calcext:value-type="float">
            <text:p>4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5-06-06" calcext:value-type="date">
            <text:p>06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2:44:28" calcext:value-type="date">
            <text:p>16.03.2021</text:p>
          </table:table-cell>
          <table:table-cell table:style-name="ce4" office:value-type="string" calcext:value-type="string">
            <text:p>41.99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1.9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15" office:value-type="string" calcext:value-type="string">
            <text:p>1</text:p>
          </table:table-cell>
          <table:table-cell table:formula="of:=2022-YEAR([.F466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2:17:13" calcext:value-type="date">
            <text:p>09.04.2021</text:p>
          </table:table-cell>
          <table:table-cell table:style-name="ce4" office:value-type="string" calcext:value-type="string">
            <text:p>177.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7.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4817361106" calcext:value-type="float">
            <text:p>54817361106</text:p>
          </table:table-cell>
          <table:table-cell table:style-name="ce4" office:value-type="string" calcext:value-type="string">
            <text:p>HATUK ASARKAYA</text:p>
          </table:table-cell>
          <table:table-cell table:style-name="ce15" office:value-type="string" calcext:value-type="string">
            <text:p>0</text:p>
          </table:table-cell>
          <table:table-cell table:formula="of:=2022-YEAR([.F467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9-21" calcext:value-type="date">
            <text:p>21.09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5:39" calcext:value-type="date">
            <text:p>26.04.2021</text:p>
          </table:table-cell>
          <table:table-cell table:style-name="ce4" office:value-type="string" calcext:value-type="string">
            <text:p>87.8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7.8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533217374" calcext:value-type="float">
            <text:p>12533217374</text:p>
          </table:table-cell>
          <table:table-cell table:style-name="ce4" office:value-type="string" calcext:value-type="string">
            <text:p>GÜLHAN ARAZ</text:p>
          </table:table-cell>
          <table:table-cell table:style-name="ce15" office:value-type="string" calcext:value-type="string">
            <text:p>0</text:p>
          </table:table-cell>
          <table:table-cell table:formula="of:=2022-YEAR([.F468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10-09" calcext:value-type="date">
            <text:p>09.10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0T14:39:43" calcext:value-type="date">
            <text:p>20.05.2021</text:p>
          </table:table-cell>
          <table:table-cell table:style-name="ce4" office:value-type="string" calcext:value-type="string">
            <text:p>1481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81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7181471082" calcext:value-type="float">
            <text:p>57181471082</text:p>
          </table:table-cell>
          <table:table-cell table:style-name="ce4" office:value-type="string" calcext:value-type="string">
            <text:p>ABBAS BOZKURT</text:p>
          </table:table-cell>
          <table:table-cell table:style-name="ce15" office:value-type="string" calcext:value-type="string">
            <text:p>1</text:p>
          </table:table-cell>
          <table:table-cell table:formula="of:=2022-YEAR([.F469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1-25" calcext:value-type="date">
            <text:p>25.0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9:21" calcext:value-type="date">
            <text:p>24.05.2021</text:p>
          </table:table-cell>
          <table:table-cell table:style-name="ce4" office:value-type="string" calcext:value-type="string">
            <text:p>342.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42.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878647586" calcext:value-type="float">
            <text:p>21878647586</text:p>
          </table:table-cell>
          <table:table-cell table:style-name="ce4" office:value-type="string" calcext:value-type="string">
            <text:p>DÜRDANE CABADAN</text:p>
          </table:table-cell>
          <table:table-cell table:style-name="ce15" office:value-type="string" calcext:value-type="string">
            <text:p>0</text:p>
          </table:table-cell>
          <table:table-cell table:formula="of:=2022-YEAR([.F470])" office:value-type="float" office:value="47" calcext:value-type="float">
            <text:p>4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11-02" calcext:value-type="date">
            <text:p>02.1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1:42" calcext:value-type="date">
            <text:p>25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496023244" calcext:value-type="float">
            <text:p>40496023244</text:p>
          </table:table-cell>
          <table:table-cell table:style-name="ce4" office:value-type="string" calcext:value-type="string">
            <text:p>SEVİM KARADAĞ</text:p>
          </table:table-cell>
          <table:table-cell table:style-name="ce15" office:value-type="string" calcext:value-type="string">
            <text:p>0</text:p>
          </table:table-cell>
          <table:table-cell table:formula="of:=2022-YEAR([.F471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5-11" calcext:value-type="date">
            <text:p>11.05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2:47:41" calcext:value-type="date">
            <text:p>09.06.2021</text:p>
          </table:table-cell>
          <table:table-cell table:style-name="ce4" office:value-type="string" calcext:value-type="string">
            <text:p>276,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76,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115411234" calcext:value-type="float">
            <text:p>42115411234</text:p>
          </table:table-cell>
          <table:table-cell table:style-name="ce4" office:value-type="string" calcext:value-type="string">
            <text:p>ŞENGÜL AYGÜN</text:p>
          </table:table-cell>
          <table:table-cell table:style-name="ce15" office:value-type="string" calcext:value-type="string">
            <text:p>0</text:p>
          </table:table-cell>
          <table:table-cell table:formula="of:=2022-YEAR([.F472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4-10" calcext:value-type="date">
            <text:p>10.04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3:45:37" calcext:value-type="date">
            <text:p>23.06.2021</text:p>
          </table:table-cell>
          <table:table-cell table:style-name="ce4" office:value-type="string" calcext:value-type="string">
            <text:p>8,50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,50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15" office:value-type="string" calcext:value-type="string">
            <text:p>1</text:p>
          </table:table-cell>
          <table:table-cell table:formula="of:=2022-YEAR([.F473])" office:value-type="float" office:value="47" calcext:value-type="float">
            <text:p>4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5:32:34" calcext:value-type="date">
            <text:p>12.07.2021</text:p>
          </table:table-cell>
          <table:table-cell table:style-name="ce4" office:value-type="string" calcext:value-type="string">
            <text:p>100,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0,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533217374" calcext:value-type="float">
            <text:p>12533217374</text:p>
          </table:table-cell>
          <table:table-cell table:style-name="ce4" office:value-type="string" calcext:value-type="string">
            <text:p>GÜLHAN ARAZ</text:p>
          </table:table-cell>
          <table:table-cell table:style-name="ce15" office:value-type="string" calcext:value-type="string">
            <text:p>0</text:p>
          </table:table-cell>
          <table:table-cell table:formula="of:=2022-YEAR([.F474])" office:value-type="float" office:value="47" calcext:value-type="float">
            <text:p>4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5-10-09" calcext:value-type="date">
            <text:p>09.10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15:13" calcext:value-type="date">
            <text:p>13.08.2021</text:p>
          </table:table-cell>
          <table:table-cell table:style-name="ce4" office:value-type="string" calcext:value-type="string">
            <text:p>1539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39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111045388" calcext:value-type="float">
            <text:p>23111045388</text:p>
          </table:table-cell>
          <table:table-cell table:style-name="ce4" office:value-type="string" calcext:value-type="string">
            <text:p>RECEP AYDIN</text:p>
          </table:table-cell>
          <table:table-cell table:style-name="ce15" office:value-type="string" calcext:value-type="string">
            <text:p>1</text:p>
          </table:table-cell>
          <table:table-cell table:formula="of:=2022-YEAR([.F475])" office:value-type="float" office:value="47" calcext:value-type="float">
            <text:p>4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1-01" calcext:value-type="date">
            <text:p>01.0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4:05:24" calcext:value-type="date">
            <text:p>01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406067838" calcext:value-type="float">
            <text:p>22406067838</text:p>
          </table:table-cell>
          <table:table-cell table:style-name="ce4" office:value-type="string" calcext:value-type="string">
            <text:p>NURCAN DOĞAN</text:p>
          </table:table-cell>
          <table:table-cell table:style-name="ce15" office:value-type="string" calcext:value-type="string">
            <text:p>0</text:p>
          </table:table-cell>
          <table:table-cell table:formula="of:=2022-YEAR([.F476])" office:value-type="float" office:value="47" calcext:value-type="float">
            <text:p>4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2-01" calcext:value-type="date">
            <text:p>01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3T13:54:30" calcext:value-type="date">
            <text:p>23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15" office:value-type="string" calcext:value-type="string">
            <text:p>1</text:p>
          </table:table-cell>
          <table:table-cell table:formula="of:=2022-YEAR([.F477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7T14:15:44" calcext:value-type="date">
            <text:p>07.10.2021</text:p>
          </table:table-cell>
          <table:table-cell table:style-name="ce4" office:value-type="string" calcext:value-type="string">
            <text:p>26,8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6,8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892285722" calcext:value-type="float">
            <text:p>45892285722</text:p>
          </table:table-cell>
          <table:table-cell table:style-name="ce4" office:value-type="string" calcext:value-type="string">
            <text:p>İLHAN YÜCEŞAN</text:p>
          </table:table-cell>
          <table:table-cell table:style-name="ce15" office:value-type="string" calcext:value-type="string">
            <text:p>1</text:p>
          </table:table-cell>
          <table:table-cell table:formula="of:=2022-YEAR([.F478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5T13:10:39" calcext:value-type="date">
            <text:p>15.11.2021</text:p>
          </table:table-cell>
          <table:table-cell table:style-name="ce4" office:value-type="string" calcext:value-type="string">
            <text:p>2,368</text:p>
            <text:p/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,368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9987148404" calcext:value-type="float">
            <text:p>49987148404</text:p>
          </table:table-cell>
          <table:table-cell table:style-name="ce4" office:value-type="string" calcext:value-type="string">
            <text:p>SEVGİ ÖZMEN</text:p>
          </table:table-cell>
          <table:table-cell table:style-name="ce15" office:value-type="string" calcext:value-type="string">
            <text:p>0</text:p>
          </table:table-cell>
          <table:table-cell table:formula="of:=2022-YEAR([.F479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10-10" calcext:value-type="date">
            <text:p>10.10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3:36:49" calcext:value-type="date">
            <text:p>23.11.2021</text:p>
          </table:table-cell>
          <table:table-cell table:style-name="ce4" office:value-type="string" calcext:value-type="string">
            <text:p>32,327,38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2,327,38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15" office:value-type="string" calcext:value-type="string">
            <text:p>0</text:p>
          </table:table-cell>
          <table:table-cell table:formula="of:=2022-YEAR([.F480])" office:value-type="float" office:value="47" calcext:value-type="float">
            <text:p>4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6-20" calcext:value-type="date">
            <text:p>20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2:42:33" calcext:value-type="date">
            <text:p>09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364069226" calcext:value-type="float">
            <text:p>22364069226</text:p>
          </table:table-cell>
          <table:table-cell table:style-name="ce4" office:value-type="string" calcext:value-type="string">
            <text:p>ŞERİFE YILMAZ</text:p>
          </table:table-cell>
          <table:table-cell table:style-name="ce15" office:value-type="string" calcext:value-type="string">
            <text:p>0</text:p>
          </table:table-cell>
          <table:table-cell table:formula="of:=2022-YEAR([.F481])" office:value-type="float" office:value="47" calcext:value-type="float">
            <text:p>4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2-01" calcext:value-type="date">
            <text:p>01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3:15:08" calcext:value-type="date">
            <text:p>06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111045388" calcext:value-type="float">
            <text:p>23111045388</text:p>
          </table:table-cell>
          <table:table-cell table:style-name="ce4" office:value-type="string" calcext:value-type="string">
            <text:p>RECEP AYDIN</text:p>
          </table:table-cell>
          <table:table-cell table:style-name="ce15" office:value-type="string" calcext:value-type="string">
            <text:p>1</text:p>
          </table:table-cell>
          <table:table-cell table:formula="of:=2022-YEAR([.F482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1-01" calcext:value-type="date">
            <text:p>01.0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7T12:18:14" calcext:value-type="date">
            <text:p>27.01.2022</text:p>
          </table:table-cell>
          <table:table-cell table:style-name="ce4" office:value-type="string" calcext:value-type="string">
            <text:p>12,8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,8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115411234" calcext:value-type="float">
            <text:p>42115411234</text:p>
          </table:table-cell>
          <table:table-cell table:style-name="ce4" office:value-type="string" calcext:value-type="string">
            <text:p>ŞENGÜL AYGÜN</text:p>
          </table:table-cell>
          <table:table-cell table:style-name="ce15" office:value-type="string" calcext:value-type="string">
            <text:p>0</text:p>
          </table:table-cell>
          <table:table-cell table:formula="of:=2022-YEAR([.F483])" office:value-type="float" office:value="47" calcext:value-type="float">
            <text:p>4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4-10" calcext:value-type="date">
            <text:p>10.04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1:52:56" calcext:value-type="date">
            <text:p>10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406067838" calcext:value-type="float">
            <text:p>22406067838</text:p>
          </table:table-cell>
          <table:table-cell table:style-name="ce4" office:value-type="string" calcext:value-type="string">
            <text:p>NURCAN DOĞAN</text:p>
          </table:table-cell>
          <table:table-cell table:style-name="ce15" office:value-type="string" calcext:value-type="string">
            <text:p>0</text:p>
          </table:table-cell>
          <table:table-cell table:formula="of:=2022-YEAR([.F484])" office:value-type="float" office:value="47" calcext:value-type="float">
            <text:p>4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2-01" calcext:value-type="date">
            <text:p>01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2:52:11" calcext:value-type="date">
            <text:p>23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15" office:value-type="string" calcext:value-type="string">
            <text:p>1</text:p>
          </table:table-cell>
          <table:table-cell table:formula="of:=2022-YEAR([.F485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5:20:02" calcext:value-type="date">
            <text:p>23.02.2022</text:p>
          </table:table-cell>
          <table:table-cell table:style-name="ce4" office:value-type="string" calcext:value-type="string">
            <text:p>104,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4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645260058" calcext:value-type="float">
            <text:p>46645260058</text:p>
          </table:table-cell>
          <table:table-cell table:style-name="ce4" office:value-type="string" calcext:value-type="string">
            <text:p>ZÜLFİYE USLU</text:p>
          </table:table-cell>
          <table:table-cell table:style-name="ce15" office:value-type="string" calcext:value-type="string">
            <text:p>0</text:p>
          </table:table-cell>
          <table:table-cell table:formula="of:=2022-YEAR([.F486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2-10" calcext:value-type="date">
            <text:p>10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4:11:28" calcext:value-type="date">
            <text:p>28.02.2022</text:p>
          </table:table-cell>
          <table:table-cell table:style-name="ce4" office:value-type="string" calcext:value-type="string">
            <text:p>19,6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,6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15" office:value-type="string" calcext:value-type="string">
            <text:p>0</text:p>
          </table:table-cell>
          <table:table-cell table:formula="of:=2022-YEAR([.F487])" office:value-type="float" office:value="47" calcext:value-type="float">
            <text:p>4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5-06-20" calcext:value-type="date">
            <text:p>20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9T14:31:47" calcext:value-type="date">
            <text:p>09.03.2022</text:p>
          </table:table-cell>
          <table:table-cell table:style-name="ce4" office:value-type="string" calcext:value-type="string">
            <text:p>29,7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9,7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313304698" calcext:value-type="float">
            <text:p>45313304698</text:p>
          </table:table-cell>
          <table:table-cell table:style-name="ce4" office:value-type="string" calcext:value-type="string">
            <text:p>HARUN DOĞAN</text:p>
          </table:table-cell>
          <table:table-cell table:style-name="ce15" office:value-type="string" calcext:value-type="string">
            <text:p>1</text:p>
          </table:table-cell>
          <table:table-cell table:formula="of:=2022-YEAR([.F488])" office:value-type="float" office:value="47" calcext:value-type="float">
            <text:p>4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5-03-13" calcext:value-type="date">
            <text:p>13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4:46:40" calcext:value-type="date">
            <text:p>10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15" office:value-type="string" calcext:value-type="string">
            <text:p>0</text:p>
          </table:table-cell>
          <table:table-cell table:formula="of:=2022-YEAR([.F489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10:01:46" calcext:value-type="date">
            <text:p>14.05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298677930" calcext:value-type="float">
            <text:p>45298677930</text:p>
          </table:table-cell>
          <table:table-cell table:style-name="ce4" office:value-type="string" calcext:value-type="string">
            <text:p>SAFFET SATILMIŞ</text:p>
          </table:table-cell>
          <table:table-cell table:style-name="ce15" office:value-type="string" calcext:value-type="string">
            <text:p>0</text:p>
          </table:table-cell>
          <table:table-cell table:formula="of:=2022-YEAR([.F490])" office:value-type="float" office:value="48" calcext:value-type="float">
            <text:p>4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3-11" calcext:value-type="date">
            <text:p>11.03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0:18:26" calcext:value-type="date">
            <text:p>09.06.2020</text:p>
          </table:table-cell>
          <table:table-cell table:style-name="ce4" office:value-type="string" calcext:value-type="string">
            <text:p>Pozitif 1.702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702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937823238" calcext:value-type="float">
            <text:p>10937823238</text:p>
          </table:table-cell>
          <table:table-cell table:style-name="ce4" office:value-type="string" calcext:value-type="string">
            <text:p>HACI ALİ İŞLER</text:p>
          </table:table-cell>
          <table:table-cell table:style-name="ce15" office:value-type="string" calcext:value-type="string">
            <text:p>1</text:p>
          </table:table-cell>
          <table:table-cell table:formula="of:=2022-YEAR([.F491])" office:value-type="float" office:value="48" calcext:value-type="float">
            <text:p>4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12-30" calcext:value-type="date">
            <text:p>30.12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2:39:54" calcext:value-type="date">
            <text:p>20.07.2020</text:p>
          </table:table-cell>
          <table:table-cell table:style-name="ce4" office:value-type="string" calcext:value-type="string">
            <text:p>Pozitif 3.270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270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514857290" calcext:value-type="float">
            <text:p>45514857290</text:p>
          </table:table-cell>
          <table:table-cell table:style-name="ce4" office:value-type="string" calcext:value-type="string">
            <text:p>RIZA KÜSMEZ</text:p>
          </table:table-cell>
          <table:table-cell table:style-name="ce15" office:value-type="string" calcext:value-type="string">
            <text:p>1</text:p>
          </table:table-cell>
          <table:table-cell table:formula="of:=2022-YEAR([.F492])" office:value-type="float" office:value="48" calcext:value-type="float">
            <text:p>48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4-09-21" calcext:value-type="date">
            <text:p>21.09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0:33:06" calcext:value-type="date">
            <text:p>14.08.2020</text:p>
          </table:table-cell>
          <table:table-cell table:style-name="ce4" office:value-type="string" calcext:value-type="string">
            <text:p>POZİTİF12,19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POZİTİF12,19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929083868" calcext:value-type="float">
            <text:p>21929083868</text:p>
          </table:table-cell>
          <table:table-cell table:style-name="ce4" office:value-type="string" calcext:value-type="string">
            <text:p>NURAN AKTAŞ</text:p>
          </table:table-cell>
          <table:table-cell table:style-name="ce15" office:value-type="string" calcext:value-type="string">
            <text:p>0</text:p>
          </table:table-cell>
          <table:table-cell table:formula="of:=2022-YEAR([.F493])" office:value-type="float" office:value="48" calcext:value-type="float">
            <text:p>48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74-07-01" calcext:value-type="date">
            <text:p>01.07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4:22:02" calcext:value-type="date">
            <text:p>27.08.2020</text:p>
          </table:table-cell>
          <table:table-cell table:style-name="ce4" office:value-type="string" calcext:value-type="string">
            <text:p>Pozitif 8,918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8,918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7661117372" calcext:value-type="float">
            <text:p>37661117372</text:p>
          </table:table-cell>
          <table:table-cell table:style-name="ce4" office:value-type="string" calcext:value-type="string">
            <text:p>MUSTAFA ŞAHİN</text:p>
          </table:table-cell>
          <table:table-cell table:style-name="ce15" office:value-type="string" calcext:value-type="string">
            <text:p>1</text:p>
          </table:table-cell>
          <table:table-cell table:formula="of:=2022-YEAR([.F494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9-19" calcext:value-type="date">
            <text:p>19.09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4:38:45" calcext:value-type="date">
            <text:p>01.09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3644584504" calcext:value-type="float">
            <text:p>53644584504</text:p>
          </table:table-cell>
          <table:table-cell table:style-name="ce4" office:value-type="string" calcext:value-type="string">
            <text:p>SULTAN ARSLAN</text:p>
          </table:table-cell>
          <table:table-cell table:style-name="ce15" office:value-type="string" calcext:value-type="string">
            <text:p>0</text:p>
          </table:table-cell>
          <table:table-cell table:formula="of:=2022-YEAR([.F495])" office:value-type="float" office:value="48" calcext:value-type="float">
            <text:p>48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4-11-20" calcext:value-type="date">
            <text:p>20.1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0:41:23" calcext:value-type="date">
            <text:p>01.02.2021</text:p>
          </table:table-cell>
          <table:table-cell table:style-name="ce4" office:value-type="string" calcext:value-type="string">
            <text:p>99410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941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15" office:value-type="string" calcext:value-type="string">
            <text:p>0</text:p>
          </table:table-cell>
          <table:table-cell table:formula="of:=2022-YEAR([.F496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2:35:06" calcext:value-type="date">
            <text:p>01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7661117372" calcext:value-type="float">
            <text:p>37661117372</text:p>
          </table:table-cell>
          <table:table-cell table:style-name="ce4" office:value-type="string" calcext:value-type="string">
            <text:p>MUSTAFA ŞAHİN</text:p>
          </table:table-cell>
          <table:table-cell table:style-name="ce15" office:value-type="string" calcext:value-type="string">
            <text:p>1</text:p>
          </table:table-cell>
          <table:table-cell table:formula="of:=2022-YEAR([.F497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9-19" calcext:value-type="date">
            <text:p>19.09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2:10:01" calcext:value-type="date">
            <text:p>25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050245838" calcext:value-type="float">
            <text:p>47050245838</text:p>
          </table:table-cell>
          <table:table-cell table:style-name="ce4" office:value-type="string" calcext:value-type="string">
            <text:p>ASIM ERSİN</text:p>
          </table:table-cell>
          <table:table-cell table:style-name="ce15" office:value-type="string" calcext:value-type="string">
            <text:p>1</text:p>
          </table:table-cell>
          <table:table-cell table:formula="of:=2022-YEAR([.F498])" office:value-type="float" office:value="48" calcext:value-type="float">
            <text:p>48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4-01-08" calcext:value-type="date">
            <text:p>08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2T12:01:23" calcext:value-type="date">
            <text:p>12.03.2021</text:p>
          </table:table-cell>
          <table:table-cell table:style-name="ce4" office:value-type="string" calcext:value-type="string">
            <text:p>42,8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2,8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151909228" calcext:value-type="float">
            <text:p>27151909228</text:p>
          </table:table-cell>
          <table:table-cell table:style-name="ce4" office:value-type="string" calcext:value-type="string">
            <text:p>ABDURRAHMAN GÜLEROĞLU</text:p>
          </table:table-cell>
          <table:table-cell table:style-name="ce15" office:value-type="string" calcext:value-type="string">
            <text:p>1</text:p>
          </table:table-cell>
          <table:table-cell table:formula="of:=2022-YEAR([.F499])" office:value-type="float" office:value="48" calcext:value-type="float">
            <text:p>48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4-06-29" calcext:value-type="date">
            <text:p>29.06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8T14:02:04" calcext:value-type="date">
            <text:p>18.03.2021</text:p>
          </table:table-cell>
          <table:table-cell table:style-name="ce4" office:value-type="string" calcext:value-type="string">
            <text:p>5084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084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15" office:value-type="string" calcext:value-type="string">
            <text:p>1</text:p>
          </table:table-cell>
          <table:table-cell table:formula="of:=2022-YEAR([.F500])" office:value-type="float" office:value="48" calcext:value-type="float">
            <text:p>4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5T14:02:26" calcext:value-type="date">
            <text:p>15.04.2021</text:p>
          </table:table-cell>
          <table:table-cell table:style-name="ce4" office:value-type="string" calcext:value-type="string">
            <text:p>14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9415256" calcext:value-type="float">
            <text:p>11999415256</text:p>
          </table:table-cell>
          <table:table-cell table:style-name="ce4" office:value-type="string" calcext:value-type="string">
            <text:p>RIZA SOY</text:p>
          </table:table-cell>
          <table:table-cell table:style-name="ce15" office:value-type="string" calcext:value-type="string">
            <text:p>1</text:p>
          </table:table-cell>
          <table:table-cell table:formula="of:=2022-YEAR([.F501])" office:value-type="float" office:value="48" calcext:value-type="float">
            <text:p>4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4-01" calcext:value-type="date">
            <text:p>01.04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7:00" calcext:value-type="date">
            <text:p>17.05.2021</text:p>
          </table:table-cell>
          <table:table-cell table:style-name="ce4" office:value-type="string" calcext:value-type="string">
            <text:p>7804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804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49204630378" calcext:value-type="float">
            <text:p>49204630378</text:p>
          </table:table-cell>
          <table:table-cell table:style-name="ce4" office:value-type="string" calcext:value-type="string">
            <text:p>RASIM ÖZAY</text:p>
          </table:table-cell>
          <table:table-cell table:style-name="ce15" office:value-type="string" calcext:value-type="string">
            <text:p>1</text:p>
          </table:table-cell>
          <table:table-cell table:formula="of:=2022-YEAR([.F502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0:10:59" calcext:value-type="date">
            <text:p>18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15" office:value-type="string" calcext:value-type="string">
            <text:p>0</text:p>
          </table:table-cell>
          <table:table-cell table:formula="of:=2022-YEAR([.F503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8:09" calcext:value-type="date">
            <text:p>24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850886936" calcext:value-type="float">
            <text:p>27850886936</text:p>
          </table:table-cell>
          <table:table-cell table:style-name="ce4" office:value-type="string" calcext:value-type="string">
            <text:p>MUSTAFA ÇALKIN</text:p>
          </table:table-cell>
          <table:table-cell table:style-name="ce15" office:value-type="string" calcext:value-type="string">
            <text:p>1</text:p>
          </table:table-cell>
          <table:table-cell table:formula="of:=2022-YEAR([.F504])" office:value-type="float" office:value="48" calcext:value-type="float">
            <text:p>4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4:39:42" calcext:value-type="date">
            <text:p>10.06.2021</text:p>
          </table:table-cell>
          <table:table-cell table:style-name="ce4" office:value-type="string" calcext:value-type="string">
            <text:p>1058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58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15" office:value-type="string" calcext:value-type="string">
            <text:p>0</text:p>
          </table:table-cell>
          <table:table-cell table:formula="of:=2022-YEAR([.F505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3:42:21" calcext:value-type="date">
            <text:p>11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929083868" calcext:value-type="float">
            <text:p>21929083868</text:p>
          </table:table-cell>
          <table:table-cell table:style-name="ce4" office:value-type="string" calcext:value-type="string">
            <text:p>NURAN AKTAŞ</text:p>
          </table:table-cell>
          <table:table-cell table:style-name="ce15" office:value-type="string" calcext:value-type="string">
            <text:p>0</text:p>
          </table:table-cell>
          <table:table-cell table:formula="of:=2022-YEAR([.F506])" office:value-type="float" office:value="48" calcext:value-type="float">
            <text:p>4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7-01" calcext:value-type="date">
            <text:p>01.07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6:21:30" calcext:value-type="date">
            <text:p>30.06.2021</text:p>
          </table:table-cell>
          <table:table-cell table:style-name="ce4" office:value-type="string" calcext:value-type="string">
            <text:p>79,1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9,1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15" office:value-type="string" calcext:value-type="string">
            <text:p>1</text:p>
          </table:table-cell>
          <table:table-cell table:formula="of:=2022-YEAR([.F507])" office:value-type="float" office:value="48" calcext:value-type="float">
            <text:p>4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32:10" calcext:value-type="date">
            <text:p>01.07.2021</text:p>
          </table:table-cell>
          <table:table-cell table:style-name="ce4" office:value-type="string" calcext:value-type="string">
            <text:p>2,05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,05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15" office:value-type="string" calcext:value-type="string">
            <text:p>0</text:p>
          </table:table-cell>
          <table:table-cell table:formula="of:=2022-YEAR([.F508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5T11:55:24" calcext:value-type="date">
            <text:p>25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076512452" calcext:value-type="float">
            <text:p>39076512452</text:p>
          </table:table-cell>
          <table:table-cell table:style-name="ce4" office:value-type="string" calcext:value-type="string">
            <text:p>YILMAZ UZUN</text:p>
          </table:table-cell>
          <table:table-cell table:style-name="ce15" office:value-type="string" calcext:value-type="string">
            <text:p>1</text:p>
          </table:table-cell>
          <table:table-cell table:formula="of:=2022-YEAR([.F509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4-03" calcext:value-type="date">
            <text:p>03.04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1:58:51" calcext:value-type="date">
            <text:p>26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15" office:value-type="string" calcext:value-type="string">
            <text:p>0</text:p>
          </table:table-cell>
          <table:table-cell table:formula="of:=2022-YEAR([.F510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1T14:18:33" calcext:value-type="date">
            <text:p>21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9204630378" calcext:value-type="float">
            <text:p>49204630378</text:p>
          </table:table-cell>
          <table:table-cell table:style-name="ce4" office:value-type="string" calcext:value-type="string">
            <text:p>RASIM ÖZAY</text:p>
          </table:table-cell>
          <table:table-cell table:style-name="ce15" office:value-type="string" calcext:value-type="string">
            <text:p>1</text:p>
          </table:table-cell>
          <table:table-cell table:formula="of:=2022-YEAR([.F511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7T12:07:02" calcext:value-type="date">
            <text:p>07.10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15" office:value-type="string" calcext:value-type="string">
            <text:p>1</text:p>
          </table:table-cell>
          <table:table-cell table:formula="of:=2022-YEAR([.F512])" office:value-type="float" office:value="48" calcext:value-type="float">
            <text:p>4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2T14:39:56" calcext:value-type="date">
            <text:p>12.10.2021</text:p>
          </table:table-cell>
          <table:table-cell table:style-name="ce4" office:value-type="string" calcext:value-type="string">
            <text:p>129,5</text:p>
            <text:p/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9,5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298677930" calcext:value-type="float">
            <text:p>45298677930</text:p>
          </table:table-cell>
          <table:table-cell table:style-name="ce4" office:value-type="string" calcext:value-type="string">
            <text:p>SAFFET SATILMIŞ</text:p>
          </table:table-cell>
          <table:table-cell table:style-name="ce15" office:value-type="string" calcext:value-type="string">
            <text:p>0</text:p>
          </table:table-cell>
          <table:table-cell table:formula="of:=2022-YEAR([.F513])" office:value-type="float" office:value="48" calcext:value-type="float">
            <text:p>4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3-11" calcext:value-type="date">
            <text:p>11.03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3:07:23" calcext:value-type="date">
            <text:p>25.11.2021</text:p>
          </table:table-cell>
          <table:table-cell table:style-name="ce4" office:value-type="string" calcext:value-type="string">
            <text:p>1,79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,79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15" office:value-type="string" calcext:value-type="string">
            <text:p>1</text:p>
          </table:table-cell>
          <table:table-cell table:formula="of:=2022-YEAR([.F514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30T13:50:31" calcext:value-type="date">
            <text:p>30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27850886936" calcext:value-type="float">
            <text:p>27850886936</text:p>
          </table:table-cell>
          <table:table-cell table:style-name="ce4" office:value-type="string" calcext:value-type="string">
            <text:p>MUSTAFA ÇALKIN</text:p>
          </table:table-cell>
          <table:table-cell table:style-name="ce15" office:value-type="string" calcext:value-type="string">
            <text:p>1</text:p>
          </table:table-cell>
          <table:table-cell table:formula="of:=2022-YEAR([.F515])" office:value-type="float" office:value="48" calcext:value-type="float">
            <text:p>4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1T13:03:25" calcext:value-type="date">
            <text:p>01.12.2021</text:p>
          </table:table-cell>
          <table:table-cell table:style-name="ce4" office:value-type="string" calcext:value-type="string">
            <text:p>1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6648487768" calcext:value-type="float">
            <text:p>26648487768</text:p>
          </table:table-cell>
          <table:table-cell table:style-name="ce4" office:value-type="string" calcext:value-type="string">
            <text:p>DURSUN CANBOLAT</text:p>
          </table:table-cell>
          <table:table-cell table:style-name="ce15" office:value-type="string" calcext:value-type="string">
            <text:p>1</text:p>
          </table:table-cell>
          <table:table-cell table:formula="of:=2022-YEAR([.F516])" office:value-type="float" office:value="48" calcext:value-type="float">
            <text:p>4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1:41:01" calcext:value-type="date">
            <text:p>02.12.2021</text:p>
          </table:table-cell>
          <table:table-cell table:style-name="ce4" office:value-type="string" calcext:value-type="string">
            <text:p>72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2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718157784" calcext:value-type="float">
            <text:p>19718157784</text:p>
          </table:table-cell>
          <table:table-cell table:style-name="ce4" office:value-type="string" calcext:value-type="string">
            <text:p>İSA GÖRMEZ</text:p>
          </table:table-cell>
          <table:table-cell table:style-name="ce15" office:value-type="string" calcext:value-type="string">
            <text:p>1</text:p>
          </table:table-cell>
          <table:table-cell table:formula="of:=2022-YEAR([.F517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3-01" calcext:value-type="date">
            <text:p>01.03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1:35:37" calcext:value-type="date">
            <text:p>14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15" office:value-type="string" calcext:value-type="string">
            <text:p>0</text:p>
          </table:table-cell>
          <table:table-cell table:formula="of:=2022-YEAR([.F518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8T13:43:32" calcext:value-type="date">
            <text:p>28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15" office:value-type="string" calcext:value-type="string">
            <text:p>0</text:p>
          </table:table-cell>
          <table:table-cell table:formula="of:=2022-YEAR([.F519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5:54:52" calcext:value-type="date">
            <text:p>03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050245838" calcext:value-type="float">
            <text:p>47050245838</text:p>
          </table:table-cell>
          <table:table-cell table:style-name="ce4" office:value-type="string" calcext:value-type="string">
            <text:p>ASIM ERSİN</text:p>
          </table:table-cell>
          <table:table-cell table:style-name="ce15" office:value-type="string" calcext:value-type="string">
            <text:p>1</text:p>
          </table:table-cell>
          <table:table-cell table:formula="of:=2022-YEAR([.F520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08" calcext:value-type="date">
            <text:p>08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5:06:33" calcext:value-type="date">
            <text:p>06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526064052" calcext:value-type="float">
            <text:p>22526064052</text:p>
          </table:table-cell>
          <table:table-cell table:style-name="ce4" office:value-type="string" calcext:value-type="string">
            <text:p>ÖMER AKAR</text:p>
          </table:table-cell>
          <table:table-cell table:style-name="ce15" office:value-type="string" calcext:value-type="string">
            <text:p>1</text:p>
          </table:table-cell>
          <table:table-cell table:formula="of:=2022-YEAR([.F521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2-10" calcext:value-type="date">
            <text:p>10.02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4T14:27:21" calcext:value-type="date">
            <text:p>24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929083868" calcext:value-type="float">
            <text:p>21929083868</text:p>
          </table:table-cell>
          <table:table-cell table:style-name="ce4" office:value-type="string" calcext:value-type="string">
            <text:p>NURAN AKTAŞ</text:p>
          </table:table-cell>
          <table:table-cell table:style-name="ce15" office:value-type="string" calcext:value-type="string">
            <text:p>0</text:p>
          </table:table-cell>
          <table:table-cell table:formula="of:=2022-YEAR([.F522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7-01" calcext:value-type="date">
            <text:p>01.07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4:58:01" calcext:value-type="date">
            <text:p>04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15" office:value-type="string" calcext:value-type="string">
            <text:p>1</text:p>
          </table:table-cell>
          <table:table-cell table:formula="of:=2022-YEAR([.F523])" office:value-type="float" office:value="48" calcext:value-type="float">
            <text:p>4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12:20:08" calcext:value-type="date">
            <text:p>02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218740850" calcext:value-type="float">
            <text:p>32218740850</text:p>
          </table:table-cell>
          <table:table-cell table:style-name="ce4" office:value-type="string" calcext:value-type="string">
            <text:p>DURSUN SANSAR</text:p>
          </table:table-cell>
          <table:table-cell table:style-name="ce15" office:value-type="string" calcext:value-type="string">
            <text:p>1</text:p>
          </table:table-cell>
          <table:table-cell table:formula="of:=2022-YEAR([.F524])" office:value-type="float" office:value="49" calcext:value-type="float">
            <text:p>4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12-01" calcext:value-type="date">
            <text:p>01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2T08:27:58" calcext:value-type="date">
            <text:p>12.05.2020</text:p>
          </table:table-cell>
          <table:table-cell table:style-name="ce4" office:value-type="string" calcext:value-type="string">
            <text:p>Pozitif 3.360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360x10^1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4601995466" calcext:value-type="float">
            <text:p>24601995466</text:p>
          </table:table-cell>
          <table:table-cell table:style-name="ce4" office:value-type="string" calcext:value-type="string">
            <text:p>MURAT YILDIZ</text:p>
          </table:table-cell>
          <table:table-cell table:style-name="ce15" office:value-type="string" calcext:value-type="string">
            <text:p>1</text:p>
          </table:table-cell>
          <table:table-cell table:formula="of:=2022-YEAR([.F525])" office:value-type="float" office:value="49" calcext:value-type="float">
            <text:p>4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5-24" calcext:value-type="date">
            <text:p>24.05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2T09:18:13" calcext:value-type="date">
            <text:p>22.05.2020</text:p>
          </table:table-cell>
          <table:table-cell table:style-name="ce4" office:value-type="string" calcext:value-type="string">
            <text:p>Pozitif 2.491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491x10^2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15" office:value-type="string" calcext:value-type="string">
            <text:p>1</text:p>
          </table:table-cell>
          <table:table-cell table:formula="of:=2022-YEAR([.F526])" office:value-type="float" office:value="49" calcext:value-type="float">
            <text:p>4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1T13:54:25" calcext:value-type="date">
            <text:p>11.06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47491051630" calcext:value-type="float">
            <text:p>47491051630</text:p>
          </table:table-cell>
          <table:table-cell table:style-name="ce4" office:value-type="string" calcext:value-type="string">
            <text:p>AHMET CAMUZ</text:p>
          </table:table-cell>
          <table:table-cell table:style-name="ce15" office:value-type="string" calcext:value-type="string">
            <text:p>1</text:p>
          </table:table-cell>
          <table:table-cell table:formula="of:=2022-YEAR([.F527])" office:value-type="float" office:value="49" calcext:value-type="float">
            <text:p>4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12-20" calcext:value-type="date">
            <text:p>20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1:50:26" calcext:value-type="date">
            <text:p>03.07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810627228" calcext:value-type="float">
            <text:p>46810627228</text:p>
          </table:table-cell>
          <table:table-cell table:style-name="ce4" office:value-type="string" calcext:value-type="string">
            <text:p>HİMMET BAŞTUĞ</text:p>
          </table:table-cell>
          <table:table-cell table:style-name="ce15" office:value-type="string" calcext:value-type="string">
            <text:p>1</text:p>
          </table:table-cell>
          <table:table-cell table:formula="of:=2022-YEAR([.F528])" office:value-type="float" office:value="49" calcext:value-type="float">
            <text:p>4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4-20" calcext:value-type="date">
            <text:p>20.04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5T13:19:44" calcext:value-type="date">
            <text:p>05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043480516" calcext:value-type="float">
            <text:p>10043480516</text:p>
          </table:table-cell>
          <table:table-cell table:style-name="ce4" office:value-type="string" calcext:value-type="string">
            <text:p>HAYDAR UÇAR</text:p>
          </table:table-cell>
          <table:table-cell table:style-name="ce15" office:value-type="string" calcext:value-type="string">
            <text:p>1</text:p>
          </table:table-cell>
          <table:table-cell table:formula="of:=2022-YEAR([.F529])" office:value-type="float" office:value="49" calcext:value-type="float">
            <text:p>4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4-04" calcext:value-type="date">
            <text:p>04.04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2:51:04" calcext:value-type="date">
            <text:p>14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266075888" calcext:value-type="float">
            <text:p>33266075888</text:p>
          </table:table-cell>
          <table:table-cell table:style-name="ce4" office:value-type="string" calcext:value-type="string">
            <text:p>LEMAN AYTAÇ</text:p>
          </table:table-cell>
          <table:table-cell table:style-name="ce15" office:value-type="string" calcext:value-type="string">
            <text:p>0</text:p>
          </table:table-cell>
          <table:table-cell table:formula="of:=2022-YEAR([.F530])" office:value-type="float" office:value="49" calcext:value-type="float">
            <text:p>4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3-06-01" calcext:value-type="date">
            <text:p>01.06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4:18:01" calcext:value-type="date">
            <text:p>21.08.2020</text:p>
          </table:table-cell>
          <table:table-cell table:style-name="ce4" office:value-type="string" calcext:value-type="string">
            <text:p>POZITIF10,97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,97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487464622" calcext:value-type="float">
            <text:p>10487464622</text:p>
          </table:table-cell>
          <table:table-cell table:style-name="ce4" office:value-type="string" calcext:value-type="string">
            <text:p>SERPİL SULUKAN</text:p>
          </table:table-cell>
          <table:table-cell table:style-name="ce15" office:value-type="string" calcext:value-type="string">
            <text:p>0</text:p>
          </table:table-cell>
          <table:table-cell table:formula="of:=2022-YEAR([.F531])" office:value-type="float" office:value="49" calcext:value-type="float">
            <text:p>4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8-15" calcext:value-type="date">
            <text:p>15.08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4T14:52:15" calcext:value-type="date">
            <text:p>14.09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123243542" calcext:value-type="float">
            <text:p>17123243542</text:p>
          </table:table-cell>
          <table:table-cell table:style-name="ce4" office:value-type="string" calcext:value-type="string">
            <text:p>DİLEK ER</text:p>
          </table:table-cell>
          <table:table-cell table:style-name="ce15" office:value-type="string" calcext:value-type="string">
            <text:p>0</text:p>
          </table:table-cell>
          <table:table-cell table:formula="of:=2022-YEAR([.F532])" office:value-type="float" office:value="49" calcext:value-type="float">
            <text:p>4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3-01-17" calcext:value-type="date">
            <text:p>17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5T14:31:39" calcext:value-type="date">
            <text:p>15.09.2020</text:p>
          </table:table-cell>
          <table:table-cell table:style-name="ce4" office:value-type="string" calcext:value-type="string">
            <text:p>POZITIF577,5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77,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070240370" calcext:value-type="float">
            <text:p>34070240370</text:p>
          </table:table-cell>
          <table:table-cell table:style-name="ce4" office:value-type="string" calcext:value-type="string">
            <text:p>FATMA HAS</text:p>
          </table:table-cell>
          <table:table-cell table:style-name="ce15" office:value-type="string" calcext:value-type="string">
            <text:p>0</text:p>
          </table:table-cell>
          <table:table-cell table:formula="of:=2022-YEAR([.F533])" office:value-type="float" office:value="49" calcext:value-type="float">
            <text:p>4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8-05" calcext:value-type="date">
            <text:p>05.08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4T14:15:46" calcext:value-type="date">
            <text:p>04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992783804" calcext:value-type="float">
            <text:p>17992783804</text:p>
          </table:table-cell>
          <table:table-cell table:style-name="ce4" office:value-type="string" calcext:value-type="string">
            <text:p>HAYATİ UYSAL</text:p>
          </table:table-cell>
          <table:table-cell table:style-name="ce15" office:value-type="string" calcext:value-type="string">
            <text:p>1</text:p>
          </table:table-cell>
          <table:table-cell table:formula="of:=2022-YEAR([.F534])" office:value-type="float" office:value="49" calcext:value-type="float">
            <text:p>4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3-08-10" calcext:value-type="date">
            <text:p>10.08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39:57" calcext:value-type="date">
            <text:p>08.03.202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15" office:value-type="string" calcext:value-type="string">
            <text:p>1</text:p>
          </table:table-cell>
          <table:table-cell table:formula="of:=2022-YEAR([.F535])" office:value-type="float" office:value="49" calcext:value-type="float">
            <text:p>4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4:34:45" calcext:value-type="date">
            <text:p>16.03.2021</text:p>
          </table:table-cell>
          <table:table-cell table:style-name="ce4" office:value-type="string" calcext:value-type="string">
            <text:p>11.22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1.2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15" office:value-type="string" calcext:value-type="string">
            <text:p>0</text:p>
          </table:table-cell>
          <table:table-cell table:formula="of:=2022-YEAR([.F536])" office:value-type="float" office:value="49" calcext:value-type="float">
            <text:p>4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4:32:08" calcext:value-type="date">
            <text:p>05.05.2021</text:p>
          </table:table-cell>
          <table:table-cell table:style-name="ce4" office:value-type="string" calcext:value-type="string">
            <text:p>115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5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15" office:value-type="string" calcext:value-type="string">
            <text:p>1</text:p>
          </table:table-cell>
          <table:table-cell table:formula="of:=2022-YEAR([.F537])" office:value-type="float" office:value="49" calcext:value-type="float">
            <text:p>4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6:17:32" calcext:value-type="date">
            <text:p>09.07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15" office:value-type="string" calcext:value-type="string">
            <text:p>0</text:p>
          </table:table-cell>
          <table:table-cell table:formula="of:=2022-YEAR([.F538])" office:value-type="float" office:value="49" calcext:value-type="float">
            <text:p>4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4:43:26" calcext:value-type="date">
            <text:p>11.08.2021</text:p>
          </table:table-cell>
          <table:table-cell table:style-name="ce4" office:value-type="string" calcext:value-type="string">
            <text:p>1391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391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556296316" calcext:value-type="float">
            <text:p>45556296316</text:p>
          </table:table-cell>
          <table:table-cell table:style-name="ce4" office:value-type="string" calcext:value-type="string">
            <text:p>KEMAL USLU</text:p>
          </table:table-cell>
          <table:table-cell table:style-name="ce15" office:value-type="string" calcext:value-type="string">
            <text:p>1</text:p>
          </table:table-cell>
          <table:table-cell table:formula="of:=2022-YEAR([.F539])" office:value-type="float" office:value="49" calcext:value-type="float">
            <text:p>4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5-01" calcext:value-type="date">
            <text:p>01.05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5:20:33" calcext:value-type="date">
            <text:p>14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590898370" calcext:value-type="float">
            <text:p>38590898370</text:p>
          </table:table-cell>
          <table:table-cell table:style-name="ce4" office:value-type="string" calcext:value-type="string">
            <text:p>FADİME ŞAHİN</text:p>
          </table:table-cell>
          <table:table-cell table:style-name="ce15" office:value-type="string" calcext:value-type="string">
            <text:p>0</text:p>
          </table:table-cell>
          <table:table-cell table:formula="of:=2022-YEAR([.F540])" office:value-type="float" office:value="49" calcext:value-type="float">
            <text:p>4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2-20" calcext:value-type="date">
            <text:p>20.0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2:32:24" calcext:value-type="date">
            <text:p>01.10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15" office:value-type="string" calcext:value-type="string">
            <text:p>1</text:p>
          </table:table-cell>
          <table:table-cell table:formula="of:=2022-YEAR([.F541])" office:value-type="float" office:value="49" calcext:value-type="float">
            <text:p>4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4T12:24:50" calcext:value-type="date">
            <text:p>04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511498358" calcext:value-type="float">
            <text:p>39511498358</text:p>
          </table:table-cell>
          <table:table-cell table:style-name="ce4" office:value-type="string" calcext:value-type="string">
            <text:p>SULTAN ARSLAN</text:p>
          </table:table-cell>
          <table:table-cell table:style-name="ce15" office:value-type="string" calcext:value-type="string">
            <text:p>0</text:p>
          </table:table-cell>
          <table:table-cell table:formula="of:=2022-YEAR([.F542])" office:value-type="float" office:value="49" calcext:value-type="float">
            <text:p>4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9-09" calcext:value-type="date">
            <text:p>09.09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3:13" calcext:value-type="date">
            <text:p>11.11.2021</text:p>
          </table:table-cell>
          <table:table-cell table:style-name="ce4" office:value-type="string" calcext:value-type="string">
            <text:p>201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1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15" office:value-type="string" calcext:value-type="string">
            <text:p>0</text:p>
          </table:table-cell>
          <table:table-cell table:formula="of:=2022-YEAR([.F543])" office:value-type="float" office:value="49" calcext:value-type="float">
            <text:p>4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5:00:52" calcext:value-type="date">
            <text:p>22.11.2021</text:p>
          </table:table-cell>
          <table:table-cell table:style-name="ce4" office:value-type="string" calcext:value-type="string">
            <text:p>746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46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070240370" calcext:value-type="float">
            <text:p>34070240370</text:p>
          </table:table-cell>
          <table:table-cell table:style-name="ce4" office:value-type="string" calcext:value-type="string">
            <text:p>FATMA HAS</text:p>
          </table:table-cell>
          <table:table-cell table:style-name="ce15" office:value-type="string" calcext:value-type="string">
            <text:p>0</text:p>
          </table:table-cell>
          <table:table-cell table:formula="of:=2022-YEAR([.F544])" office:value-type="float" office:value="49" calcext:value-type="float">
            <text:p>4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8-05" calcext:value-type="date">
            <text:p>05.08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1:01:39" calcext:value-type="date">
            <text:p>24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15" office:value-type="string" calcext:value-type="string">
            <text:p>0</text:p>
          </table:table-cell>
          <table:table-cell table:formula="of:=2022-YEAR([.F545])" office:value-type="float" office:value="49" calcext:value-type="float">
            <text:p>4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1:07:39" calcext:value-type="date">
            <text:p>06.12.2021</text:p>
          </table:table-cell>
          <table:table-cell table:style-name="ce4" office:value-type="string" calcext:value-type="string">
            <text:p>1,95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,95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574162038" calcext:value-type="float">
            <text:p>19574162038</text:p>
          </table:table-cell>
          <table:table-cell table:style-name="ce4" office:value-type="string" calcext:value-type="string">
            <text:p>HATİCE FIRATLI</text:p>
          </table:table-cell>
          <table:table-cell table:style-name="ce15" office:value-type="string" calcext:value-type="string">
            <text:p>0</text:p>
          </table:table-cell>
          <table:table-cell table:formula="of:=2022-YEAR([.F546])" office:value-type="float" office:value="49" calcext:value-type="float">
            <text:p>4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2-10" calcext:value-type="date">
            <text:p>10.0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3:04:39" calcext:value-type="date">
            <text:p>05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4601995466" calcext:value-type="float">
            <text:p>24601995466</text:p>
          </table:table-cell>
          <table:table-cell table:style-name="ce4" office:value-type="string" calcext:value-type="string">
            <text:p>MURAT YILDIZ</text:p>
          </table:table-cell>
          <table:table-cell table:style-name="ce15" office:value-type="string" calcext:value-type="string">
            <text:p>1</text:p>
          </table:table-cell>
          <table:table-cell table:formula="of:=2022-YEAR([.F547])" office:value-type="float" office:value="49" calcext:value-type="float">
            <text:p>4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5-24" calcext:value-type="date">
            <text:p>24.05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2:21:31" calcext:value-type="date">
            <text:p>21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703890646" calcext:value-type="float">
            <text:p>27703890646</text:p>
          </table:table-cell>
          <table:table-cell table:style-name="ce4" office:value-type="string" calcext:value-type="string">
            <text:p>MUSTAFA KARATAŞ</text:p>
          </table:table-cell>
          <table:table-cell table:style-name="ce15" office:value-type="string" calcext:value-type="string">
            <text:p>1</text:p>
          </table:table-cell>
          <table:table-cell table:formula="of:=2022-YEAR([.F548])" office:value-type="float" office:value="49" calcext:value-type="float">
            <text:p>4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7-29" calcext:value-type="date">
            <text:p>29.07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4:46:36" calcext:value-type="date">
            <text:p>25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027938512" calcext:value-type="float">
            <text:p>43027938512</text:p>
          </table:table-cell>
          <table:table-cell table:style-name="ce4" office:value-type="string" calcext:value-type="string">
            <text:p>TÜLAY GÜNEŞ</text:p>
          </table:table-cell>
          <table:table-cell table:style-name="ce15" office:value-type="string" calcext:value-type="string">
            <text:p>0</text:p>
          </table:table-cell>
          <table:table-cell table:formula="of:=2022-YEAR([.F549])" office:value-type="float" office:value="49" calcext:value-type="float">
            <text:p>4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3-03" calcext:value-type="date">
            <text:p>03.03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5:14:45" calcext:value-type="date">
            <text:p>18.02.2022</text:p>
          </table:table-cell>
          <table:table-cell table:style-name="ce4" office:value-type="string" calcext:value-type="string">
            <text:p>43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3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088511252" calcext:value-type="float">
            <text:p>39088511252</text:p>
          </table:table-cell>
          <table:table-cell table:style-name="ce4" office:value-type="string" calcext:value-type="string">
            <text:p>RAKİBE ATAPAY</text:p>
          </table:table-cell>
          <table:table-cell table:style-name="ce15" office:value-type="string" calcext:value-type="string">
            <text:p>0</text:p>
          </table:table-cell>
          <table:table-cell table:formula="of:=2022-YEAR([.F550])" office:value-type="float" office:value="49" calcext:value-type="float">
            <text:p>4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5-06" calcext:value-type="date">
            <text:p>06.05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1:45:27" calcext:value-type="date">
            <text:p>22.02.2022</text:p>
          </table:table-cell>
          <table:table-cell table:style-name="ce4" office:value-type="string" calcext:value-type="string">
            <text:p>193,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3,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266075888" calcext:value-type="float">
            <text:p>33266075888</text:p>
          </table:table-cell>
          <table:table-cell table:style-name="ce4" office:value-type="string" calcext:value-type="string">
            <text:p>LEMAN AYTAÇ</text:p>
          </table:table-cell>
          <table:table-cell table:style-name="ce15" office:value-type="string" calcext:value-type="string">
            <text:p>0</text:p>
          </table:table-cell>
          <table:table-cell table:formula="of:=2022-YEAR([.F551])" office:value-type="float" office:value="49" calcext:value-type="float">
            <text:p>4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3-06-01" calcext:value-type="date">
            <text:p>01.06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48:59" calcext:value-type="date">
            <text:p>03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4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15" office:value-type="string" calcext:value-type="string">
            <text:p>1</text:p>
          </table:table-cell>
          <table:table-cell table:formula="of:=2022-YEAR([.F552])" office:value-type="float" office:value="49" calcext:value-type="float">
            <text:p>4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5:22:06" calcext:value-type="date">
            <text:p>08.03.2022</text:p>
          </table:table-cell>
          <table:table-cell table:style-name="ce4" office:value-type="string" calcext:value-type="string">
            <text:p>20,1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,1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15" office:value-type="string" calcext:value-type="string">
            <text:p>0</text:p>
          </table:table-cell>
          <table:table-cell table:formula="of:=2022-YEAR([.F553])" office:value-type="float" office:value="49" calcext:value-type="float">
            <text:p>4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1:44:04" calcext:value-type="date">
            <text:p>25.03.2022</text:p>
          </table:table-cell>
          <table:table-cell table:style-name="ce4" office:value-type="string" calcext:value-type="string">
            <text:p>795,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95,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4">
          <table:table-cell office:value-type="float" office:value="99910262557" calcext:value-type="float">
            <text:p>99910262557</text:p>
          </table:table-cell>
          <table:table-cell table:style-name="ce4" office:value-type="string" calcext:value-type="string">
            <text:p>sezai istiraç</text:p>
          </table:table-cell>
          <table:table-cell table:style-name="ce15" office:value-type="string" calcext:value-type="string">
            <text:p>1</text:p>
          </table:table-cell>
          <table:table-cell table:formula="of:=2022-YEAR([.F554])" office:value-type="float" office:value="50" calcext:value-type="float">
            <text:p>50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72-01-01" calcext:value-type="date">
            <text:p>01.01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5T14:03:49" calcext:value-type="date">
            <text:p>15.07.2020</text:p>
          </table:table-cell>
          <table:table-cell table:style-name="ce4" office:value-type="string" calcext:value-type="string">
            <text:p>Pozitif 130,1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30,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15" office:value-type="string" calcext:value-type="string">
            <text:p>1</text:p>
          </table:table-cell>
          <table:table-cell table:formula="of:=2022-YEAR([.F555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5T12:25:59" calcext:value-type="date">
            <text:p>15.05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14681324560" calcext:value-type="float">
            <text:p>14681324560</text:p>
          </table:table-cell>
          <table:table-cell table:style-name="ce4" office:value-type="string" calcext:value-type="string">
            <text:p>CEVAT ÇELTEK</text:p>
          </table:table-cell>
          <table:table-cell table:style-name="ce15" office:value-type="string" calcext:value-type="string">
            <text:p>1</text:p>
          </table:table-cell>
          <table:table-cell table:formula="of:=2022-YEAR([.F556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1-10" calcext:value-type="date">
            <text:p>10.01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1:18:23" calcext:value-type="date">
            <text:p>04.06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9285172750" calcext:value-type="float">
            <text:p>49285172750</text:p>
          </table:table-cell>
          <table:table-cell table:style-name="ce4" office:value-type="string" calcext:value-type="string">
            <text:p>İSA İÇAĞASI</text:p>
          </table:table-cell>
          <table:table-cell table:style-name="ce15" office:value-type="string" calcext:value-type="string">
            <text:p>1</text:p>
          </table:table-cell>
          <table:table-cell table:formula="of:=2022-YEAR([.F557])" office:value-type="float" office:value="50" calcext:value-type="float">
            <text:p>5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12-15" calcext:value-type="date">
            <text:p>15.1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8T11:22:10" calcext:value-type="date">
            <text:p>08.06.2020</text:p>
          </table:table-cell>
          <table:table-cell table:style-name="ce4" office:value-type="string" calcext:value-type="string">
            <text:p>Pozitif 1.144x10^5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144x10^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773451310" calcext:value-type="float">
            <text:p>27773451310</text:p>
          </table:table-cell>
          <table:table-cell table:style-name="ce4" office:value-type="string" calcext:value-type="string">
            <text:p>KAYA ÇAĞMAN</text:p>
          </table:table-cell>
          <table:table-cell table:style-name="ce15" office:value-type="string" calcext:value-type="string">
            <text:p>1</text:p>
          </table:table-cell>
          <table:table-cell table:formula="of:=2022-YEAR([.F558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6-10" calcext:value-type="date">
            <text:p>10.06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2:39:54" calcext:value-type="date">
            <text:p>20.07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982148518" calcext:value-type="float">
            <text:p>19982148518</text:p>
          </table:table-cell>
          <table:table-cell table:style-name="ce4" office:value-type="string" calcext:value-type="string">
            <text:p>ENGİN KARS</text:p>
          </table:table-cell>
          <table:table-cell table:style-name="ce15" office:value-type="string" calcext:value-type="string">
            <text:p>1</text:p>
          </table:table-cell>
          <table:table-cell table:formula="of:=2022-YEAR([.F559])" office:value-type="float" office:value="50" calcext:value-type="float">
            <text:p>5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7-04" calcext:value-type="date">
            <text:p>04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4:20:47" calcext:value-type="date">
            <text:p>23.07.2020</text:p>
          </table:table-cell>
          <table:table-cell table:style-name="ce4" office:value-type="string" calcext:value-type="string">
            <text:p>Pozitif 4.443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443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15" office:value-type="string" calcext:value-type="string">
            <text:p>1</text:p>
          </table:table-cell>
          <table:table-cell table:formula="of:=2022-YEAR([.F560])" office:value-type="float" office:value="50" calcext:value-type="float">
            <text:p>50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13:13" calcext:value-type="date">
            <text:p>24.07.2020</text:p>
          </table:table-cell>
          <table:table-cell table:style-name="ce4" office:value-type="string" calcext:value-type="string">
            <text:p>Pozitif 59,34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59,3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99318352864" calcext:value-type="float">
            <text:p>99318352864</text:p>
          </table:table-cell>
          <table:table-cell table:style-name="ce4" office:value-type="string" calcext:value-type="string">
            <text:p>SOAD ALSULAIMAN</text:p>
          </table:table-cell>
          <table:table-cell table:style-name="ce15" office:value-type="string" calcext:value-type="string">
            <text:p>0</text:p>
          </table:table-cell>
          <table:table-cell table:formula="of:=2022-YEAR([.F561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1-02" calcext:value-type="date">
            <text:p>02.01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40" calcext:value-type="date">
            <text:p>27.07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909207454" calcext:value-type="float">
            <text:p>17909207454</text:p>
          </table:table-cell>
          <table:table-cell table:style-name="ce4" office:value-type="string" calcext:value-type="string">
            <text:p>AHMET KAYA</text:p>
          </table:table-cell>
          <table:table-cell table:style-name="ce15" office:value-type="string" calcext:value-type="string">
            <text:p>1</text:p>
          </table:table-cell>
          <table:table-cell table:formula="of:=2022-YEAR([.F562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5-02" calcext:value-type="date">
            <text:p>02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3:32:47" calcext:value-type="date">
            <text:p>21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15" office:value-type="string" calcext:value-type="string">
            <text:p>1</text:p>
          </table:table-cell>
          <table:table-cell table:formula="of:=2022-YEAR([.F563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4:15:28" calcext:value-type="date">
            <text:p>24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15" office:value-type="string" calcext:value-type="string">
            <text:p>1</text:p>
          </table:table-cell>
          <table:table-cell table:formula="of:=2022-YEAR([.F564])" office:value-type="float" office:value="50" calcext:value-type="float">
            <text:p>50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2T13:00:56" calcext:value-type="date">
            <text:p>22.01.2021</text:p>
          </table:table-cell>
          <table:table-cell table:style-name="ce4" office:value-type="string" calcext:value-type="string">
            <text:p>1.071x10^2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.071x10^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115612128" calcext:value-type="float">
            <text:p>36115612128</text:p>
          </table:table-cell>
          <table:table-cell table:style-name="ce4" office:value-type="string" calcext:value-type="string">
            <text:p>DÜRDANE ÇELİK</text:p>
          </table:table-cell>
          <table:table-cell table:style-name="ce15" office:value-type="string" calcext:value-type="string">
            <text:p>0</text:p>
          </table:table-cell>
          <table:table-cell table:formula="of:=2022-YEAR([.F565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9-07" calcext:value-type="date">
            <text:p>07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8T13:32:13" calcext:value-type="date">
            <text:p>08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15" office:value-type="string" calcext:value-type="string">
            <text:p>1</text:p>
          </table:table-cell>
          <table:table-cell table:formula="of:=2022-YEAR([.F566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2T12:32:44" calcext:value-type="date">
            <text:p>12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461026280" calcext:value-type="float">
            <text:p>10461026280</text:p>
          </table:table-cell>
          <table:table-cell table:style-name="ce4" office:value-type="string" calcext:value-type="string">
            <text:p>nurten hazinedar</text:p>
          </table:table-cell>
          <table:table-cell table:style-name="ce15" office:value-type="string" calcext:value-type="string">
            <text:p>0</text:p>
          </table:table-cell>
          <table:table-cell table:formula="of:=2022-YEAR([.F567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3-18" calcext:value-type="date">
            <text:p>18.03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9T12:35:29" calcext:value-type="date">
            <text:p>19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15" office:value-type="string" calcext:value-type="string">
            <text:p>1</text:p>
          </table:table-cell>
          <table:table-cell table:formula="of:=2022-YEAR([.F568])" office:value-type="float" office:value="50" calcext:value-type="float">
            <text:p>5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2-15" calcext:value-type="date">
            <text:p>15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2:10:59" calcext:value-type="date">
            <text:p>23.02.2021</text:p>
          </table:table-cell>
          <table:table-cell table:style-name="ce4" office:value-type="string" calcext:value-type="string">
            <text:p>7940 Pozitif</text:p>
          </table:table-cell>
          <table:table-cell table:style-name="ce4" office:value-type="string" calcext:value-type="string">
            <text:p>POZİTİF</text:p>
          </table:table-cell>
          <table:table-cell table:style-name="ce4" office:value-type="string" calcext:value-type="string">
            <text:p>794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681324560" calcext:value-type="float">
            <text:p>14681324560</text:p>
          </table:table-cell>
          <table:table-cell table:style-name="ce4" office:value-type="string" calcext:value-type="string">
            <text:p>CEVAT ÇELTEK</text:p>
          </table:table-cell>
          <table:table-cell table:style-name="ce15" office:value-type="string" calcext:value-type="string">
            <text:p>1</text:p>
          </table:table-cell>
          <table:table-cell table:formula="of:=2022-YEAR([.F569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1-10" calcext:value-type="date">
            <text:p>10.01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8T12:02:09" calcext:value-type="date">
            <text:p>28.04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467990058" calcext:value-type="float">
            <text:p>17467990058</text:p>
          </table:table-cell>
          <table:table-cell table:style-name="ce4" office:value-type="string" calcext:value-type="string">
            <text:p>AHMET YILMAZ</text:p>
          </table:table-cell>
          <table:table-cell table:style-name="ce15" office:value-type="string" calcext:value-type="string">
            <text:p>1</text:p>
          </table:table-cell>
          <table:table-cell table:formula="of:=2022-YEAR([.F570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5-19" calcext:value-type="date">
            <text:p>19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4:57:39" calcext:value-type="date">
            <text:p>24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15" office:value-type="string" calcext:value-type="string">
            <text:p>1</text:p>
          </table:table-cell>
          <table:table-cell table:formula="of:=2022-YEAR([.F571])" office:value-type="float" office:value="50" calcext:value-type="float">
            <text:p>5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2-15" calcext:value-type="date">
            <text:p>15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0" calcext:value-type="date">
            <text:p>09.06.2021</text:p>
          </table:table-cell>
          <table:table-cell table:style-name="ce4" office:value-type="string" calcext:value-type="string">
            <text:p>165,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5,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909207454" calcext:value-type="float">
            <text:p>17909207454</text:p>
          </table:table-cell>
          <table:table-cell table:style-name="ce4" office:value-type="string" calcext:value-type="string">
            <text:p>AHMET KAYA</text:p>
          </table:table-cell>
          <table:table-cell table:style-name="ce15" office:value-type="string" calcext:value-type="string">
            <text:p>1</text:p>
          </table:table-cell>
          <table:table-cell table:formula="of:=2022-YEAR([.F572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5-02" calcext:value-type="date">
            <text:p>02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42:38" calcext:value-type="date">
            <text:p>09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15" office:value-type="string" calcext:value-type="string">
            <text:p>1</text:p>
          </table:table-cell>
          <table:table-cell table:formula="of:=2022-YEAR([.F573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4T12:19:04" calcext:value-type="date">
            <text:p>14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320437756" calcext:value-type="float">
            <text:p>41320437756</text:p>
          </table:table-cell>
          <table:table-cell table:style-name="ce4" office:value-type="string" calcext:value-type="string">
            <text:p>AYTEN ÇAVUŞOĞLU</text:p>
          </table:table-cell>
          <table:table-cell table:style-name="ce15" office:value-type="string" calcext:value-type="string">
            <text:p>0</text:p>
          </table:table-cell>
          <table:table-cell table:formula="of:=2022-YEAR([.F574])" office:value-type="float" office:value="50" calcext:value-type="float">
            <text:p>50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2-04-08" calcext:value-type="date">
            <text:p>08.04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4:52:13" calcext:value-type="date">
            <text:p>27.07.2021</text:p>
          </table:table-cell>
          <table:table-cell table:style-name="ce4" office:value-type="string" calcext:value-type="string">
            <text:p>1,393x10^2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,393x10^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15" office:value-type="string" calcext:value-type="string">
            <text:p>1</text:p>
          </table:table-cell>
          <table:table-cell table:formula="of:=2022-YEAR([.F575])" office:value-type="float" office:value="50" calcext:value-type="float">
            <text:p>50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13:33" calcext:value-type="date">
            <text:p>13.08.2021</text:p>
          </table:table-cell>
          <table:table-cell table:style-name="ce4" office:value-type="string" calcext:value-type="string">
            <text:p>16,6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6,6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15" office:value-type="string" calcext:value-type="string">
            <text:p>1</text:p>
          </table:table-cell>
          <table:table-cell table:formula="of:=2022-YEAR([.F576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2-15" calcext:value-type="date">
            <text:p>15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2" calcext:value-type="date">
            <text:p>06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15" office:value-type="string" calcext:value-type="string">
            <text:p>1</text:p>
          </table:table-cell>
          <table:table-cell table:formula="of:=2022-YEAR([.F577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5T13:08:58" calcext:value-type="date">
            <text:p>15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115612128" calcext:value-type="float">
            <text:p>36115612128</text:p>
          </table:table-cell>
          <table:table-cell table:style-name="ce4" office:value-type="string" calcext:value-type="string">
            <text:p>DÜRDANE ÇELİK</text:p>
          </table:table-cell>
          <table:table-cell table:style-name="ce15" office:value-type="string" calcext:value-type="string">
            <text:p>0</text:p>
          </table:table-cell>
          <table:table-cell table:formula="of:=2022-YEAR([.F578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9-07" calcext:value-type="date">
            <text:p>07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1T14:27:20" calcext:value-type="date">
            <text:p>11.10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909207454" calcext:value-type="float">
            <text:p>17909207454</text:p>
          </table:table-cell>
          <table:table-cell table:style-name="ce4" office:value-type="string" calcext:value-type="string">
            <text:p>AHMET KAYA</text:p>
          </table:table-cell>
          <table:table-cell table:style-name="ce15" office:value-type="string" calcext:value-type="string">
            <text:p>1</text:p>
          </table:table-cell>
          <table:table-cell table:formula="of:=2022-YEAR([.F579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5-02" calcext:value-type="date">
            <text:p>02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3T13:44:02" calcext:value-type="date">
            <text:p>03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15" office:value-type="string" calcext:value-type="string">
            <text:p>1</text:p>
          </table:table-cell>
          <table:table-cell table:formula="of:=2022-YEAR([.F580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1:31:58" calcext:value-type="date">
            <text:p>10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910420976" calcext:value-type="float">
            <text:p>22910420976</text:p>
          </table:table-cell>
          <table:table-cell table:style-name="ce4" office:value-type="string" calcext:value-type="string">
            <text:p>NERİMAN EROĞUL</text:p>
          </table:table-cell>
          <table:table-cell table:style-name="ce15" office:value-type="string" calcext:value-type="string">
            <text:p>0</text:p>
          </table:table-cell>
          <table:table-cell table:formula="of:=2022-YEAR([.F581])" office:value-type="float" office:value="50" calcext:value-type="float">
            <text:p>5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12-20" calcext:value-type="date">
            <text:p>20.1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25:53" calcext:value-type="date">
            <text:p>16.11.2021</text:p>
          </table:table-cell>
          <table:table-cell table:style-name="ce4" office:value-type="string" calcext:value-type="string">
            <text:p>119,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9,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510592490" calcext:value-type="float">
            <text:p>23510592490</text:p>
          </table:table-cell>
          <table:table-cell table:style-name="ce4" office:value-type="string" calcext:value-type="string">
            <text:p>MİYASE AKKUŞ</text:p>
          </table:table-cell>
          <table:table-cell table:style-name="ce15" office:value-type="string" calcext:value-type="string">
            <text:p>0</text:p>
          </table:table-cell>
          <table:table-cell table:formula="of:=2022-YEAR([.F582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2-04" calcext:value-type="date">
            <text:p>04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4:59:06" calcext:value-type="date">
            <text:p>19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7885113942" calcext:value-type="float">
            <text:p>67885113942</text:p>
          </table:table-cell>
          <table:table-cell table:style-name="ce4" office:value-type="string" calcext:value-type="string">
            <text:p>MUSTAFA YALÇIN</text:p>
          </table:table-cell>
          <table:table-cell table:style-name="ce15" office:value-type="string" calcext:value-type="string">
            <text:p>1</text:p>
          </table:table-cell>
          <table:table-cell table:formula="of:=2022-YEAR([.F583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9-21" calcext:value-type="date">
            <text:p>21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1:55:33" calcext:value-type="date">
            <text:p>07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15" office:value-type="string" calcext:value-type="string">
            <text:p>1</text:p>
          </table:table-cell>
          <table:table-cell table:formula="of:=2022-YEAR([.F584])" office:value-type="float" office:value="50" calcext:value-type="float">
            <text:p>5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0:49" calcext:value-type="date">
            <text:p>11.02.2022</text:p>
          </table:table-cell>
          <table:table-cell table:style-name="ce4" office:value-type="string" calcext:value-type="string">
            <text:p>46,4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6,4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467990058" calcext:value-type="float">
            <text:p>17467990058</text:p>
          </table:table-cell>
          <table:table-cell table:style-name="ce4" office:value-type="string" calcext:value-type="string">
            <text:p>AHMET YILMAZ</text:p>
          </table:table-cell>
          <table:table-cell table:style-name="ce15" office:value-type="string" calcext:value-type="string">
            <text:p>1</text:p>
          </table:table-cell>
          <table:table-cell table:formula="of:=2022-YEAR([.F585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5-19" calcext:value-type="date">
            <text:p>19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0:52:58" calcext:value-type="date">
            <text:p>03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15" office:value-type="string" calcext:value-type="string">
            <text:p>1</text:p>
          </table:table-cell>
          <table:table-cell table:formula="of:=2022-YEAR([.F586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2-15" calcext:value-type="date">
            <text:p>15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4T13:49:24" calcext:value-type="date">
            <text:p>14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15" office:value-type="string" calcext:value-type="string">
            <text:p>1</text:p>
          </table:table-cell>
          <table:table-cell table:formula="of:=2022-YEAR([.F587])" office:value-type="float" office:value="50" calcext:value-type="float">
            <text:p>5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6T11:51:06" calcext:value-type="date">
            <text:p>16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302738794" calcext:value-type="float">
            <text:p>32302738794</text:p>
          </table:table-cell>
          <table:table-cell table:style-name="ce4" office:value-type="string" calcext:value-type="string">
            <text:p>NECLA KORKUT</text:p>
          </table:table-cell>
          <table:table-cell table:style-name="ce15" office:value-type="string" calcext:value-type="string">
            <text:p>0</text:p>
          </table:table-cell>
          <table:table-cell table:formula="of:=2022-YEAR([.F588])" office:value-type="float" office:value="51" calcext:value-type="float">
            <text:p>5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2-23" calcext:value-type="date">
            <text:p>23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0:28:41" calcext:value-type="date">
            <text:p>23.06.2020</text:p>
          </table:table-cell>
          <table:table-cell table:style-name="ce4" office:value-type="string" calcext:value-type="string">
            <text:p>Pozitif 1.081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081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8863078994" calcext:value-type="float">
            <text:p>68863078994</text:p>
          </table:table-cell>
          <table:table-cell table:style-name="ce4" office:value-type="string" calcext:value-type="string">
            <text:p>MEHTİ ŞAHİN</text:p>
          </table:table-cell>
          <table:table-cell table:style-name="ce15" office:value-type="string" calcext:value-type="string">
            <text:p>1</text:p>
          </table:table-cell>
          <table:table-cell table:formula="of:=2022-YEAR([.F589])" office:value-type="float" office:value="51" calcext:value-type="float">
            <text:p>5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10-10" calcext:value-type="date">
            <text:p>10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1:42:23" calcext:value-type="date">
            <text:p>23.06.2020</text:p>
          </table:table-cell>
          <table:table-cell table:style-name="ce4" office:value-type="string" calcext:value-type="string">
            <text:p>Pozitif 1.266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266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165306826" calcext:value-type="float">
            <text:p>32165306826</text:p>
          </table:table-cell>
          <table:table-cell table:style-name="ce4" office:value-type="string" calcext:value-type="string">
            <text:p>RIZA İMDAT</text:p>
          </table:table-cell>
          <table:table-cell table:style-name="ce15" office:value-type="string" calcext:value-type="string">
            <text:p>1</text:p>
          </table:table-cell>
          <table:table-cell table:formula="of:=2022-YEAR([.F590])" office:value-type="float" office:value="51" calcext:value-type="float">
            <text:p>5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11-08" calcext:value-type="date">
            <text:p>08.1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1:25:25" calcext:value-type="date">
            <text:p>23.07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483866128" calcext:value-type="float">
            <text:p>28483866128</text:p>
          </table:table-cell>
          <table:table-cell table:style-name="ce4" office:value-type="string" calcext:value-type="string">
            <text:p>CEMAL SİNMEZ</text:p>
          </table:table-cell>
          <table:table-cell table:style-name="ce15" office:value-type="string" calcext:value-type="string">
            <text:p>1</text:p>
          </table:table-cell>
          <table:table-cell table:formula="of:=2022-YEAR([.F591])" office:value-type="float" office:value="51" calcext:value-type="float">
            <text:p>5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6-04" calcext:value-type="date">
            <text:p>04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2:35:58" calcext:value-type="date">
            <text:p>04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855817240" calcext:value-type="float">
            <text:p>46855817240</text:p>
          </table:table-cell>
          <table:table-cell table:style-name="ce4" office:value-type="string" calcext:value-type="string">
            <text:p>ARİFE EREN</text:p>
          </table:table-cell>
          <table:table-cell table:style-name="ce15" office:value-type="string" calcext:value-type="string">
            <text:p>0</text:p>
          </table:table-cell>
          <table:table-cell table:formula="of:=2022-YEAR([.F592])" office:value-type="float" office:value="51" calcext:value-type="float">
            <text:p>51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1-03-10" calcext:value-type="date">
            <text:p>10.03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0T11:23:54" calcext:value-type="date">
            <text:p>20.08.2020</text:p>
          </table:table-cell>
          <table:table-cell table:style-name="ce4" office:value-type="string" calcext:value-type="string">
            <text:p>POZITIF2091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09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696758296" calcext:value-type="float">
            <text:p>31696758296</text:p>
          </table:table-cell>
          <table:table-cell table:style-name="ce4" office:value-type="string" calcext:value-type="string">
            <text:p>HATİCE MELEK</text:p>
          </table:table-cell>
          <table:table-cell table:style-name="ce15" office:value-type="string" calcext:value-type="string">
            <text:p>0</text:p>
          </table:table-cell>
          <table:table-cell table:formula="of:=2022-YEAR([.F593])" office:value-type="float" office:value="51" calcext:value-type="float">
            <text:p>5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6-02" calcext:value-type="date">
            <text:p>02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2:39:23" calcext:value-type="date">
            <text:p>24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349027740" calcext:value-type="float">
            <text:p>40349027740</text:p>
          </table:table-cell>
          <table:table-cell table:style-name="ce4" office:value-type="string" calcext:value-type="string">
            <text:p>YUSUF ÇAKMAK</text:p>
          </table:table-cell>
          <table:table-cell table:style-name="ce15" office:value-type="string" calcext:value-type="string">
            <text:p>1</text:p>
          </table:table-cell>
          <table:table-cell table:formula="of:=2022-YEAR([.F594])" office:value-type="float" office:value="51" calcext:value-type="float">
            <text:p>51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71-12-26" calcext:value-type="date">
            <text:p>26.1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4:22:02" calcext:value-type="date">
            <text:p>27.08.2020</text:p>
          </table:table-cell>
          <table:table-cell table:style-name="ce4" office:value-type="string" calcext:value-type="string">
            <text:p>Pozitif 17,71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7,7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15" office:value-type="string" calcext:value-type="string">
            <text:p>1</text:p>
          </table:table-cell>
          <table:table-cell table:formula="of:=2022-YEAR([.F595])" office:value-type="float" office:value="51" calcext:value-type="float">
            <text:p>5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2-15" calcext:value-type="date">
            <text:p>15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3:58:54" calcext:value-type="date">
            <text:p>09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633788250" calcext:value-type="float">
            <text:p>17633788250</text:p>
          </table:table-cell>
          <table:table-cell table:style-name="ce4" office:value-type="string" calcext:value-type="string">
            <text:p>METİN DEMİRPOLAT</text:p>
          </table:table-cell>
          <table:table-cell table:style-name="ce15" office:value-type="string" calcext:value-type="string">
            <text:p>1</text:p>
          </table:table-cell>
          <table:table-cell table:formula="of:=2022-YEAR([.F596])" office:value-type="float" office:value="51" calcext:value-type="float">
            <text:p>5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6-08" calcext:value-type="date">
            <text:p>08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3:27:33" calcext:value-type="date">
            <text:p>16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219040810" calcext:value-type="float">
            <text:p>23219040810</text:p>
          </table:table-cell>
          <table:table-cell table:style-name="ce4" office:value-type="string" calcext:value-type="string">
            <text:p>SALİH ÇETİNBOLAT</text:p>
          </table:table-cell>
          <table:table-cell table:style-name="ce15" office:value-type="string" calcext:value-type="string">
            <text:p>1</text:p>
          </table:table-cell>
          <table:table-cell table:formula="of:=2022-YEAR([.F597])" office:value-type="float" office:value="51" calcext:value-type="float">
            <text:p>51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1-10-22" calcext:value-type="date">
            <text:p>22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4T14:48:06" calcext:value-type="date">
            <text:p>24.02.2021</text:p>
          </table:table-cell>
          <table:table-cell table:style-name="ce4" office:value-type="string" calcext:value-type="string">
            <text:p>12186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218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555330062" calcext:value-type="float">
            <text:p>14555330062</text:p>
          </table:table-cell>
          <table:table-cell table:style-name="ce4" office:value-type="string" calcext:value-type="string">
            <text:p>BİLAL KAYA</text:p>
          </table:table-cell>
          <table:table-cell table:style-name="ce15" office:value-type="string" calcext:value-type="string">
            <text:p>1</text:p>
          </table:table-cell>
          <table:table-cell table:formula="of:=2022-YEAR([.F598])" office:value-type="float" office:value="51" calcext:value-type="float">
            <text:p>51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1-05-05" calcext:value-type="date">
            <text:p>05.05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42:07" calcext:value-type="date">
            <text:p>02.03.2021</text:p>
          </table:table-cell>
          <table:table-cell table:style-name="ce4" office:value-type="string" calcext:value-type="string">
            <text:p>27.7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7.7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219040810" calcext:value-type="float">
            <text:p>23219040810</text:p>
          </table:table-cell>
          <table:table-cell table:style-name="ce4" office:value-type="string" calcext:value-type="string">
            <text:p>SALİH ÇETİNBOLAT</text:p>
          </table:table-cell>
          <table:table-cell table:style-name="ce15" office:value-type="string" calcext:value-type="string">
            <text:p>1</text:p>
          </table:table-cell>
          <table:table-cell table:formula="of:=2022-YEAR([.F599])" office:value-type="float" office:value="51" calcext:value-type="float">
            <text:p>51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1-10-22" calcext:value-type="date">
            <text:p>22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1:45:42" calcext:value-type="date">
            <text:p>24.03.2021</text:p>
          </table:table-cell>
          <table:table-cell table:style-name="ce4" office:value-type="string" calcext:value-type="string">
            <text:p>270.1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70.1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165804596" calcext:value-type="float">
            <text:p>17165804596</text:p>
          </table:table-cell>
          <table:table-cell table:style-name="ce4" office:value-type="string" calcext:value-type="string">
            <text:p>MEHMET ÇETİN</text:p>
          </table:table-cell>
          <table:table-cell table:style-name="ce15" office:value-type="string" calcext:value-type="string">
            <text:p>1</text:p>
          </table:table-cell>
          <table:table-cell table:formula="of:=2022-YEAR([.F600])" office:value-type="float" office:value="51" calcext:value-type="float">
            <text:p>5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6-15" calcext:value-type="date">
            <text:p>15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3:17:09" calcext:value-type="date">
            <text:p>30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4169008766" calcext:value-type="float">
            <text:p>54169008766</text:p>
          </table:table-cell>
          <table:table-cell table:style-name="ce4" office:value-type="string" calcext:value-type="string">
            <text:p>BERRİN ERGİN</text:p>
          </table:table-cell>
          <table:table-cell table:style-name="ce15" office:value-type="string" calcext:value-type="string">
            <text:p>0</text:p>
          </table:table-cell>
          <table:table-cell table:formula="of:=2022-YEAR([.F601])" office:value-type="float" office:value="51" calcext:value-type="float">
            <text:p>5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1-01" calcext:value-type="date">
            <text:p>01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9T13:16:53" calcext:value-type="date">
            <text:p>19.04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1685649824" calcext:value-type="float">
            <text:p>51685649824</text:p>
          </table:table-cell>
          <table:table-cell table:style-name="ce4" office:value-type="string" calcext:value-type="string">
            <text:p>HÜSEYİN ARSLAN</text:p>
          </table:table-cell>
          <table:table-cell table:style-name="ce15" office:value-type="string" calcext:value-type="string">
            <text:p>1</text:p>
          </table:table-cell>
          <table:table-cell table:formula="of:=2022-YEAR([.F602])" office:value-type="float" office:value="51" calcext:value-type="float">
            <text:p>5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8-03" calcext:value-type="date">
            <text:p>03.08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0T13:01:15" calcext:value-type="date">
            <text:p>20.04.2021</text:p>
          </table:table-cell>
          <table:table-cell table:style-name="ce4" office:value-type="string" calcext:value-type="string">
            <text:p>328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28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5615333180" calcext:value-type="float">
            <text:p>55615333180</text:p>
          </table:table-cell>
          <table:table-cell table:style-name="ce4" office:value-type="string" calcext:value-type="string">
            <text:p>ABBAS YILDIRIM</text:p>
          </table:table-cell>
          <table:table-cell table:style-name="ce15" office:value-type="string" calcext:value-type="string">
            <text:p>1</text:p>
          </table:table-cell>
          <table:table-cell table:formula="of:=2022-YEAR([.F603])" office:value-type="float" office:value="51" calcext:value-type="float">
            <text:p>5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2-03" calcext:value-type="date">
            <text:p>03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9:12" calcext:value-type="date">
            <text:p>26.04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40349027740" calcext:value-type="float">
            <text:p>40349027740</text:p>
          </table:table-cell>
          <table:table-cell table:style-name="ce4" office:value-type="string" calcext:value-type="string">
            <text:p>YUSUF ÇAKMAK</text:p>
          </table:table-cell>
          <table:table-cell table:style-name="ce15" office:value-type="string" calcext:value-type="string">
            <text:p>1</text:p>
          </table:table-cell>
          <table:table-cell table:formula="of:=2022-YEAR([.F604])" office:value-type="float" office:value="51" calcext:value-type="float">
            <text:p>5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12-26" calcext:value-type="date">
            <text:p>26.1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6T10:50:19" calcext:value-type="date">
            <text:p>06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15" office:value-type="string" calcext:value-type="string">
            <text:p>1</text:p>
          </table:table-cell>
          <table:table-cell table:formula="of:=2022-YEAR([.F605])" office:value-type="float" office:value="51" calcext:value-type="float">
            <text:p>5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2-15" calcext:value-type="date">
            <text:p>15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4" calcext:value-type="date">
            <text:p>09.06.2021</text:p>
          </table:table-cell>
          <table:table-cell table:style-name="ce4" office:value-type="string" calcext:value-type="string">
            <text:p>220,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20,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165804596" calcext:value-type="float">
            <text:p>17165804596</text:p>
          </table:table-cell>
          <table:table-cell table:style-name="ce4" office:value-type="string" calcext:value-type="string">
            <text:p>MEHMET ÇETİN</text:p>
          </table:table-cell>
          <table:table-cell table:style-name="ce15" office:value-type="string" calcext:value-type="string">
            <text:p>1</text:p>
          </table:table-cell>
          <table:table-cell table:formula="of:=2022-YEAR([.F606])" office:value-type="float" office:value="51" calcext:value-type="float">
            <text:p>5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6-15" calcext:value-type="date">
            <text:p>15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3:55:30" calcext:value-type="date">
            <text:p>25.06.2021</text:p>
          </table:table-cell>
          <table:table-cell table:style-name="ce4" office:value-type="string" calcext:value-type="string">
            <text:p>49,1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9,1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317666406" calcext:value-type="float">
            <text:p>21317666406</text:p>
          </table:table-cell>
          <table:table-cell table:style-name="ce4" office:value-type="string" calcext:value-type="string">
            <text:p>ÖMER AKKOYUN</text:p>
          </table:table-cell>
          <table:table-cell table:style-name="ce15" office:value-type="string" calcext:value-type="string">
            <text:p>1</text:p>
          </table:table-cell>
          <table:table-cell table:formula="of:=2022-YEAR([.F607])" office:value-type="float" office:value="51" calcext:value-type="float">
            <text:p>5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9-20" calcext:value-type="date">
            <text:p>20.09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6:18:26" calcext:value-type="date">
            <text:p>02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7438126962" calcext:value-type="float">
            <text:p>67438126962</text:p>
          </table:table-cell>
          <table:table-cell table:style-name="ce4" office:value-type="string" calcext:value-type="string">
            <text:p>MAZLUM ÖZÜBEK</text:p>
          </table:table-cell>
          <table:table-cell table:style-name="ce15" office:value-type="string" calcext:value-type="string">
            <text:p>1</text:p>
          </table:table-cell>
          <table:table-cell table:formula="of:=2022-YEAR([.F608])" office:value-type="float" office:value="51" calcext:value-type="float">
            <text:p>5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1-01" calcext:value-type="date">
            <text:p>01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4" calcext:value-type="date">
            <text:p>06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454828558" calcext:value-type="float">
            <text:p>16454828558</text:p>
          </table:table-cell>
          <table:table-cell table:style-name="ce4" office:value-type="string" calcext:value-type="string">
            <text:p>MUSA GÜNEŞ</text:p>
          </table:table-cell>
          <table:table-cell table:style-name="ce15" office:value-type="string" calcext:value-type="string">
            <text:p>1</text:p>
          </table:table-cell>
          <table:table-cell table:formula="of:=2022-YEAR([.F609])" office:value-type="float" office:value="51" calcext:value-type="float">
            <text:p>5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1-10" calcext:value-type="date">
            <text:p>10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0T13:00:10" calcext:value-type="date">
            <text:p>20.09.2021</text:p>
          </table:table-cell>
          <table:table-cell table:style-name="ce4" office:value-type="string" calcext:value-type="string">
            <text:p>38,4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8,4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26854919442" calcext:value-type="float">
            <text:p>26854919442</text:p>
          </table:table-cell>
          <table:table-cell table:style-name="ce4" office:value-type="string" calcext:value-type="string">
            <text:p>ŞÜKRÜ SULUGÖL</text:p>
          </table:table-cell>
          <table:table-cell table:style-name="ce15" office:value-type="string" calcext:value-type="string">
            <text:p>1</text:p>
          </table:table-cell>
          <table:table-cell table:formula="of:=2022-YEAR([.F610])" office:value-type="float" office:value="51" calcext:value-type="float">
            <text:p>5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9-10" calcext:value-type="date">
            <text:p>10.09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2T13:30:12" calcext:value-type="date">
            <text:p>22.10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483866128" calcext:value-type="float">
            <text:p>28483866128</text:p>
          </table:table-cell>
          <table:table-cell table:style-name="ce4" office:value-type="string" calcext:value-type="string">
            <text:p>CEMAL SİNMEZ</text:p>
          </table:table-cell>
          <table:table-cell table:style-name="ce15" office:value-type="string" calcext:value-type="string">
            <text:p>1</text:p>
          </table:table-cell>
          <table:table-cell table:formula="of:=2022-YEAR([.F611])" office:value-type="float" office:value="51" calcext:value-type="float">
            <text:p>5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6-04" calcext:value-type="date">
            <text:p>04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0:44:02" calcext:value-type="date">
            <text:p>02.11.2021</text:p>
          </table:table-cell>
          <table:table-cell table:style-name="ce4" office:value-type="string" calcext:value-type="string">
            <text:p>22,3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2,3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549263728" calcext:value-type="float">
            <text:p>46549263728</text:p>
          </table:table-cell>
          <table:table-cell table:style-name="ce4" office:value-type="string" calcext:value-type="string">
            <text:p>NERİMAN ARSLAN</text:p>
          </table:table-cell>
          <table:table-cell table:style-name="ce15" office:value-type="string" calcext:value-type="string">
            <text:p>0</text:p>
          </table:table-cell>
          <table:table-cell table:formula="of:=2022-YEAR([.F612])" office:value-type="float" office:value="51" calcext:value-type="float">
            <text:p>5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02-09" calcext:value-type="date">
            <text:p>09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5T13:39:11" calcext:value-type="date">
            <text:p>05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15" office:value-type="string" calcext:value-type="string">
            <text:p>1</text:p>
          </table:table-cell>
          <table:table-cell table:formula="of:=2022-YEAR([.F613])" office:value-type="float" office:value="51" calcext:value-type="float">
            <text:p>5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2-15" calcext:value-type="date">
            <text:p>15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4:36:46" calcext:value-type="date">
            <text:p>10.11.2021</text:p>
          </table:table-cell>
          <table:table-cell table:style-name="ce4" office:value-type="string" calcext:value-type="string">
            <text:p>127,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7,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545296726" calcext:value-type="float">
            <text:p>15545296726</text:p>
          </table:table-cell>
          <table:table-cell table:style-name="ce4" office:value-type="string" calcext:value-type="string">
            <text:p>MAHMUT KIYMET</text:p>
          </table:table-cell>
          <table:table-cell table:style-name="ce15" office:value-type="string" calcext:value-type="string">
            <text:p>1</text:p>
          </table:table-cell>
          <table:table-cell table:formula="of:=2022-YEAR([.F614])" office:value-type="float" office:value="51" calcext:value-type="float">
            <text:p>5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8-01" calcext:value-type="date">
            <text:p>01.08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2:20" calcext:value-type="date">
            <text:p>11.11.2021</text:p>
          </table:table-cell>
          <table:table-cell table:style-name="ce4" office:value-type="string" calcext:value-type="string">
            <text:p>2099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99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5615333180" calcext:value-type="float">
            <text:p>55615333180</text:p>
          </table:table-cell>
          <table:table-cell table:style-name="ce4" office:value-type="string" calcext:value-type="string">
            <text:p>ABBAS YILDIRIM</text:p>
          </table:table-cell>
          <table:table-cell table:style-name="ce15" office:value-type="string" calcext:value-type="string">
            <text:p>1</text:p>
          </table:table-cell>
          <table:table-cell table:formula="of:=2022-YEAR([.F615])" office:value-type="float" office:value="51" calcext:value-type="float">
            <text:p>5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2-03" calcext:value-type="date">
            <text:p>03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3:12:06" calcext:value-type="date">
            <text:p>25.11.2021</text:p>
          </table:table-cell>
          <table:table-cell table:style-name="ce4" office:value-type="string" calcext:value-type="string">
            <text:p>2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46855817240" calcext:value-type="float">
            <text:p>46855817240</text:p>
          </table:table-cell>
          <table:table-cell table:style-name="ce4" office:value-type="string" calcext:value-type="string">
            <text:p>ARİFE EREN</text:p>
          </table:table-cell>
          <table:table-cell table:style-name="ce15" office:value-type="string" calcext:value-type="string">
            <text:p>0</text:p>
          </table:table-cell>
          <table:table-cell table:formula="of:=2022-YEAR([.F616])" office:value-type="float" office:value="51" calcext:value-type="float">
            <text:p>5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3-10" calcext:value-type="date">
            <text:p>10.03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5:09:44" calcext:value-type="date">
            <text:p>09.12.2021</text:p>
          </table:table-cell>
          <table:table-cell table:style-name="ce4" office:value-type="string" calcext:value-type="string">
            <text:p>15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42283405110" calcext:value-type="float">
            <text:p>42283405110</text:p>
          </table:table-cell>
          <table:table-cell table:style-name="ce4" office:value-type="string" calcext:value-type="string">
            <text:p>SALİH DİLER</text:p>
          </table:table-cell>
          <table:table-cell table:style-name="ce15" office:value-type="string" calcext:value-type="string">
            <text:p>1</text:p>
          </table:table-cell>
          <table:table-cell table:formula="of:=2022-YEAR([.F617])" office:value-type="float" office:value="51" calcext:value-type="float">
            <text:p>5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12-29" calcext:value-type="date">
            <text:p>29.1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55:19" calcext:value-type="date">
            <text:p>07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349027740" calcext:value-type="float">
            <text:p>40349027740</text:p>
          </table:table-cell>
          <table:table-cell table:style-name="ce4" office:value-type="string" calcext:value-type="string">
            <text:p>YUSUF ÇAKMAK</text:p>
          </table:table-cell>
          <table:table-cell table:style-name="ce15" office:value-type="string" calcext:value-type="string">
            <text:p>1</text:p>
          </table:table-cell>
          <table:table-cell table:formula="of:=2022-YEAR([.F618])" office:value-type="float" office:value="51" calcext:value-type="float">
            <text:p>5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12-26" calcext:value-type="date">
            <text:p>26.1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5:21:42" calcext:value-type="date">
            <text:p>13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555330062" calcext:value-type="float">
            <text:p>14555330062</text:p>
          </table:table-cell>
          <table:table-cell table:style-name="ce4" office:value-type="string" calcext:value-type="string">
            <text:p>BİLAL KAYA</text:p>
          </table:table-cell>
          <table:table-cell table:style-name="ce15" office:value-type="string" calcext:value-type="string">
            <text:p>1</text:p>
          </table:table-cell>
          <table:table-cell table:formula="of:=2022-YEAR([.F619])" office:value-type="float" office:value="51" calcext:value-type="float">
            <text:p>5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5-05" calcext:value-type="date">
            <text:p>05.05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3:47:51" calcext:value-type="date">
            <text:p>07.02.2022</text:p>
          </table:table-cell>
          <table:table-cell table:style-name="ce4" office:value-type="string" calcext:value-type="string">
            <text:p>104,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4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545296726" calcext:value-type="float">
            <text:p>15545296726</text:p>
          </table:table-cell>
          <table:table-cell table:style-name="ce4" office:value-type="string" calcext:value-type="string">
            <text:p>MAHMUT KIYMET</text:p>
          </table:table-cell>
          <table:table-cell table:style-name="ce15" office:value-type="string" calcext:value-type="string">
            <text:p>1</text:p>
          </table:table-cell>
          <table:table-cell table:formula="of:=2022-YEAR([.F620])" office:value-type="float" office:value="51" calcext:value-type="float">
            <text:p>5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8-01" calcext:value-type="date">
            <text:p>01.08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1:46:45" calcext:value-type="date">
            <text:p>22.02.2022</text:p>
          </table:table-cell>
          <table:table-cell table:style-name="ce4" office:value-type="string" calcext:value-type="string">
            <text:p>188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8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502825492" calcext:value-type="float">
            <text:p>16502825492</text:p>
          </table:table-cell>
          <table:table-cell table:style-name="ce4" office:value-type="string" calcext:value-type="string">
            <text:p>HÜSEYİN GÜRBÜZ</text:p>
          </table:table-cell>
          <table:table-cell table:style-name="ce15" office:value-type="string" calcext:value-type="string">
            <text:p>1</text:p>
          </table:table-cell>
          <table:table-cell table:formula="of:=2022-YEAR([.F621])" office:value-type="float" office:value="51" calcext:value-type="float">
            <text:p>5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1-10-01" calcext:value-type="date">
            <text:p>01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4:46:52" calcext:value-type="date">
            <text:p>10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219040810" calcext:value-type="float">
            <text:p>23219040810</text:p>
          </table:table-cell>
          <table:table-cell table:style-name="ce4" office:value-type="string" calcext:value-type="string">
            <text:p>SALİH ÇETİNBOLAT</text:p>
          </table:table-cell>
          <table:table-cell table:style-name="ce15" office:value-type="string" calcext:value-type="string">
            <text:p>1</text:p>
          </table:table-cell>
          <table:table-cell table:formula="of:=2022-YEAR([.F622])" office:value-type="float" office:value="51" calcext:value-type="float">
            <text:p>5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10-22" calcext:value-type="date">
            <text:p>22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5:36" calcext:value-type="date">
            <text:p>23.03.2022</text:p>
          </table:table-cell>
          <table:table-cell table:style-name="ce4" office:value-type="string" calcext:value-type="string">
            <text:p>171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1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15" office:value-type="string" calcext:value-type="string">
            <text:p>1</text:p>
          </table:table-cell>
          <table:table-cell table:formula="of:=2022-YEAR([.F623])" office:value-type="float" office:value="51" calcext:value-type="float">
            <text:p>5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1-02-15" calcext:value-type="date">
            <text:p>15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4:26:50" calcext:value-type="date">
            <text:p>28.03.2022</text:p>
          </table:table-cell>
          <table:table-cell table:style-name="ce4" office:value-type="string" calcext:value-type="string">
            <text:p>553,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53,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714368100" calcext:value-type="float">
            <text:p>28714368100</text:p>
          </table:table-cell>
          <table:table-cell table:style-name="ce4" office:value-type="string" calcext:value-type="string">
            <text:p>İSMAİL ÖZTÜRK</text:p>
          </table:table-cell>
          <table:table-cell table:style-name="ce15" office:value-type="string" calcext:value-type="string">
            <text:p>1</text:p>
          </table:table-cell>
          <table:table-cell table:formula="of:=2022-YEAR([.F624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7-28" calcext:value-type="date">
            <text:p>28.07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28T11:40:11" calcext:value-type="date">
            <text:p>28.04.2020</text:p>
          </table:table-cell>
          <table:table-cell table:style-name="ce4" office:value-type="string" calcext:value-type="string">
            <text:p>Pozitif 3.833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833x10^2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151610294" calcext:value-type="float">
            <text:p>36151610294</text:p>
          </table:table-cell>
          <table:table-cell table:style-name="ce4" office:value-type="string" calcext:value-type="string">
            <text:p>FÜLYA SÜZER</text:p>
          </table:table-cell>
          <table:table-cell table:style-name="ce15" office:value-type="string" calcext:value-type="string">
            <text:p>0</text:p>
          </table:table-cell>
          <table:table-cell table:formula="of:=2022-YEAR([.F625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6-21" calcext:value-type="date">
            <text:p>2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10:01:47" calcext:value-type="date">
            <text:p>14.05.2020</text:p>
          </table:table-cell>
          <table:table-cell table:style-name="ce4" office:value-type="string" calcext:value-type="string">
            <text:p>Pozitif 1.400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400x10^3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797421814" calcext:value-type="float">
            <text:p>41797421814</text:p>
          </table:table-cell>
          <table:table-cell table:style-name="ce4" office:value-type="string" calcext:value-type="string">
            <text:p>ÇETİN BOZDEMİR</text:p>
          </table:table-cell>
          <table:table-cell table:style-name="ce15" office:value-type="string" calcext:value-type="string">
            <text:p>1</text:p>
          </table:table-cell>
          <table:table-cell table:formula="of:=2022-YEAR([.F626])" office:value-type="float" office:value="52" calcext:value-type="float">
            <text:p>5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3-05" calcext:value-type="date">
            <text:p>05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1:55:39" calcext:value-type="date">
            <text:p>28.05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15" office:value-type="string" calcext:value-type="string">
            <text:p>0</text:p>
          </table:table-cell>
          <table:table-cell table:formula="of:=2022-YEAR([.F627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6-06" calcext:value-type="date">
            <text:p>06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5:11:09" calcext:value-type="date">
            <text:p>09.06.2020</text:p>
          </table:table-cell>
          <table:table-cell table:style-name="ce4" office:value-type="string" calcext:value-type="string">
            <text:p>Pozitif 4.358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358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860245540" calcext:value-type="float">
            <text:p>33860245540</text:p>
          </table:table-cell>
          <table:table-cell table:style-name="ce4" office:value-type="string" calcext:value-type="string">
            <text:p>AHMET KILIÇ</text:p>
          </table:table-cell>
          <table:table-cell table:style-name="ce15" office:value-type="string" calcext:value-type="string">
            <text:p>1</text:p>
          </table:table-cell>
          <table:table-cell table:formula="of:=2022-YEAR([.F628])" office:value-type="float" office:value="52" calcext:value-type="float">
            <text:p>52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70-01-25" calcext:value-type="date">
            <text:p>25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1:50:25" calcext:value-type="date">
            <text:p>03.07.2020</text:p>
          </table:table-cell>
          <table:table-cell table:style-name="ce4" office:value-type="string" calcext:value-type="string">
            <text:p>Pozitif 316,5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316,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15" office:value-type="string" calcext:value-type="string">
            <text:p>1</text:p>
          </table:table-cell>
          <table:table-cell table:formula="of:=2022-YEAR([.F629])" office:value-type="float" office:value="52" calcext:value-type="float">
            <text:p>5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7T10:08:24" calcext:value-type="date">
            <text:p>17.07.2020</text:p>
          </table:table-cell>
          <table:table-cell table:style-name="ce4" office:value-type="string" calcext:value-type="string">
            <text:p>293.4 POZİTİ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93.4 POZİTİF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1036344254" calcext:value-type="float">
            <text:p>61036344254</text:p>
          </table:table-cell>
          <table:table-cell table:style-name="ce4" office:value-type="string" calcext:value-type="string">
            <text:p>ZÜBEYDE ATABEY</text:p>
          </table:table-cell>
          <table:table-cell table:style-name="ce15" office:value-type="string" calcext:value-type="string">
            <text:p>0</text:p>
          </table:table-cell>
          <table:table-cell table:formula="of:=2022-YEAR([.F630])" office:value-type="float" office:value="52" calcext:value-type="float">
            <text:p>5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0-09-10" calcext:value-type="date">
            <text:p>10.09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7T14:05:10" calcext:value-type="date">
            <text:p>17.07.2020</text:p>
          </table:table-cell>
          <table:table-cell table:style-name="ce4" office:value-type="string" calcext:value-type="string">
            <text:p>108.0 POZİTİ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8.0 POZİTİF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15" office:value-type="string" calcext:value-type="string">
            <text:p>0</text:p>
          </table:table-cell>
          <table:table-cell table:formula="of:=2022-YEAR([.F631])" office:value-type="float" office:value="52" calcext:value-type="float">
            <text:p>52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3:25:09" calcext:value-type="date">
            <text:p>21.07.2020</text:p>
          </table:table-cell>
          <table:table-cell table:style-name="ce4" office:value-type="string" calcext:value-type="string">
            <text:p>Pozitif 2763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76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0236140360" calcext:value-type="float">
            <text:p>50236140360</text:p>
          </table:table-cell>
          <table:table-cell table:style-name="ce4" office:value-type="string" calcext:value-type="string">
            <text:p>SUNA ERDOĞAN</text:p>
          </table:table-cell>
          <table:table-cell table:style-name="ce15" office:value-type="string" calcext:value-type="string">
            <text:p>0</text:p>
          </table:table-cell>
          <table:table-cell table:formula="of:=2022-YEAR([.F632])" office:value-type="float" office:value="52" calcext:value-type="float">
            <text:p>5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0-12-15" calcext:value-type="date">
            <text:p>15.1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9T13:09:26" calcext:value-type="date">
            <text:p>19.08.2020</text:p>
          </table:table-cell>
          <table:table-cell table:style-name="ce4" office:value-type="string" calcext:value-type="string">
            <text:p>POZİTİF31,75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POZİTİF31,7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036516542" calcext:value-type="float">
            <text:p>20036516542</text:p>
          </table:table-cell>
          <table:table-cell table:style-name="ce4" office:value-type="string" calcext:value-type="string">
            <text:p>CEVRİYE KARACAOĞLU</text:p>
          </table:table-cell>
          <table:table-cell table:style-name="ce15" office:value-type="string" calcext:value-type="string">
            <text:p>0</text:p>
          </table:table-cell>
          <table:table-cell table:formula="of:=2022-YEAR([.F633])" office:value-type="float" office:value="52" calcext:value-type="float">
            <text:p>5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0-07-15" calcext:value-type="date">
            <text:p>15.07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3:50" calcext:value-type="date">
            <text:p>27.08.2020</text:p>
          </table:table-cell>
          <table:table-cell table:style-name="ce4" office:value-type="string" calcext:value-type="string">
            <text:p>Pozitif 18560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<text:s/>1856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078515480" calcext:value-type="float">
            <text:p>20078515480</text:p>
          </table:table-cell>
          <table:table-cell table:style-name="ce4" office:value-type="string" calcext:value-type="string">
            <text:p>AVNİ ÖNER</text:p>
          </table:table-cell>
          <table:table-cell table:style-name="ce15" office:value-type="string" calcext:value-type="string">
            <text:p>1</text:p>
          </table:table-cell>
          <table:table-cell table:formula="of:=2022-YEAR([.F634])" office:value-type="float" office:value="52" calcext:value-type="float">
            <text:p>5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1-12" calcext:value-type="date">
            <text:p>12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7T14:37:59" calcext:value-type="date">
            <text:p>07.09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15" office:value-type="string" calcext:value-type="string">
            <text:p>0</text:p>
          </table:table-cell>
          <table:table-cell table:formula="of:=2022-YEAR([.F635])" office:value-type="float" office:value="52" calcext:value-type="float">
            <text:p>5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0-06-06" calcext:value-type="date">
            <text:p>06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3:39:07" calcext:value-type="date">
            <text:p>18.01.2021</text:p>
          </table:table-cell>
          <table:table-cell table:style-name="ce4" office:value-type="string" calcext:value-type="string">
            <text:p>5643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64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151610294" calcext:value-type="float">
            <text:p>36151610294</text:p>
          </table:table-cell>
          <table:table-cell table:style-name="ce4" office:value-type="string" calcext:value-type="string">
            <text:p>FÜLYA SÜZER</text:p>
          </table:table-cell>
          <table:table-cell table:style-name="ce15" office:value-type="string" calcext:value-type="string">
            <text:p>0</text:p>
          </table:table-cell>
          <table:table-cell table:formula="of:=2022-YEAR([.F636])" office:value-type="float" office:value="52" calcext:value-type="float">
            <text:p>5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0-06-21" calcext:value-type="date">
            <text:p>2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2:34:37" calcext:value-type="date">
            <text:p>01.02.2021</text:p>
          </table:table-cell>
          <table:table-cell table:style-name="ce4" office:value-type="string" calcext:value-type="string">
            <text:p>323.8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23.8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487329018" calcext:value-type="float">
            <text:p>31487329018</text:p>
          </table:table-cell>
          <table:table-cell table:style-name="ce4" office:value-type="string" calcext:value-type="string">
            <text:p>MEHMET DİZER</text:p>
          </table:table-cell>
          <table:table-cell table:style-name="ce15" office:value-type="string" calcext:value-type="string">
            <text:p>1</text:p>
          </table:table-cell>
          <table:table-cell table:formula="of:=2022-YEAR([.F637])" office:value-type="float" office:value="52" calcext:value-type="float">
            <text:p>5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5-01" calcext:value-type="date">
            <text:p>01.05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34:22" calcext:value-type="date">
            <text:p>10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286836066" calcext:value-type="float">
            <text:p>16286836066</text:p>
          </table:table-cell>
          <table:table-cell table:style-name="ce4" office:value-type="string" calcext:value-type="string">
            <text:p>HASİNE CERTEL</text:p>
          </table:table-cell>
          <table:table-cell table:style-name="ce15" office:value-type="string" calcext:value-type="string">
            <text:p>0</text:p>
          </table:table-cell>
          <table:table-cell table:formula="of:=2022-YEAR([.F638])" office:value-type="float" office:value="52" calcext:value-type="float">
            <text:p>5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0-01-11" calcext:value-type="date">
            <text:p>11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3:11:39" calcext:value-type="date">
            <text:p>25.02.2021</text:p>
          </table:table-cell>
          <table:table-cell table:style-name="ce4" office:value-type="string" calcext:value-type="string">
            <text:p>726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2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009981228" calcext:value-type="float">
            <text:p>25009981228</text:p>
          </table:table-cell>
          <table:table-cell table:style-name="ce4" office:value-type="string" calcext:value-type="string">
            <text:p>AHMET UÇAR</text:p>
          </table:table-cell>
          <table:table-cell table:style-name="ce15" office:value-type="string" calcext:value-type="string">
            <text:p>1</text:p>
          </table:table-cell>
          <table:table-cell table:formula="of:=2022-YEAR([.F639])" office:value-type="float" office:value="52" calcext:value-type="float">
            <text:p>5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0-10-10" calcext:value-type="date">
            <text:p>10.10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3:59:06" calcext:value-type="date">
            <text:p>05.03.2021</text:p>
          </table:table-cell>
          <table:table-cell table:style-name="ce4" office:value-type="string" calcext:value-type="string">
            <text:p>82,83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2,8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217583368" calcext:value-type="float">
            <text:p>12217583368</text:p>
          </table:table-cell>
          <table:table-cell table:style-name="ce4" office:value-type="string" calcext:value-type="string">
            <text:p>SEMİHA BOZARSLAN</text:p>
          </table:table-cell>
          <table:table-cell table:style-name="ce15" office:value-type="string" calcext:value-type="string">
            <text:p>0</text:p>
          </table:table-cell>
          <table:table-cell table:formula="of:=2022-YEAR([.F640])" office:value-type="float" office:value="52" calcext:value-type="float">
            <text:p>5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3:17:24" calcext:value-type="date">
            <text:p>30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15" office:value-type="string" calcext:value-type="string">
            <text:p>0</text:p>
          </table:table-cell>
          <table:table-cell table:formula="of:=2022-YEAR([.F641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4:37:40" calcext:value-type="date">
            <text:p>06.04.2021</text:p>
          </table:table-cell>
          <table:table-cell table:style-name="ce4" office:value-type="string" calcext:value-type="string">
            <text:p>423.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23.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487329018" calcext:value-type="float">
            <text:p>31487329018</text:p>
          </table:table-cell>
          <table:table-cell table:style-name="ce4" office:value-type="string" calcext:value-type="string">
            <text:p>MEHMET DİZER</text:p>
          </table:table-cell>
          <table:table-cell table:style-name="ce15" office:value-type="string" calcext:value-type="string">
            <text:p>1</text:p>
          </table:table-cell>
          <table:table-cell table:formula="of:=2022-YEAR([.F642])" office:value-type="float" office:value="52" calcext:value-type="float">
            <text:p>5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5-01" calcext:value-type="date">
            <text:p>01.05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7T12:30:26" calcext:value-type="date">
            <text:p>27.04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15" office:value-type="string" calcext:value-type="string">
            <text:p>0</text:p>
          </table:table-cell>
          <table:table-cell table:formula="of:=2022-YEAR([.F643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6-06" calcext:value-type="date">
            <text:p>06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2:58:55" calcext:value-type="date">
            <text:p>05.05.2021</text:p>
          </table:table-cell>
          <table:table-cell table:style-name="ce4" office:value-type="string" calcext:value-type="string">
            <text:p>170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70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15" office:value-type="string" calcext:value-type="string">
            <text:p>1</text:p>
          </table:table-cell>
          <table:table-cell table:formula="of:=2022-YEAR([.F644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1:28:24" calcext:value-type="date">
            <text:p>02.06.2021</text:p>
          </table:table-cell>
          <table:table-cell table:style-name="ce4" office:value-type="string" calcext:value-type="string">
            <text:p>105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5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078515480" calcext:value-type="float">
            <text:p>20078515480</text:p>
          </table:table-cell>
          <table:table-cell table:style-name="ce4" office:value-type="string" calcext:value-type="string">
            <text:p>AVNİ ÖNER</text:p>
          </table:table-cell>
          <table:table-cell table:style-name="ce15" office:value-type="string" calcext:value-type="string">
            <text:p>1</text:p>
          </table:table-cell>
          <table:table-cell table:formula="of:=2022-YEAR([.F645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1-12" calcext:value-type="date">
            <text:p>12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5:14:12" calcext:value-type="date">
            <text:p>07.06.2021</text:p>
          </table:table-cell>
          <table:table-cell table:style-name="ce4" office:value-type="string" calcext:value-type="string">
            <text:p>85,7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5,7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734460748" calcext:value-type="float">
            <text:p>21734460748</text:p>
          </table:table-cell>
          <table:table-cell table:style-name="ce4" office:value-type="string" calcext:value-type="string">
            <text:p>MUSTAFA BATAN</text:p>
          </table:table-cell>
          <table:table-cell table:style-name="ce15" office:value-type="string" calcext:value-type="string">
            <text:p>1</text:p>
          </table:table-cell>
          <table:table-cell table:formula="of:=2022-YEAR([.F646])" office:value-type="float" office:value="52" calcext:value-type="float">
            <text:p>5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3-05" calcext:value-type="date">
            <text:p>05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1:48:51" calcext:value-type="date">
            <text:p>10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797421814" calcext:value-type="float">
            <text:p>41797421814</text:p>
          </table:table-cell>
          <table:table-cell table:style-name="ce4" office:value-type="string" calcext:value-type="string">
            <text:p>ÇETİN BOZDEMİR</text:p>
          </table:table-cell>
          <table:table-cell table:style-name="ce15" office:value-type="string" calcext:value-type="string">
            <text:p>1</text:p>
          </table:table-cell>
          <table:table-cell table:formula="of:=2022-YEAR([.F647])" office:value-type="float" office:value="52" calcext:value-type="float">
            <text:p>5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3-05" calcext:value-type="date">
            <text:p>05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4:39:41" calcext:value-type="date">
            <text:p>10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4978021412" calcext:value-type="float">
            <text:p>64978021412</text:p>
          </table:table-cell>
          <table:table-cell table:style-name="ce4" office:value-type="string" calcext:value-type="string">
            <text:p>ŞERİFE KENDİRCİOĞLU</text:p>
          </table:table-cell>
          <table:table-cell table:style-name="ce15" office:value-type="string" calcext:value-type="string">
            <text:p>0</text:p>
          </table:table-cell>
          <table:table-cell table:formula="of:=2022-YEAR([.F648])" office:value-type="float" office:value="52" calcext:value-type="float">
            <text:p>5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8-10" calcext:value-type="date">
            <text:p>10.08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4:46:40" calcext:value-type="date">
            <text:p>25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229537588" calcext:value-type="float">
            <text:p>25229537588</text:p>
          </table:table-cell>
          <table:table-cell table:style-name="ce4" office:value-type="string" calcext:value-type="string">
            <text:p>ASİYE ZENGİN</text:p>
          </table:table-cell>
          <table:table-cell table:style-name="ce15" office:value-type="string" calcext:value-type="string">
            <text:p>0</text:p>
          </table:table-cell>
          <table:table-cell table:formula="of:=2022-YEAR([.F649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3-13" calcext:value-type="date">
            <text:p>13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2:31:21" calcext:value-type="date">
            <text:p>07.07.2021</text:p>
          </table:table-cell>
          <table:table-cell table:style-name="ce4" office:value-type="string" calcext:value-type="string">
            <text:p>311,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11,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827820592" calcext:value-type="float">
            <text:p>29827820592</text:p>
          </table:table-cell>
          <table:table-cell table:style-name="ce4" office:value-type="string" calcext:value-type="string">
            <text:p>HULUSİ EŞKİ</text:p>
          </table:table-cell>
          <table:table-cell table:style-name="ce15" office:value-type="string" calcext:value-type="string">
            <text:p>1</text:p>
          </table:table-cell>
          <table:table-cell table:formula="of:=2022-YEAR([.F650])" office:value-type="float" office:value="52" calcext:value-type="float">
            <text:p>5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5-10" calcext:value-type="date">
            <text:p>10.05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1" calcext:value-type="date">
            <text:p>13.07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956182718" calcext:value-type="float">
            <text:p>18956182718</text:p>
          </table:table-cell>
          <table:table-cell table:style-name="ce4" office:value-type="string" calcext:value-type="string">
            <text:p>SALİHA ÖZKAN</text:p>
          </table:table-cell>
          <table:table-cell table:style-name="ce15" office:value-type="string" calcext:value-type="string">
            <text:p>0</text:p>
          </table:table-cell>
          <table:table-cell table:formula="of:=2022-YEAR([.F651])" office:value-type="float" office:value="52" calcext:value-type="float">
            <text:p>5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1-27" calcext:value-type="date">
            <text:p>27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4T14:54:44" calcext:value-type="date">
            <text:p>04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15" office:value-type="string" calcext:value-type="string">
            <text:p>0</text:p>
          </table:table-cell>
          <table:table-cell table:formula="of:=2022-YEAR([.F652])" office:value-type="float" office:value="52" calcext:value-type="float">
            <text:p>5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4:09:18" calcext:value-type="date">
            <text:p>10.08.2021</text:p>
          </table:table-cell>
          <table:table-cell table:style-name="ce4" office:value-type="string" calcext:value-type="string">
            <text:p>597,9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97,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894488036" calcext:value-type="float">
            <text:p>20894488036</text:p>
          </table:table-cell>
          <table:table-cell table:style-name="ce4" office:value-type="string" calcext:value-type="string">
            <text:p>NEVGİ AYDIN</text:p>
          </table:table-cell>
          <table:table-cell table:style-name="ce15" office:value-type="string" calcext:value-type="string">
            <text:p>0</text:p>
          </table:table-cell>
          <table:table-cell table:formula="of:=2022-YEAR([.F653])" office:value-type="float" office:value="52" calcext:value-type="float">
            <text:p>5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1-17" calcext:value-type="date">
            <text:p>17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27:55" calcext:value-type="date">
            <text:p>23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15" office:value-type="string" calcext:value-type="string">
            <text:p>1</text:p>
          </table:table-cell>
          <table:table-cell table:formula="of:=2022-YEAR([.F654])" office:value-type="float" office:value="52" calcext:value-type="float">
            <text:p>5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2:00:04" calcext:value-type="date">
            <text:p>01.09.2021</text:p>
          </table:table-cell>
          <table:table-cell table:style-name="ce4" office:value-type="string" calcext:value-type="string">
            <text:p>15,8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,8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0236140360" calcext:value-type="float">
            <text:p>50236140360</text:p>
          </table:table-cell>
          <table:table-cell table:style-name="ce4" office:value-type="string" calcext:value-type="string">
            <text:p>SUNA ERDOĞAN</text:p>
          </table:table-cell>
          <table:table-cell table:style-name="ce15" office:value-type="string" calcext:value-type="string">
            <text:p>0</text:p>
          </table:table-cell>
          <table:table-cell table:formula="of:=2022-YEAR([.F655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12-15" calcext:value-type="date">
            <text:p>15.1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2T11:01:24" calcext:value-type="date">
            <text:p>22.09.2021</text:p>
          </table:table-cell>
          <table:table-cell table:style-name="ce4" office:value-type="string" calcext:value-type="string">
            <text:p>6,96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,96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860245540" calcext:value-type="float">
            <text:p>33860245540</text:p>
          </table:table-cell>
          <table:table-cell table:style-name="ce4" office:value-type="string" calcext:value-type="string">
            <text:p>AHMET KILIÇ</text:p>
          </table:table-cell>
          <table:table-cell table:style-name="ce15" office:value-type="string" calcext:value-type="string">
            <text:p>1</text:p>
          </table:table-cell>
          <table:table-cell table:formula="of:=2022-YEAR([.F656])" office:value-type="float" office:value="52" calcext:value-type="float">
            <text:p>5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1-25" calcext:value-type="date">
            <text:p>25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4T15:07:43" calcext:value-type="date">
            <text:p>24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286836066" calcext:value-type="float">
            <text:p>16286836066</text:p>
          </table:table-cell>
          <table:table-cell table:style-name="ce4" office:value-type="string" calcext:value-type="string">
            <text:p>HASİNE CERTEL</text:p>
          </table:table-cell>
          <table:table-cell table:style-name="ce15" office:value-type="string" calcext:value-type="string">
            <text:p>0</text:p>
          </table:table-cell>
          <table:table-cell table:formula="of:=2022-YEAR([.F657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1-11" calcext:value-type="date">
            <text:p>11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30:20" calcext:value-type="date">
            <text:p>28.09.2021</text:p>
          </table:table-cell>
          <table:table-cell table:style-name="ce4" office:value-type="string" calcext:value-type="string">
            <text:p>268,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68,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15" office:value-type="string" calcext:value-type="string">
            <text:p>0</text:p>
          </table:table-cell>
          <table:table-cell table:formula="of:=2022-YEAR([.F658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6-06" calcext:value-type="date">
            <text:p>06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9T14:05:54" calcext:value-type="date">
            <text:p>19.10.2021</text:p>
          </table:table-cell>
          <table:table-cell table:style-name="ce4" office:value-type="string" calcext:value-type="string">
            <text:p>466,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66,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4895984368" calcext:value-type="float">
            <text:p>24895984368</text:p>
          </table:table-cell>
          <table:table-cell table:style-name="ce4" office:value-type="string" calcext:value-type="string">
            <text:p>LEMAN SEKİN</text:p>
          </table:table-cell>
          <table:table-cell table:style-name="ce15" office:value-type="string" calcext:value-type="string">
            <text:p>0</text:p>
          </table:table-cell>
          <table:table-cell table:formula="of:=2022-YEAR([.F659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3-23" calcext:value-type="date">
            <text:p>23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0:51:37" calcext:value-type="date">
            <text:p>02.11.2021</text:p>
          </table:table-cell>
          <table:table-cell table:style-name="ce4" office:value-type="string" calcext:value-type="string">
            <text:p>186,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6,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255003774" calcext:value-type="float">
            <text:p>41255003774</text:p>
          </table:table-cell>
          <table:table-cell table:style-name="ce4" office:value-type="string" calcext:value-type="string">
            <text:p>EMİNE ALDATMAZ</text:p>
          </table:table-cell>
          <table:table-cell table:style-name="ce15" office:value-type="string" calcext:value-type="string">
            <text:p>0</text:p>
          </table:table-cell>
          <table:table-cell table:formula="of:=2022-YEAR([.F660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2-02" calcext:value-type="date">
            <text:p>02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1:52:02" calcext:value-type="date">
            <text:p>23.11.2021</text:p>
          </table:table-cell>
          <table:table-cell table:style-name="ce4" office:value-type="string" calcext:value-type="string">
            <text:p>19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15" office:value-type="string" calcext:value-type="string">
            <text:p>0</text:p>
          </table:table-cell>
          <table:table-cell table:formula="of:=2022-YEAR([.F661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4:54:55" calcext:value-type="date">
            <text:p>23.11.2021</text:p>
          </table:table-cell>
          <table:table-cell table:style-name="ce4" office:value-type="string" calcext:value-type="string">
            <text:p>1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15" office:value-type="string" calcext:value-type="string">
            <text:p>1</text:p>
          </table:table-cell>
          <table:table-cell table:formula="of:=2022-YEAR([.F662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9T11:51:33" calcext:value-type="date">
            <text:p>29.11.2021</text:p>
          </table:table-cell>
          <table:table-cell table:style-name="ce4" office:value-type="string" calcext:value-type="string">
            <text:p>10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797421814" calcext:value-type="float">
            <text:p>41797421814</text:p>
          </table:table-cell>
          <table:table-cell table:style-name="ce4" office:value-type="string" calcext:value-type="string">
            <text:p>ÇETİN BOZDEMİR</text:p>
          </table:table-cell>
          <table:table-cell table:style-name="ce15" office:value-type="string" calcext:value-type="string">
            <text:p>1</text:p>
          </table:table-cell>
          <table:table-cell table:formula="of:=2022-YEAR([.F663])" office:value-type="float" office:value="52" calcext:value-type="float">
            <text:p>5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3-05" calcext:value-type="date">
            <text:p>05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2:58:09" calcext:value-type="date">
            <text:p>09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710003798" calcext:value-type="float">
            <text:p>29710003798</text:p>
          </table:table-cell>
          <table:table-cell table:style-name="ce4" office:value-type="string" calcext:value-type="string">
            <text:p>HASAN BAYRAK</text:p>
          </table:table-cell>
          <table:table-cell table:style-name="ce15" office:value-type="string" calcext:value-type="string">
            <text:p>1</text:p>
          </table:table-cell>
          <table:table-cell table:formula="of:=2022-YEAR([.F664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6-25" calcext:value-type="date">
            <text:p>25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1T13:52:33" calcext:value-type="date">
            <text:p>21.12.2021</text:p>
          </table:table-cell>
          <table:table-cell table:style-name="ce4" office:value-type="string" calcext:value-type="string">
            <text:p>22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2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924878676" calcext:value-type="float">
            <text:p>14924878676</text:p>
          </table:table-cell>
          <table:table-cell table:style-name="ce4" office:value-type="string" calcext:value-type="string">
            <text:p>HASAN AKTUĞ</text:p>
          </table:table-cell>
          <table:table-cell table:style-name="ce15" office:value-type="string" calcext:value-type="string">
            <text:p>1</text:p>
          </table:table-cell>
          <table:table-cell table:formula="of:=2022-YEAR([.F665])" office:value-type="float" office:value="52" calcext:value-type="float">
            <text:p>5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1-01" calcext:value-type="date">
            <text:p>01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1:10:35" calcext:value-type="date">
            <text:p>02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15" office:value-type="string" calcext:value-type="string">
            <text:p>0</text:p>
          </table:table-cell>
          <table:table-cell table:formula="of:=2022-YEAR([.F666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8T13:09:17" calcext:value-type="date">
            <text:p>08.02.2022</text:p>
          </table:table-cell>
          <table:table-cell table:style-name="ce4" office:value-type="string" calcext:value-type="string">
            <text:p>33,5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3,5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915455700" calcext:value-type="float">
            <text:p>40915455700</text:p>
          </table:table-cell>
          <table:table-cell table:style-name="ce4" office:value-type="string" calcext:value-type="string">
            <text:p>İSA AY</text:p>
          </table:table-cell>
          <table:table-cell table:style-name="ce15" office:value-type="string" calcext:value-type="string">
            <text:p>1</text:p>
          </table:table-cell>
          <table:table-cell table:formula="of:=2022-YEAR([.F667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1-01" calcext:value-type="date">
            <text:p>01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08:32" calcext:value-type="date">
            <text:p>14.02.2022</text:p>
          </table:table-cell>
          <table:table-cell table:style-name="ce4" office:value-type="string" calcext:value-type="string">
            <text:p>47,2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7,2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741257938" calcext:value-type="float">
            <text:p>46741257938</text:p>
          </table:table-cell>
          <table:table-cell table:style-name="ce4" office:value-type="string" calcext:value-type="string">
            <text:p>AHMET ÇELİK</text:p>
          </table:table-cell>
          <table:table-cell table:style-name="ce15" office:value-type="string" calcext:value-type="string">
            <text:p>1</text:p>
          </table:table-cell>
          <table:table-cell table:formula="of:=2022-YEAR([.F668])" office:value-type="float" office:value="52" calcext:value-type="float">
            <text:p>5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6-15" calcext:value-type="date">
            <text:p>15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1T15:31:15" calcext:value-type="date">
            <text:p>21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9359396302" calcext:value-type="float">
            <text:p>59359396302</text:p>
          </table:table-cell>
          <table:table-cell table:style-name="ce4" office:value-type="string" calcext:value-type="string">
            <text:p>AYNUR KURT</text:p>
          </table:table-cell>
          <table:table-cell table:style-name="ce15" office:value-type="string" calcext:value-type="string">
            <text:p>0</text:p>
          </table:table-cell>
          <table:table-cell table:formula="of:=2022-YEAR([.F669])" office:value-type="float" office:value="52" calcext:value-type="float">
            <text:p>5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70-02-06" calcext:value-type="date">
            <text:p>06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5:30:17" calcext:value-type="date">
            <text:p>17.03.2022</text:p>
          </table:table-cell>
          <table:table-cell table:style-name="ce4" office:value-type="string" calcext:value-type="string">
            <text:p>565,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65,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860245540" calcext:value-type="float">
            <text:p>33860245540</text:p>
          </table:table-cell>
          <table:table-cell table:style-name="ce4" office:value-type="string" calcext:value-type="string">
            <text:p>AHMET KILIÇ</text:p>
          </table:table-cell>
          <table:table-cell table:style-name="ce15" office:value-type="string" calcext:value-type="string">
            <text:p>1</text:p>
          </table:table-cell>
          <table:table-cell table:formula="of:=2022-YEAR([.F670])" office:value-type="float" office:value="52" calcext:value-type="float">
            <text:p>5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70-01-25" calcext:value-type="date">
            <text:p>25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2:54:13" calcext:value-type="date">
            <text:p>22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13535927476" calcext:value-type="float">
            <text:p>13535927476</text:p>
          </table:table-cell>
          <table:table-cell table:style-name="ce4" office:value-type="string" calcext:value-type="string">
            <text:p>SALİHA ONAROK</text:p>
          </table:table-cell>
          <table:table-cell table:style-name="ce15" office:value-type="string" calcext:value-type="string">
            <text:p>0</text:p>
          </table:table-cell>
          <table:table-cell table:formula="of:=2022-YEAR([.F671])" office:value-type="float" office:value="53" calcext:value-type="float">
            <text:p>5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8-03" calcext:value-type="date">
            <text:p>03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1:18:23" calcext:value-type="date">
            <text:p>04.06.2020</text:p>
          </table:table-cell>
          <table:table-cell table:style-name="ce4" office:value-type="string" calcext:value-type="string">
            <text:p>Pozitif 3.511x10^4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511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373802208" calcext:value-type="float">
            <text:p>30373802208</text:p>
          </table:table-cell>
          <table:table-cell table:style-name="ce4" office:value-type="string" calcext:value-type="string">
            <text:p>SABRİ KILIÇ</text:p>
          </table:table-cell>
          <table:table-cell table:style-name="ce15" office:value-type="string" calcext:value-type="string">
            <text:p>1</text:p>
          </table:table-cell>
          <table:table-cell table:formula="of:=2022-YEAR([.F672])" office:value-type="float" office:value="53" calcext:value-type="float">
            <text:p>5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3-02" calcext:value-type="date">
            <text:p>02.03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2:51:35" calcext:value-type="date">
            <text:p>15.06.2020</text:p>
          </table:table-cell>
          <table:table-cell table:style-name="ce4" office:value-type="string" calcext:value-type="string">
            <text:p>Pozitif 4.863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863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15" office:value-type="string" calcext:value-type="string">
            <text:p>1</text:p>
          </table:table-cell>
          <table:table-cell table:formula="of:=2022-YEAR([.F673])" office:value-type="float" office:value="53" calcext:value-type="float">
            <text:p>5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8-21" calcext:value-type="date">
            <text:p>21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3:32:09" calcext:value-type="date">
            <text:p>23.06.2020</text:p>
          </table:table-cell>
          <table:table-cell table:style-name="ce4" office:value-type="string" calcext:value-type="string">
            <text:p>Pozitif 7.242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7.242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15" office:value-type="string" calcext:value-type="string">
            <text:p>1</text:p>
          </table:table-cell>
          <table:table-cell table:formula="of:=2022-YEAR([.F674])" office:value-type="float" office:value="53" calcext:value-type="float">
            <text:p>53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9-09-05" calcext:value-type="date">
            <text:p>05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2:33:28" calcext:value-type="date">
            <text:p>12.08.2020</text:p>
          </table:table-cell>
          <table:table-cell table:style-name="ce4" office:value-type="string" calcext:value-type="string">
            <text:p>2,247x10^3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,247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345700922" calcext:value-type="float">
            <text:p>20345700922</text:p>
          </table:table-cell>
          <table:table-cell table:style-name="ce4" office:value-type="string" calcext:value-type="string">
            <text:p>SÜNDÜS ÜNVER</text:p>
          </table:table-cell>
          <table:table-cell table:style-name="ce15" office:value-type="string" calcext:value-type="string">
            <text:p>0</text:p>
          </table:table-cell>
          <table:table-cell table:formula="of:=2022-YEAR([.F675])" office:value-type="float" office:value="53" calcext:value-type="float">
            <text:p>53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9-05-15" calcext:value-type="date">
            <text:p>15.05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3:46:27" calcext:value-type="date">
            <text:p>12.08.2020</text:p>
          </table:table-cell>
          <table:table-cell table:style-name="ce4" office:value-type="string" calcext:value-type="string">
            <text:p>8,263x10^2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,263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30373802208" calcext:value-type="float">
            <text:p>30373802208</text:p>
          </table:table-cell>
          <table:table-cell table:style-name="ce4" office:value-type="string" calcext:value-type="string">
            <text:p>SABRİ KILIÇ</text:p>
          </table:table-cell>
          <table:table-cell table:style-name="ce15" office:value-type="string" calcext:value-type="string">
            <text:p>1</text:p>
          </table:table-cell>
          <table:table-cell table:formula="of:=2022-YEAR([.F676])" office:value-type="float" office:value="53" calcext:value-type="float">
            <text:p>53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9-03-02" calcext:value-type="date">
            <text:p>02.03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1T14:52:43" calcext:value-type="date">
            <text:p>11.09.2020</text:p>
          </table:table-cell>
          <table:table-cell table:style-name="ce4" office:value-type="string" calcext:value-type="string">
            <text:p>POZITIF2676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676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15" office:value-type="string" calcext:value-type="string">
            <text:p>1</text:p>
          </table:table-cell>
          <table:table-cell table:formula="of:=2022-YEAR([.F677])" office:value-type="float" office:value="53" calcext:value-type="float">
            <text:p>5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8-21" calcext:value-type="date">
            <text:p>21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1:06:47" calcext:value-type="date">
            <text:p>25.0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5090348846" calcext:value-type="float">
            <text:p>55090348846</text:p>
          </table:table-cell>
          <table:table-cell table:style-name="ce4" office:value-type="string" calcext:value-type="string">
            <text:p>MÜZEYYEN AYBARS KARACA</text:p>
          </table:table-cell>
          <table:table-cell table:style-name="ce15" office:value-type="string" calcext:value-type="string">
            <text:p>0</text:p>
          </table:table-cell>
          <table:table-cell table:formula="of:=2022-YEAR([.F678])" office:value-type="float" office:value="53" calcext:value-type="float">
            <text:p>5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2-20" calcext:value-type="date">
            <text:p>20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4T11:32:33" calcext:value-type="date">
            <text:p>04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15" office:value-type="string" calcext:value-type="string">
            <text:p>1</text:p>
          </table:table-cell>
          <table:table-cell table:formula="of:=2022-YEAR([.F679])" office:value-type="float" office:value="53" calcext:value-type="float">
            <text:p>5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9-05" calcext:value-type="date">
            <text:p>05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4:38:42" calcext:value-type="date">
            <text:p>10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286279064" calcext:value-type="float">
            <text:p>31286279064</text:p>
          </table:table-cell>
          <table:table-cell table:style-name="ce4" office:value-type="string" calcext:value-type="string">
            <text:p>HASAN OCAK</text:p>
          </table:table-cell>
          <table:table-cell table:style-name="ce15" office:value-type="string" calcext:value-type="string">
            <text:p>1</text:p>
          </table:table-cell>
          <table:table-cell table:formula="of:=2022-YEAR([.F680])" office:value-type="float" office:value="53" calcext:value-type="float">
            <text:p>5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10-09" calcext:value-type="date">
            <text:p>09.10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2:33:47" calcext:value-type="date">
            <text:p>11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345700922" calcext:value-type="float">
            <text:p>20345700922</text:p>
          </table:table-cell>
          <table:table-cell table:style-name="ce4" office:value-type="string" calcext:value-type="string">
            <text:p>SÜNDÜS ÜNVER</text:p>
          </table:table-cell>
          <table:table-cell table:style-name="ce15" office:value-type="string" calcext:value-type="string">
            <text:p>0</text:p>
          </table:table-cell>
          <table:table-cell table:formula="of:=2022-YEAR([.F681])" office:value-type="float" office:value="53" calcext:value-type="float">
            <text:p>5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5-15" calcext:value-type="date">
            <text:p>15.05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3:24:28" calcext:value-type="date">
            <text:p>16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23795582810" calcext:value-type="float">
            <text:p>23795582810</text:p>
          </table:table-cell>
          <table:table-cell table:style-name="ce4" office:value-type="string" calcext:value-type="string">
            <text:p>HÜSNE TÜRKTEN</text:p>
          </table:table-cell>
          <table:table-cell table:style-name="ce15" office:value-type="string" calcext:value-type="string">
            <text:p>0</text:p>
          </table:table-cell>
          <table:table-cell table:formula="of:=2022-YEAR([.F682])" office:value-type="float" office:value="53" calcext:value-type="float">
            <text:p>5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1-01" calcext:value-type="date">
            <text:p>01.01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2:19:06" calcext:value-type="date">
            <text:p>09.04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5569630276" calcext:value-type="float">
            <text:p>35569630276</text:p>
          </table:table-cell>
          <table:table-cell table:style-name="ce4" office:value-type="string" calcext:value-type="string">
            <text:p>AYKAN ENGÜZEL</text:p>
          </table:table-cell>
          <table:table-cell table:style-name="ce15" office:value-type="string" calcext:value-type="string">
            <text:p>1</text:p>
          </table:table-cell>
          <table:table-cell table:formula="of:=2022-YEAR([.F683])" office:value-type="float" office:value="53" calcext:value-type="float">
            <text:p>5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4-20" calcext:value-type="date">
            <text:p>20.04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6T10:50:18" calcext:value-type="date">
            <text:p>06.05.2021</text:p>
          </table:table-cell>
          <table:table-cell table:style-name="ce4" office:value-type="string" calcext:value-type="string">
            <text:p>23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3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45634857552" calcext:value-type="float">
            <text:p>45634857552</text:p>
          </table:table-cell>
          <table:table-cell table:style-name="ce4" office:value-type="string" calcext:value-type="string">
            <text:p>FEYZULLAH BÜR</text:p>
          </table:table-cell>
          <table:table-cell table:style-name="ce15" office:value-type="string" calcext:value-type="string">
            <text:p>1</text:p>
          </table:table-cell>
          <table:table-cell table:formula="of:=2022-YEAR([.F684])" office:value-type="float" office:value="53" calcext:value-type="float">
            <text:p>5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1-01" calcext:value-type="date">
            <text:p>01.01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1T14:25:12" calcext:value-type="date">
            <text:p>21.05.2021</text:p>
          </table:table-cell>
          <table:table-cell table:style-name="ce4" office:value-type="string" calcext:value-type="string">
            <text:p>338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38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15" office:value-type="string" calcext:value-type="string">
            <text:p>1</text:p>
          </table:table-cell>
          <table:table-cell table:formula="of:=2022-YEAR([.F685])" office:value-type="float" office:value="53" calcext:value-type="float">
            <text:p>5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8-21" calcext:value-type="date">
            <text:p>21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3:53:12" calcext:value-type="date">
            <text:p>07.06.2021</text:p>
          </table:table-cell>
          <table:table-cell table:style-name="ce4" office:value-type="string" calcext:value-type="string">
            <text:p>201,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1,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15" office:value-type="string" calcext:value-type="string">
            <text:p>1</text:p>
          </table:table-cell>
          <table:table-cell table:formula="of:=2022-YEAR([.F686])" office:value-type="float" office:value="53" calcext:value-type="float">
            <text:p>5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9-05" calcext:value-type="date">
            <text:p>05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5:31:28" calcext:value-type="date">
            <text:p>28.06.2021</text:p>
          </table:table-cell>
          <table:table-cell table:style-name="ce4" office:value-type="string" calcext:value-type="string">
            <text:p>5,366x10^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,366x10^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9777156084" calcext:value-type="float">
            <text:p>49777156084</text:p>
          </table:table-cell>
          <table:table-cell table:style-name="ce4" office:value-type="string" calcext:value-type="string">
            <text:p>SUDİYE SARI</text:p>
          </table:table-cell>
          <table:table-cell table:style-name="ce15" office:value-type="string" calcext:value-type="string">
            <text:p>0</text:p>
          </table:table-cell>
          <table:table-cell table:formula="of:=2022-YEAR([.F687])" office:value-type="float" office:value="53" calcext:value-type="float">
            <text:p>5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6-25" calcext:value-type="date">
            <text:p>25.06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5:51:07" calcext:value-type="date">
            <text:p>01.07.2021</text:p>
          </table:table-cell>
          <table:table-cell table:style-name="ce4" office:value-type="string" calcext:value-type="string">
            <text:p>481,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81,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337169458" calcext:value-type="float">
            <text:p>19337169458</text:p>
          </table:table-cell>
          <table:table-cell table:style-name="ce4" office:value-type="string" calcext:value-type="string">
            <text:p>MEHMET KAYA</text:p>
          </table:table-cell>
          <table:table-cell table:style-name="ce15" office:value-type="string" calcext:value-type="string">
            <text:p>1</text:p>
          </table:table-cell>
          <table:table-cell table:formula="of:=2022-YEAR([.F688])" office:value-type="float" office:value="53" calcext:value-type="float">
            <text:p>53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9-08-05" calcext:value-type="date">
            <text:p>05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1:59:40" calcext:value-type="date">
            <text:p>16.07.2021</text:p>
          </table:table-cell>
          <table:table-cell table:style-name="ce4" office:value-type="string" calcext:value-type="string">
            <text:p>17,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7,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6731923104" calcext:value-type="float">
            <text:p>26731923104</text:p>
          </table:table-cell>
          <table:table-cell table:style-name="ce4" office:value-type="string" calcext:value-type="string">
            <text:p>NECMİ BACIK</text:p>
          </table:table-cell>
          <table:table-cell table:style-name="ce15" office:value-type="string" calcext:value-type="string">
            <text:p>1</text:p>
          </table:table-cell>
          <table:table-cell table:formula="of:=2022-YEAR([.F689])" office:value-type="float" office:value="53" calcext:value-type="float">
            <text:p>53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9-09-28" calcext:value-type="date">
            <text:p>28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3:42:15" calcext:value-type="date">
            <text:p>10.08.2021</text:p>
          </table:table-cell>
          <table:table-cell table:style-name="ce4" office:value-type="string" calcext:value-type="string">
            <text:p>17,69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7,6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15" office:value-type="string" calcext:value-type="string">
            <text:p>1</text:p>
          </table:table-cell>
          <table:table-cell table:formula="of:=2022-YEAR([.F690])" office:value-type="float" office:value="53" calcext:value-type="float">
            <text:p>53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9-09-05" calcext:value-type="date">
            <text:p>05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0T14:05:58" calcext:value-type="date">
            <text:p>20.08.2021</text:p>
          </table:table-cell>
          <table:table-cell table:style-name="ce4" office:value-type="string" calcext:value-type="string">
            <text:p>100,3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0,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286279064" calcext:value-type="float">
            <text:p>31286279064</text:p>
          </table:table-cell>
          <table:table-cell table:style-name="ce4" office:value-type="string" calcext:value-type="string">
            <text:p>HASAN OCAK</text:p>
          </table:table-cell>
          <table:table-cell table:style-name="ce15" office:value-type="string" calcext:value-type="string">
            <text:p>1</text:p>
          </table:table-cell>
          <table:table-cell table:formula="of:=2022-YEAR([.F691])" office:value-type="float" office:value="53" calcext:value-type="float">
            <text:p>5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10-09" calcext:value-type="date">
            <text:p>09.10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1:32:05" calcext:value-type="date">
            <text:p>29.09.2021</text:p>
          </table:table-cell>
          <table:table-cell table:style-name="ce4" office:value-type="string" calcext:value-type="string">
            <text:p>381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81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5090348846" calcext:value-type="float">
            <text:p>55090348846</text:p>
          </table:table-cell>
          <table:table-cell table:style-name="ce4" office:value-type="string" calcext:value-type="string">
            <text:p>MÜZEYYEN AYBARS KARACA</text:p>
          </table:table-cell>
          <table:table-cell table:style-name="ce15" office:value-type="string" calcext:value-type="string">
            <text:p>0</text:p>
          </table:table-cell>
          <table:table-cell table:formula="of:=2022-YEAR([.F692])" office:value-type="float" office:value="53" calcext:value-type="float">
            <text:p>5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2-20" calcext:value-type="date">
            <text:p>20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1:32:06" calcext:value-type="date">
            <text:p>29.09.2021</text:p>
          </table:table-cell>
          <table:table-cell table:style-name="ce4" office:value-type="string" calcext:value-type="string">
            <text:p>90,9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0,9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7729117976" calcext:value-type="float">
            <text:p>67729117976</text:p>
          </table:table-cell>
          <table:table-cell table:style-name="ce4" office:value-type="string" calcext:value-type="string">
            <text:p>MUSA SARICA</text:p>
          </table:table-cell>
          <table:table-cell table:style-name="ce15" office:value-type="string" calcext:value-type="string">
            <text:p>1</text:p>
          </table:table-cell>
          <table:table-cell table:formula="of:=2022-YEAR([.F693])" office:value-type="float" office:value="53" calcext:value-type="float">
            <text:p>5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2-05" calcext:value-type="date">
            <text:p>05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4:44:40" calcext:value-type="date">
            <text:p>12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337169458" calcext:value-type="float">
            <text:p>19337169458</text:p>
          </table:table-cell>
          <table:table-cell table:style-name="ce4" office:value-type="string" calcext:value-type="string">
            <text:p>MEHMET KAYA</text:p>
          </table:table-cell>
          <table:table-cell table:style-name="ce15" office:value-type="string" calcext:value-type="string">
            <text:p>1</text:p>
          </table:table-cell>
          <table:table-cell table:formula="of:=2022-YEAR([.F694])" office:value-type="float" office:value="53" calcext:value-type="float">
            <text:p>5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8-05" calcext:value-type="date">
            <text:p>05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1:32:57" calcext:value-type="date">
            <text:p>25.11.2021</text:p>
          </table:table-cell>
          <table:table-cell table:style-name="ce4" office:value-type="string" calcext:value-type="string">
            <text:p>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9664052176" calcext:value-type="float">
            <text:p>69664052176</text:p>
          </table:table-cell>
          <table:table-cell table:style-name="ce4" office:value-type="string" calcext:value-type="string">
            <text:p>ÖMER ÖZTÜRK</text:p>
          </table:table-cell>
          <table:table-cell table:style-name="ce15" office:value-type="string" calcext:value-type="string">
            <text:p>1</text:p>
          </table:table-cell>
          <table:table-cell table:formula="of:=2022-YEAR([.F695])" office:value-type="float" office:value="53" calcext:value-type="float">
            <text:p>5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2-06" calcext:value-type="date">
            <text:p>06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7T10:05:51" calcext:value-type="date">
            <text:p>27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751155846" calcext:value-type="float">
            <text:p>19751155846</text:p>
          </table:table-cell>
          <table:table-cell table:style-name="ce4" office:value-type="string" calcext:value-type="string">
            <text:p>İSMET UÇAR</text:p>
          </table:table-cell>
          <table:table-cell table:style-name="ce15" office:value-type="string" calcext:value-type="string">
            <text:p>1</text:p>
          </table:table-cell>
          <table:table-cell table:formula="of:=2022-YEAR([.F696])" office:value-type="float" office:value="53" calcext:value-type="float">
            <text:p>5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6-10" calcext:value-type="date">
            <text:p>10.06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4:56:43" calcext:value-type="date">
            <text:p>02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15" office:value-type="string" calcext:value-type="string">
            <text:p>1</text:p>
          </table:table-cell>
          <table:table-cell table:formula="of:=2022-YEAR([.F697])" office:value-type="float" office:value="53" calcext:value-type="float">
            <text:p>5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9-08-21" calcext:value-type="date">
            <text:p>21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7T11:41:04" calcext:value-type="date">
            <text:p>17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5090348846" calcext:value-type="float">
            <text:p>55090348846</text:p>
          </table:table-cell>
          <table:table-cell table:style-name="ce4" office:value-type="string" calcext:value-type="string">
            <text:p>MÜZEYYEN AYBARS KARACA</text:p>
          </table:table-cell>
          <table:table-cell table:style-name="ce15" office:value-type="string" calcext:value-type="string">
            <text:p>0</text:p>
          </table:table-cell>
          <table:table-cell table:formula="of:=2022-YEAR([.F698])" office:value-type="float" office:value="53" calcext:value-type="float">
            <text:p>5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2-20" calcext:value-type="date">
            <text:p>20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49:00" calcext:value-type="date">
            <text:p>03.03.2022</text:p>
          </table:table-cell>
          <table:table-cell table:style-name="ce4" office:value-type="string" calcext:value-type="string">
            <text:p>59,2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9,2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935241842" calcext:value-type="float">
            <text:p>33935241842</text:p>
          </table:table-cell>
          <table:table-cell table:style-name="ce4" office:value-type="string" calcext:value-type="string">
            <text:p>CEMAL KILIÇ</text:p>
          </table:table-cell>
          <table:table-cell table:style-name="ce15" office:value-type="string" calcext:value-type="string">
            <text:p>1</text:p>
          </table:table-cell>
          <table:table-cell table:formula="of:=2022-YEAR([.F699])" office:value-type="float" office:value="53" calcext:value-type="float">
            <text:p>5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9-06-10" calcext:value-type="date">
            <text:p>10.06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5:09:53" calcext:value-type="date">
            <text:p>22.03.2022</text:p>
          </table:table-cell>
          <table:table-cell table:style-name="ce4" office:value-type="string" calcext:value-type="string">
            <text:p>206,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6,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707984606" calcext:value-type="float">
            <text:p>41707984606</text:p>
          </table:table-cell>
          <table:table-cell table:style-name="ce4" office:value-type="string" calcext:value-type="string">
            <text:p>NAHİDE GÜNAYDIN</text:p>
          </table:table-cell>
          <table:table-cell table:style-name="ce15" office:value-type="string" calcext:value-type="string">
            <text:p>0</text:p>
          </table:table-cell>
          <table:table-cell table:formula="of:=2022-YEAR([.F700])" office:value-type="float" office:value="54" calcext:value-type="float">
            <text:p>5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2-02" calcext:value-type="date">
            <text:p>02.02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2:54:11" calcext:value-type="date">
            <text:p>15.06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181445074" calcext:value-type="float">
            <text:p>22181445074</text:p>
          </table:table-cell>
          <table:table-cell table:style-name="ce4" office:value-type="string" calcext:value-type="string">
            <text:p>REFREF DUMAN</text:p>
          </table:table-cell>
          <table:table-cell table:style-name="ce15" office:value-type="string" calcext:value-type="string">
            <text:p>0</text:p>
          </table:table-cell>
          <table:table-cell table:formula="of:=2022-YEAR([.F701])" office:value-type="float" office:value="54" calcext:value-type="float">
            <text:p>5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9-01" calcext:value-type="date">
            <text:p>01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7:15" calcext:value-type="date">
            <text:p>25.06.2020</text:p>
          </table:table-cell>
          <table:table-cell table:style-name="ce4" office:value-type="string" calcext:value-type="string">
            <text:p>Pozitif 2.330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330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348700868" calcext:value-type="float">
            <text:p>20348700868</text:p>
          </table:table-cell>
          <table:table-cell table:style-name="ce4" office:value-type="string" calcext:value-type="string">
            <text:p>MEHMET ÜNVER</text:p>
          </table:table-cell>
          <table:table-cell table:style-name="ce15" office:value-type="string" calcext:value-type="string">
            <text:p>1</text:p>
          </table:table-cell>
          <table:table-cell table:formula="of:=2022-YEAR([.F702])" office:value-type="float" office:value="54" calcext:value-type="float">
            <text:p>5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9-03" calcext:value-type="date">
            <text:p>03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2:10:55" calcext:value-type="date">
            <text:p>16.07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934664584" calcext:value-type="float">
            <text:p>45934664584</text:p>
          </table:table-cell>
          <table:table-cell table:style-name="ce4" office:value-type="string" calcext:value-type="string">
            <text:p>AYŞE ŞANLI</text:p>
          </table:table-cell>
          <table:table-cell table:style-name="ce15" office:value-type="string" calcext:value-type="string">
            <text:p>0</text:p>
          </table:table-cell>
          <table:table-cell table:formula="of:=2022-YEAR([.F703])" office:value-type="float" office:value="54" calcext:value-type="float">
            <text:p>5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4-13" calcext:value-type="date">
            <text:p>13.04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4:20:46" calcext:value-type="date">
            <text:p>23.07.2020</text:p>
          </table:table-cell>
          <table:table-cell table:style-name="ce4" office:value-type="string" calcext:value-type="string">
            <text:p>Pozitif 1.753x10^4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753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044620344" calcext:value-type="float">
            <text:p>47044620344</text:p>
          </table:table-cell>
          <table:table-cell table:style-name="ce4" office:value-type="string" calcext:value-type="string">
            <text:p>HAYDAR KILIÇ</text:p>
          </table:table-cell>
          <table:table-cell table:style-name="ce15" office:value-type="string" calcext:value-type="string">
            <text:p>1</text:p>
          </table:table-cell>
          <table:table-cell table:formula="of:=2022-YEAR([.F704])" office:value-type="float" office:value="54" calcext:value-type="float">
            <text:p>54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8-03-10" calcext:value-type="date">
            <text:p>10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4:18:01" calcext:value-type="date">
            <text:p>21.08.2020</text:p>
          </table:table-cell>
          <table:table-cell table:style-name="ce4" office:value-type="string" calcext:value-type="string">
            <text:p>POZITIF30,82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0,8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70228037560" calcext:value-type="float">
            <text:p>70228037560</text:p>
          </table:table-cell>
          <table:table-cell table:style-name="ce4" office:value-type="string" calcext:value-type="string">
            <text:p>SABRİ BENGÜ</text:p>
          </table:table-cell>
          <table:table-cell table:style-name="ce15" office:value-type="string" calcext:value-type="string">
            <text:p>1</text:p>
          </table:table-cell>
          <table:table-cell table:formula="of:=2022-YEAR([.F705])" office:value-type="float" office:value="54" calcext:value-type="float">
            <text:p>5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1-03" calcext:value-type="date">
            <text:p>03.0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0T13:30:56" calcext:value-type="date">
            <text:p>10.09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44863882946" calcext:value-type="float">
            <text:p>44863882946</text:p>
          </table:table-cell>
          <table:table-cell table:style-name="ce4" office:value-type="string" calcext:value-type="string">
            <text:p>ÜMİT OK</text:p>
          </table:table-cell>
          <table:table-cell table:style-name="ce15" office:value-type="string" calcext:value-type="string">
            <text:p>1</text:p>
          </table:table-cell>
          <table:table-cell table:formula="of:=2022-YEAR([.F706])" office:value-type="float" office:value="54" calcext:value-type="float">
            <text:p>54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8-07-25" calcext:value-type="date">
            <text:p>25.07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2:20" calcext:value-type="date">
            <text:p>19.01.2021</text:p>
          </table:table-cell>
          <table:table-cell table:style-name="ce4" office:value-type="string" calcext:value-type="string">
            <text:p>696.4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96.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20348700868" calcext:value-type="float">
            <text:p>20348700868</text:p>
          </table:table-cell>
          <table:table-cell table:style-name="ce4" office:value-type="string" calcext:value-type="string">
            <text:p>MEHMET ÜNVER</text:p>
          </table:table-cell>
          <table:table-cell table:style-name="ce15" office:value-type="string" calcext:value-type="string">
            <text:p>1</text:p>
          </table:table-cell>
          <table:table-cell table:formula="of:=2022-YEAR([.F707])" office:value-type="float" office:value="54" calcext:value-type="float">
            <text:p>5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9-03" calcext:value-type="date">
            <text:p>03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1:55:33" calcext:value-type="date">
            <text:p>16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181445074" calcext:value-type="float">
            <text:p>22181445074</text:p>
          </table:table-cell>
          <table:table-cell table:style-name="ce4" office:value-type="string" calcext:value-type="string">
            <text:p>REFREF DUMAN</text:p>
          </table:table-cell>
          <table:table-cell table:style-name="ce15" office:value-type="string" calcext:value-type="string">
            <text:p>0</text:p>
          </table:table-cell>
          <table:table-cell table:formula="of:=2022-YEAR([.F708])" office:value-type="float" office:value="54" calcext:value-type="float">
            <text:p>54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8-09-01" calcext:value-type="date">
            <text:p>01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1:55:43" calcext:value-type="date">
            <text:p>16.03.2021</text:p>
          </table:table-cell>
          <table:table-cell table:style-name="ce4" office:value-type="string" calcext:value-type="string">
            <text:p>152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2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3761395526" calcext:value-type="float">
            <text:p>53761395526</text:p>
          </table:table-cell>
          <table:table-cell table:style-name="ce4" office:value-type="string" calcext:value-type="string">
            <text:p>SALİH AKGÜL</text:p>
          </table:table-cell>
          <table:table-cell table:style-name="ce15" office:value-type="string" calcext:value-type="string">
            <text:p>1</text:p>
          </table:table-cell>
          <table:table-cell table:formula="of:=2022-YEAR([.F709])" office:value-type="float" office:value="54" calcext:value-type="float">
            <text:p>5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6-01" calcext:value-type="date">
            <text:p>01.06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8T13:16:47" calcext:value-type="date">
            <text:p>18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6149943930" calcext:value-type="float">
            <text:p>26149943930</text:p>
          </table:table-cell>
          <table:table-cell table:style-name="ce4" office:value-type="string" calcext:value-type="string">
            <text:p>MEHTAP AKMAN</text:p>
          </table:table-cell>
          <table:table-cell table:style-name="ce15" office:value-type="string" calcext:value-type="string">
            <text:p>0</text:p>
          </table:table-cell>
          <table:table-cell table:formula="of:=2022-YEAR([.F710])" office:value-type="float" office:value="54" calcext:value-type="float">
            <text:p>54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8-11-01" calcext:value-type="date">
            <text:p>01.1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9T12:59:19" calcext:value-type="date">
            <text:p>19.03.2021</text:p>
          </table:table-cell>
          <table:table-cell table:style-name="ce4" office:value-type="string" calcext:value-type="string">
            <text:p>2871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871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266867236" calcext:value-type="float">
            <text:p>15266867236</text:p>
          </table:table-cell>
          <table:table-cell table:style-name="ce4" office:value-type="string" calcext:value-type="string">
            <text:p>MEHMET AYATA</text:p>
          </table:table-cell>
          <table:table-cell table:style-name="ce15" office:value-type="string" calcext:value-type="string">
            <text:p>1</text:p>
          </table:table-cell>
          <table:table-cell table:formula="of:=2022-YEAR([.F711])" office:value-type="float" office:value="54" calcext:value-type="float">
            <text:p>54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8-03-01" calcext:value-type="date">
            <text:p>01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2T11:31:05" calcext:value-type="date">
            <text:p>22.03.2021</text:p>
          </table:table-cell>
          <table:table-cell table:style-name="ce4" office:value-type="string" calcext:value-type="string">
            <text:p>54.7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4.7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827520814" calcext:value-type="float">
            <text:p>38827520814</text:p>
          </table:table-cell>
          <table:table-cell table:style-name="ce4" office:value-type="string" calcext:value-type="string">
            <text:p>DÜRDANE ALPAT</text:p>
          </table:table-cell>
          <table:table-cell table:style-name="ce15" office:value-type="string" calcext:value-type="string">
            <text:p>0</text:p>
          </table:table-cell>
          <table:table-cell table:formula="of:=2022-YEAR([.F712])" office:value-type="float" office:value="54" calcext:value-type="float">
            <text:p>5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10-10" calcext:value-type="date">
            <text:p>10.10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1T14:50:14" calcext:value-type="date">
            <text:p>01.04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129406036" calcext:value-type="float">
            <text:p>29129406036</text:p>
          </table:table-cell>
          <table:table-cell table:style-name="ce4" office:value-type="string" calcext:value-type="string">
            <text:p>KENAN ÇOBAN</text:p>
          </table:table-cell>
          <table:table-cell table:style-name="ce15" office:value-type="string" calcext:value-type="string">
            <text:p>1</text:p>
          </table:table-cell>
          <table:table-cell table:formula="of:=2022-YEAR([.F713])" office:value-type="float" office:value="54" calcext:value-type="float">
            <text:p>5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11-28" calcext:value-type="date">
            <text:p>28.1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2T13:43:53" calcext:value-type="date">
            <text:p>12.04.2021</text:p>
          </table:table-cell>
          <table:table-cell table:style-name="ce4" office:value-type="string" calcext:value-type="string">
            <text:p>124.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4.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067537252" calcext:value-type="float">
            <text:p>25067537252</text:p>
          </table:table-cell>
          <table:table-cell table:style-name="ce4" office:value-type="string" calcext:value-type="string">
            <text:p>BÜNYAMİN ESEN</text:p>
          </table:table-cell>
          <table:table-cell table:style-name="ce15" office:value-type="string" calcext:value-type="string">
            <text:p>1</text:p>
          </table:table-cell>
          <table:table-cell table:formula="of:=2022-YEAR([.F714])" office:value-type="float" office:value="54" calcext:value-type="float">
            <text:p>5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11-28" calcext:value-type="date">
            <text:p>28.1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1:28:25" calcext:value-type="date">
            <text:p>02.06.2021</text:p>
          </table:table-cell>
          <table:table-cell table:style-name="ce4" office:value-type="string" calcext:value-type="string">
            <text:p>133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33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717493834" calcext:value-type="float">
            <text:p>20717493834</text:p>
          </table:table-cell>
          <table:table-cell table:style-name="ce4" office:value-type="string" calcext:value-type="string">
            <text:p>AZİZ KEÇECİ</text:p>
          </table:table-cell>
          <table:table-cell table:style-name="ce15" office:value-type="string" calcext:value-type="string">
            <text:p>1</text:p>
          </table:table-cell>
          <table:table-cell table:formula="of:=2022-YEAR([.F715])" office:value-type="float" office:value="54" calcext:value-type="float">
            <text:p>5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3-20" calcext:value-type="date">
            <text:p>20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31T14:30:12" calcext:value-type="date">
            <text:p>31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348700868" calcext:value-type="float">
            <text:p>20348700868</text:p>
          </table:table-cell>
          <table:table-cell table:style-name="ce4" office:value-type="string" calcext:value-type="string">
            <text:p>MEHMET ÜNVER</text:p>
          </table:table-cell>
          <table:table-cell table:style-name="ce15" office:value-type="string" calcext:value-type="string">
            <text:p>1</text:p>
          </table:table-cell>
          <table:table-cell table:formula="of:=2022-YEAR([.F716])" office:value-type="float" office:value="54" calcext:value-type="float">
            <text:p>5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9-03" calcext:value-type="date">
            <text:p>03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30T13:42:25" calcext:value-type="date">
            <text:p>30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276671466" calcext:value-type="float">
            <text:p>34276671466</text:p>
          </table:table-cell>
          <table:table-cell table:style-name="ce4" office:value-type="string" calcext:value-type="string">
            <text:p>EMİNE BİNGÖL</text:p>
          </table:table-cell>
          <table:table-cell table:style-name="ce15" office:value-type="string" calcext:value-type="string">
            <text:p>0</text:p>
          </table:table-cell>
          <table:table-cell table:formula="of:=2022-YEAR([.F717])" office:value-type="float" office:value="54" calcext:value-type="float">
            <text:p>5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7-03" calcext:value-type="date">
            <text:p>03.07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1T11:49:32" calcext:value-type="date">
            <text:p>11.10.2021</text:p>
          </table:table-cell>
          <table:table-cell table:style-name="ce4" office:value-type="string" calcext:value-type="string">
            <text:p>3713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713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998080928" calcext:value-type="float">
            <text:p>21998080928</text:p>
          </table:table-cell>
          <table:table-cell table:style-name="ce4" office:value-type="string" calcext:value-type="string">
            <text:p>NARİNGÜL SEYREKOĞLU</text:p>
          </table:table-cell>
          <table:table-cell table:style-name="ce15" office:value-type="string" calcext:value-type="string">
            <text:p>0</text:p>
          </table:table-cell>
          <table:table-cell table:formula="of:=2022-YEAR([.F718])" office:value-type="float" office:value="54" calcext:value-type="float">
            <text:p>5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1-28" calcext:value-type="date">
            <text:p>28.0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7T14:37:40" calcext:value-type="date">
            <text:p>27.10.2021</text:p>
          </table:table-cell>
          <table:table-cell table:style-name="ce4" office:value-type="string" calcext:value-type="string">
            <text:p>115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5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181445074" calcext:value-type="float">
            <text:p>22181445074</text:p>
          </table:table-cell>
          <table:table-cell table:style-name="ce4" office:value-type="string" calcext:value-type="string">
            <text:p>REFREF DUMAN</text:p>
          </table:table-cell>
          <table:table-cell table:style-name="ce15" office:value-type="string" calcext:value-type="string">
            <text:p>0</text:p>
          </table:table-cell>
          <table:table-cell table:formula="of:=2022-YEAR([.F719])" office:value-type="float" office:value="54" calcext:value-type="float">
            <text:p>5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9-01" calcext:value-type="date">
            <text:p>01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2:11:52" calcext:value-type="date">
            <text:p>02.11.2021</text:p>
          </table:table-cell>
          <table:table-cell table:style-name="ce4" office:value-type="string" calcext:value-type="string">
            <text:p>124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4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266867236" calcext:value-type="float">
            <text:p>15266867236</text:p>
          </table:table-cell>
          <table:table-cell table:style-name="ce4" office:value-type="string" calcext:value-type="string">
            <text:p>MEHMET AYATA</text:p>
          </table:table-cell>
          <table:table-cell table:style-name="ce15" office:value-type="string" calcext:value-type="string">
            <text:p>1</text:p>
          </table:table-cell>
          <table:table-cell table:formula="of:=2022-YEAR([.F720])" office:value-type="float" office:value="54" calcext:value-type="float">
            <text:p>5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3-01" calcext:value-type="date">
            <text:p>01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3:46:07" calcext:value-type="date">
            <text:p>10.11.2021</text:p>
          </table:table-cell>
          <table:table-cell table:style-name="ce4" office:value-type="string" calcext:value-type="string">
            <text:p>195,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5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201441868" calcext:value-type="float">
            <text:p>11201441868</text:p>
          </table:table-cell>
          <table:table-cell table:style-name="ce4" office:value-type="string" calcext:value-type="string">
            <text:p>SÜZAN GÜR</text:p>
          </table:table-cell>
          <table:table-cell table:style-name="ce15" office:value-type="string" calcext:value-type="string">
            <text:p>0</text:p>
          </table:table-cell>
          <table:table-cell table:formula="of:=2022-YEAR([.F721])" office:value-type="float" office:value="54" calcext:value-type="float">
            <text:p>5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4-19" calcext:value-type="date">
            <text:p>19.04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2:20" calcext:value-type="date">
            <text:p>11.11.2021</text:p>
          </table:table-cell>
          <table:table-cell table:style-name="ce4" office:value-type="string" calcext:value-type="string">
            <text:p>368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8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7961254874" calcext:value-type="float">
            <text:p>57961254874</text:p>
          </table:table-cell>
          <table:table-cell table:style-name="ce4" office:value-type="string" calcext:value-type="string">
            <text:p>ZELİHA SARI</text:p>
          </table:table-cell>
          <table:table-cell table:style-name="ce15" office:value-type="string" calcext:value-type="string">
            <text:p>0</text:p>
          </table:table-cell>
          <table:table-cell table:formula="of:=2022-YEAR([.F722])" office:value-type="float" office:value="54" calcext:value-type="float">
            <text:p>5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5-23" calcext:value-type="date">
            <text:p>23.05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9T15:28:35" calcext:value-type="date">
            <text:p>29.11.2021</text:p>
          </table:table-cell>
          <table:table-cell table:style-name="ce4" office:value-type="string" calcext:value-type="string">
            <text:p>1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827520814" calcext:value-type="float">
            <text:p>38827520814</text:p>
          </table:table-cell>
          <table:table-cell table:style-name="ce4" office:value-type="string" calcext:value-type="string">
            <text:p>DÜRDANE ALPAT</text:p>
          </table:table-cell>
          <table:table-cell table:style-name="ce15" office:value-type="string" calcext:value-type="string">
            <text:p>0</text:p>
          </table:table-cell>
          <table:table-cell table:formula="of:=2022-YEAR([.F723])" office:value-type="float" office:value="54" calcext:value-type="float">
            <text:p>5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10-10" calcext:value-type="date">
            <text:p>10.10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1T13:03:24" calcext:value-type="date">
            <text:p>01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235807648" calcext:value-type="float">
            <text:p>30235807648</text:p>
          </table:table-cell>
          <table:table-cell table:style-name="ce4" office:value-type="string" calcext:value-type="string">
            <text:p>CEMİLE YILMAZ</text:p>
          </table:table-cell>
          <table:table-cell table:style-name="ce15" office:value-type="string" calcext:value-type="string">
            <text:p>0</text:p>
          </table:table-cell>
          <table:table-cell table:formula="of:=2022-YEAR([.F724])" office:value-type="float" office:value="54" calcext:value-type="float">
            <text:p>5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1-01" calcext:value-type="date">
            <text:p>01.0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0:13:31" calcext:value-type="date">
            <text:p>10.12.2021</text:p>
          </table:table-cell>
          <table:table-cell table:style-name="ce4" office:value-type="string" calcext:value-type="string">
            <text:p>9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707984606" calcext:value-type="float">
            <text:p>41707984606</text:p>
          </table:table-cell>
          <table:table-cell table:style-name="ce4" office:value-type="string" calcext:value-type="string">
            <text:p>NAHİDE GÜNAYDIN</text:p>
          </table:table-cell>
          <table:table-cell table:style-name="ce15" office:value-type="string" calcext:value-type="string">
            <text:p>0</text:p>
          </table:table-cell>
          <table:table-cell table:formula="of:=2022-YEAR([.F725])" office:value-type="float" office:value="54" calcext:value-type="float">
            <text:p>5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2-02" calcext:value-type="date">
            <text:p>02.02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9T10:32:54" calcext:value-type="date">
            <text:p>29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129406036" calcext:value-type="float">
            <text:p>29129406036</text:p>
          </table:table-cell>
          <table:table-cell table:style-name="ce4" office:value-type="string" calcext:value-type="string">
            <text:p>KENAN ÇOBAN</text:p>
          </table:table-cell>
          <table:table-cell table:style-name="ce15" office:value-type="string" calcext:value-type="string">
            <text:p>1</text:p>
          </table:table-cell>
          <table:table-cell table:formula="of:=2022-YEAR([.F726])" office:value-type="float" office:value="54" calcext:value-type="float">
            <text:p>5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11-28" calcext:value-type="date">
            <text:p>28.1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58:39" calcext:value-type="date">
            <text:p>07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3761395526" calcext:value-type="float">
            <text:p>53761395526</text:p>
          </table:table-cell>
          <table:table-cell table:style-name="ce4" office:value-type="string" calcext:value-type="string">
            <text:p>SALİH AKGÜL</text:p>
          </table:table-cell>
          <table:table-cell table:style-name="ce15" office:value-type="string" calcext:value-type="string">
            <text:p>1</text:p>
          </table:table-cell>
          <table:table-cell table:formula="of:=2022-YEAR([.F727])" office:value-type="float" office:value="54" calcext:value-type="float">
            <text:p>5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6-01" calcext:value-type="date">
            <text:p>01.06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1:52:55" calcext:value-type="date">
            <text:p>10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15266867236" calcext:value-type="float">
            <text:p>15266867236</text:p>
          </table:table-cell>
          <table:table-cell table:style-name="ce4" office:value-type="string" calcext:value-type="string">
            <text:p>MEHMET AYATA</text:p>
          </table:table-cell>
          <table:table-cell table:style-name="ce15" office:value-type="string" calcext:value-type="string">
            <text:p>1</text:p>
          </table:table-cell>
          <table:table-cell table:formula="of:=2022-YEAR([.F728])" office:value-type="float" office:value="54" calcext:value-type="float">
            <text:p>5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3-01" calcext:value-type="date">
            <text:p>01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7:32" calcext:value-type="date">
            <text:p>11.02.2022</text:p>
          </table:table-cell>
          <table:table-cell table:style-name="ce4" office:value-type="string" calcext:value-type="string">
            <text:p>22,5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2,5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276671466" calcext:value-type="float">
            <text:p>34276671466</text:p>
          </table:table-cell>
          <table:table-cell table:style-name="ce4" office:value-type="string" calcext:value-type="string">
            <text:p>EMİNE BİNGÖL</text:p>
          </table:table-cell>
          <table:table-cell table:style-name="ce15" office:value-type="string" calcext:value-type="string">
            <text:p>0</text:p>
          </table:table-cell>
          <table:table-cell table:formula="of:=2022-YEAR([.F729])" office:value-type="float" office:value="54" calcext:value-type="float">
            <text:p>5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7-03" calcext:value-type="date">
            <text:p>03.07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1:18:16" calcext:value-type="date">
            <text:p>18.02.2022</text:p>
          </table:table-cell>
          <table:table-cell table:style-name="ce4" office:value-type="string" calcext:value-type="string">
            <text:p>866,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66,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201441868" calcext:value-type="float">
            <text:p>11201441868</text:p>
          </table:table-cell>
          <table:table-cell table:style-name="ce4" office:value-type="string" calcext:value-type="string">
            <text:p>SÜZAN GÜR</text:p>
          </table:table-cell>
          <table:table-cell table:style-name="ce15" office:value-type="string" calcext:value-type="string">
            <text:p>0</text:p>
          </table:table-cell>
          <table:table-cell table:formula="of:=2022-YEAR([.F730])" office:value-type="float" office:value="54" calcext:value-type="float">
            <text:p>5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4-19" calcext:value-type="date">
            <text:p>19.04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4:29:40" calcext:value-type="date">
            <text:p>07.03.2022</text:p>
          </table:table-cell>
          <table:table-cell table:style-name="ce4" office:value-type="string" calcext:value-type="string">
            <text:p>187,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7,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496798310" calcext:value-type="float">
            <text:p>30496798310</text:p>
          </table:table-cell>
          <table:table-cell table:style-name="ce4" office:value-type="string" calcext:value-type="string">
            <text:p>DÖNDÜ ATAR</text:p>
          </table:table-cell>
          <table:table-cell table:style-name="ce15" office:value-type="string" calcext:value-type="string">
            <text:p>0</text:p>
          </table:table-cell>
          <table:table-cell table:formula="of:=2022-YEAR([.F731])" office:value-type="float" office:value="54" calcext:value-type="float">
            <text:p>5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3-10" calcext:value-type="date">
            <text:p>10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08:58" calcext:value-type="date">
            <text:p>11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707984606" calcext:value-type="float">
            <text:p>41707984606</text:p>
          </table:table-cell>
          <table:table-cell table:style-name="ce4" office:value-type="string" calcext:value-type="string">
            <text:p>NAHİDE GÜNAYDIN</text:p>
          </table:table-cell>
          <table:table-cell table:style-name="ce15" office:value-type="string" calcext:value-type="string">
            <text:p>0</text:p>
          </table:table-cell>
          <table:table-cell table:formula="of:=2022-YEAR([.F732])" office:value-type="float" office:value="54" calcext:value-type="float">
            <text:p>5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8-02-02" calcext:value-type="date">
            <text:p>02.02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8T14:15:04" calcext:value-type="date">
            <text:p>18.03.2022</text:p>
          </table:table-cell>
          <table:table-cell table:style-name="ce4" office:value-type="string" calcext:value-type="string">
            <text:p>68,9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8,9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717493834" calcext:value-type="float">
            <text:p>20717493834</text:p>
          </table:table-cell>
          <table:table-cell table:style-name="ce4" office:value-type="string" calcext:value-type="string">
            <text:p>AZİZ KEÇECİ</text:p>
          </table:table-cell>
          <table:table-cell table:style-name="ce15" office:value-type="string" calcext:value-type="string">
            <text:p>1</text:p>
          </table:table-cell>
          <table:table-cell table:formula="of:=2022-YEAR([.F733])" office:value-type="float" office:value="54" calcext:value-type="float">
            <text:p>5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8-03-20" calcext:value-type="date">
            <text:p>20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8T15:27:31" calcext:value-type="date">
            <text:p>18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145004624" calcext:value-type="float">
            <text:p>11145004624</text:p>
          </table:table-cell>
          <table:table-cell table:style-name="ce4" office:value-type="string" calcext:value-type="string">
            <text:p>ZÜBEYDE ÇOKOL</text:p>
          </table:table-cell>
          <table:table-cell table:style-name="ce15" office:value-type="string" calcext:value-type="string">
            <text:p>0</text:p>
          </table:table-cell>
          <table:table-cell table:formula="of:=2022-YEAR([.F734])" office:value-type="float" office:value="55" calcext:value-type="float">
            <text:p>5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9-01" calcext:value-type="date">
            <text:p>01.09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1:50:23" calcext:value-type="date">
            <text:p>18.06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15" office:value-type="string" calcext:value-type="string">
            <text:p>1</text:p>
          </table:table-cell>
          <table:table-cell table:formula="of:=2022-YEAR([.F735])" office:value-type="float" office:value="55" calcext:value-type="float">
            <text:p>5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2:39:36" calcext:value-type="date">
            <text:p>16.07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15" office:value-type="string" calcext:value-type="string">
            <text:p>0</text:p>
          </table:table-cell>
          <table:table-cell table:formula="of:=2022-YEAR([.F736])" office:value-type="float" office:value="55" calcext:value-type="float">
            <text:p>5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7-10" calcext:value-type="date">
            <text:p>10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2T11:49:52" calcext:value-type="date">
            <text:p>22.07.2020</text:p>
          </table:table-cell>
          <table:table-cell table:style-name="ce4" office:value-type="string" calcext:value-type="string">
            <text:p>Pozitif 1.648x10^4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648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0245139324" calcext:value-type="float">
            <text:p>50245139324</text:p>
          </table:table-cell>
          <table:table-cell table:style-name="ce4" office:value-type="string" calcext:value-type="string">
            <text:p>İLHAMİ ÇELİKKANAT</text:p>
          </table:table-cell>
          <table:table-cell table:style-name="ce15" office:value-type="string" calcext:value-type="string">
            <text:p>1</text:p>
          </table:table-cell>
          <table:table-cell table:formula="of:=2022-YEAR([.F737])" office:value-type="float" office:value="55" calcext:value-type="float">
            <text:p>5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7-09-18" calcext:value-type="date">
            <text:p>18.09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4:08:41" calcext:value-type="date">
            <text:p>14.08.2020</text:p>
          </table:table-cell>
          <table:table-cell table:style-name="ce4" office:value-type="string" calcext:value-type="string">
            <text:p>POZİTİF358,9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POZİTİF358,9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224307194" calcext:value-type="float">
            <text:p>15224307194</text:p>
          </table:table-cell>
          <table:table-cell table:style-name="ce4" office:value-type="string" calcext:value-type="string">
            <text:p>CELİL GÜL</text:p>
          </table:table-cell>
          <table:table-cell table:style-name="ce15" office:value-type="string" calcext:value-type="string">
            <text:p>1</text:p>
          </table:table-cell>
          <table:table-cell table:formula="of:=2022-YEAR([.F738])" office:value-type="float" office:value="55" calcext:value-type="float">
            <text:p>5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7-06-19" calcext:value-type="date">
            <text:p>19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31T12:46:25" calcext:value-type="date">
            <text:p>31.08.2020</text:p>
          </table:table-cell>
          <table:table-cell table:style-name="ce4" office:value-type="string" calcext:value-type="string">
            <text:p>POZITIF15,54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,5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15" office:value-type="string" calcext:value-type="string">
            <text:p>1</text:p>
          </table:table-cell>
          <table:table-cell table:formula="of:=2022-YEAR([.F739])" office:value-type="float" office:value="55" calcext:value-type="float">
            <text:p>5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1:20:52" calcext:value-type="date">
            <text:p>25.01.2021</text:p>
          </table:table-cell>
          <table:table-cell table:style-name="ce4" office:value-type="string" calcext:value-type="string">
            <text:p>3.063&lt;1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.063&lt;1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590154632" calcext:value-type="float">
            <text:p>36590154632</text:p>
          </table:table-cell>
          <table:table-cell table:style-name="ce4" office:value-type="string" calcext:value-type="string">
            <text:p>HİLMİ KILIÇ</text:p>
          </table:table-cell>
          <table:table-cell table:style-name="ce15" office:value-type="string" calcext:value-type="string">
            <text:p>1</text:p>
          </table:table-cell>
          <table:table-cell table:formula="of:=2022-YEAR([.F740])" office:value-type="float" office:value="55" calcext:value-type="float">
            <text:p>5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7-01" calcext:value-type="date">
            <text:p>01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3T14:22:28" calcext:value-type="date">
            <text:p>03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15" office:value-type="string" calcext:value-type="string">
            <text:p>0</text:p>
          </table:table-cell>
          <table:table-cell table:formula="of:=2022-YEAR([.F741])" office:value-type="float" office:value="55" calcext:value-type="float">
            <text:p>5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3:24:24" calcext:value-type="date">
            <text:p>16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15" office:value-type="string" calcext:value-type="string">
            <text:p>0</text:p>
          </table:table-cell>
          <table:table-cell table:formula="of:=2022-YEAR([.F742])" office:value-type="float" office:value="55" calcext:value-type="float">
            <text:p>5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7-07-10" calcext:value-type="date">
            <text:p>10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48:14" calcext:value-type="date">
            <text:p>04.03.2021</text:p>
          </table:table-cell>
          <table:table-cell table:style-name="ce4" office:value-type="string" calcext:value-type="string">
            <text:p>1844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84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240974058" calcext:value-type="float">
            <text:p>25240974058</text:p>
          </table:table-cell>
          <table:table-cell table:style-name="ce4" office:value-type="string" calcext:value-type="string">
            <text:p>NECATİ AKTAŞ</text:p>
          </table:table-cell>
          <table:table-cell table:style-name="ce15" office:value-type="string" calcext:value-type="string">
            <text:p>1</text:p>
          </table:table-cell>
          <table:table-cell table:formula="of:=2022-YEAR([.F743])" office:value-type="float" office:value="55" calcext:value-type="float">
            <text:p>5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5-05" calcext:value-type="date">
            <text:p>05.05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8T11:20:40" calcext:value-type="date">
            <text:p>08.04.2021</text:p>
          </table:table-cell>
          <table:table-cell table:style-name="ce4" office:value-type="string" calcext:value-type="string">
            <text:p>81.5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1.5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15" office:value-type="string" calcext:value-type="string">
            <text:p>0</text:p>
          </table:table-cell>
          <table:table-cell table:formula="of:=2022-YEAR([.F744])" office:value-type="float" office:value="55" calcext:value-type="float">
            <text:p>5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4:49:31" calcext:value-type="date">
            <text:p>17.05.2021</text:p>
          </table:table-cell>
          <table:table-cell table:style-name="ce4" office:value-type="string" calcext:value-type="string">
            <text:p>144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4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086284568" calcext:value-type="float">
            <text:p>27086284568</text:p>
          </table:table-cell>
          <table:table-cell table:style-name="ce4" office:value-type="string" calcext:value-type="string">
            <text:p>HURİYE ÖZEKEN</text:p>
          </table:table-cell>
          <table:table-cell table:style-name="ce15" office:value-type="string" calcext:value-type="string">
            <text:p>0</text:p>
          </table:table-cell>
          <table:table-cell table:formula="of:=2022-YEAR([.F745])" office:value-type="float" office:value="55" calcext:value-type="float">
            <text:p>5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6-05" calcext:value-type="date">
            <text:p>05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8:10" calcext:value-type="date">
            <text:p>24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15" office:value-type="string" calcext:value-type="string">
            <text:p>0</text:p>
          </table:table-cell>
          <table:table-cell table:formula="of:=2022-YEAR([.F746])" office:value-type="float" office:value="55" calcext:value-type="float">
            <text:p>5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5:32:33" calcext:value-type="date">
            <text:p>12.07.2021</text:p>
          </table:table-cell>
          <table:table-cell table:style-name="ce4" office:value-type="string" calcext:value-type="string">
            <text:p>620,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20,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15" office:value-type="string" calcext:value-type="string">
            <text:p>1</text:p>
          </table:table-cell>
          <table:table-cell table:formula="of:=2022-YEAR([.F747])" office:value-type="float" office:value="55" calcext:value-type="float">
            <text:p>5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2:03:27" calcext:value-type="date">
            <text:p>16.07.2021</text:p>
          </table:table-cell>
          <table:table-cell table:style-name="ce4" office:value-type="string" calcext:value-type="string">
            <text:p>134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3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988148390" calcext:value-type="float">
            <text:p>19988148390</text:p>
          </table:table-cell>
          <table:table-cell table:style-name="ce4" office:value-type="string" calcext:value-type="string">
            <text:p>AYHAN KARS</text:p>
          </table:table-cell>
          <table:table-cell table:style-name="ce15" office:value-type="string" calcext:value-type="string">
            <text:p>1</text:p>
          </table:table-cell>
          <table:table-cell table:formula="of:=2022-YEAR([.F748])" office:value-type="float" office:value="55" calcext:value-type="float">
            <text:p>5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7-05-01" calcext:value-type="date">
            <text:p>01.05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4:11:38" calcext:value-type="date">
            <text:p>26.08.2021</text:p>
          </table:table-cell>
          <table:table-cell table:style-name="ce4" office:value-type="string" calcext:value-type="string">
            <text:p>42890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289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15" office:value-type="string" calcext:value-type="string">
            <text:p>1</text:p>
          </table:table-cell>
          <table:table-cell table:formula="of:=2022-YEAR([.F749])" office:value-type="float" office:value="55" calcext:value-type="float">
            <text:p>5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7T13:06:51" calcext:value-type="date">
            <text:p>17.09.2021</text:p>
          </table:table-cell>
          <table:table-cell table:style-name="ce4" office:value-type="string" calcext:value-type="string">
            <text:p>5,50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,50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15" office:value-type="string" calcext:value-type="string">
            <text:p>0</text:p>
          </table:table-cell>
          <table:table-cell table:formula="of:=2022-YEAR([.F750])" office:value-type="float" office:value="55" calcext:value-type="float">
            <text:p>5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3T11:41:55" calcext:value-type="date">
            <text:p>23.09.2021</text:p>
          </table:table-cell>
          <table:table-cell table:style-name="ce4" office:value-type="string" calcext:value-type="string">
            <text:p>136,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36,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15" office:value-type="string" calcext:value-type="string">
            <text:p>0</text:p>
          </table:table-cell>
          <table:table-cell table:formula="of:=2022-YEAR([.F751])" office:value-type="float" office:value="55" calcext:value-type="float">
            <text:p>5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7-10" calcext:value-type="date">
            <text:p>10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19:39" calcext:value-type="date">
            <text:p>27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988148390" calcext:value-type="float">
            <text:p>19988148390</text:p>
          </table:table-cell>
          <table:table-cell table:style-name="ce4" office:value-type="string" calcext:value-type="string">
            <text:p>AYHAN KARS</text:p>
          </table:table-cell>
          <table:table-cell table:style-name="ce15" office:value-type="string" calcext:value-type="string">
            <text:p>1</text:p>
          </table:table-cell>
          <table:table-cell table:formula="of:=2022-YEAR([.F752])" office:value-type="float" office:value="55" calcext:value-type="float">
            <text:p>5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5-01" calcext:value-type="date">
            <text:p>01.05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5:13:46" calcext:value-type="date">
            <text:p>02.12.2021</text:p>
          </table:table-cell>
          <table:table-cell table:style-name="ce4" office:value-type="string" calcext:value-type="string">
            <text:p>1,14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,14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15" office:value-type="string" calcext:value-type="string">
            <text:p>0</text:p>
          </table:table-cell>
          <table:table-cell table:formula="of:=2022-YEAR([.F753])" office:value-type="float" office:value="55" calcext:value-type="float">
            <text:p>5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7-10" calcext:value-type="date">
            <text:p>10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9T12:11:09" calcext:value-type="date">
            <text:p>29.12.2021</text:p>
          </table:table-cell>
          <table:table-cell table:style-name="ce4" office:value-type="string" calcext:value-type="string">
            <text:p>6,104x10^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,104x10^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914056832" calcext:value-type="float">
            <text:p>33914056832</text:p>
          </table:table-cell>
          <table:table-cell table:style-name="ce4" office:value-type="string" calcext:value-type="string">
            <text:p>MEHMET İŞBİLİR</text:p>
          </table:table-cell>
          <table:table-cell table:style-name="ce15" office:value-type="string" calcext:value-type="string">
            <text:p>1</text:p>
          </table:table-cell>
          <table:table-cell table:formula="of:=2022-YEAR([.F754])" office:value-type="float" office:value="55" calcext:value-type="float">
            <text:p>5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7-01" calcext:value-type="date">
            <text:p>01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0:05:44" calcext:value-type="date">
            <text:p>01.02.2022</text:p>
          </table:table-cell>
          <table:table-cell table:style-name="ce4" office:value-type="string" calcext:value-type="string">
            <text:p>1637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37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555230592" calcext:value-type="float">
            <text:p>17555230592</text:p>
          </table:table-cell>
          <table:table-cell table:style-name="ce4" office:value-type="string" calcext:value-type="string">
            <text:p>FİLİZ EKİNCİ</text:p>
          </table:table-cell>
          <table:table-cell table:style-name="ce15" office:value-type="string" calcext:value-type="string">
            <text:p>0</text:p>
          </table:table-cell>
          <table:table-cell table:formula="of:=2022-YEAR([.F755])" office:value-type="float" office:value="55" calcext:value-type="float">
            <text:p>5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10-01" calcext:value-type="date">
            <text:p>01.10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4:57:50" calcext:value-type="date">
            <text:p>04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224307194" calcext:value-type="float">
            <text:p>15224307194</text:p>
          </table:table-cell>
          <table:table-cell table:style-name="ce4" office:value-type="string" calcext:value-type="string">
            <text:p>CELİL GÜL</text:p>
          </table:table-cell>
          <table:table-cell table:style-name="ce15" office:value-type="string" calcext:value-type="string">
            <text:p>1</text:p>
          </table:table-cell>
          <table:table-cell table:formula="of:=2022-YEAR([.F756])" office:value-type="float" office:value="55" calcext:value-type="float">
            <text:p>5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6-19" calcext:value-type="date">
            <text:p>19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0:57:36" calcext:value-type="date">
            <text:p>16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15" office:value-type="string" calcext:value-type="string">
            <text:p>0</text:p>
          </table:table-cell>
          <table:table-cell table:formula="of:=2022-YEAR([.F757])" office:value-type="float" office:value="55" calcext:value-type="float">
            <text:p>5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2:58:16" calcext:value-type="date">
            <text:p>23.02.2022</text:p>
          </table:table-cell>
          <table:table-cell table:style-name="ce4" office:value-type="string" calcext:value-type="string">
            <text:p>318,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18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3704008568" calcext:value-type="float">
            <text:p>53704008568</text:p>
          </table:table-cell>
          <table:table-cell table:style-name="ce4" office:value-type="string" calcext:value-type="string">
            <text:p>KADİR ÖZTÜRK</text:p>
          </table:table-cell>
          <table:table-cell table:style-name="ce15" office:value-type="string" calcext:value-type="string">
            <text:p>1</text:p>
          </table:table-cell>
          <table:table-cell table:formula="of:=2022-YEAR([.F758])" office:value-type="float" office:value="55" calcext:value-type="float">
            <text:p>5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9-30" calcext:value-type="date">
            <text:p>30.09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2:41:24" calcext:value-type="date">
            <text:p>24.02.2022</text:p>
          </table:table-cell>
          <table:table-cell table:style-name="ce4" office:value-type="string" calcext:value-type="string">
            <text:p>415,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15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988148390" calcext:value-type="float">
            <text:p>19988148390</text:p>
          </table:table-cell>
          <table:table-cell table:style-name="ce4" office:value-type="string" calcext:value-type="string">
            <text:p>AYHAN KARS</text:p>
          </table:table-cell>
          <table:table-cell table:style-name="ce15" office:value-type="string" calcext:value-type="string">
            <text:p>1</text:p>
          </table:table-cell>
          <table:table-cell table:formula="of:=2022-YEAR([.F759])" office:value-type="float" office:value="55" calcext:value-type="float">
            <text:p>5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7-05-01" calcext:value-type="date">
            <text:p>01.05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13:04:10" calcext:value-type="date">
            <text:p>02.03.2022</text:p>
          </table:table-cell>
          <table:table-cell table:style-name="ce4" office:value-type="string" calcext:value-type="string">
            <text:p>49,5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9,5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36590154632" calcext:value-type="float">
            <text:p>36590154632</text:p>
          </table:table-cell>
          <table:table-cell table:style-name="ce4" office:value-type="string" calcext:value-type="string">
            <text:p>HİLMİ KILIÇ</text:p>
          </table:table-cell>
          <table:table-cell table:style-name="ce15" office:value-type="string" calcext:value-type="string">
            <text:p>1</text:p>
          </table:table-cell>
          <table:table-cell table:formula="of:=2022-YEAR([.F760])" office:value-type="float" office:value="55" calcext:value-type="float">
            <text:p>5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7-01" calcext:value-type="date">
            <text:p>01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4:00:59" calcext:value-type="date">
            <text:p>10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15" office:value-type="string" calcext:value-type="string">
            <text:p>1</text:p>
          </table:table-cell>
          <table:table-cell table:formula="of:=2022-YEAR([.F761])" office:value-type="float" office:value="55" calcext:value-type="float">
            <text:p>5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5T11:19:51" calcext:value-type="date">
            <text:p>15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145004624" calcext:value-type="float">
            <text:p>11145004624</text:p>
          </table:table-cell>
          <table:table-cell table:style-name="ce4" office:value-type="string" calcext:value-type="string">
            <text:p>ZÜBEYDE ÇOKOL</text:p>
          </table:table-cell>
          <table:table-cell table:style-name="ce15" office:value-type="string" calcext:value-type="string">
            <text:p>0</text:p>
          </table:table-cell>
          <table:table-cell table:formula="of:=2022-YEAR([.F762])" office:value-type="float" office:value="55" calcext:value-type="float">
            <text:p>5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7-09-01" calcext:value-type="date">
            <text:p>01.09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3:13:18" calcext:value-type="date">
            <text:p>23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15" office:value-type="string" calcext:value-type="string">
            <text:p>1</text:p>
          </table:table-cell>
          <table:table-cell table:formula="of:=2022-YEAR([.F763])" office:value-type="float" office:value="56" calcext:value-type="float">
            <text:p>5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2-28" calcext:value-type="date">
            <text:p>28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0:59:24" calcext:value-type="date">
            <text:p>04.06.2020</text:p>
          </table:table-cell>
          <table:table-cell table:style-name="ce4" office:value-type="string" calcext:value-type="string">
            <text:p>Pozitif 1.778x10^4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778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5219347590" calcext:value-type="float">
            <text:p>55219347590</text:p>
          </table:table-cell>
          <table:table-cell table:style-name="ce4" office:value-type="string" calcext:value-type="string">
            <text:p>MUSTAFA ESEN</text:p>
          </table:table-cell>
          <table:table-cell table:style-name="ce15" office:value-type="string" calcext:value-type="string">
            <text:p>1</text:p>
          </table:table-cell>
          <table:table-cell table:formula="of:=2022-YEAR([.F764])" office:value-type="float" office:value="56" calcext:value-type="float">
            <text:p>56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66-05-13" calcext:value-type="date">
            <text:p>13.05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1:27:41" calcext:value-type="date">
            <text:p>21.07.2020</text:p>
          </table:table-cell>
          <table:table-cell table:style-name="ce4" office:value-type="string" calcext:value-type="string">
            <text:p>Pozitif 37,06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37,06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27077285536" calcext:value-type="float">
            <text:p>27077285536</text:p>
          </table:table-cell>
          <table:table-cell table:style-name="ce4" office:value-type="string" calcext:value-type="string">
            <text:p>DURSUN ÖNENÇ</text:p>
          </table:table-cell>
          <table:table-cell table:style-name="ce15" office:value-type="string" calcext:value-type="string">
            <text:p>1</text:p>
          </table:table-cell>
          <table:table-cell table:formula="of:=2022-YEAR([.F765])" office:value-type="float" office:value="56" calcext:value-type="float">
            <text:p>5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6-06-10" calcext:value-type="date">
            <text:p>10.06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2:51:03" calcext:value-type="date">
            <text:p>14.08.2020</text:p>
          </table:table-cell>
          <table:table-cell table:style-name="ce4" office:value-type="string" calcext:value-type="string">
            <text:p>1,083x10^3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,083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369969560" calcext:value-type="float">
            <text:p>25369969560</text:p>
          </table:table-cell>
          <table:table-cell table:style-name="ce4" office:value-type="string" calcext:value-type="string">
            <text:p>ŞAHİN GÜL</text:p>
          </table:table-cell>
          <table:table-cell table:style-name="ce15" office:value-type="string" calcext:value-type="string">
            <text:p>1</text:p>
          </table:table-cell>
          <table:table-cell table:formula="of:=2022-YEAR([.F766])" office:value-type="float" office:value="56" calcext:value-type="float">
            <text:p>5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11-01" calcext:value-type="date">
            <text:p>01.1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6T13:29:52" calcext:value-type="date">
            <text:p>26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43072936914" calcext:value-type="float">
            <text:p>43072936914</text:p>
          </table:table-cell>
          <table:table-cell table:style-name="ce4" office:value-type="string" calcext:value-type="string">
            <text:p>SÜLEYMAN UÇAR</text:p>
          </table:table-cell>
          <table:table-cell table:style-name="ce15" office:value-type="string" calcext:value-type="string">
            <text:p>1</text:p>
          </table:table-cell>
          <table:table-cell table:formula="of:=2022-YEAR([.F767])" office:value-type="float" office:value="56" calcext:value-type="float">
            <text:p>5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6-08-01" calcext:value-type="date">
            <text:p>01.08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2:21:18" calcext:value-type="date">
            <text:p>01.09.2020</text:p>
          </table:table-cell>
          <table:table-cell table:style-name="ce4" office:value-type="string" calcext:value-type="string">
            <text:p>POZITIF57,74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7,7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933777374" calcext:value-type="float">
            <text:p>17933777374</text:p>
          </table:table-cell>
          <table:table-cell table:style-name="ce4" office:value-type="string" calcext:value-type="string">
            <text:p>ŞEMSİ KARAGÖL</text:p>
          </table:table-cell>
          <table:table-cell table:style-name="ce15" office:value-type="string" calcext:value-type="string">
            <text:p>0</text:p>
          </table:table-cell>
          <table:table-cell table:formula="of:=2022-YEAR([.F768])" office:value-type="float" office:value="56" calcext:value-type="float">
            <text:p>56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66-04-26" calcext:value-type="date">
            <text:p>26.04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5:00:58" calcext:value-type="date">
            <text:p>01.09.2020</text:p>
          </table:table-cell>
          <table:table-cell table:style-name="ce4" office:value-type="string" calcext:value-type="string">
            <text:p>Pozitif 188,1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88,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15" office:value-type="string" calcext:value-type="string">
            <text:p>1</text:p>
          </table:table-cell>
          <table:table-cell table:formula="of:=2022-YEAR([.F769])" office:value-type="float" office:value="56" calcext:value-type="float">
            <text:p>5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6-02-28" calcext:value-type="date">
            <text:p>28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2:12:28" calcext:value-type="date">
            <text:p>25.02.2021</text:p>
          </table:table-cell>
          <table:table-cell table:style-name="ce4" office:value-type="string" calcext:value-type="string">
            <text:p>1679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67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25369969560" calcext:value-type="float">
            <text:p>25369969560</text:p>
          </table:table-cell>
          <table:table-cell table:style-name="ce4" office:value-type="string" calcext:value-type="string">
            <text:p>ŞAHİN GÜL</text:p>
          </table:table-cell>
          <table:table-cell table:style-name="ce15" office:value-type="string" calcext:value-type="string">
            <text:p>1</text:p>
          </table:table-cell>
          <table:table-cell table:formula="of:=2022-YEAR([.F770])" office:value-type="float" office:value="56" calcext:value-type="float">
            <text:p>5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11-01" calcext:value-type="date">
            <text:p>01.1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2:20:43" calcext:value-type="date">
            <text:p>02.04.2021</text:p>
          </table:table-cell>
          <table:table-cell table:style-name="ce4" office:value-type="string" calcext:value-type="string">
            <text:p>24.3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.3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7405129712" calcext:value-type="float">
            <text:p>67405129712</text:p>
          </table:table-cell>
          <table:table-cell table:style-name="ce4" office:value-type="string" calcext:value-type="string">
            <text:p>MUSTAFA DURAN</text:p>
          </table:table-cell>
          <table:table-cell table:style-name="ce15" office:value-type="string" calcext:value-type="string">
            <text:p>1</text:p>
          </table:table-cell>
          <table:table-cell table:formula="of:=2022-YEAR([.F771])" office:value-type="float" office:value="56" calcext:value-type="float">
            <text:p>5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3-01" calcext:value-type="date">
            <text:p>01.03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1:34:16" calcext:value-type="date">
            <text:p>08.06.2021</text:p>
          </table:table-cell>
          <table:table-cell table:style-name="ce4" office:value-type="string" calcext:value-type="string">
            <text:p>594,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94,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359536024" calcext:value-type="float">
            <text:p>38359536024</text:p>
          </table:table-cell>
          <table:table-cell table:style-name="ce4" office:value-type="string" calcext:value-type="string">
            <text:p>MUSTAFA ATMACA</text:p>
          </table:table-cell>
          <table:table-cell table:style-name="ce15" office:value-type="string" calcext:value-type="string">
            <text:p>1</text:p>
          </table:table-cell>
          <table:table-cell table:formula="of:=2022-YEAR([.F772])" office:value-type="float" office:value="56" calcext:value-type="float">
            <text:p>5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1-24" calcext:value-type="date">
            <text:p>24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4:51:04" calcext:value-type="date">
            <text:p>23.06.2021</text:p>
          </table:table-cell>
          <table:table-cell table:style-name="ce4" office:value-type="string" calcext:value-type="string">
            <text:p>5723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723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5615334316" calcext:value-type="float">
            <text:p>55615334316</text:p>
          </table:table-cell>
          <table:table-cell table:style-name="ce4" office:value-type="string" calcext:value-type="string">
            <text:p>AYŞE AY</text:p>
          </table:table-cell>
          <table:table-cell table:style-name="ce15" office:value-type="string" calcext:value-type="string">
            <text:p>0</text:p>
          </table:table-cell>
          <table:table-cell table:formula="of:=2022-YEAR([.F773])" office:value-type="float" office:value="56" calcext:value-type="float">
            <text:p>5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1-11" calcext:value-type="date">
            <text:p>11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5:42:18" calcext:value-type="date">
            <text:p>25.06.2021</text:p>
          </table:table-cell>
          <table:table-cell table:style-name="ce4" office:value-type="string" calcext:value-type="string">
            <text:p>1049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49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369969560" calcext:value-type="float">
            <text:p>25369969560</text:p>
          </table:table-cell>
          <table:table-cell table:style-name="ce4" office:value-type="string" calcext:value-type="string">
            <text:p>ŞAHİN GÜL</text:p>
          </table:table-cell>
          <table:table-cell table:style-name="ce15" office:value-type="string" calcext:value-type="string">
            <text:p>1</text:p>
          </table:table-cell>
          <table:table-cell table:formula="of:=2022-YEAR([.F774])" office:value-type="float" office:value="56" calcext:value-type="float">
            <text:p>5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11-01" calcext:value-type="date">
            <text:p>01.1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4:45" calcext:value-type="date">
            <text:p>05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359536024" calcext:value-type="float">
            <text:p>38359536024</text:p>
          </table:table-cell>
          <table:table-cell table:style-name="ce4" office:value-type="string" calcext:value-type="string">
            <text:p>MUSTAFA ATMACA</text:p>
          </table:table-cell>
          <table:table-cell table:style-name="ce15" office:value-type="string" calcext:value-type="string">
            <text:p>1</text:p>
          </table:table-cell>
          <table:table-cell table:formula="of:=2022-YEAR([.F775])" office:value-type="float" office:value="56" calcext:value-type="float">
            <text:p>5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6-01-24" calcext:value-type="date">
            <text:p>24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9:48" calcext:value-type="date">
            <text:p>02.09.2021</text:p>
          </table:table-cell>
          <table:table-cell table:style-name="ce4" office:value-type="string" calcext:value-type="string">
            <text:p>2671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671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15" office:value-type="string" calcext:value-type="string">
            <text:p>1</text:p>
          </table:table-cell>
          <table:table-cell table:formula="of:=2022-YEAR([.F776])" office:value-type="float" office:value="56" calcext:value-type="float">
            <text:p>5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2-28" calcext:value-type="date">
            <text:p>28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2:34" calcext:value-type="date">
            <text:p>09.09.2021</text:p>
          </table:table-cell>
          <table:table-cell table:style-name="ce4" office:value-type="string" calcext:value-type="string">
            <text:p>1139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39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356235410" calcext:value-type="float">
            <text:p>47356235410</text:p>
          </table:table-cell>
          <table:table-cell table:style-name="ce4" office:value-type="string" calcext:value-type="string">
            <text:p>FATMA ÇELİKSOY</text:p>
          </table:table-cell>
          <table:table-cell table:style-name="ce15" office:value-type="string" calcext:value-type="string">
            <text:p>0</text:p>
          </table:table-cell>
          <table:table-cell table:formula="of:=2022-YEAR([.F777])" office:value-type="float" office:value="56" calcext:value-type="float">
            <text:p>5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05-17" calcext:value-type="date">
            <text:p>17.05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33:23" calcext:value-type="date">
            <text:p>29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761561470" calcext:value-type="float">
            <text:p>21761561470</text:p>
          </table:table-cell>
          <table:table-cell table:style-name="ce4" office:value-type="string" calcext:value-type="string">
            <text:p>SAİME İNCE</text:p>
          </table:table-cell>
          <table:table-cell table:style-name="ce15" office:value-type="string" calcext:value-type="string">
            <text:p>0</text:p>
          </table:table-cell>
          <table:table-cell table:formula="of:=2022-YEAR([.F778])" office:value-type="float" office:value="56" calcext:value-type="float">
            <text:p>5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01-01" calcext:value-type="date">
            <text:p>01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22:53" calcext:value-type="date">
            <text:p>06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15" office:value-type="string" calcext:value-type="string">
            <text:p>1</text:p>
          </table:table-cell>
          <table:table-cell table:formula="of:=2022-YEAR([.F779])" office:value-type="float" office:value="56" calcext:value-type="float">
            <text:p>5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2-28" calcext:value-type="date">
            <text:p>28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54:02" calcext:value-type="date">
            <text:p>10.12.2021</text:p>
          </table:table-cell>
          <table:table-cell table:style-name="ce4" office:value-type="string" calcext:value-type="string">
            <text:p>7,37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,37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760356270" calcext:value-type="float">
            <text:p>13760356270</text:p>
          </table:table-cell>
          <table:table-cell table:style-name="ce4" office:value-type="string" calcext:value-type="string">
            <text:p>HÜSNÜ YILMAZ</text:p>
          </table:table-cell>
          <table:table-cell table:style-name="ce15" office:value-type="string" calcext:value-type="string">
            <text:p>1</text:p>
          </table:table-cell>
          <table:table-cell table:formula="of:=2022-YEAR([.F780])" office:value-type="float" office:value="56" calcext:value-type="float">
            <text:p>5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01-01" calcext:value-type="date">
            <text:p>01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0T13:53:11" calcext:value-type="date">
            <text:p>20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7136282442" calcext:value-type="float">
            <text:p>57136282442</text:p>
          </table:table-cell>
          <table:table-cell table:style-name="ce4" office:value-type="string" calcext:value-type="string">
            <text:p>AZİZ GÖKTAŞ</text:p>
          </table:table-cell>
          <table:table-cell table:style-name="ce15" office:value-type="string" calcext:value-type="string">
            <text:p>1</text:p>
          </table:table-cell>
          <table:table-cell table:formula="of:=2022-YEAR([.F781])" office:value-type="float" office:value="56" calcext:value-type="float">
            <text:p>5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6-17" calcext:value-type="date">
            <text:p>17.06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0T13:50:01" calcext:value-type="date">
            <text:p>10.01.2022</text:p>
          </table:table-cell>
          <table:table-cell table:style-name="ce4" office:value-type="string" calcext:value-type="string">
            <text:p>140,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0,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200541160" calcext:value-type="float">
            <text:p>38200541160</text:p>
          </table:table-cell>
          <table:table-cell table:style-name="ce4" office:value-type="string" calcext:value-type="string">
            <text:p>TÜRKAN TURAPOĞLU</text:p>
          </table:table-cell>
          <table:table-cell table:style-name="ce15" office:value-type="string" calcext:value-type="string">
            <text:p>0</text:p>
          </table:table-cell>
          <table:table-cell table:formula="of:=2022-YEAR([.F782])" office:value-type="float" office:value="56" calcext:value-type="float">
            <text:p>5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6-05-23" calcext:value-type="date">
            <text:p>23.05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2:01:09" calcext:value-type="date">
            <text:p>19.01.2022</text:p>
          </table:table-cell>
          <table:table-cell table:style-name="ce4" office:value-type="string" calcext:value-type="string">
            <text:p>539,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39,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325304242" calcext:value-type="float">
            <text:p>45325304242</text:p>
          </table:table-cell>
          <table:table-cell table:style-name="ce4" office:value-type="string" calcext:value-type="string">
            <text:p>AYŞEGÜL USLU</text:p>
          </table:table-cell>
          <table:table-cell table:style-name="ce15" office:value-type="string" calcext:value-type="string">
            <text:p>0</text:p>
          </table:table-cell>
          <table:table-cell table:formula="of:=2022-YEAR([.F783])" office:value-type="float" office:value="56" calcext:value-type="float">
            <text:p>5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02-01" calcext:value-type="date">
            <text:p>01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3:35:44" calcext:value-type="date">
            <text:p>07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3072936914" calcext:value-type="float">
            <text:p>43072936914</text:p>
          </table:table-cell>
          <table:table-cell table:style-name="ce4" office:value-type="string" calcext:value-type="string">
            <text:p>SÜLEYMAN UÇAR</text:p>
          </table:table-cell>
          <table:table-cell table:style-name="ce15" office:value-type="string" calcext:value-type="string">
            <text:p>1</text:p>
          </table:table-cell>
          <table:table-cell table:formula="of:=2022-YEAR([.F784])" office:value-type="float" office:value="56" calcext:value-type="float">
            <text:p>5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08-01" calcext:value-type="date">
            <text:p>01.08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07:34" calcext:value-type="date">
            <text:p>24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097681572" calcext:value-type="float">
            <text:p>45097681572</text:p>
          </table:table-cell>
          <table:table-cell table:style-name="ce4" office:value-type="string" calcext:value-type="string">
            <text:p>NACİYE KAYA</text:p>
          </table:table-cell>
          <table:table-cell table:style-name="ce15" office:value-type="string" calcext:value-type="string">
            <text:p>0</text:p>
          </table:table-cell>
          <table:table-cell table:formula="of:=2022-YEAR([.F785])" office:value-type="float" office:value="56" calcext:value-type="float">
            <text:p>5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6-06-02" calcext:value-type="date">
            <text:p>02.06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3:38:59" calcext:value-type="date">
            <text:p>28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4">
          <table:table-cell office:value-type="float" office:value="46165265588" calcext:value-type="float">
            <text:p>46165265588</text:p>
          </table:table-cell>
          <table:table-cell table:style-name="ce4" office:value-type="string" calcext:value-type="string">
            <text:p>EMİNE BİRCAN</text:p>
          </table:table-cell>
          <table:table-cell table:style-name="ce15" office:value-type="string" calcext:value-type="string">
            <text:p>0</text:p>
          </table:table-cell>
          <table:table-cell table:formula="of:=2022-YEAR([.F786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8-03" calcext:value-type="date">
            <text:p>03.08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4:46:21" calcext:value-type="date">
            <text:p>23.06.2020</text:p>
          </table:table-cell>
          <table:table-cell table:style-name="ce4" office:value-type="string" calcext:value-type="string">
            <text:p>Pozitif 9.442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442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193275408" calcext:value-type="float">
            <text:p>16193275408</text:p>
          </table:table-cell>
          <table:table-cell table:style-name="ce4" office:value-type="string" calcext:value-type="string">
            <text:p>RECEP ÇAM</text:p>
          </table:table-cell>
          <table:table-cell table:style-name="ce15" office:value-type="string" calcext:value-type="string">
            <text:p>1</text:p>
          </table:table-cell>
          <table:table-cell table:formula="of:=2022-YEAR([.F787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11-25" calcext:value-type="date">
            <text:p>25.1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02:24" calcext:value-type="date">
            <text:p>24.07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178237432" calcext:value-type="float">
            <text:p>34178237432</text:p>
          </table:table-cell>
          <table:table-cell table:style-name="ce4" office:value-type="string" calcext:value-type="string">
            <text:p>NECATİ YÜKSEL</text:p>
          </table:table-cell>
          <table:table-cell table:style-name="ce15" office:value-type="string" calcext:value-type="string">
            <text:p>1</text:p>
          </table:table-cell>
          <table:table-cell table:formula="of:=2022-YEAR([.F788])" office:value-type="float" office:value="57" calcext:value-type="float">
            <text:p>57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65-12-15" calcext:value-type="date">
            <text:p>15.1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5T13:20:55" calcext:value-type="date">
            <text:p>05.08.2020</text:p>
          </table:table-cell>
          <table:table-cell table:style-name="ce4" office:value-type="string" calcext:value-type="string">
            <text:p>Pozitif 10,03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0,0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377165806" calcext:value-type="float">
            <text:p>36377165806</text:p>
          </table:table-cell>
          <table:table-cell table:style-name="ce4" office:value-type="string" calcext:value-type="string">
            <text:p>DÖNDÜ GÖKMEN</text:p>
          </table:table-cell>
          <table:table-cell table:style-name="ce15" office:value-type="string" calcext:value-type="string">
            <text:p>0</text:p>
          </table:table-cell>
          <table:table-cell table:formula="of:=2022-YEAR([.F789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2-17" calcext:value-type="date">
            <text:p>17.0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0T11:26:02" calcext:value-type="date">
            <text:p>20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4164379512" calcext:value-type="float">
            <text:p>24164379512</text:p>
          </table:table-cell>
          <table:table-cell table:style-name="ce4" office:value-type="string" calcext:value-type="string">
            <text:p>HAMZA ERİLGİN</text:p>
          </table:table-cell>
          <table:table-cell table:style-name="ce15" office:value-type="string" calcext:value-type="string">
            <text:p>1</text:p>
          </table:table-cell>
          <table:table-cell table:formula="of:=2022-YEAR([.F790])" office:value-type="float" office:value="57" calcext:value-type="float">
            <text:p>5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5-07-31" calcext:value-type="date">
            <text:p>31.07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4:18:01" calcext:value-type="date">
            <text:p>21.08.2020</text:p>
          </table:table-cell>
          <table:table-cell table:style-name="ce4" office:value-type="string" calcext:value-type="string">
            <text:p>POZITIF661,2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61,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5906175804" calcext:value-type="float">
            <text:p>35906175804</text:p>
          </table:table-cell>
          <table:table-cell table:style-name="ce4" office:value-type="string" calcext:value-type="string">
            <text:p>HALİT DEMİRCİ</text:p>
          </table:table-cell>
          <table:table-cell table:style-name="ce15" office:value-type="string" calcext:value-type="string">
            <text:p>1</text:p>
          </table:table-cell>
          <table:table-cell table:formula="of:=2022-YEAR([.F791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5-25" calcext:value-type="date">
            <text:p>25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31T15:05:31" calcext:value-type="date">
            <text:p>31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462333668" calcext:value-type="float">
            <text:p>14462333668</text:p>
          </table:table-cell>
          <table:table-cell table:style-name="ce4" office:value-type="string" calcext:value-type="string">
            <text:p>SEVGİ ŞAHİN</text:p>
          </table:table-cell>
          <table:table-cell table:style-name="ce15" office:value-type="string" calcext:value-type="string">
            <text:p>0</text:p>
          </table:table-cell>
          <table:table-cell table:formula="of:=2022-YEAR([.F792])" office:value-type="float" office:value="57" calcext:value-type="float">
            <text:p>5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5-01-02" calcext:value-type="date">
            <text:p>02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5T11:18:56" calcext:value-type="date">
            <text:p>15.09.2020</text:p>
          </table:table-cell>
          <table:table-cell table:style-name="ce4" office:value-type="string" calcext:value-type="string">
            <text:p>POZITIF195,3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95,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1714129708" calcext:value-type="float">
            <text:p>61714129708</text:p>
          </table:table-cell>
          <table:table-cell table:style-name="ce4" office:value-type="string" calcext:value-type="string">
            <text:p>HÜSEYİN ŞİMŞEK</text:p>
          </table:table-cell>
          <table:table-cell table:style-name="ce15" office:value-type="string" calcext:value-type="string">
            <text:p>1</text:p>
          </table:table-cell>
          <table:table-cell table:formula="of:=2022-YEAR([.F793])" office:value-type="float" office:value="57" calcext:value-type="float">
            <text:p>5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5-01-01" calcext:value-type="date">
            <text:p>01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1T14:50:31" calcext:value-type="date">
            <text:p>21.01.2021</text:p>
          </table:table-cell>
          <table:table-cell table:style-name="ce4" office:value-type="string" calcext:value-type="string">
            <text:p>2609000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60900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090778432" calcext:value-type="float">
            <text:p>31090778432</text:p>
          </table:table-cell>
          <table:table-cell table:style-name="ce4" office:value-type="string" calcext:value-type="string">
            <text:p>FADİK ARSLAN</text:p>
          </table:table-cell>
          <table:table-cell table:style-name="ce15" office:value-type="string" calcext:value-type="string">
            <text:p>0</text:p>
          </table:table-cell>
          <table:table-cell table:formula="of:=2022-YEAR([.F794])" office:value-type="float" office:value="57" calcext:value-type="float">
            <text:p>5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5-04-01" calcext:value-type="date">
            <text:p>01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0T12:46:07" calcext:value-type="date">
            <text:p>10.03.202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377165806" calcext:value-type="float">
            <text:p>36377165806</text:p>
          </table:table-cell>
          <table:table-cell table:style-name="ce4" office:value-type="string" calcext:value-type="string">
            <text:p>DÖNDÜ GÖKMEN</text:p>
          </table:table-cell>
          <table:table-cell table:style-name="ce15" office:value-type="string" calcext:value-type="string">
            <text:p>0</text:p>
          </table:table-cell>
          <table:table-cell table:formula="of:=2022-YEAR([.F795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2-17" calcext:value-type="date">
            <text:p>17.0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3:19:44" calcext:value-type="date">
            <text:p>29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286071840" calcext:value-type="float">
            <text:p>22286071840</text:p>
          </table:table-cell>
          <table:table-cell table:style-name="ce4" office:value-type="string" calcext:value-type="string">
            <text:p>MUSTAFA KILIÇ</text:p>
          </table:table-cell>
          <table:table-cell table:style-name="ce15" office:value-type="string" calcext:value-type="string">
            <text:p>1</text:p>
          </table:table-cell>
          <table:table-cell table:formula="of:=2022-YEAR([.F796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4-01" calcext:value-type="date">
            <text:p>01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3:17:56" calcext:value-type="date">
            <text:p>06.04.2021</text:p>
          </table:table-cell>
          <table:table-cell table:style-name="ce4" office:value-type="string" calcext:value-type="string">
            <text:p>62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2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150776224" calcext:value-type="float">
            <text:p>31150776224</text:p>
          </table:table-cell>
          <table:table-cell table:style-name="ce4" office:value-type="string" calcext:value-type="string">
            <text:p>OSMAN ÖNDER</text:p>
          </table:table-cell>
          <table:table-cell table:style-name="ce15" office:value-type="string" calcext:value-type="string">
            <text:p>1</text:p>
          </table:table-cell>
          <table:table-cell table:formula="of:=2022-YEAR([.F797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5-20" calcext:value-type="date">
            <text:p>20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4:46:33" calcext:value-type="date">
            <text:p>13.04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192375396" calcext:value-type="float">
            <text:p>43192375396</text:p>
          </table:table-cell>
          <table:table-cell table:style-name="ce4" office:value-type="string" calcext:value-type="string">
            <text:p>FİKRİYE DİRİ</text:p>
          </table:table-cell>
          <table:table-cell table:style-name="ce15" office:value-type="string" calcext:value-type="string">
            <text:p>0</text:p>
          </table:table-cell>
          <table:table-cell table:formula="of:=2022-YEAR([.F798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4-01" calcext:value-type="date">
            <text:p>01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6T13:16:44" calcext:value-type="date">
            <text:p>16.04.2021</text:p>
          </table:table-cell>
          <table:table-cell table:style-name="ce4" office:value-type="string" calcext:value-type="string">
            <text:p>30.0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0.0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859716826" calcext:value-type="float">
            <text:p>19859716826</text:p>
          </table:table-cell>
          <table:table-cell table:style-name="ce4" office:value-type="string" calcext:value-type="string">
            <text:p>RIZA ÇELİK</text:p>
          </table:table-cell>
          <table:table-cell table:style-name="ce15" office:value-type="string" calcext:value-type="string">
            <text:p>1</text:p>
          </table:table-cell>
          <table:table-cell table:formula="of:=2022-YEAR([.F799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2-17" calcext:value-type="date">
            <text:p>17.0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2:58:57" calcext:value-type="date">
            <text:p>05.05.2021</text:p>
          </table:table-cell>
          <table:table-cell table:style-name="ce4" office:value-type="string" calcext:value-type="string">
            <text:p>964.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64.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680172788" calcext:value-type="float">
            <text:p>18680172788</text:p>
          </table:table-cell>
          <table:table-cell table:style-name="ce4" office:value-type="string" calcext:value-type="string">
            <text:p>DEMET IŞIK</text:p>
          </table:table-cell>
          <table:table-cell table:style-name="ce15" office:value-type="string" calcext:value-type="string">
            <text:p>0</text:p>
          </table:table-cell>
          <table:table-cell table:formula="of:=2022-YEAR([.F800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7-01" calcext:value-type="date">
            <text:p>01.07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6T14:35:38" calcext:value-type="date">
            <text:p>06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049213012" calcext:value-type="float">
            <text:p>48049213012</text:p>
          </table:table-cell>
          <table:table-cell table:style-name="ce4" office:value-type="string" calcext:value-type="string">
            <text:p>EMİNE COŞKUN</text:p>
          </table:table-cell>
          <table:table-cell table:style-name="ce15" office:value-type="string" calcext:value-type="string">
            <text:p>0</text:p>
          </table:table-cell>
          <table:table-cell table:formula="of:=2022-YEAR([.F801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5-05" calcext:value-type="date">
            <text:p>05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7T14:49:03" calcext:value-type="date">
            <text:p>27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4">
          <table:table-cell office:value-type="float" office:value="16193275408" calcext:value-type="float">
            <text:p>16193275408</text:p>
          </table:table-cell>
          <table:table-cell table:style-name="ce4" office:value-type="string" calcext:value-type="string">
            <text:p>RECEP ÇAM</text:p>
          </table:table-cell>
          <table:table-cell table:style-name="ce15" office:value-type="string" calcext:value-type="string">
            <text:p>1</text:p>
          </table:table-cell>
          <table:table-cell table:formula="of:=2022-YEAR([.F802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11-25" calcext:value-type="date">
            <text:p>25.1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3:48:31" calcext:value-type="date">
            <text:p>18.06.2021</text:p>
          </table:table-cell>
          <table:table-cell table:style-name="ce4" office:value-type="string" calcext:value-type="string">
            <text:p>69,7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9,7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29197842798" calcext:value-type="float">
            <text:p>29197842798</text:p>
          </table:table-cell>
          <table:table-cell table:style-name="ce4" office:value-type="string" calcext:value-type="string">
            <text:p>AYŞE KAVALALI</text:p>
          </table:table-cell>
          <table:table-cell table:style-name="ce15" office:value-type="string" calcext:value-type="string">
            <text:p>0</text:p>
          </table:table-cell>
          <table:table-cell table:formula="of:=2022-YEAR([.F803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4-05" calcext:value-type="date">
            <text:p>05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5:49:14" calcext:value-type="date">
            <text:p>29.06.2021</text:p>
          </table:table-cell>
          <table:table-cell table:style-name="ce4" office:value-type="string" calcext:value-type="string">
            <text:p>84,6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4,6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4164379512" calcext:value-type="float">
            <text:p>24164379512</text:p>
          </table:table-cell>
          <table:table-cell table:style-name="ce4" office:value-type="string" calcext:value-type="string">
            <text:p>HAMZA ERİLGİN</text:p>
          </table:table-cell>
          <table:table-cell table:style-name="ce15" office:value-type="string" calcext:value-type="string">
            <text:p>1</text:p>
          </table:table-cell>
          <table:table-cell table:formula="of:=2022-YEAR([.F804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7-31" calcext:value-type="date">
            <text:p>31.07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32:06" calcext:value-type="date">
            <text:p>01.07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901585018" calcext:value-type="float">
            <text:p>36901585018</text:p>
          </table:table-cell>
          <table:table-cell table:style-name="ce4" office:value-type="string" calcext:value-type="string">
            <text:p>MURTAZA ALP</text:p>
          </table:table-cell>
          <table:table-cell table:style-name="ce15" office:value-type="string" calcext:value-type="string">
            <text:p>1</text:p>
          </table:table-cell>
          <table:table-cell table:formula="of:=2022-YEAR([.F805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4-05" calcext:value-type="date">
            <text:p>05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3:33:21" calcext:value-type="date">
            <text:p>09.07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962844616" calcext:value-type="float">
            <text:p>15962844616</text:p>
          </table:table-cell>
          <table:table-cell table:style-name="ce4" office:value-type="string" calcext:value-type="string">
            <text:p>ZARİFE TAN</text:p>
          </table:table-cell>
          <table:table-cell table:style-name="ce15" office:value-type="string" calcext:value-type="string">
            <text:p>0</text:p>
          </table:table-cell>
          <table:table-cell table:formula="of:=2022-YEAR([.F806])" office:value-type="float" office:value="57" calcext:value-type="float">
            <text:p>5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5-03-01" calcext:value-type="date">
            <text:p>01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5:32:36" calcext:value-type="date">
            <text:p>12.07.2021</text:p>
          </table:table-cell>
          <table:table-cell table:style-name="ce4" office:value-type="string" calcext:value-type="string">
            <text:p>105,2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5,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409541496" calcext:value-type="float">
            <text:p>19409541496</text:p>
          </table:table-cell>
          <table:table-cell table:style-name="ce4" office:value-type="string" calcext:value-type="string">
            <text:p>AYŞE ONUŞ</text:p>
          </table:table-cell>
          <table:table-cell table:style-name="ce15" office:value-type="string" calcext:value-type="string">
            <text:p>0</text:p>
          </table:table-cell>
          <table:table-cell table:formula="of:=2022-YEAR([.F807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5-10" calcext:value-type="date">
            <text:p>10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3T11:31:02" calcext:value-type="date">
            <text:p>03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767153390" calcext:value-type="float">
            <text:p>36767153390</text:p>
          </table:table-cell>
          <table:table-cell table:style-name="ce4" office:value-type="string" calcext:value-type="string">
            <text:p>SELAHATTİN ÇİTİL</text:p>
          </table:table-cell>
          <table:table-cell table:style-name="ce15" office:value-type="string" calcext:value-type="string">
            <text:p>1</text:p>
          </table:table-cell>
          <table:table-cell table:formula="of:=2022-YEAR([.F808])" office:value-type="float" office:value="57" calcext:value-type="float">
            <text:p>5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5-03-30" calcext:value-type="date">
            <text:p>30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4:43:26" calcext:value-type="date">
            <text:p>11.08.2021</text:p>
          </table:table-cell>
          <table:table-cell table:style-name="ce4" office:value-type="string" calcext:value-type="string">
            <text:p>42,0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2,0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0458693392" calcext:value-type="float">
            <text:p>50458693392</text:p>
          </table:table-cell>
          <table:table-cell table:style-name="ce4" office:value-type="string" calcext:value-type="string">
            <text:p>İBRAHİM EMİR</text:p>
          </table:table-cell>
          <table:table-cell table:style-name="ce15" office:value-type="string" calcext:value-type="string">
            <text:p>1</text:p>
          </table:table-cell>
          <table:table-cell table:formula="of:=2022-YEAR([.F809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1-15" calcext:value-type="date">
            <text:p>15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6:00:56" calcext:value-type="date">
            <text:p>03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8049213012" calcext:value-type="float">
            <text:p>48049213012</text:p>
          </table:table-cell>
          <table:table-cell table:style-name="ce4" office:value-type="string" calcext:value-type="string">
            <text:p>EMİNE COŞKUN</text:p>
          </table:table-cell>
          <table:table-cell table:style-name="ce15" office:value-type="string" calcext:value-type="string">
            <text:p>0</text:p>
          </table:table-cell>
          <table:table-cell table:formula="of:=2022-YEAR([.F810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5-05" calcext:value-type="date">
            <text:p>05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6:16:17" calcext:value-type="date">
            <text:p>09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377165806" calcext:value-type="float">
            <text:p>36377165806</text:p>
          </table:table-cell>
          <table:table-cell table:style-name="ce4" office:value-type="string" calcext:value-type="string">
            <text:p>DÖNDÜ GÖKMEN</text:p>
          </table:table-cell>
          <table:table-cell table:style-name="ce15" office:value-type="string" calcext:value-type="string">
            <text:p>0</text:p>
          </table:table-cell>
          <table:table-cell table:formula="of:=2022-YEAR([.F811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2-17" calcext:value-type="date">
            <text:p>17.0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32:38" calcext:value-type="date">
            <text:p>29.09.2021</text:p>
          </table:table-cell>
          <table:table-cell table:style-name="ce4" office:value-type="string" calcext:value-type="string">
            <text:p>24,1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,1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17309608004" calcext:value-type="float">
            <text:p>17309608004</text:p>
          </table:table-cell>
          <table:table-cell table:style-name="ce4" office:value-type="string" calcext:value-type="string">
            <text:p>ŞAHİDE SAP</text:p>
          </table:table-cell>
          <table:table-cell table:style-name="ce15" office:value-type="string" calcext:value-type="string">
            <text:p>0</text:p>
          </table:table-cell>
          <table:table-cell table:formula="of:=2022-YEAR([.F812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9-07" calcext:value-type="date">
            <text:p>07.09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3T11:34:46" calcext:value-type="date">
            <text:p>13.10.2021</text:p>
          </table:table-cell>
          <table:table-cell table:style-name="ce4" office:value-type="string" calcext:value-type="string">
            <text:p>7,74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,74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49954149106" calcext:value-type="float">
            <text:p>49954149106</text:p>
          </table:table-cell>
          <table:table-cell table:style-name="ce4" office:value-type="string" calcext:value-type="string">
            <text:p>ZÜHAL ALAN</text:p>
          </table:table-cell>
          <table:table-cell table:style-name="ce15" office:value-type="string" calcext:value-type="string">
            <text:p>0</text:p>
          </table:table-cell>
          <table:table-cell table:formula="of:=2022-YEAR([.F813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6-06" calcext:value-type="date">
            <text:p>06.06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1T12:09:23" calcext:value-type="date">
            <text:p>21.10.2021</text:p>
          </table:table-cell>
          <table:table-cell table:style-name="ce4" office:value-type="string" calcext:value-type="string">
            <text:p>702,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02,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417093858" calcext:value-type="float">
            <text:p>38417093858</text:p>
          </table:table-cell>
          <table:table-cell table:style-name="ce4" office:value-type="string" calcext:value-type="string">
            <text:p>MÜNEVVER YAVUZ</text:p>
          </table:table-cell>
          <table:table-cell table:style-name="ce15" office:value-type="string" calcext:value-type="string">
            <text:p>0</text:p>
          </table:table-cell>
          <table:table-cell table:formula="of:=2022-YEAR([.F814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4-01" calcext:value-type="date">
            <text:p>01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4:29:48" calcext:value-type="date">
            <text:p>02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6099279040" calcext:value-type="float">
            <text:p>46099279040</text:p>
          </table:table-cell>
          <table:table-cell table:style-name="ce4" office:value-type="string" calcext:value-type="string">
            <text:p>PENBE ZENGİN</text:p>
          </table:table-cell>
          <table:table-cell table:style-name="ce15" office:value-type="string" calcext:value-type="string">
            <text:p>0</text:p>
          </table:table-cell>
          <table:table-cell table:formula="of:=2022-YEAR([.F815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1-15" calcext:value-type="date">
            <text:p>15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4T12:24:52" calcext:value-type="date">
            <text:p>04.11.2021</text:p>
          </table:table-cell>
          <table:table-cell table:style-name="ce4" office:value-type="string" calcext:value-type="string">
            <text:p>194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4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6033842774" calcext:value-type="float">
            <text:p>46033842774</text:p>
          </table:table-cell>
          <table:table-cell table:style-name="ce4" office:value-type="string" calcext:value-type="string">
            <text:p>SALİCE KILINÇARSLAN</text:p>
          </table:table-cell>
          <table:table-cell table:style-name="ce15" office:value-type="string" calcext:value-type="string">
            <text:p>0</text:p>
          </table:table-cell>
          <table:table-cell table:formula="of:=2022-YEAR([.F816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1-03" calcext:value-type="date">
            <text:p>03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1:30:28" calcext:value-type="date">
            <text:p>25.11.2021</text:p>
          </table:table-cell>
          <table:table-cell table:style-name="ce4" office:value-type="string" calcext:value-type="string">
            <text:p>1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4164379512" calcext:value-type="float">
            <text:p>24164379512</text:p>
          </table:table-cell>
          <table:table-cell table:style-name="ce4" office:value-type="string" calcext:value-type="string">
            <text:p>HAMZA ERİLGİN</text:p>
          </table:table-cell>
          <table:table-cell table:style-name="ce15" office:value-type="string" calcext:value-type="string">
            <text:p>1</text:p>
          </table:table-cell>
          <table:table-cell table:formula="of:=2022-YEAR([.F817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7-31" calcext:value-type="date">
            <text:p>31.07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1T13:00:53" calcext:value-type="date">
            <text:p>01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090678894" calcext:value-type="float">
            <text:p>34090678894</text:p>
          </table:table-cell>
          <table:table-cell table:style-name="ce4" office:value-type="string" calcext:value-type="string">
            <text:p>NEŞE KAYA</text:p>
          </table:table-cell>
          <table:table-cell table:style-name="ce15" office:value-type="string" calcext:value-type="string">
            <text:p>0</text:p>
          </table:table-cell>
          <table:table-cell table:formula="of:=2022-YEAR([.F818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1-02" calcext:value-type="date">
            <text:p>02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37:08" calcext:value-type="date">
            <text:p>10.12.2021</text:p>
          </table:table-cell>
          <table:table-cell table:style-name="ce4" office:value-type="string" calcext:value-type="string">
            <text:p>7,30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,30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848320968" calcext:value-type="float">
            <text:p>44848320968</text:p>
          </table:table-cell>
          <table:table-cell table:style-name="ce4" office:value-type="string" calcext:value-type="string">
            <text:p>RUKİYE AKGÜL</text:p>
          </table:table-cell>
          <table:table-cell table:style-name="ce15" office:value-type="string" calcext:value-type="string">
            <text:p>0</text:p>
          </table:table-cell>
          <table:table-cell table:formula="of:=2022-YEAR([.F819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1-01" calcext:value-type="date">
            <text:p>01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2T10:57:22" calcext:value-type="date">
            <text:p>22.12.2021</text:p>
          </table:table-cell>
          <table:table-cell table:style-name="ce4" office:value-type="string" calcext:value-type="string">
            <text:p>938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38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841152854" calcext:value-type="float">
            <text:p>19841152854</text:p>
          </table:table-cell>
          <table:table-cell table:style-name="ce4" office:value-type="string" calcext:value-type="string">
            <text:p>SALİH EVCİL</text:p>
          </table:table-cell>
          <table:table-cell table:style-name="ce15" office:value-type="string" calcext:value-type="string">
            <text:p>1</text:p>
          </table:table-cell>
          <table:table-cell table:formula="of:=2022-YEAR([.F820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1-24" calcext:value-type="date">
            <text:p>24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3:34:59" calcext:value-type="date">
            <text:p>03.01.2022</text:p>
          </table:table-cell>
          <table:table-cell table:style-name="ce4" office:value-type="string" calcext:value-type="string">
            <text:p>28,4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8,4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8361760768" calcext:value-type="float">
            <text:p>48361760768</text:p>
          </table:table-cell>
          <table:table-cell table:style-name="ce4" office:value-type="string" calcext:value-type="string">
            <text:p>SEMRA KALAYCI</text:p>
          </table:table-cell>
          <table:table-cell table:style-name="ce15" office:value-type="string" calcext:value-type="string">
            <text:p>0</text:p>
          </table:table-cell>
          <table:table-cell table:formula="of:=2022-YEAR([.F821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3-06" calcext:value-type="date">
            <text:p>06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3:15:20" calcext:value-type="date">
            <text:p>05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193275408" calcext:value-type="float">
            <text:p>16193275408</text:p>
          </table:table-cell>
          <table:table-cell table:style-name="ce4" office:value-type="string" calcext:value-type="string">
            <text:p>RECEP ÇAM</text:p>
          </table:table-cell>
          <table:table-cell table:style-name="ce15" office:value-type="string" calcext:value-type="string">
            <text:p>1</text:p>
          </table:table-cell>
          <table:table-cell table:formula="of:=2022-YEAR([.F822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11-25" calcext:value-type="date">
            <text:p>25.1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06:03" calcext:value-type="date">
            <text:p>14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197842798" calcext:value-type="float">
            <text:p>29197842798</text:p>
          </table:table-cell>
          <table:table-cell table:style-name="ce4" office:value-type="string" calcext:value-type="string">
            <text:p>AYŞE KAVALALI</text:p>
          </table:table-cell>
          <table:table-cell table:style-name="ce15" office:value-type="string" calcext:value-type="string">
            <text:p>0</text:p>
          </table:table-cell>
          <table:table-cell table:formula="of:=2022-YEAR([.F823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4-05" calcext:value-type="date">
            <text:p>05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2:11:55" calcext:value-type="date">
            <text:p>18.01.2022</text:p>
          </table:table-cell>
          <table:table-cell table:style-name="ce4" office:value-type="string" calcext:value-type="string">
            <text:p>313,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13,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150776224" calcext:value-type="float">
            <text:p>31150776224</text:p>
          </table:table-cell>
          <table:table-cell table:style-name="ce4" office:value-type="string" calcext:value-type="string">
            <text:p>OSMAN ÖNDER</text:p>
          </table:table-cell>
          <table:table-cell table:style-name="ce15" office:value-type="string" calcext:value-type="string">
            <text:p>1</text:p>
          </table:table-cell>
          <table:table-cell table:formula="of:=2022-YEAR([.F824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5-20" calcext:value-type="date">
            <text:p>20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3:14:00" calcext:value-type="date">
            <text:p>25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35906175804" calcext:value-type="float">
            <text:p>35906175804</text:p>
          </table:table-cell>
          <table:table-cell table:style-name="ce4" office:value-type="string" calcext:value-type="string">
            <text:p>HALİT DEMİRCİ</text:p>
          </table:table-cell>
          <table:table-cell table:style-name="ce15" office:value-type="string" calcext:value-type="string">
            <text:p>1</text:p>
          </table:table-cell>
          <table:table-cell table:formula="of:=2022-YEAR([.F825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5-25" calcext:value-type="date">
            <text:p>25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6T11:16:53" calcext:value-type="date">
            <text:p>26.01.2022</text:p>
          </table:table-cell>
          <table:table-cell table:style-name="ce4" office:value-type="string" calcext:value-type="string">
            <text:p>2,523x10^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,523x10^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243074300" calcext:value-type="float">
            <text:p>52243074300</text:p>
          </table:table-cell>
          <table:table-cell table:style-name="ce4" office:value-type="string" calcext:value-type="string">
            <text:p>DURAN EKİNCİ</text:p>
          </table:table-cell>
          <table:table-cell table:style-name="ce15" office:value-type="string" calcext:value-type="string">
            <text:p>1</text:p>
          </table:table-cell>
          <table:table-cell table:formula="of:=2022-YEAR([.F826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4-16" calcext:value-type="date">
            <text:p>16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4:55:47" calcext:value-type="date">
            <text:p>16.02.2022</text:p>
          </table:table-cell>
          <table:table-cell table:style-name="ce4" office:value-type="string" calcext:value-type="string">
            <text:p>13,5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3,5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099279040" calcext:value-type="float">
            <text:p>46099279040</text:p>
          </table:table-cell>
          <table:table-cell table:style-name="ce4" office:value-type="string" calcext:value-type="string">
            <text:p>PENBE ZENGİN</text:p>
          </table:table-cell>
          <table:table-cell table:style-name="ce15" office:value-type="string" calcext:value-type="string">
            <text:p>0</text:p>
          </table:table-cell>
          <table:table-cell table:formula="of:=2022-YEAR([.F827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1-15" calcext:value-type="date">
            <text:p>15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12:17:58" calcext:value-type="date">
            <text:p>02.03.2022</text:p>
          </table:table-cell>
          <table:table-cell table:style-name="ce4" office:value-type="string" calcext:value-type="string">
            <text:p>14,3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,3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9954149106" calcext:value-type="float">
            <text:p>49954149106</text:p>
          </table:table-cell>
          <table:table-cell table:style-name="ce4" office:value-type="string" calcext:value-type="string">
            <text:p>ZÜHAL ALAN</text:p>
          </table:table-cell>
          <table:table-cell table:style-name="ce15" office:value-type="string" calcext:value-type="string">
            <text:p>0</text:p>
          </table:table-cell>
          <table:table-cell table:formula="of:=2022-YEAR([.F828])" office:value-type="float" office:value="57" calcext:value-type="float">
            <text:p>5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5-06-06" calcext:value-type="date">
            <text:p>06.06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49:00" calcext:value-type="date">
            <text:p>03.03.2022</text:p>
          </table:table-cell>
          <table:table-cell table:style-name="ce4" office:value-type="string" calcext:value-type="string">
            <text:p>201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1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119210104" calcext:value-type="float">
            <text:p>18119210104</text:p>
          </table:table-cell>
          <table:table-cell table:style-name="ce4" office:value-type="string" calcext:value-type="string">
            <text:p>HANİFE ÖZTÜRK</text:p>
          </table:table-cell>
          <table:table-cell table:style-name="ce15" office:value-type="string" calcext:value-type="string">
            <text:p>0</text:p>
          </table:table-cell>
          <table:table-cell table:formula="of:=2022-YEAR([.F829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4-19" calcext:value-type="date">
            <text:p>19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0:31:48" calcext:value-type="date">
            <text:p>08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0953117584" calcext:value-type="float">
            <text:p>50953117584</text:p>
          </table:table-cell>
          <table:table-cell table:style-name="ce4" office:value-type="string" calcext:value-type="string">
            <text:p>ÖMER FARUK KAŞIKEMAN</text:p>
          </table:table-cell>
          <table:table-cell table:style-name="ce15" office:value-type="string" calcext:value-type="string">
            <text:p>1</text:p>
          </table:table-cell>
          <table:table-cell table:formula="of:=2022-YEAR([.F830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1-01" calcext:value-type="date">
            <text:p>01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01:54" calcext:value-type="date">
            <text:p>24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076312558" calcext:value-type="float">
            <text:p>45076312558</text:p>
          </table:table-cell>
          <table:table-cell table:style-name="ce4" office:value-type="string" calcext:value-type="string">
            <text:p>YAŞAR ALPAY</text:p>
          </table:table-cell>
          <table:table-cell table:style-name="ce15" office:value-type="string" calcext:value-type="string">
            <text:p>1</text:p>
          </table:table-cell>
          <table:table-cell table:formula="of:=2022-YEAR([.F831])" office:value-type="float" office:value="57" calcext:value-type="float">
            <text:p>5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5-04-20" calcext:value-type="date">
            <text:p>20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5:33:26" calcext:value-type="date">
            <text:p>28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190076030" calcext:value-type="float">
            <text:p>22190076030</text:p>
          </table:table-cell>
          <table:table-cell table:style-name="ce4" office:value-type="string" calcext:value-type="string">
            <text:p>SÜLEYMAN AKSOY</text:p>
          </table:table-cell>
          <table:table-cell table:style-name="ce15" office:value-type="string" calcext:value-type="string">
            <text:p>1</text:p>
          </table:table-cell>
          <table:table-cell table:formula="of:=2022-YEAR([.F832])" office:value-type="float" office:value="58" calcext:value-type="float">
            <text:p>5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17T10:11:13" calcext:value-type="date">
            <text:p>17.04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041246660" calcext:value-type="float">
            <text:p>47041246660</text:p>
          </table:table-cell>
          <table:table-cell table:style-name="ce4" office:value-type="string" calcext:value-type="string">
            <text:p>BİLAL DEMİR</text:p>
          </table:table-cell>
          <table:table-cell table:style-name="ce15" office:value-type="string" calcext:value-type="string">
            <text:p>1</text:p>
          </table:table-cell>
          <table:table-cell table:formula="of:=2022-YEAR([.F833])" office:value-type="float" office:value="58" calcext:value-type="float">
            <text:p>5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0:45:10" calcext:value-type="date">
            <text:p>09.06.2020</text:p>
          </table:table-cell>
          <table:table-cell table:style-name="ce4" office:value-type="string" calcext:value-type="string">
            <text:p>Pozitif 6.977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977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15" office:value-type="string" calcext:value-type="string">
            <text:p>0</text:p>
          </table:table-cell>
          <table:table-cell table:formula="of:=2022-YEAR([.F834])" office:value-type="float" office:value="58" calcext:value-type="float">
            <text:p>5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7-25" calcext:value-type="date">
            <text:p>25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2:05" calcext:value-type="date">
            <text:p>25.06.2020</text:p>
          </table:table-cell>
          <table:table-cell table:style-name="ce4" office:value-type="string" calcext:value-type="string">
            <text:p>Pozitif 5.585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5.585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3545588328" calcext:value-type="float">
            <text:p>53545588328</text:p>
          </table:table-cell>
          <table:table-cell table:style-name="ce4" office:value-type="string" calcext:value-type="string">
            <text:p>RECEP KAYA</text:p>
          </table:table-cell>
          <table:table-cell table:style-name="ce15" office:value-type="string" calcext:value-type="string">
            <text:p>1</text:p>
          </table:table-cell>
          <table:table-cell table:formula="of:=2022-YEAR([.F835])" office:value-type="float" office:value="58" calcext:value-type="float">
            <text:p>58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64-12-20" calcext:value-type="date">
            <text:p>20.1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4:38:33" calcext:value-type="date">
            <text:p>03.07.2020</text:p>
          </table:table-cell>
          <table:table-cell table:style-name="ce4" office:value-type="string" calcext:value-type="string">
            <text:p>Pozitif 13,65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3,6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179282020" calcext:value-type="float">
            <text:p>27179282020</text:p>
          </table:table-cell>
          <table:table-cell table:style-name="ce4" office:value-type="string" calcext:value-type="string">
            <text:p>SEMİHA GÜHER</text:p>
          </table:table-cell>
          <table:table-cell table:style-name="ce15" office:value-type="string" calcext:value-type="string">
            <text:p>0</text:p>
          </table:table-cell>
          <table:table-cell table:formula="of:=2022-YEAR([.F836])" office:value-type="float" office:value="58" calcext:value-type="float">
            <text:p>5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5-03" calcext:value-type="date">
            <text:p>03.05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5T12:15:33" calcext:value-type="date">
            <text:p>05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993949112" calcext:value-type="float">
            <text:p>25993949112</text:p>
          </table:table-cell>
          <table:table-cell table:style-name="ce4" office:value-type="string" calcext:value-type="string">
            <text:p>RAMAZAN SERT</text:p>
          </table:table-cell>
          <table:table-cell table:style-name="ce15" office:value-type="string" calcext:value-type="string">
            <text:p>1</text:p>
          </table:table-cell>
          <table:table-cell table:formula="of:=2022-YEAR([.F837])" office:value-type="float" office:value="58" calcext:value-type="float">
            <text:p>58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4-07-21" calcext:value-type="date">
            <text:p>21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30:31" calcext:value-type="date">
            <text:p>02.03.2021</text:p>
          </table:table-cell>
          <table:table-cell table:style-name="ce4" office:value-type="string" calcext:value-type="string">
            <text:p>8774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77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15" office:value-type="string" calcext:value-type="string">
            <text:p>0</text:p>
          </table:table-cell>
          <table:table-cell table:formula="of:=2022-YEAR([.F838])" office:value-type="float" office:value="58" calcext:value-type="float">
            <text:p>58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4-07-25" calcext:value-type="date">
            <text:p>25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1:48:14" calcext:value-type="date">
            <text:p>15.03.2021</text:p>
          </table:table-cell>
          <table:table-cell table:style-name="ce4" office:value-type="string" calcext:value-type="string">
            <text:p>797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97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981676032" calcext:value-type="float">
            <text:p>20981676032</text:p>
          </table:table-cell>
          <table:table-cell table:style-name="ce4" office:value-type="string" calcext:value-type="string">
            <text:p>ALİ DURAN</text:p>
          </table:table-cell>
          <table:table-cell table:style-name="ce15" office:value-type="string" calcext:value-type="string">
            <text:p>1</text:p>
          </table:table-cell>
          <table:table-cell table:formula="of:=2022-YEAR([.F839])" office:value-type="float" office:value="58" calcext:value-type="float">
            <text:p>5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3-08" calcext:value-type="date">
            <text:p>08.03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0:10:24" calcext:value-type="date">
            <text:p>29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190076030" calcext:value-type="float">
            <text:p>22190076030</text:p>
          </table:table-cell>
          <table:table-cell table:style-name="ce4" office:value-type="string" calcext:value-type="string">
            <text:p>SÜLEYMAN AKSOY</text:p>
          </table:table-cell>
          <table:table-cell table:style-name="ce15" office:value-type="string" calcext:value-type="string">
            <text:p>1</text:p>
          </table:table-cell>
          <table:table-cell table:formula="of:=2022-YEAR([.F840])" office:value-type="float" office:value="58" calcext:value-type="float">
            <text:p>5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8:11" calcext:value-type="date">
            <text:p>31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809421436" calcext:value-type="float">
            <text:p>41809421436</text:p>
          </table:table-cell>
          <table:table-cell table:style-name="ce4" office:value-type="string" calcext:value-type="string">
            <text:p>METİN BOZDEMİR</text:p>
          </table:table-cell>
          <table:table-cell table:style-name="ce15" office:value-type="string" calcext:value-type="string">
            <text:p>1</text:p>
          </table:table-cell>
          <table:table-cell table:formula="of:=2022-YEAR([.F841])" office:value-type="float" office:value="58" calcext:value-type="float">
            <text:p>5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6-01" calcext:value-type="date">
            <text:p>01.06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1:30:18" calcext:value-type="date">
            <text:p>09.04.2021</text:p>
          </table:table-cell>
          <table:table-cell table:style-name="ce4" office:value-type="string" calcext:value-type="string">
            <text:p>16.8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.8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513204040" calcext:value-type="float">
            <text:p>29513204040</text:p>
          </table:table-cell>
          <table:table-cell table:style-name="ce4" office:value-type="string" calcext:value-type="string">
            <text:p>MEHMET KÖKSAL</text:p>
          </table:table-cell>
          <table:table-cell table:style-name="ce15" office:value-type="string" calcext:value-type="string">
            <text:p>1</text:p>
          </table:table-cell>
          <table:table-cell table:formula="of:=2022-YEAR([.F842])" office:value-type="float" office:value="58" calcext:value-type="float">
            <text:p>5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3-17" calcext:value-type="date">
            <text:p>17.03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6:58" calcext:value-type="date">
            <text:p>17.05.2021</text:p>
          </table:table-cell>
          <table:table-cell table:style-name="ce4" office:value-type="string" calcext:value-type="string">
            <text:p>4447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447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15" office:value-type="string" calcext:value-type="string">
            <text:p>0</text:p>
          </table:table-cell>
          <table:table-cell table:formula="of:=2022-YEAR([.F843])" office:value-type="float" office:value="58" calcext:value-type="float">
            <text:p>5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7-25" calcext:value-type="date">
            <text:p>25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3" calcext:value-type="date">
            <text:p>09.06.2021</text:p>
          </table:table-cell>
          <table:table-cell table:style-name="ce4" office:value-type="string" calcext:value-type="string">
            <text:p>317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17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763589940" calcext:value-type="float">
            <text:p>36763589940</text:p>
          </table:table-cell>
          <table:table-cell table:style-name="ce4" office:value-type="string" calcext:value-type="string">
            <text:p>PERİHAN İPEK</text:p>
          </table:table-cell>
          <table:table-cell table:style-name="ce15" office:value-type="string" calcext:value-type="string">
            <text:p>0</text:p>
          </table:table-cell>
          <table:table-cell table:formula="of:=2022-YEAR([.F844])" office:value-type="float" office:value="58" calcext:value-type="float">
            <text:p>5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8-18" calcext:value-type="date">
            <text:p>18.08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2:09:23" calcext:value-type="date">
            <text:p>22.06.2021</text:p>
          </table:table-cell>
          <table:table-cell table:style-name="ce4" office:value-type="string" calcext:value-type="string">
            <text:p>737,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37,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778589430" calcext:value-type="float">
            <text:p>36778589430</text:p>
          </table:table-cell>
          <table:table-cell table:style-name="ce4" office:value-type="string" calcext:value-type="string">
            <text:p>ABDULKADİR İPEK</text:p>
          </table:table-cell>
          <table:table-cell table:style-name="ce15" office:value-type="string" calcext:value-type="string">
            <text:p>1</text:p>
          </table:table-cell>
          <table:table-cell table:formula="of:=2022-YEAR([.F845])" office:value-type="float" office:value="58" calcext:value-type="float">
            <text:p>5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12-10" calcext:value-type="date">
            <text:p>10.1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3:39:36" calcext:value-type="date">
            <text:p>22.06.2021</text:p>
          </table:table-cell>
          <table:table-cell table:style-name="ce4" office:value-type="string" calcext:value-type="string">
            <text:p>4780</text:p>
            <text:p/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780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687597730" calcext:value-type="float">
            <text:p>17687597730</text:p>
          </table:table-cell>
          <table:table-cell table:style-name="ce4" office:value-type="string" calcext:value-type="string">
            <text:p>ALİ YEŞİLAY</text:p>
          </table:table-cell>
          <table:table-cell table:style-name="ce15" office:value-type="string" calcext:value-type="string">
            <text:p>1</text:p>
          </table:table-cell>
          <table:table-cell table:formula="of:=2022-YEAR([.F846])" office:value-type="float" office:value="58" calcext:value-type="float">
            <text:p>5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10-12" calcext:value-type="date">
            <text:p>12.10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6:02:30" calcext:value-type="date">
            <text:p>06.07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041246660" calcext:value-type="float">
            <text:p>47041246660</text:p>
          </table:table-cell>
          <table:table-cell table:style-name="ce4" office:value-type="string" calcext:value-type="string">
            <text:p>BİLAL DEMİR</text:p>
          </table:table-cell>
          <table:table-cell table:style-name="ce15" office:value-type="string" calcext:value-type="string">
            <text:p>1</text:p>
          </table:table-cell>
          <table:table-cell table:formula="of:=2022-YEAR([.F847])" office:value-type="float" office:value="58" calcext:value-type="float">
            <text:p>58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9:46" calcext:value-type="date">
            <text:p>02.09.2021</text:p>
          </table:table-cell>
          <table:table-cell table:style-name="ce4" office:value-type="string" calcext:value-type="string">
            <text:p>70,45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0,4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15" office:value-type="string" calcext:value-type="string">
            <text:p>0</text:p>
          </table:table-cell>
          <table:table-cell table:formula="of:=2022-YEAR([.F848])" office:value-type="float" office:value="58" calcext:value-type="float">
            <text:p>5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7-25" calcext:value-type="date">
            <text:p>25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3:46:02" calcext:value-type="date">
            <text:p>01.10.2021</text:p>
          </table:table-cell>
          <table:table-cell table:style-name="ce4" office:value-type="string" calcext:value-type="string">
            <text:p>14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981676032" calcext:value-type="float">
            <text:p>20981676032</text:p>
          </table:table-cell>
          <table:table-cell table:style-name="ce4" office:value-type="string" calcext:value-type="string">
            <text:p>ALİ DURAN</text:p>
          </table:table-cell>
          <table:table-cell table:style-name="ce15" office:value-type="string" calcext:value-type="string">
            <text:p>1</text:p>
          </table:table-cell>
          <table:table-cell table:formula="of:=2022-YEAR([.F849])" office:value-type="float" office:value="58" calcext:value-type="float">
            <text:p>5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3-08" calcext:value-type="date">
            <text:p>08.03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4T11:25:10" calcext:value-type="date">
            <text:p>04.10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5936178844" calcext:value-type="float">
            <text:p>35936178844</text:p>
          </table:table-cell>
          <table:table-cell table:style-name="ce4" office:value-type="string" calcext:value-type="string">
            <text:p>ÇİÇEK KILINÇARSLAN</text:p>
          </table:table-cell>
          <table:table-cell table:style-name="ce15" office:value-type="string" calcext:value-type="string">
            <text:p>0</text:p>
          </table:table-cell>
          <table:table-cell table:formula="of:=2022-YEAR([.F850])" office:value-type="float" office:value="58" calcext:value-type="float">
            <text:p>5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10-01" calcext:value-type="date">
            <text:p>01.10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2T09:15:04" calcext:value-type="date">
            <text:p>12.10.2021</text:p>
          </table:table-cell>
          <table:table-cell table:style-name="ce4" office:value-type="string" calcext:value-type="string">
            <text:p>330,9</text:p>
            <text:p/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30,9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380836054" calcext:value-type="float">
            <text:p>29380836054</text:p>
          </table:table-cell>
          <table:table-cell table:style-name="ce4" office:value-type="string" calcext:value-type="string">
            <text:p>FADİME ATALMIŞ</text:p>
          </table:table-cell>
          <table:table-cell table:style-name="ce15" office:value-type="string" calcext:value-type="string">
            <text:p>0</text:p>
          </table:table-cell>
          <table:table-cell table:formula="of:=2022-YEAR([.F851])" office:value-type="float" office:value="58" calcext:value-type="float">
            <text:p>5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9T13:31:22" calcext:value-type="date">
            <text:p>19.10.2021</text:p>
          </table:table-cell>
          <table:table-cell table:style-name="ce4" office:value-type="string" calcext:value-type="string">
            <text:p>361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1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208508544" calcext:value-type="float">
            <text:p>39208508544</text:p>
          </table:table-cell>
          <table:table-cell table:style-name="ce4" office:value-type="string" calcext:value-type="string">
            <text:p>MAHMUT GENÇ</text:p>
          </table:table-cell>
          <table:table-cell table:style-name="ce15" office:value-type="string" calcext:value-type="string">
            <text:p>1</text:p>
          </table:table-cell>
          <table:table-cell table:formula="of:=2022-YEAR([.F852])" office:value-type="float" office:value="58" calcext:value-type="float">
            <text:p>5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9-15" calcext:value-type="date">
            <text:p>15.09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1:13:27" calcext:value-type="date">
            <text:p>20.10.2021</text:p>
          </table:table-cell>
          <table:table-cell table:style-name="ce4" office:value-type="string" calcext:value-type="string">
            <text:p>9863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863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809421436" calcext:value-type="float">
            <text:p>41809421436</text:p>
          </table:table-cell>
          <table:table-cell table:style-name="ce4" office:value-type="string" calcext:value-type="string">
            <text:p>METİN BOZDEMİR</text:p>
          </table:table-cell>
          <table:table-cell table:style-name="ce15" office:value-type="string" calcext:value-type="string">
            <text:p>1</text:p>
          </table:table-cell>
          <table:table-cell table:formula="of:=2022-YEAR([.F853])" office:value-type="float" office:value="58" calcext:value-type="float">
            <text:p>5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6-01" calcext:value-type="date">
            <text:p>01.06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04:35" calcext:value-type="date">
            <text:p>10.12.2021</text:p>
          </table:table-cell>
          <table:table-cell table:style-name="ce4" office:value-type="string" calcext:value-type="string">
            <text:p>55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5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815151538" calcext:value-type="float">
            <text:p>36815151538</text:p>
          </table:table-cell>
          <table:table-cell table:style-name="ce4" office:value-type="string" calcext:value-type="string">
            <text:p>HACER ZEYLEK</text:p>
          </table:table-cell>
          <table:table-cell table:style-name="ce15" office:value-type="string" calcext:value-type="string">
            <text:p>0</text:p>
          </table:table-cell>
          <table:table-cell table:formula="of:=2022-YEAR([.F854])" office:value-type="float" office:value="58" calcext:value-type="float">
            <text:p>5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8-01" calcext:value-type="date">
            <text:p>01.08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42:35" calcext:value-type="date">
            <text:p>16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097839126" calcext:value-type="float">
            <text:p>16097839126</text:p>
          </table:table-cell>
          <table:table-cell table:style-name="ce4" office:value-type="string" calcext:value-type="string">
            <text:p>NURTEN DEMİR</text:p>
          </table:table-cell>
          <table:table-cell table:style-name="ce15" office:value-type="string" calcext:value-type="string">
            <text:p>0</text:p>
          </table:table-cell>
          <table:table-cell table:formula="of:=2022-YEAR([.F855])" office:value-type="float" office:value="58" calcext:value-type="float">
            <text:p>5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4-06" calcext:value-type="date">
            <text:p>06.04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0T14:48:12" calcext:value-type="date">
            <text:p>20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778589430" calcext:value-type="float">
            <text:p>36778589430</text:p>
          </table:table-cell>
          <table:table-cell table:style-name="ce4" office:value-type="string" calcext:value-type="string">
            <text:p>ABDULKADİR İPEK</text:p>
          </table:table-cell>
          <table:table-cell table:style-name="ce15" office:value-type="string" calcext:value-type="string">
            <text:p>1</text:p>
          </table:table-cell>
          <table:table-cell table:formula="of:=2022-YEAR([.F856])" office:value-type="float" office:value="58" calcext:value-type="float">
            <text:p>5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12-10" calcext:value-type="date">
            <text:p>10.1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3:15:02" calcext:value-type="date">
            <text:p>06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20981676032" calcext:value-type="float">
            <text:p>20981676032</text:p>
          </table:table-cell>
          <table:table-cell table:style-name="ce4" office:value-type="string" calcext:value-type="string">
            <text:p>ALİ DURAN</text:p>
          </table:table-cell>
          <table:table-cell table:style-name="ce15" office:value-type="string" calcext:value-type="string">
            <text:p>1</text:p>
          </table:table-cell>
          <table:table-cell table:formula="of:=2022-YEAR([.F857])" office:value-type="float" office:value="58" calcext:value-type="float">
            <text:p>5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3-08" calcext:value-type="date">
            <text:p>08.03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2T11:03:34" calcext:value-type="date">
            <text:p>12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2">
          <table:table-cell office:value-type="float" office:value="54301005356" calcext:value-type="float">
            <text:p>54301005356</text:p>
          </table:table-cell>
          <table:table-cell table:style-name="ce4" office:value-type="string" calcext:value-type="string">
            <text:p>KEMAL TAŞ</text:p>
          </table:table-cell>
          <table:table-cell table:style-name="ce15" office:value-type="string" calcext:value-type="string">
            <text:p>1</text:p>
          </table:table-cell>
          <table:table-cell table:formula="of:=2022-YEAR([.F858])" office:value-type="float" office:value="58" calcext:value-type="float">
            <text:p>5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10-01" calcext:value-type="date">
            <text:p>01.10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3:46:51" calcext:value-type="date">
            <text:p>07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5315010536" calcext:value-type="float">
            <text:p>35315010536</text:p>
          </table:table-cell>
          <table:table-cell table:style-name="ce4" office:value-type="string" calcext:value-type="string">
            <text:p>BAHRİ AKYOL</text:p>
          </table:table-cell>
          <table:table-cell table:style-name="ce15" office:value-type="string" calcext:value-type="string">
            <text:p>1</text:p>
          </table:table-cell>
          <table:table-cell table:formula="of:=2022-YEAR([.F859])" office:value-type="float" office:value="58" calcext:value-type="float">
            <text:p>5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4-04" calcext:value-type="date">
            <text:p>04.04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5:22:38" calcext:value-type="date">
            <text:p>11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5315010536" calcext:value-type="float">
            <text:p>35315010536</text:p>
          </table:table-cell>
          <table:table-cell table:style-name="ce4" office:value-type="string" calcext:value-type="string">
            <text:p>BAHRİ AKYOL</text:p>
          </table:table-cell>
          <table:table-cell table:style-name="ce15" office:value-type="string" calcext:value-type="string">
            <text:p>1</text:p>
          </table:table-cell>
          <table:table-cell table:formula="of:=2022-YEAR([.F860])" office:value-type="float" office:value="58" calcext:value-type="float">
            <text:p>5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4-04" calcext:value-type="date">
            <text:p>04.04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2:41:17" calcext:value-type="date">
            <text:p>24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190076030" calcext:value-type="float">
            <text:p>22190076030</text:p>
          </table:table-cell>
          <table:table-cell table:style-name="ce4" office:value-type="string" calcext:value-type="string">
            <text:p>SÜLEYMAN AKSOY</text:p>
          </table:table-cell>
          <table:table-cell table:style-name="ce15" office:value-type="string" calcext:value-type="string">
            <text:p>1</text:p>
          </table:table-cell>
          <table:table-cell table:formula="of:=2022-YEAR([.F861])" office:value-type="float" office:value="58" calcext:value-type="float">
            <text:p>5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13:14:50" calcext:value-type="date">
            <text:p>04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3545588328" calcext:value-type="float">
            <text:p>53545588328</text:p>
          </table:table-cell>
          <table:table-cell table:style-name="ce4" office:value-type="string" calcext:value-type="string">
            <text:p>RECEP KAYA</text:p>
          </table:table-cell>
          <table:table-cell table:style-name="ce15" office:value-type="string" calcext:value-type="string">
            <text:p>1</text:p>
          </table:table-cell>
          <table:table-cell table:formula="of:=2022-YEAR([.F862])" office:value-type="float" office:value="58" calcext:value-type="float">
            <text:p>5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4-12-20" calcext:value-type="date">
            <text:p>20.1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3:38:40" calcext:value-type="date">
            <text:p>21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4">
          <table:table-cell office:value-type="float" office:value="26731924958" calcext:value-type="float">
            <text:p>26731924958</text:p>
          </table:table-cell>
          <table:table-cell table:style-name="ce4" office:value-type="string" calcext:value-type="string">
            <text:p>AHMET ERTÜRK</text:p>
          </table:table-cell>
          <table:table-cell table:style-name="ce15" office:value-type="string" calcext:value-type="string">
            <text:p>1</text:p>
          </table:table-cell>
          <table:table-cell table:formula="of:=2022-YEAR([.F863])" office:value-type="float" office:value="58" calcext:value-type="float">
            <text:p>5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4-02-26" calcext:value-type="date">
            <text:p>26.0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3:13:29" calcext:value-type="date">
            <text:p>23.03.2022</text:p>
          </table:table-cell>
          <table:table-cell table:style-name="ce4" office:value-type="string" calcext:value-type="string">
            <text:p>27,9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7,9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929218192" calcext:value-type="float">
            <text:p>47929218192</text:p>
          </table:table-cell>
          <table:table-cell table:style-name="ce4" office:value-type="string" calcext:value-type="string">
            <text:p>SALİHA AKINTAŞ</text:p>
          </table:table-cell>
          <table:table-cell table:style-name="ce15" office:value-type="string" calcext:value-type="string">
            <text:p>0</text:p>
          </table:table-cell>
          <table:table-cell table:formula="of:=2022-YEAR([.F864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2-01" calcext:value-type="date">
            <text:p>01.0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2T10:03:15" calcext:value-type="date">
            <text:p>12.05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15" office:value-type="string" calcext:value-type="string">
            <text:p>1</text:p>
          </table:table-cell>
          <table:table-cell table:formula="of:=2022-YEAR([.F865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2:13:01" calcext:value-type="date">
            <text:p>28.05.2020</text:p>
          </table:table-cell>
          <table:table-cell table:style-name="ce4" office:value-type="string" calcext:value-type="string">
            <text:p>Pozitif 1.114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114x10^2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15" office:value-type="string" calcext:value-type="string">
            <text:p>1</text:p>
          </table:table-cell>
          <table:table-cell table:formula="of:=2022-YEAR([.F866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2:13:04" calcext:value-type="date">
            <text:p>28.05.2020</text:p>
          </table:table-cell>
          <table:table-cell table:style-name="ce4" office:value-type="string" calcext:value-type="string">
            <text:p>Pozitif 2.294x10^7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294x10^7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445827300" calcext:value-type="float">
            <text:p>16445827300</text:p>
          </table:table-cell>
          <table:table-cell table:style-name="ce4" office:value-type="string" calcext:value-type="string">
            <text:p>YETER GÜRBÜZ</text:p>
          </table:table-cell>
          <table:table-cell table:style-name="ce15" office:value-type="string" calcext:value-type="string">
            <text:p>0</text:p>
          </table:table-cell>
          <table:table-cell table:formula="of:=2022-YEAR([.F867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1-13" calcext:value-type="date">
            <text:p>13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0:28" calcext:value-type="date">
            <text:p>19.06.2020</text:p>
          </table:table-cell>
          <table:table-cell table:style-name="ce4" office:value-type="string" calcext:value-type="string">
            <text:p>Pozitif 1.938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938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7535118038" calcext:value-type="float">
            <text:p>57535118038</text:p>
          </table:table-cell>
          <table:table-cell table:style-name="ce4" office:value-type="string" calcext:value-type="string">
            <text:p>MAHMUT AKBAŞ</text:p>
          </table:table-cell>
          <table:table-cell table:style-name="ce15" office:value-type="string" calcext:value-type="string">
            <text:p>1</text:p>
          </table:table-cell>
          <table:table-cell table:formula="of:=2022-YEAR([.F868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10-11" calcext:value-type="date">
            <text:p>11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8:09" calcext:value-type="date">
            <text:p>25.06.2020</text:p>
          </table:table-cell>
          <table:table-cell table:style-name="ce4" office:value-type="string" calcext:value-type="string">
            <text:p>Pozitif 9.535x10^5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535x10^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949423016" calcext:value-type="float">
            <text:p>22949423016</text:p>
          </table:table-cell>
          <table:table-cell table:style-name="ce4" office:value-type="string" calcext:value-type="string">
            <text:p>SADİ DAĞDELEN</text:p>
          </table:table-cell>
          <table:table-cell table:style-name="ce15" office:value-type="string" calcext:value-type="string">
            <text:p>1</text:p>
          </table:table-cell>
          <table:table-cell table:formula="of:=2022-YEAR([.F869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9-12" calcext:value-type="date">
            <text:p>12.09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9T12:21:56" calcext:value-type="date">
            <text:p>29.06.2020</text:p>
          </table:table-cell>
          <table:table-cell table:style-name="ce4" office:value-type="string" calcext:value-type="string">
            <text:p>Pozitif 1.405x10^4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405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778517338" calcext:value-type="float">
            <text:p>25778517338</text:p>
          </table:table-cell>
          <table:table-cell table:style-name="ce4" office:value-type="string" calcext:value-type="string">
            <text:p>ASIM KAPLAN</text:p>
          </table:table-cell>
          <table:table-cell table:style-name="ce15" office:value-type="string" calcext:value-type="string">
            <text:p>1</text:p>
          </table:table-cell>
          <table:table-cell table:formula="of:=2022-YEAR([.F870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04:24" calcext:value-type="date">
            <text:p>24.07.2020</text:p>
          </table:table-cell>
          <table:table-cell table:style-name="ce4" office:value-type="string" calcext:value-type="string">
            <text:p>Pozitif 2.914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914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15" office:value-type="string" calcext:value-type="string">
            <text:p>0</text:p>
          </table:table-cell>
          <table:table-cell table:formula="of:=2022-YEAR([.F871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10-09" calcext:value-type="date">
            <text:p>09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13:13" calcext:value-type="date">
            <text:p>24.07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15" office:value-type="string" calcext:value-type="string">
            <text:p>1</text:p>
          </table:table-cell>
          <table:table-cell table:formula="of:=2022-YEAR([.F872])" office:value-type="float" office:value="59" calcext:value-type="float">
            <text:p>59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5:05:48" calcext:value-type="date">
            <text:p>28.07.2020</text:p>
          </table:table-cell>
          <table:table-cell table:style-name="ce4" office:value-type="string" calcext:value-type="string">
            <text:p>Pozitif 318,3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318,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15" office:value-type="string" calcext:value-type="string">
            <text:p>1</text:p>
          </table:table-cell>
          <table:table-cell table:formula="of:=2022-YEAR([.F873])" office:value-type="float" office:value="59" calcext:value-type="float">
            <text:p>5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31T12:32:29" calcext:value-type="date">
            <text:p>31.08.2020</text:p>
          </table:table-cell>
          <table:table-cell table:style-name="ce4" office:value-type="string" calcext:value-type="string">
            <text:p>POZITIF37,89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7,89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445827300" calcext:value-type="float">
            <text:p>16445827300</text:p>
          </table:table-cell>
          <table:table-cell table:style-name="ce4" office:value-type="string" calcext:value-type="string">
            <text:p>YETER GÜRBÜZ</text:p>
          </table:table-cell>
          <table:table-cell table:style-name="ce15" office:value-type="string" calcext:value-type="string">
            <text:p>0</text:p>
          </table:table-cell>
          <table:table-cell table:formula="of:=2022-YEAR([.F874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1-13" calcext:value-type="date">
            <text:p>13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8T13:50:46" calcext:value-type="date">
            <text:p>08.09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4507225922" calcext:value-type="float">
            <text:p>64507225922</text:p>
          </table:table-cell>
          <table:table-cell table:style-name="ce4" office:value-type="string" calcext:value-type="string">
            <text:p>SALİHA ALEV</text:p>
          </table:table-cell>
          <table:table-cell table:style-name="ce15" office:value-type="string" calcext:value-type="string">
            <text:p>0</text:p>
          </table:table-cell>
          <table:table-cell table:formula="of:=2022-YEAR([.F875])" office:value-type="float" office:value="59" calcext:value-type="float">
            <text:p>5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3-03-14" calcext:value-type="date">
            <text:p>14.03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2:19" calcext:value-type="date">
            <text:p>19.01.2021</text:p>
          </table:table-cell>
          <table:table-cell table:style-name="ce4" office:value-type="string" calcext:value-type="string">
            <text:p>43.06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3.0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2">
          <table:table-cell office:value-type="float" office:value="22331075182" calcext:value-type="float">
            <text:p>22331075182</text:p>
          </table:table-cell>
          <table:table-cell table:style-name="ce4" office:value-type="string" calcext:value-type="string">
            <text:p>FİRDES KARAMEŞE</text:p>
          </table:table-cell>
          <table:table-cell table:style-name="ce15" office:value-type="string" calcext:value-type="string">
            <text:p>0</text:p>
          </table:table-cell>
          <table:table-cell table:formula="of:=2022-YEAR([.F876])" office:value-type="float" office:value="59" calcext:value-type="float">
            <text:p>5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2T14:22:30" calcext:value-type="date">
            <text:p>12.02.2021</text:p>
          </table:table-cell>
          <table:table-cell table:style-name="ce4" office:value-type="string" calcext:value-type="string">
            <text:p>82.42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2.4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15" office:value-type="string" calcext:value-type="string">
            <text:p>1</text:p>
          </table:table-cell>
          <table:table-cell table:formula="of:=2022-YEAR([.F877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30:10" calcext:value-type="date">
            <text:p>02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1610095726" calcext:value-type="float">
            <text:p>51610095726</text:p>
          </table:table-cell>
          <table:table-cell table:style-name="ce4" office:value-type="string" calcext:value-type="string">
            <text:p>AYŞE MELEK</text:p>
          </table:table-cell>
          <table:table-cell table:style-name="ce15" office:value-type="string" calcext:value-type="string">
            <text:p>0</text:p>
          </table:table-cell>
          <table:table-cell table:formula="of:=2022-YEAR([.F878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9-01" calcext:value-type="date">
            <text:p>01.09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2:31:26" calcext:value-type="date">
            <text:p>05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15" office:value-type="string" calcext:value-type="string">
            <text:p>0</text:p>
          </table:table-cell>
          <table:table-cell table:formula="of:=2022-YEAR([.F879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10-09" calcext:value-type="date">
            <text:p>09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3:16:44" calcext:value-type="date">
            <text:p>06.04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15" office:value-type="string" calcext:value-type="string">
            <text:p>1</text:p>
          </table:table-cell>
          <table:table-cell table:formula="of:=2022-YEAR([.F880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7T12:37:24" calcext:value-type="date">
            <text:p>07.05.2021</text:p>
          </table:table-cell>
          <table:table-cell table:style-name="ce4" office:value-type="string" calcext:value-type="string">
            <text:p>751.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51.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929218192" calcext:value-type="float">
            <text:p>47929218192</text:p>
          </table:table-cell>
          <table:table-cell table:style-name="ce4" office:value-type="string" calcext:value-type="string">
            <text:p>SALİHA AKINTAŞ</text:p>
          </table:table-cell>
          <table:table-cell table:style-name="ce15" office:value-type="string" calcext:value-type="string">
            <text:p>0</text:p>
          </table:table-cell>
          <table:table-cell table:formula="of:=2022-YEAR([.F881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2-01" calcext:value-type="date">
            <text:p>01.0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09:57:35" calcext:value-type="date">
            <text:p>18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083284622" calcext:value-type="float">
            <text:p>27083284622</text:p>
          </table:table-cell>
          <table:table-cell table:style-name="ce4" office:value-type="string" calcext:value-type="string">
            <text:p>NAZMİYE ÖZEKEN</text:p>
          </table:table-cell>
          <table:table-cell table:style-name="ce15" office:value-type="string" calcext:value-type="string">
            <text:p>0</text:p>
          </table:table-cell>
          <table:table-cell table:formula="of:=2022-YEAR([.F882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2-02" calcext:value-type="date">
            <text:p>02.0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9:22" calcext:value-type="date">
            <text:p>24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6150502720" calcext:value-type="float">
            <text:p>26150502720</text:p>
          </table:table-cell>
          <table:table-cell table:style-name="ce4" office:value-type="string" calcext:value-type="string">
            <text:p>ALİ TURAN</text:p>
          </table:table-cell>
          <table:table-cell table:style-name="ce15" office:value-type="string" calcext:value-type="string">
            <text:p>1</text:p>
          </table:table-cell>
          <table:table-cell table:formula="of:=2022-YEAR([.F883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3-15" calcext:value-type="date">
            <text:p>15.03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4:07:34" calcext:value-type="date">
            <text:p>28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15" office:value-type="string" calcext:value-type="string">
            <text:p>1</text:p>
          </table:table-cell>
          <table:table-cell table:formula="of:=2022-YEAR([.F884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31T14:30:35" calcext:value-type="date">
            <text:p>31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067312840" calcext:value-type="float">
            <text:p>45067312840</text:p>
          </table:table-cell>
          <table:table-cell table:style-name="ce4" office:value-type="string" calcext:value-type="string">
            <text:p>OSMAN ALPAY</text:p>
          </table:table-cell>
          <table:table-cell table:style-name="ce15" office:value-type="string" calcext:value-type="string">
            <text:p>1</text:p>
          </table:table-cell>
          <table:table-cell table:formula="of:=2022-YEAR([.F885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6-22" calcext:value-type="date">
            <text:p>22.06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1:59:50" calcext:value-type="date">
            <text:p>07.06.2021</text:p>
          </table:table-cell>
          <table:table-cell table:style-name="ce4" office:value-type="string" calcext:value-type="string">
            <text:p>210,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10,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778517338" calcext:value-type="float">
            <text:p>25778517338</text:p>
          </table:table-cell>
          <table:table-cell table:style-name="ce4" office:value-type="string" calcext:value-type="string">
            <text:p>ASIM KAPLAN</text:p>
          </table:table-cell>
          <table:table-cell table:style-name="ce15" office:value-type="string" calcext:value-type="string">
            <text:p>1</text:p>
          </table:table-cell>
          <table:table-cell table:formula="of:=2022-YEAR([.F886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1" calcext:value-type="date">
            <text:p>09.06.2021</text:p>
          </table:table-cell>
          <table:table-cell table:style-name="ce4" office:value-type="string" calcext:value-type="string">
            <text:p>186,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6,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325243414" calcext:value-type="float">
            <text:p>28325243414</text:p>
          </table:table-cell>
          <table:table-cell table:style-name="ce4" office:value-type="string" calcext:value-type="string">
            <text:p>LEYLA SARI</text:p>
          </table:table-cell>
          <table:table-cell table:style-name="ce15" office:value-type="string" calcext:value-type="string">
            <text:p>0</text:p>
          </table:table-cell>
          <table:table-cell table:formula="of:=2022-YEAR([.F887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8-02" calcext:value-type="date">
            <text:p>02.08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4:10:36" calcext:value-type="date">
            <text:p>23.06.2021</text:p>
          </table:table-cell>
          <table:table-cell table:style-name="ce4" office:value-type="string" calcext:value-type="string">
            <text:p>30,71</text:p>
            <text:p/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0,71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15" office:value-type="string" calcext:value-type="string">
            <text:p>0</text:p>
          </table:table-cell>
          <table:table-cell table:formula="of:=2022-YEAR([.F888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10-09" calcext:value-type="date">
            <text:p>09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6:06:58" calcext:value-type="date">
            <text:p>05.07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1693128174" calcext:value-type="float">
            <text:p>61693128174</text:p>
          </table:table-cell>
          <table:table-cell table:style-name="ce4" office:value-type="string" calcext:value-type="string">
            <text:p>FİKRET AKKAYA</text:p>
          </table:table-cell>
          <table:table-cell table:style-name="ce15" office:value-type="string" calcext:value-type="string">
            <text:p>0</text:p>
          </table:table-cell>
          <table:table-cell table:formula="of:=2022-YEAR([.F889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12-24" calcext:value-type="date">
            <text:p>24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0" calcext:value-type="date">
            <text:p>13.07.2021</text:p>
          </table:table-cell>
          <table:table-cell table:style-name="ce4" office:value-type="string" calcext:value-type="string">
            <text:p>146,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6,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15" office:value-type="string" calcext:value-type="string">
            <text:p>1</text:p>
          </table:table-cell>
          <table:table-cell table:formula="of:=2022-YEAR([.F890])" office:value-type="float" office:value="59" calcext:value-type="float">
            <text:p>5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31T14:30:17" calcext:value-type="date">
            <text:p>31.08.2021</text:p>
          </table:table-cell>
          <table:table-cell table:style-name="ce4" office:value-type="string" calcext:value-type="string">
            <text:p>44,63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4,6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15" office:value-type="string" calcext:value-type="string">
            <text:p>1</text:p>
          </table:table-cell>
          <table:table-cell table:formula="of:=2022-YEAR([.F891])" office:value-type="float" office:value="59" calcext:value-type="float">
            <text:p>5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3:26:17" calcext:value-type="date">
            <text:p>01.09.2021</text:p>
          </table:table-cell>
          <table:table-cell table:style-name="ce4" office:value-type="string" calcext:value-type="string">
            <text:p>17,96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7,9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7535118038" calcext:value-type="float">
            <text:p>57535118038</text:p>
          </table:table-cell>
          <table:table-cell table:style-name="ce4" office:value-type="string" calcext:value-type="string">
            <text:p>MAHMUT AKBAŞ</text:p>
          </table:table-cell>
          <table:table-cell table:style-name="ce15" office:value-type="string" calcext:value-type="string">
            <text:p>1</text:p>
          </table:table-cell>
          <table:table-cell table:formula="of:=2022-YEAR([.F892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10-11" calcext:value-type="date">
            <text:p>11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6:00:57" calcext:value-type="date">
            <text:p>03.09.2021</text:p>
          </table:table-cell>
          <table:table-cell table:style-name="ce4" office:value-type="string" calcext:value-type="string">
            <text:p>109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9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528047654" calcext:value-type="float">
            <text:p>52528047654</text:p>
          </table:table-cell>
          <table:table-cell table:style-name="ce4" office:value-type="string" calcext:value-type="string">
            <text:p>PERİHAN YILMAZ</text:p>
          </table:table-cell>
          <table:table-cell table:style-name="ce15" office:value-type="string" calcext:value-type="string">
            <text:p>0</text:p>
          </table:table-cell>
          <table:table-cell table:formula="of:=2022-YEAR([.F893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5-01" calcext:value-type="date">
            <text:p>01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43:04" calcext:value-type="date">
            <text:p>29.09.2021</text:p>
          </table:table-cell>
          <table:table-cell table:style-name="ce4" office:value-type="string" calcext:value-type="string">
            <text:p>36,7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,7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6728914672" calcext:value-type="float">
            <text:p>26728914672</text:p>
          </table:table-cell>
          <table:table-cell table:style-name="ce4" office:value-type="string" calcext:value-type="string">
            <text:p>ZEYNEP SARPDAĞ</text:p>
          </table:table-cell>
          <table:table-cell table:style-name="ce15" office:value-type="string" calcext:value-type="string">
            <text:p>0</text:p>
          </table:table-cell>
          <table:table-cell table:formula="of:=2022-YEAR([.F894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2:32:26" calcext:value-type="date">
            <text:p>01.10.2021</text:p>
          </table:table-cell>
          <table:table-cell table:style-name="ce4" office:value-type="string" calcext:value-type="string">
            <text:p>118,9</text:p>
            <text:p/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8,9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067312840" calcext:value-type="float">
            <text:p>45067312840</text:p>
          </table:table-cell>
          <table:table-cell table:style-name="ce4" office:value-type="string" calcext:value-type="string">
            <text:p>OSMAN ALPAY</text:p>
          </table:table-cell>
          <table:table-cell table:style-name="ce15" office:value-type="string" calcext:value-type="string">
            <text:p>1</text:p>
          </table:table-cell>
          <table:table-cell table:formula="of:=2022-YEAR([.F895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6-22" calcext:value-type="date">
            <text:p>22.06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5T11:31:01" calcext:value-type="date">
            <text:p>05.11.2021</text:p>
          </table:table-cell>
          <table:table-cell table:style-name="ce4" office:value-type="string" calcext:value-type="string">
            <text:p>113,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3,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929218192" calcext:value-type="float">
            <text:p>47929218192</text:p>
          </table:table-cell>
          <table:table-cell table:style-name="ce4" office:value-type="string" calcext:value-type="string">
            <text:p>SALİHA AKINTAŞ</text:p>
          </table:table-cell>
          <table:table-cell table:style-name="ce15" office:value-type="string" calcext:value-type="string">
            <text:p>0</text:p>
          </table:table-cell>
          <table:table-cell table:formula="of:=2022-YEAR([.F896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2-01" calcext:value-type="date">
            <text:p>01.0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0:04:16" calcext:value-type="date">
            <text:p>08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076512148" calcext:value-type="float">
            <text:p>39076512148</text:p>
          </table:table-cell>
          <table:table-cell table:style-name="ce4" office:value-type="string" calcext:value-type="string">
            <text:p>DÜRDANE AKARSLAN</text:p>
          </table:table-cell>
          <table:table-cell table:style-name="ce15" office:value-type="string" calcext:value-type="string">
            <text:p>0</text:p>
          </table:table-cell>
          <table:table-cell table:formula="of:=2022-YEAR([.F897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49:56" calcext:value-type="date">
            <text:p>16.11.2021</text:p>
          </table:table-cell>
          <table:table-cell table:style-name="ce4" office:value-type="string" calcext:value-type="string">
            <text:p>51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1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15" office:value-type="string" calcext:value-type="string">
            <text:p>1</text:p>
          </table:table-cell>
          <table:table-cell table:formula="of:=2022-YEAR([.F898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23:52" calcext:value-type="date">
            <text:p>06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560296206" calcext:value-type="float">
            <text:p>15560296206</text:p>
          </table:table-cell>
          <table:table-cell table:style-name="ce4" office:value-type="string" calcext:value-type="string">
            <text:p>FARUK KIYMET</text:p>
          </table:table-cell>
          <table:table-cell table:style-name="ce15" office:value-type="string" calcext:value-type="string">
            <text:p>1</text:p>
          </table:table-cell>
          <table:table-cell table:formula="of:=2022-YEAR([.F899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12-15" calcext:value-type="date">
            <text:p>15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1:00:47" calcext:value-type="date">
            <text:p>08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8871746948" calcext:value-type="float">
            <text:p>48871746948</text:p>
          </table:table-cell>
          <table:table-cell table:style-name="ce4" office:value-type="string" calcext:value-type="string">
            <text:p>NAZIM GÜREL</text:p>
          </table:table-cell>
          <table:table-cell table:style-name="ce15" office:value-type="string" calcext:value-type="string">
            <text:p>1</text:p>
          </table:table-cell>
          <table:table-cell table:formula="of:=2022-YEAR([.F900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9-30" calcext:value-type="date">
            <text:p>30.09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1:29:35" calcext:value-type="date">
            <text:p>09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1334103998" calcext:value-type="float">
            <text:p>51334103998</text:p>
          </table:table-cell>
          <table:table-cell table:style-name="ce4" office:value-type="string" calcext:value-type="string">
            <text:p>AKGÜL AYBEK</text:p>
          </table:table-cell>
          <table:table-cell table:style-name="ce15" office:value-type="string" calcext:value-type="string">
            <text:p>0</text:p>
          </table:table-cell>
          <table:table-cell table:formula="of:=2022-YEAR([.F901])" office:value-type="float" office:value="59" calcext:value-type="float">
            <text:p>5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3-10-30" calcext:value-type="date">
            <text:p>30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5:32:47" calcext:value-type="date">
            <text:p>07.02.2022</text:p>
          </table:table-cell>
          <table:table-cell table:style-name="ce4" office:value-type="string" calcext:value-type="string">
            <text:p>416,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16,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067312840" calcext:value-type="float">
            <text:p>45067312840</text:p>
          </table:table-cell>
          <table:table-cell table:style-name="ce4" office:value-type="string" calcext:value-type="string">
            <text:p>OSMAN ALPAY</text:p>
          </table:table-cell>
          <table:table-cell table:style-name="ce15" office:value-type="string" calcext:value-type="string">
            <text:p>1</text:p>
          </table:table-cell>
          <table:table-cell table:formula="of:=2022-YEAR([.F902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6-22" calcext:value-type="date">
            <text:p>22.06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7:12" calcext:value-type="date">
            <text:p>01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15" office:value-type="string" calcext:value-type="string">
            <text:p>1</text:p>
          </table:table-cell>
          <table:table-cell table:formula="of:=2022-YEAR([.F903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5:50:22" calcext:value-type="date">
            <text:p>07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15" office:value-type="string" calcext:value-type="string">
            <text:p>0</text:p>
          </table:table-cell>
          <table:table-cell table:formula="of:=2022-YEAR([.F904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10-09" calcext:value-type="date">
            <text:p>09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1:20:36" calcext:value-type="date">
            <text:p>21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8325243414" calcext:value-type="float">
            <text:p>28325243414</text:p>
          </table:table-cell>
          <table:table-cell table:style-name="ce4" office:value-type="string" calcext:value-type="string">
            <text:p>LEYLA SARI</text:p>
          </table:table-cell>
          <table:table-cell table:style-name="ce15" office:value-type="string" calcext:value-type="string">
            <text:p>0</text:p>
          </table:table-cell>
          <table:table-cell table:formula="of:=2022-YEAR([.F905])" office:value-type="float" office:value="59" calcext:value-type="float">
            <text:p>5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3-08-02" calcext:value-type="date">
            <text:p>02.08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1:32:37" calcext:value-type="date">
            <text:p>23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15" office:value-type="string" calcext:value-type="string">
            <text:p>1</text:p>
          </table:table-cell>
          <table:table-cell table:formula="of:=2022-YEAR([.F906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14:29" calcext:value-type="date">
            <text:p>10.06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812421362" calcext:value-type="float">
            <text:p>41812421362</text:p>
          </table:table-cell>
          <table:table-cell table:style-name="ce4" office:value-type="string" calcext:value-type="string">
            <text:p>ŞAHİN BOZDEMİR</text:p>
          </table:table-cell>
          <table:table-cell table:style-name="ce15" office:value-type="string" calcext:value-type="string">
            <text:p>1</text:p>
          </table:table-cell>
          <table:table-cell table:formula="of:=2022-YEAR([.F907])" office:value-type="float" office:value="60" calcext:value-type="float">
            <text:p>6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5-01" calcext:value-type="date">
            <text:p>01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4:38:06" calcext:value-type="date">
            <text:p>23.06.2020</text:p>
          </table:table-cell>
          <table:table-cell table:style-name="ce4" office:value-type="string" calcext:value-type="string">
            <text:p>Pozitif 1.917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917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950184152" calcext:value-type="float">
            <text:p>18950184152</text:p>
          </table:table-cell>
          <table:table-cell table:style-name="ce4" office:value-type="string" calcext:value-type="string">
            <text:p>NEVİN ER</text:p>
          </table:table-cell>
          <table:table-cell table:style-name="ce15" office:value-type="string" calcext:value-type="string">
            <text:p>0</text:p>
          </table:table-cell>
          <table:table-cell table:formula="of:=2022-YEAR([.F908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7-16" calcext:value-type="date">
            <text:p>16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0:06:52" calcext:value-type="date">
            <text:p>02.09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15" office:value-type="string" calcext:value-type="string">
            <text:p>1</text:p>
          </table:table-cell>
          <table:table-cell table:formula="of:=2022-YEAR([.F909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0T11:12:47" calcext:value-type="date">
            <text:p>10.09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022638634" calcext:value-type="float">
            <text:p>22022638634</text:p>
          </table:table-cell>
          <table:table-cell table:style-name="ce4" office:value-type="string" calcext:value-type="string">
            <text:p>HATİCE ARSLAN</text:p>
          </table:table-cell>
          <table:table-cell table:style-name="ce15" office:value-type="string" calcext:value-type="string">
            <text:p>0</text:p>
          </table:table-cell>
          <table:table-cell table:formula="of:=2022-YEAR([.F910])" office:value-type="float" office:value="60" calcext:value-type="float">
            <text:p>60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2-05-01" calcext:value-type="date">
            <text:p>01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1:16:41" calcext:value-type="date">
            <text:p>23.03.2021</text:p>
          </table:table-cell>
          <table:table-cell table:style-name="ce4" office:value-type="string" calcext:value-type="string">
            <text:p>318.5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18.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466299926" calcext:value-type="float">
            <text:p>45466299926</text:p>
          </table:table-cell>
          <table:table-cell table:style-name="ce4" office:value-type="string" calcext:value-type="string">
            <text:p>ŞERİFE YILMAZ</text:p>
          </table:table-cell>
          <table:table-cell table:style-name="ce15" office:value-type="string" calcext:value-type="string">
            <text:p>0</text:p>
          </table:table-cell>
          <table:table-cell table:formula="of:=2022-YEAR([.F911])" office:value-type="float" office:value="60" calcext:value-type="float">
            <text:p>6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1-04" calcext:value-type="date">
            <text:p>04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22" calcext:value-type="date">
            <text:p>31.03.2021</text:p>
          </table:table-cell>
          <table:table-cell table:style-name="ce4" office:value-type="string" calcext:value-type="string">
            <text:p>300.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00.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15" office:value-type="string" calcext:value-type="string">
            <text:p>1</text:p>
          </table:table-cell>
          <table:table-cell table:formula="of:=2022-YEAR([.F912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8:06" calcext:value-type="date">
            <text:p>31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9245404104" calcext:value-type="float">
            <text:p>59245404104</text:p>
          </table:table-cell>
          <table:table-cell table:style-name="ce4" office:value-type="string" calcext:value-type="string">
            <text:p>ZEYNEP İPEK</text:p>
          </table:table-cell>
          <table:table-cell table:style-name="ce15" office:value-type="string" calcext:value-type="string">
            <text:p>0</text:p>
          </table:table-cell>
          <table:table-cell table:formula="of:=2022-YEAR([.F913])" office:value-type="float" office:value="60" calcext:value-type="float">
            <text:p>6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6-30" calcext:value-type="date">
            <text:p>30.06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4:38:12" calcext:value-type="date">
            <text:p>06.04.2021</text:p>
          </table:table-cell>
          <table:table-cell table:style-name="ce4" office:value-type="string" calcext:value-type="string">
            <text:p>622.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22.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414466818" calcext:value-type="float">
            <text:p>40414466818</text:p>
          </table:table-cell>
          <table:table-cell table:style-name="ce4" office:value-type="string" calcext:value-type="string">
            <text:p>YADİGAR SAKACI</text:p>
          </table:table-cell>
          <table:table-cell table:style-name="ce15" office:value-type="string" calcext:value-type="string">
            <text:p>1</text:p>
          </table:table-cell>
          <table:table-cell table:formula="of:=2022-YEAR([.F914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1-07" calcext:value-type="date">
            <text:p>07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0:30:57" calcext:value-type="date">
            <text:p>05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414466818" calcext:value-type="float">
            <text:p>40414466818</text:p>
          </table:table-cell>
          <table:table-cell table:style-name="ce4" office:value-type="string" calcext:value-type="string">
            <text:p>YADİGAR SAKACI</text:p>
          </table:table-cell>
          <table:table-cell table:style-name="ce15" office:value-type="string" calcext:value-type="string">
            <text:p>1</text:p>
          </table:table-cell>
          <table:table-cell table:formula="of:=2022-YEAR([.F915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1-07" calcext:value-type="date">
            <text:p>07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0T14:39:46" calcext:value-type="date">
            <text:p>20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719763534" calcext:value-type="float">
            <text:p>12719763534</text:p>
          </table:table-cell>
          <table:table-cell table:style-name="ce4" office:value-type="string" calcext:value-type="string">
            <text:p>SADIK TELLİ</text:p>
          </table:table-cell>
          <table:table-cell table:style-name="ce15" office:value-type="string" calcext:value-type="string">
            <text:p>1</text:p>
          </table:table-cell>
          <table:table-cell table:formula="of:=2022-YEAR([.F916])" office:value-type="float" office:value="60" calcext:value-type="float">
            <text:p>6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5-14" calcext:value-type="date">
            <text:p>14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1:28" calcext:value-type="date">
            <text:p>25.05.2021</text:p>
          </table:table-cell>
          <table:table-cell table:style-name="ce4" office:value-type="string" calcext:value-type="string">
            <text:p>59.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9.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4077011530" calcext:value-type="float">
            <text:p>24077011530</text:p>
          </table:table-cell>
          <table:table-cell table:style-name="ce4" office:value-type="string" calcext:value-type="string">
            <text:p>GÜLDEN DEMİR</text:p>
          </table:table-cell>
          <table:table-cell table:style-name="ce15" office:value-type="string" calcext:value-type="string">
            <text:p>0</text:p>
          </table:table-cell>
          <table:table-cell table:formula="of:=2022-YEAR([.F917])" office:value-type="float" office:value="60" calcext:value-type="float">
            <text:p>6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2-01" calcext:value-type="date">
            <text:p>01.02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6:48" calcext:value-type="date">
            <text:p>25.05.2021</text:p>
          </table:table-cell>
          <table:table-cell table:style-name="ce4" office:value-type="string" calcext:value-type="string">
            <text:p>20.3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.3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022638634" calcext:value-type="float">
            <text:p>22022638634</text:p>
          </table:table-cell>
          <table:table-cell table:style-name="ce4" office:value-type="string" calcext:value-type="string">
            <text:p>HATİCE ARSLAN</text:p>
          </table:table-cell>
          <table:table-cell table:style-name="ce15" office:value-type="string" calcext:value-type="string">
            <text:p>0</text:p>
          </table:table-cell>
          <table:table-cell table:formula="of:=2022-YEAR([.F918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5-01" calcext:value-type="date">
            <text:p>01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2:32:54" calcext:value-type="date">
            <text:p>05.07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15" office:value-type="string" calcext:value-type="string">
            <text:p>1</text:p>
          </table:table-cell>
          <table:table-cell table:formula="of:=2022-YEAR([.F919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4:00:47" calcext:value-type="date">
            <text:p>24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950184152" calcext:value-type="float">
            <text:p>18950184152</text:p>
          </table:table-cell>
          <table:table-cell table:style-name="ce4" office:value-type="string" calcext:value-type="string">
            <text:p>NEVİN ER</text:p>
          </table:table-cell>
          <table:table-cell table:style-name="ce15" office:value-type="string" calcext:value-type="string">
            <text:p>0</text:p>
          </table:table-cell>
          <table:table-cell table:formula="of:=2022-YEAR([.F920])" office:value-type="float" office:value="60" calcext:value-type="float">
            <text:p>60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2-07-16" calcext:value-type="date">
            <text:p>16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4:05:23" calcext:value-type="date">
            <text:p>01.09.2021</text:p>
          </table:table-cell>
          <table:table-cell table:style-name="ce4" office:value-type="string" calcext:value-type="string">
            <text:p>9,72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,72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344676590" calcext:value-type="float">
            <text:p>15344676590</text:p>
          </table:table-cell>
          <table:table-cell table:style-name="ce4" office:value-type="string" calcext:value-type="string">
            <text:p>ZÜBEYDE TÜFENKÇİ</text:p>
          </table:table-cell>
          <table:table-cell table:style-name="ce15" office:value-type="string" calcext:value-type="string">
            <text:p>0</text:p>
          </table:table-cell>
          <table:table-cell table:formula="of:=2022-YEAR([.F921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5-01" calcext:value-type="date">
            <text:p>01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5:24:14" calcext:value-type="date">
            <text:p>03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752695732" calcext:value-type="float">
            <text:p>44752695732</text:p>
          </table:table-cell>
          <table:table-cell table:style-name="ce4" office:value-type="string" calcext:value-type="string">
            <text:p>ALİ TOPRAK</text:p>
          </table:table-cell>
          <table:table-cell table:style-name="ce15" office:value-type="string" calcext:value-type="string">
            <text:p>1</text:p>
          </table:table-cell>
          <table:table-cell table:formula="of:=2022-YEAR([.F922])" office:value-type="float" office:value="60" calcext:value-type="float">
            <text:p>6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11-17" calcext:value-type="date">
            <text:p>17.1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5:55:57" calcext:value-type="date">
            <text:p>08.09.2021</text:p>
          </table:table-cell>
          <table:table-cell table:style-name="ce4" office:value-type="string" calcext:value-type="string">
            <text:p>1253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53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719763534" calcext:value-type="float">
            <text:p>12719763534</text:p>
          </table:table-cell>
          <table:table-cell table:style-name="ce4" office:value-type="string" calcext:value-type="string">
            <text:p>SADIK TELLİ</text:p>
          </table:table-cell>
          <table:table-cell table:style-name="ce15" office:value-type="string" calcext:value-type="string">
            <text:p>1</text:p>
          </table:table-cell>
          <table:table-cell table:formula="of:=2022-YEAR([.F923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5-14" calcext:value-type="date">
            <text:p>14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2:35" calcext:value-type="date">
            <text:p>09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2963280250" calcext:value-type="float">
            <text:p>32963280250</text:p>
          </table:table-cell>
          <table:table-cell table:style-name="ce4" office:value-type="string" calcext:value-type="string">
            <text:p>SATİ ÜNAL</text:p>
          </table:table-cell>
          <table:table-cell table:style-name="ce15" office:value-type="string" calcext:value-type="string">
            <text:p>0</text:p>
          </table:table-cell>
          <table:table-cell table:formula="of:=2022-YEAR([.F924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8-01" calcext:value-type="date">
            <text:p>01.08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4:47" calcext:value-type="date">
            <text:p>09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6482932950" calcext:value-type="float">
            <text:p>26482932950</text:p>
          </table:table-cell>
          <table:table-cell table:style-name="ce4" office:value-type="string" calcext:value-type="string">
            <text:p>YAKUP GENÇEL</text:p>
          </table:table-cell>
          <table:table-cell table:style-name="ce15" office:value-type="string" calcext:value-type="string">
            <text:p>1</text:p>
          </table:table-cell>
          <table:table-cell table:formula="of:=2022-YEAR([.F925])" office:value-type="float" office:value="60" calcext:value-type="float">
            <text:p>6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3-01" calcext:value-type="date">
            <text:p>01.03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3:00:08" calcext:value-type="date">
            <text:p>14.09.2021</text:p>
          </table:table-cell>
          <table:table-cell table:style-name="ce4" office:value-type="string" calcext:value-type="string">
            <text:p>104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4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414466818" calcext:value-type="float">
            <text:p>40414466818</text:p>
          </table:table-cell>
          <table:table-cell table:style-name="ce4" office:value-type="string" calcext:value-type="string">
            <text:p>YADİGAR SAKACI</text:p>
          </table:table-cell>
          <table:table-cell table:style-name="ce15" office:value-type="string" calcext:value-type="string">
            <text:p>1</text:p>
          </table:table-cell>
          <table:table-cell table:formula="of:=2022-YEAR([.F926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1-07" calcext:value-type="date">
            <text:p>07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40:22" calcext:value-type="date">
            <text:p>28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4077011530" calcext:value-type="float">
            <text:p>24077011530</text:p>
          </table:table-cell>
          <table:table-cell table:style-name="ce4" office:value-type="string" calcext:value-type="string">
            <text:p>GÜLDEN DEMİR</text:p>
          </table:table-cell>
          <table:table-cell table:style-name="ce15" office:value-type="string" calcext:value-type="string">
            <text:p>0</text:p>
          </table:table-cell>
          <table:table-cell table:formula="of:=2022-YEAR([.F927])" office:value-type="float" office:value="60" calcext:value-type="float">
            <text:p>6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2-01" calcext:value-type="date">
            <text:p>01.02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2T10:57:21" calcext:value-type="date">
            <text:p>22.12.2021</text:p>
          </table:table-cell>
          <table:table-cell table:style-name="ce4" office:value-type="string" calcext:value-type="string">
            <text:p>23,9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3,9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15" office:value-type="string" calcext:value-type="string">
            <text:p>1</text:p>
          </table:table-cell>
          <table:table-cell table:formula="of:=2022-YEAR([.F928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1:59:44" calcext:value-type="date">
            <text:p>13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950184152" calcext:value-type="float">
            <text:p>18950184152</text:p>
          </table:table-cell>
          <table:table-cell table:style-name="ce4" office:value-type="string" calcext:value-type="string">
            <text:p>NEVİN ER</text:p>
          </table:table-cell>
          <table:table-cell table:style-name="ce15" office:value-type="string" calcext:value-type="string">
            <text:p>0</text:p>
          </table:table-cell>
          <table:table-cell table:formula="of:=2022-YEAR([.F929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7-16" calcext:value-type="date">
            <text:p>16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41:33" calcext:value-type="date">
            <text:p>14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921575396" calcext:value-type="float">
            <text:p>23921575396</text:p>
          </table:table-cell>
          <table:table-cell table:style-name="ce4" office:value-type="string" calcext:value-type="string">
            <text:p>BEKİR ARSLAN</text:p>
          </table:table-cell>
          <table:table-cell table:style-name="ce15" office:value-type="string" calcext:value-type="string">
            <text:p>1</text:p>
          </table:table-cell>
          <table:table-cell table:formula="of:=2022-YEAR([.F930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3-07" calcext:value-type="date">
            <text:p>07.03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4:56:56" calcext:value-type="date">
            <text:p>17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719763534" calcext:value-type="float">
            <text:p>12719763534</text:p>
          </table:table-cell>
          <table:table-cell table:style-name="ce4" office:value-type="string" calcext:value-type="string">
            <text:p>SADIK TELLİ</text:p>
          </table:table-cell>
          <table:table-cell table:style-name="ce15" office:value-type="string" calcext:value-type="string">
            <text:p>1</text:p>
          </table:table-cell>
          <table:table-cell table:formula="of:=2022-YEAR([.F931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5-14" calcext:value-type="date">
            <text:p>14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1:39:27" calcext:value-type="date">
            <text:p>25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4736554504" calcext:value-type="float">
            <text:p>54736554504</text:p>
          </table:table-cell>
          <table:table-cell table:style-name="ce4" office:value-type="string" calcext:value-type="string">
            <text:p>İBRAHİM OKUR</text:p>
          </table:table-cell>
          <table:table-cell table:style-name="ce15" office:value-type="string" calcext:value-type="string">
            <text:p>1</text:p>
          </table:table-cell>
          <table:table-cell table:formula="of:=2022-YEAR([.F932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5-20" calcext:value-type="date">
            <text:p>20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9T15:38:06" calcext:value-type="date">
            <text:p>09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290194880" calcext:value-type="float">
            <text:p>18290194880</text:p>
          </table:table-cell>
          <table:table-cell table:style-name="ce4" office:value-type="string" calcext:value-type="string">
            <text:p>ABDULKADIR AGCA</text:p>
          </table:table-cell>
          <table:table-cell table:style-name="ce15" office:value-type="string" calcext:value-type="string">
            <text:p>1</text:p>
          </table:table-cell>
          <table:table-cell table:formula="of:=2022-YEAR([.F933])" office:value-type="float" office:value="60" calcext:value-type="float">
            <text:p>6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11-05" calcext:value-type="date">
            <text:p>05.1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5:25:55" calcext:value-type="date">
            <text:p>23.03.2022</text:p>
          </table:table-cell>
          <table:table-cell table:style-name="ce4" office:value-type="string" calcext:value-type="string">
            <text:p>123,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3,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547296844" calcext:value-type="float">
            <text:p>45547296844</text:p>
          </table:table-cell>
          <table:table-cell table:style-name="ce4" office:value-type="string" calcext:value-type="string">
            <text:p>MUSA ALTUNTAŞ</text:p>
          </table:table-cell>
          <table:table-cell table:style-name="ce15" office:value-type="string" calcext:value-type="string">
            <text:p>1</text:p>
          </table:table-cell>
          <table:table-cell table:formula="of:=2022-YEAR([.F934])" office:value-type="float" office:value="60" calcext:value-type="float">
            <text:p>6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2-04-29" calcext:value-type="date">
            <text:p>29.04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4:29:52" calcext:value-type="date">
            <text:p>24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466299926" calcext:value-type="float">
            <text:p>45466299926</text:p>
          </table:table-cell>
          <table:table-cell table:style-name="ce4" office:value-type="string" calcext:value-type="string">
            <text:p>ŞERİFE YILMAZ</text:p>
          </table:table-cell>
          <table:table-cell table:style-name="ce15" office:value-type="string" calcext:value-type="string">
            <text:p>0</text:p>
          </table:table-cell>
          <table:table-cell table:formula="of:=2022-YEAR([.F935])" office:value-type="float" office:value="60" calcext:value-type="float">
            <text:p>6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2-01-04" calcext:value-type="date">
            <text:p>04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3:36:14" calcext:value-type="date">
            <text:p>28.03.2022</text:p>
          </table:table-cell>
          <table:table-cell table:style-name="ce4" office:value-type="string" calcext:value-type="string">
            <text:p>270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70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338838048" calcext:value-type="float">
            <text:p>29338838048</text:p>
          </table:table-cell>
          <table:table-cell table:style-name="ce4" office:value-type="string" calcext:value-type="string">
            <text:p>NEVİN ES</text:p>
          </table:table-cell>
          <table:table-cell table:style-name="ce15" office:value-type="string" calcext:value-type="string">
            <text:p>0</text:p>
          </table:table-cell>
          <table:table-cell table:formula="of:=2022-YEAR([.F936])" office:value-type="float" office:value="61" calcext:value-type="float">
            <text:p>6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5-20" calcext:value-type="date">
            <text:p>20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7T10:43:27" calcext:value-type="date">
            <text:p>17.06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722191180" calcext:value-type="float">
            <text:p>18722191180</text:p>
          </table:table-cell>
          <table:table-cell table:style-name="ce4" office:value-type="string" calcext:value-type="string">
            <text:p>SABRİYE ALTINTAŞ</text:p>
          </table:table-cell>
          <table:table-cell table:style-name="ce15" office:value-type="string" calcext:value-type="string">
            <text:p>0</text:p>
          </table:table-cell>
          <table:table-cell table:formula="of:=2022-YEAR([.F937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2-04" calcext:value-type="date">
            <text:p>04.0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30T14:33:57" calcext:value-type="date">
            <text:p>30.06.2020</text:p>
          </table:table-cell>
          <table:table-cell table:style-name="ce4" office:value-type="string" calcext:value-type="string">
            <text:p>Pozitif 3.027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027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15" office:value-type="string" calcext:value-type="string">
            <text:p>0</text:p>
          </table:table-cell>
          <table:table-cell table:formula="of:=2022-YEAR([.F938])" office:value-type="float" office:value="61" calcext:value-type="float">
            <text:p>61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1-05-12" calcext:value-type="date">
            <text:p>12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4T14:39:25" calcext:value-type="date">
            <text:p>14.07.2020</text:p>
          </table:table-cell>
          <table:table-cell table:style-name="ce4" office:value-type="string" calcext:value-type="string">
            <text:p>4051 POZİTİ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051 POZİTİF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378969278" calcext:value-type="float">
            <text:p>25378969278</text:p>
          </table:table-cell>
          <table:table-cell table:style-name="ce4" office:value-type="string" calcext:value-type="string">
            <text:p>EROL GÜL</text:p>
          </table:table-cell>
          <table:table-cell table:style-name="ce15" office:value-type="string" calcext:value-type="string">
            <text:p>1</text:p>
          </table:table-cell>
          <table:table-cell table:formula="of:=2022-YEAR([.F939])" office:value-type="float" office:value="61" calcext:value-type="float">
            <text:p>61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1-04-10" calcext:value-type="date">
            <text:p>10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8T12:05:26" calcext:value-type="date">
            <text:p>18.08.2020</text:p>
          </table:table-cell>
          <table:table-cell table:style-name="ce4" office:value-type="string" calcext:value-type="string">
            <text:p>POZİTİF10,86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POZİTİF10,86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824203460" calcext:value-type="float">
            <text:p>47824203460</text:p>
          </table:table-cell>
          <table:table-cell table:style-name="ce4" office:value-type="string" calcext:value-type="string">
            <text:p>DURSUN YOKUŞ</text:p>
          </table:table-cell>
          <table:table-cell table:style-name="ce15" office:value-type="string" calcext:value-type="string">
            <text:p>1</text:p>
          </table:table-cell>
          <table:table-cell table:formula="of:=2022-YEAR([.F940])" office:value-type="float" office:value="61" calcext:value-type="float">
            <text:p>6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3-30" calcext:value-type="date">
            <text:p>30.03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4:15:28" calcext:value-type="date">
            <text:p>24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380895078" calcext:value-type="float">
            <text:p>44380895078</text:p>
          </table:table-cell>
          <table:table-cell table:style-name="ce4" office:value-type="string" calcext:value-type="string">
            <text:p>SADAT ÇABUK</text:p>
          </table:table-cell>
          <table:table-cell table:style-name="ce15" office:value-type="string" calcext:value-type="string">
            <text:p>0</text:p>
          </table:table-cell>
          <table:table-cell table:formula="of:=2022-YEAR([.F941])" office:value-type="float" office:value="61" calcext:value-type="float">
            <text:p>6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1-20" calcext:value-type="date">
            <text:p>20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4:15:29" calcext:value-type="date">
            <text:p>24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15" office:value-type="string" calcext:value-type="string">
            <text:p>0</text:p>
          </table:table-cell>
          <table:table-cell table:formula="of:=2022-YEAR([.F942])" office:value-type="float" office:value="61" calcext:value-type="float">
            <text:p>61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1-05-12" calcext:value-type="date">
            <text:p>12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0T12:22:28" calcext:value-type="date">
            <text:p>20.01.2021</text:p>
          </table:table-cell>
          <table:table-cell table:style-name="ce4" office:value-type="string" calcext:value-type="string">
            <text:p>807.6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07.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592132084" calcext:value-type="float">
            <text:p>31592132084</text:p>
          </table:table-cell>
          <table:table-cell table:style-name="ce4" office:value-type="string" calcext:value-type="string">
            <text:p>ALİ ZENGİN</text:p>
          </table:table-cell>
          <table:table-cell table:style-name="ce15" office:value-type="string" calcext:value-type="string">
            <text:p>1</text:p>
          </table:table-cell>
          <table:table-cell table:formula="of:=2022-YEAR([.F943])" office:value-type="float" office:value="61" calcext:value-type="float">
            <text:p>6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1-05" calcext:value-type="date">
            <text:p>05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2T13:27:23" calcext:value-type="date">
            <text:p>02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153513448" calcext:value-type="float">
            <text:p>20153513448</text:p>
          </table:table-cell>
          <table:table-cell table:style-name="ce4" office:value-type="string" calcext:value-type="string">
            <text:p>HACER ATAN</text:p>
          </table:table-cell>
          <table:table-cell table:style-name="ce15" office:value-type="string" calcext:value-type="string">
            <text:p>0</text:p>
          </table:table-cell>
          <table:table-cell table:formula="of:=2022-YEAR([.F944])" office:value-type="float" office:value="61" calcext:value-type="float">
            <text:p>6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4-15" calcext:value-type="date">
            <text:p>15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24:29" calcext:value-type="date">
            <text:p>10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159704086" calcext:value-type="float">
            <text:p>20159704086</text:p>
          </table:table-cell>
          <table:table-cell table:style-name="ce4" office:value-type="string" calcext:value-type="string">
            <text:p>DURAN ULAŞ</text:p>
          </table:table-cell>
          <table:table-cell table:style-name="ce15" office:value-type="string" calcext:value-type="string">
            <text:p>1</text:p>
          </table:table-cell>
          <table:table-cell table:formula="of:=2022-YEAR([.F945])" office:value-type="float" office:value="61" calcext:value-type="float">
            <text:p>61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1-10-21" calcext:value-type="date">
            <text:p>21.10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27:37" calcext:value-type="date">
            <text:p>04.03.2021</text:p>
          </table:table-cell>
          <table:table-cell table:style-name="ce4" office:value-type="string" calcext:value-type="string">
            <text:p>7099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099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5885513886" calcext:value-type="float">
            <text:p>55885513886</text:p>
          </table:table-cell>
          <table:table-cell table:style-name="ce4" office:value-type="string" calcext:value-type="string">
            <text:p>HATİCE ÇAKIR</text:p>
          </table:table-cell>
          <table:table-cell table:style-name="ce15" office:value-type="string" calcext:value-type="string">
            <text:p>0</text:p>
          </table:table-cell>
          <table:table-cell table:formula="of:=2022-YEAR([.F946])" office:value-type="float" office:value="61" calcext:value-type="float">
            <text:p>61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1-12-30" calcext:value-type="date">
            <text:p>30.1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1T11:20:31" calcext:value-type="date">
            <text:p>11.03.2021</text:p>
          </table:table-cell>
          <table:table-cell table:style-name="ce4" office:value-type="string" calcext:value-type="string">
            <text:p>966,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66,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795454312" calcext:value-type="float">
            <text:p>40795454312</text:p>
          </table:table-cell>
          <table:table-cell table:style-name="ce4" office:value-type="string" calcext:value-type="string">
            <text:p>SEVİM DONAT</text:p>
          </table:table-cell>
          <table:table-cell table:style-name="ce15" office:value-type="string" calcext:value-type="string">
            <text:p>0</text:p>
          </table:table-cell>
          <table:table-cell table:formula="of:=2022-YEAR([.F947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5-25" calcext:value-type="date">
            <text:p>25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13:13:32" calcext:value-type="date">
            <text:p>07.04.2021</text:p>
          </table:table-cell>
          <table:table-cell table:style-name="ce4" office:value-type="string" calcext:value-type="string">
            <text:p>533.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33.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958555920" calcext:value-type="float">
            <text:p>48958555920</text:p>
          </table:table-cell>
          <table:table-cell table:style-name="ce4" office:value-type="string" calcext:value-type="string">
            <text:p>ALİ GÜR</text:p>
          </table:table-cell>
          <table:table-cell table:style-name="ce15" office:value-type="string" calcext:value-type="string">
            <text:p>1</text:p>
          </table:table-cell>
          <table:table-cell table:formula="of:=2022-YEAR([.F948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7-08" calcext:value-type="date">
            <text:p>08.07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5:37" calcext:value-type="date">
            <text:p>26.04.2021</text:p>
          </table:table-cell>
          <table:table-cell table:style-name="ce4" office:value-type="string" calcext:value-type="string">
            <text:p>577.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77.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15" office:value-type="string" calcext:value-type="string">
            <text:p>0</text:p>
          </table:table-cell>
          <table:table-cell table:formula="of:=2022-YEAR([.F949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5-12" calcext:value-type="date">
            <text:p>12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2:11:29" calcext:value-type="date">
            <text:p>28.05.2021</text:p>
          </table:table-cell>
          <table:table-cell table:style-name="ce4" office:value-type="string" calcext:value-type="string">
            <text:p>122.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2.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1096339658" calcext:value-type="float">
            <text:p>61096339658</text:p>
          </table:table-cell>
          <table:table-cell table:style-name="ce4" office:value-type="string" calcext:value-type="string">
            <text:p>FATMA ASIL</text:p>
          </table:table-cell>
          <table:table-cell table:style-name="ce15" office:value-type="string" calcext:value-type="string">
            <text:p>0</text:p>
          </table:table-cell>
          <table:table-cell table:formula="of:=2022-YEAR([.F950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1-15" calcext:value-type="date">
            <text:p>15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1:48:18" calcext:value-type="date">
            <text:p>11.06.2021</text:p>
          </table:table-cell>
          <table:table-cell table:style-name="ce4" office:value-type="string" calcext:value-type="string">
            <text:p>131,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31,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195399546" calcext:value-type="float">
            <text:p>29195399546</text:p>
          </table:table-cell>
          <table:table-cell table:style-name="ce4" office:value-type="string" calcext:value-type="string">
            <text:p>DURSUN YAMAN</text:p>
          </table:table-cell>
          <table:table-cell table:style-name="ce15" office:value-type="string" calcext:value-type="string">
            <text:p>1</text:p>
          </table:table-cell>
          <table:table-cell table:formula="of:=2022-YEAR([.F951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2-02" calcext:value-type="date">
            <text:p>02.0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1T14:53:48" calcext:value-type="date">
            <text:p>21.06.2021</text:p>
          </table:table-cell>
          <table:table-cell table:style-name="ce4" office:value-type="string" calcext:value-type="string">
            <text:p>18,37</text:p>
            <text:p/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,37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493431154" calcext:value-type="float">
            <text:p>22493431154</text:p>
          </table:table-cell>
          <table:table-cell table:style-name="ce4" office:value-type="string" calcext:value-type="string">
            <text:p>ALİ TELLİ</text:p>
          </table:table-cell>
          <table:table-cell table:style-name="ce15" office:value-type="string" calcext:value-type="string">
            <text:p>1</text:p>
          </table:table-cell>
          <table:table-cell table:formula="of:=2022-YEAR([.F952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1-01" calcext:value-type="date">
            <text:p>01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6:06:55" calcext:value-type="date">
            <text:p>05.07.2021</text:p>
          </table:table-cell>
          <table:table-cell table:style-name="ce4" office:value-type="string" calcext:value-type="string">
            <text:p>812,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12,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153513448" calcext:value-type="float">
            <text:p>20153513448</text:p>
          </table:table-cell>
          <table:table-cell table:style-name="ce4" office:value-type="string" calcext:value-type="string">
            <text:p>HACER ATAN</text:p>
          </table:table-cell>
          <table:table-cell table:style-name="ce15" office:value-type="string" calcext:value-type="string">
            <text:p>0</text:p>
          </table:table-cell>
          <table:table-cell table:formula="of:=2022-YEAR([.F953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4-15" calcext:value-type="date">
            <text:p>15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0:55:49" calcext:value-type="date">
            <text:p>09.07.2021</text:p>
          </table:table-cell>
          <table:table-cell table:style-name="ce4" office:value-type="string" calcext:value-type="string">
            <text:p>98,2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8,2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374899402" calcext:value-type="float">
            <text:p>44374899402</text:p>
          </table:table-cell>
          <table:table-cell table:style-name="ce4" office:value-type="string" calcext:value-type="string">
            <text:p>FADİME İLTER</text:p>
          </table:table-cell>
          <table:table-cell table:style-name="ce15" office:value-type="string" calcext:value-type="string">
            <text:p>0</text:p>
          </table:table-cell>
          <table:table-cell table:formula="of:=2022-YEAR([.F954])" office:value-type="float" office:value="61" calcext:value-type="float">
            <text:p>6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1-03" calcext:value-type="date">
            <text:p>03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5:51" calcext:value-type="date">
            <text:p>05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793658052" calcext:value-type="float">
            <text:p>45793658052</text:p>
          </table:table-cell>
          <table:table-cell table:style-name="ce4" office:value-type="string" calcext:value-type="string">
            <text:p>ZELİHA YAVŞAN</text:p>
          </table:table-cell>
          <table:table-cell table:style-name="ce15" office:value-type="string" calcext:value-type="string">
            <text:p>0</text:p>
          </table:table-cell>
          <table:table-cell table:formula="of:=2022-YEAR([.F955])" office:value-type="float" office:value="61" calcext:value-type="float">
            <text:p>61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1-08-15" calcext:value-type="date">
            <text:p>15.08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10:37" calcext:value-type="date">
            <text:p>23.08.2021</text:p>
          </table:table-cell>
          <table:table-cell table:style-name="ce4" office:value-type="string" calcext:value-type="string">
            <text:p>171,4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71,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159704086" calcext:value-type="float">
            <text:p>20159704086</text:p>
          </table:table-cell>
          <table:table-cell table:style-name="ce4" office:value-type="string" calcext:value-type="string">
            <text:p>DURAN ULAŞ</text:p>
          </table:table-cell>
          <table:table-cell table:style-name="ce15" office:value-type="string" calcext:value-type="string">
            <text:p>1</text:p>
          </table:table-cell>
          <table:table-cell table:formula="of:=2022-YEAR([.F956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10-21" calcext:value-type="date">
            <text:p>21.10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5:37:55" calcext:value-type="date">
            <text:p>07.09.2021</text:p>
          </table:table-cell>
          <table:table-cell table:style-name="ce4" office:value-type="string" calcext:value-type="string">
            <text:p>294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94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795955298" calcext:value-type="float">
            <text:p>25795955298</text:p>
          </table:table-cell>
          <table:table-cell table:style-name="ce4" office:value-type="string" calcext:value-type="string">
            <text:p>ŞAZİYE ARSLAN</text:p>
          </table:table-cell>
          <table:table-cell table:style-name="ce15" office:value-type="string" calcext:value-type="string">
            <text:p>0</text:p>
          </table:table-cell>
          <table:table-cell table:formula="of:=2022-YEAR([.F957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2-01" calcext:value-type="date">
            <text:p>01.0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5:26:58" calcext:value-type="date">
            <text:p>27.09.2021</text:p>
          </table:table-cell>
          <table:table-cell table:style-name="ce4" office:value-type="string" calcext:value-type="string">
            <text:p>132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32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596788622" calcext:value-type="float">
            <text:p>47596788622</text:p>
          </table:table-cell>
          <table:table-cell table:style-name="ce4" office:value-type="string" calcext:value-type="string">
            <text:p>SATİ PÜSKÜL</text:p>
          </table:table-cell>
          <table:table-cell table:style-name="ce15" office:value-type="string" calcext:value-type="string">
            <text:p>0</text:p>
          </table:table-cell>
          <table:table-cell table:formula="of:=2022-YEAR([.F958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7-05" calcext:value-type="date">
            <text:p>05.07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0:28:45" calcext:value-type="date">
            <text:p>10.11.2021</text:p>
          </table:table-cell>
          <table:table-cell table:style-name="ce4" office:value-type="string" calcext:value-type="string">
            <text:p>31,3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1,3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7991253854" calcext:value-type="float">
            <text:p>57991253854</text:p>
          </table:table-cell>
          <table:table-cell table:style-name="ce4" office:value-type="string" calcext:value-type="string">
            <text:p>ALİ SARI</text:p>
          </table:table-cell>
          <table:table-cell table:style-name="ce15" office:value-type="string" calcext:value-type="string">
            <text:p>1</text:p>
          </table:table-cell>
          <table:table-cell table:formula="of:=2022-YEAR([.F959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3-08" calcext:value-type="date">
            <text:p>08.03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49:54" calcext:value-type="date">
            <text:p>16.11.2021</text:p>
          </table:table-cell>
          <table:table-cell table:style-name="ce4" office:value-type="string" calcext:value-type="string">
            <text:p>528,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28,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15" office:value-type="string" calcext:value-type="string">
            <text:p>0</text:p>
          </table:table-cell>
          <table:table-cell table:formula="of:=2022-YEAR([.F960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5-12" calcext:value-type="date">
            <text:p>12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3:15:27" calcext:value-type="date">
            <text:p>24.11.2021</text:p>
          </table:table-cell>
          <table:table-cell table:style-name="ce4" office:value-type="string" calcext:value-type="string">
            <text:p>36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429033770" calcext:value-type="float">
            <text:p>23429033770</text:p>
          </table:table-cell>
          <table:table-cell table:style-name="ce4" office:value-type="string" calcext:value-type="string">
            <text:p>HALİS POLAT</text:p>
          </table:table-cell>
          <table:table-cell table:style-name="ce15" office:value-type="string" calcext:value-type="string">
            <text:p>1</text:p>
          </table:table-cell>
          <table:table-cell table:formula="of:=2022-YEAR([.F961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4-01" calcext:value-type="date">
            <text:p>01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51:33" calcext:value-type="date">
            <text:p>06.12.2021</text:p>
          </table:table-cell>
          <table:table-cell table:style-name="ce4" office:value-type="string" calcext:value-type="string">
            <text:p>2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1120338824" calcext:value-type="float">
            <text:p>61120338824</text:p>
          </table:table-cell>
          <table:table-cell table:style-name="ce4" office:value-type="string" calcext:value-type="string">
            <text:p>HAYRETTİN ASIL</text:p>
          </table:table-cell>
          <table:table-cell table:style-name="ce15" office:value-type="string" calcext:value-type="string">
            <text:p>1</text:p>
          </table:table-cell>
          <table:table-cell table:formula="of:=2022-YEAR([.F962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4-04" calcext:value-type="date">
            <text:p>04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7:03" calcext:value-type="date">
            <text:p>07.12.2021</text:p>
          </table:table-cell>
          <table:table-cell table:style-name="ce4" office:value-type="string" calcext:value-type="string">
            <text:p>74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4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374899402" calcext:value-type="float">
            <text:p>44374899402</text:p>
          </table:table-cell>
          <table:table-cell table:style-name="ce4" office:value-type="string" calcext:value-type="string">
            <text:p>FADİME İLTER</text:p>
          </table:table-cell>
          <table:table-cell table:style-name="ce15" office:value-type="string" calcext:value-type="string">
            <text:p>0</text:p>
          </table:table-cell>
          <table:table-cell table:formula="of:=2022-YEAR([.F963])" office:value-type="float" office:value="61" calcext:value-type="float">
            <text:p>6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1-03" calcext:value-type="date">
            <text:p>03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23:06" calcext:value-type="date">
            <text:p>16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338838048" calcext:value-type="float">
            <text:p>29338838048</text:p>
          </table:table-cell>
          <table:table-cell table:style-name="ce4" office:value-type="string" calcext:value-type="string">
            <text:p>NEVİN ES</text:p>
          </table:table-cell>
          <table:table-cell table:style-name="ce15" office:value-type="string" calcext:value-type="string">
            <text:p>0</text:p>
          </table:table-cell>
          <table:table-cell table:formula="of:=2022-YEAR([.F964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5-20" calcext:value-type="date">
            <text:p>20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4:56:58" calcext:value-type="date">
            <text:p>17.01.2022</text:p>
          </table:table-cell>
          <table:table-cell table:style-name="ce4" office:value-type="string" calcext:value-type="string">
            <text:p>38,4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8,4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053346616" calcext:value-type="float">
            <text:p>44053346616</text:p>
          </table:table-cell>
          <table:table-cell table:style-name="ce4" office:value-type="string" calcext:value-type="string">
            <text:p>EROL BOZDEMİR</text:p>
          </table:table-cell>
          <table:table-cell table:style-name="ce15" office:value-type="string" calcext:value-type="string">
            <text:p>1</text:p>
          </table:table-cell>
          <table:table-cell table:formula="of:=2022-YEAR([.F965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1-01" calcext:value-type="date">
            <text:p>01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5:17:49" calcext:value-type="date">
            <text:p>02.02.2022</text:p>
          </table:table-cell>
          <table:table-cell table:style-name="ce4" office:value-type="string" calcext:value-type="string">
            <text:p>3006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006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793658052" calcext:value-type="float">
            <text:p>45793658052</text:p>
          </table:table-cell>
          <table:table-cell table:style-name="ce4" office:value-type="string" calcext:value-type="string">
            <text:p>ZELİHA YAVŞAN</text:p>
          </table:table-cell>
          <table:table-cell table:style-name="ce15" office:value-type="string" calcext:value-type="string">
            <text:p>0</text:p>
          </table:table-cell>
          <table:table-cell table:formula="of:=2022-YEAR([.F966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8-15" calcext:value-type="date">
            <text:p>15.08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0:35" calcext:value-type="date">
            <text:p>11.02.2022</text:p>
          </table:table-cell>
          <table:table-cell table:style-name="ce4" office:value-type="string" calcext:value-type="string">
            <text:p>537,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37,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5198537340" calcext:value-type="float">
            <text:p>55198537340</text:p>
          </table:table-cell>
          <table:table-cell table:style-name="ce4" office:value-type="string" calcext:value-type="string">
            <text:p>HASAN ERDOĞAN</text:p>
          </table:table-cell>
          <table:table-cell table:style-name="ce15" office:value-type="string" calcext:value-type="string">
            <text:p>1</text:p>
          </table:table-cell>
          <table:table-cell table:formula="of:=2022-YEAR([.F967])" office:value-type="float" office:value="61" calcext:value-type="float">
            <text:p>6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5-01" calcext:value-type="date">
            <text:p>01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5:27:54" calcext:value-type="date">
            <text:p>11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153513448" calcext:value-type="float">
            <text:p>20153513448</text:p>
          </table:table-cell>
          <table:table-cell table:style-name="ce4" office:value-type="string" calcext:value-type="string">
            <text:p>HACER ATAN</text:p>
          </table:table-cell>
          <table:table-cell table:style-name="ce15" office:value-type="string" calcext:value-type="string">
            <text:p>0</text:p>
          </table:table-cell>
          <table:table-cell table:formula="of:=2022-YEAR([.F968])" office:value-type="float" office:value="61" calcext:value-type="float">
            <text:p>6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4-15" calcext:value-type="date">
            <text:p>15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3:06:51" calcext:value-type="date">
            <text:p>22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958555920" calcext:value-type="float">
            <text:p>48958555920</text:p>
          </table:table-cell>
          <table:table-cell table:style-name="ce4" office:value-type="string" calcext:value-type="string">
            <text:p>ALİ GÜR</text:p>
          </table:table-cell>
          <table:table-cell table:style-name="ce15" office:value-type="string" calcext:value-type="string">
            <text:p>1</text:p>
          </table:table-cell>
          <table:table-cell table:formula="of:=2022-YEAR([.F969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7-08" calcext:value-type="date">
            <text:p>08.07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5:17:34" calcext:value-type="date">
            <text:p>01.03.2022</text:p>
          </table:table-cell>
          <table:table-cell table:style-name="ce4" office:value-type="string" calcext:value-type="string">
            <text:p>128,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8,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378969278" calcext:value-type="float">
            <text:p>25378969278</text:p>
          </table:table-cell>
          <table:table-cell table:style-name="ce4" office:value-type="string" calcext:value-type="string">
            <text:p>EROL GÜL</text:p>
          </table:table-cell>
          <table:table-cell table:style-name="ce15" office:value-type="string" calcext:value-type="string">
            <text:p>1</text:p>
          </table:table-cell>
          <table:table-cell table:formula="of:=2022-YEAR([.F970])" office:value-type="float" office:value="61" calcext:value-type="float">
            <text:p>6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1-04-10" calcext:value-type="date">
            <text:p>10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08:58" calcext:value-type="date">
            <text:p>11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722191180" calcext:value-type="float">
            <text:p>18722191180</text:p>
          </table:table-cell>
          <table:table-cell table:style-name="ce4" office:value-type="string" calcext:value-type="string">
            <text:p>SABRİYE ALTINTAŞ</text:p>
          </table:table-cell>
          <table:table-cell table:style-name="ce15" office:value-type="string" calcext:value-type="string">
            <text:p>0</text:p>
          </table:table-cell>
          <table:table-cell table:formula="of:=2022-YEAR([.F971])" office:value-type="float" office:value="61" calcext:value-type="float">
            <text:p>6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1-02-04" calcext:value-type="date">
            <text:p>04.0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3:22" calcext:value-type="date">
            <text:p>23.03.2022</text:p>
          </table:table-cell>
          <table:table-cell table:style-name="ce4" office:value-type="string" calcext:value-type="string">
            <text:p>10,8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,8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448599592" calcext:value-type="float">
            <text:p>36448599592</text:p>
          </table:table-cell>
          <table:table-cell table:style-name="ce4" office:value-type="string" calcext:value-type="string">
            <text:p>FATMA ŞAHİN</text:p>
          </table:table-cell>
          <table:table-cell table:style-name="ce15" office:value-type="string" calcext:value-type="string">
            <text:p>0</text:p>
          </table:table-cell>
          <table:table-cell table:formula="of:=2022-YEAR([.F972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6-26" calcext:value-type="date">
            <text:p>26.06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09:42:22" calcext:value-type="date">
            <text:p>14.05.2020</text:p>
          </table:table-cell>
          <table:table-cell table:style-name="ce4" office:value-type="string" calcext:value-type="string">
            <text:p>Pozitif 6.079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079x10^3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3328931796" calcext:value-type="float">
            <text:p>13328931796</text:p>
          </table:table-cell>
          <table:table-cell table:style-name="ce4" office:value-type="string" calcext:value-type="string">
            <text:p>ARİFE ERTAN</text:p>
          </table:table-cell>
          <table:table-cell table:style-name="ce15" office:value-type="string" calcext:value-type="string">
            <text:p>0</text:p>
          </table:table-cell>
          <table:table-cell table:formula="of:=2022-YEAR([.F973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10-08" calcext:value-type="date">
            <text:p>08.10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0:57:35" calcext:value-type="date">
            <text:p>04.06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3998573100" calcext:value-type="float">
            <text:p>53998573100</text:p>
          </table:table-cell>
          <table:table-cell table:style-name="ce4" office:value-type="string" calcext:value-type="string">
            <text:p>YETER ŞAHİN</text:p>
          </table:table-cell>
          <table:table-cell table:style-name="ce15" office:value-type="string" calcext:value-type="string">
            <text:p>0</text:p>
          </table:table-cell>
          <table:table-cell table:formula="of:=2022-YEAR([.F974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6T12:43:05" calcext:value-type="date">
            <text:p>16.06.2020</text:p>
          </table:table-cell>
          <table:table-cell table:style-name="ce4" office:value-type="string" calcext:value-type="string">
            <text:p>Pozitif 7.158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7.158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258809420" calcext:value-type="float">
            <text:p>11258809420</text:p>
          </table:table-cell>
          <table:table-cell table:style-name="ce4" office:value-type="string" calcext:value-type="string">
            <text:p>SANİYE DEMİR</text:p>
          </table:table-cell>
          <table:table-cell table:style-name="ce15" office:value-type="string" calcext:value-type="string">
            <text:p>0</text:p>
          </table:table-cell>
          <table:table-cell table:formula="of:=2022-YEAR([.F975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1-05" calcext:value-type="date">
            <text:p>05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2T12:42:29" calcext:value-type="date">
            <text:p>22.06.2020</text:p>
          </table:table-cell>
          <table:table-cell table:style-name="ce4" office:value-type="string" calcext:value-type="string">
            <text:p>Pozitif 1.132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132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286705970" calcext:value-type="float">
            <text:p>33286705970</text:p>
          </table:table-cell>
          <table:table-cell table:style-name="ce4" office:value-type="string" calcext:value-type="string">
            <text:p>RIZA HIZ</text:p>
          </table:table-cell>
          <table:table-cell table:style-name="ce15" office:value-type="string" calcext:value-type="string">
            <text:p>1</text:p>
          </table:table-cell>
          <table:table-cell table:formula="of:=2022-YEAR([.F976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1:28:13" calcext:value-type="date">
            <text:p>25.06.2020</text:p>
          </table:table-cell>
          <table:table-cell table:style-name="ce4" office:value-type="string" calcext:value-type="string">
            <text:p>Pozitif 9.044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044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7150137796" calcext:value-type="float">
            <text:p>67150137796</text:p>
          </table:table-cell>
          <table:table-cell table:style-name="ce4" office:value-type="string" calcext:value-type="string">
            <text:p>ŞÜKRÜYE DUR</text:p>
          </table:table-cell>
          <table:table-cell table:style-name="ce15" office:value-type="string" calcext:value-type="string">
            <text:p>0</text:p>
          </table:table-cell>
          <table:table-cell table:formula="of:=2022-YEAR([.F977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3:22:26" calcext:value-type="date">
            <text:p>04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470361004" calcext:value-type="float">
            <text:p>30470361004</text:p>
          </table:table-cell>
          <table:table-cell table:style-name="ce4" office:value-type="string" calcext:value-type="string">
            <text:p>HASAN YILDIZ</text:p>
          </table:table-cell>
          <table:table-cell table:style-name="ce15" office:value-type="string" calcext:value-type="string">
            <text:p>1</text:p>
          </table:table-cell>
          <table:table-cell table:formula="of:=2022-YEAR([.F978])" office:value-type="float" office:value="62" calcext:value-type="float">
            <text:p>62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60-04-14" calcext:value-type="date">
            <text:p>14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6T14:30:42" calcext:value-type="date">
            <text:p>06.08.2020</text:p>
          </table:table-cell>
          <table:table-cell table:style-name="ce4" office:value-type="string" calcext:value-type="string">
            <text:p>Pozitif 37,44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37,4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043381104" calcext:value-type="float">
            <text:p>13043381104</text:p>
          </table:table-cell>
          <table:table-cell table:style-name="ce4" office:value-type="string" calcext:value-type="string">
            <text:p>ŞÜKRAN TOPAÇ</text:p>
          </table:table-cell>
          <table:table-cell table:style-name="ce15" office:value-type="string" calcext:value-type="string">
            <text:p>0</text:p>
          </table:table-cell>
          <table:table-cell table:formula="of:=2022-YEAR([.F979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8T09:08:53" calcext:value-type="date">
            <text:p>28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15" office:value-type="string" calcext:value-type="string">
            <text:p>0</text:p>
          </table:table-cell>
          <table:table-cell table:formula="of:=2022-YEAR([.F980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8T12:18:08" calcext:value-type="date">
            <text:p>28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265405480" calcext:value-type="float">
            <text:p>42265405480</text:p>
          </table:table-cell>
          <table:table-cell table:style-name="ce4" office:value-type="string" calcext:value-type="string">
            <text:p>SEVİM ER</text:p>
          </table:table-cell>
          <table:table-cell table:style-name="ce15" office:value-type="string" calcext:value-type="string">
            <text:p>0</text:p>
          </table:table-cell>
          <table:table-cell table:formula="of:=2022-YEAR([.F981])" office:value-type="float" office:value="62" calcext:value-type="float">
            <text:p>62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60-04-12" calcext:value-type="date">
            <text:p>12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0:40:57" calcext:value-type="date">
            <text:p>02.09.2020</text:p>
          </table:table-cell>
          <table:table-cell table:style-name="ce4" office:value-type="string" calcext:value-type="string">
            <text:p>Pozitif 2525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52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271906510" calcext:value-type="float">
            <text:p>27271906510</text:p>
          </table:table-cell>
          <table:table-cell table:style-name="ce4" office:value-type="string" calcext:value-type="string">
            <text:p>HAVVA TAŞ</text:p>
          </table:table-cell>
          <table:table-cell table:style-name="ce15" office:value-type="string" calcext:value-type="string">
            <text:p>0</text:p>
          </table:table-cell>
          <table:table-cell table:formula="of:=2022-YEAR([.F982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12-10" calcext:value-type="date">
            <text:p>10.1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8T13:55:29" calcext:value-type="date">
            <text:p>08.09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743881458" calcext:value-type="float">
            <text:p>44743881458</text:p>
          </table:table-cell>
          <table:table-cell table:style-name="ce4" office:value-type="string" calcext:value-type="string">
            <text:p>HASAN ERGEN</text:p>
          </table:table-cell>
          <table:table-cell table:style-name="ce15" office:value-type="string" calcext:value-type="string">
            <text:p>1</text:p>
          </table:table-cell>
          <table:table-cell table:formula="of:=2022-YEAR([.F983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3:55:10" calcext:value-type="date">
            <text:p>09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817254284" calcext:value-type="float">
            <text:p>16817254284</text:p>
          </table:table-cell>
          <table:table-cell table:style-name="ce4" office:value-type="string" calcext:value-type="string">
            <text:p>SALİH ÖNCÜ</text:p>
          </table:table-cell>
          <table:table-cell table:style-name="ce15" office:value-type="string" calcext:value-type="string">
            <text:p>1</text:p>
          </table:table-cell>
          <table:table-cell table:formula="of:=2022-YEAR([.F984])" office:value-type="float" office:value="62" calcext:value-type="float">
            <text:p>6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0-01-07" calcext:value-type="date">
            <text:p>07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1T14:54:32" calcext:value-type="date">
            <text:p>01.03.2021</text:p>
          </table:table-cell>
          <table:table-cell table:style-name="ce4" office:value-type="string" calcext:value-type="string">
            <text:p>13130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313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0283805818" calcext:value-type="float">
            <text:p>30283805818</text:p>
          </table:table-cell>
          <table:table-cell table:style-name="ce4" office:value-type="string" calcext:value-type="string">
            <text:p>ZİYAATTİN ŞAHİNPINAR</text:p>
          </table:table-cell>
          <table:table-cell table:style-name="ce15" office:value-type="string" calcext:value-type="string">
            <text:p>1</text:p>
          </table:table-cell>
          <table:table-cell table:formula="of:=2022-YEAR([.F985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10" calcext:value-type="date">
            <text:p>10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25:26" calcext:value-type="date">
            <text:p>04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0598356934" calcext:value-type="float">
            <text:p>60598356934</text:p>
          </table:table-cell>
          <table:table-cell table:style-name="ce4" office:value-type="string" calcext:value-type="string">
            <text:p>HAYRETTİN İNAN</text:p>
          </table:table-cell>
          <table:table-cell table:style-name="ce15" office:value-type="string" calcext:value-type="string">
            <text:p>1</text:p>
          </table:table-cell>
          <table:table-cell table:formula="of:=2022-YEAR([.F986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02" calcext:value-type="date">
            <text:p>02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55:17" calcext:value-type="date">
            <text:p>04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437897826" calcext:value-type="float">
            <text:p>44437897826</text:p>
          </table:table-cell>
          <table:table-cell table:style-name="ce4" office:value-type="string" calcext:value-type="string">
            <text:p>HANİFE İKİKAT</text:p>
          </table:table-cell>
          <table:table-cell table:style-name="ce15" office:value-type="string" calcext:value-type="string">
            <text:p>0</text:p>
          </table:table-cell>
          <table:table-cell table:formula="of:=2022-YEAR([.F987])" office:value-type="float" office:value="62" calcext:value-type="float">
            <text:p>6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0-07-16" calcext:value-type="date">
            <text:p>16.07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1:13:00" calcext:value-type="date">
            <text:p>05.03.2021</text:p>
          </table:table-cell>
          <table:table-cell table:style-name="ce4" office:value-type="string" calcext:value-type="string">
            <text:p>3122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122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286705970" calcext:value-type="float">
            <text:p>33286705970</text:p>
          </table:table-cell>
          <table:table-cell table:style-name="ce4" office:value-type="string" calcext:value-type="string">
            <text:p>RIZA HIZ</text:p>
          </table:table-cell>
          <table:table-cell table:style-name="ce15" office:value-type="string" calcext:value-type="string">
            <text:p>1</text:p>
          </table:table-cell>
          <table:table-cell table:formula="of:=2022-YEAR([.F988])" office:value-type="float" office:value="62" calcext:value-type="float">
            <text:p>6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7T11:41:04" calcext:value-type="date">
            <text:p>17.03.2021</text:p>
          </table:table-cell>
          <table:table-cell table:style-name="ce4" office:value-type="string" calcext:value-type="string">
            <text:p>19.0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9.0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328931796" calcext:value-type="float">
            <text:p>13328931796</text:p>
          </table:table-cell>
          <table:table-cell table:style-name="ce4" office:value-type="string" calcext:value-type="string">
            <text:p>ARİFE ERTAN</text:p>
          </table:table-cell>
          <table:table-cell table:style-name="ce15" office:value-type="string" calcext:value-type="string">
            <text:p>0</text:p>
          </table:table-cell>
          <table:table-cell table:formula="of:=2022-YEAR([.F989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10-08" calcext:value-type="date">
            <text:p>08.10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1T13:12:15" calcext:value-type="date">
            <text:p>01.04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4519892032" calcext:value-type="float">
            <text:p>14519892032</text:p>
          </table:table-cell>
          <table:table-cell table:style-name="ce4" office:value-type="string" calcext:value-type="string">
            <text:p>NECMETTİN AYIK</text:p>
          </table:table-cell>
          <table:table-cell table:style-name="ce15" office:value-type="string" calcext:value-type="string">
            <text:p>1</text:p>
          </table:table-cell>
          <table:table-cell table:formula="of:=2022-YEAR([.F990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11-10" calcext:value-type="date">
            <text:p>10.1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1T13:16:41" calcext:value-type="date">
            <text:p>01.04.2021</text:p>
          </table:table-cell>
          <table:table-cell table:style-name="ce4" office:value-type="string" calcext:value-type="string">
            <text:p>1063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63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519892032" calcext:value-type="float">
            <text:p>14519892032</text:p>
          </table:table-cell>
          <table:table-cell table:style-name="ce4" office:value-type="string" calcext:value-type="string">
            <text:p>NECMETTİN AYIK</text:p>
          </table:table-cell>
          <table:table-cell table:style-name="ce15" office:value-type="string" calcext:value-type="string">
            <text:p>1</text:p>
          </table:table-cell>
          <table:table-cell table:formula="of:=2022-YEAR([.F991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11-10" calcext:value-type="date">
            <text:p>10.1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0:30:57" calcext:value-type="date">
            <text:p>05.05.2021</text:p>
          </table:table-cell>
          <table:table-cell table:style-name="ce4" office:value-type="string" calcext:value-type="string">
            <text:p>1292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920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280671946" calcext:value-type="float">
            <text:p>45280671946</text:p>
          </table:table-cell>
          <table:table-cell table:style-name="ce4" office:value-type="string" calcext:value-type="string">
            <text:p>FATMA ÖZCAN</text:p>
          </table:table-cell>
          <table:table-cell table:style-name="ce15" office:value-type="string" calcext:value-type="string">
            <text:p>0</text:p>
          </table:table-cell>
          <table:table-cell table:formula="of:=2022-YEAR([.F992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2-03" calcext:value-type="date">
            <text:p>03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6:57" calcext:value-type="date">
            <text:p>17.05.2021</text:p>
          </table:table-cell>
          <table:table-cell table:style-name="ce4" office:value-type="string" calcext:value-type="string">
            <text:p>38.2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8.2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7972109438" calcext:value-type="float">
            <text:p>67972109438</text:p>
          </table:table-cell>
          <table:table-cell table:style-name="ce4" office:value-type="string" calcext:value-type="string">
            <text:p>MELİHAT EREKLİ</text:p>
          </table:table-cell>
          <table:table-cell table:style-name="ce15" office:value-type="string" calcext:value-type="string">
            <text:p>0</text:p>
          </table:table-cell>
          <table:table-cell table:formula="of:=2022-YEAR([.F993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2-15" calcext:value-type="date">
            <text:p>15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0:29:47" calcext:value-type="date">
            <text:p>18.05.2021</text:p>
          </table:table-cell>
          <table:table-cell table:style-name="ce4" office:value-type="string" calcext:value-type="string">
            <text:p>26.0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6.0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15" office:value-type="string" calcext:value-type="string">
            <text:p>0</text:p>
          </table:table-cell>
          <table:table-cell table:formula="of:=2022-YEAR([.F994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2:11:31" calcext:value-type="date">
            <text:p>28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3664254882" calcext:value-type="float">
            <text:p>63664254882</text:p>
          </table:table-cell>
          <table:table-cell table:style-name="ce4" office:value-type="string" calcext:value-type="string">
            <text:p>KIYMET GÜLDEN</text:p>
          </table:table-cell>
          <table:table-cell table:style-name="ce15" office:value-type="string" calcext:value-type="string">
            <text:p>0</text:p>
          </table:table-cell>
          <table:table-cell table:formula="of:=2022-YEAR([.F995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07" calcext:value-type="date">
            <text:p>07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1:54:43" calcext:value-type="date">
            <text:p>07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3230604654" calcext:value-type="float">
            <text:p>53230604654</text:p>
          </table:table-cell>
          <table:table-cell table:style-name="ce4" office:value-type="string" calcext:value-type="string">
            <text:p>FATMA KOVALAR</text:p>
          </table:table-cell>
          <table:table-cell table:style-name="ce15" office:value-type="string" calcext:value-type="string">
            <text:p>0</text:p>
          </table:table-cell>
          <table:table-cell table:formula="of:=2022-YEAR([.F996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1:48:51" calcext:value-type="date">
            <text:p>10.06.2021</text:p>
          </table:table-cell>
          <table:table-cell table:style-name="ce4" office:value-type="string" calcext:value-type="string">
            <text:p>8869</text:p>
            <text:p/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869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5770623104" calcext:value-type="float">
            <text:p>35770623104</text:p>
          </table:table-cell>
          <table:table-cell table:style-name="ce4" office:value-type="string" calcext:value-type="string">
            <text:p>DÜRDANE ŞAHİN</text:p>
          </table:table-cell>
          <table:table-cell table:style-name="ce15" office:value-type="string" calcext:value-type="string">
            <text:p>0</text:p>
          </table:table-cell>
          <table:table-cell table:formula="of:=2022-YEAR([.F997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1-03" calcext:value-type="date">
            <text:p>03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3:42:20" calcext:value-type="date">
            <text:p>11.06.2021</text:p>
          </table:table-cell>
          <table:table-cell table:style-name="ce4" office:value-type="string" calcext:value-type="string">
            <text:p>114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4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437897826" calcext:value-type="float">
            <text:p>44437897826</text:p>
          </table:table-cell>
          <table:table-cell table:style-name="ce4" office:value-type="string" calcext:value-type="string">
            <text:p>HANİFE İKİKAT</text:p>
          </table:table-cell>
          <table:table-cell table:style-name="ce15" office:value-type="string" calcext:value-type="string">
            <text:p>0</text:p>
          </table:table-cell>
          <table:table-cell table:formula="of:=2022-YEAR([.F998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7-16" calcext:value-type="date">
            <text:p>16.07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2:07:32" calcext:value-type="date">
            <text:p>22.06.2021</text:p>
          </table:table-cell>
          <table:table-cell table:style-name="ce4" office:value-type="string" calcext:value-type="string">
            <text:p>735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35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827187620" calcext:value-type="float">
            <text:p>18827187620</text:p>
          </table:table-cell>
          <table:table-cell table:style-name="ce4" office:value-type="string" calcext:value-type="string">
            <text:p>ÜNAL KAYA</text:p>
          </table:table-cell>
          <table:table-cell table:style-name="ce15" office:value-type="string" calcext:value-type="string">
            <text:p>1</text:p>
          </table:table-cell>
          <table:table-cell table:formula="of:=2022-YEAR([.F999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11-17" calcext:value-type="date">
            <text:p>17.1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3:45:38" calcext:value-type="date">
            <text:p>23.06.2021</text:p>
          </table:table-cell>
          <table:table-cell table:style-name="ce4" office:value-type="string" calcext:value-type="string">
            <text:p>603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03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678959382" calcext:value-type="float">
            <text:p>25678959382</text:p>
          </table:table-cell>
          <table:table-cell table:style-name="ce4" office:value-type="string" calcext:value-type="string">
            <text:p>ZEYNEP MUTLUYILLI</text:p>
          </table:table-cell>
          <table:table-cell table:style-name="ce15" office:value-type="string" calcext:value-type="string">
            <text:p>0</text:p>
          </table:table-cell>
          <table:table-cell table:formula="of:=2022-YEAR([.F1000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2-11" calcext:value-type="date">
            <text:p>11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1:34:38" calcext:value-type="date">
            <text:p>29.06.2021</text:p>
          </table:table-cell>
          <table:table-cell table:style-name="ce4" office:value-type="string" calcext:value-type="string">
            <text:p>2359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359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448599592" calcext:value-type="float">
            <text:p>36448599592</text:p>
          </table:table-cell>
          <table:table-cell table:style-name="ce4" office:value-type="string" calcext:value-type="string">
            <text:p>FATMA ŞAHİN</text:p>
          </table:table-cell>
          <table:table-cell table:style-name="ce15" office:value-type="string" calcext:value-type="string">
            <text:p>0</text:p>
          </table:table-cell>
          <table:table-cell table:formula="of:=2022-YEAR([.F1001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6-26" calcext:value-type="date">
            <text:p>26.06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2:04:01" calcext:value-type="date">
            <text:p>30.06.2021</text:p>
          </table:table-cell>
          <table:table-cell table:style-name="ce4" office:value-type="string" calcext:value-type="string">
            <text:p>213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13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271906510" calcext:value-type="float">
            <text:p>27271906510</text:p>
          </table:table-cell>
          <table:table-cell table:style-name="ce4" office:value-type="string" calcext:value-type="string">
            <text:p>HAVVA TAŞ</text:p>
          </table:table-cell>
          <table:table-cell table:style-name="ce15" office:value-type="string" calcext:value-type="string">
            <text:p>0</text:p>
          </table:table-cell>
          <table:table-cell table:formula="of:=2022-YEAR([.F1002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12-10" calcext:value-type="date">
            <text:p>10.1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2:13:47" calcext:value-type="date">
            <text:p>30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461571946" calcext:value-type="float">
            <text:p>18461571946</text:p>
          </table:table-cell>
          <table:table-cell table:style-name="ce4" office:value-type="string" calcext:value-type="string">
            <text:p>HÜSEYİN ALTUNOK</text:p>
          </table:table-cell>
          <table:table-cell table:style-name="ce15" office:value-type="string" calcext:value-type="string">
            <text:p>1</text:p>
          </table:table-cell>
          <table:table-cell table:formula="of:=2022-YEAR([.F1003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3-13" calcext:value-type="date">
            <text:p>13.03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2:13:48" calcext:value-type="date">
            <text:p>30.06.2021</text:p>
          </table:table-cell>
          <table:table-cell table:style-name="ce4" office:value-type="string" calcext:value-type="string">
            <text:p>905,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05,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0470361004" calcext:value-type="float">
            <text:p>30470361004</text:p>
          </table:table-cell>
          <table:table-cell table:style-name="ce4" office:value-type="string" calcext:value-type="string">
            <text:p>HASAN YILDIZ</text:p>
          </table:table-cell>
          <table:table-cell table:style-name="ce15" office:value-type="string" calcext:value-type="string">
            <text:p>1</text:p>
          </table:table-cell>
          <table:table-cell table:formula="of:=2022-YEAR([.F1004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4-14" calcext:value-type="date">
            <text:p>14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6:04:08" calcext:value-type="date">
            <text:p>07.07.2021</text:p>
          </table:table-cell>
          <table:table-cell table:style-name="ce4" office:value-type="string" calcext:value-type="string">
            <text:p>6,1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,1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397774362" calcext:value-type="float">
            <text:p>42397774362</text:p>
          </table:table-cell>
          <table:table-cell table:style-name="ce4" office:value-type="string" calcext:value-type="string">
            <text:p>CEMİLE DOĞAN</text:p>
          </table:table-cell>
          <table:table-cell table:style-name="ce15" office:value-type="string" calcext:value-type="string">
            <text:p>0</text:p>
          </table:table-cell>
          <table:table-cell table:formula="of:=2022-YEAR([.F1005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5-25" calcext:value-type="date">
            <text:p>25.05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8T12:31:27" calcext:value-type="date">
            <text:p>08.07.2021</text:p>
          </table:table-cell>
          <table:table-cell table:style-name="ce4" office:value-type="string" calcext:value-type="string">
            <text:p>6,05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,05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1474327048" calcext:value-type="float">
            <text:p>61474327048</text:p>
          </table:table-cell>
          <table:table-cell table:style-name="ce4" office:value-type="string" calcext:value-type="string">
            <text:p>REMZİYE ALIR</text:p>
          </table:table-cell>
          <table:table-cell table:style-name="ce15" office:value-type="string" calcext:value-type="string">
            <text:p>0</text:p>
          </table:table-cell>
          <table:table-cell table:formula="of:=2022-YEAR([.F1006])" office:value-type="float" office:value="62" calcext:value-type="float">
            <text:p>6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0-01-28" calcext:value-type="date">
            <text:p>28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6T14:36:35" calcext:value-type="date">
            <text:p>26.07.2021</text:p>
          </table:table-cell>
          <table:table-cell table:style-name="ce4" office:value-type="string" calcext:value-type="string">
            <text:p>23,68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3,68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817254284" calcext:value-type="float">
            <text:p>16817254284</text:p>
          </table:table-cell>
          <table:table-cell table:style-name="ce4" office:value-type="string" calcext:value-type="string">
            <text:p>SALİH ÖNCÜ</text:p>
          </table:table-cell>
          <table:table-cell table:style-name="ce15" office:value-type="string" calcext:value-type="string">
            <text:p>1</text:p>
          </table:table-cell>
          <table:table-cell table:formula="of:=2022-YEAR([.F1007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07" calcext:value-type="date">
            <text:p>07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4:33:11" calcext:value-type="date">
            <text:p>27.07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7150137796" calcext:value-type="float">
            <text:p>67150137796</text:p>
          </table:table-cell>
          <table:table-cell table:style-name="ce4" office:value-type="string" calcext:value-type="string">
            <text:p>ŞÜKRÜYE DUR</text:p>
          </table:table-cell>
          <table:table-cell table:style-name="ce15" office:value-type="string" calcext:value-type="string">
            <text:p>0</text:p>
          </table:table-cell>
          <table:table-cell table:formula="of:=2022-YEAR([.F1008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3T15:18:36" calcext:value-type="date">
            <text:p>03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470361004" calcext:value-type="float">
            <text:p>30470361004</text:p>
          </table:table-cell>
          <table:table-cell table:style-name="ce4" office:value-type="string" calcext:value-type="string">
            <text:p>HASAN YILDIZ</text:p>
          </table:table-cell>
          <table:table-cell table:style-name="ce15" office:value-type="string" calcext:value-type="string">
            <text:p>1</text:p>
          </table:table-cell>
          <table:table-cell table:formula="of:=2022-YEAR([.F1009])" office:value-type="float" office:value="62" calcext:value-type="float">
            <text:p>6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0-04-14" calcext:value-type="date">
            <text:p>14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13:32" calcext:value-type="date">
            <text:p>13.08.2021</text:p>
          </table:table-cell>
          <table:table-cell table:style-name="ce4" office:value-type="string" calcext:value-type="string">
            <text:p>155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678959382" calcext:value-type="float">
            <text:p>25678959382</text:p>
          </table:table-cell>
          <table:table-cell table:style-name="ce4" office:value-type="string" calcext:value-type="string">
            <text:p>ZEYNEP MUTLUYILLI</text:p>
          </table:table-cell>
          <table:table-cell table:style-name="ce15" office:value-type="string" calcext:value-type="string">
            <text:p>0</text:p>
          </table:table-cell>
          <table:table-cell table:formula="of:=2022-YEAR([.F1010])" office:value-type="float" office:value="62" calcext:value-type="float">
            <text:p>6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60-02-11" calcext:value-type="date">
            <text:p>11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7T14:48:31" calcext:value-type="date">
            <text:p>17.08.2021</text:p>
          </table:table-cell>
          <table:table-cell table:style-name="ce4" office:value-type="string" calcext:value-type="string">
            <text:p>3101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101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0598356934" calcext:value-type="float">
            <text:p>60598356934</text:p>
          </table:table-cell>
          <table:table-cell table:style-name="ce4" office:value-type="string" calcext:value-type="string">
            <text:p>HAYRETTİN İNAN</text:p>
          </table:table-cell>
          <table:table-cell table:style-name="ce15" office:value-type="string" calcext:value-type="string">
            <text:p>1</text:p>
          </table:table-cell>
          <table:table-cell table:formula="of:=2022-YEAR([.F1011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2-02" calcext:value-type="date">
            <text:p>02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4:05" calcext:value-type="date">
            <text:p>09.09.2021</text:p>
          </table:table-cell>
          <table:table-cell table:style-name="ce4" office:value-type="string" calcext:value-type="string">
            <text:p>16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526325872" calcext:value-type="float">
            <text:p>31526325872</text:p>
          </table:table-cell>
          <table:table-cell table:style-name="ce4" office:value-type="string" calcext:value-type="string">
            <text:p>HANİFE ŞAHİN</text:p>
          </table:table-cell>
          <table:table-cell table:style-name="ce15" office:value-type="string" calcext:value-type="string">
            <text:p>0</text:p>
          </table:table-cell>
          <table:table-cell table:formula="of:=2022-YEAR([.F1012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4-09" calcext:value-type="date">
            <text:p>09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7T16:57:03" calcext:value-type="date">
            <text:p>17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823816094" calcext:value-type="float">
            <text:p>16823816094</text:p>
          </table:table-cell>
          <table:table-cell table:style-name="ce4" office:value-type="string" calcext:value-type="string">
            <text:p>MUSTAFA AKTAŞ</text:p>
          </table:table-cell>
          <table:table-cell table:style-name="ce15" office:value-type="string" calcext:value-type="string">
            <text:p>1</text:p>
          </table:table-cell>
          <table:table-cell table:formula="of:=2022-YEAR([.F1013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4-02" calcext:value-type="date">
            <text:p>02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17:28" calcext:value-type="date">
            <text:p>05.10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397328972" calcext:value-type="float">
            <text:p>31397328972</text:p>
          </table:table-cell>
          <table:table-cell table:style-name="ce4" office:value-type="string" calcext:value-type="string">
            <text:p>KADİR KOCA</text:p>
          </table:table-cell>
          <table:table-cell table:style-name="ce15" office:value-type="string" calcext:value-type="string">
            <text:p>1</text:p>
          </table:table-cell>
          <table:table-cell table:formula="of:=2022-YEAR([.F1014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2-15" calcext:value-type="date">
            <text:p>15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30:28" calcext:value-type="date">
            <text:p>05.10.2021</text:p>
          </table:table-cell>
          <table:table-cell table:style-name="ce4" office:value-type="string" calcext:value-type="string">
            <text:p>135,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35,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328931796" calcext:value-type="float">
            <text:p>13328931796</text:p>
          </table:table-cell>
          <table:table-cell table:style-name="ce4" office:value-type="string" calcext:value-type="string">
            <text:p>ARİFE ERTAN</text:p>
          </table:table-cell>
          <table:table-cell table:style-name="ce15" office:value-type="string" calcext:value-type="string">
            <text:p>0</text:p>
          </table:table-cell>
          <table:table-cell table:formula="of:=2022-YEAR([.F1015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10-08" calcext:value-type="date">
            <text:p>08.10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5T12:49:13" calcext:value-type="date">
            <text:p>15.10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15" office:value-type="string" calcext:value-type="string">
            <text:p>0</text:p>
          </table:table-cell>
          <table:table-cell table:formula="of:=2022-YEAR([.F1016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2T15:10:45" calcext:value-type="date">
            <text:p>22.10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540993912" calcext:value-type="float">
            <text:p>11540993912</text:p>
          </table:table-cell>
          <table:table-cell table:style-name="ce4" office:value-type="string" calcext:value-type="string">
            <text:p>HÜSAMETTİN YİĞİT</text:p>
          </table:table-cell>
          <table:table-cell table:style-name="ce15" office:value-type="string" calcext:value-type="string">
            <text:p>1</text:p>
          </table:table-cell>
          <table:table-cell table:formula="of:=2022-YEAR([.F1017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9-08" calcext:value-type="date">
            <text:p>08.09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2:16:10" calcext:value-type="date">
            <text:p>02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2941086758" calcext:value-type="float">
            <text:p>62941086758</text:p>
          </table:table-cell>
          <table:table-cell table:style-name="ce4" office:value-type="string" calcext:value-type="string">
            <text:p>DURAN ŞAHİN</text:p>
          </table:table-cell>
          <table:table-cell table:style-name="ce15" office:value-type="string" calcext:value-type="string">
            <text:p>1</text:p>
          </table:table-cell>
          <table:table-cell table:formula="of:=2022-YEAR([.F1018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5T15:25:41" calcext:value-type="date">
            <text:p>05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400267264" calcext:value-type="float">
            <text:p>16400267264</text:p>
          </table:table-cell>
          <table:table-cell table:style-name="ce4" office:value-type="string" calcext:value-type="string">
            <text:p>CELAL BAYAR</text:p>
          </table:table-cell>
          <table:table-cell table:style-name="ce15" office:value-type="string" calcext:value-type="string">
            <text:p>1</text:p>
          </table:table-cell>
          <table:table-cell table:formula="of:=2022-YEAR([.F1019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5-15" calcext:value-type="date">
            <text:p>15.05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1:52:02" calcext:value-type="date">
            <text:p>23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0598356934" calcext:value-type="float">
            <text:p>60598356934</text:p>
          </table:table-cell>
          <table:table-cell table:style-name="ce4" office:value-type="string" calcext:value-type="string">
            <text:p>HAYRETTİN İNAN</text:p>
          </table:table-cell>
          <table:table-cell table:style-name="ce15" office:value-type="string" calcext:value-type="string">
            <text:p>1</text:p>
          </table:table-cell>
          <table:table-cell table:formula="of:=2022-YEAR([.F1020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02" calcext:value-type="date">
            <text:p>02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1:41:02" calcext:value-type="date">
            <text:p>02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678959382" calcext:value-type="float">
            <text:p>25678959382</text:p>
          </table:table-cell>
          <table:table-cell table:style-name="ce4" office:value-type="string" calcext:value-type="string">
            <text:p>ZEYNEP MUTLUYILLI</text:p>
          </table:table-cell>
          <table:table-cell table:style-name="ce15" office:value-type="string" calcext:value-type="string">
            <text:p>0</text:p>
          </table:table-cell>
          <table:table-cell table:formula="of:=2022-YEAR([.F1021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2-11" calcext:value-type="date">
            <text:p>11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4:25:49" calcext:value-type="date">
            <text:p>02.12.2021</text:p>
          </table:table-cell>
          <table:table-cell table:style-name="ce4" office:value-type="string" calcext:value-type="string">
            <text:p>22,95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2,95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238001578" calcext:value-type="float">
            <text:p>11238001578</text:p>
          </table:table-cell>
          <table:table-cell table:style-name="ce4" office:value-type="string" calcext:value-type="string">
            <text:p>MEHMET ZEKİ ÇOKOL</text:p>
          </table:table-cell>
          <table:table-cell table:style-name="ce15" office:value-type="string" calcext:value-type="string">
            <text:p>1</text:p>
          </table:table-cell>
          <table:table-cell table:formula="of:=2022-YEAR([.F1022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12-15" calcext:value-type="date">
            <text:p>15.1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0:35:10" calcext:value-type="date">
            <text:p>09.12.2021</text:p>
          </table:table-cell>
          <table:table-cell table:style-name="ce4" office:value-type="string" calcext:value-type="string">
            <text:p>99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9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739256458" calcext:value-type="float">
            <text:p>16739256458</text:p>
          </table:table-cell>
          <table:table-cell table:style-name="ce4" office:value-type="string" calcext:value-type="string">
            <text:p>EMİNE DEDEOĞLU</text:p>
          </table:table-cell>
          <table:table-cell table:style-name="ce15" office:value-type="string" calcext:value-type="string">
            <text:p>0</text:p>
          </table:table-cell>
          <table:table-cell table:formula="of:=2022-YEAR([.F1023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8-22" calcext:value-type="date">
            <text:p>22.08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5:23:51" calcext:value-type="date">
            <text:p>06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705458294" calcext:value-type="float">
            <text:p>40705458294</text:p>
          </table:table-cell>
          <table:table-cell table:style-name="ce4" office:value-type="string" calcext:value-type="string">
            <text:p>CENGİZ DOĞAN</text:p>
          </table:table-cell>
          <table:table-cell table:style-name="ce15" office:value-type="string" calcext:value-type="string">
            <text:p>1</text:p>
          </table:table-cell>
          <table:table-cell table:formula="of:=2022-YEAR([.F1024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19" calcext:value-type="date">
            <text:p>19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5:27:02" calcext:value-type="date">
            <text:p>06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0283805818" calcext:value-type="float">
            <text:p>30283805818</text:p>
          </table:table-cell>
          <table:table-cell table:style-name="ce4" office:value-type="string" calcext:value-type="string">
            <text:p>ZİYAATTİN ŞAHİNPINAR</text:p>
          </table:table-cell>
          <table:table-cell table:style-name="ce15" office:value-type="string" calcext:value-type="string">
            <text:p>1</text:p>
          </table:table-cell>
          <table:table-cell table:formula="of:=2022-YEAR([.F1025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1-10" calcext:value-type="date">
            <text:p>10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5:20:35" calcext:value-type="date">
            <text:p>07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8827187620" calcext:value-type="float">
            <text:p>18827187620</text:p>
          </table:table-cell>
          <table:table-cell table:style-name="ce4" office:value-type="string" calcext:value-type="string">
            <text:p>ÜNAL KAYA</text:p>
          </table:table-cell>
          <table:table-cell table:style-name="ce15" office:value-type="string" calcext:value-type="string">
            <text:p>1</text:p>
          </table:table-cell>
          <table:table-cell table:formula="of:=2022-YEAR([.F1026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11-17" calcext:value-type="date">
            <text:p>17.1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8" calcext:value-type="date">
            <text:p>23.02.2022</text:p>
          </table:table-cell>
          <table:table-cell table:style-name="ce4" office:value-type="string" calcext:value-type="string">
            <text:p>446,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46,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5770623104" calcext:value-type="float">
            <text:p>35770623104</text:p>
          </table:table-cell>
          <table:table-cell table:style-name="ce4" office:value-type="string" calcext:value-type="string">
            <text:p>DÜRDANE ŞAHİN</text:p>
          </table:table-cell>
          <table:table-cell table:style-name="ce15" office:value-type="string" calcext:value-type="string">
            <text:p>0</text:p>
          </table:table-cell>
          <table:table-cell table:formula="of:=2022-YEAR([.F1027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1-03" calcext:value-type="date">
            <text:p>03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1:39:22" calcext:value-type="date">
            <text:p>25.02.2022</text:p>
          </table:table-cell>
          <table:table-cell table:style-name="ce4" office:value-type="string" calcext:value-type="string">
            <text:p>77,4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7,4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7262470362" calcext:value-type="float">
            <text:p>57262470362</text:p>
          </table:table-cell>
          <table:table-cell table:style-name="ce4" office:value-type="string" calcext:value-type="string">
            <text:p>İLHAN ARSLAN</text:p>
          </table:table-cell>
          <table:table-cell table:style-name="ce15" office:value-type="string" calcext:value-type="string">
            <text:p>1</text:p>
          </table:table-cell>
          <table:table-cell table:formula="of:=2022-YEAR([.F1028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7-27" calcext:value-type="date">
            <text:p>27.07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50:15" calcext:value-type="date">
            <text:p>03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280671946" calcext:value-type="float">
            <text:p>45280671946</text:p>
          </table:table-cell>
          <table:table-cell table:style-name="ce4" office:value-type="string" calcext:value-type="string">
            <text:p>FATMA ÖZCAN</text:p>
          </table:table-cell>
          <table:table-cell table:style-name="ce15" office:value-type="string" calcext:value-type="string">
            <text:p>0</text:p>
          </table:table-cell>
          <table:table-cell table:formula="of:=2022-YEAR([.F1029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03" calcext:value-type="date">
            <text:p>03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2:34:42" calcext:value-type="date">
            <text:p>08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817254284" calcext:value-type="float">
            <text:p>16817254284</text:p>
          </table:table-cell>
          <table:table-cell table:style-name="ce4" office:value-type="string" calcext:value-type="string">
            <text:p>SALİH ÖNCÜ</text:p>
          </table:table-cell>
          <table:table-cell table:style-name="ce15" office:value-type="string" calcext:value-type="string">
            <text:p>1</text:p>
          </table:table-cell>
          <table:table-cell table:formula="of:=2022-YEAR([.F1030])" office:value-type="float" office:value="62" calcext:value-type="float">
            <text:p>6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60-01-07" calcext:value-type="date">
            <text:p>07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4T11:39:57" calcext:value-type="date">
            <text:p>14.03.2022</text:p>
          </table:table-cell>
          <table:table-cell table:style-name="ce4" office:value-type="string" calcext:value-type="string">
            <text:p>154,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54,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15" office:value-type="string" calcext:value-type="string">
            <text:p>0</text:p>
          </table:table-cell>
          <table:table-cell table:formula="of:=2022-YEAR([.F1031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3:47:50" calcext:value-type="date">
            <text:p>17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097311820" calcext:value-type="float">
            <text:p>45097311820</text:p>
          </table:table-cell>
          <table:table-cell table:style-name="ce4" office:value-type="string" calcext:value-type="string">
            <text:p>AHMET DURAN ALPAY</text:p>
          </table:table-cell>
          <table:table-cell table:style-name="ce15" office:value-type="string" calcext:value-type="string">
            <text:p>1</text:p>
          </table:table-cell>
          <table:table-cell table:formula="of:=2022-YEAR([.F1032])" office:value-type="float" office:value="62" calcext:value-type="float">
            <text:p>6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60-10-10" calcext:value-type="date">
            <text:p>10.10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1:20:33" calcext:value-type="date">
            <text:p>21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871222406" calcext:value-type="float">
            <text:p>28871222406</text:p>
          </table:table-cell>
          <table:table-cell table:style-name="ce4" office:value-type="string" calcext:value-type="string">
            <text:p>ÜMMÜHAN ÖZYURT</text:p>
          </table:table-cell>
          <table:table-cell table:style-name="ce15" office:value-type="string" calcext:value-type="string">
            <text:p>0</text:p>
          </table:table-cell>
          <table:table-cell table:formula="of:=2022-YEAR([.F1033])" office:value-type="float" office:value="63" calcext:value-type="float">
            <text:p>6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6-10" calcext:value-type="date">
            <text:p>10.06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2:13:03" calcext:value-type="date">
            <text:p>28.05.2020</text:p>
          </table:table-cell>
          <table:table-cell table:style-name="ce4" office:value-type="string" calcext:value-type="string">
            <text:p>Pozitif 6.606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606x10^3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15" office:value-type="string" calcext:value-type="string">
            <text:p>1</text:p>
          </table:table-cell>
          <table:table-cell table:formula="of:=2022-YEAR([.F1034])" office:value-type="float" office:value="63" calcext:value-type="float">
            <text:p>6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8-15" calcext:value-type="date">
            <text:p>1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1:55:30" calcext:value-type="date">
            <text:p>12.06.2020</text:p>
          </table:table-cell>
          <table:table-cell table:style-name="ce4" office:value-type="string" calcext:value-type="string">
            <text:p>Pozitif 4.390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390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6711262504" calcext:value-type="float">
            <text:p>46711262504</text:p>
          </table:table-cell>
          <table:table-cell table:style-name="ce4" office:value-type="string" calcext:value-type="string">
            <text:p>ALİ ALKAN</text:p>
          </table:table-cell>
          <table:table-cell table:style-name="ce15" office:value-type="string" calcext:value-type="string">
            <text:p>1</text:p>
          </table:table-cell>
          <table:table-cell table:formula="of:=2022-YEAR([.F1035])" office:value-type="float" office:value="63" calcext:value-type="float">
            <text:p>6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3-25" calcext:value-type="date">
            <text:p>25.03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4:58:25" calcext:value-type="date">
            <text:p>24.07.2020</text:p>
          </table:table-cell>
          <table:table-cell table:style-name="ce4" office:value-type="string" calcext:value-type="string">
            <text:p>Pozitif 9.792x10^6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792x10^6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770261912" calcext:value-type="float">
            <text:p>27770261912</text:p>
          </table:table-cell>
          <table:table-cell table:style-name="ce4" office:value-type="string" calcext:value-type="string">
            <text:p>ALİ YÜKSEL</text:p>
          </table:table-cell>
          <table:table-cell table:style-name="ce15" office:value-type="string" calcext:value-type="string">
            <text:p>1</text:p>
          </table:table-cell>
          <table:table-cell table:formula="of:=2022-YEAR([.F1036])" office:value-type="float" office:value="63" calcext:value-type="float">
            <text:p>63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59-11-15" calcext:value-type="date">
            <text:p>15.1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3:52:00" calcext:value-type="date">
            <text:p>02.09.2020</text:p>
          </table:table-cell>
          <table:table-cell table:style-name="ce4" office:value-type="string" calcext:value-type="string">
            <text:p>Pozitif 107200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0720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15" office:value-type="string" calcext:value-type="string">
            <text:p>1</text:p>
          </table:table-cell>
          <table:table-cell table:formula="of:=2022-YEAR([.F1037])" office:value-type="float" office:value="63" calcext:value-type="float">
            <text:p>6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08-15" calcext:value-type="date">
            <text:p>1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1:10:46" calcext:value-type="date">
            <text:p>11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135444676" calcext:value-type="float">
            <text:p>11135444676</text:p>
          </table:table-cell>
          <table:table-cell table:style-name="ce4" office:value-type="string" calcext:value-type="string">
            <text:p>KEMAL YILDIRIM</text:p>
          </table:table-cell>
          <table:table-cell table:style-name="ce15" office:value-type="string" calcext:value-type="string">
            <text:p>1</text:p>
          </table:table-cell>
          <table:table-cell table:formula="of:=2022-YEAR([.F1038])" office:value-type="float" office:value="63" calcext:value-type="float">
            <text:p>63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9-02-03" calcext:value-type="date">
            <text:p>03.02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42:16" calcext:value-type="date">
            <text:p>02.03.2021</text:p>
          </table:table-cell>
          <table:table-cell table:style-name="ce4" office:value-type="string" calcext:value-type="string">
            <text:p>435,7 <text:s/>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35,7 <text:s/>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506804334" calcext:value-type="float">
            <text:p>41506804334</text:p>
          </table:table-cell>
          <table:table-cell table:style-name="ce4" office:value-type="string" calcext:value-type="string">
            <text:p>AHMET ÖZGAN</text:p>
          </table:table-cell>
          <table:table-cell table:style-name="ce15" office:value-type="string" calcext:value-type="string">
            <text:p>1</text:p>
          </table:table-cell>
          <table:table-cell table:formula="of:=2022-YEAR([.F1039])" office:value-type="float" office:value="63" calcext:value-type="float">
            <text:p>6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8-05" calcext:value-type="date">
            <text:p>0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4:53:01" calcext:value-type="date">
            <text:p>30.03.2021</text:p>
          </table:table-cell>
          <table:table-cell table:style-name="ce4" office:value-type="string" calcext:value-type="string">
            <text:p>213.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13.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716100402" calcext:value-type="float">
            <text:p>21716100402</text:p>
          </table:table-cell>
          <table:table-cell table:style-name="ce4" office:value-type="string" calcext:value-type="string">
            <text:p>MEHMET ERGİNYÜREK</text:p>
          </table:table-cell>
          <table:table-cell table:style-name="ce15" office:value-type="string" calcext:value-type="string">
            <text:p>1</text:p>
          </table:table-cell>
          <table:table-cell table:formula="of:=2022-YEAR([.F1040])" office:value-type="float" office:value="63" calcext:value-type="float">
            <text:p>6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7T15:05:24" calcext:value-type="date">
            <text:p>27.04.2021</text:p>
          </table:table-cell>
          <table:table-cell table:style-name="ce4" office:value-type="string" calcext:value-type="string">
            <text:p>472.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72.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007345160" calcext:value-type="float">
            <text:p>31007345160</text:p>
          </table:table-cell>
          <table:table-cell table:style-name="ce4" office:value-type="string" calcext:value-type="string">
            <text:p>NURAN UZUN</text:p>
          </table:table-cell>
          <table:table-cell table:style-name="ce15" office:value-type="string" calcext:value-type="string">
            <text:p>0</text:p>
          </table:table-cell>
          <table:table-cell table:formula="of:=2022-YEAR([.F1041])" office:value-type="float" office:value="63" calcext:value-type="float">
            <text:p>6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9-18" calcext:value-type="date">
            <text:p>18.09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2:04:51" calcext:value-type="date">
            <text:p>28.05.2021</text:p>
          </table:table-cell>
          <table:table-cell table:style-name="ce4" office:value-type="string" calcext:value-type="string">
            <text:p>575.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75.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430031106" calcext:value-type="float">
            <text:p>40430031106</text:p>
          </table:table-cell>
          <table:table-cell table:style-name="ce4" office:value-type="string" calcext:value-type="string">
            <text:p>ALİ OSMAN KOL</text:p>
          </table:table-cell>
          <table:table-cell table:style-name="ce15" office:value-type="string" calcext:value-type="string">
            <text:p>1</text:p>
          </table:table-cell>
          <table:table-cell table:formula="of:=2022-YEAR([.F1042])" office:value-type="float" office:value="63" calcext:value-type="float">
            <text:p>6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5-22" calcext:value-type="date">
            <text:p>22.05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4T14:21:41" calcext:value-type="date">
            <text:p>04.06.2021</text:p>
          </table:table-cell>
          <table:table-cell table:style-name="ce4" office:value-type="string" calcext:value-type="string">
            <text:p>215,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15,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925123512" calcext:value-type="float">
            <text:p>31925123512</text:p>
          </table:table-cell>
          <table:table-cell table:style-name="ce4" office:value-type="string" calcext:value-type="string">
            <text:p>HABİBE TEZEL</text:p>
          </table:table-cell>
          <table:table-cell table:style-name="ce15" office:value-type="string" calcext:value-type="string">
            <text:p>0</text:p>
          </table:table-cell>
          <table:table-cell table:formula="of:=2022-YEAR([.F1043])" office:value-type="float" office:value="63" calcext:value-type="float">
            <text:p>6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6-09" calcext:value-type="date">
            <text:p>09.06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1:34:14" calcext:value-type="date">
            <text:p>08.06.2021</text:p>
          </table:table-cell>
          <table:table-cell table:style-name="ce4" office:value-type="string" calcext:value-type="string">
            <text:p>390,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90,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15" office:value-type="string" calcext:value-type="string">
            <text:p>1</text:p>
          </table:table-cell>
          <table:table-cell table:formula="of:=2022-YEAR([.F1044])" office:value-type="float" office:value="63" calcext:value-type="float">
            <text:p>63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9-08-15" calcext:value-type="date">
            <text:p>1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2:00:05" calcext:value-type="date">
            <text:p>01.09.2021</text:p>
          </table:table-cell>
          <table:table-cell table:style-name="ce4" office:value-type="string" calcext:value-type="string">
            <text:p>245,6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45,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239968044" calcext:value-type="float">
            <text:p>12239968044</text:p>
          </table:table-cell>
          <table:table-cell table:style-name="ce4" office:value-type="string" calcext:value-type="string">
            <text:p>RUKİYE AYKAN</text:p>
          </table:table-cell>
          <table:table-cell table:style-name="ce15" office:value-type="string" calcext:value-type="string">
            <text:p>0</text:p>
          </table:table-cell>
          <table:table-cell table:formula="of:=2022-YEAR([.F1045])" office:value-type="float" office:value="63" calcext:value-type="float">
            <text:p>6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10-05" calcext:value-type="date">
            <text:p>05.10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0T13:36:10" calcext:value-type="date">
            <text:p>10.09.2021</text:p>
          </table:table-cell>
          <table:table-cell table:style-name="ce4" office:value-type="string" calcext:value-type="string">
            <text:p>670,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70,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430031106" calcext:value-type="float">
            <text:p>40430031106</text:p>
          </table:table-cell>
          <table:table-cell table:style-name="ce4" office:value-type="string" calcext:value-type="string">
            <text:p>ALİ OSMAN KOL</text:p>
          </table:table-cell>
          <table:table-cell table:style-name="ce15" office:value-type="string" calcext:value-type="string">
            <text:p>1</text:p>
          </table:table-cell>
          <table:table-cell table:formula="of:=2022-YEAR([.F1046])" office:value-type="float" office:value="63" calcext:value-type="float">
            <text:p>6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5-22" calcext:value-type="date">
            <text:p>22.05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5T13:09:45" calcext:value-type="date">
            <text:p>15.09.2021</text:p>
          </table:table-cell>
          <table:table-cell table:style-name="ce4" office:value-type="string" calcext:value-type="string">
            <text:p>164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4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414392228" calcext:value-type="float">
            <text:p>29414392228</text:p>
          </table:table-cell>
          <table:table-cell table:style-name="ce4" office:value-type="string" calcext:value-type="string">
            <text:p>FEHMİ ŞAHİNOĞLU</text:p>
          </table:table-cell>
          <table:table-cell table:style-name="ce15" office:value-type="string" calcext:value-type="string">
            <text:p>1</text:p>
          </table:table-cell>
          <table:table-cell table:formula="of:=2022-YEAR([.F1047])" office:value-type="float" office:value="63" calcext:value-type="float">
            <text:p>6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12-06" calcext:value-type="date">
            <text:p>06.12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4T10:59:46" calcext:value-type="date">
            <text:p>14.10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194039052" calcext:value-type="float">
            <text:p>10194039052</text:p>
          </table:table-cell>
          <table:table-cell table:style-name="ce4" office:value-type="string" calcext:value-type="string">
            <text:p>ALİ ALDEMİR</text:p>
          </table:table-cell>
          <table:table-cell table:style-name="ce15" office:value-type="string" calcext:value-type="string">
            <text:p>1</text:p>
          </table:table-cell>
          <table:table-cell table:formula="of:=2022-YEAR([.F1048])" office:value-type="float" office:value="63" calcext:value-type="float">
            <text:p>6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01-05" calcext:value-type="date">
            <text:p>05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8T14:21:35" calcext:value-type="date">
            <text:p>18.10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135444676" calcext:value-type="float">
            <text:p>11135444676</text:p>
          </table:table-cell>
          <table:table-cell table:style-name="ce4" office:value-type="string" calcext:value-type="string">
            <text:p>KEMAL YILDIRIM</text:p>
          </table:table-cell>
          <table:table-cell table:style-name="ce15" office:value-type="string" calcext:value-type="string">
            <text:p>1</text:p>
          </table:table-cell>
          <table:table-cell table:formula="of:=2022-YEAR([.F1049])" office:value-type="float" office:value="63" calcext:value-type="float">
            <text:p>6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2-03" calcext:value-type="date">
            <text:p>03.02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9T11:36:44" calcext:value-type="date">
            <text:p>09.11.2021</text:p>
          </table:table-cell>
          <table:table-cell table:style-name="ce4" office:value-type="string" calcext:value-type="string">
            <text:p>583,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83,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485802406" calcext:value-type="float">
            <text:p>41485802406</text:p>
          </table:table-cell>
          <table:table-cell table:style-name="ce4" office:value-type="string" calcext:value-type="string">
            <text:p>AYŞE KARATAŞ</text:p>
          </table:table-cell>
          <table:table-cell table:style-name="ce15" office:value-type="string" calcext:value-type="string">
            <text:p>0</text:p>
          </table:table-cell>
          <table:table-cell table:formula="of:=2022-YEAR([.F1050])" office:value-type="float" office:value="63" calcext:value-type="float">
            <text:p>6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7T12:11:30" calcext:value-type="date">
            <text:p>17.11.2021</text:p>
          </table:table-cell>
          <table:table-cell table:style-name="ce4" office:value-type="string" calcext:value-type="string">
            <text:p>11,6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1,6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0430031106" calcext:value-type="float">
            <text:p>40430031106</text:p>
          </table:table-cell>
          <table:table-cell table:style-name="ce4" office:value-type="string" calcext:value-type="string">
            <text:p>ALİ OSMAN KOL</text:p>
          </table:table-cell>
          <table:table-cell table:style-name="ce15" office:value-type="string" calcext:value-type="string">
            <text:p>1</text:p>
          </table:table-cell>
          <table:table-cell table:formula="of:=2022-YEAR([.F1051])" office:value-type="float" office:value="63" calcext:value-type="float">
            <text:p>6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05-22" calcext:value-type="date">
            <text:p>22.05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7" calcext:value-type="date">
            <text:p>03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15" office:value-type="string" calcext:value-type="string">
            <text:p>1</text:p>
          </table:table-cell>
          <table:table-cell table:formula="of:=2022-YEAR([.F1052])" office:value-type="float" office:value="63" calcext:value-type="float">
            <text:p>6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8-15" calcext:value-type="date">
            <text:p>1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2:54:17" calcext:value-type="date">
            <text:p>09.12.2021</text:p>
          </table:table-cell>
          <table:table-cell table:style-name="ce4" office:value-type="string" calcext:value-type="string">
            <text:p>35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5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6554929406" calcext:value-type="float">
            <text:p>26554929406</text:p>
          </table:table-cell>
          <table:table-cell table:style-name="ce4" office:value-type="string" calcext:value-type="string">
            <text:p>HAYRETTİN BİLKAY</text:p>
          </table:table-cell>
          <table:table-cell table:style-name="ce15" office:value-type="string" calcext:value-type="string">
            <text:p>1</text:p>
          </table:table-cell>
          <table:table-cell table:formula="of:=2022-YEAR([.F1053])" office:value-type="float" office:value="63" calcext:value-type="float">
            <text:p>6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11-02" calcext:value-type="date">
            <text:p>02.1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46:36" calcext:value-type="date">
            <text:p>07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1135444676" calcext:value-type="float">
            <text:p>11135444676</text:p>
          </table:table-cell>
          <table:table-cell table:style-name="ce4" office:value-type="string" calcext:value-type="string">
            <text:p>KEMAL YILDIRIM</text:p>
          </table:table-cell>
          <table:table-cell table:style-name="ce15" office:value-type="string" calcext:value-type="string">
            <text:p>1</text:p>
          </table:table-cell>
          <table:table-cell table:formula="of:=2022-YEAR([.F1054])" office:value-type="float" office:value="63" calcext:value-type="float">
            <text:p>6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2-03" calcext:value-type="date">
            <text:p>03.02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5T12:40:35" calcext:value-type="date">
            <text:p>15.02.2022</text:p>
          </table:table-cell>
          <table:table-cell table:style-name="ce4" office:value-type="string" calcext:value-type="string">
            <text:p>49,1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9,1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6151982230" calcext:value-type="float">
            <text:p>36151982230</text:p>
          </table:table-cell>
          <table:table-cell table:style-name="ce4" office:value-type="string" calcext:value-type="string">
            <text:p>ZEYNEP SATILMIŞ</text:p>
          </table:table-cell>
          <table:table-cell table:style-name="ce15" office:value-type="string" calcext:value-type="string">
            <text:p>0</text:p>
          </table:table-cell>
          <table:table-cell table:formula="of:=2022-YEAR([.F1055])" office:value-type="float" office:value="63" calcext:value-type="float">
            <text:p>6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3:38:41" calcext:value-type="date">
            <text:p>21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239968044" calcext:value-type="float">
            <text:p>12239968044</text:p>
          </table:table-cell>
          <table:table-cell table:style-name="ce4" office:value-type="string" calcext:value-type="string">
            <text:p>RUKİYE AYKAN</text:p>
          </table:table-cell>
          <table:table-cell table:style-name="ce15" office:value-type="string" calcext:value-type="string">
            <text:p>0</text:p>
          </table:table-cell>
          <table:table-cell table:formula="of:=2022-YEAR([.F1056])" office:value-type="float" office:value="63" calcext:value-type="float">
            <text:p>6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10-05" calcext:value-type="date">
            <text:p>05.10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4:45:09" calcext:value-type="date">
            <text:p>21.03.2022</text:p>
          </table:table-cell>
          <table:table-cell table:style-name="ce4" office:value-type="string" calcext:value-type="string">
            <text:p>80,9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0,9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3490735642" calcext:value-type="float">
            <text:p>13490735642</text:p>
          </table:table-cell>
          <table:table-cell table:style-name="ce4" office:value-type="string" calcext:value-type="string">
            <text:p>SATİYE AVCI</text:p>
          </table:table-cell>
          <table:table-cell table:style-name="ce15" office:value-type="string" calcext:value-type="string">
            <text:p>0</text:p>
          </table:table-cell>
          <table:table-cell table:formula="of:=2022-YEAR([.F1057])" office:value-type="float" office:value="63" calcext:value-type="float">
            <text:p>6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0:30:45" calcext:value-type="date">
            <text:p>24.03.2022</text:p>
          </table:table-cell>
          <table:table-cell table:style-name="ce4" office:value-type="string" calcext:value-type="string">
            <text:p>192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92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161038460" calcext:value-type="float">
            <text:p>10161038460</text:p>
          </table:table-cell>
          <table:table-cell table:style-name="ce4" office:value-type="string" calcext:value-type="string">
            <text:p>ALAATTİN ŞAHİN</text:p>
          </table:table-cell>
          <table:table-cell table:style-name="ce15" office:value-type="string" calcext:value-type="string">
            <text:p>1</text:p>
          </table:table-cell>
          <table:table-cell table:formula="of:=2022-YEAR([.F1058])" office:value-type="float" office:value="64" calcext:value-type="float">
            <text:p>6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1-01" calcext:value-type="date">
            <text:p>01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1T10:46:54" calcext:value-type="date">
            <text:p>01.07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9900381934" calcext:value-type="float">
            <text:p>29900381934</text:p>
          </table:table-cell>
          <table:table-cell table:style-name="ce4" office:value-type="string" calcext:value-type="string">
            <text:p>KAYA GÜL</text:p>
          </table:table-cell>
          <table:table-cell table:style-name="ce15" office:value-type="string" calcext:value-type="string">
            <text:p>1</text:p>
          </table:table-cell>
          <table:table-cell table:formula="of:=2022-YEAR([.F1059])" office:value-type="float" office:value="64" calcext:value-type="float">
            <text:p>6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5-15" calcext:value-type="date">
            <text:p>15.05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4:29:47" calcext:value-type="date">
            <text:p>24.07.2020</text:p>
          </table:table-cell>
          <table:table-cell table:style-name="ce4" office:value-type="string" calcext:value-type="string">
            <text:p>Pozitif 4.620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620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633924688" calcext:value-type="float">
            <text:p>43633924688</text:p>
          </table:table-cell>
          <table:table-cell table:style-name="ce4" office:value-type="string" calcext:value-type="string">
            <text:p>SEVİM TEKİN</text:p>
          </table:table-cell>
          <table:table-cell table:style-name="ce15" office:value-type="string" calcext:value-type="string">
            <text:p>0</text:p>
          </table:table-cell>
          <table:table-cell table:formula="of:=2022-YEAR([.F1060])" office:value-type="float" office:value="64" calcext:value-type="float">
            <text:p>64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58-01-30" calcext:value-type="date">
            <text:p>30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Pozitif 71,23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71,2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514065252" calcext:value-type="float">
            <text:p>22514065252</text:p>
          </table:table-cell>
          <table:table-cell table:style-name="ce4" office:value-type="string" calcext:value-type="string">
            <text:p>SEHER ŞAHİN</text:p>
          </table:table-cell>
          <table:table-cell table:style-name="ce15" office:value-type="string" calcext:value-type="string">
            <text:p>0</text:p>
          </table:table-cell>
          <table:table-cell table:formula="of:=2022-YEAR([.F1061])" office:value-type="float" office:value="64" calcext:value-type="float">
            <text:p>6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3-10" calcext:value-type="date">
            <text:p>10.03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9T13:40:34" calcext:value-type="date">
            <text:p>29.07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15" office:value-type="string" calcext:value-type="string">
            <text:p>0</text:p>
          </table:table-cell>
          <table:table-cell table:formula="of:=2022-YEAR([.F1062])" office:value-type="float" office:value="64" calcext:value-type="float">
            <text:p>6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3:50" calcext:value-type="date">
            <text:p>27.08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9167406828" calcext:value-type="float">
            <text:p>59167406828</text:p>
          </table:table-cell>
          <table:table-cell table:style-name="ce4" office:value-type="string" calcext:value-type="string">
            <text:p>TURGUT GENÇ</text:p>
          </table:table-cell>
          <table:table-cell table:style-name="ce15" office:value-type="string" calcext:value-type="string">
            <text:p>1</text:p>
          </table:table-cell>
          <table:table-cell table:formula="of:=2022-YEAR([.F1063])" office:value-type="float" office:value="64" calcext:value-type="float">
            <text:p>64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8-06-05" calcext:value-type="date">
            <text:p>05.06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0:06" calcext:value-type="date">
            <text:p>19.01.2021</text:p>
          </table:table-cell>
          <table:table-cell table:style-name="ce4" office:value-type="string" calcext:value-type="string">
            <text:p>462.4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62.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875385908" calcext:value-type="float">
            <text:p>12875385908</text:p>
          </table:table-cell>
          <table:table-cell table:style-name="ce4" office:value-type="string" calcext:value-type="string">
            <text:p>AYŞE AĞIL</text:p>
          </table:table-cell>
          <table:table-cell table:style-name="ce15" office:value-type="string" calcext:value-type="string">
            <text:p>0</text:p>
          </table:table-cell>
          <table:table-cell table:formula="of:=2022-YEAR([.F1064])" office:value-type="float" office:value="64" calcext:value-type="float">
            <text:p>6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7-10" calcext:value-type="date">
            <text:p>10.07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1:55:47" calcext:value-type="date">
            <text:p>16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9167406828" calcext:value-type="float">
            <text:p>59167406828</text:p>
          </table:table-cell>
          <table:table-cell table:style-name="ce4" office:value-type="string" calcext:value-type="string">
            <text:p>TURGUT GENÇ</text:p>
          </table:table-cell>
          <table:table-cell table:style-name="ce15" office:value-type="string" calcext:value-type="string">
            <text:p>1</text:p>
          </table:table-cell>
          <table:table-cell table:formula="of:=2022-YEAR([.F1065])" office:value-type="float" office:value="64" calcext:value-type="float">
            <text:p>64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8-06-05" calcext:value-type="date">
            <text:p>05.06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4:58:58" calcext:value-type="date">
            <text:p>24.03.2021</text:p>
          </table:table-cell>
          <table:table-cell table:style-name="ce4" office:value-type="string" calcext:value-type="string">
            <text:p>91.4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1.4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15" office:value-type="string" calcext:value-type="string">
            <text:p>0</text:p>
          </table:table-cell>
          <table:table-cell table:formula="of:=2022-YEAR([.F1066])" office:value-type="float" office:value="64" calcext:value-type="float">
            <text:p>6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12:17:29" calcext:value-type="date">
            <text:p>07.04.2021</text:p>
          </table:table-cell>
          <table:table-cell table:style-name="ce4" office:value-type="string" calcext:value-type="string">
            <text:p>126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6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616321104" calcext:value-type="float">
            <text:p>31616321104</text:p>
          </table:table-cell>
          <table:table-cell table:style-name="ce4" office:value-type="string" calcext:value-type="string">
            <text:p>AYDIN DEMİR</text:p>
          </table:table-cell>
          <table:table-cell table:style-name="ce15" office:value-type="string" calcext:value-type="string">
            <text:p>1</text:p>
          </table:table-cell>
          <table:table-cell table:formula="of:=2022-YEAR([.F1067])" office:value-type="float" office:value="64" calcext:value-type="float">
            <text:p>6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5-16" calcext:value-type="date">
            <text:p>16.05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1:06:36" calcext:value-type="date">
            <text:p>24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4436373252" calcext:value-type="float">
            <text:p>54436373252</text:p>
          </table:table-cell>
          <table:table-cell table:style-name="ce4" office:value-type="string" calcext:value-type="string">
            <text:p>HÜSEYİN TURGUT</text:p>
          </table:table-cell>
          <table:table-cell table:style-name="ce15" office:value-type="string" calcext:value-type="string">
            <text:p>1</text:p>
          </table:table-cell>
          <table:table-cell table:formula="of:=2022-YEAR([.F1068])" office:value-type="float" office:value="64" calcext:value-type="float">
            <text:p>6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3-16" calcext:value-type="date">
            <text:p>16.03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4T11:45:43" calcext:value-type="date">
            <text:p>14.06.2021</text:p>
          </table:table-cell>
          <table:table-cell table:style-name="ce4" office:value-type="string" calcext:value-type="string">
            <text:p>162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2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161038460" calcext:value-type="float">
            <text:p>10161038460</text:p>
          </table:table-cell>
          <table:table-cell table:style-name="ce4" office:value-type="string" calcext:value-type="string">
            <text:p>ALAATTİN ŞAHİN</text:p>
          </table:table-cell>
          <table:table-cell table:style-name="ce15" office:value-type="string" calcext:value-type="string">
            <text:p>1</text:p>
          </table:table-cell>
          <table:table-cell table:formula="of:=2022-YEAR([.F1069])" office:value-type="float" office:value="64" calcext:value-type="float">
            <text:p>6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1-01" calcext:value-type="date">
            <text:p>01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4:36:00" calcext:value-type="date">
            <text:p>18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960489592" calcext:value-type="float">
            <text:p>20960489592</text:p>
          </table:table-cell>
          <table:table-cell table:style-name="ce4" office:value-type="string" calcext:value-type="string">
            <text:p>EDALI CAN</text:p>
          </table:table-cell>
          <table:table-cell table:style-name="ce15" office:value-type="string" calcext:value-type="string">
            <text:p>0</text:p>
          </table:table-cell>
          <table:table-cell table:formula="of:=2022-YEAR([.F1070])" office:value-type="float" office:value="64" calcext:value-type="float">
            <text:p>6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5-14" calcext:value-type="date">
            <text:p>14.05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49" calcext:value-type="date">
            <text:p>13.07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2073972846" calcext:value-type="float">
            <text:p>42073972846</text:p>
          </table:table-cell>
          <table:table-cell table:style-name="ce4" office:value-type="string" calcext:value-type="string">
            <text:p>ŞERİFE ENGÜR</text:p>
          </table:table-cell>
          <table:table-cell table:style-name="ce15" office:value-type="string" calcext:value-type="string">
            <text:p>0</text:p>
          </table:table-cell>
          <table:table-cell table:formula="of:=2022-YEAR([.F1071])" office:value-type="float" office:value="64" calcext:value-type="float">
            <text:p>6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8-20" calcext:value-type="date">
            <text:p>20.08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3" calcext:value-type="date">
            <text:p>13.07.2021</text:p>
          </table:table-cell>
          <table:table-cell table:style-name="ce4" office:value-type="string" calcext:value-type="string">
            <text:p>109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9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0767347254" calcext:value-type="float">
            <text:p>30767347254</text:p>
          </table:table-cell>
          <table:table-cell table:style-name="ce4" office:value-type="string" calcext:value-type="string">
            <text:p>AHMET ESLEMEZ</text:p>
          </table:table-cell>
          <table:table-cell table:style-name="ce15" office:value-type="string" calcext:value-type="string">
            <text:p>1</text:p>
          </table:table-cell>
          <table:table-cell table:formula="of:=2022-YEAR([.F1072])" office:value-type="float" office:value="64" calcext:value-type="float">
            <text:p>6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3-10" calcext:value-type="date">
            <text:p>10.03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9T14:18:06" calcext:value-type="date">
            <text:p>09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15" office:value-type="string" calcext:value-type="string">
            <text:p>0</text:p>
          </table:table-cell>
          <table:table-cell table:formula="of:=2022-YEAR([.F1073])" office:value-type="float" office:value="64" calcext:value-type="float">
            <text:p>64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4:11:41" calcext:value-type="date">
            <text:p>26.08.2021</text:p>
          </table:table-cell>
          <table:table-cell table:style-name="ce4" office:value-type="string" calcext:value-type="string">
            <text:p>587,3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87,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8536197842" calcext:value-type="float">
            <text:p>18536197842</text:p>
          </table:table-cell>
          <table:table-cell table:style-name="ce4" office:value-type="string" calcext:value-type="string">
            <text:p>APDULLAH ÖZER</text:p>
          </table:table-cell>
          <table:table-cell table:style-name="ce15" office:value-type="string" calcext:value-type="string">
            <text:p>1</text:p>
          </table:table-cell>
          <table:table-cell table:formula="of:=2022-YEAR([.F1074])" office:value-type="float" office:value="64" calcext:value-type="float">
            <text:p>6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02-05" calcext:value-type="date">
            <text:p>05.0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6:58" calcext:value-type="date">
            <text:p>07.12.2021</text:p>
          </table:table-cell>
          <table:table-cell table:style-name="ce4" office:value-type="string" calcext:value-type="string">
            <text:p>3,02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,02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15" office:value-type="string" calcext:value-type="string">
            <text:p>0</text:p>
          </table:table-cell>
          <table:table-cell table:formula="of:=2022-YEAR([.F1075])" office:value-type="float" office:value="64" calcext:value-type="float">
            <text:p>6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7T09:50:28" calcext:value-type="date">
            <text:p>27.12.2021</text:p>
          </table:table-cell>
          <table:table-cell table:style-name="ce4" office:value-type="string" calcext:value-type="string">
            <text:p>69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9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629666988" calcext:value-type="float">
            <text:p>15629666988</text:p>
          </table:table-cell>
          <table:table-cell table:style-name="ce4" office:value-type="string" calcext:value-type="string">
            <text:p>FİKRİYE AKTÜRK</text:p>
          </table:table-cell>
          <table:table-cell table:style-name="ce15" office:value-type="string" calcext:value-type="string">
            <text:p>0</text:p>
          </table:table-cell>
          <table:table-cell table:formula="of:=2022-YEAR([.F1076])" office:value-type="float" office:value="64" calcext:value-type="float">
            <text:p>6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6-07" calcext:value-type="date">
            <text:p>07.06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2:42:16" calcext:value-type="date">
            <text:p>20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3487738786" calcext:value-type="float">
            <text:p>13487738786</text:p>
          </table:table-cell>
          <table:table-cell table:style-name="ce4" office:value-type="string" calcext:value-type="string">
            <text:p>PEHLÜL YALÇIN</text:p>
          </table:table-cell>
          <table:table-cell table:style-name="ce15" office:value-type="string" calcext:value-type="string">
            <text:p>1</text:p>
          </table:table-cell>
          <table:table-cell table:formula="of:=2022-YEAR([.F1077])" office:value-type="float" office:value="64" calcext:value-type="float">
            <text:p>6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1-20" calcext:value-type="date">
            <text:p>20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3:26:04" calcext:value-type="date">
            <text:p>21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7924775204" calcext:value-type="float">
            <text:p>17924775204</text:p>
          </table:table-cell>
          <table:table-cell table:style-name="ce4" office:value-type="string" calcext:value-type="string">
            <text:p>MENEKŞE GÜL</text:p>
          </table:table-cell>
          <table:table-cell table:style-name="ce15" office:value-type="string" calcext:value-type="string">
            <text:p>0</text:p>
          </table:table-cell>
          <table:table-cell table:formula="of:=2022-YEAR([.F1078])" office:value-type="float" office:value="64" calcext:value-type="float">
            <text:p>6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2:40:19" calcext:value-type="date">
            <text:p>16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161038460" calcext:value-type="float">
            <text:p>10161038460</text:p>
          </table:table-cell>
          <table:table-cell table:style-name="ce4" office:value-type="string" calcext:value-type="string">
            <text:p>ALAATTİN ŞAHİN</text:p>
          </table:table-cell>
          <table:table-cell table:style-name="ce15" office:value-type="string" calcext:value-type="string">
            <text:p>1</text:p>
          </table:table-cell>
          <table:table-cell table:formula="of:=2022-YEAR([.F1079])" office:value-type="float" office:value="64" calcext:value-type="float">
            <text:p>6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1-01" calcext:value-type="date">
            <text:p>01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3:48:18" calcext:value-type="date">
            <text:p>01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616321104" calcext:value-type="float">
            <text:p>31616321104</text:p>
          </table:table-cell>
          <table:table-cell table:style-name="ce4" office:value-type="string" calcext:value-type="string">
            <text:p>AYDIN DEMİR</text:p>
          </table:table-cell>
          <table:table-cell table:style-name="ce15" office:value-type="string" calcext:value-type="string">
            <text:p>1</text:p>
          </table:table-cell>
          <table:table-cell table:formula="of:=2022-YEAR([.F1080])" office:value-type="float" office:value="64" calcext:value-type="float">
            <text:p>6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8-05-16" calcext:value-type="date">
            <text:p>16.05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3:00:05" calcext:value-type="date">
            <text:p>22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15" office:value-type="string" calcext:value-type="string">
            <text:p>0</text:p>
          </table:table-cell>
          <table:table-cell table:formula="of:=2022-YEAR([.F1081])" office:value-type="float" office:value="64" calcext:value-type="float">
            <text:p>6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01:52" calcext:value-type="date">
            <text:p>24.03.2022</text:p>
          </table:table-cell>
          <table:table-cell table:style-name="ce4" office:value-type="string" calcext:value-type="string">
            <text:p>245,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5,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696616584" calcext:value-type="float">
            <text:p>52696616584</text:p>
          </table:table-cell>
          <table:table-cell table:style-name="ce4" office:value-type="string" calcext:value-type="string">
            <text:p>VELİ ÇOBAN</text:p>
          </table:table-cell>
          <table:table-cell table:style-name="ce15" office:value-type="string" calcext:value-type="string">
            <text:p>1</text:p>
          </table:table-cell>
          <table:table-cell table:formula="of:=2022-YEAR([.F1082])" office:value-type="float" office:value="64" calcext:value-type="float">
            <text:p>6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8-10-11" calcext:value-type="date">
            <text:p>11.10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6:17:00" calcext:value-type="date">
            <text:p>28.03.2022</text:p>
          </table:table-cell>
          <table:table-cell table:style-name="ce4" office:value-type="string" calcext:value-type="string">
            <text:p>334,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34,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067240130" calcext:value-type="float">
            <text:p>34067240130</text:p>
          </table:table-cell>
          <table:table-cell table:style-name="ce4" office:value-type="string" calcext:value-type="string">
            <text:p>REMZİ ŞAHİN</text:p>
          </table:table-cell>
          <table:table-cell table:style-name="ce15" office:value-type="string" calcext:value-type="string">
            <text:p>1</text:p>
          </table:table-cell>
          <table:table-cell table:formula="of:=2022-YEAR([.F1083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3-15" calcext:value-type="date">
            <text:p>1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0:57:39" calcext:value-type="date">
            <text:p>04.06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15" office:value-type="string" calcext:value-type="string">
            <text:p>0</text:p>
          </table:table-cell>
          <table:table-cell table:formula="of:=2022-YEAR([.F1084])" office:value-type="float" office:value="65" calcext:value-type="float">
            <text:p>6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3-06" calcext:value-type="date">
            <text:p>06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26:29" calcext:value-type="date">
            <text:p>10.06.2020</text:p>
          </table:table-cell>
          <table:table-cell table:style-name="ce4" office:value-type="string" calcext:value-type="string">
            <text:p>Pozitif 4.637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637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15" office:value-type="string" calcext:value-type="string">
            <text:p>1</text:p>
          </table:table-cell>
          <table:table-cell table:formula="of:=2022-YEAR([.F1085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7T10:43:08" calcext:value-type="date">
            <text:p>17.06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499164520" calcext:value-type="float">
            <text:p>19499164520</text:p>
          </table:table-cell>
          <table:table-cell table:style-name="ce4" office:value-type="string" calcext:value-type="string">
            <text:p>MURAT YÜZBAŞIOĞLU</text:p>
          </table:table-cell>
          <table:table-cell table:style-name="ce15" office:value-type="string" calcext:value-type="string">
            <text:p>1</text:p>
          </table:table-cell>
          <table:table-cell table:formula="of:=2022-YEAR([.F1086])" office:value-type="float" office:value="65" calcext:value-type="float">
            <text:p>6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12-12" calcext:value-type="date">
            <text:p>12.12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1:53" calcext:value-type="date">
            <text:p>19.06.2020</text:p>
          </table:table-cell>
          <table:table-cell table:style-name="ce4" office:value-type="string" calcext:value-type="string">
            <text:p>Pozitif 4.171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171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15" office:value-type="string" calcext:value-type="string">
            <text:p>1</text:p>
          </table:table-cell>
          <table:table-cell table:formula="of:=2022-YEAR([.F1087])" office:value-type="float" office:value="65" calcext:value-type="float">
            <text:p>6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1:54" calcext:value-type="date">
            <text:p>19.06.2020</text:p>
          </table:table-cell>
          <table:table-cell table:style-name="ce4" office:value-type="string" calcext:value-type="string">
            <text:p>Pozitif 1.658x10^4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658x10^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267372992" calcext:value-type="float">
            <text:p>43267372992</text:p>
          </table:table-cell>
          <table:table-cell table:style-name="ce4" office:value-type="string" calcext:value-type="string">
            <text:p>FAİK DALGIÇ</text:p>
          </table:table-cell>
          <table:table-cell table:style-name="ce15" office:value-type="string" calcext:value-type="string">
            <text:p>1</text:p>
          </table:table-cell>
          <table:table-cell table:formula="of:=2022-YEAR([.F1088])" office:value-type="float" office:value="65" calcext:value-type="float">
            <text:p>6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7-03-05" calcext:value-type="date">
            <text:p>0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3:49:26" calcext:value-type="date">
            <text:p>14.08.2020</text:p>
          </table:table-cell>
          <table:table-cell table:style-name="ce4" office:value-type="string" calcext:value-type="string">
            <text:p>4,965x10^1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,965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15" office:value-type="string" calcext:value-type="string">
            <text:p>0</text:p>
          </table:table-cell>
          <table:table-cell table:formula="of:=2022-YEAR([.F1089])" office:value-type="float" office:value="65" calcext:value-type="float">
            <text:p>6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3-06" calcext:value-type="date">
            <text:p>06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9:03" calcext:value-type="date">
            <text:p>27.08.2020</text:p>
          </table:table-cell>
          <table:table-cell table:style-name="ce4" office:value-type="string" calcext:value-type="string">
            <text:p>Pozitif 3.576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576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9873191134" calcext:value-type="float">
            <text:p>29873191134</text:p>
          </table:table-cell>
          <table:table-cell table:style-name="ce4" office:value-type="string" calcext:value-type="string">
            <text:p>FADİK SÜNER</text:p>
          </table:table-cell>
          <table:table-cell table:style-name="ce15" office:value-type="string" calcext:value-type="string">
            <text:p>0</text:p>
          </table:table-cell>
          <table:table-cell table:formula="of:=2022-YEAR([.F1090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0:07:10" calcext:value-type="date">
            <text:p>23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15" office:value-type="string" calcext:value-type="string">
            <text:p>1</text:p>
          </table:table-cell>
          <table:table-cell table:formula="of:=2022-YEAR([.F1091])" office:value-type="float" office:value="65" calcext:value-type="float">
            <text:p>6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2:44:48" calcext:value-type="date">
            <text:p>16.03.2021</text:p>
          </table:table-cell>
          <table:table-cell table:style-name="ce4" office:value-type="string" calcext:value-type="string">
            <text:p>6856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85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067240130" calcext:value-type="float">
            <text:p>34067240130</text:p>
          </table:table-cell>
          <table:table-cell table:style-name="ce4" office:value-type="string" calcext:value-type="string">
            <text:p>REMZİ ŞAHİN</text:p>
          </table:table-cell>
          <table:table-cell table:style-name="ce15" office:value-type="string" calcext:value-type="string">
            <text:p>1</text:p>
          </table:table-cell>
          <table:table-cell table:formula="of:=2022-YEAR([.F1092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3-15" calcext:value-type="date">
            <text:p>1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7T13:31:55" calcext:value-type="date">
            <text:p>17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15" office:value-type="string" calcext:value-type="string">
            <text:p>0</text:p>
          </table:table-cell>
          <table:table-cell table:formula="of:=2022-YEAR([.F1093])" office:value-type="float" office:value="65" calcext:value-type="float">
            <text:p>6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7-03-06" calcext:value-type="date">
            <text:p>06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2:47:23" calcext:value-type="date">
            <text:p>23.03.2021</text:p>
          </table:table-cell>
          <table:table-cell table:style-name="ce4" office:value-type="string" calcext:value-type="string">
            <text:p>318.3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18.3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15" office:value-type="string" calcext:value-type="string">
            <text:p>1</text:p>
          </table:table-cell>
          <table:table-cell table:formula="of:=2022-YEAR([.F1094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1:45:31" calcext:value-type="date">
            <text:p>24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760329116" calcext:value-type="float">
            <text:p>25760329116</text:p>
          </table:table-cell>
          <table:table-cell table:style-name="ce4" office:value-type="string" calcext:value-type="string">
            <text:p>NAZMİYE YILDIRIM</text:p>
          </table:table-cell>
          <table:table-cell table:style-name="ce15" office:value-type="string" calcext:value-type="string">
            <text:p>0</text:p>
          </table:table-cell>
          <table:table-cell table:formula="of:=2022-YEAR([.F1095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10-04" calcext:value-type="date">
            <text:p>04.10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12" calcext:value-type="date">
            <text:p>31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092173810" calcext:value-type="float">
            <text:p>36092173810</text:p>
          </table:table-cell>
          <table:table-cell table:style-name="ce4" office:value-type="string" calcext:value-type="string">
            <text:p>HANİFE ÖZTÜRK</text:p>
          </table:table-cell>
          <table:table-cell table:style-name="ce15" office:value-type="string" calcext:value-type="string">
            <text:p>0</text:p>
          </table:table-cell>
          <table:table-cell table:formula="of:=2022-YEAR([.F1096])" office:value-type="float" office:value="65" calcext:value-type="float">
            <text:p>6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1-15" calcext:value-type="date">
            <text:p>15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2:19:20" calcext:value-type="date">
            <text:p>02.04.2021</text:p>
          </table:table-cell>
          <table:table-cell table:style-name="ce4" office:value-type="string" calcext:value-type="string">
            <text:p>76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6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7138949802" calcext:value-type="float">
            <text:p>37138949802</text:p>
          </table:table-cell>
          <table:table-cell table:style-name="ce4" office:value-type="string" calcext:value-type="string">
            <text:p>SATİ SÜMER</text:p>
          </table:table-cell>
          <table:table-cell table:style-name="ce15" office:value-type="string" calcext:value-type="string">
            <text:p>0</text:p>
          </table:table-cell>
          <table:table-cell table:formula="of:=2022-YEAR([.F1097])" office:value-type="float" office:value="65" calcext:value-type="float">
            <text:p>6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5-10" calcext:value-type="date">
            <text:p>10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7T12:39:14" calcext:value-type="date">
            <text:p>27.04.2021</text:p>
          </table:table-cell>
          <table:table-cell table:style-name="ce4" office:value-type="string" calcext:value-type="string">
            <text:p>101.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1.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244443184" calcext:value-type="float">
            <text:p>22244443184</text:p>
          </table:table-cell>
          <table:table-cell table:style-name="ce4" office:value-type="string" calcext:value-type="string">
            <text:p>ZİHNİ ÖZDEN</text:p>
          </table:table-cell>
          <table:table-cell table:style-name="ce15" office:value-type="string" calcext:value-type="string">
            <text:p>1</text:p>
          </table:table-cell>
          <table:table-cell table:formula="of:=2022-YEAR([.F1098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6-04" calcext:value-type="date">
            <text:p>04.06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4:56:13" calcext:value-type="date">
            <text:p>18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15" office:value-type="string" calcext:value-type="string">
            <text:p>1</text:p>
          </table:table-cell>
          <table:table-cell table:formula="of:=2022-YEAR([.F1099])" office:value-type="float" office:value="65" calcext:value-type="float">
            <text:p>6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32:09" calcext:value-type="date">
            <text:p>01.07.2021</text:p>
          </table:table-cell>
          <table:table-cell table:style-name="ce4" office:value-type="string" calcext:value-type="string">
            <text:p>4,23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,23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8313639410" calcext:value-type="float">
            <text:p>28313639410</text:p>
          </table:table-cell>
          <table:table-cell table:style-name="ce4" office:value-type="string" calcext:value-type="string">
            <text:p>FATMA ÖZKOCA</text:p>
          </table:table-cell>
          <table:table-cell table:style-name="ce15" office:value-type="string" calcext:value-type="string">
            <text:p>0</text:p>
          </table:table-cell>
          <table:table-cell table:formula="of:=2022-YEAR([.F1100])" office:value-type="float" office:value="65" calcext:value-type="float">
            <text:p>6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7-02-21" calcext:value-type="date">
            <text:p>21.02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3:37:12" calcext:value-type="date">
            <text:p>10.08.2021</text:p>
          </table:table-cell>
          <table:table-cell table:style-name="ce4" office:value-type="string" calcext:value-type="string">
            <text:p>39,7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9,7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15" office:value-type="string" calcext:value-type="string">
            <text:p>1</text:p>
          </table:table-cell>
          <table:table-cell table:formula="of:=2022-YEAR([.F1101])" office:value-type="float" office:value="65" calcext:value-type="float">
            <text:p>65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3:26:20" calcext:value-type="date">
            <text:p>01.09.2021</text:p>
          </table:table-cell>
          <table:table-cell table:style-name="ce4" office:value-type="string" calcext:value-type="string">
            <text:p>2471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47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7859450340" calcext:value-type="float">
            <text:p>57859450340</text:p>
          </table:table-cell>
          <table:table-cell table:style-name="ce4" office:value-type="string" calcext:value-type="string">
            <text:p>SIDDIKA KAYA</text:p>
          </table:table-cell>
          <table:table-cell table:style-name="ce15" office:value-type="string" calcext:value-type="string">
            <text:p>0</text:p>
          </table:table-cell>
          <table:table-cell table:formula="of:=2022-YEAR([.F1102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4-04" calcext:value-type="date">
            <text:p>04.04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5" calcext:value-type="date">
            <text:p>06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244443184" calcext:value-type="float">
            <text:p>22244443184</text:p>
          </table:table-cell>
          <table:table-cell table:style-name="ce4" office:value-type="string" calcext:value-type="string">
            <text:p>ZİHNİ ÖZDEN</text:p>
          </table:table-cell>
          <table:table-cell table:style-name="ce15" office:value-type="string" calcext:value-type="string">
            <text:p>1</text:p>
          </table:table-cell>
          <table:table-cell table:formula="of:=2022-YEAR([.F1103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6-04" calcext:value-type="date">
            <text:p>04.06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3T11:41:58" calcext:value-type="date">
            <text:p>23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15" office:value-type="string" calcext:value-type="string">
            <text:p>1</text:p>
          </table:table-cell>
          <table:table-cell table:formula="of:=2022-YEAR([.F1104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1:30:04" calcext:value-type="date">
            <text:p>08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3127749790" calcext:value-type="float">
            <text:p>13127749790</text:p>
          </table:table-cell>
          <table:table-cell table:style-name="ce4" office:value-type="string" calcext:value-type="string">
            <text:p>AYHAN ÇUHADAR</text:p>
          </table:table-cell>
          <table:table-cell table:style-name="ce15" office:value-type="string" calcext:value-type="string">
            <text:p>1</text:p>
          </table:table-cell>
          <table:table-cell table:formula="of:=2022-YEAR([.F1105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3-25" calcext:value-type="date">
            <text:p>2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5:15:23" calcext:value-type="date">
            <text:p>24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15" office:value-type="string" calcext:value-type="string">
            <text:p>0</text:p>
          </table:table-cell>
          <table:table-cell table:formula="of:=2022-YEAR([.F1106])" office:value-type="float" office:value="65" calcext:value-type="float">
            <text:p>6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3-06" calcext:value-type="date">
            <text:p>06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50:07" calcext:value-type="date">
            <text:p>10.12.2021</text:p>
          </table:table-cell>
          <table:table-cell table:style-name="ce4" office:value-type="string" calcext:value-type="string">
            <text:p>98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8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15" office:value-type="string" calcext:value-type="string">
            <text:p>1</text:p>
          </table:table-cell>
          <table:table-cell table:formula="of:=2022-YEAR([.F1107])" office:value-type="float" office:value="65" calcext:value-type="float">
            <text:p>6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2:30:59" calcext:value-type="date">
            <text:p>13.12.2021</text:p>
          </table:table-cell>
          <table:table-cell table:style-name="ce4" office:value-type="string" calcext:value-type="string">
            <text:p>4,17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,17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4067240130" calcext:value-type="float">
            <text:p>34067240130</text:p>
          </table:table-cell>
          <table:table-cell table:style-name="ce4" office:value-type="string" calcext:value-type="string">
            <text:p>REMZİ ŞAHİN</text:p>
          </table:table-cell>
          <table:table-cell table:style-name="ce15" office:value-type="string" calcext:value-type="string">
            <text:p>1</text:p>
          </table:table-cell>
          <table:table-cell table:formula="of:=2022-YEAR([.F1108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3-15" calcext:value-type="date">
            <text:p>1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9T11:37:02" calcext:value-type="date">
            <text:p>29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499164520" calcext:value-type="float">
            <text:p>19499164520</text:p>
          </table:table-cell>
          <table:table-cell table:style-name="ce4" office:value-type="string" calcext:value-type="string">
            <text:p>MURAT YÜZBAŞIOĞLU</text:p>
          </table:table-cell>
          <table:table-cell table:style-name="ce15" office:value-type="string" calcext:value-type="string">
            <text:p>1</text:p>
          </table:table-cell>
          <table:table-cell table:formula="of:=2022-YEAR([.F1109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12-12" calcext:value-type="date">
            <text:p>12.12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1:30:28" calcext:value-type="date">
            <text:p>05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611897474" calcext:value-type="float">
            <text:p>38611897474</text:p>
          </table:table-cell>
          <table:table-cell table:style-name="ce4" office:value-type="string" calcext:value-type="string">
            <text:p>NURETTİN KASAP</text:p>
          </table:table-cell>
          <table:table-cell table:style-name="ce15" office:value-type="string" calcext:value-type="string">
            <text:p>1</text:p>
          </table:table-cell>
          <table:table-cell table:formula="of:=2022-YEAR([.F1110])" office:value-type="float" office:value="65" calcext:value-type="float">
            <text:p>6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1-10" calcext:value-type="date">
            <text:p>10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2:21:32" calcext:value-type="date">
            <text:p>21.01.2022</text:p>
          </table:table-cell>
          <table:table-cell table:style-name="ce4" office:value-type="string" calcext:value-type="string">
            <text:p>5529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529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740390310" calcext:value-type="float">
            <text:p>12740390310</text:p>
          </table:table-cell>
          <table:table-cell table:style-name="ce4" office:value-type="string" calcext:value-type="string">
            <text:p>KARANFİL AKDAĞ</text:p>
          </table:table-cell>
          <table:table-cell table:style-name="ce15" office:value-type="string" calcext:value-type="string">
            <text:p>0</text:p>
          </table:table-cell>
          <table:table-cell table:formula="of:=2022-YEAR([.F1111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5:08:09" calcext:value-type="date">
            <text:p>21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6196608324" calcext:value-type="float">
            <text:p>36196608324</text:p>
          </table:table-cell>
          <table:table-cell table:style-name="ce4" office:value-type="string" calcext:value-type="string">
            <text:p>NİZAMETTİN UYAN</text:p>
          </table:table-cell>
          <table:table-cell table:style-name="ce15" office:value-type="string" calcext:value-type="string">
            <text:p>1</text:p>
          </table:table-cell>
          <table:table-cell table:formula="of:=2022-YEAR([.F1112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12-11" calcext:value-type="date">
            <text:p>11.12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2:29:48" calcext:value-type="date">
            <text:p>10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15" office:value-type="string" calcext:value-type="string">
            <text:p>1</text:p>
          </table:table-cell>
          <table:table-cell table:formula="of:=2022-YEAR([.F1113])" office:value-type="float" office:value="65" calcext:value-type="float">
            <text:p>6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5:07:18" calcext:value-type="date">
            <text:p>16.02.2022</text:p>
          </table:table-cell>
          <table:table-cell table:style-name="ce4" office:value-type="string" calcext:value-type="string">
            <text:p>383,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83,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267372992" calcext:value-type="float">
            <text:p>43267372992</text:p>
          </table:table-cell>
          <table:table-cell table:style-name="ce4" office:value-type="string" calcext:value-type="string">
            <text:p>FAİK DALGIÇ</text:p>
          </table:table-cell>
          <table:table-cell table:style-name="ce15" office:value-type="string" calcext:value-type="string">
            <text:p>1</text:p>
          </table:table-cell>
          <table:table-cell table:formula="of:=2022-YEAR([.F1114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3-05" calcext:value-type="date">
            <text:p>0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4:12:02" calcext:value-type="date">
            <text:p>28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15" office:value-type="string" calcext:value-type="string">
            <text:p>1</text:p>
          </table:table-cell>
          <table:table-cell table:formula="of:=2022-YEAR([.F1115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09:45:50" calcext:value-type="date">
            <text:p>04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5032865068" calcext:value-type="float">
            <text:p>35032865068</text:p>
          </table:table-cell>
          <table:table-cell table:style-name="ce4" office:value-type="string" calcext:value-type="string">
            <text:p>MUSA ENGİN</text:p>
          </table:table-cell>
          <table:table-cell table:style-name="ce15" office:value-type="string" calcext:value-type="string">
            <text:p>1</text:p>
          </table:table-cell>
          <table:table-cell table:formula="of:=2022-YEAR([.F1116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1-10" calcext:value-type="date">
            <text:p>10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4:12:05" calcext:value-type="date">
            <text:p>17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729128540" calcext:value-type="float">
            <text:p>20729128540</text:p>
          </table:table-cell>
          <table:table-cell table:style-name="ce4" office:value-type="string" calcext:value-type="string">
            <text:p>CAFER ÇİNPOLAT</text:p>
          </table:table-cell>
          <table:table-cell table:style-name="ce15" office:value-type="string" calcext:value-type="string">
            <text:p>1</text:p>
          </table:table-cell>
          <table:table-cell table:formula="of:=2022-YEAR([.F1117])" office:value-type="float" office:value="65" calcext:value-type="float">
            <text:p>6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1:31:00" calcext:value-type="date">
            <text:p>23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7193132942" calcext:value-type="float">
            <text:p>37193132942</text:p>
          </table:table-cell>
          <table:table-cell table:style-name="ce4" office:value-type="string" calcext:value-type="string">
            <text:p>RECEP BAYDOĞAN</text:p>
          </table:table-cell>
          <table:table-cell table:style-name="ce15" office:value-type="string" calcext:value-type="string">
            <text:p>1</text:p>
          </table:table-cell>
          <table:table-cell table:formula="of:=2022-YEAR([.F1118])" office:value-type="float" office:value="66" calcext:value-type="float">
            <text:p>6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08:52:33" calcext:value-type="date">
            <text:p>14.05.2020</text:p>
          </table:table-cell>
          <table:table-cell table:style-name="ce4" office:value-type="string" calcext:value-type="string">
            <text:p>Pozitif 1.832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832x10^1</text:p>
          </table:table-cell>
          <table:table-cell table:style-name="ce7" office:value-type="string" calcext:value-type="string">
            <text:p>IONTEK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0163809448" calcext:value-type="float">
            <text:p>30163809448</text:p>
          </table:table-cell>
          <table:table-cell table:style-name="ce4" office:value-type="string" calcext:value-type="string">
            <text:p>ALTUN POLAT</text:p>
          </table:table-cell>
          <table:table-cell table:style-name="ce15" office:value-type="string" calcext:value-type="string">
            <text:p>0</text:p>
          </table:table-cell>
          <table:table-cell table:formula="of:=2022-YEAR([.F1119])" office:value-type="float" office:value="66" calcext:value-type="float">
            <text:p>6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1:27:36" calcext:value-type="date">
            <text:p>21.07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460827262" calcext:value-type="float">
            <text:p>16460827262</text:p>
          </table:table-cell>
          <table:table-cell table:style-name="ce4" office:value-type="string" calcext:value-type="string">
            <text:p>LÜTFİYE SEZER</text:p>
          </table:table-cell>
          <table:table-cell table:style-name="ce15" office:value-type="string" calcext:value-type="string">
            <text:p>0</text:p>
          </table:table-cell>
          <table:table-cell table:formula="of:=2022-YEAR([.F1120])" office:value-type="float" office:value="66" calcext:value-type="float">
            <text:p>66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56-12-10" calcext:value-type="date">
            <text:p>10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1:27:41" calcext:value-type="date">
            <text:p>21.07.2020</text:p>
          </table:table-cell>
          <table:table-cell table:style-name="ce4" office:value-type="string" calcext:value-type="string">
            <text:p>Pozitif 181,4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81,4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7989439898" calcext:value-type="float">
            <text:p>27989439898</text:p>
          </table:table-cell>
          <table:table-cell table:style-name="ce4" office:value-type="string" calcext:value-type="string">
            <text:p>ZÖHRE EDİZER</text:p>
          </table:table-cell>
          <table:table-cell table:style-name="ce15" office:value-type="string" calcext:value-type="string">
            <text:p>0</text:p>
          </table:table-cell>
          <table:table-cell table:formula="of:=2022-YEAR([.F1121])" office:value-type="float" office:value="66" calcext:value-type="float">
            <text:p>6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6-02-01" calcext:value-type="date">
            <text:p>01.0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9T11:35:52" calcext:value-type="date">
            <text:p>29.01.2021</text:p>
          </table:table-cell>
          <table:table-cell table:style-name="ce4" office:value-type="string" calcext:value-type="string">
            <text:p>656.6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56.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636026244" calcext:value-type="float">
            <text:p>23636026244</text:p>
          </table:table-cell>
          <table:table-cell table:style-name="ce4" office:value-type="string" calcext:value-type="string">
            <text:p>ARİF GÜNEŞ</text:p>
          </table:table-cell>
          <table:table-cell table:style-name="ce15" office:value-type="string" calcext:value-type="string">
            <text:p>1</text:p>
          </table:table-cell>
          <table:table-cell table:formula="of:=2022-YEAR([.F1122])" office:value-type="float" office:value="66" calcext:value-type="float">
            <text:p>6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6-02-05" calcext:value-type="date">
            <text:p>05.0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2T11:15:24" calcext:value-type="date">
            <text:p>02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487899330" calcext:value-type="float">
            <text:p>27487899330</text:p>
          </table:table-cell>
          <table:table-cell table:style-name="ce4" office:value-type="string" calcext:value-type="string">
            <text:p>HATİCE DELEN</text:p>
          </table:table-cell>
          <table:table-cell table:style-name="ce15" office:value-type="string" calcext:value-type="string">
            <text:p>0</text:p>
          </table:table-cell>
          <table:table-cell table:formula="of:=2022-YEAR([.F1123])" office:value-type="float" office:value="66" calcext:value-type="float">
            <text:p>6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6-02-01" calcext:value-type="date">
            <text:p>01.0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7T11:14:08" calcext:value-type="date">
            <text:p>17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039704724" calcext:value-type="float">
            <text:p>20039704724</text:p>
          </table:table-cell>
          <table:table-cell table:style-name="ce4" office:value-type="string" calcext:value-type="string">
            <text:p>HALİL ARSLAN</text:p>
          </table:table-cell>
          <table:table-cell table:style-name="ce15" office:value-type="string" calcext:value-type="string">
            <text:p>1</text:p>
          </table:table-cell>
          <table:table-cell table:formula="of:=2022-YEAR([.F1124])" office:value-type="float" office:value="66" calcext:value-type="float">
            <text:p>6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6:06:55" calcext:value-type="date">
            <text:p>05.07.2021</text:p>
          </table:table-cell>
          <table:table-cell table:style-name="ce4" office:value-type="string" calcext:value-type="string">
            <text:p>20,1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,1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8595756728" calcext:value-type="float">
            <text:p>48595756728</text:p>
          </table:table-cell>
          <table:table-cell table:style-name="ce4" office:value-type="string" calcext:value-type="string">
            <text:p>MUSTAFA ÖZAY</text:p>
          </table:table-cell>
          <table:table-cell table:style-name="ce15" office:value-type="string" calcext:value-type="string">
            <text:p>1</text:p>
          </table:table-cell>
          <table:table-cell table:formula="of:=2022-YEAR([.F1125])" office:value-type="float" office:value="66" calcext:value-type="float">
            <text:p>6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01-11" calcext:value-type="date">
            <text:p>1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6:03:59" calcext:value-type="date">
            <text:p>06.07.2021</text:p>
          </table:table-cell>
          <table:table-cell table:style-name="ce4" office:value-type="string" calcext:value-type="string">
            <text:p>63,2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3,2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0163809448" calcext:value-type="float">
            <text:p>30163809448</text:p>
          </table:table-cell>
          <table:table-cell table:style-name="ce4" office:value-type="string" calcext:value-type="string">
            <text:p>ALTUN POLAT</text:p>
          </table:table-cell>
          <table:table-cell table:style-name="ce15" office:value-type="string" calcext:value-type="string">
            <text:p>0</text:p>
          </table:table-cell>
          <table:table-cell table:formula="of:=2022-YEAR([.F1126])" office:value-type="float" office:value="66" calcext:value-type="float">
            <text:p>6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7:05" calcext:value-type="date">
            <text:p>05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264772068" calcext:value-type="float">
            <text:p>31264772068</text:p>
          </table:table-cell>
          <table:table-cell table:style-name="ce4" office:value-type="string" calcext:value-type="string">
            <text:p>ERCAN POLATER</text:p>
          </table:table-cell>
          <table:table-cell table:style-name="ce15" office:value-type="string" calcext:value-type="string">
            <text:p>1</text:p>
          </table:table-cell>
          <table:table-cell table:formula="of:=2022-YEAR([.F1127])" office:value-type="float" office:value="66" calcext:value-type="float">
            <text:p>66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6-12-31" calcext:value-type="date">
            <text:p>31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4:22:59" calcext:value-type="date">
            <text:p>11.08.2021</text:p>
          </table:table-cell>
          <table:table-cell table:style-name="ce4" office:value-type="string" calcext:value-type="string">
            <text:p>113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13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460827262" calcext:value-type="float">
            <text:p>16460827262</text:p>
          </table:table-cell>
          <table:table-cell table:style-name="ce4" office:value-type="string" calcext:value-type="string">
            <text:p>LÜTFİYE SEZER</text:p>
          </table:table-cell>
          <table:table-cell table:style-name="ce15" office:value-type="string" calcext:value-type="string">
            <text:p>0</text:p>
          </table:table-cell>
          <table:table-cell table:formula="of:=2022-YEAR([.F1128])" office:value-type="float" office:value="66" calcext:value-type="float">
            <text:p>6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12-10" calcext:value-type="date">
            <text:p>10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5:55:58" calcext:value-type="date">
            <text:p>08.09.2021</text:p>
          </table:table-cell>
          <table:table-cell table:style-name="ce4" office:value-type="string" calcext:value-type="string">
            <text:p>1,537x10^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,537x10^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7374234846" calcext:value-type="float">
            <text:p>47374234846</text:p>
          </table:table-cell>
          <table:table-cell table:style-name="ce4" office:value-type="string" calcext:value-type="string">
            <text:p>BEKİR ÇELİKSOY</text:p>
          </table:table-cell>
          <table:table-cell table:style-name="ce15" office:value-type="string" calcext:value-type="string">
            <text:p>1</text:p>
          </table:table-cell>
          <table:table-cell table:formula="of:=2022-YEAR([.F1129])" office:value-type="float" office:value="66" calcext:value-type="float">
            <text:p>6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07-15" calcext:value-type="date">
            <text:p>15.07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32:38" calcext:value-type="date">
            <text:p>29.09.2021</text:p>
          </table:table-cell>
          <table:table-cell table:style-name="ce4" office:value-type="string" calcext:value-type="string">
            <text:p>89,5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9,5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1264772068" calcext:value-type="float">
            <text:p>31264772068</text:p>
          </table:table-cell>
          <table:table-cell table:style-name="ce4" office:value-type="string" calcext:value-type="string">
            <text:p>ERCAN POLATER</text:p>
          </table:table-cell>
          <table:table-cell table:style-name="ce15" office:value-type="string" calcext:value-type="string">
            <text:p>1</text:p>
          </table:table-cell>
          <table:table-cell table:formula="of:=2022-YEAR([.F1130])" office:value-type="float" office:value="66" calcext:value-type="float">
            <text:p>6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12-31" calcext:value-type="date">
            <text:p>31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3:10:35" calcext:value-type="date">
            <text:p>22.11.2021</text:p>
          </table:table-cell>
          <table:table-cell table:style-name="ce4" office:value-type="string" calcext:value-type="string">
            <text:p>41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1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7989439898" calcext:value-type="float">
            <text:p>27989439898</text:p>
          </table:table-cell>
          <table:table-cell table:style-name="ce4" office:value-type="string" calcext:value-type="string">
            <text:p>ZÖHRE EDİZER</text:p>
          </table:table-cell>
          <table:table-cell table:style-name="ce15" office:value-type="string" calcext:value-type="string">
            <text:p>0</text:p>
          </table:table-cell>
          <table:table-cell table:formula="of:=2022-YEAR([.F1131])" office:value-type="float" office:value="66" calcext:value-type="float">
            <text:p>6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02-01" calcext:value-type="date">
            <text:p>01.0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06:05" calcext:value-type="date">
            <text:p>14.01.2022</text:p>
          </table:table-cell>
          <table:table-cell table:style-name="ce4" office:value-type="string" calcext:value-type="string">
            <text:p>18,7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8,7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460827262" calcext:value-type="float">
            <text:p>16460827262</text:p>
          </table:table-cell>
          <table:table-cell table:style-name="ce4" office:value-type="string" calcext:value-type="string">
            <text:p>LÜTFİYE SEZER</text:p>
          </table:table-cell>
          <table:table-cell table:style-name="ce15" office:value-type="string" calcext:value-type="string">
            <text:p>0</text:p>
          </table:table-cell>
          <table:table-cell table:formula="of:=2022-YEAR([.F1132])" office:value-type="float" office:value="66" calcext:value-type="float">
            <text:p>66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6-12-10" calcext:value-type="date">
            <text:p>10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09:40:42" calcext:value-type="date">
            <text:p>01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1264772068" calcext:value-type="float">
            <text:p>31264772068</text:p>
          </table:table-cell>
          <table:table-cell table:style-name="ce4" office:value-type="string" calcext:value-type="string">
            <text:p>ERCAN POLATER</text:p>
          </table:table-cell>
          <table:table-cell table:style-name="ce15" office:value-type="string" calcext:value-type="string">
            <text:p>1</text:p>
          </table:table-cell>
          <table:table-cell table:formula="of:=2022-YEAR([.F1133])" office:value-type="float" office:value="66" calcext:value-type="float">
            <text:p>66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6-12-31" calcext:value-type="date">
            <text:p>31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5T12:34:59" calcext:value-type="date">
            <text:p>15.02.2022</text:p>
          </table:table-cell>
          <table:table-cell table:style-name="ce4" office:value-type="string" calcext:value-type="string">
            <text:p>552,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52,6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854977780" calcext:value-type="float">
            <text:p>41854977780</text:p>
          </table:table-cell>
          <table:table-cell table:style-name="ce4" office:value-type="string" calcext:value-type="string">
            <text:p>SAFİYE İPEK</text:p>
          </table:table-cell>
          <table:table-cell table:style-name="ce15" office:value-type="string" calcext:value-type="string">
            <text:p>0</text:p>
          </table:table-cell>
          <table:table-cell table:formula="of:=2022-YEAR([.F1134])" office:value-type="float" office:value="67" calcext:value-type="float">
            <text:p>6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02-04" calcext:value-type="date">
            <text:p>04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6T13:20:37" calcext:value-type="date">
            <text:p>26.06.2020</text:p>
          </table:table-cell>
          <table:table-cell table:style-name="ce4" office:value-type="string" calcext:value-type="string">
            <text:p>Pozitif 6.037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037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812388788" calcext:value-type="float">
            <text:p>12812388788</text:p>
          </table:table-cell>
          <table:table-cell table:style-name="ce4" office:value-type="string" calcext:value-type="string">
            <text:p>MESUDE KARA</text:p>
          </table:table-cell>
          <table:table-cell table:style-name="ce15" office:value-type="string" calcext:value-type="string">
            <text:p>0</text:p>
          </table:table-cell>
          <table:table-cell table:formula="of:=2022-YEAR([.F1135])" office:value-type="float" office:value="67" calcext:value-type="float">
            <text:p>67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55-10-04" calcext:value-type="date">
            <text:p>04.10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1:25:24" calcext:value-type="date">
            <text:p>23.07.2020</text:p>
          </table:table-cell>
          <table:table-cell table:style-name="ce4" office:value-type="string" calcext:value-type="string">
            <text:p>Pozitif 67,35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67,35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310544074" calcext:value-type="float">
            <text:p>19310544074</text:p>
          </table:table-cell>
          <table:table-cell table:style-name="ce4" office:value-type="string" calcext:value-type="string">
            <text:p>ALİ AKGÜL</text:p>
          </table:table-cell>
          <table:table-cell table:style-name="ce15" office:value-type="string" calcext:value-type="string">
            <text:p>1</text:p>
          </table:table-cell>
          <table:table-cell table:formula="of:=2022-YEAR([.F1136])" office:value-type="float" office:value="67" calcext:value-type="float">
            <text:p>67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55-11-05" calcext:value-type="date">
            <text:p>05.1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02:24" calcext:value-type="date">
            <text:p>24.07.2020</text:p>
          </table:table-cell>
          <table:table-cell table:style-name="ce4" office:value-type="string" calcext:value-type="string">
            <text:p>Pozitif 199,3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99,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854977780" calcext:value-type="float">
            <text:p>41854977780</text:p>
          </table:table-cell>
          <table:table-cell table:style-name="ce4" office:value-type="string" calcext:value-type="string">
            <text:p>SAFİYE İPEK</text:p>
          </table:table-cell>
          <table:table-cell table:style-name="ce15" office:value-type="string" calcext:value-type="string">
            <text:p>0</text:p>
          </table:table-cell>
          <table:table-cell table:formula="of:=2022-YEAR([.F1137])" office:value-type="float" office:value="67" calcext:value-type="float">
            <text:p>6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5-02-04" calcext:value-type="date">
            <text:p>04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4T13:35:35" calcext:value-type="date">
            <text:p>14.09.2020</text:p>
          </table:table-cell>
          <table:table-cell table:style-name="ce4" office:value-type="string" calcext:value-type="string">
            <text:p>POZITIF49,02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9,0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417097818" calcext:value-type="float">
            <text:p>38417097818</text:p>
          </table:table-cell>
          <table:table-cell table:style-name="ce4" office:value-type="string" calcext:value-type="string">
            <text:p>HANİFE GÜNGÖR</text:p>
          </table:table-cell>
          <table:table-cell table:style-name="ce15" office:value-type="string" calcext:value-type="string">
            <text:p>0</text:p>
          </table:table-cell>
          <table:table-cell table:formula="of:=2022-YEAR([.F1138])" office:value-type="float" office:value="67" calcext:value-type="float">
            <text:p>6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30:03" calcext:value-type="date">
            <text:p>02.03.2021</text:p>
          </table:table-cell>
          <table:table-cell table:style-name="ce4" office:value-type="string" calcext:value-type="string">
            <text:p>7265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26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3351409490" calcext:value-type="float">
            <text:p>23351409490</text:p>
          </table:table-cell>
          <table:table-cell table:style-name="ce4" office:value-type="string" calcext:value-type="string">
            <text:p>AYSEL ÖZCAN</text:p>
          </table:table-cell>
          <table:table-cell table:style-name="ce15" office:value-type="string" calcext:value-type="string">
            <text:p>0</text:p>
          </table:table-cell>
          <table:table-cell table:formula="of:=2022-YEAR([.F1139])" office:value-type="float" office:value="67" calcext:value-type="float">
            <text:p>6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5-04-11" calcext:value-type="date">
            <text:p>11.04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45:16" calcext:value-type="date">
            <text:p>08.03.202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9310544074" calcext:value-type="float">
            <text:p>19310544074</text:p>
          </table:table-cell>
          <table:table-cell table:style-name="ce4" office:value-type="string" calcext:value-type="string">
            <text:p>ALİ AKGÜL</text:p>
          </table:table-cell>
          <table:table-cell table:style-name="ce15" office:value-type="string" calcext:value-type="string">
            <text:p>1</text:p>
          </table:table-cell>
          <table:table-cell table:formula="of:=2022-YEAR([.F1140])" office:value-type="float" office:value="67" calcext:value-type="float">
            <text:p>6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11-05" calcext:value-type="date">
            <text:p>05.1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1:41:09" calcext:value-type="date">
            <text:p>24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285844982" calcext:value-type="float">
            <text:p>40285844982</text:p>
          </table:table-cell>
          <table:table-cell table:style-name="ce4" office:value-type="string" calcext:value-type="string">
            <text:p>MEMNUNE GÜN</text:p>
          </table:table-cell>
          <table:table-cell table:style-name="ce15" office:value-type="string" calcext:value-type="string">
            <text:p>0</text:p>
          </table:table-cell>
          <table:table-cell table:formula="of:=2022-YEAR([.F1141])" office:value-type="float" office:value="67" calcext:value-type="float">
            <text:p>6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04-18" calcext:value-type="date">
            <text:p>18.04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0T13:01:16" calcext:value-type="date">
            <text:p>20.04.2021</text:p>
          </table:table-cell>
          <table:table-cell table:style-name="ce4" office:value-type="string" calcext:value-type="string">
            <text:p>330.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30.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058643572" calcext:value-type="float">
            <text:p>22058643572</text:p>
          </table:table-cell>
          <table:table-cell table:style-name="ce4" office:value-type="string" calcext:value-type="string">
            <text:p>ALİ GÜRBÜZ ÇEÇEN</text:p>
          </table:table-cell>
          <table:table-cell table:style-name="ce15" office:value-type="string" calcext:value-type="string">
            <text:p>1</text:p>
          </table:table-cell>
          <table:table-cell table:formula="of:=2022-YEAR([.F1142])" office:value-type="float" office:value="67" calcext:value-type="float">
            <text:p>6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11-12" calcext:value-type="date">
            <text:p>12.1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1:09:16" calcext:value-type="date">
            <text:p>24.05.2021</text:p>
          </table:table-cell>
          <table:table-cell table:style-name="ce4" office:value-type="string" calcext:value-type="string">
            <text:p>337.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37.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1854977780" calcext:value-type="float">
            <text:p>41854977780</text:p>
          </table:table-cell>
          <table:table-cell table:style-name="ce4" office:value-type="string" calcext:value-type="string">
            <text:p>SAFİYE İPEK</text:p>
          </table:table-cell>
          <table:table-cell table:style-name="ce15" office:value-type="string" calcext:value-type="string">
            <text:p>0</text:p>
          </table:table-cell>
          <table:table-cell table:formula="of:=2022-YEAR([.F1143])" office:value-type="float" office:value="67" calcext:value-type="float">
            <text:p>6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02-04" calcext:value-type="date">
            <text:p>04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1T13:25:47" calcext:value-type="date">
            <text:p>01.06.2021</text:p>
          </table:table-cell>
          <table:table-cell table:style-name="ce4" office:value-type="string" calcext:value-type="string">
            <text:p>354,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54,9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1092116394" calcext:value-type="float">
            <text:p>21092116394</text:p>
          </table:table-cell>
          <table:table-cell table:style-name="ce4" office:value-type="string" calcext:value-type="string">
            <text:p>SULTAN YURTKULU</text:p>
          </table:table-cell>
          <table:table-cell table:style-name="ce15" office:value-type="string" calcext:value-type="string">
            <text:p>0</text:p>
          </table:table-cell>
          <table:table-cell table:formula="of:=2022-YEAR([.F1144])" office:value-type="float" office:value="67" calcext:value-type="float">
            <text:p>6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6-20" calcext:value-type="date">
            <text:p>20.06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4T11:35:29" calcext:value-type="date">
            <text:p>04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417097818" calcext:value-type="float">
            <text:p>38417097818</text:p>
          </table:table-cell>
          <table:table-cell table:style-name="ce4" office:value-type="string" calcext:value-type="string">
            <text:p>HANİFE GÜNGÖR</text:p>
          </table:table-cell>
          <table:table-cell table:style-name="ce15" office:value-type="string" calcext:value-type="string">
            <text:p>0</text:p>
          </table:table-cell>
          <table:table-cell table:formula="of:=2022-YEAR([.F1145])" office:value-type="float" office:value="67" calcext:value-type="float">
            <text:p>6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2" calcext:value-type="date">
            <text:p>09.06.2021</text:p>
          </table:table-cell>
          <table:table-cell table:style-name="ce4" office:value-type="string" calcext:value-type="string">
            <text:p>997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97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769517798" calcext:value-type="float">
            <text:p>25769517798</text:p>
          </table:table-cell>
          <table:table-cell table:style-name="ce4" office:value-type="string" calcext:value-type="string">
            <text:p>HALİL DEMİR</text:p>
          </table:table-cell>
          <table:table-cell table:style-name="ce15" office:value-type="string" calcext:value-type="string">
            <text:p>1</text:p>
          </table:table-cell>
          <table:table-cell table:formula="of:=2022-YEAR([.F1146])" office:value-type="float" office:value="67" calcext:value-type="float">
            <text:p>6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1:34:31" calcext:value-type="date">
            <text:p>18.06.2021</text:p>
          </table:table-cell>
          <table:table-cell table:style-name="ce4" office:value-type="string" calcext:value-type="string">
            <text:p>3773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773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769517798" calcext:value-type="float">
            <text:p>25769517798</text:p>
          </table:table-cell>
          <table:table-cell table:style-name="ce4" office:value-type="string" calcext:value-type="string">
            <text:p>HALİL DEMİR</text:p>
          </table:table-cell>
          <table:table-cell table:style-name="ce15" office:value-type="string" calcext:value-type="string">
            <text:p>1</text:p>
          </table:table-cell>
          <table:table-cell table:formula="of:=2022-YEAR([.F1147])" office:value-type="float" office:value="67" calcext:value-type="float">
            <text:p>6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5:25:22" calcext:value-type="date">
            <text:p>09.07.2021</text:p>
          </table:table-cell>
          <table:table-cell table:style-name="ce4" office:value-type="string" calcext:value-type="string">
            <text:p>4649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649000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769517798" calcext:value-type="float">
            <text:p>25769517798</text:p>
          </table:table-cell>
          <table:table-cell table:style-name="ce4" office:value-type="string" calcext:value-type="string">
            <text:p>HALİL DEMİR</text:p>
          </table:table-cell>
          <table:table-cell table:style-name="ce15" office:value-type="string" calcext:value-type="string">
            <text:p>1</text:p>
          </table:table-cell>
          <table:table-cell table:formula="of:=2022-YEAR([.F1148])" office:value-type="float" office:value="67" calcext:value-type="float">
            <text:p>6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9T11:46:10" calcext:value-type="date">
            <text:p>09.08.2021</text:p>
          </table:table-cell>
          <table:table-cell table:style-name="ce4" office:value-type="string" calcext:value-type="string">
            <text:p>1185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185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285844982" calcext:value-type="float">
            <text:p>40285844982</text:p>
          </table:table-cell>
          <table:table-cell table:style-name="ce4" office:value-type="string" calcext:value-type="string">
            <text:p>MEMNUNE GÜN</text:p>
          </table:table-cell>
          <table:table-cell table:style-name="ce15" office:value-type="string" calcext:value-type="string">
            <text:p>0</text:p>
          </table:table-cell>
          <table:table-cell table:formula="of:=2022-YEAR([.F1149])" office:value-type="float" office:value="67" calcext:value-type="float">
            <text:p>6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5-04-18" calcext:value-type="date">
            <text:p>18.04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09:22" calcext:value-type="date">
            <text:p>13.08.2021</text:p>
          </table:table-cell>
          <table:table-cell table:style-name="ce4" office:value-type="string" calcext:value-type="string">
            <text:p>137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37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251064370" calcext:value-type="float">
            <text:p>39251064370</text:p>
          </table:table-cell>
          <table:table-cell table:style-name="ce4" office:value-type="string" calcext:value-type="string">
            <text:p>MEHMET ŞAHİN</text:p>
          </table:table-cell>
          <table:table-cell table:style-name="ce15" office:value-type="string" calcext:value-type="string">
            <text:p>1</text:p>
          </table:table-cell>
          <table:table-cell table:formula="of:=2022-YEAR([.F1150])" office:value-type="float" office:value="67" calcext:value-type="float">
            <text:p>6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02-01" calcext:value-type="date">
            <text:p>01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8T13:50:11" calcext:value-type="date">
            <text:p>18.11.2021</text:p>
          </table:table-cell>
          <table:table-cell table:style-name="ce4" office:value-type="string" calcext:value-type="string">
            <text:p>36,1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,1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3600361744" calcext:value-type="float">
            <text:p>43600361744</text:p>
          </table:table-cell>
          <table:table-cell table:style-name="ce4" office:value-type="string" calcext:value-type="string">
            <text:p>HACI ALİ ÖNCÜ</text:p>
          </table:table-cell>
          <table:table-cell table:style-name="ce15" office:value-type="string" calcext:value-type="string">
            <text:p>1</text:p>
          </table:table-cell>
          <table:table-cell table:formula="of:=2022-YEAR([.F1151])" office:value-type="float" office:value="67" calcext:value-type="float">
            <text:p>6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7T09:40:27" calcext:value-type="date">
            <text:p>27.12.2021</text:p>
          </table:table-cell>
          <table:table-cell table:style-name="ce4" office:value-type="string" calcext:value-type="string">
            <text:p>85,5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5,57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5424301722" calcext:value-type="float">
            <text:p>45424301722</text:p>
          </table:table-cell>
          <table:table-cell table:style-name="ce4" office:value-type="string" calcext:value-type="string">
            <text:p>MUSTAFA ŞANALMIŞ</text:p>
          </table:table-cell>
          <table:table-cell table:style-name="ce15" office:value-type="string" calcext:value-type="string">
            <text:p>1</text:p>
          </table:table-cell>
          <table:table-cell table:formula="of:=2022-YEAR([.F1152])" office:value-type="float" office:value="67" calcext:value-type="float">
            <text:p>6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10-05" calcext:value-type="date">
            <text:p>05.10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4:51:17" calcext:value-type="date">
            <text:p>20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137110332" calcext:value-type="float">
            <text:p>21137110332</text:p>
          </table:table-cell>
          <table:table-cell table:style-name="ce4" office:value-type="string" calcext:value-type="string">
            <text:p>ŞÜKRÜ EKİCİ</text:p>
          </table:table-cell>
          <table:table-cell table:style-name="ce15" office:value-type="string" calcext:value-type="string">
            <text:p>1</text:p>
          </table:table-cell>
          <table:table-cell table:formula="of:=2022-YEAR([.F1153])" office:value-type="float" office:value="67" calcext:value-type="float">
            <text:p>6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11-06" calcext:value-type="date">
            <text:p>06.1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8T14:22:40" calcext:value-type="date">
            <text:p>28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5163540118" calcext:value-type="float">
            <text:p>25163540118</text:p>
          </table:table-cell>
          <table:table-cell table:style-name="ce4" office:value-type="string" calcext:value-type="string">
            <text:p>BEKİR ALTINDAĞ</text:p>
          </table:table-cell>
          <table:table-cell table:style-name="ce15" office:value-type="string" calcext:value-type="string">
            <text:p>1</text:p>
          </table:table-cell>
          <table:table-cell table:formula="of:=2022-YEAR([.F1154])" office:value-type="float" office:value="67" calcext:value-type="float">
            <text:p>6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5-03-03" calcext:value-type="date">
            <text:p>03.03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5:44:44" calcext:value-type="date">
            <text:p>04.02.2022</text:p>
          </table:table-cell>
          <table:table-cell table:style-name="ce4" office:value-type="string" calcext:value-type="string">
            <text:p>56,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6,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3518031264" calcext:value-type="float">
            <text:p>53518031264</text:p>
          </table:table-cell>
          <table:table-cell table:style-name="ce4" office:value-type="string" calcext:value-type="string">
            <text:p>ANAKIZ CANAL</text:p>
          </table:table-cell>
          <table:table-cell table:style-name="ce15" office:value-type="string" calcext:value-type="string">
            <text:p>0</text:p>
          </table:table-cell>
          <table:table-cell table:formula="of:=2022-YEAR([.F1155])" office:value-type="float" office:value="67" calcext:value-type="float">
            <text:p>6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4:38:23" calcext:value-type="date">
            <text:p>14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5424301722" calcext:value-type="float">
            <text:p>45424301722</text:p>
          </table:table-cell>
          <table:table-cell table:style-name="ce4" office:value-type="string" calcext:value-type="string">
            <text:p>MUSTAFA ŞANALMIŞ</text:p>
          </table:table-cell>
          <table:table-cell table:style-name="ce15" office:value-type="string" calcext:value-type="string">
            <text:p>1</text:p>
          </table:table-cell>
          <table:table-cell table:formula="of:=2022-YEAR([.F1156])" office:value-type="float" office:value="67" calcext:value-type="float">
            <text:p>6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5-10-05" calcext:value-type="date">
            <text:p>05.10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6:17:16" calcext:value-type="date">
            <text:p>28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15" office:value-type="string" calcext:value-type="string">
            <text:p>0</text:p>
          </table:table-cell>
          <table:table-cell table:formula="of:=2022-YEAR([.F1157])" office:value-type="float" office:value="68" calcext:value-type="float">
            <text:p>6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4-11-21" calcext:value-type="date">
            <text:p>21.1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5:51:26" calcext:value-type="date">
            <text:p>18.06.2020</text:p>
          </table:table-cell>
          <table:table-cell table:style-name="ce4" office:value-type="string" calcext:value-type="string">
            <text:p>Pozitif 3.015x10^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015x10^1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0162142592" calcext:value-type="float">
            <text:p>20162142592</text:p>
          </table:table-cell>
          <table:table-cell table:style-name="ce4" office:value-type="string" calcext:value-type="string">
            <text:p>HÜSEYİN DOĞAN</text:p>
          </table:table-cell>
          <table:table-cell table:style-name="ce15" office:value-type="string" calcext:value-type="string">
            <text:p>1</text:p>
          </table:table-cell>
          <table:table-cell table:formula="of:=2022-YEAR([.F1158])" office:value-type="float" office:value="68" calcext:value-type="float">
            <text:p>68</text:p>
          </table:table-cell>
          <table:table-cell table:style-name="ce15" office:value-type="string" calcext:value-type="string">
            <text:p>1 <text:s/>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2T13:06:19" calcext:value-type="date">
            <text:p>22.07.2020</text:p>
          </table:table-cell>
          <table:table-cell table:style-name="ce4" office:value-type="string" calcext:value-type="string">
            <text:p>Pozitif 477,2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477,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0162142592" calcext:value-type="float">
            <text:p>20162142592</text:p>
          </table:table-cell>
          <table:table-cell table:style-name="ce4" office:value-type="string" calcext:value-type="string">
            <text:p>HÜSEYİN DOĞAN</text:p>
          </table:table-cell>
          <table:table-cell table:style-name="ce15" office:value-type="string" calcext:value-type="string">
            <text:p>1</text:p>
          </table:table-cell>
          <table:table-cell table:formula="of:=2022-YEAR([.F1159])" office:value-type="float" office:value="68" calcext:value-type="float">
            <text:p>68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2T12:01:36" calcext:value-type="date">
            <text:p>12.03.2021</text:p>
          </table:table-cell>
          <table:table-cell table:style-name="ce4" office:value-type="string" calcext:value-type="string">
            <text:p>5,734x10^1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,734x10^1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70027042956" calcext:value-type="float">
            <text:p>70027042956</text:p>
          </table:table-cell>
          <table:table-cell table:style-name="ce4" office:value-type="string" calcext:value-type="string">
            <text:p>KAZIM UZUN</text:p>
          </table:table-cell>
          <table:table-cell table:style-name="ce15" office:value-type="string" calcext:value-type="string">
            <text:p>1</text:p>
          </table:table-cell>
          <table:table-cell table:formula="of:=2022-YEAR([.F1160])" office:value-type="float" office:value="68" calcext:value-type="float">
            <text:p>68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4-10-22" calcext:value-type="date">
            <text:p>22.10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4:04:36" calcext:value-type="date">
            <text:p>26.03.2021</text:p>
          </table:table-cell>
          <table:table-cell table:style-name="ce4" office:value-type="string" calcext:value-type="string">
            <text:p>14720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4720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15" office:value-type="string" calcext:value-type="string">
            <text:p>0</text:p>
          </table:table-cell>
          <table:table-cell table:formula="of:=2022-YEAR([.F1161])" office:value-type="float" office:value="68" calcext:value-type="float">
            <text:p>6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4-11-21" calcext:value-type="date">
            <text:p>21.1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1:12:40" calcext:value-type="date">
            <text:p>29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379338448" calcext:value-type="float">
            <text:p>25379338448</text:p>
          </table:table-cell>
          <table:table-cell table:style-name="ce4" office:value-type="string" calcext:value-type="string">
            <text:p>EMRİYE YILDIZ</text:p>
          </table:table-cell>
          <table:table-cell table:style-name="ce15" office:value-type="string" calcext:value-type="string">
            <text:p>0</text:p>
          </table:table-cell>
          <table:table-cell table:formula="of:=2022-YEAR([.F1162])" office:value-type="float" office:value="68" calcext:value-type="float">
            <text:p>6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4-10-23" calcext:value-type="date">
            <text:p>23.10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1:59:33" calcext:value-type="date">
            <text:p>16.07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360794456" calcext:value-type="float">
            <text:p>17360794456</text:p>
          </table:table-cell>
          <table:table-cell table:style-name="ce4" office:value-type="string" calcext:value-type="string">
            <text:p>İSMAİL YILMAZ</text:p>
          </table:table-cell>
          <table:table-cell table:style-name="ce15" office:value-type="string" calcext:value-type="string">
            <text:p>1</text:p>
          </table:table-cell>
          <table:table-cell table:formula="of:=2022-YEAR([.F1163])" office:value-type="float" office:value="68" calcext:value-type="float">
            <text:p>68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4-07-01" calcext:value-type="date">
            <text:p>01.07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4:35:25" calcext:value-type="date">
            <text:p>10.08.2021</text:p>
          </table:table-cell>
          <table:table-cell table:style-name="ce4" office:value-type="string" calcext:value-type="string">
            <text:p>277,4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77,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15" office:value-type="string" calcext:value-type="string">
            <text:p>0</text:p>
          </table:table-cell>
          <table:table-cell table:formula="of:=2022-YEAR([.F1164])" office:value-type="float" office:value="68" calcext:value-type="float">
            <text:p>6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4-11-21" calcext:value-type="date">
            <text:p>21.1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09:23" calcext:value-type="date">
            <text:p>13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3442740274" calcext:value-type="float">
            <text:p>13442740274</text:p>
          </table:table-cell>
          <table:table-cell table:style-name="ce4" office:value-type="string" calcext:value-type="string">
            <text:p>SAFİYE YALÇIN</text:p>
          </table:table-cell>
          <table:table-cell table:style-name="ce15" office:value-type="string" calcext:value-type="string">
            <text:p>0</text:p>
          </table:table-cell>
          <table:table-cell table:formula="of:=2022-YEAR([.F1165])" office:value-type="float" office:value="68" calcext:value-type="float">
            <text:p>68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4-03-01" calcext:value-type="date">
            <text:p>01.03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7T15:36:21" calcext:value-type="date">
            <text:p>17.08.2021</text:p>
          </table:table-cell>
          <table:table-cell table:style-name="ce4" office:value-type="string" calcext:value-type="string">
            <text:p>119,5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19,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1049007394" calcext:value-type="float">
            <text:p>11049007394</text:p>
          </table:table-cell>
          <table:table-cell table:style-name="ce4" office:value-type="string" calcext:value-type="string">
            <text:p>CELAL ER</text:p>
          </table:table-cell>
          <table:table-cell table:style-name="ce15" office:value-type="string" calcext:value-type="string">
            <text:p>1</text:p>
          </table:table-cell>
          <table:table-cell table:formula="of:=2022-YEAR([.F1166])" office:value-type="float" office:value="68" calcext:value-type="float">
            <text:p>6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4-01-13" calcext:value-type="date">
            <text:p>13.0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10:59" calcext:value-type="date">
            <text:p>23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70027042956" calcext:value-type="float">
            <text:p>70027042956</text:p>
          </table:table-cell>
          <table:table-cell table:style-name="ce4" office:value-type="string" calcext:value-type="string">
            <text:p>KAZIM UZUN</text:p>
          </table:table-cell>
          <table:table-cell table:style-name="ce15" office:value-type="string" calcext:value-type="string">
            <text:p>1</text:p>
          </table:table-cell>
          <table:table-cell table:formula="of:=2022-YEAR([.F1167])" office:value-type="float" office:value="68" calcext:value-type="float">
            <text:p>6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4-10-22" calcext:value-type="date">
            <text:p>22.10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45:48" calcext:value-type="date">
            <text:p>27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15" office:value-type="string" calcext:value-type="string">
            <text:p>0</text:p>
          </table:table-cell>
          <table:table-cell table:formula="of:=2022-YEAR([.F1168])" office:value-type="float" office:value="68" calcext:value-type="float">
            <text:p>6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4-11-21" calcext:value-type="date">
            <text:p>21.1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9:54" calcext:value-type="date">
            <text:p>07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7360794456" calcext:value-type="float">
            <text:p>17360794456</text:p>
          </table:table-cell>
          <table:table-cell table:style-name="ce4" office:value-type="string" calcext:value-type="string">
            <text:p>İSMAİL YILMAZ</text:p>
          </table:table-cell>
          <table:table-cell table:style-name="ce15" office:value-type="string" calcext:value-type="string">
            <text:p>1</text:p>
          </table:table-cell>
          <table:table-cell table:formula="of:=2022-YEAR([.F1169])" office:value-type="float" office:value="68" calcext:value-type="float">
            <text:p>6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4-07-01" calcext:value-type="date">
            <text:p>01.07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3:42:05" calcext:value-type="date">
            <text:p>28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9324728504" calcext:value-type="float">
            <text:p>49324728504</text:p>
          </table:table-cell>
          <table:table-cell table:style-name="ce4" office:value-type="string" calcext:value-type="string">
            <text:p>SEFER GÜÇLÜ</text:p>
          </table:table-cell>
          <table:table-cell table:style-name="ce15" office:value-type="string" calcext:value-type="string">
            <text:p>1</text:p>
          </table:table-cell>
          <table:table-cell table:formula="of:=2022-YEAR([.F1170])" office:value-type="float" office:value="68" calcext:value-type="float">
            <text:p>6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4-12-04" calcext:value-type="date">
            <text:p>04.12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4:23:08" calcext:value-type="date">
            <text:p>07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8907184652" calcext:value-type="float">
            <text:p>48907184652</text:p>
          </table:table-cell>
          <table:table-cell table:style-name="ce4" office:value-type="string" calcext:value-type="string">
            <text:p>SEVİM PARLAK</text:p>
          </table:table-cell>
          <table:table-cell table:style-name="ce15" office:value-type="string" calcext:value-type="string">
            <text:p>0</text:p>
          </table:table-cell>
          <table:table-cell table:formula="of:=2022-YEAR([.F1171])" office:value-type="float" office:value="68" calcext:value-type="float">
            <text:p>6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4-04-24" calcext:value-type="date">
            <text:p>24.04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5:40:43" calcext:value-type="date">
            <text:p>17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0226846672" calcext:value-type="float">
            <text:p>10226846672</text:p>
          </table:table-cell>
          <table:table-cell table:style-name="ce4" office:value-type="string" calcext:value-type="string">
            <text:p>GÜLŞEN BAYSAL</text:p>
          </table:table-cell>
          <table:table-cell table:style-name="ce15" office:value-type="string" calcext:value-type="string">
            <text:p>0</text:p>
          </table:table-cell>
          <table:table-cell table:formula="of:=2022-YEAR([.F1172])" office:value-type="float" office:value="69" calcext:value-type="float">
            <text:p>6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3-04-05" calcext:value-type="date">
            <text:p>05.04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3:16:58" calcext:value-type="date">
            <text:p>30.03.2021</text:p>
          </table:table-cell>
          <table:table-cell table:style-name="ce4" office:value-type="string" calcext:value-type="string">
            <text:p>658.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58.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68116099448" calcext:value-type="float">
            <text:p>68116099448</text:p>
          </table:table-cell>
          <table:table-cell table:style-name="ce4" office:value-type="string" calcext:value-type="string">
            <text:p>FAZLI ÇAĞLAYAN</text:p>
          </table:table-cell>
          <table:table-cell table:style-name="ce15" office:value-type="string" calcext:value-type="string">
            <text:p>1</text:p>
          </table:table-cell>
          <table:table-cell table:formula="of:=2022-YEAR([.F1173])" office:value-type="float" office:value="69" calcext:value-type="float">
            <text:p>6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3-04-12" calcext:value-type="date">
            <text:p>12.04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4:58:57" calcext:value-type="date">
            <text:p>17.05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7087136626" calcext:value-type="float">
            <text:p>67087136626</text:p>
          </table:table-cell>
          <table:table-cell table:style-name="ce4" office:value-type="string" calcext:value-type="string">
            <text:p>İLYAS DEMİRTAŞ</text:p>
          </table:table-cell>
          <table:table-cell table:style-name="ce15" office:value-type="string" calcext:value-type="string">
            <text:p>1</text:p>
          </table:table-cell>
          <table:table-cell table:formula="of:=2022-YEAR([.F1174])" office:value-type="float" office:value="69" calcext:value-type="float">
            <text:p>6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3-01-01" calcext:value-type="date">
            <text:p>01.01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4:48:37" calcext:value-type="date">
            <text:p>05.07.2021</text:p>
          </table:table-cell>
          <table:table-cell table:style-name="ce4" office:value-type="string" calcext:value-type="string">
            <text:p>123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233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140916394" calcext:value-type="float">
            <text:p>38140916394</text:p>
          </table:table-cell>
          <table:table-cell table:style-name="ce4" office:value-type="string" calcext:value-type="string">
            <text:p>ADİLE ALTINER</text:p>
          </table:table-cell>
          <table:table-cell table:style-name="ce15" office:value-type="string" calcext:value-type="string">
            <text:p>0</text:p>
          </table:table-cell>
          <table:table-cell table:formula="of:=2022-YEAR([.F1175])" office:value-type="float" office:value="69" calcext:value-type="float">
            <text:p>6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3-02-23" calcext:value-type="date">
            <text:p>23.02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6T10:54:51" calcext:value-type="date">
            <text:p>06.08.2021</text:p>
          </table:table-cell>
          <table:table-cell table:style-name="ce4" office:value-type="string" calcext:value-type="string">
            <text:p>104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4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6444494298" calcext:value-type="float">
            <text:p>26444494298</text:p>
          </table:table-cell>
          <table:table-cell table:style-name="ce4" office:value-type="string" calcext:value-type="string">
            <text:p>BEKİR ÖZTÜRK</text:p>
          </table:table-cell>
          <table:table-cell table:style-name="ce15" office:value-type="string" calcext:value-type="string">
            <text:p>1</text:p>
          </table:table-cell>
          <table:table-cell table:formula="of:=2022-YEAR([.F1176])" office:value-type="float" office:value="69" calcext:value-type="float">
            <text:p>6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3-01-13" calcext:value-type="date">
            <text:p>13.01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2:18:57" calcext:value-type="date">
            <text:p>24.08.2021</text:p>
          </table:table-cell>
          <table:table-cell table:style-name="ce4" office:value-type="string" calcext:value-type="string">
            <text:p>3592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59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226846672" calcext:value-type="float">
            <text:p>10226846672</text:p>
          </table:table-cell>
          <table:table-cell table:style-name="ce4" office:value-type="string" calcext:value-type="string">
            <text:p>GÜLŞEN BAYSAL</text:p>
          </table:table-cell>
          <table:table-cell table:style-name="ce15" office:value-type="string" calcext:value-type="string">
            <text:p>0</text:p>
          </table:table-cell>
          <table:table-cell table:formula="of:=2022-YEAR([.F1177])" office:value-type="float" office:value="69" calcext:value-type="float">
            <text:p>6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3-04-05" calcext:value-type="date">
            <text:p>05.04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9:48" calcext:value-type="date">
            <text:p>02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5344303946" calcext:value-type="float">
            <text:p>15344303946</text:p>
          </table:table-cell>
          <table:table-cell table:style-name="ce4" office:value-type="string" calcext:value-type="string">
            <text:p>CAFER GÜRSES</text:p>
          </table:table-cell>
          <table:table-cell table:style-name="ce15" office:value-type="string" calcext:value-type="string">
            <text:p>1</text:p>
          </table:table-cell>
          <table:table-cell table:formula="of:=2022-YEAR([.F1178])" office:value-type="float" office:value="69" calcext:value-type="float">
            <text:p>6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3-03-01" calcext:value-type="date">
            <text:p>01.03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5T11:28:00" calcext:value-type="date">
            <text:p>15.02.2022</text:p>
          </table:table-cell>
          <table:table-cell table:style-name="ce4" office:value-type="string" calcext:value-type="string">
            <text:p>108,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8,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3202266322" calcext:value-type="float">
            <text:p>63202266322</text:p>
          </table:table-cell>
          <table:table-cell table:style-name="ce4" office:value-type="string" calcext:value-type="string">
            <text:p>GÜLTEN IŞIK</text:p>
          </table:table-cell>
          <table:table-cell table:style-name="ce15" office:value-type="string" calcext:value-type="string">
            <text:p>0</text:p>
          </table:table-cell>
          <table:table-cell table:formula="of:=2022-YEAR([.F1179])" office:value-type="float" office:value="69" calcext:value-type="float">
            <text:p>6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3-04-04" calcext:value-type="date">
            <text:p>04.04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3:03:31" calcext:value-type="date">
            <text:p>03.03.2022</text:p>
          </table:table-cell>
          <table:table-cell table:style-name="ce4" office:value-type="string" calcext:value-type="string">
            <text:p>43,4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3,4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2762056092" calcext:value-type="float">
            <text:p>52762056092</text:p>
          </table:table-cell>
          <table:table-cell table:style-name="ce4" office:value-type="string" calcext:value-type="string">
            <text:p>MURTAZA GÜREL</text:p>
          </table:table-cell>
          <table:table-cell table:style-name="ce15" office:value-type="string" calcext:value-type="string">
            <text:p>1</text:p>
          </table:table-cell>
          <table:table-cell table:formula="of:=2022-YEAR([.F1180])" office:value-type="float" office:value="70" calcext:value-type="float">
            <text:p>7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2-07-01" calcext:value-type="date">
            <text:p>01.07.19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5:28:05" calcext:value-type="date">
            <text:p>15.06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229507366" calcext:value-type="float">
            <text:p>39229507366</text:p>
          </table:table-cell>
          <table:table-cell table:style-name="ce4" office:value-type="string" calcext:value-type="string">
            <text:p>İBRAHİM UZUN</text:p>
          </table:table-cell>
          <table:table-cell table:style-name="ce15" office:value-type="string" calcext:value-type="string">
            <text:p>1</text:p>
          </table:table-cell>
          <table:table-cell table:formula="of:=2022-YEAR([.F1181])" office:value-type="float" office:value="70" calcext:value-type="float">
            <text:p>7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2-02-07" calcext:value-type="date">
            <text:p>07.02.19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7T10:15:49" calcext:value-type="date">
            <text:p>17.06.2020</text:p>
          </table:table-cell>
          <table:table-cell table:style-name="ce4" office:value-type="string" calcext:value-type="string">
            <text:p>Pozitif 1.352x10^2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352x10^2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248912748" calcext:value-type="float">
            <text:p>38248912748</text:p>
          </table:table-cell>
          <table:table-cell table:style-name="ce4" office:value-type="string" calcext:value-type="string">
            <text:p>MİKTAT ALTINER</text:p>
          </table:table-cell>
          <table:table-cell table:style-name="ce15" office:value-type="string" calcext:value-type="string">
            <text:p>1</text:p>
          </table:table-cell>
          <table:table-cell table:formula="of:=2022-YEAR([.F1182])" office:value-type="float" office:value="70" calcext:value-type="float">
            <text:p>70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2-02-20" calcext:value-type="date">
            <text:p>20.02.19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51" calcext:value-type="date">
            <text:p>13.07.2021</text:p>
          </table:table-cell>
          <table:table-cell table:style-name="ce4" office:value-type="string" calcext:value-type="string">
            <text:p>286,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86,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1911648518" calcext:value-type="float">
            <text:p>21911648518</text:p>
          </table:table-cell>
          <table:table-cell table:style-name="ce4" office:value-type="string" calcext:value-type="string">
            <text:p>MÖTEBER BAYDEMİR</text:p>
          </table:table-cell>
          <table:table-cell table:style-name="ce15" office:value-type="string" calcext:value-type="string">
            <text:p>0</text:p>
          </table:table-cell>
          <table:table-cell table:formula="of:=2022-YEAR([.F1183])" office:value-type="float" office:value="71" calcext:value-type="float">
            <text:p>71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1-07-03" calcext:value-type="date">
            <text:p>03.07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9T11:35:52" calcext:value-type="date">
            <text:p>29.01.2021</text:p>
          </table:table-cell>
          <table:table-cell table:style-name="ce4" office:value-type="string" calcext:value-type="string">
            <text:p>10.78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.78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520497458" calcext:value-type="float">
            <text:p>39520497458</text:p>
          </table:table-cell>
          <table:table-cell table:style-name="ce4" office:value-type="string" calcext:value-type="string">
            <text:p>ARİFE DÖNDER</text:p>
          </table:table-cell>
          <table:table-cell table:style-name="ce15" office:value-type="string" calcext:value-type="string">
            <text:p>0</text:p>
          </table:table-cell>
          <table:table-cell table:formula="of:=2022-YEAR([.F1184])" office:value-type="float" office:value="71" calcext:value-type="float">
            <text:p>71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1-12-01" calcext:value-type="date">
            <text:p>01.12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3:41:33" calcext:value-type="date">
            <text:p>15.03.2021</text:p>
          </table:table-cell>
          <table:table-cell table:style-name="ce4" office:value-type="string" calcext:value-type="string">
            <text:p>238,6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38,6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2842950900" calcext:value-type="float">
            <text:p>12842950900</text:p>
          </table:table-cell>
          <table:table-cell table:style-name="ce4" office:value-type="string" calcext:value-type="string">
            <text:p>HAYRİYE AVŞAR</text:p>
          </table:table-cell>
          <table:table-cell table:style-name="ce15" office:value-type="string" calcext:value-type="string">
            <text:p>0</text:p>
          </table:table-cell>
          <table:table-cell table:formula="of:=2022-YEAR([.F1185])" office:value-type="float" office:value="71" calcext:value-type="float">
            <text:p>7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1-10-27" calcext:value-type="date">
            <text:p>27.10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5T13:48:20" calcext:value-type="date">
            <text:p>05.04.2021</text:p>
          </table:table-cell>
          <table:table-cell table:style-name="ce4" office:value-type="string" calcext:value-type="string">
            <text:p>29.3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9.3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805187168" calcext:value-type="float">
            <text:p>48805187168</text:p>
          </table:table-cell>
          <table:table-cell table:style-name="ce4" office:value-type="string" calcext:value-type="string">
            <text:p>ÖMER ÖZ</text:p>
          </table:table-cell>
          <table:table-cell table:style-name="ce15" office:value-type="string" calcext:value-type="string">
            <text:p>1</text:p>
          </table:table-cell>
          <table:table-cell table:formula="of:=2022-YEAR([.F1186])" office:value-type="float" office:value="71" calcext:value-type="float">
            <text:p>7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1-04-15" calcext:value-type="date">
            <text:p>15.04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2T12:02:34" calcext:value-type="date">
            <text:p>22.04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203911502" calcext:value-type="float">
            <text:p>38203911502</text:p>
          </table:table-cell>
          <table:table-cell table:style-name="ce4" office:value-type="string" calcext:value-type="string">
            <text:p>HÜSEYİN BAŞ</text:p>
          </table:table-cell>
          <table:table-cell table:style-name="ce15" office:value-type="string" calcext:value-type="string">
            <text:p>1</text:p>
          </table:table-cell>
          <table:table-cell table:formula="of:=2022-YEAR([.F1187])" office:value-type="float" office:value="71" calcext:value-type="float">
            <text:p>7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1-11-15" calcext:value-type="date">
            <text:p>15.11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2:09:22" calcext:value-type="date">
            <text:p>22.06.2021</text:p>
          </table:table-cell>
          <table:table-cell table:style-name="ce4" office:value-type="string" calcext:value-type="string">
            <text:p>1,240</text:p>
            <text:p/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,240</text:p>
            <text:p/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520497458" calcext:value-type="float">
            <text:p>39520497458</text:p>
          </table:table-cell>
          <table:table-cell table:style-name="ce4" office:value-type="string" calcext:value-type="string">
            <text:p>ARİFE DÖNDER</text:p>
          </table:table-cell>
          <table:table-cell table:style-name="ce15" office:value-type="string" calcext:value-type="string">
            <text:p>0</text:p>
          </table:table-cell>
          <table:table-cell table:formula="of:=2022-YEAR([.F1188])" office:value-type="float" office:value="71" calcext:value-type="float">
            <text:p>7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1-12-01" calcext:value-type="date">
            <text:p>01.12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8T13:30:02" calcext:value-type="date">
            <text:p>08.10.2021</text:p>
          </table:table-cell>
          <table:table-cell table:style-name="ce4" office:value-type="string" calcext:value-type="string">
            <text:p>690,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690,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8203911502" calcext:value-type="float">
            <text:p>38203911502</text:p>
          </table:table-cell>
          <table:table-cell table:style-name="ce4" office:value-type="string" calcext:value-type="string">
            <text:p>HÜSEYİN BAŞ</text:p>
          </table:table-cell>
          <table:table-cell table:style-name="ce15" office:value-type="string" calcext:value-type="string">
            <text:p>1</text:p>
          </table:table-cell>
          <table:table-cell table:formula="of:=2022-YEAR([.F1189])" office:value-type="float" office:value="71" calcext:value-type="float">
            <text:p>71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1-11-15" calcext:value-type="date">
            <text:p>15.11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1:18:37" calcext:value-type="date">
            <text:p>08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2654059354" calcext:value-type="float">
            <text:p>52654059354</text:p>
          </table:table-cell>
          <table:table-cell table:style-name="ce4" office:value-type="string" calcext:value-type="string">
            <text:p>NURAN KASIMLAR</text:p>
          </table:table-cell>
          <table:table-cell table:style-name="ce15" office:value-type="string" calcext:value-type="string">
            <text:p>0</text:p>
          </table:table-cell>
          <table:table-cell table:formula="of:=2022-YEAR([.F1190])" office:value-type="float" office:value="71" calcext:value-type="float">
            <text:p>7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1-06-17" calcext:value-type="date">
            <text:p>17.06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8" calcext:value-type="date">
            <text:p>23.02.2022</text:p>
          </table:table-cell>
          <table:table-cell table:style-name="ce4" office:value-type="string" calcext:value-type="string">
            <text:p>913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13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9059409876" calcext:value-type="float">
            <text:p>59059409876</text:p>
          </table:table-cell>
          <table:table-cell table:style-name="ce4" office:value-type="string" calcext:value-type="string">
            <text:p>MÜKERREM İNAN</text:p>
          </table:table-cell>
          <table:table-cell table:style-name="ce15" office:value-type="string" calcext:value-type="string">
            <text:p>1</text:p>
          </table:table-cell>
          <table:table-cell table:formula="of:=2022-YEAR([.F1191])" office:value-type="float" office:value="71" calcext:value-type="float">
            <text:p>71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1-01-01" calcext:value-type="date">
            <text:p>01.01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5:26:18" calcext:value-type="date">
            <text:p>25.02.2022</text:p>
          </table:table-cell>
          <table:table-cell table:style-name="ce4" office:value-type="string" calcext:value-type="string">
            <text:p>45,6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5,6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9294172468" calcext:value-type="float">
            <text:p>49294172468</text:p>
          </table:table-cell>
          <table:table-cell table:style-name="ce4" office:value-type="string" calcext:value-type="string">
            <text:p>EMİNE İÇAĞASI</text:p>
          </table:table-cell>
          <table:table-cell table:style-name="ce15" office:value-type="string" calcext:value-type="string">
            <text:p>0</text:p>
          </table:table-cell>
          <table:table-cell table:formula="of:=2022-YEAR([.F1192])" office:value-type="float" office:value="72" calcext:value-type="float">
            <text:p>7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0-03-24" calcext:value-type="date">
            <text:p>24.03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8T11:22:10" calcext:value-type="date">
            <text:p>08.06.2020</text:p>
          </table:table-cell>
          <table:table-cell table:style-name="ce4" office:value-type="string" calcext:value-type="string">
            <text:p>Pozitif 1.784x10^3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784x10^3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5174345778" calcext:value-type="float">
            <text:p>55174345778</text:p>
          </table:table-cell>
          <table:table-cell table:style-name="ce4" office:value-type="string" calcext:value-type="string">
            <text:p>RIZA ÇINAR</text:p>
          </table:table-cell>
          <table:table-cell table:style-name="ce15" office:value-type="string" calcext:value-type="string">
            <text:p>1</text:p>
          </table:table-cell>
          <table:table-cell table:formula="of:=2022-YEAR([.F1193])" office:value-type="float" office:value="72" calcext:value-type="float">
            <text:p>7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0-09-26" calcext:value-type="date">
            <text:p>26.09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6T10:23:35" calcext:value-type="date">
            <text:p>26.08.2020</text:p>
          </table:table-cell>
          <table:table-cell table:style-name="ce4" office:value-type="string" calcext:value-type="string">
            <text:p>POZITIF263,6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63,6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868152448" calcext:value-type="float">
            <text:p>19868152448</text:p>
          </table:table-cell>
          <table:table-cell table:style-name="ce4" office:value-type="string" calcext:value-type="string">
            <text:p>SEBAHATTİN YAY</text:p>
          </table:table-cell>
          <table:table-cell table:style-name="ce15" office:value-type="string" calcext:value-type="string">
            <text:p>1</text:p>
          </table:table-cell>
          <table:table-cell table:formula="of:=2022-YEAR([.F1194])" office:value-type="float" office:value="72" calcext:value-type="float">
            <text:p>7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3:52:39" calcext:value-type="date">
            <text:p>18.05.2021</text:p>
          </table:table-cell>
          <table:table-cell table:style-name="ce4" office:value-type="string" calcext:value-type="string">
            <text:p>36.4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6.41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037279746" calcext:value-type="float">
            <text:p>16037279746</text:p>
          </table:table-cell>
          <table:table-cell table:style-name="ce4" office:value-type="string" calcext:value-type="string">
            <text:p>GÜNGÖR TUNÇKOL</text:p>
          </table:table-cell>
          <table:table-cell table:style-name="ce15" office:value-type="string" calcext:value-type="string">
            <text:p>1</text:p>
          </table:table-cell>
          <table:table-cell table:formula="of:=2022-YEAR([.F1195])" office:value-type="float" office:value="72" calcext:value-type="float">
            <text:p>7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3:40:22" calcext:value-type="date">
            <text:p>07.07.2021</text:p>
          </table:table-cell>
          <table:table-cell table:style-name="ce4" office:value-type="string" calcext:value-type="string">
            <text:p>73,5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73,5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5113643646" calcext:value-type="float">
            <text:p>35113643646</text:p>
          </table:table-cell>
          <table:table-cell table:style-name="ce4" office:value-type="string" calcext:value-type="string">
            <text:p>FATMA HEKİMOĞLU</text:p>
          </table:table-cell>
          <table:table-cell table:style-name="ce15" office:value-type="string" calcext:value-type="string">
            <text:p>0</text:p>
          </table:table-cell>
          <table:table-cell table:formula="of:=2022-YEAR([.F1196])" office:value-type="float" office:value="72" calcext:value-type="float">
            <text:p>7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9T11:50:22" calcext:value-type="date">
            <text:p>09.08.2021</text:p>
          </table:table-cell>
          <table:table-cell table:style-name="ce4" office:value-type="string" calcext:value-type="string">
            <text:p>12,75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2,75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5174345778" calcext:value-type="float">
            <text:p>55174345778</text:p>
          </table:table-cell>
          <table:table-cell table:style-name="ce4" office:value-type="string" calcext:value-type="string">
            <text:p>RIZA ÇINAR</text:p>
          </table:table-cell>
          <table:table-cell table:style-name="ce15" office:value-type="string" calcext:value-type="string">
            <text:p>1</text:p>
          </table:table-cell>
          <table:table-cell table:formula="of:=2022-YEAR([.F1197])" office:value-type="float" office:value="72" calcext:value-type="float">
            <text:p>72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50-09-26" calcext:value-type="date">
            <text:p>26.09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5:49:04" calcext:value-type="date">
            <text:p>23.08.2021</text:p>
          </table:table-cell>
          <table:table-cell table:style-name="ce4" office:value-type="string" calcext:value-type="string">
            <text:p>12,08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2,0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868152448" calcext:value-type="float">
            <text:p>19868152448</text:p>
          </table:table-cell>
          <table:table-cell table:style-name="ce4" office:value-type="string" calcext:value-type="string">
            <text:p>SEBAHATTİN YAY</text:p>
          </table:table-cell>
          <table:table-cell table:style-name="ce15" office:value-type="string" calcext:value-type="string">
            <text:p>1</text:p>
          </table:table-cell>
          <table:table-cell table:formula="of:=2022-YEAR([.F1198])" office:value-type="float" office:value="72" calcext:value-type="float">
            <text:p>7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3T13:44:07" calcext:value-type="date">
            <text:p>03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3569029548" calcext:value-type="float">
            <text:p>53569029548</text:p>
          </table:table-cell>
          <table:table-cell table:style-name="ce4" office:value-type="string" calcext:value-type="string">
            <text:p>HACI CANAL</text:p>
          </table:table-cell>
          <table:table-cell table:style-name="ce15" office:value-type="string" calcext:value-type="string">
            <text:p>1</text:p>
          </table:table-cell>
          <table:table-cell table:formula="of:=2022-YEAR([.F1199])" office:value-type="float" office:value="72" calcext:value-type="float">
            <text:p>7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0-01-10" calcext:value-type="date">
            <text:p>10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12:46" calcext:value-type="date">
            <text:p>14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8826559838" calcext:value-type="float">
            <text:p>48826559838</text:p>
          </table:table-cell>
          <table:table-cell table:style-name="ce4" office:value-type="string" calcext:value-type="string">
            <text:p>NİGARİ ŞENDEMİRCİ</text:p>
          </table:table-cell>
          <table:table-cell table:style-name="ce15" office:value-type="string" calcext:value-type="string">
            <text:p>1</text:p>
          </table:table-cell>
          <table:table-cell table:formula="of:=2022-YEAR([.F1200])" office:value-type="float" office:value="72" calcext:value-type="float">
            <text:p>72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50-02-01" calcext:value-type="date">
            <text:p>01.02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1T12:30:21" calcext:value-type="date">
            <text:p>21.02.2022</text:p>
          </table:table-cell>
          <table:table-cell table:style-name="ce4" office:value-type="string" calcext:value-type="string">
            <text:p>52,1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2,12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868152448" calcext:value-type="float">
            <text:p>19868152448</text:p>
          </table:table-cell>
          <table:table-cell table:style-name="ce4" office:value-type="string" calcext:value-type="string">
            <text:p>SEBAHATTİN YAY</text:p>
          </table:table-cell>
          <table:table-cell table:style-name="ce15" office:value-type="string" calcext:value-type="string">
            <text:p>1</text:p>
          </table:table-cell>
          <table:table-cell table:formula="of:=2022-YEAR([.F1201])" office:value-type="float" office:value="72" calcext:value-type="float">
            <text:p>72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5:04:27" calcext:value-type="date">
            <text:p>23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522464478" calcext:value-type="float">
            <text:p>40522464478</text:p>
          </table:table-cell>
          <table:table-cell table:style-name="ce4" office:value-type="string" calcext:value-type="string">
            <text:p>RABİA UĞUR</text:p>
          </table:table-cell>
          <table:table-cell table:style-name="ce15" office:value-type="string" calcext:value-type="string">
            <text:p>0</text:p>
          </table:table-cell>
          <table:table-cell table:formula="of:=2022-YEAR([.F1202])" office:value-type="float" office:value="73" calcext:value-type="float">
            <text:p>7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9-01-01" calcext:value-type="date">
            <text:p>01.01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7T12:02:37" calcext:value-type="date">
            <text:p>17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3079743464" calcext:value-type="float">
            <text:p>13079743464</text:p>
          </table:table-cell>
          <table:table-cell table:style-name="ce4" office:value-type="string" calcext:value-type="string">
            <text:p>MECİT AVAR</text:p>
          </table:table-cell>
          <table:table-cell table:style-name="ce15" office:value-type="string" calcext:value-type="string">
            <text:p>1</text:p>
          </table:table-cell>
          <table:table-cell table:formula="of:=2022-YEAR([.F1203])" office:value-type="float" office:value="73" calcext:value-type="float">
            <text:p>7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9-02-02" calcext:value-type="date">
            <text:p>02.02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5:32:01" calcext:value-type="date">
            <text:p>05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4385002074" calcext:value-type="float">
            <text:p>54385002074</text:p>
          </table:table-cell>
          <table:table-cell table:style-name="ce4" office:value-type="string" calcext:value-type="string">
            <text:p>SELAHATTİN ER</text:p>
          </table:table-cell>
          <table:table-cell table:style-name="ce15" office:value-type="string" calcext:value-type="string">
            <text:p>1</text:p>
          </table:table-cell>
          <table:table-cell table:formula="of:=2022-YEAR([.F1204])" office:value-type="float" office:value="73" calcext:value-type="float">
            <text:p>7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9-01-01" calcext:value-type="date">
            <text:p>01.01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4T14:25:41" calcext:value-type="date">
            <text:p>04.10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745694630" calcext:value-type="float">
            <text:p>33745694630</text:p>
          </table:table-cell>
          <table:table-cell table:style-name="ce4" office:value-type="string" calcext:value-type="string">
            <text:p>MEMET ŞAHİN</text:p>
          </table:table-cell>
          <table:table-cell table:style-name="ce15" office:value-type="string" calcext:value-type="string">
            <text:p>1</text:p>
          </table:table-cell>
          <table:table-cell table:formula="of:=2022-YEAR([.F1205])" office:value-type="float" office:value="73" calcext:value-type="float">
            <text:p>7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9-06-12" calcext:value-type="date">
            <text:p>12.06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2:40:19" calcext:value-type="date">
            <text:p>16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522464478" calcext:value-type="float">
            <text:p>40522464478</text:p>
          </table:table-cell>
          <table:table-cell table:style-name="ce4" office:value-type="string" calcext:value-type="string">
            <text:p>RABİA UĞUR</text:p>
          </table:table-cell>
          <table:table-cell table:style-name="ce15" office:value-type="string" calcext:value-type="string">
            <text:p>0</text:p>
          </table:table-cell>
          <table:table-cell table:formula="of:=2022-YEAR([.F1206])" office:value-type="float" office:value="73" calcext:value-type="float">
            <text:p>7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9-01-01" calcext:value-type="date">
            <text:p>01.01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4:53" calcext:value-type="date">
            <text:p>01.03.2022</text:p>
          </table:table-cell>
          <table:table-cell table:style-name="ce4" office:value-type="string" calcext:value-type="string">
            <text:p>16,81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6,81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4937984028" calcext:value-type="float">
            <text:p>24937984028</text:p>
          </table:table-cell>
          <table:table-cell table:style-name="ce4" office:value-type="string" calcext:value-type="string">
            <text:p>HAFİZE EKİZ</text:p>
          </table:table-cell>
          <table:table-cell table:style-name="ce15" office:value-type="string" calcext:value-type="string">
            <text:p>0</text:p>
          </table:table-cell>
          <table:table-cell table:formula="of:=2022-YEAR([.F1207])" office:value-type="float" office:value="73" calcext:value-type="float">
            <text:p>73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9-02-10" calcext:value-type="date">
            <text:p>10.02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00:34" calcext:value-type="date">
            <text:p>11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15" office:value-type="string" calcext:value-type="string">
            <text:p>1</text:p>
          </table:table-cell>
          <table:table-cell table:formula="of:=2022-YEAR([.F1208])" office:value-type="float" office:value="74" calcext:value-type="float">
            <text:p>7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2T11:11:42" calcext:value-type="date">
            <text:p>12.03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15" office:value-type="string" calcext:value-type="string">
            <text:p>1</text:p>
          </table:table-cell>
          <table:table-cell table:formula="of:=2022-YEAR([.F1209])" office:value-type="float" office:value="74" calcext:value-type="float">
            <text:p>7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09:30:18" calcext:value-type="date">
            <text:p>07.06.2021</text:p>
          </table:table-cell>
          <table:table-cell table:style-name="ce4" office:value-type="string" calcext:value-type="string">
            <text:p>81,92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1,92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457689634" calcext:value-type="float">
            <text:p>33457689634</text:p>
          </table:table-cell>
          <table:table-cell table:style-name="ce4" office:value-type="string" calcext:value-type="string">
            <text:p>AHMET EYİDOĞAN</text:p>
          </table:table-cell>
          <table:table-cell table:style-name="ce15" office:value-type="string" calcext:value-type="string">
            <text:p>1</text:p>
          </table:table-cell>
          <table:table-cell table:formula="of:=2022-YEAR([.F1210])" office:value-type="float" office:value="74" calcext:value-type="float">
            <text:p>7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8-08-25" calcext:value-type="date">
            <text:p>25.08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6T11:48:25" calcext:value-type="date">
            <text:p>16.06.2021</text:p>
          </table:table-cell>
          <table:table-cell table:style-name="ce4" office:value-type="string" calcext:value-type="string">
            <text:p>43,6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3,65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15" office:value-type="string" calcext:value-type="string">
            <text:p>1</text:p>
          </table:table-cell>
          <table:table-cell table:formula="of:=2022-YEAR([.F1211])" office:value-type="float" office:value="74" calcext:value-type="float">
            <text:p>7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6T12:20:33" calcext:value-type="date">
            <text:p>16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457689634" calcext:value-type="float">
            <text:p>33457689634</text:p>
          </table:table-cell>
          <table:table-cell table:style-name="ce4" office:value-type="string" calcext:value-type="string">
            <text:p>AHMET EYİDOĞAN</text:p>
          </table:table-cell>
          <table:table-cell table:style-name="ce15" office:value-type="string" calcext:value-type="string">
            <text:p>1</text:p>
          </table:table-cell>
          <table:table-cell table:formula="of:=2022-YEAR([.F1212])" office:value-type="float" office:value="74" calcext:value-type="float">
            <text:p>7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8-08-25" calcext:value-type="date">
            <text:p>25.08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48:30" calcext:value-type="date">
            <text:p>27.09.2021</text:p>
          </table:table-cell>
          <table:table-cell table:style-name="ce4" office:value-type="string" calcext:value-type="string">
            <text:p>30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30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3457689634" calcext:value-type="float">
            <text:p>33457689634</text:p>
          </table:table-cell>
          <table:table-cell table:style-name="ce4" office:value-type="string" calcext:value-type="string">
            <text:p>AHMET EYİDOĞAN</text:p>
          </table:table-cell>
          <table:table-cell table:style-name="ce15" office:value-type="string" calcext:value-type="string">
            <text:p>1</text:p>
          </table:table-cell>
          <table:table-cell table:formula="of:=2022-YEAR([.F1213])" office:value-type="float" office:value="74" calcext:value-type="float">
            <text:p>7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8-08-25" calcext:value-type="date">
            <text:p>25.08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6" calcext:value-type="date">
            <text:p>03.12.2021</text:p>
          </table:table-cell>
          <table:table-cell table:style-name="ce4" office:value-type="string" calcext:value-type="string">
            <text:p>49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9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997247106" calcext:value-type="float">
            <text:p>16997247106</text:p>
          </table:table-cell>
          <table:table-cell table:style-name="ce4" office:value-type="string" calcext:value-type="string">
            <text:p>ZÜLFİKİR KAPUSUZ</text:p>
          </table:table-cell>
          <table:table-cell table:style-name="ce15" office:value-type="string" calcext:value-type="string">
            <text:p>1</text:p>
          </table:table-cell>
          <table:table-cell table:formula="of:=2022-YEAR([.F1214])" office:value-type="float" office:value="74" calcext:value-type="float">
            <text:p>7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8-07-01" calcext:value-type="date">
            <text:p>01.07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5:08:27" calcext:value-type="date">
            <text:p>09.1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15" office:value-type="string" calcext:value-type="string">
            <text:p>1</text:p>
          </table:table-cell>
          <table:table-cell table:formula="of:=2022-YEAR([.F1215])" office:value-type="float" office:value="74" calcext:value-type="float">
            <text:p>74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3:42:04" calcext:value-type="date">
            <text:p>28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15" office:value-type="string" calcext:value-type="string">
            <text:p>1</text:p>
          </table:table-cell>
          <table:table-cell table:formula="of:=2022-YEAR([.F1216])" office:value-type="float" office:value="75" calcext:value-type="float">
            <text:p>7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7-10-13" calcext:value-type="date">
            <text:p>13.10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4T10:36:17" calcext:value-type="date">
            <text:p>04.09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0167040122" calcext:value-type="float">
            <text:p>10167040122</text:p>
          </table:table-cell>
          <table:table-cell table:style-name="ce4" office:value-type="string" calcext:value-type="string">
            <text:p>ESAT ÖLMEZ</text:p>
          </table:table-cell>
          <table:table-cell table:style-name="ce15" office:value-type="string" calcext:value-type="string">
            <text:p>1</text:p>
          </table:table-cell>
          <table:table-cell table:formula="of:=2022-YEAR([.F1217])" office:value-type="float" office:value="75" calcext:value-type="float">
            <text:p>7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7-03-01" calcext:value-type="date">
            <text:p>01.03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33:24" calcext:value-type="date">
            <text:p>10.02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15" office:value-type="string" calcext:value-type="string">
            <text:p>1</text:p>
          </table:table-cell>
          <table:table-cell table:formula="of:=2022-YEAR([.F1218])" office:value-type="float" office:value="75" calcext:value-type="float">
            <text:p>7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7-10-13" calcext:value-type="date">
            <text:p>13.10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24:24" calcext:value-type="date">
            <text:p>27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986514846" calcext:value-type="float">
            <text:p>38986514846</text:p>
          </table:table-cell>
          <table:table-cell table:style-name="ce4" office:value-type="string" calcext:value-type="string">
            <text:p>MEVLÜT POLAT</text:p>
          </table:table-cell>
          <table:table-cell table:style-name="ce15" office:value-type="string" calcext:value-type="string">
            <text:p>1</text:p>
          </table:table-cell>
          <table:table-cell table:formula="of:=2022-YEAR([.F1219])" office:value-type="float" office:value="75" calcext:value-type="float">
            <text:p>7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7-06-23" calcext:value-type="date">
            <text:p>23.06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40:20" calcext:value-type="date">
            <text:p>05.10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905317610" calcext:value-type="float">
            <text:p>44905317610</text:p>
          </table:table-cell>
          <table:table-cell table:style-name="ce4" office:value-type="string" calcext:value-type="string">
            <text:p>ŞERİFE KAYA</text:p>
          </table:table-cell>
          <table:table-cell table:style-name="ce15" office:value-type="string" calcext:value-type="string">
            <text:p>0</text:p>
          </table:table-cell>
          <table:table-cell table:formula="of:=2022-YEAR([.F1220])" office:value-type="float" office:value="75" calcext:value-type="float">
            <text:p>7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7-03-20" calcext:value-type="date">
            <text:p>20.03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4T12:29:57" calcext:value-type="date">
            <text:p>24.12.2021</text:p>
          </table:table-cell>
          <table:table-cell table:style-name="ce4" office:value-type="string" calcext:value-type="string">
            <text:p>80880000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0880000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619752316" calcext:value-type="float">
            <text:p>48619752316</text:p>
          </table:table-cell>
          <table:table-cell table:style-name="ce4" office:value-type="string" calcext:value-type="string">
            <text:p>MEHMET ŞİMŞEK</text:p>
          </table:table-cell>
          <table:table-cell table:style-name="ce15" office:value-type="string" calcext:value-type="string">
            <text:p>1</text:p>
          </table:table-cell>
          <table:table-cell table:formula="of:=2022-YEAR([.F1221])" office:value-type="float" office:value="75" calcext:value-type="float">
            <text:p>7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7-05-25" calcext:value-type="date">
            <text:p>25.05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0:46:35" calcext:value-type="date">
            <text:p>03.01.2022</text:p>
          </table:table-cell>
          <table:table-cell table:style-name="ce4" office:value-type="string" calcext:value-type="string">
            <text:p>47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78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53077603506" calcext:value-type="float">
            <text:p>53077603506</text:p>
          </table:table-cell>
          <table:table-cell table:style-name="ce4" office:value-type="string" calcext:value-type="string">
            <text:p>SALİH ŞAHİN</text:p>
          </table:table-cell>
          <table:table-cell table:style-name="ce15" office:value-type="string" calcext:value-type="string">
            <text:p>1</text:p>
          </table:table-cell>
          <table:table-cell table:formula="of:=2022-YEAR([.F1222])" office:value-type="float" office:value="75" calcext:value-type="float">
            <text:p>7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7-07-01" calcext:value-type="date">
            <text:p>01.07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4:41:53" calcext:value-type="date">
            <text:p>07.01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4905317610" calcext:value-type="float">
            <text:p>44905317610</text:p>
          </table:table-cell>
          <table:table-cell table:style-name="ce4" office:value-type="string" calcext:value-type="string">
            <text:p>ŞERİFE KAYA</text:p>
          </table:table-cell>
          <table:table-cell table:style-name="ce15" office:value-type="string" calcext:value-type="string">
            <text:p>0</text:p>
          </table:table-cell>
          <table:table-cell table:formula="of:=2022-YEAR([.F1223])" office:value-type="float" office:value="75" calcext:value-type="float">
            <text:p>75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7-03-20" calcext:value-type="date">
            <text:p>20.03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3:13:40" calcext:value-type="date">
            <text:p>17.01.2022</text:p>
          </table:table-cell>
          <table:table-cell table:style-name="ce4" office:value-type="string" calcext:value-type="string">
            <text:p>20,3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0,3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15" office:value-type="string" calcext:value-type="string">
            <text:p>1</text:p>
          </table:table-cell>
          <table:table-cell table:formula="of:=2022-YEAR([.F1224])" office:value-type="float" office:value="75" calcext:value-type="float">
            <text:p>75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7-10-13" calcext:value-type="date">
            <text:p>13.10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35:58" calcext:value-type="date">
            <text:p>01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61216332576" calcext:value-type="float">
            <text:p>61216332576</text:p>
          </table:table-cell>
          <table:table-cell table:style-name="ce4" office:value-type="string" calcext:value-type="string">
            <text:p>GANİ SALTIK</text:p>
          </table:table-cell>
          <table:table-cell table:style-name="ce15" office:value-type="string" calcext:value-type="string">
            <text:p>1</text:p>
          </table:table-cell>
          <table:table-cell table:formula="of:=2022-YEAR([.F1225])" office:value-type="float" office:value="77" calcext:value-type="float">
            <text:p>77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45-01-01" calcext:value-type="date">
            <text:p>01.01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2:19:37" calcext:value-type="date">
            <text:p>15.03.2021</text:p>
          </table:table-cell>
          <table:table-cell table:style-name="ce4" office:value-type="string" calcext:value-type="string">
            <text:p>402 Pozitif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02 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2644766488" calcext:value-type="float">
            <text:p>12644766488</text:p>
          </table:table-cell>
          <table:table-cell table:style-name="ce4" office:value-type="string" calcext:value-type="string">
            <text:p>ALİ DURAN SAPER</text:p>
          </table:table-cell>
          <table:table-cell table:style-name="ce15" office:value-type="string" calcext:value-type="string">
            <text:p>1</text:p>
          </table:table-cell>
          <table:table-cell table:formula="of:=2022-YEAR([.F1226])" office:value-type="float" office:value="77" calcext:value-type="float">
            <text:p>7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5-03-18" calcext:value-type="date">
            <text:p>18.03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3:56:11" calcext:value-type="date">
            <text:p>08.06.2021</text:p>
          </table:table-cell>
          <table:table-cell table:style-name="ce4" office:value-type="string" calcext:value-type="string">
            <text:p>568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568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38983514900" calcext:value-type="float">
            <text:p>38983514900</text:p>
          </table:table-cell>
          <table:table-cell table:style-name="ce4" office:value-type="string" calcext:value-type="string">
            <text:p>NAFİYE POLAT</text:p>
          </table:table-cell>
          <table:table-cell table:style-name="ce15" office:value-type="string" calcext:value-type="string">
            <text:p>0</text:p>
          </table:table-cell>
          <table:table-cell table:formula="of:=2022-YEAR([.F1227])" office:value-type="float" office:value="77" calcext:value-type="float">
            <text:p>77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5-09-05" calcext:value-type="date">
            <text:p>05.09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29:34" calcext:value-type="date">
            <text:p>29.09.2021</text:p>
          </table:table-cell>
          <table:table-cell table:style-name="ce4" office:value-type="string" calcext:value-type="string">
            <text:p>1,04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,04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4359894118" calcext:value-type="float">
            <text:p>44359894118</text:p>
          </table:table-cell>
          <table:table-cell table:style-name="ce4" office:value-type="string" calcext:value-type="string">
            <text:p>OSMAN BULUT</text:p>
          </table:table-cell>
          <table:table-cell table:style-name="ce15" office:value-type="string" calcext:value-type="string">
            <text:p>1</text:p>
          </table:table-cell>
          <table:table-cell table:formula="of:=2022-YEAR([.F1228])" office:value-type="float" office:value="77" calcext:value-type="float">
            <text:p>7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5-02-02" calcext:value-type="date">
            <text:p>02.02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4T10:11:10" calcext:value-type="date">
            <text:p>14.10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0129846868" calcext:value-type="float">
            <text:p>40129846868</text:p>
          </table:table-cell>
          <table:table-cell table:style-name="ce4" office:value-type="string" calcext:value-type="string">
            <text:p>ALİYE DOĞAN</text:p>
          </table:table-cell>
          <table:table-cell table:style-name="ce15" office:value-type="string" calcext:value-type="string">
            <text:p>0</text:p>
          </table:table-cell>
          <table:table-cell table:formula="of:=2022-YEAR([.F1229])" office:value-type="float" office:value="77" calcext:value-type="float">
            <text:p>7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5-07-01" calcext:value-type="date">
            <text:p>01.07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4:33:15" calcext:value-type="date">
            <text:p>02.11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5438966384" calcext:value-type="float">
            <text:p>25438966384</text:p>
          </table:table-cell>
          <table:table-cell table:style-name="ce4" office:value-type="string" calcext:value-type="string">
            <text:p>ŞADİ ERBAY</text:p>
          </table:table-cell>
          <table:table-cell table:style-name="ce15" office:value-type="string" calcext:value-type="string">
            <text:p>1</text:p>
          </table:table-cell>
          <table:table-cell table:formula="of:=2022-YEAR([.F1230])" office:value-type="float" office:value="77" calcext:value-type="float">
            <text:p>7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5-09-18" calcext:value-type="date">
            <text:p>18.09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0:45:48" calcext:value-type="date">
            <text:p>25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311304570" calcext:value-type="float">
            <text:p>15311304570</text:p>
          </table:table-cell>
          <table:table-cell table:style-name="ce4" office:value-type="string" calcext:value-type="string">
            <text:p>MELİHA KAYA</text:p>
          </table:table-cell>
          <table:table-cell table:style-name="ce15" office:value-type="string" calcext:value-type="string">
            <text:p>0</text:p>
          </table:table-cell>
          <table:table-cell table:formula="of:=2022-YEAR([.F1231])" office:value-type="float" office:value="77" calcext:value-type="float">
            <text:p>77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5-02-11" calcext:value-type="date">
            <text:p>11.02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16:50" calcext:value-type="date">
            <text:p>23.03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16280645596" calcext:value-type="float">
            <text:p>16280645596</text:p>
          </table:table-cell>
          <table:table-cell table:style-name="ce4" office:value-type="string" calcext:value-type="string">
            <text:p>HÜSEYİN DAĞ</text:p>
          </table:table-cell>
          <table:table-cell table:style-name="ce15" office:value-type="string" calcext:value-type="string">
            <text:p>1</text:p>
          </table:table-cell>
          <table:table-cell table:formula="of:=2022-YEAR([.F1232])" office:value-type="float" office:value="78" calcext:value-type="float">
            <text:p>7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4-02-15" calcext:value-type="date">
            <text:p>15.02.19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5:23:51" calcext:value-type="date">
            <text:p>11.06.2021</text:p>
          </table:table-cell>
          <table:table-cell table:style-name="ce4" office:value-type="string" calcext:value-type="string">
            <text:p>213,8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13,8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47653596498" calcext:value-type="float">
            <text:p>47653596498</text:p>
          </table:table-cell>
          <table:table-cell table:style-name="ce4" office:value-type="string" calcext:value-type="string">
            <text:p>ZÜLFİKİR ÇOBAN</text:p>
          </table:table-cell>
          <table:table-cell table:style-name="ce15" office:value-type="string" calcext:value-type="string">
            <text:p>1</text:p>
          </table:table-cell>
          <table:table-cell table:formula="of:=2022-YEAR([.F1233])" office:value-type="float" office:value="78" calcext:value-type="float">
            <text:p>78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4-04-20" calcext:value-type="date">
            <text:p>20.04.19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6T11:12:51" calcext:value-type="date">
            <text:p>06.08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991148226" calcext:value-type="float">
            <text:p>19991148226</text:p>
          </table:table-cell>
          <table:table-cell table:style-name="ce4" office:value-type="string" calcext:value-type="string">
            <text:p>PAKİZE KARS</text:p>
          </table:table-cell>
          <table:table-cell table:style-name="ce15" office:value-type="string" calcext:value-type="string">
            <text:p>0</text:p>
          </table:table-cell>
          <table:table-cell table:formula="of:=2022-YEAR([.F1234])" office:value-type="float" office:value="78" calcext:value-type="float">
            <text:p>78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4-06-07" calcext:value-type="date">
            <text:p>07.06.19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2:54:14" calcext:value-type="date">
            <text:p>22.03.2022</text:p>
          </table:table-cell>
          <table:table-cell table:style-name="ce4" office:value-type="string" calcext:value-type="string">
            <text:p>24,9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24,94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376572394" calcext:value-type="float">
            <text:p>48376572394</text:p>
          </table:table-cell>
          <table:table-cell table:style-name="ce4" office:value-type="string" calcext:value-type="string">
            <text:p>SATİ URAY</text:p>
          </table:table-cell>
          <table:table-cell table:style-name="ce15" office:value-type="string" calcext:value-type="string">
            <text:p>0</text:p>
          </table:table-cell>
          <table:table-cell table:formula="of:=2022-YEAR([.F1235])" office:value-type="float" office:value="79" calcext:value-type="float">
            <text:p>7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3-01-01" calcext:value-type="date">
            <text:p>01.01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2:02:08" calcext:value-type="date">
            <text:p>12.06.2020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5626999964" calcext:value-type="float">
            <text:p>35626999964</text:p>
          </table:table-cell>
          <table:table-cell table:style-name="ce4" office:value-type="string" calcext:value-type="string">
            <text:p>ÜMMÜGÜLSÜM SEVİNÇ</text:p>
          </table:table-cell>
          <table:table-cell table:style-name="ce15" office:value-type="string" calcext:value-type="string">
            <text:p>0</text:p>
          </table:table-cell>
          <table:table-cell table:formula="of:=2022-YEAR([.F1236])" office:value-type="float" office:value="79" calcext:value-type="float">
            <text:p>79</text:p>
          </table:table-cell>
          <table:table-cell table:style-name="ce15" office:value-type="string" calcext:value-type="string">
            <text:p>1 </text:p>
          </table:table-cell>
          <table:table-cell office:value-type="date" office:date-value="1943-10-20" calcext:value-type="date">
            <text:p>20.10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5T11:18:57" calcext:value-type="date">
            <text:p>15.09.2020</text:p>
          </table:table-cell>
          <table:table-cell table:style-name="ce4" office:value-type="string" calcext:value-type="string">
            <text:p>Pozitif2360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360</text:p>
          </table:table-cell>
          <table:table-cell table:style-name="ce7" office:value-type="string" calcext:value-type="string">
            <text:p>RTA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376572394" calcext:value-type="float">
            <text:p>48376572394</text:p>
          </table:table-cell>
          <table:table-cell table:style-name="ce4" office:value-type="string" calcext:value-type="string">
            <text:p>SATİ URAY</text:p>
          </table:table-cell>
          <table:table-cell table:style-name="ce15" office:value-type="string" calcext:value-type="string">
            <text:p>0</text:p>
          </table:table-cell>
          <table:table-cell table:formula="of:=2022-YEAR([.F1237])" office:value-type="float" office:value="79" calcext:value-type="float">
            <text:p>7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3-01-01" calcext:value-type="date">
            <text:p>01.01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1T11:39:07" calcext:value-type="date">
            <text:p>21.06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48376572394" calcext:value-type="float">
            <text:p>48376572394</text:p>
          </table:table-cell>
          <table:table-cell table:style-name="ce4" office:value-type="string" calcext:value-type="string">
            <text:p>SATİ URAY</text:p>
          </table:table-cell>
          <table:table-cell table:style-name="ce15" office:value-type="string" calcext:value-type="string">
            <text:p>0</text:p>
          </table:table-cell>
          <table:table-cell table:formula="of:=2022-YEAR([.F1238])" office:value-type="float" office:value="79" calcext:value-type="float">
            <text:p>7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3-01-01" calcext:value-type="date">
            <text:p>01.01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3:43:29" calcext:value-type="date">
            <text:p>27.09.2021</text:p>
          </table:table-cell>
          <table:table-cell table:style-name="ce4" office:value-type="string" calcext:value-type="string">
            <text:p>98,47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98,47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33193708194" calcext:value-type="float">
            <text:p>33193708194</text:p>
          </table:table-cell>
          <table:table-cell table:style-name="ce4" office:value-type="string" calcext:value-type="string">
            <text:p>RUHİGÜL KURULAY</text:p>
          </table:table-cell>
          <table:table-cell table:style-name="ce15" office:value-type="string" calcext:value-type="string">
            <text:p>0</text:p>
          </table:table-cell>
          <table:table-cell table:formula="of:=2022-YEAR([.F1239])" office:value-type="float" office:value="79" calcext:value-type="float">
            <text:p>79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3-11-10" calcext:value-type="date">
            <text:p>10.11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8T10:57:01" calcext:value-type="date">
            <text:p>08.10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54883547374" calcext:value-type="float">
            <text:p>54883547374</text:p>
          </table:table-cell>
          <table:table-cell table:style-name="ce4" office:value-type="string" calcext:value-type="string">
            <text:p>LÜTFİ ORUÇ</text:p>
          </table:table-cell>
          <table:table-cell table:style-name="ce15" office:value-type="string" calcext:value-type="string">
            <text:p>1</text:p>
          </table:table-cell>
          <table:table-cell table:formula="of:=2022-YEAR([.F1240])" office:value-type="float" office:value="79" calcext:value-type="float">
            <text:p>79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43-07-01" calcext:value-type="date">
            <text:p>01.07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3:30:52" calcext:value-type="date">
            <text:p>22.11.2021</text:p>
          </table:table-cell>
          <table:table-cell table:style-name="ce4" office:value-type="string" calcext:value-type="string">
            <text:p>1055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055</text:p>
          </table:table-cell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5260867218" calcext:value-type="float">
            <text:p>15260867218</text:p>
          </table:table-cell>
          <table:table-cell table:style-name="ce4" office:value-type="string" calcext:value-type="string">
            <text:p>YÜKSEL ANGÜN</text:p>
          </table:table-cell>
          <table:table-cell table:style-name="ce15" office:value-type="string" calcext:value-type="string">
            <text:p>1</text:p>
          </table:table-cell>
          <table:table-cell table:formula="of:=2022-YEAR([.F1241])" office:value-type="float" office:value="80" calcext:value-type="float">
            <text:p>8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2-01-01" calcext:value-type="date">
            <text:p>01.01.19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30T13:42:27" calcext:value-type="date">
            <text:p>30.09.2021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22430067026" calcext:value-type="float">
            <text:p>22430067026</text:p>
          </table:table-cell>
          <table:table-cell table:style-name="ce4" office:value-type="string" calcext:value-type="string">
            <text:p>AYŞE DOĞAN</text:p>
          </table:table-cell>
          <table:table-cell table:style-name="ce15" office:value-type="string" calcext:value-type="string">
            <text:p>0</text:p>
          </table:table-cell>
          <table:table-cell table:formula="of:=2022-YEAR([.F1242])" office:value-type="float" office:value="80" calcext:value-type="float">
            <text:p>80</text:p>
          </table:table-cell>
          <table:table-cell table:style-name="ce15" office:value-type="string" calcext:value-type="string">
            <text:p>0</text:p>
          </table:table-cell>
          <table:table-cell office:value-type="date" office:date-value="1942-07-01" calcext:value-type="date">
            <text:p>01.07.19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2:37:20" calcext:value-type="date">
            <text:p>23.02.2022</text:p>
          </table:table-cell>
          <table:table-cell table:number-columns-repeated="2"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>
          <table:table-cell office:value-type="float" office:value="22319443750" calcext:value-type="float">
            <text:p>22319443750</text:p>
          </table:table-cell>
          <table:table-cell table:style-name="ce4" office:value-type="string" calcext:value-type="string">
            <text:p>AHMET BAŞ</text:p>
          </table:table-cell>
          <table:table-cell table:style-name="ce15" office:value-type="string" calcext:value-type="string">
            <text:p>1</text:p>
          </table:table-cell>
          <table:table-cell table:formula="of:=2022-YEAR([.F1243])" office:value-type="float" office:value="83" calcext:value-type="float">
            <text:p>83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39-07-01" calcext:value-type="date">
            <text:p>01.07.19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4T14:46:42" calcext:value-type="date">
            <text:p>04.10.2021</text:p>
          </table:table-cell>
          <table:table-cell table:style-name="ce4" office:value-type="string" calcext:value-type="string">
            <text:p>144,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144,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6481826398" calcext:value-type="float">
            <text:p>16481826398</text:p>
          </table:table-cell>
          <table:table-cell table:style-name="ce4" office:value-type="string" calcext:value-type="string">
            <text:p>ÖMER KAVAKCI</text:p>
          </table:table-cell>
          <table:table-cell table:style-name="ce15" office:value-type="string" calcext:value-type="string">
            <text:p>1</text:p>
          </table:table-cell>
          <table:table-cell table:formula="of:=2022-YEAR([.F1244])" office:value-type="float" office:value="84" calcext:value-type="float">
            <text:p>8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38-07-01" calcext:value-type="date">
            <text:p>01.07.19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1:32:01" calcext:value-type="date">
            <text:p>13.04.2021</text:p>
          </table:table-cell>
          <table:table-cell table:style-name="ce4" office:value-type="string" calcext:value-type="string">
            <text:p>402.4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402.4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Erkek</text:p>
          </table:table-cell>
          <table:table-cell table:number-columns-repeated="1011"/>
        </table:table-row>
        <table:table-row table:style-name="ro1">
          <table:table-cell office:value-type="float" office:value="19868713878" calcext:value-type="float">
            <text:p>19868713878</text:p>
          </table:table-cell>
          <table:table-cell table:style-name="ce4" office:value-type="string" calcext:value-type="string">
            <text:p>ARİFE DAL</text:p>
          </table:table-cell>
          <table:table-cell table:style-name="ce15" office:value-type="string" calcext:value-type="string">
            <text:p>0</text:p>
          </table:table-cell>
          <table:table-cell table:formula="of:=2022-YEAR([.F1245])" office:value-type="float" office:value="84" calcext:value-type="float">
            <text:p>84</text:p>
          </table:table-cell>
          <table:table-cell table:style-name="ce15" office:value-type="string" calcext:value-type="string">
            <text:p>1</text:p>
          </table:table-cell>
          <table:table-cell office:value-type="date" office:date-value="1938-08-05" calcext:value-type="date">
            <text:p>05.08.19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3:54:02" calcext:value-type="date">
            <text:p>20.10.2021</text:p>
          </table:table-cell>
          <table:table-cell table:style-name="ce4" office:value-type="string" calcext:value-type="string">
            <text:p>86,56</text:p>
          </table:table-cell>
          <table:table-cell table:style-name="ce15" office:value-type="string" calcext:value-type="string">
            <text:p>Pozitif </text:p>
          </table:table-cell>
          <table:table-cell table:style-name="ce4" office:value-type="string" calcext:value-type="string">
            <text:p>86,56</text:p>
          </table:table-cell>
          <table:table-cell table:style-name="ce7" office:value-type="string" calcext:value-type="string">
            <text:p>Qiagen</text:p>
          </table:table-cell>
          <table:table-cell table:style-name="ce4" office:value-type="string" calcext:value-type="string">
            <text:p>Kadın</text:p>
          </table:table-cell>
          <table:table-cell table:number-columns-repeated="1011"/>
        </table:table-row>
        <table:table-row table:style-name="ro1" table:number-rows-repeated="1047045">
          <table:table-cell table:number-columns-repeated="1024"/>
        </table:table-row>
        <table:table-row table:style-name="ro5" table:number-rows-repeated="28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9" table:number-columns-repeated="2" table:default-cell-style-name="ce5"/>
        <table:table-column table:style-name="co12" table:default-cell-style-name="ce5"/>
        <table:table-column table:style-name="co7" table:default-cell-style-name="ce5"/>
        <table:table-row table:style-name="ro1">
          <table:table-cell table:style-name="ce3" table:number-columns-repeated="4"/>
        </table:table-row>
        <table:table-row table:style-name="ro1">
          <table:table-cell table:style-name="ce4" office:value-type="string" calcext:value-type="string">
            <text:p>YAŞa göre sınıflandırma</text:p>
          </table:table-cell>
          <table:table-cell table:style-name="ce4" table:number-columns-repeated="3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ce4" office:value-type="string" calcext:value-type="string">
            <text:p>N (kayıt sayısı)</text:p>
          </table:table-cell>
          <table:table-cell table:style-name="ce4" office:value-type="string" calcext:value-type="string">
            <text:p>1244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determine the number of classes with</text:p>
          </table:table-cell>
          <table:table-cell table:style-name="ce4" table:number-columns-repeated="3"/>
        </table:table-row>
        <table:table-row table:style-name="ro1">
          <table:table-cell table:style-name="ce25" office:value-type="string" calcext:value-type="string">
            <text:p>k = 1 + 3.3log(N) formula</text:p>
          </table:table-cell>
          <table:table-cell table:style-name="ce26" table:formula="of:=1+(3.3*LOG(1244.1))" office:value-type="float" office:value="11.2130224572761" calcext:value-type="float">
            <text:p>11,21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number of classes</text:p>
          </table:table-cell>
          <table:table-cell table:style-name="ce27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ce4" office:value-type="string" calcext:value-type="string">
            <text:p>largest YAS</text:p>
          </table:table-cell>
          <table:table-cell table:style-name="ce4" office:value-type="string" calcext:value-type="string">
            <text:p>84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smaller YAS</text:p>
          </table:table-cell>
          <table:table-cell table:style-name="ce4" office:value-type="string" calcext:value-type="string">
            <text:p>2</text:p>
          </table:table-cell>
          <table:table-cell table:style-name="ce4" table:number-columns-repeated="2"/>
        </table:table-row>
        <table:table-row table:style-name="ro1" table:number-rows-repeated="87">
          <table:table-cell table:style-name="ce4" table:number-columns-repeated="4"/>
        </table:table-row>
        <table:table-row table:style-name="ro4">
          <table:table-cell table:style-name="ce4" table:number-columns-repeated="4"/>
        </table:table-row>
        <table:table-row table:style-name="ro1" table:number-rows-repeated="414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12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7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3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26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4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2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43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6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126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21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9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4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2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16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15">
          <table:table-cell table:style-name="ce4" table:number-columns-repeated="4"/>
        </table:table-row>
        <table:table-row table:style-name="ro6" table:number-rows-repeated="2">
          <table:table-cell table:style-name="ce4" table:number-columns-repeated="4"/>
        </table:table-row>
        <table:table-row table:style-name="ro1" table:number-rows-repeated="8">
          <table:table-cell table:style-name="ce4" table:number-columns-repeated="4"/>
        </table:table-row>
        <table:table-row table:style-name="ro6" table:number-rows-repeated="2">
          <table:table-cell table:style-name="ce4" table:number-columns-repeated="4"/>
        </table:table-row>
        <table:table-row table:style-name="ro1" table:number-rows-repeated="13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32">
          <table:table-cell table:style-name="ce4" table:number-columns-repeated="4"/>
        </table:table-row>
        <table:table-row table:style-name="ro6" table:number-rows-repeated="2">
          <table:table-cell table:style-name="ce4" table:number-columns-repeated="4"/>
        </table:table-row>
        <table:table-row table:style-name="ro1" table:number-rows-repeated="4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14">
          <table:table-cell table:style-name="ce4" table:number-columns-repeated="4"/>
        </table:table-row>
        <table:table-row table:style-name="ro6">
          <table:table-cell table:style-name="ce4" table:number-columns-repeated="4"/>
        </table:table-row>
        <table:table-row table:style-name="ro1" table:number-rows-repeated="620">
          <table:table-cell table:style-name="ce4" table:number-columns-repeated="4"/>
        </table:table-row>
        <table:table-row table:style-name="ro1" table:number-rows-repeated="10470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2">
        <table:table-column table:style-name="co14" table:default-cell-style-name="ce2"/>
        <table:table-column table:style-name="co6" table:number-columns-repeated="2" table:default-cell-style-name="ce4"/>
        <table:table-column table:style-name="co6" table:default-cell-style-name="ce7"/>
        <table:table-column table:style-name="co6" table:number-columns-repeated="2" table:default-cell-style-name="ce4"/>
        <table:table-column table:style-name="co6" table:default-cell-style-name="ce7"/>
        <table:table-column table:style-name="co6" table:number-columns-repeated="4" table:default-cell-style-name="ce4"/>
        <table:table-column table:style-name="co6" table:default-cell-style-name="ce7"/>
        <table:table-column table:style-name="co6" table:default-cell-style-name="ce4"/>
        <table:table-row table:style-name="ro2" table:number-rows-repeated="4">
          <table:table-cell table:style-name="Default" table:number-columns-repeated="13"/>
        </table:table-row>
        <table:table-row table:style-name="ro1">
          <table:table-cell office:value-type="float" office:value="99910263595" calcext:value-type="float">
            <text:p>99910263595</text:p>
          </table:table-cell>
          <table:table-cell office:value-type="string" calcext:value-type="string">
            <text:p>nurgül şentürk</text:p>
          </table:table-cell>
          <table:table-cell office:value-type="string" calcext:value-type="string">
            <text:p>0</text:p>
          </table:table-cell>
          <table:table-cell office:value-type="date" office:date-value="1986-01-01" calcext:value-type="date">
            <text:p>01.01.1986</text:p>
          </table:table-cell>
          <table:table-cell office:value-type="string" calcext:value-type="string">
            <text:p>HBV DNA (Kantitatif)</text:p>
          </table:table-cell>
          <table:table-cell office:value-type="string" calcext:value-type="string">
            <text:p>0</text:p>
          </table:table-cell>
          <table:table-cell office:value-type="date" office:date-value="2020-07-28T10:29:16" calcext:value-type="date">
            <text:p>28.07.2020</text:p>
          </table:table-cell>
          <table:table-cell office:value-type="string" calcext:value-type="string">
            <text:p>YETERSİZ NUMUNE</text:p>
          </table:table-cell>
          <table:table-cell table:number-columns-repeated="2"/>
          <table:table-cell office:value-type="string" calcext:value-type="string">
            <text:p>YETERSİZ NUMUNE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65263011576" calcext:value-type="float">
            <text:p>65263011576</text:p>
          </table:table-cell>
          <table:table-cell office:value-type="string" calcext:value-type="string">
            <text:p>YAYLA BOZKURT</text:p>
          </table:table-cell>
          <table:table-cell office:value-type="string" calcext:value-type="string">
            <text:p>0</text:p>
          </table:table-cell>
          <table:table-cell office:value-type="date" office:date-value="1942-07-01" calcext:value-type="date">
            <text:p>01.07.1942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07-06T16:07:53" calcext:value-type="date">
            <text:p>06.07.2021</text:p>
          </table:table-cell>
          <table:table-cell office:value-type="string" calcext:value-type="string">
            <text:p>YETERSİZ NUMUNE.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YETERSİZ NUMUNE.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57961254874" calcext:value-type="float">
            <text:p>57961254874</text:p>
          </table:table-cell>
          <table:table-cell office:value-type="string" calcext:value-type="string">
            <text:p>ZELİHA SARI</text:p>
          </table:table-cell>
          <table:table-cell office:value-type="string" calcext:value-type="string">
            <text:p>0</text:p>
          </table:table-cell>
          <table:table-cell office:value-type="date" office:date-value="1968-05-23" calcext:value-type="date">
            <text:p>23.05.1968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11-16T11:26:31" calcext:value-type="date">
            <text:p>16.11.2021</text:p>
          </table:table-cell>
          <table:table-cell office:value-type="string" calcext:value-type="string">
            <text:p>YETERSİZ NUMUNE.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YETERSİZ NUMUNE.</text:p>
          </table:table-cell>
          <table:table-cell office:value-type="string" calcext:value-type="string">
            <text:p>Anatolia + Qiagen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52243074300" calcext:value-type="float">
            <text:p>52243074300</text:p>
          </table:table-cell>
          <table:table-cell office:value-type="string" calcext:value-type="string">
            <text:p>DURAN EKİNCİ</text:p>
          </table:table-cell>
          <table:table-cell office:value-type="string" calcext:value-type="string">
            <text:p>1</text:p>
          </table:table-cell>
          <table:table-cell office:value-type="date" office:date-value="1965-04-16" calcext:value-type="date">
            <text:p>16.04.1965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11-18T13:50:08" calcext:value-type="date">
            <text:p>18.11.2021</text:p>
          </table:table-cell>
          <table:table-cell office:value-type="string" calcext:value-type="string">
            <text:p>YETERSİZ NUMUNE.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YETERSİZ NUMUNE.</text:p>
          </table:table-cell>
          <table:table-cell office:value-type="string" calcext:value-type="string">
            <text:p>Anatolia + Qiagen</text:p>
          </table:table-cell>
          <table:table-cell office:value-type="string" calcext:value-type="string">
            <text:p>Erkek</text:p>
          </table:table-cell>
        </table:table-row>
        <table:table-row table:style-name="ro1">
          <table:table-cell office:value-type="float" office:value="47395234580" calcext:value-type="float">
            <text:p>47395234580</text:p>
          </table:table-cell>
          <table:table-cell office:value-type="string" calcext:value-type="string">
            <text:p>NAGİHAN YILMAZ</text:p>
          </table:table-cell>
          <table:table-cell office:value-type="string" calcext:value-type="string">
            <text:p>0</text:p>
          </table:table-cell>
          <table:table-cell office:value-type="date" office:date-value="1987-01-29" calcext:value-type="date">
            <text:p>29.01.1987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2-01-13T14:02:35" calcext:value-type="date">
            <text:p>13.01.2022</text:p>
          </table:table-cell>
          <table:table-cell office:value-type="string" calcext:value-type="string">
            <text:p>YETERSİZ NUMUNE</text:p>
          </table:table-cell>
          <table:table-cell table:number-columns-repeated="2"/>
          <table:table-cell office:value-type="string" calcext:value-type="string">
            <text:p>YETERSİZ NUMUNE</text:p>
          </table:table-cell>
          <table:table-cell office:value-type="string" calcext:value-type="string">
            <text:p>Anatolia + Qiagen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office:value-type="string" calcext:value-type="string">
            <text:p>ENGİN KADİR KARTAL</text:p>
          </table:table-cell>
          <table:table-cell office:value-type="string" calcext:value-type="string">
            <text:p>1</text:p>
          </table:table-cell>
          <table:table-cell office:value-type="date" office:date-value="1980-05-15" calcext:value-type="date">
            <text:p>15.05.1980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2-03-15T15:24:08" calcext:value-type="date">
            <text:p>15.03.2022</text:p>
          </table:table-cell>
          <table:table-cell office:value-type="string" calcext:value-type="string">
            <text:p>YETERSİZ NUMUNE</text:p>
          </table:table-cell>
          <table:table-cell table:number-columns-repeated="2"/>
          <table:table-cell office:value-type="string" calcext:value-type="string">
            <text:p>YETERSİZ NUMUNE</text:p>
          </table:table-cell>
          <table:table-cell office:value-type="string" calcext:value-type="string">
            <text:p>Anatolia + Qiagen</text:p>
          </table:table-cell>
          <table:table-cell office:value-type="string" calcext:value-type="string">
            <text:p>Erkek</text:p>
          </table:table-cell>
        </table:table-row>
        <table:table-row table:style-name="ro1">
          <table:table-cell office:value-type="float" office:value="41147021718" calcext:value-type="float">
            <text:p>41147021718</text:p>
          </table:table-cell>
          <table:table-cell office:value-type="string" calcext:value-type="string">
            <text:p>MEDİNE ÖZDEMİR</text:p>
          </table:table-cell>
          <table:table-cell office:value-type="string" calcext:value-type="string">
            <text:p>0</text:p>
          </table:table-cell>
          <table:table-cell office:value-type="date" office:date-value="1992-08-13" calcext:value-type="date">
            <text:p>13.08.1992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4T14:01:46" calcext:value-type="date">
            <text:p>04.08.2020</text:p>
          </table:table-cell>
          <table:table-cell office:value-type="string" calcext:value-type="string">
            <text:p>ÇALISMADAN SONUÇ ALINAMIYOR</text:p>
          </table:table-cell>
          <table:table-cell table:number-columns-repeated="2"/>
          <table:table-cell office:value-type="string" calcext:value-type="string">
            <text:p>ÇALISMADAN SONUÇ ALINAMIYOR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20036516542" calcext:value-type="float">
            <text:p>20036516542</text:p>
          </table:table-cell>
          <table:table-cell office:value-type="string" calcext:value-type="string">
            <text:p>CEVRİYE KARACAOĞLU</text:p>
          </table:table-cell>
          <table:table-cell office:value-type="string" calcext:value-type="string">
            <text:p>0</text:p>
          </table:table-cell>
          <table:table-cell office:value-type="date" office:date-value="1970-07-15" calcext:value-type="date">
            <text:p>15.07.1970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6T12:33:49" calcext:value-type="date">
            <text:p>06.08.2020</text:p>
          </table:table-cell>
          <table:table-cell office:value-type="string" calcext:value-type="string">
            <text:p>ÇALISMADAN SONUÇ ALINAMIYOR</text:p>
          </table:table-cell>
          <table:table-cell table:number-columns-repeated="2"/>
          <table:table-cell office:value-type="string" calcext:value-type="string">
            <text:p>ÇALISMADAN SONUÇ ALINAMIYOR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23222040746" calcext:value-type="float">
            <text:p>23222040746</text:p>
          </table:table-cell>
          <table:table-cell office:value-type="string" calcext:value-type="string">
            <text:p>NECMİ ÇETİNBOLAT</text:p>
          </table:table-cell>
          <table:table-cell office:value-type="string" calcext:value-type="string">
            <text:p>1</text:p>
          </table:table-cell>
          <table:table-cell office:value-type="date" office:date-value="1969-08-10" calcext:value-type="date">
            <text:p>10.08.1969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6T14:30:42" calcext:value-type="date">
            <text:p>06.08.2020</text:p>
          </table:table-cell>
          <table:table-cell office:value-type="string" calcext:value-type="string">
            <text:p>ÇALISMADAN SONUÇ ALINAMAMISTIR.</text:p>
          </table:table-cell>
          <table:table-cell table:number-columns-repeated="2"/>
          <table:table-cell office:value-type="string" calcext:value-type="string">
            <text:p>ÇALISMADAN SONUÇ ALINAMAMISTIR.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Erkek</text:p>
          </table:table-cell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office:value-type="string" calcext:value-type="string">
            <text:p>SÜHEYLA ÇİĞDEM</text:p>
          </table:table-cell>
          <table:table-cell office:value-type="string" calcext:value-type="string">
            <text:p>0</text:p>
          </table:table-cell>
          <table:table-cell office:value-type="date" office:date-value="1974-01-01" calcext:value-type="date">
            <text:p>01.01.1974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7T13:40:31" calcext:value-type="date">
            <text:p>07.08.2020</text:p>
          </table:table-cell>
          <table:table-cell office:value-type="string" calcext:value-type="string">
            <text:p>ÇALISMADAN SONUÇ ALINAMAMISTIR.</text:p>
          </table:table-cell>
          <table:table-cell table:number-columns-repeated="2"/>
          <table:table-cell office:value-type="string" calcext:value-type="string">
            <text:p>ÇALISMADAN SONUÇ ALINAMAMISTIR.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13043381104" calcext:value-type="float">
            <text:p>13043381104</text:p>
          </table:table-cell>
          <table:table-cell office:value-type="string" calcext:value-type="string">
            <text:p>ŞÜKRAN TOPAÇ</text:p>
          </table:table-cell>
          <table:table-cell office:value-type="string" calcext:value-type="string">
            <text:p>0</text:p>
          </table:table-cell>
          <table:table-cell office:value-type="date" office:date-value="1960-02-10" calcext:value-type="date">
            <text:p>10.02.1960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7T13:40:31" calcext:value-type="date">
            <text:p>07.08.2020</text:p>
          </table:table-cell>
          <table:table-cell office:value-type="string" calcext:value-type="string">
            <text:p>ÇALISMADAN SONUÇ ALINAMAMISTIR.</text:p>
          </table:table-cell>
          <table:table-cell table:number-columns-repeated="2"/>
          <table:table-cell office:value-type="string" calcext:value-type="string">
            <text:p>ÇALISMADAN SONUÇ ALINAMAMISTIR.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17933777374" calcext:value-type="float">
            <text:p>17933777374</text:p>
          </table:table-cell>
          <table:table-cell office:value-type="string" calcext:value-type="string">
            <text:p>ŞEMSİ KARAGÖL</text:p>
          </table:table-cell>
          <table:table-cell office:value-type="string" calcext:value-type="string">
            <text:p>0</text:p>
          </table:table-cell>
          <table:table-cell office:value-type="date" office:date-value="1966-04-26" calcext:value-type="date">
            <text:p>26.04.1966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07T15:21:53" calcext:value-type="date">
            <text:p>07.08.2020</text:p>
          </table:table-cell>
          <table:table-cell office:value-type="string" calcext:value-type="string">
            <text:p>ÇALISMADAN SONUÇ ALINAMAMISTIR.</text:p>
          </table:table-cell>
          <table:table-cell table:number-columns-repeated="2"/>
          <table:table-cell office:value-type="string" calcext:value-type="string">
            <text:p>ÇALISMADAN SONUÇ ALINAMAMISTIR.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office:value-type="string" calcext:value-type="string">
            <text:p>RIZA YEŞİLIRMAK</text:p>
          </table:table-cell>
          <table:table-cell office:value-type="string" calcext:value-type="string">
            <text:p>1</text:p>
          </table:table-cell>
          <table:table-cell office:value-type="date" office:date-value="1947-10-13" calcext:value-type="date">
            <text:p>13.10.1947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10T11:15:51" calcext:value-type="date">
            <text:p>10.08.2020</text:p>
          </table:table-cell>
          <table:table-cell office:value-type="string" calcext:value-type="string">
            <text:p>ÇALISMADAN SONUÇ ALINAMAMISTIR</text:p>
          </table:table-cell>
          <table:table-cell table:number-columns-repeated="2"/>
          <table:table-cell office:value-type="string" calcext:value-type="string">
            <text:p>ÇALISMADAN SONUÇ ALINAMAMISTIR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Erkek</text:p>
          </table:table-cell>
        </table:table-row>
        <table:table-row table:style-name="ro1">
          <table:table-cell office:value-type="float" office:value="54151010456" calcext:value-type="float">
            <text:p>54151010456</text:p>
          </table:table-cell>
          <table:table-cell office:value-type="string" calcext:value-type="string">
            <text:p>MÜZEYYEN DOĞAN</text:p>
          </table:table-cell>
          <table:table-cell office:value-type="string" calcext:value-type="string">
            <text:p>0</text:p>
          </table:table-cell>
          <table:table-cell office:value-type="date" office:date-value="1977-07-11" calcext:value-type="date">
            <text:p>11.07.1977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0-08-11T14:36:13" calcext:value-type="date">
            <text:p>11.08.2020</text:p>
          </table:table-cell>
          <table:table-cell office:value-type="string" calcext:value-type="string">
            <text:p>ÇALISMADAN SONUÇ ALINAMAMISTIR.</text:p>
          </table:table-cell>
          <table:table-cell table:number-columns-repeated="2"/>
          <table:table-cell office:value-type="string" calcext:value-type="string">
            <text:p>ÇALISMADAN SONUÇ ALINAMAMISTIR.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office:value-type="string" calcext:value-type="string">
            <text:p>AYŞE GİDER</text:p>
          </table:table-cell>
          <table:table-cell office:value-type="string" calcext:value-type="string">
            <text:p>0</text:p>
          </table:table-cell>
          <table:table-cell office:value-type="date" office:date-value="1990-10-26" calcext:value-type="date">
            <text:p>26.10.1990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02-23T11:39:41" calcext:value-type="date">
            <text:p>23.02.2021</text:p>
          </table:table-cell>
          <table:table-cell office:value-type="string" calcext:value-type="string">
            <text:p>ÇALIŞMADAN SONIÇ ALINAMAMIŞTIR.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ÇALIŞMADAN SONIÇ ALINAMAMIŞTIR.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15962844616" calcext:value-type="float">
            <text:p>15962844616</text:p>
          </table:table-cell>
          <table:table-cell office:value-type="string" calcext:value-type="string">
            <text:p>ZARİFE TAN</text:p>
          </table:table-cell>
          <table:table-cell office:value-type="string" calcext:value-type="string">
            <text:p>0</text:p>
          </table:table-cell>
          <table:table-cell office:value-type="date" office:date-value="1965-03-01" calcext:value-type="date">
            <text:p>01.03.1965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06-14T13:54:11" calcext:value-type="date">
            <text:p>14.06.2021</text:p>
          </table:table-cell>
          <table:table-cell office:value-type="string" calcext:value-type="string">
            <text:p>ÇALIŞMADAN SONUÇ ALINAMIYOR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ÇALIŞMADAN SONUÇ ALINAMIYOR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Kadın</text:p>
          </table:table-cell>
        </table:table-row>
        <table:table-row table:style-name="ro1">
          <table:table-cell office:value-type="float" office:value="29197842798" calcext:value-type="float">
            <text:p>29197842798</text:p>
          </table:table-cell>
          <table:table-cell office:value-type="string" calcext:value-type="string">
            <text:p>AYŞE KAVALALI</text:p>
          </table:table-cell>
          <table:table-cell office:value-type="string" calcext:value-type="string">
            <text:p>0</text:p>
          </table:table-cell>
          <table:table-cell office:value-type="date" office:date-value="1965-04-05" calcext:value-type="date">
            <text:p>05.04.1965</text:p>
          </table:table-cell>
          <table:table-cell office:value-type="string" calcext:value-type="string">
            <text:p>HBV-DNA, Real Time PCR</text:p>
          </table:table-cell>
          <table:table-cell office:value-type="string" calcext:value-type="string">
            <text:p>1</text:p>
          </table:table-cell>
          <table:table-cell office:value-type="date" office:date-value="2021-06-14T15:21:16" calcext:value-type="date">
            <text:p>14.06.2021</text:p>
          </table:table-cell>
          <table:table-cell office:value-type="string" calcext:value-type="string">
            <text:p>ÇALIŞMADAN SONUÇ ALINAMIYOR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ÇALIŞMADAN SONUÇ ALINAMIYOR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Kadın</text:p>
          </table:table-cell>
        </table:table-row>
      </table:table>
      <table:named-expressions/>
      <table:database-ranges>
        <table:database-range table:name="__Anonymous_Sheet_DB__0" table:target-range-address="'Sheet 1'.A1:'Sheet 1'.M124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₺</number:text>
      <number:number number:decimal-places="0" number:min-decimal-places="0" number:min-integer-digits="1" number:grouping="true"/>
    </number:number-style>
    <number:number-style style:name="N112">
      <number:text>-₺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₺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₺</number:text>
      <number:number number:decimal-places="2" number:min-decimal-places="2" number:min-integer-digits="1" number:grouping="true"/>
    </number:number-style>
    <number:number-style style:name="N115">
      <number:text>-₺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₺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₺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51">
      <number:day/>
      <number:text>.</number:text>
      <number:month number:style="long"/>
      <number:text>.</number:text>
      <number:year number:style="long"/>
    </number:date-style>
    <number:date-style style:name="N152">
      <number:day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3">
      <number:number number:decimal-places="3" number:min-decimal-places="3" number:min-integer-digits="1" number:grouping="true"/>
    </number:number-style>
    <number:number-style style:name="N154">
      <number:number number:decimal-places="4" number:min-decimal-places="4" number:min-integer-digits="1" number:grouping="true"/>
    </number:number-style>
    <number:date-style style:name="N10111" number:language="tr" number:country="TR">
      <number:day/>
      <number:text> </number:text>
      <number:month number:style="long" number:textual="true"/>
      <number:text> </number:text>
      <number:year number:style="long"/>
      <number:text> </number:text>
      <number:day-of-week number:style="long"/>
    </number:date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.00.0000</text:date>, <text:time style:data-style-name="N2" text:time-value="14:34:13.4444293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4T14:57:45.852255080</dc:date>
    <meta:editing-duration>PT1H56M31S</meta:editing-duration>
    <meta:editing-cycles>10</meta:editing-cycles>
    <meta:generator>LibreOffice/7.2.7.2$Linux_X86_64 LibreOffice_project/20$Build-2</meta:generator>
    <meta:document-statistic meta:table-count="3" meta:cell-count="15915" meta:object-count="0"/>
  </office:meta>
</office:document-meta>
</file>